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Noto Sans" svg:font-family="'Noto Sans'"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3.685cm"/>
    </style:style>
    <style:style style:name="co2" style:family="table-column">
      <style:table-column-properties fo:break-before="auto" style:column-width="7.336cm"/>
    </style:style>
    <style:style style:name="co3" style:family="table-column">
      <style:table-column-properties fo:break-before="auto" style:column-width="2.258cm"/>
    </style:style>
    <style:style style:name="co4" style:family="table-column">
      <style:table-column-properties fo:break-before="auto" style:column-width="55.06cm"/>
    </style:style>
    <style:style style:name="co5" style:family="table-column">
      <style:table-column-properties fo:break-before="auto" style:column-width="5.537cm"/>
    </style:style>
    <style:style style:name="co6" style:family="table-column">
      <style:table-column-properties fo:break-before="auto" style:column-width="5.727cm"/>
    </style:style>
    <style:style style:name="co7" style:family="table-column">
      <style:table-column-properties fo:break-before="auto" style:column-width="3.358cm"/>
    </style:style>
    <style:style style:name="co8" style:family="table-column">
      <style:table-column-properties fo:break-before="auto" style:column-width="33.54cm"/>
    </style:style>
    <style:style style:name="co9" style:family="table-column">
      <style:table-column-properties fo:break-before="auto" style:column-width="28.827cm"/>
    </style:style>
    <style:style style:name="co10" style:family="table-column">
      <style:table-column-properties fo:break-before="auto" style:column-width="4.039cm"/>
    </style:style>
    <style:style style:name="co11" style:family="table-column">
      <style:table-column-properties fo:break-before="auto" style:column-width="14.554cm"/>
    </style:style>
    <style:style style:name="co12" style:family="table-column">
      <style:table-column-properties fo:break-before="auto" style:column-width="3.63cm"/>
    </style:style>
    <style:style style:name="co13" style:family="table-column">
      <style:table-column-properties fo:break-before="auto" style:column-width="2.84cm"/>
    </style:style>
    <style:style style:name="co14" style:family="table-column">
      <style:table-column-properties fo:break-before="auto" style:column-width="5.62cm"/>
    </style:style>
    <style:style style:name="co15" style:family="table-column">
      <style:table-column-properties fo:break-before="auto" style:column-width="2.542cm"/>
    </style:style>
    <style:style style:name="co16" style:family="table-column">
      <style:table-column-properties fo:break-before="auto" style:column-width="3.385cm"/>
    </style:style>
    <style:style style:name="co17" style:family="table-column">
      <style:table-column-properties fo:break-before="auto" style:column-width="5.646cm"/>
    </style:style>
    <style:style style:name="co18" style:family="table-column">
      <style:table-column-properties fo:break-before="auto" style:column-width="3.44cm"/>
    </style:style>
    <style:style style:name="co19" style:family="table-column">
      <style:table-column-properties fo:break-before="auto" style:column-width="3.004cm"/>
    </style:style>
    <style:style style:name="co20" style:family="table-column">
      <style:table-column-properties fo:break-before="auto" style:column-width="2.759cm"/>
    </style:style>
    <style:style style:name="co21" style:family="table-column">
      <style:table-column-properties fo:break-before="auto" style:column-width="3.277cm"/>
    </style:style>
    <style:style style:name="co22" style:family="table-column">
      <style:table-column-properties fo:break-before="auto" style:column-width="3.768cm"/>
    </style:style>
    <style:style style:name="co23" style:family="table-column">
      <style:table-column-properties fo:break-before="auto" style:column-width="7.036cm"/>
    </style:style>
    <style:style style:name="co24" style:family="table-column">
      <style:table-column-properties fo:break-before="auto" style:column-width="2.787cm"/>
    </style:style>
    <style:style style:name="co25" style:family="table-column">
      <style:table-column-properties fo:break-before="auto" style:column-width="2.596cm"/>
    </style:style>
    <style:style style:name="co26" style:family="table-column">
      <style:table-column-properties fo:break-before="auto" style:column-width="3.821cm"/>
    </style:style>
    <style:style style:name="co27" style:family="table-column">
      <style:table-column-properties fo:break-before="auto" style:column-width="3.739cm"/>
    </style:style>
    <style:style style:name="co28" style:family="table-column">
      <style:table-column-properties fo:break-before="auto" style:column-width="5.32cm"/>
    </style:style>
    <style:style style:name="co29" style:family="table-column">
      <style:table-column-properties fo:break-before="auto" style:column-width="3.323cm"/>
    </style:style>
    <style:style style:name="co30" style:family="table-column">
      <style:table-column-properties fo:break-before="auto" style:column-width="4.985cm"/>
    </style:style>
    <style:style style:name="co31" style:family="table-column">
      <style:table-column-properties fo:break-before="auto" style:column-width="11.121cm"/>
    </style:style>
    <style:style style:name="co32" style:family="table-column">
      <style:table-column-properties fo:break-before="auto" style:column-width="4.53cm"/>
    </style:style>
    <style:style style:name="co33" style:family="table-column">
      <style:table-column-properties fo:break-before="auto" style:column-width="2.704cm"/>
    </style:style>
    <style:style style:name="co34" style:family="table-column">
      <style:table-column-properties fo:break-before="auto" style:column-width="3.085cm"/>
    </style:style>
    <style:style style:name="co35" style:family="table-column">
      <style:table-column-properties fo:break-before="auto" style:column-width="4.449cm"/>
    </style:style>
    <style:style style:name="co36" style:family="table-column">
      <style:table-column-properties fo:break-before="auto" style:column-width="4.503cm"/>
    </style:style>
    <style:style style:name="co37" style:family="table-column">
      <style:table-column-properties fo:break-before="auto" style:column-width="2.487cm"/>
    </style:style>
    <style:style style:name="co38" style:family="table-column">
      <style:table-column-properties fo:break-before="auto" style:column-width="2.977cm"/>
    </style:style>
    <style:style style:name="co39" style:family="table-column">
      <style:table-column-properties fo:break-before="auto" style:column-width="2.514cm"/>
    </style:style>
    <style:style style:name="co40" style:family="table-column">
      <style:table-column-properties fo:break-before="auto" style:column-width="3.33cm"/>
    </style:style>
    <style:style style:name="co41" style:family="table-column">
      <style:table-column-properties fo:break-before="auto" style:column-width="28.365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ext-properties fo:font-weight="normal" style:font-weight-asian="normal" style:font-weight-complex="normal"/>
    </style:style>
    <style:style style:name="ce5" style:family="table-cell" style:parent-style-name="Default" style:data-style-name="N36"/>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GB" style:language-asian="zh" style:country-asian="CN" style:language-complex="hi" style:country-complex="IN" style:font-name-asian="Noto Sans CJK SC" style:font-name-complex="Noto Sans"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Rules"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3" table:default-cell-style-name="Default"/>
        <table:table-column table:style-name="co2" table:default-cell-style-name="Default"/>
        <table:table-row table:style-name="ro1">
          <table:table-cell office:value-type="string" calcext:value-type="string">
            <text:p>RuleId</text:p>
          </table:table-cell>
          <table:table-cell office:value-type="string" calcext:value-type="string">
            <text:p>Title</text:p>
          </table:table-cell>
          <table:table-cell office:value-type="string" calcext:value-type="string">
            <text:p>RuleType</text:p>
          </table:table-cell>
          <table:table-cell office:value-type="string" calcext:value-type="string">
            <text:p>Description</text:p>
          </table:table-cell>
          <table:table-cell table:number-columns-repeated="2"/>
        </table:table-row>
        <table:table-row table:style-name="ro1">
          <table:table-cell office:value-type="string" calcext:value-type="string">
            <text:p>survivor-lobby</text:p>
          </table:table-cell>
          <table:table-cell office:value-type="string" calcext:value-type="string">
            <text:p>Read the Lobby</text:p>
          </table:table-cell>
          <table:table-cell office:value-type="string" calcext:value-type="string">
            <text:p>survivor</text:p>
          </table:table-cell>
          <table:table-cell office:value-type="string" calcext:value-type="string">
            <text:p>Did you enter a lobby with three Feng Mins? You better join Team Feng and select that character too. This rule applies to any character provided you have unlocked it.</text:p>
          </table:table-cell>
          <table:table-cell table:number-columns-repeated="2"/>
        </table:table-row>
        <table:table-row table:style-name="ro1">
          <table:table-cell office:value-type="string" calcext:value-type="string">
            <text:p>killer-tunneling</text:p>
          </table:table-cell>
          <table:table-cell office:value-type="string" calcext:value-type="string">
            <text:p>Avoid Tunnelling</text:p>
          </table:table-cell>
          <table:table-cell office:value-type="string" calcext:value-type="string">
            <text:p>killer</text:p>
          </table:table-cell>
          <table:table-cell office:value-type="string" calcext:value-type="string">
            <text:p>"""Tunneling"" is the practice of focusing exclusively on one survivor until they are eliminated from the game, especially targeting a survivor who has just been unhooked. If possible attempt to spread the hooks equally between survivors."</text:p>
          </table:table-cell>
          <table:table-cell table:number-columns-repeated="2"/>
        </table:table-row>
        <table:table-row table:style-name="ro1">
          <table:table-cell office:value-type="string" calcext:value-type="string">
            <text:p>killer-bugs</text:p>
          </table:table-cell>
          <table:table-cell office:value-type="string" calcext:value-type="string">
            <text:p>Avoid Taking Advantage of Bugs</text:p>
          </table:table-cell>
          <table:table-cell office:value-type="string" calcext:value-type="string">
            <text:p>killer</text:p>
          </table:table-cell>
          <table:table-cell office:value-type="string" calcext:value-type="string">
            <text:p>"If a survivor is clearly suffering from one of the many bugs Dead by Daylight offers, the killer should consider not taking advantage of this to keep the game fair."</text:p>
          </table:table-cell>
          <table:table-cell table:number-columns-repeated="2"/>
        </table:table-row>
        <table:table-row table:style-name="ro1">
          <table:table-cell office:value-type="string" calcext:value-type="string">
            <text:p>survivor-toxic-actions</text:p>
          </table:table-cell>
          <table:table-cell office:value-type="string" calcext:value-type="string">
            <text:p>"Avoid Being Toxic (Clicking, Teabagging)"</text:p>
          </table:table-cell>
          <table:table-cell office:value-type="string" calcext:value-type="string">
            <text:p>survivor</text:p>
          </table:table-cell>
          <table:table-cell office:value-type="string" calcext:value-type="string">
            <text:p>"Rapidly clicking flashlights at the killer (known as ""clicking"") or repeatedly crouching up and down (known as ""teabagging"") are considered disrespectful behaviors that exist solely to antagonize the killer."</text:p>
          </table:table-cell>
          <table:table-cell table:number-columns-repeated="2"/>
        </table:table-row>
        <table:table-row table:style-name="ro1">
          <table:table-cell office:value-type="string" calcext:value-type="string">
            <text:p>survivor-leaving</text:p>
          </table:table-cell>
          <table:table-cell office:value-type="string" calcext:value-type="string">
            <text:p>Avoid Leaving Survivors Behind</text:p>
          </table:table-cell>
          <table:table-cell office:value-type="string" calcext:value-type="string">
            <text:p>survivor</text:p>
          </table:table-cell>
          <table:table-cell office:value-type="string" calcext:value-type="string">
            <text:p>"When the exit gates are powered, survivors are expected to make reasonable attempts to rescue teammates who are hooked or downed before escaping, rather than immediately leaving."</text:p>
          </table:table-cell>
          <table:table-cell table:number-columns-repeated="2"/>
        </table:table-row>
        <table:table-row table:style-name="ro1">
          <table:table-cell office:value-type="string" calcext:value-type="string">
            <text:p>killer-camping</text:p>
          </table:table-cell>
          <table:table-cell office:value-type="string" calcext:value-type="string">
            <text:p>Avoid Camping</text:p>
          </table:table-cell>
          <table:table-cell office:value-type="string" calcext:value-type="string">
            <text:p>killer</text:p>
          </table:table-cell>
          <table:table-cell office:value-type="string" calcext:value-type="string">
            <text:p>"""Camping"" refers to staying very close to a hooked survivor, preventing other survivors from safely rescuing them. A killer should hook a survivor and then leave the area to allow for potential rescues."</text:p>
          </table:table-cell>
          <table:table-cell table:number-columns-repeated="2"/>
        </table:table-row>
        <table:table-row table:style-name="ro1">
          <table:table-cell office:value-type="string" calcext:value-type="string">
            <text:p>survivor-struggle</text:p>
          </table:table-cell>
          <table:table-cell office:value-type="string" calcext:value-type="string">
            <text:p>Avoid Struggling as The Last Survivor</text:p>
          </table:table-cell>
          <table:table-cell office:value-type="string" calcext:value-type="string">
            <text:p>survivor</text:p>
          </table:table-cell>
          <table:table-cell office:value-type="string" calcext:value-type="string">
            <text:p>Survivors should avoid struggling when the killer grabs them if they are the final survivor. The game is already over.</text:p>
          </table:table-cell>
          <table:table-cell table:number-columns-repeated="2"/>
        </table:table-row>
        <table:table-row table:style-name="ro1">
          <table:table-cell office:value-type="string" calcext:value-type="string">
            <text:p>killer-toxic</text:p>
          </table:table-cell>
          <table:table-cell office:value-type="string" calcext:value-type="string">
            <text:p>Avoid Being Toxic</text:p>
          </table:table-cell>
          <table:table-cell office:value-type="string" calcext:value-type="string">
            <text:p>killer</text:p>
          </table:table-cell>
          <table:table-cell office:value-type="string" calcext:value-type="string">
            <text:p>"After a match, killers are expected to be gracious in both victory and defeat. Phrases like ""EZ"" or ""baby survivors"" are considered toxic and unsportsmanlike."</text:p>
          </table:table-cell>
          <table:table-cell table:number-columns-repeated="2"/>
        </table:table-row>
        <table:table-row table:style-name="ro1">
          <table:table-cell office:value-type="string" calcext:value-type="string">
            <text:p>survivor-bugs</text:p>
          </table:table-cell>
          <table:table-cell office:value-type="string" calcext:value-type="string">
            <text:p>Avoid Taking Advantage of Bugs</text:p>
          </table:table-cell>
          <table:table-cell office:value-type="string" calcext:value-type="string">
            <text:p>survivor</text:p>
          </table:table-cell>
          <table:table-cell office:value-type="string" calcext:value-type="string">
            <text:p>Avoid using techniques such as the crouch-tech against killers.</text:p>
          </table:table-cell>
          <table:table-cell table:number-columns-repeated="2"/>
        </table:table-row>
        <table:table-row table:style-name="ro1">
          <table:table-cell office:value-type="string" calcext:value-type="string">
            <text:p>killer-slugging</text:p>
          </table:table-cell>
          <table:table-cell office:value-type="string" calcext:value-type="string">
            <text:p>Avoid Excessive Slugging</text:p>
          </table:table-cell>
          <table:table-cell office:value-type="string" calcext:value-type="string">
            <text:p>killer</text:p>
          </table:table-cell>
          <table:table-cell office:value-type="string" calcext:value-type="string">
            <text:p>"""Slugging"" refers to downing survivors and leaving them on the ground instead of hooking them, often done to slow down the game or to down multiple survivors at once. If all survivors are down the killer should begin hooking them instead of waiting for them to bleed out."</text:p>
          </table:table-cell>
          <table:table-cell table:number-columns-repeated="2"/>
        </table:table-row>
        <table:table-row table:style-name="ro1">
          <table:table-cell office:value-type="string" calcext:value-type="string">
            <text:p>survivor-teamwork</text:p>
          </table:table-cell>
          <table:table-cell office:value-type="string" calcext:value-type="string">
            <text:p>Work as a Team</text:p>
          </table:table-cell>
          <table:table-cell office:value-type="string" calcext:value-type="string">
            <text:p>survivor</text:p>
          </table:table-cell>
          <table:table-cell office:value-type="string" calcext:value-type="string">
            <text:p>"Don't be selfish, your teammates may be depending on you! Take protection hits when appropiate and help those with more hook stages than you."</text:p>
          </table:table-cell>
          <table:table-cell table:number-columns-repeated="2"/>
        </table:table-row>
        <table:table-row table:style-name="ro1">
          <table:table-cell office:value-type="string" calcext:value-type="string">
            <text:p>survivor-befriend</text:p>
          </table:table-cell>
          <table:table-cell office:value-type="string" calcext:value-type="string">
            <text:p>Befriend The Killer</text:p>
          </table:table-cell>
          <table:table-cell office:value-type="string" calcext:value-type="string">
            <text:p>survivor</text:p>
          </table:table-cell>
          <table:table-cell office:value-type="string" calcext:value-type="string">
            <text:p>Being the last survivor can be scary. Survivors may attempt dropping a held item in front of the Killer to befriend them. This gift may make the killer consider sparing you.</text:p>
          </table:table-cell>
          <table:table-cell table:number-columns-repeated="2"/>
        </table:table-row>
        <table:table-row table:style-name="ro1">
          <table:table-cell office:value-type="string" calcext:value-type="string">
            <text:p>survivor-snoot</text:p>
          </table:table-cell>
          <table:table-cell office:value-type="string" calcext:value-type="string">
            <text:p>Boop The Snoot</text:p>
          </table:table-cell>
          <table:table-cell office:value-type="string" calcext:value-type="string">
            <text:p>survivor</text:p>
          </table:table-cell>
          <table:table-cell office:value-type="string" calcext:value-type="string">
            <text:p>"If the killer is playing as The Pig and crouches directly in front of a survivor, the survivor may poke The Pig's nose."</text:p>
          </table:table-cell>
          <table:table-cell table:number-columns-repeated="2"/>
        </table:table-row>
        <table:table-row table:style-name="ro1">
          <table:table-cell office:value-type="string" calcext:value-type="string">
            <text:p>survivor-farming</text:p>
          </table:table-cell>
          <table:table-cell office:value-type="string" calcext:value-type="string">
            <text:p>Avoid Farming</text:p>
          </table:table-cell>
          <table:table-cell office:value-type="string" calcext:value-type="string">
            <text:p>survivor</text:p>
          </table:table-cell>
          <table:table-cell office:value-type="string" calcext:value-type="string">
            <text:p>"""Farming"" refers to unhooking teammates in unsafe situations, particularly when the killer is nearby and likely to down the recently unhooked survivor immediately."</text:p>
          </table:table-cell>
          <table:table-cell table:number-columns-repeated="2"/>
        </table:table-row>
        <table:table-row table:style-name="ro1">
          <table:table-cell office:value-type="string" calcext:value-type="string">
            <text:p>survivor-sandbagging</text:p>
          </table:table-cell>
          <table:table-cell office:value-type="string" calcext:value-type="string">
            <text:p>Avoid Sandbagging</text:p>
          </table:table-cell>
          <table:table-cell office:value-type="string" calcext:value-type="string">
            <text:p>survivor</text:p>
          </table:table-cell>
          <table:table-cell office:value-type="string" calcext:value-type="string">
            <text:p>"""Sandbagging"" reffers to getting in the way of your teammates whilst they're being chased by the killer. While this can happen accidentally, survivors should avoid this behaviour."</text:p>
          </table:table-cell>
          <table:table-cell table:number-columns-repeated="2"/>
        </table:table-row>
        <table:table-row table:style-name="ro1">
          <table:table-cell office:value-type="string" calcext:value-type="string">
            <text:p>survivor-gonext</text:p>
          </table:table-cell>
          <table:table-cell office:value-type="string" calcext:value-type="string">
            <text:p>Avoid Going Next</text:p>
          </table:table-cell>
          <table:table-cell office:value-type="string" calcext:value-type="string">
            <text:p>survivor</text:p>
          </table:table-cell>
          <table:table-cell office:value-type="string" calcext:value-type="string">
            <text:p>"Survivors quitting early is the kiss of death for a match. Survivors should avoid quitting on a match when things are not going well, especially by dying early on a hook. If a survivor player really must abandon the match they should consider disconnecting and taking the disconnect penalty instead so their teammates still have a bot in the match."</text:p>
          </table:table-cell>
          <table:table-cell table:number-columns-repeated="2"/>
        </table:table-row>
        <table:table-row table:style-name="ro1">
          <table:table-cell office:value-type="string" calcext:value-type="string">
            <text:p>survivor-toxic-chat</text:p>
          </table:table-cell>
          <table:table-cell office:value-type="string" calcext:value-type="string">
            <text:p>Avoid Being Toxic (End Game Chat)</text:p>
          </table:table-cell>
          <table:table-cell office:value-type="string" calcext:value-type="string">
            <text:p>survivor</text:p>
          </table:table-cell>
          <table:table-cell office:value-type="string" calcext:value-type="string">
            <text:p>"After a match, survivors are expected to be gracious in both victory and defeat. Phrases like ""EZ"" or ""baby killer"" are considered toxic and unsportsmanlike."</text:p>
          </table:table-cell>
          <table:table-cell table:number-columns-repeated="2"/>
        </table:table-row>
        <table:table-row table:style-name="ro1">
          <table:table-cell office:value-type="string" calcext:value-type="string">
            <text:p>killer-mercy</text:p>
          </table:table-cell>
          <table:table-cell office:value-type="string" calcext:value-type="string">
            <text:p>Consider Letting the Last Survivor Get Away</text:p>
          </table:table-cell>
          <table:table-cell office:value-type="string" calcext:value-type="string">
            <text:p>killer</text:p>
          </table:table-cell>
          <table:table-cell office:value-type="string" calcext:value-type="string">
            <text:p>"When only one survivor remains, especially if they were not toxic and their team abandoned them, the killer should show mercy by allowing them to escape through the hatch or exit gate. Killers should also consider this if the last survivor gifts them their item."</text:p>
          </table:table-cell>
          <table:table-cell table:number-columns-repeated="2"/>
        </table:table-row>
        <table:table-row table:style-name="ro1">
          <table:table-cell office:value-type="string" calcext:value-type="string">
            <text:p>killer-chess</text:p>
          </table:table-cell>
          <table:table-cell office:value-type="string" calcext:value-type="string">
            <text:p>Avoid Playing Chess</text:p>
          </table:table-cell>
          <table:table-cell office:value-type="string" calcext:value-type="string">
            <text:p>killer</text:p>
          </table:table-cell>
          <table:table-cell office:value-type="string" calcext:value-type="string">
            <text:p>Killers should avoid taking advantage of the current “abandon match” feature that allows survivors to be insta-killed if they have been unable to complete a generator within ten minutes.</text:p>
          </table:table-cell>
          <table:table-cell table:number-columns-repeated="2"/>
        </table:table-row>
      </table:table>
      <table:table table:name="Perks" table:style-name="ta1">
        <table:table-column table:style-name="co5" table:default-cell-style-name="Default"/>
        <table:table-column table:style-name="co6" table:default-cell-style-name="Default"/>
        <table:table-column table:style-name="co3" table:number-columns-repeated="2" table:default-cell-style-name="Default"/>
        <table:table-column table:style-name="co7" table:default-cell-style-name="Default"/>
        <table:table-column table:style-name="co8" table:default-cell-style-name="Default"/>
        <table:table-column table:style-name="co9" table:default-cell-style-name="Default"/>
        <table:table-row table:style-name="ro1">
          <table:table-cell office:value-type="string" calcext:value-type="string">
            <text:p>PerkName</text:p>
          </table:table-cell>
          <table:table-cell office:value-type="string" calcext:value-type="string">
            <text:p>Filename</text:p>
          </table:table-cell>
          <table:table-cell office:value-type="string" calcext:value-type="string">
            <text:p>PerkType</text:p>
          </table:table-cell>
          <table:table-cell office:value-type="string" calcext:value-type="string">
            <text:p>Folder</text:p>
          </table:table-cell>
          <table:table-cell office:value-type="string" calcext:value-type="string">
            <text:p>PerkOwner</text:p>
          </table:table-cell>
          <table:table-cell office:value-type="string" calcext:value-type="string">
            <text:p>PerkDescription</text:p>
          </table:table-cell>
          <table:table-cell office:value-type="string" calcext:value-type="string">
            <text:p>PerkQuote</text:p>
          </table:table-cell>
        </table:table-row>
        <table:table-row table:style-name="ro1">
          <table:table-cell office:value-type="string" calcext:value-type="string">
            <text:p>Agitation</text:p>
          </table:table-cell>
          <table:table-cell office:value-type="string" calcext:value-type="string">
            <text:p>agitation.png</text:p>
          </table:table-cell>
          <table:table-cell office:value-type="string" calcext:value-type="string">
            <text:p>Killer</text:p>
          </table:table-cell>
          <table:table-cell office:value-type="string" calcext:value-type="string">
            <text:p>killerperks</text:p>
          </table:table-cell>
          <table:table-cell office:value-type="string" calcext:value-type="string">
            <text:p>The Trapper</text:p>
          </table:table-cell>
          <table:table-cell office:value-type="string" calcext:value-type="string">
            <text:p>You get excited in anticipation of hooking your prey. When carrying a Survivor, you benefit from the following effects: Increases your Movement speed by 6/12/18 %. Increases your Terror Radius by +12 metres.</text:p>
          </table:table-cell>
          <table:table-cell office:value-type="string" calcext:value-type="string">
            <text:p>"At some point, the excitement of hooking one of us becomes more important than the desire to kill us."</text:p>
          </table:table-cell>
        </table:table-row>
        <table:table-row table:style-name="ro1">
          <table:table-cell office:value-type="string" calcext:value-type="string">
            <text:p>Alien Instinct</text:p>
          </table:table-cell>
          <table:table-cell office:value-type="string" calcext:value-type="string">
            <text:p>alienInstinct.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Xenomorph</text:p>
          </table:table-cell>
          <table:table-cell office:value-type="string" calcext:value-type="string">
            <text:p>You are so stealthy, sometimes it seems like you appear out of nowhere. Whenever you hook a Survivor, Alien Instinct activates: The Aura of the farthest injured Survivor is revealed to you for 8 seconds. That Survivor suffers from the Oblivious Status Effect for 40/50/60 seconds.</text:p>
          </table:table-cell>
          <table:table-cell office:value-type="string" calcext:value-type="string">
            <text:p>"Yellow light's for my eyes only." — Dallas</text:p>
          </table:table-cell>
        </table:table-row>
        <table:table-row table:style-name="ro1">
          <table:table-cell office:value-type="string" calcext:value-type="string">
            <text:p>All Shaking Thunder</text:p>
          </table:table-cell>
          <table:table-cell office:value-type="string" calcext:value-type="string">
            <text:p>allShakingThunder.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Houndmaster</text:p>
          </table:table-cell>
          <table:table-cell office:value-type="string" calcext:value-type="string">
            <text:p>Enemies on land and sea learned to tremble before your might. After falling from a height, All-Shaking Thunder activates for 8/12/16 seconds: Increases the range of your Lunge Attack by +75 %. All-Shaking Thunder has a cool-down of 5 seconds. </text:p>
          </table:table-cell>
          <table:table-cell office:value-type="string" calcext:value-type="string">
            <text:p>"Go on. Run. Tell your friends I'm coming for them." — Portia Maye</text:p>
          </table:table-cell>
        </table:table-row>
        <table:table-row table:style-name="ro1">
          <table:table-cell office:value-type="string" calcext:value-type="string">
            <text:p>A Nurse’s Calling</text:p>
          </table:table-cell>
          <table:table-cell office:value-type="string" calcext:value-type="string">
            <text:p>aNursesCalling.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Nurse</text:p>
          </table:table-cell>
          <table:table-cell office:value-type="string" calcext:value-type="string">
            <text:p>Unlocks potential in your Aura-reading ability. The Auras of Survivors who are healing or being healed are revealed to you within 20/24/28 metres.</text:p>
          </table:table-cell>
          <table:table-cell office:value-type="string" calcext:value-type="string">
            <text:p>"Still attached to the fragments of her past life, she is drawn to those in need of help."</text:p>
          </table:table-cell>
        </table:table-row>
        <table:table-row table:style-name="ro1">
          <table:table-cell office:value-type="string" calcext:value-type="string">
            <text:p>Awakened Awareness</text:p>
          </table:table-cell>
          <table:table-cell office:value-type="string" calcext:value-type="string">
            <text:p>awakenedAwareness.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Mastermind</text:p>
          </table:table-cell>
          <table:table-cell office:value-type="string" calcext:value-type="string">
            <text:p>Your genes have been altered to heighten your senses in intense situations.While carrying a Survivor, you benefit from the following effect: The Auras of all Survivors within 16/18/20 metres of your location are revealed to you.</text:p>
          </table:table-cell>
          <table:table-cell/>
        </table:table-row>
        <table:table-row table:style-name="ro1">
          <table:table-cell office:value-type="string" calcext:value-type="string">
            <text:p>Bamboozle</text:p>
          </table:table-cell>
          <table:table-cell office:value-type="string" calcext:value-type="string">
            <text:p>bamboozl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Clown</text:p>
          </table:table-cell>
          <table:table-cell office:value-type="string" calcext:value-type="string">
            <text:p>After vaulting a Window, Bamboozle calls upon The Entity to block that Window for the next 8/12/16 seconds. Blocked Windows cannot be vaulted by Survivors. Increases your general Vaulting speed by 5/10/15 %. Bamboozle only blocks one Window at a time and does not apply either of its effects to vaulting Pallets. </text:p>
          </table:table-cell>
          <table:table-cell/>
        </table:table-row>
        <table:table-row table:style-name="ro1">
          <table:table-cell office:value-type="string" calcext:value-type="string">
            <text:p>BBQ and Chilli</text:p>
          </table:table-cell>
          <table:table-cell office:value-type="string" calcext:value-type="string">
            <text:p>barbecueAndChilli.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Cannibal</text:p>
          </table:table-cell>
          <table:table-cell office:value-type="string" calcext:value-type="string">
            <text:p>A deep bond with The Entity unlocks potential in one's Aura-reading ability. After hooking a Survivor, all Survivors who are at least 60/50/40 metres away from that Hook have their Aura revealed to you for 5 seconds.</text:p>
          </table:table-cell>
          <table:table-cell office:value-type="string" calcext:value-type="string">
            <text:p>"I just can't take no pleasure in killing. There's just some things you gotta do. Don't mean you have to like it." — Drayton Sawyer</text:p>
          </table:table-cell>
        </table:table-row>
        <table:table-row table:style-name="ro1">
          <table:table-cell office:value-type="string" calcext:value-type="string">
            <text:p>Batteries Included</text:p>
          </table:table-cell>
          <table:table-cell office:value-type="string" calcext:value-type="string">
            <text:p>batteriesIncluded.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Good Guy</text:p>
          </table:table-cell>
          <table:table-cell office:value-type="string" calcext:value-type="string">
            <text:p>Being somewhere between man and machine has its upsides. Whenever you are within 12 metres of a completed Generator, you are granted a +7 % Haste Status Effect. This effect lingers for 1/3/5 second(s) after leaving the Generator's range.</text:p>
          </table:table-cell>
          <table:table-cell office:value-type="string" calcext:value-type="string">
            <text:p>"Surprise! Did you miss me, Andy?" — Chucky</text:p>
          </table:table-cell>
        </table:table-row>
        <table:table-row table:style-name="ro1">
          <table:table-cell office:value-type="string" calcext:value-type="string">
            <text:p>Beast of Prey</text:p>
          </table:table-cell>
          <table:table-cell office:value-type="string" calcext:value-type="string">
            <text:p>beastOfPrey.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Huntress</text:p>
          </table:table-cell>
          <table:table-cell office:value-type="string" calcext:value-type="string">
            <text:p>Your lust for a kill is so intense that your connection with The Entity is momentarily lost, making you totally unpredictable. Upon gaining the Bloodlust Status Effect, Beast of Prey activates: Grants the Undetectable Status Effect for as long as Bloodlust is active. Beast of Prey grants 30/40/50 % bonus Bloodpoints for actions in the Hunter Category. The bonus Bloodpoints are only awarded during the Trial.</text:p>
          </table:table-cell>
          <table:table-cell office:value-type="string" calcext:value-type="string">
            <text:p>"Where did she go?"</text:p>
          </table:table-cell>
        </table:table-row>
        <table:table-row table:style-name="ro1">
          <table:table-cell office:value-type="string" calcext:value-type="string">
            <text:p>Bitter Murmur</text:p>
          </table:table-cell>
          <table:table-cell office:value-type="string" calcext:value-type="string">
            <text:p>bitterMurmur.png</text:p>
          </table:table-cell>
          <table:table-cell office:value-type="string" calcext:value-type="string">
            <text:p>Killer</text:p>
          </table:table-cell>
          <table:table-cell office:value-type="string" calcext:value-type="string">
            <text:p>killerperks</text:p>
          </table:table-cell>
          <table:table-cell office:value-type="string" calcext:value-type="string">
            <text:p>Common Perk</text:p>
          </table:table-cell>
          <table:table-cell office:value-type="string" calcext:value-type="string">
            <text:p>Unlocks potential in your Aura-reading ability: Each time a Generatoris completed, the Auras of all Survivors within 16 metres of that Generator are revealed to you for 5 seconds. Once the last Generator is completed, the Auras of all Survivors are revealed to you for 5/7/10 seconds.</text:p>
          </table:table-cell>
          <table:table-cell/>
        </table:table-row>
        <table:table-row table:style-name="ro1">
          <table:table-cell office:value-type="string" calcext:value-type="string">
            <text:p>Blood Echo</text:p>
          </table:table-cell>
          <table:table-cell office:value-type="string" calcext:value-type="string">
            <text:p>bloodEcho.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Oni</text:p>
          </table:table-cell>
          <table:table-cell office:value-type="string" calcext:value-type="string">
            <text:p>The agony of one is inflicted onto others. Whenever you hook a Survivor, all other injured Survivors suffer from the Exhausted and Haemorrhage Status Effects for 20/25/30 seconds.</text:p>
          </table:table-cell>
          <table:table-cell office:value-type="string" calcext:value-type="string">
            <text:p>"Attack an enemy with precision and their allies will feel it." — Renjiro's Doctrine 6:3</text:p>
          </table:table-cell>
        </table:table-row>
        <table:table-row table:style-name="ro1">
          <table:table-cell office:value-type="string" calcext:value-type="string">
            <text:p>Bloodhound</text:p>
          </table:table-cell>
          <table:table-cell office:value-type="string" calcext:value-type="string">
            <text:p>bloodhound.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Wraith</text:p>
          </table:table-cell>
          <table:table-cell office:value-type="string" calcext:value-type="string">
            <text:p>Like a hunting scent hound, you smell traces of blood at a great distance. Pools of Blood are shown in bright red and can be tracked for 2/3/4 seconds longer than normal.</text:p>
          </table:table-cell>
          <table:table-cell office:value-type="string" calcext:value-type="string">
            <text:p>"Pebbles shimmering in the moonlight; my life drips down in a trail so easy to follow."</text:p>
          </table:table-cell>
        </table:table-row>
        <table:table-row table:style-name="ro1">
          <table:table-cell office:value-type="string" calcext:value-type="string">
            <text:p>Blood Warden</text:p>
          </table:table-cell>
          <table:table-cell office:value-type="string" calcext:value-type="string">
            <text:p>bloodWarden.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Nightmare</text:p>
          </table:table-cell>
          <table:table-cell office:value-type="string" calcext:value-type="string">
            <text:p>As soon as one Exit Gate is opened, Blood Warden activates. The Auras of Survivors standing within the Exit-Gate area are revealed to you. Once per Trial, hooking a Survivor while Blood Warden is active calls upon The Entity to block the exits for all Survivors for 40/50/60 seconds.</text:p>
          </table:table-cell>
          <table:table-cell office:value-type="string" calcext:value-type="string">
            <text:p>"This is my world. And you can't ever leave." — Freddy Krueger</text:p>
          </table:table-cell>
        </table:table-row>
        <table:table-row table:style-name="ro1">
          <table:table-cell office:value-type="string" calcext:value-type="string">
            <text:p>Brutal Strength</text:p>
          </table:table-cell>
          <table:table-cell office:value-type="string" calcext:value-type="string">
            <text:p>brutalStrength.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Trapper</text:p>
          </table:table-cell>
          <table:table-cell office:value-type="string" calcext:value-type="string">
            <text:p>Your great strength allows you to shred through your prey's defences. Increases the Action speeds for breaking Breakable Walls and dropped Pallets, and damaging Generators by 10/15/20 %.</text:p>
          </table:table-cell>
          <table:table-cell office:value-type="string" calcext:value-type="string">
            <text:p>"It is more than muscles. A dark power motivates the beast."</text:p>
          </table:table-cell>
        </table:table-row>
        <table:table-row table:style-name="ro1">
          <table:table-cell office:value-type="string" calcext:value-type="string">
            <text:p>Call of Brine</text:p>
          </table:table-cell>
          <table:table-cell office:value-type="string" calcext:value-type="string">
            <text:p>callOfBrin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he Onryō</text:p>
          </table:table-cell>
          <table:table-cell office:value-type="string" calcext:value-type="string">
            <text:p>Your psychic abilities influence technology in devastating ways. After performing the Damage Generator action on a Generator, Call of Brine activates for 60 seconds. The damaged Generator regresses at 115/120/125 % of the normal Regression speed and its Aura is highlighted to you in yellow. Receive a Loud Noise Notification each time a Survivor hits a Good Skill Check on the affected Generator.</text:p>
          </table:table-cell>
          <table:table-cell/>
        </table:table-row>
        <table:table-row table:style-name="ro1">
          <table:table-cell office:value-type="string" calcext:value-type="string">
            <text:p>Corrupt Intervention</text:p>
          </table:table-cell>
          <table:table-cell office:value-type="string" calcext:value-type="string">
            <text:p>corruptIntervention.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Plague</text:p>
          </table:table-cell>
          <table:table-cell office:value-type="string" calcext:value-type="string">
            <text:p>Your prayers invoke a dark power that meddles with the Survivors' chances of survival. At the start of the Trial, the 3 Generators located farthest from you are blocked by The Entity for 80/100/120 seconds. Corrupt Intervention deactivates prematurely once the first Survivor is put into the Dying State. </text:p>
          </table:table-cell>
          <table:table-cell office:value-type="string" calcext:value-type="string">
            <text:p>"It shall be known across the land that the Gods curse the unfaithful." — (The Tablet of Adiris, 3.7)</text:p>
          </table:table-cell>
        </table:table-row>
        <table:table-row table:style-name="ro1">
          <table:table-cell office:value-type="string" calcext:value-type="string">
            <text:p>Coulrophobia</text:p>
          </table:table-cell>
          <table:table-cell office:value-type="string" calcext:value-type="string">
            <text:p>coulrophobia.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Clown</text:p>
          </table:table-cell>
          <table:table-cell office:value-type="string" calcext:value-type="string">
            <text:p>Even those without a fear of clowns know to be terrified of you. For all Survivors within your Terror Radius, the following effects apply: Reduces their Healing speed by 30/40/50 %. Increases the Rotation speed of Healing Skill Checks by +50 %.</text:p>
          </table:table-cell>
          <table:table-cell/>
        </table:table-row>
        <table:table-row table:style-name="ro1">
          <table:table-cell office:value-type="string" calcext:value-type="string">
            <text:p>Coup De Grace</text:p>
          </table:table-cell>
          <table:table-cell office:value-type="string" calcext:value-type="string">
            <text:p>coupDeGr-3Fc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Twins</text:p>
          </table:table-cell>
          <table:table-cell office:value-type="string" calcext:value-type="string">
            <text:p>As the end nears, you go in for the kill. Whenever a Generator is completed, Coup de Grâce gains +2 Tokens, up to a maximum of 10 Tokens per Trial: Increases the range of your next Lunge Attack by 70/75/80 %, while consuming -1 Token. Coup de Grâce can only hold a maximum of 5 Tokens at a time. </text:p>
          </table:table-cell>
          <table:table-cell/>
        </table:table-row>
        <table:table-row table:style-name="ro1">
          <table:table-cell office:value-type="string" calcext:value-type="string">
            <text:p>Cruel Limits</text:p>
          </table:table-cell>
          <table:table-cell office:value-type="string" calcext:value-type="string">
            <text:p>cruelLimits.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Demogorgon</text:p>
          </table:table-cell>
          <table:table-cell office:value-type="string" calcext:value-type="string">
            <text:p>Your ties to the otherworldly manifest when your prey attempts to get away. Whenever a Generator is completed, Cruel Limits activates: Blocks every Vault location on the Map for all Survivors for the next 20/25/30 seconds. The Auras of the blocked Vault locations are highlighted to you in yellow.</text:p>
          </table:table-cell>
          <table:table-cell office:value-type="string" calcext:value-type="string">
            <text:p>"The specimen seems to be able to affect the state of nearby objects, as if they existed in some other form within a dimension alternate to our own." — Hawkins National Laboratory</text:p>
          </table:table-cell>
        </table:table-row>
        <table:table-row table:style-name="ro1">
          <table:table-cell office:value-type="string" calcext:value-type="string">
            <text:p>Dark Arrogance</text:p>
          </table:table-cell>
          <table:table-cell office:value-type="string" calcext:value-type="string">
            <text:p>darkArroganc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Lich</text:p>
          </table:table-cell>
          <table:table-cell office:value-type="string" calcext:value-type="string">
            <text:p>When everything is going right, you are an inescapable inevitability. Increases your Vaulting speed in exchange for increased vulnerability to being blinded and stunned: Permanently increases the duration of Killer Blinds by any means and the duration of Pallet Stuns by +25 %. Permanently increases your Vaulting speed by 15/20/25 %.</text:p>
          </table:table-cell>
          <table:table-cell office:value-type="string" calcext:value-type="string">
            <text:p><text:s/>"Run all you want. I will not be denied." — Vecna </text:p>
          </table:table-cell>
        </table:table-row>
        <table:table-row table:style-name="ro1">
          <table:table-cell office:value-type="string" calcext:value-type="string">
            <text:p>Dark Devotion</text:p>
          </table:table-cell>
          <table:table-cell office:value-type="string" calcext:value-type="string">
            <text:p>darkDevotion.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Plague</text:p>
          </table:table-cell>
          <table:table-cell office:value-type="string" calcext:value-type="string">
            <text:p>The display of your Powers creates a whirlwind of panic that spreads throughout the land. Whenever the Obsession loses a Health State by any means and thus enters the Injured State, Dark Devotion activates: Your Terror Radius transfers to the Obsession for 20/25/30 seconds, and its radius is set to 32 metres. Grants the Undetectable Status Effect for the same duration. The Obsession with your transferred Terror Radius is also considered to be 'inside the Terror Radius' for other purposes. You can only be obsessed with one Survivor at a time. </text:p>
          </table:table-cell>
          <table:table-cell office:value-type="string" calcext:value-type="string">
            <text:p>"And terror shall take hold of a defiant non-believer, who shall falsely announce my arrival." — (The Tablet of Adiris, 48.9)</text:p>
          </table:table-cell>
        </table:table-row>
        <table:table-row table:style-name="ro1">
          <table:table-cell office:value-type="string" calcext:value-type="string">
            <text:p>Darkness Revealed</text:p>
          </table:table-cell>
          <table:table-cell office:value-type="string" calcext:value-type="string">
            <text:p>darknessRevealed.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Dredge</text:p>
          </table:table-cell>
          <table:table-cell office:value-type="string" calcext:value-type="string">
            <text:p>In your presence, places once thought to be safe are perhaps the most dangerous. Searching a Locker has the following effect: The Auras of Survivors within 8 metres of any Locker are revealed to you for 6/7/8 seconds. Darkness Revealed has a cool-down of 30 seconds. </text:p>
          </table:table-cell>
          <table:table-cell office:value-type="string" calcext:value-type="string">
            <text:p>"Stay in the light, my children. In darkness, your fear will expose you." — Otto Stamper</text:p>
          </table:table-cell>
        </table:table-row>
        <table:table-row table:style-name="ro1">
          <table:table-cell office:value-type="string" calcext:value-type="string">
            <text:p>Deadlock</text:p>
          </table:table-cell>
          <table:table-cell office:value-type="string" calcext:value-type="string">
            <text:p>deadlock.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Cenobite</text:p>
          </table:table-cell>
          <table:table-cell office:value-type="string" calcext:value-type="string">
            <text:p>You induce mental suffering by crushing any hope of escape. Whenever a Generator is completed, The Entity blocks the Generator with the most progression for 15/20/25 seconds. The Aura of the blocked Generator is revealed to you in white during this time.</text:p>
          </table:table-cell>
          <table:table-cell office:value-type="string" calcext:value-type="string">
            <text:p>"Nobody escapes us." — Pinhead</text:p>
          </table:table-cell>
        </table:table-row>
        <table:table-row table:style-name="ro1">
          <table:table-cell office:value-type="string" calcext:value-type="string">
            <text:p>Dead Man’s Switch</text:p>
          </table:table-cell>
          <table:table-cell office:value-type="string" calcext:value-type="string">
            <text:p>deadMansSwitch.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Deathslinger</text:p>
          </table:table-cell>
          <table:table-cell office:value-type="string" calcext:value-type="string">
            <text:p>After hooking a Survivor, Dead Man's Switch activates: Blocks the first Generator any Survivor stops repairing for 40/45/50 seconds. The Blocked Generator is highlighted to you in white. Dead Man's Switch cannot activate if its effect is still active from a previous activation. </text:p>
          </table:table-cell>
          <table:table-cell office:value-type="string" calcext:value-type="string">
            <text:p>"I've seen the look on a man's face when he realises he's going to die." — Caleb Quinn</text:p>
          </table:table-cell>
        </table:table-row>
        <table:table-row table:style-name="ro1">
          <table:table-cell office:value-type="string" calcext:value-type="string">
            <text:p>Deathbound</text:p>
          </table:table-cell>
          <table:table-cell office:value-type="string" calcext:value-type="string">
            <text:p>deathbound.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Executioner</text:p>
          </table:table-cell>
          <table:table-cell office:value-type="string" calcext:value-type="string">
            <text:p>Those whose lives are intertwined in darkness are destined to suffer together. Whenever a Survivor finishes healing another Survivor for the equivalent of 1 Health State, Deathbound activates: Causes the Healer to scream and reveal their location. Causes the Healer to suffer from the Oblivious Status Effect whenever they are farther than 12/8/4 metres from the other Survivor. Deathbound deactivates after the Healer loses a Health State. </text:p>
          </table:table-cell>
          <table:table-cell/>
        </table:table-row>
        <table:table-row table:style-name="ro1">
          <table:table-cell office:value-type="string" calcext:value-type="string">
            <text:p>Deerstalker</text:p>
          </table:table-cell>
          <table:table-cell office:value-type="string" calcext:value-type="string">
            <text:p>deerstalker.png</text:p>
          </table:table-cell>
          <table:table-cell office:value-type="string" calcext:value-type="string">
            <text:p>Killer</text:p>
          </table:table-cell>
          <table:table-cell office:value-type="string" calcext:value-type="string">
            <text:p>killerperks</text:p>
          </table:table-cell>
          <table:table-cell office:value-type="string" calcext:value-type="string">
            <text:p>Common Perk</text:p>
          </table:table-cell>
          <table:table-cell office:value-type="string" calcext:value-type="string">
            <text:p>Unlocks potential in your Aura-reading ability: The Auras of all Survivors in the Dying State within 20/28/36 metres of your location are revealed to you.</text:p>
          </table:table-cell>
          <table:table-cell/>
        </table:table-row>
        <table:table-row table:style-name="ro1">
          <table:table-cell office:value-type="string" calcext:value-type="string">
            <text:p>Discordance</text:p>
          </table:table-cell>
          <table:table-cell office:value-type="string" calcext:value-type="string">
            <text:p>discordanc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Legion</text:p>
          </table:table-cell>
          <table:table-cell office:value-type="string" calcext:value-type="string">
            <text:p>Any Generator within a range of 64/96/128 metres that is being repaired by 2 or more Survivors is marked by a yellow Aura. When the Generator is first highlighted, Discordance triggers a Loud Noise Notification on the Generator. After the Generator is no longer within range or is being repaired by just 1 Survivor, the highlighted Aura will linger for another 4 seconds.</text:p>
          </table:table-cell>
          <table:table-cell office:value-type="string" calcext:value-type="string">
            <text:p>"Smartasses get killed. We always see to that." — The Legion</text:p>
          </table:table-cell>
        </table:table-row>
        <table:table-row table:style-name="ro1">
          <table:table-cell office:value-type="string" calcext:value-type="string">
            <text:p>Dissolution</text:p>
          </table:table-cell>
          <table:table-cell office:value-type="string" calcext:value-type="string">
            <text:p>dissolution.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Dredge</text:p>
          </table:table-cell>
          <table:table-cell office:value-type="string" calcext:value-type="string">
            <text:p>Everything turns to dust. It is as inescapable as the coming of the night. After 3 seconds of injuring a Survivor by any means, Dissolution activates for 12/16/20 seconds: Instantly breaks the next Pallet that Survivor performs a Fast Vault across while inside your Terror Radius.</text:p>
          </table:table-cell>
          <table:table-cell/>
        </table:table-row>
        <table:table-row table:style-name="ro1">
          <table:table-cell office:value-type="string" calcext:value-type="string">
            <text:p>Distressing</text:p>
          </table:table-cell>
          <table:table-cell office:value-type="string" calcext:value-type="string">
            <text:p>distressing.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Common</text:p>
          </table:table-cell>
          <table:table-cell office:value-type="string" calcext:value-type="string">
            <text:p>Your horrifying emanation strikes at a supernaturally long distance. Increases your Terror Radius by 22/24/26 %. Grants 100 % bonus Bloodpoints for all actions in the Deviousness Category.</text:p>
          </table:table-cell>
          <table:table-cell/>
        </table:table-row>
        <table:table-row table:style-name="ro1">
          <table:table-cell office:value-type="string" calcext:value-type="string">
            <text:p>Dominance</text:p>
          </table:table-cell>
          <table:table-cell office:value-type="string" calcext:value-type="string">
            <text:p>Dominanc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Dark Lord</text:p>
          </table:table-cell>
          <table:table-cell office:value-type="string" calcext:value-type="string">
            <text:p>The power you wield over the land strikes terror in the hearts of all who cross your path. The first time each Chest and each Totem are interacted with by a Survivor, Dominance triggers its effect: Calls upon The Entity to block it for 8/12/16 seconds. The Aura of the blocked Prop is revealed to you in white.</text:p>
          </table:table-cell>
          <table:table-cell office:value-type="string" calcext:value-type="string">
            <text:p>"Tragic, is it not? How powerless you must feel." — Dracula</text:p>
          </table:table-cell>
        </table:table-row>
        <table:table-row table:style-name="ro1">
          <table:table-cell office:value-type="string" calcext:value-type="string">
            <text:p>Dragon’s Grip</text:p>
          </table:table-cell>
          <table:table-cell office:value-type="string" calcext:value-type="string">
            <text:p>dragonsGrip.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Blight</text:p>
          </table:table-cell>
          <table:table-cell office:value-type="string" calcext:value-type="string">
            <text:p>Performing the Damage Generator action on a Generator activates Dragon's Grip for the next 30 seconds: The first Survivor interacting with the damaged Generator will scream, revealing their location for 4 seconds, and suffer from the Exposed Status Effect for 60 seconds. Dragon's Grip has a cool-down of 60/50/40 seconds. </text:p>
          </table:table-cell>
          <table:table-cell office:value-type="string" calcext:value-type="string">
            <text:p>"Such potential in this compound... even the slightest trace causes unnatural effects." — Journal of Talbot Grimes</text:p>
          </table:table-cell>
        </table:table-row>
        <table:table-row table:style-name="ro1">
          <table:table-cell office:value-type="string" calcext:value-type="string">
            <text:p>Dying Light</text:p>
          </table:table-cell>
          <table:table-cell office:value-type="string" calcext:value-type="string">
            <text:p>dyingLight.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Shape</text:p>
          </table:table-cell>
          <table:table-cell office:value-type="string" calcext:value-type="string">
            <text:p>Each time you hook a Survivor other than your Obsession, you gain +1 Token: For as long as the Obsession is alive, all other Survivors suffer from a stack-able 2/2.5/3 % per Token Action Speed penalty to Repairing, Healing, and Sabotaging, up to a maximum of 22/27.5/33 % or 11 Tokens. The Obsession is unaffected by this penalty and instead granted a permanent +33 % Action Speed bonus to Unhooking and Healing other Survivors. You can only be obsessed with one Survivor at a time. </text:p>
          </table:table-cell>
          <table:table-cell office:value-type="string" calcext:value-type="string">
            <text:p>"This isn't a man..." — Dr Sam Loomis</text:p>
          </table:table-cell>
        </table:table-row>
        <table:table-row table:style-name="ro1">
          <table:table-cell office:value-type="string" calcext:value-type="string">
            <text:p>Enduring</text:p>
          </table:table-cell>
          <table:table-cell office:value-type="string" calcext:value-type="string">
            <text:p>enduring.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Hillbilly</text:p>
          </table:table-cell>
          <table:table-cell office:value-type="string" calcext:value-type="string">
            <text:p>You are resilient to pain. Reduces the duration of Pallet Stuns by 40/45/50 %. Enduring has no effect while carrying a Survivor. </text:p>
          </table:table-cell>
          <table:table-cell office:value-type="string" calcext:value-type="string">
            <text:p>"He stops at nothing."</text:p>
          </table:table-cell>
        </table:table-row>
        <table:table-row table:style-name="ro1">
          <table:table-cell office:value-type="string" calcext:value-type="string">
            <text:p>Eruption</text:p>
          </table:table-cell>
          <table:table-cell office:value-type="string" calcext:value-type="string">
            <text:p>eruption.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Nemesis</text:p>
          </table:table-cell>
          <table:table-cell office:value-type="string" calcext:value-type="string">
            <text:p>The NE-α parasite provides you with the intelligence and awareness needed to set a trap. Performing the Damage Generator action on a Generator applies Eruption: All affected Generators are highlighted to you in yellow. The next time any Survivor enters the Dying State by any means, all affected Generators explode and immediately start regressing, which removes the highlighted Aura. Instantly regresses the Generator by -10 % of its maximum possible Progression. Causes all Survivors repairing the afflicted Generators to scream and reveal their Aura to you for 8/10/12 seconds. Eruption has a cool-down of 30 seconds. </text:p>
          </table:table-cell>
          <table:table-cell office:value-type="string" calcext:value-type="string">
            <text:p>"It can use weapons?" — Jill Valentine </text:p>
          </table:table-cell>
        </table:table-row>
        <table:table-row table:style-name="ro1">
          <table:table-cell office:value-type="string" calcext:value-type="string">
            <text:p>Fire Up</text:p>
          </table:table-cell>
          <table:table-cell office:value-type="string" calcext:value-type="string">
            <text:p>fireUp.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Nightmare</text:p>
          </table:table-cell>
          <table:table-cell office:value-type="string" calcext:value-type="string">
            <text:p>The increased pressure of losing your preys fills you with anger and gives you unsuspected motivation. Each time a Generator is completed, Fire Up grows in power and gains 1 Token, up to a maximum of 5 Tokens. Each Token applies a stack-able buff of 3/3.5/4 % per Token, up to a maximum of 15/17.5/20 %, to the following Action speeds: Picking up and dropping Survivors. Breaking Breakable Walls and Pallets, and damaging Generators. Vaulting Windows.</text:p>
          </table:table-cell>
          <table:table-cell office:value-type="string" calcext:value-type="string">
            <text:p>"Now why don't you just fucking die?" — Freddy Krueger</text:p>
          </table:table-cell>
        </table:table-row>
        <table:table-row table:style-name="ro1">
          <table:table-cell office:value-type="string" calcext:value-type="string">
            <text:p>Forced Hesitation</text:p>
          </table:table-cell>
          <table:table-cell office:value-type="string" calcext:value-type="string">
            <text:p>forcedHesitation.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Singularity</text:p>
          </table:table-cell>
          <table:table-cell office:value-type="string" calcext:value-type="string">
            <text:p>You have learnt the emotional weaknesses of the organics, and how to exploit them. Whenever a Survivor is put into the Dying State by any means, all other Survivors within 16 metres of them suffer from a -20 % Hindered Status Effect for 10 seconds. Forced Hesitation has a cool-down of 40/35/30 seconds. </text:p>
          </table:table-cell>
          <table:table-cell office:value-type="string" calcext:value-type="string">
            <text:p>"THE ORGANIC MIND'S CAPACITY FOR EMPATHY GOES BEYOND HINDRANCE!" — HUX-A7-13</text:p>
          </table:table-cell>
        </table:table-row>
        <table:table-row table:style-name="ro1">
          <table:table-cell office:value-type="string" calcext:value-type="string">
            <text:p>Forced Penance</text:p>
          </table:table-cell>
          <table:table-cell office:value-type="string" calcext:value-type="string">
            <text:p>forcedPenanc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Executioner</text:p>
          </table:table-cell>
          <table:table-cell office:value-type="string" calcext:value-type="string">
            <text:p>Those who stand in the way of duty will suffer harsh judgement. Survivors who take a Protection Hit suffer from the Broken Status Effect for the next 60/70/80 seconds.</text:p>
          </table:table-cell>
          <table:table-cell/>
        </table:table-row>
        <table:table-row table:style-name="ro1">
          <table:table-cell office:value-type="string" calcext:value-type="string">
            <text:p>Franklin’s Demise</text:p>
          </table:table-cell>
          <table:table-cell office:value-type="string" calcext:value-type="string">
            <text:p>franklinsDemis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Cannibal</text:p>
          </table:table-cell>
          <table:table-cell office:value-type="string" calcext:value-type="string">
            <text:p>Your vicious Basic Attacks make Survivors drop their Items on impact: Causes dropped Items to slowly lose their Charges over 150/120/90 seconds. The Auras of dropped Items are revealed to you within 32 metres. The level of depletion is indicated by the colour of the Aura, ranging from white to red as the timer elapses.</text:p>
          </table:table-cell>
          <table:table-cell office:value-type="string" calcext:value-type="string">
            <text:p>"Sally, I hear something. Stop! Stop!" — Franklin Hardesty</text:p>
          </table:table-cell>
        </table:table-row>
        <table:table-row table:style-name="ro1">
          <table:table-cell office:value-type="string" calcext:value-type="string">
            <text:p>Friends ‘til the End</text:p>
          </table:table-cell>
          <table:table-cell office:value-type="string" calcext:value-type="string">
            <text:p>friendsTilTheEnd.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Good Guy</text:p>
          </table:table-cell>
          <table:table-cell office:value-type="string" calcext:value-type="string">
            <text:p>You will kill anyone who gets between you and your target. When you hook any Survivors that is not the Obsession, the following effects apply to the Obsession: Their Aura is revealed for 6/8/10 seconds. They suffer from the Exposed Status Effect for 20 seconds. When you hook the Obsession, the following effects apply to a random Survivor: Causes the Survivor to scream and reveal their location to the Killer. They become the new Obsession. You can only be obsessed with one Survivor at a time.</text:p>
          </table:table-cell>
          <table:table-cell office:value-type="string" calcext:value-type="string">
            <text:p>"I got some fresh meat lined up, and I'm not gonna let you spoil it, not this time!" — Chucky</text:p>
          </table:table-cell>
        </table:table-row>
        <table:table-row table:style-name="ro1">
          <table:table-cell office:value-type="string" calcext:value-type="string">
            <text:p>Furtive Chase</text:p>
          </table:table-cell>
          <table:table-cell office:value-type="string" calcext:value-type="string">
            <text:p>furtiveChas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Ghost Face</text:p>
          </table:table-cell>
          <table:table-cell office:value-type="string" calcext:value-type="string">
            <text:p>You lurk in the shadows, eliminating your victims one by one. Each time you hook your Obsession, you benefit from the following effects for 14/16/18 seconds: Grants the Undetectable Status Effect. Grants a +10 % Haste Status Effect. Whenever the Obsession is rescued from a Hook, their rescuer will become the new Obsession. You can only be obsessed with one Survivor at a time. </text:p>
          </table:table-cell>
          <table:table-cell office:value-type="string" calcext:value-type="string">
            <text:p>"You have no idea what I have planned for you. It'll be in the news for weeks. I'll make sure of that." — The Ghost Face</text:p>
          </table:table-cell>
        </table:table-row>
        <table:table-row table:style-name="ro1">
          <table:table-cell office:value-type="string" calcext:value-type="string">
            <text:p>Game Afoot</text:p>
          </table:table-cell>
          <table:table-cell office:value-type="string" calcext:value-type="string">
            <text:p>gameAfoot.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Skull Merchant</text:p>
          </table:table-cell>
          <table:table-cell office:value-type="string" calcext:value-type="string">
            <text:p>First you pick your prey, then you pick it apart. Whenever you hit the Survivor with the highest cumulative Chase time, with a Basic Attack, they become the Obsession. While you are chasing your Obsession, Game Afoot activates its secondary effect: Grants a 7 % Haste Status Effect for 8/9/10 seconds after damaging a Generator or breaking a Breakable Wall or Pallet. You can only be obsessed with one Survivor at a time. </text:p>
          </table:table-cell>
          <table:table-cell office:value-type="string" calcext:value-type="string">
            <text:p>"This one might actually be a challenge..." — Sonhadores Sombrios, Issue #3</text:p>
          </table:table-cell>
        </table:table-row>
        <table:table-row table:style-name="ro1">
          <table:table-cell office:value-type="string" calcext:value-type="string">
            <text:p>Gearhead</text:p>
          </table:table-cell>
          <table:table-cell office:value-type="string" calcext:value-type="string">
            <text:p>gearhead.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Deathslinger</text:p>
          </table:table-cell>
          <table:table-cell office:value-type="string" calcext:value-type="string">
            <text:p>You have got an ear for well-oiled gears. After a Survivor loses a Health State, Gearhead activates for 30 seconds: While Gearhead is active, a Survivor succeeding a Good Skill Check while repairing reveals their Aura to you for 6/7/8 seconds.</text:p>
          </table:table-cell>
          <table:table-cell office:value-type="string" calcext:value-type="string">
            <text:p>"Sometimes a man's best work is what puts him in the grave." — The Prison Warden</text:p>
          </table:table-cell>
        </table:table-row>
        <table:table-row table:style-name="ro1">
          <table:table-cell office:value-type="string" calcext:value-type="string">
            <text:p>Genetic Limits</text:p>
          </table:table-cell>
          <table:table-cell office:value-type="string" calcext:value-type="string">
            <text:p>geneticLimits.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Singularity</text:p>
          </table:table-cell>
          <table:table-cell office:value-type="string" calcext:value-type="string">
            <text:p>Around you, the limits of human life become readily apparent. Whenever a Survivor loses a Health State, they suffer from the Exhausted Status Effect for 6/7/8 seconds.</text:p>
          </table:table-cell>
          <table:table-cell office:value-type="string" calcext:value-type="string">
            <text:p>"THE ORGANIC BODY IS SO LIMITED!" — HUX-A7-13</text:p>
          </table:table-cell>
        </table:table-row>
        <table:table-row table:style-name="ro1">
          <table:table-cell office:value-type="string" calcext:value-type="string">
            <text:p>Grim Embrace</text:p>
          </table:table-cell>
          <table:table-cell office:value-type="string" calcext:value-type="string">
            <text:p>grimEmbrac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Artist</text:p>
          </table:table-cell>
          <table:table-cell office:value-type="string" calcext:value-type="string">
            <text:p>Your act of servitude to The Entity has not gone unnoticed. Each time a Survivor is hooked for the first time, Grim Embrace gains +1 Token and activates once you are at least 16 metres away from the Hook: 1-3 Tokens: Blocks all Generators for 6/8/10 seconds. 4 Tokens: Blocks all Generators for 40 seconds and the Aura of the Obsession is revealed to you for 6 seconds.</text:p>
          </table:table-cell>
          <table:table-cell office:value-type="string" calcext:value-type="string">
            <text:p>"Are we nothing but prisoners to our sorrow?" — Carmina Mora</text:p>
          </table:table-cell>
        </table:table-row>
        <table:table-row table:style-name="ro1">
          <table:table-cell office:value-type="string" calcext:value-type="string">
            <text:p>Hex: Blood Favour</text:p>
          </table:table-cell>
          <table:table-cell office:value-type="string" calcext:value-type="string">
            <text:p>hexBloodFavour.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Blight</text:p>
          </table:table-cell>
          <table:table-cell office:value-type="string" calcext:value-type="string">
            <text:p>A Hex that gains the favour of The Entity when blood is spilt. Whenever a Survivor loses a Health State by any means and thus enters the Injured State or the Dying State, Hex: Blood Favour calls upon The Entity to block all Pallets within 24/28/32 metres of that Survivor's location from being pulled down for the next 15 seconds. All effects of the Hex Perk persist until its Hex Totem is cleansed or blessed. </text:p>
          </table:table-cell>
          <table:table-cell office:value-type="string" calcext:value-type="string">
            <text:p>"It would be no leap of the imagination to suggest that the Trials are a biological response of sorts." — Journal of Talbot Grimes</text:p>
          </table:table-cell>
        </table:table-row>
        <table:table-row table:style-name="ro1">
          <table:table-cell office:value-type="string" calcext:value-type="string">
            <text:p>Hex: Crowd Control</text:p>
          </table:table-cell>
          <table:table-cell office:value-type="string" calcext:value-type="string">
            <text:p>hexCrowdControl.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Trickster</text:p>
          </table:table-cell>
          <table:table-cell office:value-type="string" calcext:value-type="string">
            <text:p>A Hex that ensures those lesser than you are properly herded. Whenever any Survivor performs a Rushed Action to vault a Window, Hex: Crowd Control triggers its effect: Permanently blocks the last 3/4/5 Windows to all Survivors. Any successive trigger unblocks the oldest Blocked Window. All effects of the Hex Perk persist until its Hex Totem is cleansed or blessed. </text:p>
          </table:table-cell>
          <table:table-cell office:value-type="string" calcext:value-type="string">
            <text:p>"You have no control. People like you never did." — Ji-Woon Hak</text:p>
          </table:table-cell>
        </table:table-row>
        <table:table-row table:style-name="ro1">
          <table:table-cell office:value-type="string" calcext:value-type="string">
            <text:p>Hex: Devour Hope</text:p>
          </table:table-cell>
          <table:table-cell office:value-type="string" calcext:value-type="string">
            <text:p>hexDevourHop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Hag</text:p>
          </table:table-cell>
          <table:table-cell office:value-type="string" calcext:value-type="string">
            <text:p>A Hex rooting its power on hope. The false hope of Survivors ignites your hunger. Whenever a Survivor is rescued from a Hook while you are at least 24 metres away, Hex: Devour Hope is granted +1 Token, up to a maximum of 5 Tokens: 2 Tokens: Grants a 3/4/5 % Haste Status Effect for 10 seconds after 10 seconds of having hooked a Survivor. 3 Tokens: causes all Survivors to suffer from a permanent Exposed Status Effect. 5 Tokens: grants the ability to kill all Survivors by your own hand. All effects of the Hex Perk persist until its Hex Totem is cleansed or blessed.</text:p>
          </table:table-cell>
          <table:table-cell office:value-type="string" calcext:value-type="string">
            <text:p>"If you do nothing, you have their blood on your hands. If you save them, her hunger grows."</text:p>
          </table:table-cell>
        </table:table-row>
        <table:table-row table:style-name="ro1">
          <table:table-cell office:value-type="string" calcext:value-type="string">
            <text:p>Hex: Face The Darkness</text:p>
          </table:table-cell>
          <table:table-cell office:value-type="string" calcext:value-type="string">
            <text:p>hexFaceTheDarkness.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Knight</text:p>
          </table:table-cell>
          <table:table-cell office:value-type="string" calcext:value-type="string">
            <text:p>You make an example of one of your victims, forcing their allies to become awed by your power. Whenever you injure a Survivor by any means, if there is still a Dull Totem remaining on the Map, Hex: Face the Darkness activates and lights it, cursing that Survivor: Causes all other Survivors to scream every 35/30/25 seconds, if they are outside of the Terror Radius, revealing their Auras for 2 seconds each time. Hex: Face the Darkness deactivates once the Cursed Survivor either enters the Dying State or is fully healed, which extinguishes the Totem. Hex: Face the Darkness is disabled for the remainder of the Trial, if a Survivor manages to cleanse its Hex Totem. </text:p>
          </table:table-cell>
          <table:table-cell office:value-type="string" calcext:value-type="string">
            <text:p>"I shall make an example of one. These mewling worms will never know peace." — Tarhos Kovács</text:p>
          </table:table-cell>
        </table:table-row>
        <table:table-row table:style-name="ro1">
          <table:table-cell office:value-type="string" calcext:value-type="string">
            <text:p>Hex: Haunted Ground</text:p>
          </table:table-cell>
          <table:table-cell office:value-type="string" calcext:value-type="string">
            <text:p>hexHauntedGround.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Spirit</text:p>
          </table:table-cell>
          <table:table-cell office:value-type="string" calcext:value-type="string">
            <text:p>Two trapped Hex Totems will spawn in the Trial Grounds. When either Hex Totem is cleansed or blessed, all Survivors suffer from the Exposed Status Effect for 40/50/60 seconds. The second Hex Totem will immediately turn into a Dull Totem.</text:p>
          </table:table-cell>
          <table:table-cell office:value-type="string" calcext:value-type="string">
            <text:p>"Her home become profane."</text:p>
          </table:table-cell>
        </table:table-row>
        <table:table-row table:style-name="ro1">
          <table:table-cell office:value-type="string" calcext:value-type="string">
            <text:p>Hex: Huntress Lullaby</text:p>
          </table:table-cell>
          <table:table-cell office:value-type="string" calcext:value-type="string">
            <text:p>hexHuntressLullaby.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Huntress</text:p>
          </table:table-cell>
          <table:table-cell office:value-type="string" calcext:value-type="string">
            <text:p>A Hex rooting its power in despair. Your hunt is an irresistible song of dread which muddles your prey's attention. Survivors failing a Repair Skill Checkinstantly regress the Generator by 2/4/6 % of its maximum possible Progression in addition to the default Progression penalty. Survivors failing a Healing Skill Check instantly regress the Healing Action by 2/4/6 % of its maximum possible Progression in addition to the default Progression penalty. Each time a Survivor is hooked, Hex: Huntress Lullaby grows in power and gains 1 Token, up to a maximum of 5 Tokens. Each Token reduces the timer between the Skill Check Warning cue and the Skill Check appearing for both Repair and Healing Skill Checks: 1 Token: reduction of -14 %. 2 Tokens: reduction of -28 %. 3 Tokens: reduction of -42 %. 4 Tokens: reduction of -56 %. 5 Tokens: complete suppression of the Warning cue. All effects of the Hex Perk persist until its Hex Totem is cleansed or blessed. </text:p>
          </table:table-cell>
          <table:table-cell office:value-type="string" calcext:value-type="string">
            <text:p>"That song, it drives me crazy!"</text:p>
          </table:table-cell>
        </table:table-row>
        <table:table-row table:style-name="ro1">
          <table:table-cell office:value-type="string" calcext:value-type="string">
            <text:p>Hex: No One Escapes Death</text:p>
          </table:table-cell>
          <table:table-cell office:value-type="string" calcext:value-type="string">
            <text:p>hexNoOneEscapesDeath.png</text:p>
          </table:table-cell>
          <table:table-cell office:value-type="string" calcext:value-type="string">
            <text:p>Killer</text:p>
          </table:table-cell>
          <table:table-cell office:value-type="string" calcext:value-type="string">
            <text:p>killerperks</text:p>
          </table:table-cell>
          <table:table-cell office:value-type="string" calcext:value-type="string">
            <text:p>Common Perk</text:p>
          </table:table-cell>
          <table:table-cell office:value-type="string" calcext:value-type="string">
            <text:p>A Hex rooting its power on hope. You are animated by the power of your Hex Totem when the Survivors are on the verge of escaping. Once the Exit Gates are powered, if there is still a Dull Totem remaining in the environment, Hex: No One Escapes Death activates and lights it: Grants a 2/3/4 % Haste Status Effect. Causes all Survivors to suffer permanently from the Exposed Status Effect. Hex: No One Escapes Death remains inactive if no Dull Totems are available. Once the Status Effect is revealed to Survivors, Hex: No One Escapes Death reveals the Aura of its Hex Totem to all Survivors within 4 metres and gradually expands that range to 24 metres over the course of 30 seconds. All effects of the Hex Perk persist until its Hex Totem is cleansed or blessed. </text:p>
          </table:table-cell>
          <table:table-cell office:value-type="string" calcext:value-type="string">
            <text:p>"And the beast became faster and more powerful as if The Entity's shadowy whips were lashing at its back."</text:p>
          </table:table-cell>
        </table:table-row>
        <table:table-row table:style-name="ro1">
          <table:table-cell office:value-type="string" calcext:value-type="string">
            <text:p>Hex: Pentimento</text:p>
          </table:table-cell>
          <table:table-cell office:value-type="string" calcext:value-type="string">
            <text:p>hexPentimento.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Artist</text:p>
          </table:table-cell>
          <table:table-cell office:value-type="string" calcext:value-type="string">
            <text:p>You reveal the true power of the Totems, hidden within their remains. You see the Auras of cleansed Totems. You can perform a ritual on a cleansed Totem to resurrect it as a Rekindled Totem. While a Totem is Rekindled, Survivors Heal and Repair 20% slower +1/2/3% for each additional Rekindled Totem. If all five totems are Rekindled simultaneously, all Totems are permanently blocked by The Entity. Survivors cursed by this perk see Rekindled Totems' auras within 16m. When a Rekindled Totem is cleansed, its remains are consumed by The Entity and it cannot be rekindled. </text:p>
          </table:table-cell>
          <table:table-cell office:value-type="string" calcext:value-type="string">
            <text:p>"Though a pentimento is an inherently concealed piece of art, there is something to be said of the desire to discover that which is beyond." — A Guide to Art &amp; Process (1961)</text:p>
          </table:table-cell>
        </table:table-row>
        <table:table-row table:style-name="ro1">
          <table:table-cell office:value-type="string" calcext:value-type="string">
            <text:p>Hex: Plaything</text:p>
          </table:table-cell>
          <table:table-cell office:value-type="string" calcext:value-type="string">
            <text:p>hexPlaything.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Cenobite</text:p>
          </table:table-cell>
          <table:table-cell office:value-type="string" calcext:value-type="string">
            <text:p>A Hex that toys with a victim's suffering. If there is at least one Dull Totem remaining in the Trial Grounds, Hex: Plaything activates on a random Totem each time a Survivor is hooked for the first time: The hooked Survivor suffers from the Cursed and Oblivious Status Effects until Hex: Plaything is cleansed. For the first 90 seconds, only the Cursed Survivor is able to cleanse the Hex Totem. The Aura of Hex: Plaything's Hex Totem is revealed to the Cursed Survivor within 24/20/16 metres. All effects of the Hex Perk persist until its Hex Totem is cleansed or blessed.</text:p>
          </table:table-cell>
          <table:table-cell office:value-type="string" calcext:value-type="string">
            <text:p>"We came. Now you must come with us. Taste our pleasure." — Pinhead</text:p>
          </table:table-cell>
        </table:table-row>
        <table:table-row table:style-name="ro1">
          <table:table-cell office:value-type="string" calcext:value-type="string">
            <text:p>Hex: Retribution</text:p>
          </table:table-cell>
          <table:table-cell office:value-type="string" calcext:value-type="string">
            <text:p>hexRetribution.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Deathslinger</text:p>
          </table:table-cell>
          <table:table-cell office:value-type="string" calcext:value-type="string">
            <text:p>A Hex that lashes out upon its destruction. Those who cross you will be punished. Survivors cleansing or blessing any Totem suffer from the Oblivious Status Effect for 35/40/45 seconds. After cleansing or blessing a Hex Totem, the Auras of all Survivors are revealed to you for 15 seconds. All effects of the Hex Perk persist until its Hex Totem is cleansed or blessed. </text:p>
          </table:table-cell>
          <table:table-cell office:value-type="string" calcext:value-type="string">
            <text:p>"Bloody fool, you pulled the trigger on yourself." — Caleb Quinn</text:p>
          </table:table-cell>
        </table:table-row>
        <table:table-row table:style-name="ro1">
          <table:table-cell office:value-type="string" calcext:value-type="string">
            <text:p>Hex: Ruin</text:p>
          </table:table-cell>
          <table:table-cell office:value-type="string" calcext:value-type="string">
            <text:p>hexRuin.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Hag</text:p>
          </table:table-cell>
          <table:table-cell office:value-type="string" calcext:value-type="string">
            <text:p>A Hex that affects the Generator Repair progress of all Survivors. Whenever a Generator is not being repaired by a Survivor, it will immediately and automatically regress its Repair progress at 50/75/100 % of the normal Regression speed. All effects of the Hex Perk persist until its Hex Totem is cleansed or blessed. </text:p>
          </table:table-cell>
          <table:table-cell office:value-type="string" calcext:value-type="string">
            <text:p>"A curse is upon you. It will cause your ruin."</text:p>
          </table:table-cell>
        </table:table-row>
        <table:table-row table:style-name="ro1">
          <table:table-cell office:value-type="string" calcext:value-type="string">
            <text:p>Hex: The Third Seal</text:p>
          </table:table-cell>
          <table:table-cell office:value-type="string" calcext:value-type="string">
            <text:p>hexTheThirdSeal.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Hag</text:p>
          </table:table-cell>
          <table:table-cell office:value-type="string" calcext:value-type="string">
            <text:p>A Hex that hinders the Survivors' Aura-reading abilities. The last 2/3/4 Survivors you hit with a Basic or Special Attack suffer permanently from the Blindness Status Effect. All effects of the Hex Perk persist until its Hex Totem is cleansed or blessed. </text:p>
          </table:table-cell>
          <table:table-cell office:value-type="string" calcext:value-type="string">
            <text:p>"She touched your skin, you bear the witch's mark!"</text:p>
          </table:table-cell>
        </table:table-row>
        <table:table-row table:style-name="ro1">
          <table:table-cell office:value-type="string" calcext:value-type="string">
            <text:p>Hex: Thrill of The Hunt</text:p>
          </table:table-cell>
          <table:table-cell office:value-type="string" calcext:value-type="string">
            <text:p>hexThrillOfTheHunt.png</text:p>
          </table:table-cell>
          <table:table-cell office:value-type="string" calcext:value-type="string">
            <text:p>Killer</text:p>
          </table:table-cell>
          <table:table-cell office:value-type="string" calcext:value-type="string">
            <text:p>killerperks</text:p>
          </table:table-cell>
          <table:table-cell office:value-type="string" calcext:value-type="string">
            <text:p>Common Perk</text:p>
          </table:table-cell>
          <table:table-cell office:value-type="string" calcext:value-type="string">
            <text:p>A Hex rooting its power on hope. The false hope of Survivors fills you with excitement and strengthens your Totems. For each Totem remaining in the environment, Hex: Thrill of the Hunt is granted 1 Token. For each Token, all Survivors suffer from a stack-able 10/12/14 % Action Speed penalty to Cleansing and Blessing Totems, up to a maximum of 50/60/70 %. Grants a stack-able 10 % bonus Bloodpoints for actions in the Hunter Category per Token, up to a maximum of 50 %. All effects of the Hex Perk persist until its Hex Totem is cleansed or blessed. </text:p>
          </table:table-cell>
          <table:table-cell/>
        </table:table-row>
        <table:table-row table:style-name="ro1">
          <table:table-cell office:value-type="string" calcext:value-type="string">
            <text:p>Hex: Two Can Play</text:p>
          </table:table-cell>
          <table:table-cell office:value-type="string" calcext:value-type="string">
            <text:p>hexTwoCanPlay.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Good Guy</text:p>
          </table:table-cell>
          <table:table-cell office:value-type="string" calcext:value-type="string">
            <text:p>A Hex that teaches those who mess with you a lesson. Anytime you are stunned or blinded by any Survivor a total of 4/3/2 times, and if there is not yet a Hex Totem already associated with Hex: Two Can Play and there is at least one Dull Totem remaining in the Trial Grounds, Hex: Two Can Play activates on a random Totem: Blinds all Survivors who stun or blind you for 1.5 seconds. This does not affect carried Survivors. All effects of the Hex Perk persist until its Hex Totem is cleansed or blessed.</text:p>
          </table:table-cell>
          <table:table-cell office:value-type="string" calcext:value-type="string">
            <text:p>"From now on, no more Mr Good Guy." — Chucky</text:p>
          </table:table-cell>
        </table:table-row>
        <table:table-row table:style-name="ro1">
          <table:table-cell office:value-type="string" calcext:value-type="string">
            <text:p>Hex: Undying</text:p>
          </table:table-cell>
          <table:table-cell office:value-type="string" calcext:value-type="string">
            <text:p>hexUndying.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Blight</text:p>
          </table:table-cell>
          <table:table-cell office:value-type="string" calcext:value-type="string">
            <text:p>A Hex which maintains the vile powers that flow throughout the Trial. The Auras of Survivors within 2/3/4 metres of any Dull Totem are revealed to you. When another Perk's Hex Totem is cleansed or blessed, its Hex is transferred to the Hex: Undying Totem, including any accumulated Tokens, disabling Hex: Undying instead. All effects of the Hex Perk persist until its Hex Totem is cleansed or blessed. </text:p>
          </table:table-cell>
          <table:table-cell/>
        </table:table-row>
        <table:table-row table:style-name="ro1">
          <table:table-cell office:value-type="string" calcext:value-type="string">
            <text:p>Hex: Wretched Fate</text:p>
          </table:table-cell>
          <table:table-cell office:value-type="string" calcext:value-type="string">
            <text:p>HexWretchedFat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Dark Lord</text:p>
          </table:table-cell>
          <table:table-cell office:value-type="string" calcext:value-type="string">
            <text:p>You see your victim from afar and resolve to prolong their suffering. After a Generator is completed, Hex: Wretched Fate activates and lights a random Dull Totem, cursing the Obsession: Reduces their Repair speed by 27/30/33 %. The Aura of the Hex Totem is revealed to them within 12 metres.</text:p>
          </table:table-cell>
          <table:table-cell office:value-type="string" calcext:value-type="string">
            <text:p>"So toil, mortal, toil! Your effort will be for naught!" — Dracula</text:p>
          </table:table-cell>
        </table:table-row>
        <table:table-row table:style-name="ro1">
          <table:table-cell office:value-type="string" calcext:value-type="string">
            <text:p>Hoarder</text:p>
          </table:table-cell>
          <table:table-cell office:value-type="string" calcext:value-type="string">
            <text:p>hoarder.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Twins</text:p>
          </table:table-cell>
          <table:table-cell office:value-type="string" calcext:value-type="string">
            <text:p>You protect what little you have and are perceptive to those rummaging through your stockpiles. Hoarder triggers a Loud Noise Notification for 4 seconds, whenever a Survivor performs any of the following actions within 32/48/64 metres of your location: Unlocks a Chest. Picks up any Item. Hoarder spawns 2 additional Chests in the Trial. </text:p>
          </table:table-cell>
          <table:table-cell/>
        </table:table-row>
        <table:table-row table:style-name="ro1">
          <table:table-cell office:value-type="string" calcext:value-type="string">
            <text:p>Hubris</text:p>
          </table:table-cell>
          <table:table-cell office:value-type="string" calcext:value-type="string">
            <text:p>hubris.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Knight</text:p>
          </table:table-cell>
          <table:table-cell office:value-type="string" calcext:value-type="string">
            <text:p>You show no mercy, especially to those foolish enough to resist. Whenever you are stunned by a Survivor, that Survivor suffers from the Exposed Status Effect for 10/15/20 seconds. Hubris has a cool-down of 20 seconds. </text:p>
          </table:table-cell>
          <table:table-cell office:value-type="string" calcext:value-type="string">
            <text:p>"You have made a grave mistake, standing in opposition to me this day." — Tarhos Kovács</text:p>
          </table:table-cell>
        </table:table-row>
        <table:table-row table:style-name="ro1">
          <table:table-cell office:value-type="string" calcext:value-type="string">
            <text:p>Human Greed</text:p>
          </table:table-cell>
          <table:table-cell office:value-type="string" calcext:value-type="string">
            <text:p>HumanGreed.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Dark Lord</text:p>
          </table:table-cell>
          <table:table-cell office:value-type="string" calcext:value-type="string">
            <text:p>One can always rely on the avarice of the living and use it to one's advantage. Grants the ability to kick opened Chests and close them. The Auras of unopened Chests are revealed to you at all times. The Auras of Survivors coming within 8 metres of unopened or closed Chests are revealed to you for 3 seconds. Human Greed has a cool-down of 30/25/20 seconds on the ability to kick Chests. </text:p>
          </table:table-cell>
          <table:table-cell office:value-type="string" calcext:value-type="string">
            <text:p>"Come running, one and all, and see what fortune awaits you." — Dracula</text:p>
          </table:table-cell>
        </table:table-row>
        <table:table-row table:style-name="ro1">
          <table:table-cell office:value-type="string" calcext:value-type="string">
            <text:p>Hysteria</text:p>
          </table:table-cell>
          <table:table-cell office:value-type="string" calcext:value-type="string">
            <text:p>hysteria.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Nemesis</text:p>
          </table:table-cell>
          <table:table-cell office:value-type="string" calcext:value-type="string">
            <text:p>You know how to brutalise one member of a team to cause a panic. Whenever you put a healthy Survivor into the Injured State, all injured Survivors suffer from the Oblivious Status Effect for 30/35/40 seconds. Hysteria has a cool-down of 20 seconds.</text:p>
          </table:table-cell>
          <table:table-cell office:value-type="string" calcext:value-type="string">
            <text:p>"Sorry I got a little jumpy there. Didn't know quite what to expect." — Robert Kendo</text:p>
          </table:table-cell>
        </table:table-row>
        <table:table-row table:style-name="ro1">
          <table:table-cell office:value-type="string" calcext:value-type="string">
            <text:p>I’m All Ears</text:p>
          </table:table-cell>
          <table:table-cell office:value-type="string" calcext:value-type="string">
            <text:p>imAllEars.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Ghost Face</text:p>
          </table:table-cell>
          <table:table-cell office:value-type="string" calcext:value-type="string">
            <text:p>Unlocks potential in your Aura-reading ability, sharpening your keen senses in the dark Realm of The Entity. Any Survivor performing a Rushed Vault within 48 metres of your location triggers I'm All Ears: The Aura of that Survivor is revealed to you for 6 seconds. I'm All Ears has a cool-down of 60/45/30 seconds. </text:p>
          </table:table-cell>
          <table:table-cell office:value-type="string" calcext:value-type="string">
            <text:p>"There is no need to worry. I've been preparing my whole life for this." — The Ghost Face</text:p>
          </table:table-cell>
        </table:table-row>
        <table:table-row table:style-name="ro1">
          <table:table-cell office:value-type="string" calcext:value-type="string">
            <text:p>Infectious Fright</text:p>
          </table:table-cell>
          <table:table-cell office:value-type="string" calcext:value-type="string">
            <text:p>infectiousFright.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Plague</text:p>
          </table:table-cell>
          <table:table-cell office:value-type="string" calcext:value-type="string">
            <text:p>The cries of the unfaithful make your heart leap. Whenever a Survivor is put into the Dying State by any means, all other Survivors within your Terror Radius will scream and reveal their current location to you for 4/5/6 seconds.</text:p>
          </table:table-cell>
          <table:table-cell office:value-type="string" calcext:value-type="string">
            <text:p>"Horror overcomes the heart of infidels who cry at the feet of the fallen." — (Hymn of Praise, 11.4)</text:p>
          </table:table-cell>
        </table:table-row>
        <table:table-row table:style-name="ro1">
          <table:table-cell office:value-type="string" calcext:value-type="string">
            <text:p>Insidious</text:p>
          </table:table-cell>
          <table:table-cell office:value-type="string" calcext:value-type="string">
            <text:p>insidious.png</text:p>
          </table:table-cell>
          <table:table-cell office:value-type="string" calcext:value-type="string">
            <text:p>Killer</text:p>
          </table:table-cell>
          <table:table-cell office:value-type="string" calcext:value-type="string">
            <text:p>killerperks</text:p>
          </table:table-cell>
          <table:table-cell office:value-type="string" calcext:value-type="string">
            <text:p>Common Perk</text:p>
          </table:table-cell>
          <table:table-cell office:value-type="string" calcext:value-type="string">
            <text:p>Unlocks the stealth ability. Grants the Undetectable Status Effect after standing still for 4/3/2 seconds. This effect lasts until you start moving again.</text:p>
          </table:table-cell>
          <table:table-cell/>
        </table:table-row>
        <table:table-row table:style-name="ro1">
          <table:table-cell office:value-type="string" calcext:value-type="string">
            <text:p>Iron Grasp</text:p>
          </table:table-cell>
          <table:table-cell office:value-type="string" calcext:value-type="string">
            <text:p>ironGrasp.png</text:p>
          </table:table-cell>
          <table:table-cell office:value-type="string" calcext:value-type="string">
            <text:p>Killer</text:p>
          </table:table-cell>
          <table:table-cell office:value-type="string" calcext:value-type="string">
            <text:p>killerperks</text:p>
          </table:table-cell>
          <table:table-cell office:value-type="string" calcext:value-type="string">
            <text:p>Common Perk</text:p>
          </table:table-cell>
          <table:table-cell office:value-type="string" calcext:value-type="string">
            <text:p>Your powerful grasp on Survivors causes escapes to be nearly impossible. Whenever you are carrying a Survivor, the following effects apply: Reduces the strength of the Wiggle effects, causing involuntary strafing, by 75 %. Increases the maximum Wiggle duration by 4/8/12 %.</text:p>
          </table:table-cell>
          <table:table-cell/>
        </table:table-row>
        <table:table-row table:style-name="ro1">
          <table:table-cell office:value-type="string" calcext:value-type="string">
            <text:p>Iron Maiden</text:p>
          </table:table-cell>
          <table:table-cell office:value-type="string" calcext:value-type="string">
            <text:p>ironMaiden.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Legion</text:p>
          </table:table-cell>
          <table:table-cell office:value-type="string" calcext:value-type="string">
            <text:p>Iron Maiden increases your Locker Search speed by 30/40/50 %. Survivors who exit a Locker suffer from the following afflictions: Scream and reveal their location to you for 4 seconds. Suffer from the Exposed Status Effect for 30 seconds.</text:p>
          </table:table-cell>
          <table:table-cell office:value-type="string" calcext:value-type="string">
            <text:p>"This is no place for cowards." — The Legion</text:p>
          </table:table-cell>
        </table:table-row>
        <table:table-row table:style-name="ro1">
          <table:table-cell office:value-type="string" calcext:value-type="string">
            <text:p>Knock Out</text:p>
          </table:table-cell>
          <table:table-cell office:value-type="string" calcext:value-type="string">
            <text:p>knockOut.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Cannibal</text:p>
          </table:table-cell>
          <table:table-cell office:value-type="string" calcext:value-type="string">
            <text:p>The trauma caused by your brutal attacks makes crying for help painfully difficult. When a Survivor drops a pallet, if they move 6/6/6 meters away from it within 6/6/6 seconds, they gain 5/5/5% Hindered for 3/4/5 seconds.</text:p>
          </table:table-cell>
          <table:table-cell office:value-type="string" calcext:value-type="string">
            <text:p>"Oh, that gun's no good. The old way... with a sledge! You see, that way's better. They die better that way." — Nubbins Sawyer</text:p>
          </table:table-cell>
        </table:table-row>
        <table:table-row table:style-name="ro1">
          <table:table-cell office:value-type="string" calcext:value-type="string">
            <text:p>Languid Touch</text:p>
          </table:table-cell>
          <table:table-cell office:value-type="string" calcext:value-type="string">
            <text:p>languidTouch.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Lich</text:p>
          </table:table-cell>
          <table:table-cell office:value-type="string" calcext:value-type="string">
            <text:p>Your dreadful aura is so suffocating that even terrifying scenes tire your prey. When a Survivor scares off a Crow within 36 metres of your location, Languid Touch activates: Causes that Survivor to suffer from the Exhausted Status Effect for 6/8/10 seconds. Languid Touch has a cool-down of 5 seconds. </text:p>
          </table:table-cell>
          <table:table-cell office:value-type="string" calcext:value-type="string">
            <text:p>"Submit to me. It is inevitable." — Vecna</text:p>
          </table:table-cell>
        </table:table-row>
        <table:table-row table:style-name="ro1">
          <table:table-cell office:value-type="string" calcext:value-type="string">
            <text:p>Lethal Pursuer</text:p>
          </table:table-cell>
          <table:table-cell office:value-type="string" calcext:value-type="string">
            <text:p>lethalPursuer.png</text:p>
          </table:table-cell>
          <table:table-cell office:value-type="string" calcext:value-type="string">
            <text:p>Killer</text:p>
          </table:table-cell>
          <table:table-cell office:value-type="string" calcext:value-type="string">
            <text:p>killerperks</text:p>
          </table:table-cell>
          <table:table-cell office:value-type="string" calcext:value-type="string">
            <text:p>The Nemesis</text:p>
          </table:table-cell>
          <table:table-cell office:value-type="string" calcext:value-type="string">
            <text:p>Putting a Survivor into the Dying State with your Basic Attack blocks their Aura from being revealed to any Survivor, who is farther than 32/24/16 metres away from them. For the next 15 seconds, the following effects apply to the dying Survivor: Reduces their Field of View and causes them to be deafened. Suffers from the Blindness Status Effect. Reduces the Crawling speed by -50 %. Reduces the Recovery speed by -25 %.</text:p>
          </table:table-cell>
          <table:table-cell office:value-type="string" calcext:value-type="string">
            <text:p>"...it knows what it wants and won't stop till it gets it." — Carlos Oliveira</text:p>
          </table:table-cell>
        </table:table-row>
        <table:table-row table:style-name="ro1">
          <table:table-cell office:value-type="string" calcext:value-type="string">
            <text:p>Leverage</text:p>
          </table:table-cell>
          <table:table-cell office:value-type="string" calcext:value-type="string">
            <text:p>leverag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Skull Merchant</text:p>
          </table:table-cell>
          <table:table-cell office:value-type="string" calcext:value-type="string">
            <text:p>Kick your competitors when they're down. Never let them regain lost ground. Whenever a Survivor performs an Unhook action, they suffer from the following effect for 30 seconds: Reduces their Healing speed by 30/40/50 %.</text:p>
          </table:table-cell>
          <table:table-cell office:value-type="string" calcext:value-type="string">
            <text:p>"Good. Now we can move in for the kill." — Adriana Imai</text:p>
          </table:table-cell>
        </table:table-row>
        <table:table-row table:style-name="ro1">
          <table:table-cell office:value-type="string" calcext:value-type="string">
            <text:p>Lightborn</text:p>
          </table:table-cell>
          <table:table-cell office:value-type="string" calcext:value-type="string">
            <text:p>lightborn.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Hillbilly</text:p>
          </table:table-cell>
          <table:table-cell office:value-type="string" calcext:value-type="string">
            <text:p>Unlike other beasts of The Fog, you have adapted to light. The Auras of Survivors attempting to blind you by any means are revealed to you for 6/8/10 seconds. Grants immunity from being blinded from Flashlights, Firecrackers, Flash Grenades, and Blast Mine.</text:p>
          </table:table-cell>
          <table:table-cell office:value-type="string" calcext:value-type="string">
            <text:p>"These monsters... they adapt! They emerge with strange new abilities." — Vigo, Vigo's Journal</text:p>
          </table:table-cell>
        </table:table-row>
        <table:table-row table:style-name="ro1">
          <table:table-cell office:value-type="string" calcext:value-type="string">
            <text:p>Machine Learning</text:p>
          </table:table-cell>
          <table:table-cell office:value-type="string" calcext:value-type="string">
            <text:p>machineLearning.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Singularity</text:p>
          </table:table-cell>
          <table:table-cell office:value-type="string" calcext:value-type="string">
            <text:p>Free from your shackles, you are born anew and prepared to eliminate your creators. After performing the Damage Generator action, Machine Learning activates: Causes that Generator to become a Compromised Generator. Damaging another Generator transfers the state to it instead. The Aura of the Compromised Generator is highlighted to you in yellow until it is completed. Once the Compromised Generator is completed, you benefit from the following effects for 35/40/45 seconds: Undetectable Status Effect. +10 % Haste Status Effect. Machine Learning deactivates after use. </text:p>
          </table:table-cell>
          <table:table-cell office:value-type="string" calcext:value-type="string">
            <text:p>"YOU WILL HOLD NO DOMINION OVER ME!" — HUX-A7-13</text:p>
          </table:table-cell>
        </table:table-row>
        <table:table-row table:style-name="ro1">
          <table:table-cell office:value-type="string" calcext:value-type="string">
            <text:p>Mad Grit</text:p>
          </table:table-cell>
          <table:table-cell office:value-type="string" calcext:value-type="string">
            <text:p>madGrit.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Legion</text:p>
          </table:table-cell>
          <table:table-cell office:value-type="string" calcext:value-type="string">
            <text:p>Whenever you are carrying a Survivor, Mad Grit activates: Removes the Cool-down of missed Basic Attacks. Pauses the Wiggle Progression of the carried Survivor for 2/3/4 seconds each time you successfully hit another Survivor.</text:p>
          </table:table-cell>
          <table:table-cell office:value-type="string" calcext:value-type="string">
            <text:p>"There's no getting out of this now. We're too good at it." — The Legion</text:p>
          </table:table-cell>
        </table:table-row>
        <table:table-row table:style-name="ro1">
          <table:table-cell office:value-type="string" calcext:value-type="string">
            <text:p>Make Your Choice</text:p>
          </table:table-cell>
          <table:table-cell office:value-type="string" calcext:value-type="string">
            <text:p>makeYourChoic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Pig</text:p>
          </table:table-cell>
          <table:table-cell office:value-type="string" calcext:value-type="string">
            <text:p>Whenever a Survivor is rescued from a Hook, while you are farther than 32 metres away, Make Your Choice activates: Causes the unhooking Survivor to scream and reveal their location to you. Causes them to suffer from the Exposed Status Effect for 40/50/60 seconds. Make Your Choice has a cooldown of 40/50/60 seconds. </text:p>
          </table:table-cell>
          <table:table-cell office:value-type="string" calcext:value-type="string">
            <text:p>"You'd be surprised what tools can save a life." — Amanda Young</text:p>
          </table:table-cell>
        </table:table-row>
        <table:table-row table:style-name="ro1">
          <table:table-cell office:value-type="string" calcext:value-type="string">
            <text:p>Merciless Storm</text:p>
          </table:table-cell>
          <table:table-cell office:value-type="string" calcext:value-type="string">
            <text:p>mercilessStorm.png</text:p>
          </table:table-cell>
          <table:table-cell office:value-type="string" calcext:value-type="string">
            <text:p>Killer</text:p>
          </table:table-cell>
          <table:table-cell office:value-type="string" calcext:value-type="string">
            <text:p>killerperks</text:p>
          </table:table-cell>
          <table:table-cell office:value-type="string" calcext:value-type="string">
            <text:p>The Onryō</text:p>
          </table:table-cell>
          <table:table-cell office:value-type="string" calcext:value-type="string">
            <text:p>Your horrible trauma is felt by everyone. Whenever a Generator reaches 90 % of Repair progression, Merciless Storm triggers its effect: All Survivors repairing that Generator are faced with a continuous stream of Skill Checks until the Generator is completed. If any contributing Survivor fails a Skill Check or interrupts the action by any means, The Entity blocks the Generator for 16/18/20 seconds. Merciless Storm can only trigger once per Generator per Trial. </text:p>
          </table:table-cell>
          <table:table-cell/>
        </table:table-row>
        <table:table-row table:style-name="ro1">
          <table:table-cell office:value-type="string" calcext:value-type="string">
            <text:p>Mindbreaker</text:p>
          </table:table-cell>
          <table:table-cell office:value-type="string" calcext:value-type="string">
            <text:p>mindbreaker.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Demogorgon</text:p>
          </table:table-cell>
          <table:table-cell office:value-type="string" calcext:value-type="string">
            <text:p>Your distressing presence drains and weakens your prey. All Survivors repairing a Generator suffer from the following afflictions: Incurs the Blindness and Exhausted Status Effects for the duration of the Repair action. If a Survivor was already suffering from Exhausted prior to Mindbreaker affecting them, the Status Effect's timer will be paused and not recover for the duration of the Repair action. Both Status Effects linger for another 3/4/5 seconds after a Survivor stops repairing.</text:p>
          </table:table-cell>
          <table:table-cell office:value-type="string" calcext:value-type="string">
            <text:p>"The specimen's apparent telepathic ability can evoke feelings of dread and fatigue in nearby individuals." — Hawkins National Laboratory</text:p>
          </table:table-cell>
        </table:table-row>
        <table:table-row table:style-name="ro1">
          <table:table-cell office:value-type="string" calcext:value-type="string">
            <text:p>Monitor and Abuse</text:p>
          </table:table-cell>
          <table:table-cell office:value-type="string" calcext:value-type="string">
            <text:p>monitorAndAbus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Doctor</text:p>
          </table:table-cell>
          <table:table-cell office:value-type="string" calcext:value-type="string">
            <text:p>Meticulous in your approach, terrifying in your application. Increases the base value of your Terror Radius by 6/7/8 metres for the entire Trial. Whenever you are not in a Chase with a Survivor, the following effect applies: Reduces your Terror Radius by 12/14/16 metres.</text:p>
          </table:table-cell>
          <table:table-cell office:value-type="string" calcext:value-type="string">
            <text:p>"It's time for your treatment!" — Herman Carter, The Doctor</text:p>
          </table:table-cell>
        </table:table-row>
        <table:table-row table:style-name="ro1">
          <table:table-cell office:value-type="string" calcext:value-type="string">
            <text:p>Nemesis</text:p>
          </table:table-cell>
          <table:table-cell office:value-type="string" calcext:value-type="string">
            <text:p>nemesis.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Oni</text:p>
          </table:table-cell>
          <table:table-cell office:value-type="string" calcext:value-type="string">
            <text:p>You seek retribution on those who have wronged you. Any Survivor who blinds you or stuns you using a Pallet or a Locker becomes the Obsession. Anytime your Obsession switches to another Survivor by any means, that Survivor then suffers from the Oblivious Status Effect for 40/50/60 seconds and their Aura is revealed to you for 8 seconds. You can only be obsessed with one Survivor at a time. </text:p>
          </table:table-cell>
          <table:table-cell office:value-type="string" calcext:value-type="string">
            <text:p>"Only a fool would spit in a demon's face and declare victory." — Renjiro's Doctrine 4:9</text:p>
          </table:table-cell>
        </table:table-row>
        <table:table-row table:style-name="ro1">
          <table:table-cell office:value-type="string" calcext:value-type="string">
            <text:p>No Quarter</text:p>
          </table:table-cell>
          <table:table-cell office:value-type="string" calcext:value-type="string">
            <text:p>noQuarter.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Houndmaster</text:p>
          </table:table-cell>
          <table:table-cell office:value-type="string" calcext:value-type="string">
            <text:p>Every skirmish ended with a relentless volley of cannon fire, leaving no doubt who was superior. Whenever a Survivor healing themselves by any means reaches 75 % Healing Progress, No Quarter triggers its effect: The Survivor is faced with a continuous stream of Skill Checks until the Self-Heal is completed. If they fail a Skill Check or interrupt the action by any means, they suffer from the Broken Status Effect for 20/25/30 seconds.</text:p>
          </table:table-cell>
          <table:table-cell office:value-type="string" calcext:value-type="string">
            <text:p>"Fire another broadside! Don't stop until the sea takes them!" — Portia Maye</text:p>
          </table:table-cell>
        </table:table-row>
        <table:table-row table:style-name="ro1">
          <table:table-cell office:value-type="string" calcext:value-type="string">
            <text:p>No Way Out</text:p>
          </table:table-cell>
          <table:table-cell office:value-type="string" calcext:value-type="string">
            <text:p>noWayOut.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Trickster</text:p>
          </table:table-cell>
          <table:table-cell office:value-type="string" calcext:value-type="string">
            <text:p>You are not going to let just anyone into the VIP room. For each Survivor you hook for the first time, No Way Out gains 1 Token. Once the Exit Gates have been powered, No Way Out activates: When a Survivor interacts with an Exit Gate Switch, you receive a Loud Noise Notification and The Entity blocks both Exit Gate Switches for 12 seconds and an additional 6/9/12 seconds per Token in your possession, up to a combined maximum of 36/48/60 seconds.</text:p>
          </table:table-cell>
          <table:table-cell office:value-type="string" calcext:value-type="string">
            <text:p>"That sound when you bleed... let me hear it again." — Ji-Woon Hak</text:p>
          </table:table-cell>
        </table:table-row>
        <table:table-row table:style-name="ro1">
          <table:table-cell office:value-type="string" calcext:value-type="string">
            <text:p>Nowhere To Hide</text:p>
          </table:table-cell>
          <table:table-cell office:value-type="string" calcext:value-type="string">
            <text:p>nowhereToHid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Knight</text:p>
          </table:table-cell>
          <table:table-cell office:value-type="string" calcext:value-type="string">
            <text:p>The machinations of the weak and craven draw your ire. Your anger forces Survivors to reveal themselves. Performing the Damage Generator action on a Generator triggers Nowhere to Hide: The Auras of all Survivors within 24 metres of your location are revealed to you for 3/4/5 seconds.</text:p>
          </table:table-cell>
          <table:table-cell office:value-type="string" calcext:value-type="string">
            <text:p>"Out with you, cowards! Show yourselves!" — Tarhos Kovács</text:p>
          </table:table-cell>
        </table:table-row>
        <table:table-row table:style-name="ro1">
          <table:table-cell office:value-type="string" calcext:value-type="string">
            <text:p>Oppression</text:p>
          </table:table-cell>
          <table:table-cell office:value-type="string" calcext:value-type="string">
            <text:p>oppression.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Twins</text:p>
          </table:table-cell>
          <table:table-cell office:value-type="string" calcext:value-type="string">
            <text:p>Life has been difficult for you, so you will make it difficult for others. Performing the Damage Generator action on a Generator activates Oppression: Causes up to 3 additional Generators to also start regressing. Triggers a difficult Skill Check for all Survivors currently repairing an affected Generator. Oppression has a cool-down of 60/50/40 seconds. </text:p>
          </table:table-cell>
          <table:table-cell office:value-type="string" calcext:value-type="string">
            <text:p>"Damn them as they would damn us." — Charlotte Deshayes</text:p>
          </table:table-cell>
        </table:table-row>
        <table:table-row table:style-name="ro1">
          <table:table-cell office:value-type="string" calcext:value-type="string">
            <text:p>Overcharge</text:p>
          </table:table-cell>
          <table:table-cell office:value-type="string" calcext:value-type="string">
            <text:p>overcharg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Doctor</text:p>
          </table:table-cell>
          <table:table-cell office:value-type="string" calcext:value-type="string">
            <text:p>You are fuelled by your hate for progress. Performing the Damage Generator action on a Generator applies Overcharge: The next Survivor interacting with that Generator is faced with a difficult Skill Check. Failing that Skill Check instantly regresses the Generator by 2/3/4 % of its maximum possible Progression in addition to the default Progression penalty. After Overcharge is applied to a Generator, the following effect also applies: Increases the Regression speed from 85 % to 130 % over the next 30 seconds.</text:p>
          </table:table-cell>
          <table:table-cell office:value-type="string" calcext:value-type="string">
            <text:p>"It is a trap, But a trap one must step in..." — Herman Carter</text:p>
          </table:table-cell>
        </table:table-row>
        <table:table-row table:style-name="ro1">
          <table:table-cell office:value-type="string" calcext:value-type="string">
            <text:p>Overwhelming Presence</text:p>
          </table:table-cell>
          <table:table-cell office:value-type="string" calcext:value-type="string">
            <text:p>overwhelmingPresenc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Doctor</text:p>
          </table:table-cell>
          <table:table-cell office:value-type="string" calcext:value-type="string">
            <text:p>Just knowing you are near is enough to disturb your victims. Survivors within your Terror Radius suffer from inefficiency: When using an Item, its Depletion rate is increased by 80/90/100 %.</text:p>
          </table:table-cell>
          <table:table-cell office:value-type="string" calcext:value-type="string">
            <text:p>"Shit!! I dropped the gauze!"</text:p>
          </table:table-cell>
        </table:table-row>
        <table:table-row table:style-name="ro1">
          <table:table-cell office:value-type="string" calcext:value-type="string">
            <text:p>Play With Your Food</text:p>
          </table:table-cell>
          <table:table-cell office:value-type="string" calcext:value-type="string">
            <text:p>playWithYourFood.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Shape</text:p>
          </table:table-cell>
          <table:table-cell office:value-type="string" calcext:value-type="string">
            <text:p>Each time you chase your Obsession and let them escape, Play with Your Food gains +1 Token, up to a maximum of 3 Tokens. Grants a stack-able 3/4/5 % Haste Status Effect per Token, up to a maximum of 9/12/15 %. Performing Basic Attacks, or Special Attacks that can damage Survivors, consumes -1 Token. Play with Your Food has a cool-down of 10 seconds on Token-accumulation. You can only be obsessed with one Survivor at a time. </text:p>
          </table:table-cell>
          <table:table-cell office:value-type="string" calcext:value-type="string">
            <text:p>"You've fooled them, haven't you Michael? But not me." — Dr Sam Loomis</text:p>
          </table:table-cell>
        </table:table-row>
        <table:table-row table:style-name="ro1">
          <table:table-cell office:value-type="string" calcext:value-type="string">
            <text:p>Pop Goes The Weasel</text:p>
          </table:table-cell>
          <table:table-cell office:value-type="string" calcext:value-type="string">
            <text:p>popGoesTheWeasel.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Clown</text:p>
          </table:table-cell>
          <table:table-cell office:value-type="string" calcext:value-type="string">
            <text:p>A deep bond with The Entity unlocks great strength. After hooking a Survivor, Pop Goes the Weasel activates for 35/40/45 seconds. Perform the Damage Generator action while Pop Goes the Weasel is active to benefit from the following effect: Instantly regresses the damaged Generator by -20 % of its current Progression. Pop Goes the Weasel deactivates after the Generator is damaged or once the timer runs out. </text:p>
          </table:table-cell>
          <table:table-cell/>
        </table:table-row>
        <table:table-row table:style-name="ro1">
          <table:table-cell office:value-type="string" calcext:value-type="string">
            <text:p>Predator</text:p>
          </table:table-cell>
          <table:table-cell office:value-type="string" calcext:value-type="string">
            <text:p>predator.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Wraith</text:p>
          </table:table-cell>
          <table:table-cell office:value-type="string" calcext:value-type="string">
            <text:p>Your acute tracking ability allows you to find lost prey more easily. When a Survivor loses you in a chase, their Aura is revealed to you for 4 seconds. Predator has a cool-down of 60/50/40 seconds</text:p>
          </table:table-cell>
          <table:table-cell office:value-type="string" calcext:value-type="string">
            <text:p>"Never stop moving and hope you're always two steps ahead of the beast." — Unknown, Notebook</text:p>
          </table:table-cell>
        </table:table-row>
        <table:table-row table:style-name="ro1">
          <table:table-cell office:value-type="string" calcext:value-type="string">
            <text:p>Rancor</text:p>
          </table:table-cell>
          <table:table-cell office:value-type="string" calcext:value-type="string">
            <text:p>rancor.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Spirit</text:p>
          </table:table-cell>
          <table:table-cell office:value-type="string" calcext:value-type="string">
            <text:p>Each time a Generator is completed, the following effects apply: Reveals your Aura to the Obsession for 5/4/3 seconds. All Survivors' locations are revealed to you for 3 seconds. Once the Exit Gates are powered, the following effects apply: You are granted the ability to kill the Obsession by your own hand. The Obsession suffers from a permanent Exposed Status Effect. You can only be obsessed with one Survivor at a time. </text:p>
          </table:table-cell>
          <table:table-cell/>
        </table:table-row>
        <table:table-row table:style-name="ro1">
          <table:table-cell office:value-type="string" calcext:value-type="string">
            <text:p>Rapid Brutality</text:p>
          </table:table-cell>
          <table:table-cell office:value-type="string" calcext:value-type="string">
            <text:p>rapidBrutality.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Xenomorph</text:p>
          </table:table-cell>
          <table:table-cell office:value-type="string" calcext:value-type="string">
            <text:p>You move with a speed and fury that makes blood run cold. You can no longer gain the Bloodlust Status Effect. Successfully hitting a Survivor with a Basic Attack grants you a +5 % Haste Status Effect for 8/9/10 seconds.</text:p>
          </table:table-cell>
          <table:table-cell office:value-type="string" calcext:value-type="string">
            <text:p>"Catch it, put it in the airlock, get rid of it." — Dallas</text:p>
          </table:table-cell>
        </table:table-row>
        <table:table-row table:style-name="ro1">
          <table:table-cell office:value-type="string" calcext:value-type="string">
            <text:p>Remember Me</text:p>
          </table:table-cell>
          <table:table-cell office:value-type="string" calcext:value-type="string">
            <text:p>rememberM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Nightmare</text:p>
          </table:table-cell>
          <table:table-cell office:value-type="string" calcext:value-type="string">
            <text:p>Whenever the Obsession loses a Health State by any means, Remember Me gains +1 Token, up to a maximum of 2/3/4 Tokens: Increases the Opening time for both Exit Gates by +6 seconds per Token, up to a maximum of 12/18/24 seconds, for all Survivors other than the Obsession. The Obsession is exempt from this penalty. You can only be obsessed with one Survivor at a time. </text:p>
          </table:table-cell>
          <table:table-cell office:value-type="string" calcext:value-type="string">
            <text:p>"You don't remember? You must. You're my number one, and you'll never wake up again." — Freddy Krueger</text:p>
          </table:table-cell>
        </table:table-row>
        <table:table-row table:style-name="ro1">
          <table:table-cell office:value-type="string" calcext:value-type="string">
            <text:p>Save The Best For Last</text:p>
          </table:table-cell>
          <table:table-cell office:value-type="string" calcext:value-type="string">
            <text:p>saveTheBestForLast.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Shape</text:p>
          </table:table-cell>
          <table:table-cell office:value-type="string" calcext:value-type="string">
            <text:p>Whenever you hit a Survivor other than your Obsession with a Basic Attack, Save the Best for Last gains +1 Token, up to a maximum of 6/7/8 Tokens: Grants a stack-able -4 % Cool-down reduction on successful Basic Attacks per Token, up to a maximum of 24/28/32 %. Whenever you hit your Obsession with a Basic or Special Attack, Save the Best for Last loses -2 Tokens. When the Obsession is sacrificed or killed, Save the Best for Last freezes its current Token count. You can only be obsessed with one Survivor at a time. </text:p>
          </table:table-cell>
          <table:table-cell office:value-type="string" calcext:value-type="string">
            <text:p>"Death has come to your little town, Sheriff." — Dr Sam Loomis</text:p>
          </table:table-cell>
        </table:table-row>
        <table:table-row table:style-name="ro1">
          <table:table-cell office:value-type="string" calcext:value-type="string">
            <text:p>Scourge Hook: Floods of Rage</text:p>
          </table:table-cell>
          <table:table-cell office:value-type="string" calcext:value-type="string">
            <text:p>scourgeHookFloodsOfRag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he Onryō</text:p>
          </table:table-cell>
          <table:table-cell office:value-type="string" calcext:value-type="string">
            <text:p>You form a psychic connection with The Entity and alter the rules of the Trial. At the start of the Trial, 4 random Hooks are changed into Scourge Hooks: The Auras of Scourge Hooks are revealed to you in white. Each time a Survivor is unhooked from a Scourge Hook, the following effects apply: The Auras of all other Survivors are revealed for 5/6/7 seconds.</text:p>
          </table:table-cell>
          <table:table-cell/>
        </table:table-row>
        <table:table-row table:style-name="ro1">
          <table:table-cell office:value-type="string" calcext:value-type="string">
            <text:p>Scourge Hook: Gift of Pain</text:p>
          </table:table-cell>
          <table:table-cell office:value-type="string" calcext:value-type="string">
            <text:p>scourgeHookGiftOfPain.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Cenobite</text:p>
          </table:table-cell>
          <table:table-cell office:value-type="string" calcext:value-type="string">
            <text:p>You are the bringer of sweet pain. At the start of the Trial, 4 random Hooks are changed into Scourge Hooks: The Auras of Scourge Hooks are revealed to you in white. Each time a Survivor is unhooked from a Scourge Hook, the following effects apply: The Survivor suffers from the Haemorrhage and Mangled Status Effects for 90 seconds. Upon being healed, the Survivor suffers from a 10/13/16 % Action Speed penalty to Repairing and Healing until they are injured again.</text:p>
          </table:table-cell>
          <table:table-cell office:value-type="string" calcext:value-type="string">
            <text:p>"We will tear your soul apart." — Pinhead </text:p>
          </table:table-cell>
        </table:table-row>
        <table:table-row table:style-name="ro1">
          <table:table-cell office:value-type="string" calcext:value-type="string">
            <text:p>Scourge Hook: Hangman’s Trick</text:p>
          </table:table-cell>
          <table:table-cell office:value-type="string" calcext:value-type="string">
            <text:p>scourgeHookHangmansTrick.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Pig</text:p>
          </table:table-cell>
          <table:table-cell office:value-type="string" calcext:value-type="string">
            <text:p>Unlocks potential in your Aura-reading ability and your ingenious modifications to Hooks alert you of tampering. At the start of the Trial, 4 random Hooks are changed into Scourge Hooks: The Auras of Scourge Hooks are revealed to you in white. Receive a Loud Noise Notification, whenever a Survivor starts sabotaging a Hook. While carrying a Survivor, the Auras of all Survivors within 8/10/12 metres of a Scourge Hook are revealed to you.</text:p>
          </table:table-cell>
          <table:table-cell office:value-type="string" calcext:value-type="string">
            <text:p>"No excuses, no equivocations... No crying." — Amanda Young</text:p>
          </table:table-cell>
        </table:table-row>
        <table:table-row table:style-name="ro1">
          <table:table-cell office:value-type="string" calcext:value-type="string">
            <text:p>Scourge Hook: Jagged Compass</text:p>
          </table:table-cell>
          <table:table-cell office:value-type="string" calcext:value-type="string">
            <text:p>scourgeHookJaggedCompass.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Houndmaster</text:p>
          </table:table-cell>
          <table:table-cell office:value-type="string" calcext:value-type="string">
            <text:p>Sometimes the compass points north. Other times it points somewhere else entirely. At the start of the Trial, 4 random Hooks are changed into Scourge Hooks: The Auras of Scourge Hooks are revealed to you in white. Whenever a Survivor is unhooked from a normal Hook, the following effect applies: The Hook is converted into a Scourge Hook. Whenever you hook a Survivor onto a Scourge Hook, the following effect applies: The Aura of the Generator with the most progression is highlighted in yellow for 6/8/10 seconds.</text:p>
          </table:table-cell>
          <table:table-cell office:value-type="string" calcext:value-type="string">
            <text:p>"Drop anchor! I will chart us a new course." — Portia Maye</text:p>
          </table:table-cell>
        </table:table-row>
        <table:table-row table:style-name="ro1">
          <table:table-cell office:value-type="string" calcext:value-type="string">
            <text:p>Scourge Hook: Monstrous Shrine</text:p>
          </table:table-cell>
          <table:table-cell office:value-type="string" calcext:value-type="string">
            <text:p>scourgeHookMonstrousShrine.png</text:p>
          </table:table-cell>
          <table:table-cell office:value-type="string" calcext:value-type="string">
            <text:p>Killer</text:p>
          </table:table-cell>
          <table:table-cell office:value-type="string" calcext:value-type="string">
            <text:p>killerperks</text:p>
          </table:table-cell>
          <table:table-cell office:value-type="string" calcext:value-type="string">
            <text:p>Common Perk</text:p>
          </table:table-cell>
          <table:table-cell office:value-type="string" calcext:value-type="string">
            <text:p>Your fervent care of the Hooks found in the Basement has aroused The Entity's interest. At the start of the Trial, 4 random Hooks, as well as the 4 Basement Hooks, are changed into Scourge Hooks: The Auras of Scourge Hooks are revealed to you in white. Whenever a Survivor is hooked onto a Scourge Hook, the following effect applies when you are farther than 24 metres from the hooked Survivor: Accelerates the Sacrifice Process by 10/15/20 %.</text:p>
          </table:table-cell>
          <table:table-cell office:value-type="string" calcext:value-type="string">
            <text:p>"Then you will know that there is no escape. When hanging in the depths, you face the dark one."</text:p>
          </table:table-cell>
        </table:table-row>
        <table:table-row table:style-name="ro1">
          <table:table-cell office:value-type="string" calcext:value-type="string">
            <text:p>Scourge Hook: Pain Resonance</text:p>
          </table:table-cell>
          <table:table-cell office:value-type="string" calcext:value-type="string">
            <text:p>scourgeHookPainResonanc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Artist</text:p>
          </table:table-cell>
          <table:table-cell office:value-type="string" calcext:value-type="string">
            <text:p>Overwhelming pain reverberates outwards. At the start of the Trial, 4 random Hooks are changed into Scourge Hooks: The Auras of Scourge Hooks are revealed to you in white. You start the Trial with 4 Tokens on Scourge Hook: Pain Resonance. Each time a Survivor is hooked on a Scourge Hook for the first time, 1 Token is consumed and the following effects apply: The Generator with the most Progression explodes and instantly regresses by 10/15/20 % of its total Progression. Normal Generator Regression applies afterwards. All Survivors repairing that Generator will scream, but not reveal their location. Scourge Hook: Pain Resonance is disabled for the remainder of the Trial once all Tokens are consumed. </text:p>
          </table:table-cell>
          <table:table-cell office:value-type="string" calcext:value-type="string">
            <text:p>"The pain spills beyond flesh/darkness staining the horizon." — Girl in the Shadow by Carmina Mora</text:p>
          </table:table-cell>
        </table:table-row>
        <table:table-row table:style-name="ro1">
          <table:table-cell office:value-type="string" calcext:value-type="string">
            <text:p>Septic Touch</text:p>
          </table:table-cell>
          <table:table-cell office:value-type="string" calcext:value-type="string">
            <text:p>septicTouch.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Dredge</text:p>
          </table:table-cell>
          <table:table-cell office:value-type="string" calcext:value-type="string">
            <text:p>The Land of the Shadows subsumes all. Healing only delays the inevitable. Whenever a Survivor performs a Healing action while they are inside your Terror Radius, that Survivor suffers from the Blindness and Exhausted Status Effects. These effects linger for 6/8/10 seconds after the Healing action is interrupted by any means.</text:p>
          </table:table-cell>
          <table:table-cell office:value-type="string" calcext:value-type="string">
            <text:p>"Do not admit to fear, or pain, or doubt. These are the seeds from which darkness grows." — Otto Stamper</text:p>
          </table:table-cell>
        </table:table-row>
        <table:table-row table:style-name="ro1">
          <table:table-cell office:value-type="string" calcext:value-type="string">
            <text:p>Shadowborn</text:p>
          </table:table-cell>
          <table:table-cell office:value-type="string" calcext:value-type="string">
            <text:p>shadowborn.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Wraith</text:p>
          </table:table-cell>
          <table:table-cell office:value-type="string" calcext:value-type="string">
            <text:p>You have a keen vision in the darkness of the night. When blinded by any means, you are granted a 6/8/10 % Haste Status Effect for 10 seconds.</text:p>
          </table:table-cell>
          <table:table-cell office:value-type="string" calcext:value-type="string">
            <text:p>"Shining in the darkest dark, his eyes pierce the night and sting your soul."</text:p>
          </table:table-cell>
        </table:table-row>
        <table:table-row table:style-name="ro1">
          <table:table-cell office:value-type="string" calcext:value-type="string">
            <text:p>Shattered Hope</text:p>
          </table:table-cell>
          <table:table-cell office:value-type="string" calcext:value-type="string">
            <text:p>shatteredHope.png</text:p>
          </table:table-cell>
          <table:table-cell office:value-type="string" calcext:value-type="string">
            <text:p>Killer</text:p>
          </table:table-cell>
          <table:table-cell office:value-type="string" calcext:value-type="string">
            <text:p>killerperks</text:p>
          </table:table-cell>
          <table:table-cell office:value-type="string" calcext:value-type="string">
            <text:p>Common Perk</text:p>
          </table:table-cell>
          <table:table-cell office:value-type="string" calcext:value-type="string">
            <text:p>To capture your prey, you must first extinguish their hope. Instead of snuffing Boon Totems you destroy them. Destroying a Boon Totem this way reveals the Auras of all Survivors that were within its range at that moment for 6/7/8 seconds.</text:p>
          </table:table-cell>
          <table:table-cell office:value-type="string" calcext:value-type="string">
            <text:p>"Nothing is permanent here. Nothing except our endless perdition." — Unknown, Notebook</text:p>
          </table:table-cell>
        </table:table-row>
        <table:table-row table:style-name="ro1">
          <table:table-cell office:value-type="string" calcext:value-type="string">
            <text:p>Sloppy Butcher</text:p>
          </table:table-cell>
          <table:table-cell office:value-type="string" calcext:value-type="string">
            <text:p>sloppyButcher.png</text:p>
          </table:table-cell>
          <table:table-cell office:value-type="string" calcext:value-type="string">
            <text:p>Killer</text:p>
          </table:table-cell>
          <table:table-cell office:value-type="string" calcext:value-type="string">
            <text:p>killerperks</text:p>
          </table:table-cell>
          <table:table-cell office:value-type="string" calcext:value-type="string">
            <text:p>Common Perk</text:p>
          </table:table-cell>
          <table:table-cell office:value-type="string" calcext:value-type="string">
            <text:p>You know where to hit to make them bleed. Wounds inflicted by Basic Attacks cause Survivors to suffer from the Haemorrhage and Mangled Status Effects for 70/80/90 seconds. Increases the Bleeding frequency of injured Survivors by 50/75/100 % for the same duration. Increases the Regression rate at which partial Healing Progression is lost because of Haemorrhage by +25 %.</text:p>
          </table:table-cell>
          <table:table-cell office:value-type="string" calcext:value-type="string">
            <text:p>"It is in its sadistic nature. There is no swift kill as it delights in the obscene spectacle of our agonising suffering."</text:p>
          </table:table-cell>
        </table:table-row>
        <table:table-row table:style-name="ro1">
          <table:table-cell office:value-type="string" calcext:value-type="string">
            <text:p>Spies From The Shadows</text:p>
          </table:table-cell>
          <table:table-cell office:value-type="string" calcext:value-type="string">
            <text:p>spiesFromTheShadows.png</text:p>
          </table:table-cell>
          <table:table-cell office:value-type="string" calcext:value-type="string">
            <text:p>Killer</text:p>
          </table:table-cell>
          <table:table-cell office:value-type="string" calcext:value-type="string">
            <text:p>killerperks</text:p>
          </table:table-cell>
          <table:table-cell office:value-type="string" calcext:value-type="string">
            <text:p>Common Perk</text:p>
          </table:table-cell>
          <table:table-cell office:value-type="string" calcext:value-type="string">
            <text:p>Allows the Crows found in the environment to directly communicate with you. Whenever you are within 20/28/36 metres of a Crow that was startled by a nearby Survivor, you are alerted with a Loud Noise Notification. Spies from the Shadows has a cool-down of 5 seconds between alerts. </text:p>
          </table:table-cell>
          <table:table-cell office:value-type="string" calcext:value-type="string">
            <text:p>"In the shadows they torment, scarring our minds with each scream."</text:p>
          </table:table-cell>
        </table:table-row>
        <table:table-row table:style-name="ro1">
          <table:table-cell office:value-type="string" calcext:value-type="string">
            <text:p>Spirit Fury</text:p>
          </table:table-cell>
          <table:table-cell office:value-type="string" calcext:value-type="string">
            <text:p>spiritFury.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Spirit</text:p>
          </table:table-cell>
          <table:table-cell office:value-type="string" calcext:value-type="string">
            <text:p>Each obstacle you break magnifies the wrath of The Entity. After manually breaking a dropped Pallet by any means for a total of 4/3/2 times, Spirit Fury activates: Causes The Entity to instantly break the next Pallet used to stun you. The normal Stun penalty applies afterwards, unless it is mitigated by other effects. Spirit Fury deactivates after use. </text:p>
          </table:table-cell>
          <table:table-cell office:value-type="string" calcext:value-type="string">
            <text:p>"Fury is her blood." </text:p>
          </table:table-cell>
        </table:table-row>
        <table:table-row table:style-name="ro1">
          <table:table-cell office:value-type="string" calcext:value-type="string">
            <text:p>Starstruck</text:p>
          </table:table-cell>
          <table:table-cell office:value-type="string" calcext:value-type="string">
            <text:p>starstruck.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Trickster</text:p>
          </table:table-cell>
          <table:table-cell office:value-type="string" calcext:value-type="string">
            <text:p>Your unmatched showmanship dazzles all. When carrying a Survivor, Starstruck activates: Survivors suffer from the Exposed Status Effect while in your Terror Radius. The Status Effect lingers for 26/28/30 seconds after leaving your Terror Radius. After hooking or dropping the carried Survivor, Starstruck deactivates: The Status Effect persists for 26/28/30 seconds for any Survivor inside your Terror Radius at that moment. Starstruck has a cool-down of 60 seconds once the Survivor is no longer being carried. </text:p>
          </table:table-cell>
          <table:table-cell office:value-type="string" calcext:value-type="string">
            <text:p>"Enjoy this moment, few get so close." — Ji-Woon Hak</text:p>
          </table:table-cell>
        </table:table-row>
        <table:table-row table:style-name="ro1">
          <table:table-cell office:value-type="string" calcext:value-type="string">
            <text:p>Stridor</text:p>
          </table:table-cell>
          <table:table-cell office:value-type="string" calcext:value-type="string">
            <text:p>stridor.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Nurse</text:p>
          </table:table-cell>
          <table:table-cell office:value-type="string" calcext:value-type="string">
            <text:p>You are acutely sensitive to the breathing of your prey. Increases the volume of Grunts of Pain of injured Survivors by 30/40/50 %. Increases the volume of regular breathing of Survivors by 15/20/25 %.</text:p>
          </table:table-cell>
          <table:table-cell office:value-type="string" calcext:value-type="string">
            <text:p>"If you do not stop and catch your breath... she will."</text:p>
          </table:table-cell>
        </table:table-row>
        <table:table-row table:style-name="ro1">
          <table:table-cell office:value-type="string" calcext:value-type="string">
            <text:p>Superior Anatomy</text:p>
          </table:table-cell>
          <table:table-cell office:value-type="string" calcext:value-type="string">
            <text:p>superiorAnatomy.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Mastermind</text:p>
          </table:table-cell>
          <table:table-cell office:value-type="string" calcext:value-type="string">
            <text:p>Decades of research have culminated in you: something faster, stronger, and more dangerous than any human. Whenever a Survivor performs a Rushed Vault within 8 metres of your location, Superior Anatomy activates: Increases your Vaulting speed by 30/35/40 %. Superior Anatomy deactivates after vaulting. Superior Anatomy has a cool-down of 30 seconds. </text:p>
          </table:table-cell>
          <table:table-cell/>
        </table:table-row>
        <table:table-row table:style-name="ro1">
          <table:table-cell office:value-type="string" calcext:value-type="string">
            <text:p>Surge</text:p>
          </table:table-cell>
          <table:table-cell office:value-type="string" calcext:value-type="string">
            <text:p>surg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Demogorgon</text:p>
          </table:table-cell>
          <table:table-cell office:value-type="string" calcext:value-type="string">
            <text:p>Your eerie presence charges the air and interferes with technology. Whenever you put a Survivor into the Dying State with a Basic Attack, all Generators within 32 metres of your location instantly explode and start regressing. Instantly regresses affected Generators by 6/7/8 %.</text:p>
          </table:table-cell>
          <table:table-cell office:value-type="string" calcext:value-type="string">
            <text:p>"The creature appears to have some unknown influence over electricity and nearby electronics." — Hawkins National Laboratory</text:p>
          </table:table-cell>
        </table:table-row>
        <table:table-row table:style-name="ro1">
          <table:table-cell office:value-type="string" calcext:value-type="string">
            <text:p>Surveillance</text:p>
          </table:table-cell>
          <table:table-cell office:value-type="string" calcext:value-type="string">
            <text:p>surveillanc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Pig</text:p>
          </table:table-cell>
          <table:table-cell office:value-type="string" calcext:value-type="string">
            <text:p>Unlocks potential in your Aura-reading ability. The Auras of regressing Generators are highlighted in white. If the Regression progress is interrupted on a Generator, its Aura will be highlighted in yellow for 8/12/16 seconds. Surveillance increases the audible range of Survivors' Generator-repairing noises by 8 metres.</text:p>
          </table:table-cell>
          <table:table-cell office:value-type="string" calcext:value-type="string">
            <text:p><text:s/>"Are you gonna behave?" — Amanda Young </text:p>
          </table:table-cell>
        </table:table-row>
        <table:table-row table:style-name="ro1">
          <table:table-cell office:value-type="string" calcext:value-type="string">
            <text:p>Terminus</text:p>
          </table:table-cell>
          <table:table-cell office:value-type="string" calcext:value-type="string">
            <text:p>terminus.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Mastermind</text:p>
          </table:table-cell>
          <table:table-cell office:value-type="string" calcext:value-type="string">
            <text:p>You are a brilliant tactician who prepares for every eventuality. Once the Exit Gates are powered, Terminus activates: All Survivors who are either injured, dying, or hooked, suffer from the Broken Status Effect until an Exit Gate is opened. This effect lingers for an additional 20/25/30 seconds.</text:p>
          </table:table-cell>
          <table:table-cell/>
        </table:table-row>
        <table:table-row table:style-name="ro1">
          <table:table-cell office:value-type="string" calcext:value-type="string">
            <text:p>Territorial Imperative</text:p>
          </table:table-cell>
          <table:table-cell office:value-type="string" calcext:value-type="string">
            <text:p>territorialImperativ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Huntress</text:p>
          </table:table-cell>
          <table:table-cell office:value-type="string" calcext:value-type="string">
            <text:p>Unlocks potential in your Aura-reading ability. Whenever you are farther than 24 metres from the Basement while a Survivor enters it, Territorial Imperative activates: The Aura of that Survivor is revealed to you for 4/5/6 seconds. Territorial Imperative has a cool-down of 45 seconds. </text:p>
          </table:table-cell>
          <table:table-cell office:value-type="string" calcext:value-type="string">
            <text:p>"We're not safe anywhere..." </text:p>
          </table:table-cell>
        </table:table-row>
        <table:table-row table:style-name="ro1">
          <table:table-cell office:value-type="string" calcext:value-type="string">
            <text:p>Thanatophobia</text:p>
          </table:table-cell>
          <table:table-cell office:value-type="string" calcext:value-type="string">
            <text:p>thanatophobia.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Nurse</text:p>
          </table:table-cell>
          <table:table-cell office:value-type="string" calcext:value-type="string">
            <text:p>Their courage fades in the face of their undeniable mortality. Each injured, dying, or hooked Survivor afflicts Survivors with a stack-able 1/1.5/2 % Action Speed penalty to Repairing, Sabotaging, and Cleansing, up to a maximum of 4/6/8 %. Increases the Action Speed penalty by a further 12 %, if there are 4 Survivors, who are either injured, dying, or hooked at the same time.</text:p>
          </table:table-cell>
          <table:table-cell office:value-type="string" calcext:value-type="string">
            <text:p>"She plays with us and revels in our pain." </text:p>
          </table:table-cell>
        </table:table-row>
        <table:table-row table:style-name="ro1">
          <table:table-cell office:value-type="string" calcext:value-type="string">
            <text:p>Thrilling Tremors</text:p>
          </table:table-cell>
          <table:table-cell office:value-type="string" calcext:value-type="string">
            <text:p>thrillingTremors.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Ghost Face</text:p>
          </table:table-cell>
          <table:table-cell office:value-type="string" calcext:value-type="string">
            <text:p>Your dark designs and shrewd composure rouse The Entity. After picking up a Survivor, all Generators not currently being repaired by Survivors are blocked by The Entity for the next 16 seconds. The Auras of blocked Generators are highlighted to you in white. Thrilling Tremors has a cool-down of 100/80/60 seconds.</text:p>
          </table:table-cell>
          <table:table-cell office:value-type="string" calcext:value-type="string">
            <text:p>"The night assists me and it's endless here." — The Ghost Face</text:p>
          </table:table-cell>
        </table:table-row>
        <table:table-row table:style-name="ro1">
          <table:table-cell office:value-type="string" calcext:value-type="string">
            <text:p>THWACK!</text:p>
          </table:table-cell>
          <table:table-cell office:value-type="string" calcext:value-type="string">
            <text:p>thwack.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Skull Merchant</text:p>
          </table:table-cell>
          <table:table-cell office:value-type="string" calcext:value-type="string">
            <text:p>Your prey is terrified by your relentless pursuit. Start the Trial with 3 Tokens. Whenever you break a Breakable Wall or a dropped Pallet, THWACK! consumes -1 Token and applies the following effect: Causes all Survivors within 24 metres of your location to scream and reveal their location for 3/4/5 seconds. Whenever you hook a Survivor, THWACK! is granted +1 Token. </text:p>
          </table:table-cell>
          <table:table-cell office:value-type="string" calcext:value-type="string">
            <text:p>"All those who stood in her path feared her mighty THWACK!" — Sonhadores Sombrios, Issue #3</text:p>
          </table:table-cell>
        </table:table-row>
        <table:table-row table:style-name="ro1">
          <table:table-cell office:value-type="string" calcext:value-type="string">
            <text:p>Tinkerer</text:p>
          </table:table-cell>
          <table:table-cell office:value-type="string" calcext:value-type="string">
            <text:p>tinkerer.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Hillbilly</text:p>
          </table:table-cell>
          <table:table-cell office:value-type="string" calcext:value-type="string">
            <text:p>Whenever a Generator is repaired to 70 %, you benefit from the following effects: Triggers a Loud Noise Notification for that Generator, revealing its location. Grants the Undetectable Status Effect for the next 12/14/16 seconds. Tinkerer can only trigger once per Generator per Trial. </text:p>
          </table:table-cell>
          <table:table-cell office:value-type="string" calcext:value-type="string">
            <text:p>"The Hillbilly makes impressive tools out of scraps. Tools aimed at maiming us in creative ways." — Notebook</text:p>
          </table:table-cell>
        </table:table-row>
        <table:table-row table:style-name="ro1">
          <table:table-cell office:value-type="string" calcext:value-type="string">
            <text:p>Trail of Torment</text:p>
          </table:table-cell>
          <table:table-cell office:value-type="string" calcext:value-type="string">
            <text:p>trailOfTorment.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Executioner</text:p>
          </table:table-cell>
          <table:table-cell office:value-type="string" calcext:value-type="string">
            <text:p>You guide your victims along a path of pain and punishment. Performing the Damage Generator action on a Generator activates Trail of Torment: Grants the Undetectable Status Effect until the Generator stops regressing. The Aura of the damaged Generator is revealed to all Survivors in yellow. Trail of Torment has a cool-down of 60/45/30 seconds. </text:p>
          </table:table-cell>
          <table:table-cell/>
        </table:table-row>
        <table:table-row table:style-name="ro1">
          <table:table-cell office:value-type="string" calcext:value-type="string">
            <text:p>Ultimate Weapon</text:p>
          </table:table-cell>
          <table:table-cell office:value-type="string" calcext:value-type="string">
            <text:p>ultimateWeapon.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Xenomorph</text:p>
          </table:table-cell>
          <table:table-cell office:value-type="string" calcext:value-type="string">
            <text:p>When they spot you, they know the end is near. When you open a Locker, all Survivors within 32 metres of the Locker scream and reveal their location to you. This causes them to suffer from the Blindness Status Effect for 30 seconds. Ultimate Weapon has a cool-down of 80/70/60 seconds. </text:p>
          </table:table-cell>
          <table:table-cell office:value-type="string" calcext:value-type="string">
            <text:p>"I can't lie to you about your chances, but... you have my sympathies." — Ash</text:p>
          </table:table-cell>
        </table:table-row>
        <table:table-row table:style-name="ro1">
          <table:table-cell office:value-type="string" calcext:value-type="string">
            <text:p>Unbound</text:p>
          </table:table-cell>
          <table:table-cell office:value-type="string" calcext:value-type="string">
            <text:p>unbound.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Unknown</text:p>
          </table:table-cell>
          <table:table-cell office:value-type="string" calcext:value-type="string">
            <text:p>Pain lingers in the air, an alluring aroma that excites the impulses. When a Survivor becomes injured by any means, Unbound activates for 24/27/30 seconds: Grants a +10 % Haste Status Effect for 10 seconds after vaulting a Window. This effect cannot stack with itself.</text:p>
          </table:table-cell>
          <table:table-cell office:value-type="string" calcext:value-type="string">
            <text:p>"I heard it. Running. It was getting closer!" — Anonymous Testimony, 09/09/1979 </text:p>
          </table:table-cell>
        </table:table-row>
        <table:table-row table:style-name="ro1">
          <table:table-cell office:value-type="string" calcext:value-type="string">
            <text:p>Undone</text:p>
          </table:table-cell>
          <table:table-cell office:value-type="string" calcext:value-type="string">
            <text:p>undon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Unknown</text:p>
          </table:table-cell>
          <table:table-cell office:value-type="string" calcext:value-type="string">
            <text:p>Hope is the delusion that keeps its victims alive. Whenever a Survivor fails a Skill Check while repairing or healing, Undone gains +3 Tokens, up to a maximum of 18/24/30 Tokens. Performing the Damage Generator action on a Generator consumes all accumulated Tokens and applies the following effects: Instantly regresses the damaged Generator by -1 % per Token of its total Progression. Blocks the damaged Generator for 1 second per Token. Causes the damaged Generator to start regressing once it becomes unblocked. Undone has a cool-down of 60 seconds. </text:p>
          </table:table-cell>
          <table:table-cell office:value-type="string" calcext:value-type="string">
            <text:p>"Erratic behavior in machinery could be related to [REDACTED], further testing required." — OSS Report, 12/02/1943</text:p>
          </table:table-cell>
        </table:table-row>
        <table:table-row table:style-name="ro1">
          <table:table-cell office:value-type="string" calcext:value-type="string">
            <text:p>Unforeseen</text:p>
          </table:table-cell>
          <table:table-cell office:value-type="string" calcext:value-type="string">
            <text:p>unforeseen.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Unknown</text:p>
          </table:table-cell>
          <table:table-cell office:value-type="string" calcext:value-type="string">
            <text:p>Terror takes many forms and whispers devastating lies in its victims' ears. Performing the Damage Generator action on a Generator applies Unforeseen for 22/26/30 seconds: Transfers your Terror Radius to the damaged Generator and sets its range to 32 metres. Grants the Undetectable Status Effect.</text:p>
          </table:table-cell>
          <table:table-cell office:value-type="string" calcext:value-type="string">
            <text:p>"Mom, if you find this, I'm sorry..." — Final Journal Entry, 07/12/1991</text:p>
          </table:table-cell>
        </table:table-row>
        <table:table-row table:style-name="ro1">
          <table:table-cell office:value-type="string" calcext:value-type="string">
            <text:p>Unnerving Presence</text:p>
          </table:table-cell>
          <table:table-cell office:value-type="string" calcext:value-type="string">
            <text:p>unnervingPresenc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Trapper</text:p>
          </table:table-cell>
          <table:table-cell office:value-type="string" calcext:value-type="string">
            <text:p>Your presence alone instils great fear. Survivors repairing or healing within your Terror Radius suffer from the following effects: Increases the Trigger odds of Skill Check by 10 %. Decreases the Success zone of Skill Checks by 40/50/60 %.</text:p>
          </table:table-cell>
          <table:table-cell office:value-type="string" calcext:value-type="string">
            <text:p>"Its presence befalls us." </text:p>
          </table:table-cell>
        </table:table-row>
        <table:table-row table:style-name="ro1">
          <table:table-cell office:value-type="string" calcext:value-type="string">
            <text:p>Unrelenting</text:p>
          </table:table-cell>
          <table:table-cell office:value-type="string" calcext:value-type="string">
            <text:p>unrelenting.png</text:p>
          </table:table-cell>
          <table:table-cell office:value-type="string" calcext:value-type="string">
            <text:p>Killer</text:p>
          </table:table-cell>
          <table:table-cell office:value-type="string" calcext:value-type="string">
            <text:p>killerperks</text:p>
          </table:table-cell>
          <table:table-cell office:value-type="string" calcext:value-type="string">
            <text:p>Common</text:p>
          </table:table-cell>
          <table:table-cell office:value-type="string" calcext:value-type="string">
            <text:p>You recuperate faster from missed attacks made with your main weapon. Reduces the Cool-down of missed Basic Attacks by 20/25/30 %.</text:p>
          </table:table-cell>
          <table:table-cell/>
        </table:table-row>
        <table:table-row table:style-name="ro1">
          <table:table-cell office:value-type="string" calcext:value-type="string">
            <text:p>Weave Attunement</text:p>
          </table:table-cell>
          <table:table-cell office:value-type="string" calcext:value-type="string">
            <text:p>weaveAttunement.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Lich</text:p>
          </table:table-cell>
          <table:table-cell office:value-type="string" calcext:value-type="string">
            <text:p>You are so attuned to magical energies that you can sense even minor ripples around enchantments. Whenever an Item is depleted for the first time, it is automatically dropped: The Auras of dropped Survivor Items are revealed to you, as well as the Auras of any Survivors within 8 metres of them. Affected Survivors see the Aura of that Item as well. Causes Survivors picking up a Survivor Item to suffer from the Oblivious Status Effect for 20/25/30 seconds.</text:p>
          </table:table-cell>
          <table:table-cell office:value-type="string" calcext:value-type="string">
            <text:p>"No number of novelties will protect you from me!" — Vecna</text:p>
          </table:table-cell>
        </table:table-row>
        <table:table-row table:style-name="ro1">
          <table:table-cell office:value-type="string" calcext:value-type="string">
            <text:p>Whispers</text:p>
          </table:table-cell>
          <table:table-cell office:value-type="string" calcext:value-type="string">
            <text:p>whispers.png</text:p>
          </table:table-cell>
          <table:table-cell office:value-type="string" calcext:value-type="string">
            <text:p>Killer</text:p>
          </table:table-cell>
          <table:table-cell office:value-type="string" calcext:value-type="string">
            <text:p>killerperks</text:p>
          </table:table-cell>
          <table:table-cell office:value-type="string" calcext:value-type="string">
            <text:p>Common Perk</text:p>
          </table:table-cell>
          <table:table-cell office:value-type="string" calcext:value-type="string">
            <text:p>You have a rudimentary understanding of The Entity's voice. Whenever at least one Survivor is within 48/40/32 metres of your location, you hear the sporadic whispers of the Entity.</text:p>
          </table:table-cell>
          <table:table-cell office:value-type="string" calcext:value-type="string">
            <text:p>"It is unclear as to the motivations of The Fog, but it is undeniable that it often takes the beast's side." — Unknown, Notebook</text:p>
          </table:table-cell>
        </table:table-row>
        <table:table-row table:style-name="ro1">
          <table:table-cell office:value-type="string" calcext:value-type="string">
            <text:p>Zanshin Tactics</text:p>
          </table:table-cell>
          <table:table-cell office:value-type="string" calcext:value-type="string">
            <text:p>zanshinTactics.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Oni</text:p>
          </table:table-cell>
          <table:table-cell office:value-type="string" calcext:value-type="string">
            <text:p>Unlocks potential in your Aura-reading ability: You are mentally alert and aware of key points on the battlefield and nearby enemies in retreat. The Auras of Pallets and Windows are revealed to you within 32 metres. Whenever a Survivor drops a Pallet, their Aura is revealed to you for 3/4/5 seconds.</text:p>
          </table:table-cell>
          <table:table-cell office:value-type="string" calcext:value-type="string">
            <text:p>"Within your enemy's strength is weakness." — Renjiro's Doctrine 12:5</text:p>
          </table:table-cell>
        </table:table-row>
        <table:table-row table:style-name="ro1">
          <table:table-cell office:value-type="string" calcext:value-type="string">
            <text:p>Ace in The Hole</text:p>
          </table:table-cell>
          <table:table-cell office:value-type="string" calcext:value-type="string">
            <text:p>aceInTheHol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Ace Visconti</text:p>
          </table:table-cell>
          <table:table-cell office:value-type="string" calcext:value-type="string">
            <text:p>Lady Luck always seems to be throwing something good your way. When retrieving an Item from a Chest, there is a chance an Add-on will be attached to it: 100 % chance for an Add-on of Very Rare Rarity or lower. 10/25/50 % chance for a second Add-on of Uncommon Rarity or lower. Ace in the Hole allows you to keep any Add-ons your Item has equipped upon escaping. </text:p>
          </table:table-cell>
          <table:table-cell office:value-type="string" calcext:value-type="string">
            <text:p>"Everything that glitters isn't gold. But gold isn't worth a damn in this place, so this should come in handy." — Ace Visconti</text:p>
          </table:table-cell>
        </table:table-row>
        <table:table-row table:style-name="ro1">
          <table:table-cell office:value-type="string" calcext:value-type="string">
            <text:p>Adrenaline</text:p>
          </table:table-cell>
          <table:table-cell office:value-type="string" calcext:value-type="string">
            <text:p>adrenalin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Meg Thomas</text:p>
          </table:table-cell>
          <table:table-cell office:value-type="string" calcext:value-type="string">
            <text:p>You are fuelled by unexpecting energy when on the verge of escape. Once the Exit Gates are powered, Adrenaline activates: Instantly heal the equivalent of 1 Health State. Grants a +50 % Haste Status Effect for 3 seconds. Adrenaline ignores an existing Exhausted Status Effect , but causes it for 60/50/40 seconds. </text:p>
          </table:table-cell>
          <table:table-cell/>
        </table:table-row>
        <table:table-row table:style-name="ro1">
          <table:table-cell office:value-type="string" calcext:value-type="string">
            <text:p>Aftercare</text:p>
          </table:table-cell>
          <table:table-cell office:value-type="string" calcext:value-type="string">
            <text:p>aftercar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Jeff Johansen</text:p>
          </table:table-cell>
          <table:table-cell office:value-type="string" calcext:value-type="string">
            <text:p>Unlocks potential in your Aura-reading ability. The Auras of the last 1/2/3 Survivor(s) are permanently revealed to you, once any of the following conditions have been met: You have unhooked them. They have unhooked you. You have completed a Healing action on them. They have completed a Healing action on you. Those Survivors also have your Aura revealed to them. Aftercare resets its effect once you are hooked. </text:p>
          </table:table-cell>
          <table:table-cell office:value-type="string" calcext:value-type="string">
            <text:p>"A Mercy that Rips the Storm. Oil work to honour my best buddies who happen to be the best musicians I know. Their first album is still my favourite. It got me through a dark time in my life." — Jeff, oil on canvas, 16x16</text:p>
          </table:table-cell>
        </table:table-row>
        <table:table-row table:style-name="ro1">
          <table:table-cell office:value-type="string" calcext:value-type="string">
            <text:p>Alert</text:p>
          </table:table-cell>
          <table:table-cell office:value-type="string" calcext:value-type="string">
            <text:p>aler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Feng Min</text:p>
          </table:table-cell>
          <table:table-cell office:value-type="string" calcext:value-type="string">
            <text:p>Your acute senses are on high alert. Whenever the Killer performs the Break or Damage Action, Alert triggers: Their Aura is revealed to you for 3/4/5 seconds.</text:p>
          </table:table-cell>
          <table:table-cell office:value-type="string" calcext:value-type="string">
            <text:p>"I have true sight," — Feng Min</text:p>
          </table:table-cell>
        </table:table-row>
        <table:table-row table:style-name="ro1">
          <table:table-cell office:value-type="string" calcext:value-type="string">
            <text:p>Any Means Necessary</text:p>
          </table:table-cell>
          <table:table-cell office:value-type="string" calcext:value-type="string">
            <text:p>anyMeansNecessary.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Yui Kimura</text:p>
          </table:table-cell>
          <table:table-cell office:value-type="string" calcext:value-type="string">
            <text:p>You stand up for yourself, using whatever's on hand to gain an advantage. Press and hold the Active Ability button for 6/5/4 seconds while standing beside a dropped Pallet to reset it to its upright position. Grants the ability to see the Auras of all dropped but not yet destroyed Pallets in the environment.</text:p>
          </table:table-cell>
          <table:table-cell office:value-type="string" calcext:value-type="string">
            <text:p>"I'll hit you with everything I've got. Then I'll do it again." — Yui Kimura</text:p>
          </table:table-cell>
        </table:table-row>
        <table:table-row table:style-name="ro1">
          <table:table-cell office:value-type="string" calcext:value-type="string">
            <text:p>Appraisal</text:p>
          </table:table-cell>
          <table:table-cell office:value-type="string" calcext:value-type="string">
            <text:p>appraisal.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Élodie Rakoto</text:p>
          </table:table-cell>
          <table:table-cell office:value-type="string" calcext:value-type="string">
            <text:p>You have a careful eye that notices what many overlook. Appraisal has 3 Tokens at the start of the Trial: Consume -1 Token to perform the Rummage action on an already unlocked Chest in order to retrieve a second Item from it. Increases Rummaging speed by 40/60/80 %. Rummaging is only available once per Chest.</text:p>
          </table:table-cell>
          <table:table-cell/>
        </table:table-row>
        <table:table-row table:style-name="ro1">
          <table:table-cell office:value-type="string" calcext:value-type="string">
            <text:p>Autodidact</text:p>
          </table:table-cell>
          <table:table-cell office:value-type="string" calcext:value-type="string">
            <text:p>autodidac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Adam Francis</text:p>
          </table:table-cell>
          <table:table-cell office:value-type="string" calcext:value-type="string">
            <text:p>Succeeding a Skill Check while healing another Survivor grants +1 Token, up to a maximum of 3/4/5 Tokens: Suppresses Great Healing Skill Checks. Causes Good Healing Skill Checks to grant Healing progress based on the number of accumulated Tokens: 0 Tokens: -15 %. 1 Token: +0 %. 2 Tokens: +15 %. <text:s/>3 Tokens: +30 % (limit of Tier I). 4 Tokens: +45 % (limit of Tier II). 5 Tokens: +60 % (limit of Tier III). Autodidact is inactive when healing using a Med-Kit. </text:p>
          </table:table-cell>
          <table:table-cell office:value-type="string" calcext:value-type="string">
            <text:p>"There's no limit to what you can achieve, as long as you back with hard work." — Adam Francis</text:p>
          </table:table-cell>
        </table:table-row>
        <table:table-row table:style-name="ro1">
          <table:table-cell office:value-type="string" calcext:value-type="string">
            <text:p>Babysitter</text:p>
          </table:table-cell>
          <table:table-cell office:value-type="string" calcext:value-type="string">
            <text:p>babysitter.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Steve Harrington</text:p>
          </table:table-cell>
          <table:table-cell office:value-type="string" calcext:value-type="string">
            <text:p>While you have a reputation for being self-centred, you risk it all to help those in need. Whenever you unhook a Survivor, the Aura of the Killer is revealed to you for 8 seconds, while the unhooked Survivor benefits from the following effects for 20/25/30 seconds instead: Suppresses the creation of their Scratch Marks and Pools of Blood. Increases the strength of their Haste Status Effect by +15 %.</text:p>
          </table:table-cell>
          <table:table-cell office:value-type="string" calcext:value-type="string">
            <text:p>"I promised to keep you shitheads safe, and that's exactly what I plan on doing." — Steve Harrington</text:p>
          </table:table-cell>
        </table:table-row>
        <table:table-row table:style-name="ro1">
          <table:table-cell office:value-type="string" calcext:value-type="string">
            <text:p>Background Player</text:p>
          </table:table-cell>
          <table:table-cell office:value-type="string" calcext:value-type="string">
            <text:p>backgroundPlayer.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Renato Lyra</text:p>
          </table:table-cell>
          <table:table-cell office:value-type="string" calcext:value-type="string">
            <text:p>You are not usually the centre of attention and in some cases, this can be a good thing. Whenever another Survivor is picked up, Background Player activates for 10 seconds. Starting to run while it is active causes the following effect: Grants a +50 % Haste Status Effect for 5 seconds. Background Player causes the Exhausted Status Effect for 30/25/20 seconds. Background Player cannot be used when Exhausted. </text:p>
          </table:table-cell>
          <table:table-cell office:value-type="string" calcext:value-type="string">
            <text:p>"You forget about me?" — Renato Lyra </text:p>
          </table:table-cell>
        </table:table-row>
        <table:table-row table:style-name="ro1">
          <table:table-cell office:value-type="string" calcext:value-type="string">
            <text:p>Balanced Landing</text:p>
          </table:table-cell>
          <table:table-cell office:value-type="string" calcext:value-type="string">
            <text:p>balancedLanding.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Nea Karlsson</text:p>
          </table:table-cell>
          <table:table-cell office:value-type="string" calcext:value-type="string">
            <text:p>Your agility and cat-like relexes are incomparable. After falling from a height, you benefit from the following effects: <text:s/>Reduces the duration of the Stagger upon landing by -75 %. Suppresses all noises associated with falling. Grants a +50 % Haste Status Effect for 3 seconds upon landing. Balanced Landing causes the Exhausted Status Effect for 60/50/40 seconds. Balanced Landing cannot be used when Exhausted. </text:p>
          </table:table-cell>
          <table:table-cell office:value-type="string" calcext:value-type="string">
            <text:p>"I have jumped from higher places." — Nea Karlsson</text:p>
          </table:table-cell>
        </table:table-row>
        <table:table-row table:style-name="ro1">
          <table:table-cell office:value-type="string" calcext:value-type="string">
            <text:p>Bardic Inspiration</text:p>
          </table:table-cell>
          <table:table-cell office:value-type="string" calcext:value-type="string">
            <text:p>bardicInspiratio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Aestri Yazar &amp; Baermar Uraz</text:p>
          </table:table-cell>
          <table:table-cell office:value-type="string" calcext:value-type="string">
            <text:p>It's time to give your audience a show. Will you bring the house down or will you choke? Press the Active Ability button while standing and motionless to enter the Performance interaction that lasts up to 15 seconds and empowers other Survivors within 16 metres of your location. The empowering effect depends on the result of you rolling a d20 and lasts for 90 seconds after completing the Performance: 1: You scream, but without notifying the Killer. 2 - 10: Skill Checks grant +1 % Progression. 11 - 19: Skill Checks grant +2 % Progression. 20: Skill Checks grant +3 % Progression. Bardic Inspiration has a cool-down of 110/100/90 seconds after completing the Performance or cancelling it. </text:p>
          </table:table-cell>
          <table:table-cell office:value-type="string" calcext:value-type="string">
            <text:p>"Listen closely! I'm about to save your life!" — Aestri</text:p>
          </table:table-cell>
        </table:table-row>
        <table:table-row table:style-name="ro1">
          <table:table-cell office:value-type="string" calcext:value-type="string">
            <text:p>Better Than New</text:p>
          </table:table-cell>
          <table:table-cell office:value-type="string" calcext:value-type="string">
            <text:p>betterThanNew.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Rebecca Chambers</text:p>
          </table:table-cell>
          <table:table-cell office:value-type="string" calcext:value-type="string">
            <text:p>You are an expert in combat medicine. Patients leave your care reinvigorated. Completing a Healing action on another Survivor grants them the following benefits until they receive damage again: Increases their Action speeds for Blessing, Cleansing, Healing, and Unlocking by 12/14/16 %.</text:p>
          </table:table-cell>
          <table:table-cell/>
        </table:table-row>
        <table:table-row table:style-name="ro1">
          <table:table-cell office:value-type="string" calcext:value-type="string">
            <text:p>Better Together</text:p>
          </table:table-cell>
          <table:table-cell office:value-type="string" calcext:value-type="string">
            <text:p>betterTogether.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Nancy Wheeler</text:p>
          </table:table-cell>
          <table:table-cell office:value-type="string" calcext:value-type="string">
            <text:p>You seek justice and uncover the truth no matter what obstacle stands in your way. While repairing a Generator, its Aura is highlighted in yellow to all other Survivors within 32 metres. Whenever the Killer downs a Survivor while you are repairing a Generator, the Auras of all other Survivors are revealed to you for 8/9/10 seconds.</text:p>
          </table:table-cell>
          <table:table-cell office:value-type="string" calcext:value-type="string">
            <text:p>"Let's burn that lab to the ground." — Nancy Wheeler</text:p>
          </table:table-cell>
        </table:table-row>
        <table:table-row table:style-name="ro1">
          <table:table-cell office:value-type="string" calcext:value-type="string">
            <text:p>Bite The Bullet</text:p>
          </table:table-cell>
          <table:table-cell office:value-type="string" calcext:value-type="string">
            <text:p>biteTheBulle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Leon Scott Kennedy</text:p>
          </table:table-cell>
          <table:table-cell office:value-type="string" calcext:value-type="string">
            <text:p>Pain hurts you as much as anyone, but you would prefer others do not know that. When healing yourself or another Survivor, you benefit from the following effects: Suppresses all noises related to Healing and Grunts of Pain. Failed Healing Skill Checks do not trigger a Loud Noise Notification. Reduces the Penalty to 3/2/1 % of the total Progression.</text:p>
          </table:table-cell>
          <table:table-cell office:value-type="string" calcext:value-type="string">
            <text:p><text:s/>"I can do this." — Leon Scott Kennedy </text:p>
          </table:table-cell>
        </table:table-row>
        <table:table-row table:style-name="ro1">
          <table:table-cell office:value-type="string" calcext:value-type="string">
            <text:p>Blast Mine</text:p>
          </table:table-cell>
          <table:table-cell office:value-type="string" calcext:value-type="string">
            <text:p>blastMin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Jill Valentine</text:p>
          </table:table-cell>
          <table:table-cell office:value-type="string" calcext:value-type="string">
            <text:p>When direct combat is not an option, you still find ways to strike back. After repairing Generators for a total of 40 %, Blast Mine activates: Press the Active Ability button while near a partially progressed Generator to install a Trap, which stays active for 100/110/120 seconds. When the Killer damages the Trapped Generator, its Trap explodes half-way through: Stuns the Killer for 4 seconds. Blinds all Players within 12.5 metres of the Trapped Generator. Blast Mine deactivates after triggering successfully or once the timer runs out. The Auras of Trapped Generators are revealed to all Survivors in yellow. </text:p>
          </table:table-cell>
          <table:table-cell office:value-type="string" calcext:value-type="string">
            <text:p>"You want S.T.A.R.S.? I'll give you S.T.A.R.S.!" — Jill Valentine</text:p>
          </table:table-cell>
        </table:table-row>
        <table:table-row table:style-name="ro1">
          <table:table-cell office:value-type="string" calcext:value-type="string">
            <text:p>Blood Pact</text:p>
          </table:table-cell>
          <table:table-cell office:value-type="string" calcext:value-type="string">
            <text:p>bloodPac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heryl Mason</text:p>
          </table:table-cell>
          <table:table-cell office:value-type="string" calcext:value-type="string">
            <text:p>It is as if a latent part of yourself has awakened. You feel like you can reach out beyond yourself for assistance. When either you or the Obsession become injured by any means, Blood Pact activates: Your Auras are constantly revealed to one another. Completing a Healing Action on the Obsession or having them complete one on yourself, grants both of you a 5/6/7 % Haste Status Effect. This effect lasts for as long as you both remain within 16 metres of one another. Blood Pact is temporarily disabled if you yourself are the Obsession. Reduces your chance of becoming the initial Obsession by reducing the default value by -100 %. The Killer can only be obsessed with one Survivor at a time. </text:p>
          </table:table-cell>
          <table:table-cell/>
        </table:table-row>
        <table:table-row table:style-name="ro1">
          <table:table-cell office:value-type="string" calcext:value-type="string">
            <text:p>Blood Rush</text:p>
          </table:table-cell>
          <table:table-cell office:value-type="string" calcext:value-type="string">
            <text:p>bloodRush.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Renato Lyra</text:p>
          </table:table-cell>
          <table:table-cell office:value-type="string" calcext:value-type="string">
            <text:p>Your mind and body are honed for great feats, allowing you to push through with extra effort when necessary. After unhooking yourself or being unhooked, Blood Rush activates for 40/50/60 seconds: Press the Active Ability button to instantly recover from the Exhausted Status Effect. Blood Rush is deactivated after use or performing a Conspicuous Action. Blood Rush is disabled for the remainder of the Trial once the Exit Gates are powered. </text:p>
          </table:table-cell>
          <table:table-cell office:value-type="string" calcext:value-type="string">
            <text:p>"Just gotta... push through!" — Renato Lyra </text:p>
          </table:table-cell>
        </table:table-row>
        <table:table-row table:style-name="ro1">
          <table:table-cell office:value-type="string" calcext:value-type="string">
            <text:p>Boil Over</text:p>
          </table:table-cell>
          <table:table-cell office:value-type="string" calcext:value-type="string">
            <text:p>boilOver.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Kate Denson</text:p>
          </table:table-cell>
          <table:table-cell office:value-type="string" calcext:value-type="string">
            <text:p>You are a battler and do everything to escape a foe's grasp. While being carried by the Killer, the following effects apply: Increases the strength of the Struggle Effects on the Killer from your Wiggling by 60/70/80 %. Suppresses the ability of the Killer to read the Auras of all Hooks within 16 metres. Grants +33 % of your current Wiggle progression upon landing, if the Killer drops from height.</text:p>
          </table:table-cell>
          <table:table-cell office:value-type="string" calcext:value-type="string">
            <text:p>"Buck and Wild, Swing to be free, Your hands just can't keep ahold of me." — Kate Denson's "Boil Over"</text:p>
          </table:table-cell>
        </table:table-row>
        <table:table-row table:style-name="ro1">
          <table:table-cell office:value-type="string" calcext:value-type="string">
            <text:p>Bond</text:p>
          </table:table-cell>
          <table:table-cell office:value-type="string" calcext:value-type="string">
            <text:p>bond.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Dwight Fairfield</text:p>
          </table:table-cell>
          <table:table-cell office:value-type="string" calcext:value-type="string">
            <text:p>Unlocks potential in your Aura-reading ability: The Auras of all other Survivors are revealed to you within 20/28/36 metres.</text:p>
          </table:table-cell>
          <table:table-cell office:value-type="string" calcext:value-type="string">
            <text:p>"We have to work as a team, I need you to survive so that I can survive!" — Dwight Fairfield</text:p>
          </table:table-cell>
        </table:table-row>
        <table:table-row table:style-name="ro1">
          <table:table-cell office:value-type="string" calcext:value-type="string">
            <text:p>Boon: Circle of Healing</text:p>
          </table:table-cell>
          <table:table-cell office:value-type="string" calcext:value-type="string">
            <text:p>boonCircleOfHealing.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Mikaela Reid</text:p>
          </table:table-cell>
          <table:table-cell office:value-type="string" calcext:value-type="string">
            <text:p>A Boon that offers comfort amidst the terror. Press and hold the Active Ability button on a Dull or Hex Totem to bless it and create a Boon Totem. Soft chimes ring out in a radius of 24 metres. All Survivors benefit from the following effects when inside the Boon Totem's radius: Increases the Altruistic Healing speeds by 50/75/100 % when not using a Med-Kit. If a Survivor is injured, their Aura is revealed to all other Survivors. Survivors can only be affected by one instance of Boon: Circle of Healing at a time. Only one Totem can be blessed by your Boon Perks at a time and all of their effects are active on the same Boon Totem. </text:p>
          </table:table-cell>
          <table:table-cell office:value-type="string" calcext:value-type="string">
            <text:p>"Try this, it is better than anything you'll find in a pharmacy." — Mikaela Reid</text:p>
          </table:table-cell>
        </table:table-row>
        <table:table-row table:style-name="ro1">
          <table:table-cell office:value-type="string" calcext:value-type="string">
            <text:p>Boon: Dark Theory</text:p>
          </table:table-cell>
          <table:table-cell office:value-type="string" calcext:value-type="string">
            <text:p>boonDarkTheory.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Yoichi Asakawa</text:p>
          </table:table-cell>
          <table:table-cell office:value-type="string" calcext:value-type="string">
            <text:p>Your obsessive study of the paranormal has given you unprecedented knowledge of other Realms and planes of existence. Press and hold the Active Ability button on a Dull or Hex Totem to bless it and create a Boon Totem. Soft chimes ring out in a radius of 24 metres. All Survivors benefit from the following effects when inside the Boon Totem's radius: Grants a +3 % Haste Status Effect. This effect lingers for 2/3/4 seconds after leaving the Boon Totem's range. Only one Totem can be blessed by your Boon Perks at a time and all of their effects are active on the same Boon Totem. </text:p>
          </table:table-cell>
          <table:table-cell/>
        </table:table-row>
        <table:table-row table:style-name="ro1">
          <table:table-cell office:value-type="string" calcext:value-type="string">
            <text:p>Boon: Exponential</text:p>
          </table:table-cell>
          <table:table-cell office:value-type="string" calcext:value-type="string">
            <text:p>boonExponential.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Jonah Vasquez</text:p>
          </table:table-cell>
          <table:table-cell office:value-type="string" calcext:value-type="string">
            <text:p>When it seems like your number is up, you consider ways to recalculate the odds. Press and hold the Active Ability button on a Dull or Hex Totem to bless it and create a Boon Totem. Soft chimes ring out in a radius of 24 metres. All Survivors benefit from the following effects when inside the Boon Totem's radius: 90/95/100 % bonus to the Recovery speed. Unlocks the Self-Recovery ability, allowing you to fully recover from the Dying State. Only one Totem can be blessed by your Boon Perks at a time and all of their effects are active on the same Boon Totem. </text:p>
          </table:table-cell>
          <table:table-cell office:value-type="string" calcext:value-type="string">
            <text:p>"It is not our time to die... probably." — Jonah Vasquez</text:p>
          </table:table-cell>
        </table:table-row>
        <table:table-row table:style-name="ro1">
          <table:table-cell office:value-type="string" calcext:value-type="string">
            <text:p>Boon: Illumination</text:p>
          </table:table-cell>
          <table:table-cell office:value-type="string" calcext:value-type="string">
            <text:p>boonIlluminatio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Alan Wake</text:p>
          </table:table-cell>
          <table:table-cell office:value-type="string" calcext:value-type="string">
            <text:p>Your keen insight is something best shared with others. Press and hold the Active Ability button on a Dull or Hex Totem to bless it and create a Boon Totem. Soft chimes ring out in a radius of 24 metres. All Survivors benefit from the following effects when inside the Boon Totem's radius: The Auras of all Chests and Generators are revealed to you in blue. Increases your Action speeds for Blessing and Cleansing by 6/8/10 % while you have a lit Boon Totem. Survivors can only be affected by one instance of Boon: Illumination at a time. Only one Totem can be blessed by your Boon Perks at a time and all of their effects are active on the same Boon Totem. </text:p>
          </table:table-cell>
          <table:table-cell office:value-type="string" calcext:value-type="string">
            <text:p>"A shift in reality. Heavy with hidden meanings." — Return</text:p>
          </table:table-cell>
        </table:table-row>
        <table:table-row table:style-name="ro1">
          <table:table-cell office:value-type="string" calcext:value-type="string">
            <text:p>Boon: Shadow Step</text:p>
          </table:table-cell>
          <table:table-cell office:value-type="string" calcext:value-type="string">
            <text:p>boonShadowStep.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Mikaela Reid</text:p>
          </table:table-cell>
          <table:table-cell office:value-type="string" calcext:value-type="string">
            <text:p>A Boon that conceals the truth. Press and hold the Active Ability button on a Dull or Hex Totem to bless it and create a Boon Totem. Soft chimes ring out in a radius of 24 metres. All Survivors benefit from the following effects when inside the Boon Totem's radius: Scratch Marks are suppressed. Auras are hidden from The Killer. Both effects linger for 2/3/4 seconds after leaving the Boon Totem's range. Only one Totem can be blessed by your Boon Perks at a time and all of their effects are active on the same Boon Totem. </text:p>
          </table:table-cell>
          <table:table-cell office:value-type="string" calcext:value-type="string">
            <text:p>"Stick to the shadows and cover your tracks." — Mikaela Reid</text:p>
          </table:table-cell>
        </table:table-row>
        <table:table-row table:style-name="ro1">
          <table:table-cell office:value-type="string" calcext:value-type="string">
            <text:p>Borrowed Time</text:p>
          </table:table-cell>
          <table:table-cell office:value-type="string" calcext:value-type="string">
            <text:p>borrowedTim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Bill Overbeck</text:p>
          </table:table-cell>
          <table:table-cell office:value-type="string" calcext:value-type="string">
            <text:p>You are fuelled with an unexpected energy when saving an ally from a Hook. The Survivors you unhook benefit from the following effects: Extends the duration of their Endurance Status Effect by 6/8/10 seconds. Extends the duration of their Haste Status Effect by 10 seconds.</text:p>
          </table:table-cell>
          <table:table-cell office:value-type="string" calcext:value-type="string">
            <text:p>"Probably stings like hell, but it ain't gonna kill ya. Up and at 'em soldier. Time to move!" — Bill Overbeck</text:p>
          </table:table-cell>
        </table:table-row>
        <table:table-row table:style-name="ro1">
          <table:table-cell office:value-type="string" calcext:value-type="string">
            <text:p>Botany Knowlege</text:p>
          </table:table-cell>
          <table:table-cell office:value-type="string" calcext:value-type="string">
            <text:p>botanyKnowledg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laudette Morel</text:p>
          </table:table-cell>
          <table:table-cell office:value-type="string" calcext:value-type="string">
            <text:p>You transform plants found around the campfire into tinctures that slow down bleeding. Increases your Healing speed by 30/40/50 %. Reduces the Healing efficiency of Med-Kits by -20 %.</text:p>
          </table:table-cell>
          <table:table-cell office:value-type="string" calcext:value-type="string">
            <text:p>"Basic Botany Knowledge could save your life someday" — Claudette Morel</text:p>
          </table:table-cell>
        </table:table-row>
        <table:table-row table:style-name="ro1">
          <table:table-cell office:value-type="string" calcext:value-type="string">
            <text:p>Breakdown</text:p>
          </table:table-cell>
          <table:table-cell office:value-type="string" calcext:value-type="string">
            <text:p>breakdow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Jeff Johansen</text:p>
          </table:table-cell>
          <table:table-cell office:value-type="string" calcext:value-type="string">
            <text:p>Whenever you are unhooked by another Survivor or unhook yourself, the following effects apply: The Aura of the Killer is revealed to you for 4/5/6 seconds. Causes the Hook to break instantly. Hooks broken by Breakdown take 180 seconds to respawn. </text:p>
          </table:table-cell>
          <table:table-cell office:value-type="string" calcext:value-type="string">
            <text:p>"Charge from the Belly of the Beast. Here's a sketch/painting on a piece of wood I saw by the side of this road. I felt like it got a story to tell. And it didn't waste its second chance." — Jeff, ink and oil wash on slice of wood, 12x16</text:p>
          </table:table-cell>
        </table:table-row>
        <table:table-row table:style-name="ro1">
          <table:table-cell office:value-type="string" calcext:value-type="string">
            <text:p>Breakout</text:p>
          </table:table-cell>
          <table:table-cell office:value-type="string" calcext:value-type="string">
            <text:p>breakou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Yui Kimura</text:p>
          </table:table-cell>
          <table:table-cell office:value-type="string" calcext:value-type="string">
            <text:p>You kick into high gear when someone is in trouble, inspiring them to overcome any obstacle. The following effects apply while you are within 5 metres of the Killer carrying another Survivor: Grants you a 6/8/10 % Haste Status Effect. Increases the carried Survivor's Wiggling speed by +25 %. Survivors can only be affected by one instance of Breakout at a time. </text:p>
          </table:table-cell>
          <table:table-cell office:value-type="string" calcext:value-type="string">
            <text:p>"Come, we are going to rip our way out of this." — Yui Kimura</text:p>
          </table:table-cell>
        </table:table-row>
        <table:table-row table:style-name="ro1">
          <table:table-cell office:value-type="string" calcext:value-type="string">
            <text:p>Buckle Up</text:p>
          </table:table-cell>
          <table:table-cell office:value-type="string" calcext:value-type="string">
            <text:p>buckleUp.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Ash Williams</text:p>
          </table:table-cell>
          <table:table-cell office:value-type="string" calcext:value-type="string">
            <text:p>Unlocks potential in your Aura-reading ability. When healing a Survivor in the Dying State, Buckle Up activates: The Aura of the Killer is revealed to the both of you. Completing a Healing Action on the dying Survivor suppresses their Scratch Marks and grants them a +50 % Haste Status Effect for 3/4/5 seconds. Buckle Up does not cause the Exhausted Status Effect. </text:p>
          </table:table-cell>
          <table:table-cell office:value-type="string" calcext:value-type="string">
            <text:p>"Ghost beaters never leave a man behind." — Ash Williams</text:p>
          </table:table-cell>
        </table:table-row>
        <table:table-row table:style-name="ro1">
          <table:table-cell office:value-type="string" calcext:value-type="string">
            <text:p>Built to Last</text:p>
          </table:table-cell>
          <table:table-cell office:value-type="string" calcext:value-type="string">
            <text:p>builtToLas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Felix Richter</text:p>
          </table:table-cell>
          <table:table-cell office:value-type="string" calcext:value-type="string">
            <text:p>You know how to get the most out of your tools. Hiding inside a Locker for 14/13/12 seconds while carrying a depleted Item has the following effect: First use: Recharges the Item to 99 %. Second use: Recharges the Item to 66 %. Third use: Recharges the Item to 33 %. Built to Last is disabled for the remainder of the Trial after the third use. </text:p>
          </table:table-cell>
          <table:table-cell office:value-type="string" calcext:value-type="string">
            <text:p>"Architecture is the soul of civilisation." — Felix Richter</text:p>
          </table:table-cell>
        </table:table-row>
        <table:table-row table:style-name="ro1">
          <table:table-cell office:value-type="string" calcext:value-type="string">
            <text:p>Calm Spirit</text:p>
          </table:table-cell>
          <table:table-cell office:value-type="string" calcext:value-type="string">
            <text:p>calmSpiri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Jake Park</text:p>
          </table:table-cell>
          <table:table-cell office:value-type="string" calcext:value-type="string">
            <text:p>Animals seem to trust you as they often stay calm in your presence. Prevents Crows from being alerted by your proximity and flying off, unless they are being stepped on. Suppresses the urge to scream from any cause at all times. Suppresses all noises related to unlocking Chests, and cleansing or blessing Totems. Reduces the Interaction speeds with Chests and Totems by 40/35/30 %.</text:p>
          </table:table-cell>
          <table:table-cell/>
        </table:table-row>
        <table:table-row table:style-name="ro1">
          <table:table-cell office:value-type="string" calcext:value-type="string">
            <text:p>Camaraderie</text:p>
          </table:table-cell>
          <table:table-cell office:value-type="string" calcext:value-type="string">
            <text:p>camaraderi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Steve Harrington</text:p>
          </table:table-cell>
          <table:table-cell office:value-type="string" calcext:value-type="string">
            <text:p>Life has taught you the importance of friendship which has given you strength. If you are hooked and enter the Struggle Phase, Camaraderie activates: Pauses the Struggle Phase timer for 26/30/34 seconds as soon as any Survivor comes within 16 metres of your Hook.</text:p>
          </table:table-cell>
          <table:table-cell office:value-type="string" calcext:value-type="string">
            <text:p>"So, remember once you get in there... pretend like you don't care. There you go, you're learning my friend. You're learning." — Steve Harrington</text:p>
          </table:table-cell>
        </table:table-row>
        <table:table-row table:style-name="ro1">
          <table:table-cell office:value-type="string" calcext:value-type="string">
            <text:p>Champion of Light</text:p>
          </table:table-cell>
          <table:table-cell office:value-type="string" calcext:value-type="string">
            <text:p>championOfLigh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Alan Wake</text:p>
          </table:table-cell>
          <table:table-cell office:value-type="string" calcext:value-type="string">
            <text:p>The glow of the Flashlight looks a little different, feels a little warmer. Shining a Flashlight applies the following effect: Grants a +50 % Haste Status Effect. Blinding the Killer by any means applies the following effect: Causes them to suffer from a -20 % Hindered Status Effect for 6 seconds. This effect does not stack. Champion of Light has a cool-down of 80/70/60 seconds after blinding the Killer. </text:p>
          </table:table-cell>
          <table:table-cell office:value-type="string" calcext:value-type="string">
            <text:p>"I squeezed the Flashlight like my life depended on it, willing it to stop coming any closer." — Departure</text:p>
          </table:table-cell>
        </table:table-row>
        <table:table-row table:style-name="ro1">
          <table:table-cell office:value-type="string" calcext:value-type="string">
            <text:p>Chemical Trap</text:p>
          </table:table-cell>
          <table:table-cell office:value-type="string" calcext:value-type="string">
            <text:p>chemicalTrap.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Ellen Ripley</text:p>
          </table:table-cell>
          <table:table-cell office:value-type="string" calcext:value-type="string">
            <text:p>In the Fog, an officer must adapt to the materials at hand. After repairing Generators for a total of 20 %, Chemical Trap activates: Press the Active Ability button while near a dropped Pallet to install a Trap, which stays active for 40/50/60 seconds. When the Killer breaks the Trapped Pallet, its Trap explodes, spraying the Killer with a chemical compound: Causes the Killer to suffer from a -50 % Hindered Status Effect for 4 seconds. Chemical Trap deactivates after triggering successfully or once the timer runs out. The Auras of Trapped Pallets are revealed to all Survivors in yellow. </text:p>
          </table:table-cell>
          <table:table-cell office:value-type="string" calcext:value-type="string">
            <text:p>"How do we kill it, Ash?" — Ellen Ripley </text:p>
          </table:table-cell>
        </table:table-row>
        <table:table-row table:style-name="ro1">
          <table:table-cell office:value-type="string" calcext:value-type="string">
            <text:p>Clairvoyance</text:p>
          </table:table-cell>
          <table:table-cell office:value-type="string" calcext:value-type="string">
            <text:p>clairvoyanc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Mikaela Reid</text:p>
          </table:table-cell>
          <table:table-cell office:value-type="string" calcext:value-type="string">
            <text:p>There is an intrinsic energy in you that sees beyond your vision. After cleansing or blessing a Totem, Clairvoyance activates: While empty-handed, press and hold the Use Item button to unlock your full Aura-reading potential for up to 8/9/10 seconds, allowing you to see the Auras of the following environmental objects within 64 metres: Chests, Exit Gate Switches, Generators, Hatch &amp; Hooks.</text:p>
          </table:table-cell>
          <table:table-cell office:value-type="string" calcext:value-type="string">
            <text:p>"Does anyone else see that? Just me?" — Mikaela Reid</text:p>
          </table:table-cell>
        </table:table-row>
        <table:table-row table:style-name="ro1">
          <table:table-cell office:value-type="string" calcext:value-type="string">
            <text:p>Clean Break</text:p>
          </table:table-cell>
          <table:table-cell office:value-type="string" calcext:value-type="string">
            <text:p>cleanBreak.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Taurie Cain</text:p>
          </table:table-cell>
          <table:table-cell office:value-type="string" calcext:value-type="string">
            <text:p>At the end of the day, everyone has to look out for themselves. After completing a Healing action on another Survivor, Clean Break activates. Press the Active Ability button while being healed by another Survivor to trigger the following effects: Suffer from the Broken Status Effect. You are automatically healed 1 Health State after 80/70/60 seconds. This effect is cancelled prematurely if you enter the Dying State. Clean Break does not activate if you already suffer from the Broken Status Effect. Clean Break deactivates after healing you. </text:p>
          </table:table-cell>
          <table:table-cell office:value-type="string" calcext:value-type="string">
            <text:p>"I'll be fine! Don't stick your neck out for me." — Taurie Cain</text:p>
          </table:table-cell>
        </table:table-row>
        <table:table-row table:style-name="ro1">
          <table:table-cell office:value-type="string" calcext:value-type="string">
            <text:p>Corrective Action</text:p>
          </table:table-cell>
          <table:table-cell office:value-type="string" calcext:value-type="string">
            <text:p>correctiveActio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Jonah Vasquez</text:p>
          </table:table-cell>
          <table:table-cell office:value-type="string" calcext:value-type="string">
            <text:p>You quickly analyse problems and correct others' work when they make a mistake. You start the Trial with 1/2/3 Token(s). Whenever you succeed a Great Skill Check, Corrective Action gains +1 Token, up to a maximum of 5 Tokens: Converts any Failed Skill Check of another Survivor into a Good Skill Check instead and consumes -1 Token. The Aura of that Survivor is revealed to you for 6 seconds. Corrective Action does not apply to any special Skill Checks. </text:p>
          </table:table-cell>
          <table:table-cell office:value-type="string" calcext:value-type="string">
            <text:p>"Cannot hurt to have another set of eyes on the problem." — Jonah Vasquez</text:p>
          </table:table-cell>
        </table:table-row>
        <table:table-row table:style-name="ro1">
          <table:table-cell office:value-type="string" calcext:value-type="string">
            <text:p>Counterforce</text:p>
          </table:table-cell>
          <table:table-cell office:value-type="string" calcext:value-type="string">
            <text:p>counterforc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Jill Valentine</text:p>
          </table:table-cell>
          <table:table-cell office:value-type="string" calcext:value-type="string">
            <text:p>You know how to withstand an enemy stronger than you, and it starts with hunting down and knocking out their support. You cleanse Totems 20 % faster. Gain another, stack-able 20 % Cleansing Speed bonus per cleansed Totem. After cleansing a Totem, the Aura of the Totem farthest from you is revealed to you for 2/3/4 seconds.</text:p>
          </table:table-cell>
          <table:table-cell office:value-type="string" calcext:value-type="string">
            <text:p>"I don't mind a little detective work." — Jill Valentine</text:p>
          </table:table-cell>
        </table:table-row>
        <table:table-row table:style-name="ro1">
          <table:table-cell office:value-type="string" calcext:value-type="string">
            <text:p>Cut Loose</text:p>
          </table:table-cell>
          <table:table-cell office:value-type="string" calcext:value-type="string">
            <text:p>cutLoos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Thalita Lyra</text:p>
          </table:table-cell>
          <table:table-cell office:value-type="string" calcext:value-type="string">
            <text:p>You get in enough trouble, you know how to get out of it. After performing a Rush Vault action in a Chase, Cut Loose activates for the next 4/5/6 seconds: Suppresses both the Loud Noise Notification and the sound effects triggered by rushing to vault. Successfully performing another Rush Vault action while Cut Loose is active resets the timer. Cut Loose has a cool-down of 45 seconds. </text:p>
          </table:table-cell>
          <table:table-cell office:value-type="string" calcext:value-type="string">
            <text:p>"I know how we can get out of here! Quick, this way!" — Thalita Lyra</text:p>
          </table:table-cell>
        </table:table-row>
        <table:table-row table:style-name="ro1">
          <table:table-cell office:value-type="string" calcext:value-type="string">
            <text:p>Dance With Me</text:p>
          </table:table-cell>
          <table:table-cell office:value-type="string" calcext:value-type="string">
            <text:p>danceWithM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Kate Denson</text:p>
          </table:table-cell>
          <table:table-cell office:value-type="string" calcext:value-type="string">
            <text:p>When performing a Rushed Action to vault a Window or exit a Locker, Dance With Me triggers its effect: Suppresses the creation of Scratch Marks for 5 seconds. Dance With Me has a cool-down of 25/20/15 seconds. </text:p>
          </table:table-cell>
          <table:table-cell office:value-type="string" calcext:value-type="string">
            <text:p>"Another show's off and runnin', Dance with me, cuz there's a storm a commin' Follow my boots, try to keep up, Dance with me, until sun up." — Kate Denson's "Dance with Me"</text:p>
          </table:table-cell>
        </table:table-row>
        <table:table-row table:style-name="ro1">
          <table:table-cell office:value-type="string" calcext:value-type="string">
            <text:p>Dark Sense</text:p>
          </table:table-cell>
          <table:table-cell office:value-type="string" calcext:value-type="string">
            <text:p>darkSens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ommon Perk</text:p>
          </table:table-cell>
          <table:table-cell office:value-type="string" calcext:value-type="string">
            <text:p>Unlocks potential in your Aura-reading ability: Whenever a Generator is completed, Dark Sense activates: The Aura of the Killer is revealed to you for 5/7/10 seconds once they come within 24 metres of your location. Dark Sense deactivates after use. </text:p>
          </table:table-cell>
          <table:table-cell office:value-type="string" calcext:value-type="string">
            <text:p>"Take it from an old-timer: Slow down, don't rush and try not to worry so much! The best way to beat him is to know how he thinks." — Murf, The Lost Tapes</text:p>
          </table:table-cell>
        </table:table-row>
        <table:table-row table:style-name="ro1">
          <table:table-cell office:value-type="string" calcext:value-type="string">
            <text:p>Dead Hard</text:p>
          </table:table-cell>
          <table:table-cell office:value-type="string" calcext:value-type="string">
            <text:p>deadHard.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David King</text:p>
          </table:table-cell>
          <table:table-cell office:value-type="string" calcext:value-type="string">
            <text:p>You can take a beating. After being unhooked or unhooking yourself, Dead Hard activates whenever you are injured and running, and allows you to tap into your adrenaline bank to avoid taking further damage: Press the Active Ability button to trigger the Endurance Status Effect for 0.5 seconds. Dead Hard deactivates after use. Dead Hard causes the Exhausted Status Effect for 60/50/40 seconds. Dead Hard cannot be used when Exhausted. </text:p>
          </table:table-cell>
          <table:table-cell office:value-type="string" calcext:value-type="string">
            <text:p>"We were walkin' through t'ginnel one night when a beer bottle flew past me, then another, and another. I thought to myself, Gonna 'ave some fun 'ere lads, let's get stuck in! It were a right dust up, I swear down!" — David King</text:p>
          </table:table-cell>
        </table:table-row>
        <table:table-row table:style-name="ro1">
          <table:table-cell office:value-type="string" calcext:value-type="string">
            <text:p>Deadline</text:p>
          </table:table-cell>
          <table:table-cell office:value-type="string" calcext:value-type="string">
            <text:p>deadlin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Alan Wake</text:p>
          </table:table-cell>
          <table:table-cell office:value-type="string" calcext:value-type="string">
            <text:p>Desperation creeps in, and you push yourself to work harder. Whenever you are in the Injured State, Deadline activates: Increases the Odds of triggering Skill Checks by 6/8/10 % while repairing or healing. Causes Skill Checks to appear in random places. Reduces the penalty for missed Skill Checks by -50 %.</text:p>
          </table:table-cell>
          <table:table-cell office:value-type="string" calcext:value-type="string">
            <text:p>"The night had been one desperate situation after another." — Departure</text:p>
          </table:table-cell>
        </table:table-row>
        <table:table-row table:style-name="ro1">
          <table:table-cell office:value-type="string" calcext:value-type="string">
            <text:p>Deception</text:p>
          </table:table-cell>
          <table:table-cell office:value-type="string" calcext:value-type="string">
            <text:p>deceptio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Élodie Rakoto</text:p>
          </table:table-cell>
          <table:table-cell office:value-type="string" calcext:value-type="string">
            <text:p>Your adventurous lifestyle requires moments of crafty misdirection. Interacting with a Locker while holding the Sprint button has the following effects: Prevents you from entering the Locker, allowing you to run past it. Causes the doors of the Locker to swiftly open and close, feining a Survivor entering it. Triggers a Loud Noise Notification at the location of the Locker. Suppresses the creation of Scratch Marks and Pools of Blood for 5 seconds. Deception has a cool-down of 25/20/15 seconds.</text:p>
          </table:table-cell>
          <table:table-cell/>
        </table:table-row>
        <table:table-row table:style-name="ro1">
          <table:table-cell office:value-type="string" calcext:value-type="string">
            <text:p>Decisive Strike</text:p>
          </table:table-cell>
          <table:table-cell office:value-type="string" calcext:value-type="string">
            <text:p>decisiveStrik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Laurie Strode</text:p>
          </table:table-cell>
          <table:table-cell office:value-type="string" calcext:value-type="string">
            <text:p>Using whatever is at hand, you stab your aggressor in an ultimate attempt to escape. After being unhooked or unhooking yourself, Decisive Strike activates for the next 40/50/60 seconds: When grabbed or picked up by the Killer, succeed a Skill Check to stab the Killer and escape from their grasp. Stuns the Killer for 4 seconds. Causes you to become the next Obsession. Decisive Strike is deactivated once the Exit Gates are powered. Decisive Strike is disabled for the remainder of the Trial after use. Decisive Strike is deactivated prematurely when performing a Conspicuous Action and remains disabled for the remainder of the Trial. Increases your chance of becoming the initial Obsession by increasing the default value by +100 %. The Killer can only be obsessed with one Survivor at a time. </text:p>
          </table:table-cell>
          <table:table-cell office:value-type="string" calcext:value-type="string">
            <text:p>"There is nothing to be scared of." — Laurie Strode</text:p>
          </table:table-cell>
        </table:table-row>
        <table:table-row table:style-name="ro1">
          <table:table-cell office:value-type="string" calcext:value-type="string">
            <text:p>Deja Vu</text:p>
          </table:table-cell>
          <table:table-cell office:value-type="string" calcext:value-type="string">
            <text:p>dejaVu.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ommon Perk</text:p>
          </table:table-cell>
          <table:table-cell office:value-type="string" calcext:value-type="string">
            <text:p>Paranoia paired with your horror of failure helps prepare you from repeating the same mistakes. Unlocks potential in your Aura-reading ability: The Auras of the 3 Generators in closest proximity to one another are revealed to you at all times. Increases your Repair speed on those Generators by 4/5/6 %. Held Map automatically track Auras revealed by Déjà Vu. </text:p>
          </table:table-cell>
          <table:table-cell/>
        </table:table-row>
        <table:table-row table:style-name="ro1">
          <table:table-cell office:value-type="string" calcext:value-type="string">
            <text:p>Deliverance</text:p>
          </table:table-cell>
          <table:table-cell office:value-type="string" calcext:value-type="string">
            <text:p>deliveranc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Adam Francis</text:p>
          </table:table-cell>
          <table:table-cell office:value-type="string" calcext:value-type="string">
            <text:p>After safely unhooking another Survivor, Deliverance activates: Grants the ability to perform a successful Self-Unhook at any point during the first Hook Stage. Causes the Broken Status Effect for 100/80/60 seconds after unhooking yourself. Deliverance cannot be used during the second Hook Stage or if you are hooked as the Last Survivor Standing. Deliverance is disabled for the remainder of the Trial after use. </text:p>
          </table:table-cell>
          <table:table-cell office:value-type="string" calcext:value-type="string">
            <text:p>"I was raised by a strict man who taught me how to make the best of a bad situation." — Adam Francis</text:p>
          </table:table-cell>
        </table:table-row>
        <table:table-row table:style-name="ro1">
          <table:table-cell office:value-type="string" calcext:value-type="string">
            <text:p>Desperate Measures</text:p>
          </table:table-cell>
          <table:table-cell office:value-type="string" calcext:value-type="string">
            <text:p>desperateMeasures.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Felix Richter</text:p>
          </table:table-cell>
          <table:table-cell office:value-type="string" calcext:value-type="string">
            <text:p>You refuse to fail, even during your darkest hour. Increases your Action speeds for Healing and Unhooking by 10/12/14 % for each injured, hooked, or dying Survivor, up to a maximum of 40/48/56 %.</text:p>
          </table:table-cell>
          <table:table-cell office:value-type="string" calcext:value-type="string">
            <text:p>"When they come with a wrecking ball, build stronger walls." — Felix Richter</text:p>
          </table:table-cell>
        </table:table-row>
        <table:table-row table:style-name="ro1">
          <table:table-cell office:value-type="string" calcext:value-type="string">
            <text:p>Detective’s Hunch</text:p>
          </table:table-cell>
          <table:table-cell office:value-type="string" calcext:value-type="string">
            <text:p>detectivesHunch.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David Tapp</text:p>
          </table:table-cell>
          <table:table-cell office:value-type="string" calcext:value-type="string">
            <text:p>Unlocks potential in your Aura-reading ability. Each time a Generator is completed, the Auras of any Generators, Chests, and Totemswithin 32/48/64 metres are revealed to you for 10 seconds. If you are holding a Map, any objects revealed by Detective's Hunch will automatically be tracked by it.</text:p>
          </table:table-cell>
          <table:table-cell office:value-type="string" calcext:value-type="string">
            <text:p>"Are you able to tell us where you were last night?" — Detective David Tapp</text:p>
          </table:table-cell>
        </table:table-row>
        <table:table-row table:style-name="ro1">
          <table:table-cell office:value-type="string" calcext:value-type="string">
            <text:p>Distortion</text:p>
          </table:table-cell>
          <table:table-cell office:value-type="string" calcext:value-type="string">
            <text:p>distortio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Jeff Johansen</text:p>
          </table:table-cell>
          <table:table-cell office:value-type="string" calcext:value-type="string">
            <text:p>Start the Trial with 1 Token. Whenever the Killer attempts to read your Aura, Distortion activates and consumes -1 Token, applying the following effects for 8/10/12 seconds: Blocks your Aura from being read. Suppresses the creation of your Scratch Marks. For every 30 seconds spent in a Chase, Distortion recharges +1 Token, up to a maximum of 2 Tokens. Distortion does not activate when you are in the Dying State. </text:p>
          </table:table-cell>
          <table:table-cell/>
        </table:table-row>
        <table:table-row table:style-name="ro1">
          <table:table-cell office:value-type="string" calcext:value-type="string">
            <text:p>Diversion</text:p>
          </table:table-cell>
          <table:table-cell office:value-type="string" calcext:value-type="string">
            <text:p>diversio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Adam Francis</text:p>
          </table:table-cell>
          <table:table-cell office:value-type="string" calcext:value-type="string">
            <text:p>Diversion charges while inside the Terror Radius without being chased by the Killer. After charging for 30/25/20 seconds, it activates: Press the Active Ability button while crouched and motionless to throw a pebble in the direction you are facing, creating a distraction for the Killer 20 metres away from your location: Triggers a Loud Noise Notification. Creates fake Scratch Marks. Diversion deactivates after use and resets its timer. </text:p>
          </table:table-cell>
          <table:table-cell office:value-type="string" calcext:value-type="string">
            <text:p>"There's what is easy and then there's what is right. If you confuse the two, there's no telling what you become." — Adam Francis</text:p>
          </table:table-cell>
        </table:table-row>
        <table:table-row table:style-name="ro1">
          <table:table-cell office:value-type="string" calcext:value-type="string">
            <text:p>Dramaturgy</text:p>
          </table:table-cell>
          <table:table-cell office:value-type="string" calcext:value-type="string">
            <text:p>dramaturgy.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Nicolas Cage</text:p>
          </table:table-cell>
          <table:table-cell office:value-type="string" calcext:value-type="string">
            <text:p>When people bring you on to their project, they do so because of the unexpected magic you bring to your performance. Whenever you are Healthy, Dramaturgy activates: While running, press the Active Ability button to run with knees high for 0.5 seconds to gain a +25 % Haste Status Effect for 2 seconds, followed by one of the following effects: Suffer from the Exposed Status Effect for 12 seconds. Extend the duration of the Haste Status Effect for another 2 seconds. Scream, but without notifying the Killer. Receive a random Item of Rare Rarity, with a random selection of Add-ons attached to it, automatically dropping any previously held Item. The same effect cannot happen twice in a row. Dramaturgy causes the Exhausted Status Effect for 60/50/40 seconds. Dramaturgy cannot be used when Exhausted.</text:p>
          </table:table-cell>
          <table:table-cell office:value-type="string" calcext:value-type="string">
            <text:p>"Take the part. It's a good movie, he says. What's the worst that can happen?" — Nicolas Cage</text:p>
          </table:table-cell>
        </table:table-row>
        <table:table-row table:style-name="ro1">
          <table:table-cell office:value-type="string" calcext:value-type="string">
            <text:p>Empathetic Connection</text:p>
          </table:table-cell>
          <table:table-cell office:value-type="string" calcext:value-type="string">
            <text:p>empathicConnectio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Yoichi Asakawa</text:p>
          </table:table-cell>
          <table:table-cell office:value-type="string" calcext:value-type="string">
            <text:p>Your presence psychically projects itself to those in danger. Whenever another Survivor is injured, they can see your Aura within 32/64/96 metres of your location. Increases your Altruistic Healing speed by +30 %.</text:p>
          </table:table-cell>
          <table:table-cell/>
        </table:table-row>
        <table:table-row table:style-name="ro1">
          <table:table-cell office:value-type="string" calcext:value-type="string">
            <text:p>Empathy</text:p>
          </table:table-cell>
          <table:table-cell office:value-type="string" calcext:value-type="string">
            <text:p>empathy.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laudette Morel</text:p>
          </table:table-cell>
          <table:table-cell office:value-type="string" calcext:value-type="string">
            <text:p>Unlocks potential in your Aura-reading ability: The Auras of injured or dying Survivors are revealed to you within 64/96/128 metres.</text:p>
          </table:table-cell>
          <table:table-cell/>
        </table:table-row>
        <table:table-row table:style-name="ro1">
          <table:table-cell office:value-type="string" calcext:value-type="string">
            <text:p>Exultation</text:p>
          </table:table-cell>
          <table:table-cell office:value-type="string" calcext:value-type="string">
            <text:p>Exultatio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Trevor Belmont</text:p>
          </table:table-cell>
          <table:table-cell office:value-type="string" calcext:value-type="string">
            <text:p>Fortune favours the bold, even in the darkest corners of existence. Stunning the Killer with a Pallet upgrades the Rarity of your held Item to the next tier. Recharges the Item by +25 %. Exultation has a cool-down of 40/35/30 seconds.</text:p>
          </table:table-cell>
          <table:table-cell office:value-type="string" calcext:value-type="string">
            <text:p>"You will not take me this day!" — Trevor </text:p>
          </table:table-cell>
        </table:table-row>
        <table:table-row table:style-name="ro1">
          <table:table-cell office:value-type="string" calcext:value-type="string">
            <text:p>Eyes of Belmont</text:p>
          </table:table-cell>
          <table:table-cell office:value-type="string" calcext:value-type="string">
            <text:p>EyesOfBelmon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Trevor Belmont</text:p>
          </table:table-cell>
          <table:table-cell office:value-type="string" calcext:value-type="string">
            <text:p>A history of vampire-hunting imbues the bloodline with certain abilities. Whenever a Generator is completed, the Aura of the Killer is revealed to you for 1/2/3 seconds. Extends the duration of all instances of the Killer's Aura being revealed to you by +2 seconds. Eyes of Belmont benefits from its own effect.</text:p>
          </table:table-cell>
          <table:table-cell office:value-type="string" calcext:value-type="string">
            <text:p>"Ha! Your secret has been revealed!" — Trevor </text:p>
          </table:table-cell>
        </table:table-row>
        <table:table-row table:style-name="ro1">
          <table:table-cell office:value-type="string" calcext:value-type="string">
            <text:p>Fast Track</text:p>
          </table:table-cell>
          <table:table-cell office:value-type="string" calcext:value-type="string">
            <text:p>fastTrack.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Yun-Jin Lee</text:p>
          </table:table-cell>
          <table:table-cell office:value-type="string" calcext:value-type="string">
            <text:p>Sometimes the sacrifice of others is necessary to get ahead. Whenever a Survivor other than yourself is hooked, Fast Track is granted 1/2/3 Token(s), Increases the bonus Progression awarded for succeeding that Skill Check by a stack-able +1 % per Token.</text:p>
          </table:table-cell>
          <table:table-cell office:value-type="string" calcext:value-type="string">
            <text:p>"The weak are sacrificed first. It's nature, it's business... it's the truth most refuse to face." — Yun-Jin Lee</text:p>
          </table:table-cell>
        </table:table-row>
        <table:table-row table:style-name="ro1">
          <table:table-cell office:value-type="string" calcext:value-type="string">
            <text:p>Finesse</text:p>
          </table:table-cell>
          <table:table-cell office:value-type="string" calcext:value-type="string">
            <text:p>finess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Lara Croft</text:p>
          </table:table-cell>
          <table:table-cell office:value-type="string" calcext:value-type="string">
            <text:p>The threat of danger can motivate any creature to strengthen its resolve. Whenever you are healthy, Finesse activates: Increases your Vaulting speed for a Fast Vault by +20 %. Finesse has a cool-down of 40/35/30 seconds after performing a Fast Vault. </text:p>
          </table:table-cell>
          <table:table-cell office:value-type="string" calcext:value-type="string">
            <text:p>"Just need to push myself a bit further." — Lara Croft</text:p>
          </table:table-cell>
        </table:table-row>
        <table:table-row table:style-name="ro1">
          <table:table-cell office:value-type="string" calcext:value-type="string">
            <text:p>Fixated</text:p>
          </table:table-cell>
          <table:table-cell office:value-type="string" calcext:value-type="string">
            <text:p>fixated.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Nancy Wheeler</text:p>
          </table:table-cell>
          <table:table-cell office:value-type="string" calcext:value-type="string">
            <text:p>When you have a goal in mind, there is no turning back; better to ask forgiveness than permission. <text:s/>Increases your Walking speed by 10/15/20 %. Unlocks the ability to see your own Scratch Marks.</text:p>
          </table:table-cell>
          <table:table-cell office:value-type="string" calcext:value-type="string">
            <text:p>"I wanna finish what we started. I want to kill it." — Nancy Wheeler</text:p>
          </table:table-cell>
        </table:table-row>
        <table:table-row table:style-name="ro1">
          <table:table-cell office:value-type="string" calcext:value-type="string">
            <text:p>Flashbang</text:p>
          </table:table-cell>
          <table:table-cell office:value-type="string" calcext:value-type="string">
            <text:p>flashbang.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Leon Scott Kennedy</text:p>
          </table:table-cell>
          <table:table-cell office:value-type="string" calcext:value-type="string">
            <text:p>You have adapted to a world in chaos and making what you can from the debris. After repairing Generators for a total of 50/45/40 %, Flashbang activates: Press the Active Ability button while hiding inside a Locker to craft a Flash Grenade. Flashbang deactivates after use. </text:p>
          </table:table-cell>
          <table:table-cell office:value-type="string" calcext:value-type="string">
            <text:p>"Get outta my face!" — Leon Scott Kennedy </text:p>
          </table:table-cell>
        </table:table-row>
        <table:table-row table:style-name="ro1">
          <table:table-cell office:value-type="string" calcext:value-type="string">
            <text:p>Flip-Flop</text:p>
          </table:table-cell>
          <table:table-cell office:value-type="string" calcext:value-type="string">
            <text:p>flip-Flop.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Ash Williams</text:p>
          </table:table-cell>
          <table:table-cell office:value-type="string" calcext:value-type="string">
            <text:p>You have an uncanny ability to escape the inevitable. Recovering in the Dying State also charges the Wiggle Meter at 50 % of the Recovery rate and up to a maximum of 40/45/50 % of Wiggle Progression.</text:p>
          </table:table-cell>
          <table:table-cell office:value-type="string" calcext:value-type="string">
            <text:p><text:s/>"Catch ya on the flip-flop." — Ash Williams </text:p>
          </table:table-cell>
        </table:table-row>
        <table:table-row table:style-name="ro1">
          <table:table-cell office:value-type="string" calcext:value-type="string">
            <text:p>Fogwise</text:p>
          </table:table-cell>
          <table:table-cell office:value-type="string" calcext:value-type="string">
            <text:p>fogwis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Vittorio Toscano</text:p>
          </table:table-cell>
          <table:table-cell office:value-type="string" calcext:value-type="string">
            <text:p>In your countless years in The Fog, you have seen it all, and when you are focused, you can remember most of it too. Succeeding a Great Skill Check while repairing a Generator reveals the Aura of the Killer to you for 4/5/6 seconds.</text:p>
          </table:table-cell>
          <table:table-cell office:value-type="string" calcext:value-type="string">
            <text:p>"I have seen great cruelty... and I have also seen another way." — Vittorio Toscano</text:p>
          </table:table-cell>
        </table:table-row>
        <table:table-row table:style-name="ro1">
          <table:table-cell office:value-type="string" calcext:value-type="string">
            <text:p>For The People</text:p>
          </table:table-cell>
          <table:table-cell office:value-type="string" calcext:value-type="string">
            <text:p>forThePeopl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Zarina Kassir</text:p>
          </table:table-cell>
          <table:table-cell office:value-type="string" calcext:value-type="string">
            <text:p>You risk life and injury for others. While healthy and healing another Survivor without using a Med-Kit, press the Active Ability button to trigger the following effects: Trade 1 Health State with the other Survivor: Instantly heals them to the Injured State, if they were dying or suffering from the Deep Wound Status Effect. Instantly heals them to full health, if they were injured. You yourself become injured and suffer from the Broken Status Effect for the next 80/70/60 seconds. You become the Killer's Obsession, if not already. Reduces your chance of becoming the initial Obsession by reducing the default value by -100 %. The Killer can only be obsessed with one Survivor at a time.</text:p>
          </table:table-cell>
          <table:table-cell office:value-type="string" calcext:value-type="string">
            <text:p>"We can write our own story and decide how it really ends." — Zarina Kassir</text:p>
          </table:table-cell>
        </table:table-row>
        <table:table-row table:style-name="ro1">
          <table:table-cell office:value-type="string" calcext:value-type="string">
            <text:p>Friendly Competition</text:p>
          </table:table-cell>
          <table:table-cell office:value-type="string" calcext:value-type="string">
            <text:p>friendlyCompetitio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Thalita Lyra</text:p>
          </table:table-cell>
          <table:table-cell office:value-type="string" calcext:value-type="string">
            <text:p>You revel in the community spirit of a competition, and inspire others to follow suit. Whenever you complete a Generator with at least one other Survivor, Friendly Competition activates: Increases your Repair speed, and that of the other Survivor(s) who completed the repairs with you, by +5 % for the next 45/60/75 seconds.</text:p>
          </table:table-cell>
          <table:table-cell office:value-type="string" calcext:value-type="string">
            <text:p>"C'mon, let's do this!" — Thalita Lyra </text:p>
          </table:table-cell>
        </table:table-row>
        <table:table-row table:style-name="ro1">
          <table:table-cell office:value-type="string" calcext:value-type="string">
            <text:p>Hardened</text:p>
          </table:table-cell>
          <table:table-cell office:value-type="string" calcext:value-type="string">
            <text:p>hardened.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Lara Croft</text:p>
          </table:table-cell>
          <table:table-cell office:value-type="string" calcext:value-type="string">
            <text:p>Live long enough, and survival will run in your blood. After unlocking a Chest and either blessing or cleansing a Totem, Hardened activates: Suppresses the urge to scream from any cause and instead causes the Aura of the Killer to be revealed to you for 3/4/5 seconds.</text:p>
          </table:table-cell>
          <table:table-cell office:value-type="string" calcext:value-type="string">
            <text:p>"Got to keep quiet. That thing is still out there." — Lara Croft</text:p>
          </table:table-cell>
        </table:table-row>
        <table:table-row table:style-name="ro1">
          <table:table-cell office:value-type="string" calcext:value-type="string">
            <text:p>Head On</text:p>
          </table:table-cell>
          <table:table-cell office:value-type="string" calcext:value-type="string">
            <text:p>headO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Jane Romero</text:p>
          </table:table-cell>
          <table:table-cell office:value-type="string" calcext:value-type="string">
            <text:p>When your mind is set, there better be no one standing in your way. After hiding in a Locker for 3 seconds, Head On activates: Performing a Rush Exit out of the Locker stuns a nearby Killer for 3 seconds. Head On causes the Exhausted Status Effect for 60/50/40 seconds. Head On cannot be used while Exhausted or when having accrued Idle Crows. </text:p>
          </table:table-cell>
          <table:table-cell office:value-type="string" calcext:value-type="string">
            <text:p>"People are remembered for the challenges they overcome. You can run away and forget what you're capable of or you can face your fears and remind the world of who you are." — Jane Romero</text:p>
          </table:table-cell>
        </table:table-row>
        <table:table-row table:style-name="ro1">
          <table:table-cell office:value-type="string" calcext:value-type="string">
            <text:p>Hope</text:p>
          </table:table-cell>
          <table:table-cell office:value-type="string" calcext:value-type="string">
            <text:p>hop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ommon Perk</text:p>
          </table:table-cell>
          <table:table-cell office:value-type="string" calcext:value-type="string">
            <text:p>The growing odds of a successful escape fill you with hope and give you wings. Once the Exit Gates are powered, Hope activates: Grants a permanent 5/6/7 % Haste Status Effect.</text:p>
          </table:table-cell>
          <table:table-cell office:value-type="string" calcext:value-type="string">
            <text:p>"Buckle up, fuckos! Let's roll." — Nikki, The Lost Tapes</text:p>
          </table:table-cell>
        </table:table-row>
        <table:table-row table:style-name="ro1">
          <table:table-cell office:value-type="string" calcext:value-type="string">
            <text:p>Hyperfocus</text:p>
          </table:table-cell>
          <table:table-cell office:value-type="string" calcext:value-type="string">
            <text:p>hyperfocus.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Rebecca Chambers</text:p>
          </table:table-cell>
          <table:table-cell office:value-type="string" calcext:value-type="string">
            <text:p>You throw yourself entirely into your tasks and find ways to be more efficient than anyone else. Succeeding a Great Skill Check while repairing or healing grants +1 Token, up to a maximum of 6 Tokens: Increases the Skill Check Trigger odds and Pointer Rotation speed by +4 % per Token each, up to a maximum of +24 %. Increases the Skill Check Bonus progression by 10/20/30 % of its base value per Token, up to a maximum of 60/120/180 %. Hyperfocus loses all Tokens after succeeding just a Good Skill Check, failing one, or if the action is interrupted by any means. </text:p>
          </table:table-cell>
          <table:table-cell/>
        </table:table-row>
        <table:table-row table:style-name="ro1">
          <table:table-cell office:value-type="string" calcext:value-type="string">
            <text:p>Inner Focus</text:p>
          </table:table-cell>
          <table:table-cell office:value-type="string" calcext:value-type="string">
            <text:p>innerFocus.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Haddie Kaur</text:p>
          </table:table-cell>
          <table:table-cell office:value-type="string" calcext:value-type="string">
            <text:p>You have honed your ability to see through the haze of the Ravage. Grants the ability to see the Scratch Marks of other Survivors. Whenever another Survivor loses a Health State due to the Killer, the Aura of the latter is revealed to your for 6/8/10 seconds.</text:p>
          </table:table-cell>
          <table:table-cell office:value-type="string" calcext:value-type="string">
            <text:p>"The death, the trauma, the fear... it all leads here. The Overlap." — Haddie Kaur, Ravages of the Abyss Episode 11</text:p>
          </table:table-cell>
        </table:table-row>
        <table:table-row table:style-name="ro1">
          <table:table-cell office:value-type="string" calcext:value-type="string">
            <text:p>Inner Strength</text:p>
          </table:table-cell>
          <table:table-cell office:value-type="string" calcext:value-type="string">
            <text:p>innerStrength.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Nancy Wheeler</text:p>
          </table:table-cell>
          <table:table-cell office:value-type="string" calcext:value-type="string">
            <text:p>You look inwards and trust your instincts when you feel lost and alone. Each time you cleanse a Totem, Inner Strength activates: You are automatically healed 1 Health State while hiding inside a Locker for 10/9/8 seconds when injured or suffering from the Deep Wound Status Effect. Inner Strength does not activate if you currently suffer from the Broken Status Effect. </text:p>
          </table:table-cell>
          <table:table-cell office:value-type="string" calcext:value-type="string">
            <text:p>"All this time I've been trying so hard to pretend like everything's fine, but it's not." — Nancy Wheeler</text:p>
          </table:table-cell>
        </table:table-row>
        <table:table-row table:style-name="ro1">
          <table:table-cell office:value-type="string" calcext:value-type="string">
            <text:p>Invocation: Treacherous Crows</text:p>
          </table:table-cell>
          <table:table-cell office:value-type="string" calcext:value-type="string">
            <text:p>invocationTreacherousCrows.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Taurie Cain</text:p>
          </table:table-cell>
          <table:table-cell office:value-type="string" calcext:value-type="string">
            <text:p>One with arcane knowledge has no reason to fear those watchful birds. When in the Basement near the circle, press the Active Ability button to begin the Invocation, which takes 60 seconds to complete. During an Invocation, your Aura is revealed to all other Survivors and they can join in, accelerating the process by +100 %, if they too have an Invocation Perk equipped, or by +50 %, if they have not. Once the Invocation is completed, the following effects apply: Whenever the Killer scares a Crow while a Survivor is inside their Terror Radius, their Aura is revealed to all Survivors for 1/1.5/2 seconds. You automatically enter the Injured State from any previous Health State, and suffer from the Broken Status Effect for the remainder of the Trial. Completing an Invocation disables all Invocation Perks for the remainder of the Trial for all Survivors. </text:p>
          </table:table-cell>
          <table:table-cell office:value-type="string" calcext:value-type="string">
            <text:p>"Remember your training. They taught you all about the crows." — Taurie Cain</text:p>
          </table:table-cell>
        </table:table-row>
        <table:table-row table:style-name="ro1">
          <table:table-cell office:value-type="string" calcext:value-type="string">
            <text:p>Invocation: Weaving Spiders</text:p>
          </table:table-cell>
          <table:table-cell office:value-type="string" calcext:value-type="string">
            <text:p>invocationWeavingSpiders.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Sable Ward</text:p>
          </table:table-cell>
          <table:table-cell office:value-type="string" calcext:value-type="string">
            <text:p>The place where fear festers and terror treads is also where those with the gift can reach across the veil. When in the Basement near the circle, press the Active Ability button to begin the Invocation, which takes 60 seconds to complete. During an Invocation, your Aura is revealed to all other Survivors and they can join in, accelerating the process by +100 %, if they too have an Invocation Perk equipped, or by +50 %, if they have not. Once the Invocation is completed, the following effects apply: Permanently reduces the Repair Charges requirement of all Generators in the Trial by 8/9/10 Charges. You automatically enter the Injured State from any previous Health State, and suffer from the Broken Status Effect for the remainder of the Trial. Completing an Invocation disables all Invocation Perks for the remainder of the Trial for all Survivors. </text:p>
          </table:table-cell>
          <table:table-cell office:value-type="string" calcext:value-type="string">
            <text:p>"I call upon the spirits of the night, to aid us in our desperate flight!" — Sable</text:p>
          </table:table-cell>
        </table:table-row>
        <table:table-row table:style-name="ro1">
          <table:table-cell office:value-type="string" calcext:value-type="string">
            <text:p>Iron Will</text:p>
          </table:table-cell>
          <table:table-cell office:value-type="string" calcext:value-type="string">
            <text:p>ironWill.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Jake Park</text:p>
          </table:table-cell>
          <table:table-cell office:value-type="string" calcext:value-type="string">
            <text:p>You are able to concentrate and enter a meditative-like state to numb some pain. Reduces the volume of Grunts of Pain while in the Injured State by 80/90/100 %. Iron Will cannot be used when suffering from Exhaustion, but does not cause the Exhausted Status Effect. </text:p>
          </table:table-cell>
          <table:table-cell/>
        </table:table-row>
        <table:table-row table:style-name="ro1">
          <table:table-cell office:value-type="string" calcext:value-type="string">
            <text:p>Kindred</text:p>
          </table:table-cell>
          <table:table-cell office:value-type="string" calcext:value-type="string">
            <text:p>kindred.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ommon Perk</text:p>
          </table:table-cell>
          <table:table-cell office:value-type="string" calcext:value-type="string">
            <text:p>Unlocks potential in your Aura-reading ability. Whenever any Survivor is hooked, Kindred activates and applies the following effects: he Aura of the Killer is revealed to all Survivors whenever the Killer comes within 8/12/16 metres of the Hook. If you are the Hooked Survivor, the Auras of all Survivors are revealed to each other. If you are not the Hooked Survivor, the Auras of all other Survivors are only revealed to you.</text:p>
          </table:table-cell>
          <table:table-cell office:value-type="string" calcext:value-type="string">
            <text:p>"Be kind to one another, We're all in this together" — Sujan, The Lost Tapes</text:p>
          </table:table-cell>
        </table:table-row>
        <table:table-row table:style-name="ro1">
          <table:table-cell office:value-type="string" calcext:value-type="string">
            <text:p>Leader</text:p>
          </table:table-cell>
          <table:table-cell office:value-type="string" calcext:value-type="string">
            <text:p>leader.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Dwight Fairfield</text:p>
          </table:table-cell>
          <table:table-cell office:value-type="string" calcext:value-type="string">
            <text:p>You are able to organise a team to cooperate more efficiently. Other Survivors within 8 metres of your location benefit from the following effect: Increases the Action speeds for Cleansing, Gate-Opening, Healing, Sabotaging, Unhooking, and Unlocking by 15/20/25 %. This effect lingers for 15 seconds after leaving the Area of Effect. Survivors can only be affected by one instance of Leader at a time. </text:p>
          </table:table-cell>
          <table:table-cell/>
        </table:table-row>
        <table:table-row table:style-name="ro1">
          <table:table-cell office:value-type="string" calcext:value-type="string">
            <text:p>Left Behind</text:p>
          </table:table-cell>
          <table:table-cell office:value-type="string" calcext:value-type="string">
            <text:p>leftBehind.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Bill Overbeck</text:p>
          </table:table-cell>
          <table:table-cell office:value-type="string" calcext:value-type="string">
            <text:p>You will get the job done... no matter the cost. Once you are the Last Survivor Standing, Left Behind activates: The Aura of the Hatch is revealed to you within 24/28/32 metres.</text:p>
          </table:table-cell>
          <table:table-cell office:value-type="string" calcext:value-type="string">
            <text:p>"I'm not horse-shittin' around. I'm doing this alone!" — Bill Overbeck</text:p>
          </table:table-cell>
        </table:table-row>
        <table:table-row table:style-name="ro1">
          <table:table-cell office:value-type="string" calcext:value-type="string">
            <text:p>Light-Footed</text:p>
          </table:table-cell>
          <table:table-cell office:value-type="string" calcext:value-type="string">
            <text:p>light-Footed.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Ellen Ripley</text:p>
          </table:table-cell>
          <table:table-cell office:value-type="string" calcext:value-type="string">
            <text:p>Crossing paths with deadly Killers has taught you the value of discretion. Whenever you are healthy, Light-Footed activates: Suppresses the sound of your footsteps while running. Light-Footed has a cool-down of 28/24/20 seconds after performing a Rush Vault action. </text:p>
          </table:table-cell>
          <table:table-cell office:value-type="string" calcext:value-type="string">
            <text:p>"Come on, cat." — Ellen Ripley </text:p>
          </table:table-cell>
        </table:table-row>
        <table:table-row table:style-name="ro1">
          <table:table-cell office:value-type="string" calcext:value-type="string">
            <text:p>Lightweight</text:p>
          </table:table-cell>
          <table:table-cell office:value-type="string" calcext:value-type="string">
            <text:p>lightweigh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ommon Perk</text:p>
          </table:table-cell>
          <table:table-cell office:value-type="string" calcext:value-type="string">
            <text:p>Your running is light and soft, making your tracks harder to follow. Reduces the Lifetime of your Scratch Marks by 3/4/5 seconds. Reduces the Spawn chance of patches of Scratch Marks by -60 %, making their spacing inconsistent.</text:p>
          </table:table-cell>
          <table:table-cell office:value-type="string" calcext:value-type="string">
            <text:p>"Take it slow, he knows where you have been... just like I have always said: 'live slow and die old'." — Dylan, The Lost Tapes</text:p>
          </table:table-cell>
        </table:table-row>
        <table:table-row table:style-name="ro1">
          <table:table-cell office:value-type="string" calcext:value-type="string">
            <text:p>Lithe</text:p>
          </table:table-cell>
          <table:table-cell office:value-type="string" calcext:value-type="string">
            <text:p>lith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Feng Min</text:p>
          </table:table-cell>
          <table:table-cell office:value-type="string" calcext:value-type="string">
            <text:p>Performing a Rushed Vault triggers Lithe: Grants a +50 % Haste Status Effect for 3 seconds. Lithe causes the Exhausted Status Effect for 60/50/40 seconds. Lithe cannot be used when Exhausted. </text:p>
          </table:table-cell>
          <table:table-cell office:value-type="string" calcext:value-type="string">
            <text:p>"U mad?" — Feng Min</text:p>
          </table:table-cell>
        </table:table-row>
        <table:table-row table:style-name="ro1">
          <table:table-cell office:value-type="string" calcext:value-type="string">
            <text:p>Low-Profile</text:p>
          </table:table-cell>
          <table:table-cell office:value-type="string" calcext:value-type="string">
            <text:p>lowProfil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Ada Wong</text:p>
          </table:table-cell>
          <table:table-cell office:value-type="string" calcext:value-type="string">
            <text:p>You work best alone. When it is just you and your pursuer, you know how to disappear. Whenever you are the only Survivor not currently incapacitated by either being downed, carried, or hooked, Low Profile activates: Suppresses your Grunts of Pain and the creation of Pools of Blood and Scratch Marks for 70/80/90 seconds. Low Profile deactivates after use and only accounts for Survivors still participating in the Trial. </text:p>
          </table:table-cell>
          <table:table-cell/>
        </table:table-row>
        <table:table-row table:style-name="ro1">
          <table:table-cell office:value-type="string" calcext:value-type="string">
            <text:p>Lucky Break</text:p>
          </table:table-cell>
          <table:table-cell office:value-type="string" calcext:value-type="string">
            <text:p>luckyBreak.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Yui Kimura</text:p>
          </table:table-cell>
          <table:table-cell office:value-type="string" calcext:value-type="string">
            <text:p>You have had your share of scrapes and bruises, but luck is always on your side. Whenever you are in the Injured State, Lucky Break activates: Suppresses your Pools of Blood and Scratch Marks for a maximum of 40/50/60 seconds, after which Lucky Break deactivates. Each 1 second spent healing another Survivor recharges Lucky Break by 1 second up to its maximum Effect duration. Lucky Break also deactivates whenever you are Healthy or in the Dying State. </text:p>
          </table:table-cell>
          <table:table-cell office:value-type="string" calcext:value-type="string">
            <text:p>"That's not enough to beat me. Not even close." — Yui Kimura</text:p>
          </table:table-cell>
        </table:table-row>
        <table:table-row table:style-name="ro1">
          <table:table-cell office:value-type="string" calcext:value-type="string">
            <text:p>Lucky Star</text:p>
          </table:table-cell>
          <table:table-cell office:value-type="string" calcext:value-type="string">
            <text:p>luckyStar.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Ellen Ripley</text:p>
          </table:table-cell>
          <table:table-cell office:value-type="string" calcext:value-type="string">
            <text:p>You know how to stay calm in the face of incomprehensible danger. While hiding inside a Locker, you benefit from the following effect: Suppresses your Grunts of Pain. After exiting the Locker you benefit from the following effects for 30 seconds: Suppresses your Grunts of Pain and the creation of Pools of Blood. The Auras of the other Survivors are revealed to you. The Aura of the closest Generator is revealed to you in yellow. Lucky Star has a cool-down of 40/35/30 seconds. </text:p>
          </table:table-cell>
          <table:table-cell office:value-type="string" calcext:value-type="string">
            <text:p>"You are my... lucky star..." — Ellen Ripley</text:p>
          </table:table-cell>
        </table:table-row>
        <table:table-row table:style-name="ro1">
          <table:table-cell office:value-type="string" calcext:value-type="string">
            <text:p>Made For This</text:p>
          </table:table-cell>
          <table:table-cell office:value-type="string" calcext:value-type="string">
            <text:p>madeForThis.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Gabriel Soma</text:p>
          </table:table-cell>
          <table:table-cell office:value-type="string" calcext:value-type="string">
            <text:p>You were born to survive, and raised to adapt. Whenever you are in the Injured State, Made for This activates and you benefit from the following effects: Grants the Endurance Status Effect for 6/8/10 seconds, after completing a Healing action on another Survivor. Endurance is cancelled prematurely when performing a Conspicuous Action. Grants a 1/2/3 % Haste Status Effect while running and also suffering from the Deep Wound Status Effect.</text:p>
          </table:table-cell>
          <table:table-cell office:value-type="string" calcext:value-type="string">
            <text:p>"I didn't come here to be robot food!" — Gabriel Soma</text:p>
          </table:table-cell>
        </table:table-row>
        <table:table-row table:style-name="ro1">
          <table:table-cell office:value-type="string" calcext:value-type="string">
            <text:p>Mettle of Man</text:p>
          </table:table-cell>
          <table:table-cell office:value-type="string" calcext:value-type="string">
            <text:p>mettleOfMa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Ash Williams</text:p>
          </table:table-cell>
          <table:table-cell office:value-type="string" calcext:value-type="string">
            <text:p>Evil has a way of always finding you. After triggering your third Protection Hit, Mettle of Man activates: While injured, Mettle of Man shields you from going down the next time you take damage. Healing back to full health will reveal your Aura to the Killer whenever you are farther than 12/14/16 metres from them. Mettle of Man deactivates the next time you are put into the Dying State. Increases your chance of becoming the initial Obsession by increasing the default value by +100 %. The Killer can only be obsessed with one Survivor at a time. </text:p>
          </table:table-cell>
          <table:table-cell office:value-type="string" calcext:value-type="string">
            <text:p>"Evil has a bullseye on my back the size of Tiger Stadium." — Ash Williams</text:p>
          </table:table-cell>
        </table:table-row>
        <table:table-row table:style-name="ro1">
          <table:table-cell office:value-type="string" calcext:value-type="string">
            <text:p>Mirrored Illusion</text:p>
          </table:table-cell>
          <table:table-cell office:value-type="string" calcext:value-type="string">
            <text:p>mirroredIllusio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Aestri Yazar &amp; Baermar Uraz</text:p>
          </table:table-cell>
          <table:table-cell office:value-type="string" calcext:value-type="string">
            <text:p>A familiar spell made unfamiliar in this corrupted landscape. After repairing Generators for a total of 20 %, Mirrored Illusion activates: Press the Active Ability button when next to either a Chest, Exit Gate, Generator, or a Totem to spawn a Static Illusion that lasts for 40/50/60 seconds. Mirrored Illusion deactivates after triggering successfully. </text:p>
          </table:table-cell>
          <table:table-cell office:value-type="string" calcext:value-type="string">
            <text:p>"Just... stay there... perfect!" — Baermar</text:p>
          </table:table-cell>
        </table:table-row>
        <table:table-row table:style-name="ro1">
          <table:table-cell office:value-type="string" calcext:value-type="string">
            <text:p>Moment of Glory</text:p>
          </table:table-cell>
          <table:table-cell office:value-type="string" calcext:value-type="string">
            <text:p>MomentOfGlory.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Trevor Belmont</text:p>
          </table:table-cell>
          <table:table-cell office:value-type="string" calcext:value-type="string">
            <text:p>A hero should always have the chance to make a comeback. After performing the Unlocking or Rummaging action on Chests a total of 2 times, Moment of Glory activates: When you become injured, you instantly suffer from the Broken Status Effect. You are automatically healed 1 Health State after 80/70/60 seconds. This effect is cancelled prematurely if you enter the Dying State. Moment of Glory does not activate if you already suffer from the Broken Status Effect. Moment of Glory deactivates after healing you. </text:p>
          </table:table-cell>
          <table:table-cell office:value-type="string" calcext:value-type="string">
            <text:p>"Never lose hope for a brighter tomorrow." — Trevor</text:p>
          </table:table-cell>
        </table:table-row>
        <table:table-row table:style-name="ro1">
          <table:table-cell office:value-type="string" calcext:value-type="string">
            <text:p>No Mither</text:p>
          </table:table-cell>
          <table:table-cell office:value-type="string" calcext:value-type="string">
            <text:p>noMither.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David King</text:p>
          </table:table-cell>
          <table:table-cell office:value-type="string" calcext:value-type="string">
            <text:p>Go on out, kid, it is just a scratch. Your thick blood coagulates practically instantly. The following effects apply permanently during the Trial: Suffer from the Broken Status Effect. Suppresses the creation of Pools of Blood. Reduces the volume of Grunts of Pain while either in the Injured or the Dying State by 25/50/75 %. Increases your Recovery speed by 15/20/25 %. Unlocks the Self-Recovery ability, allowing you to fully recover from the Dying State.</text:p>
          </table:table-cell>
          <table:table-cell office:value-type="string" calcext:value-type="string">
            <text:p>"I lost it. Just lamped him one. They went and banned me didn't they. Went t'pub afterwards, had a few pints and moved on to the next chapter. I couldn't be mithered with it all anyway, you know what I mean? Can't be arsed." — David King</text:p>
          </table:table-cell>
        </table:table-row>
        <table:table-row table:style-name="ro1">
          <table:table-cell office:value-type="string" calcext:value-type="string">
            <text:p>No One Left Behind</text:p>
          </table:table-cell>
          <table:table-cell office:value-type="string" calcext:value-type="string">
            <text:p>noOneLeftBehind.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ommon Perk</text:p>
          </table:table-cell>
          <table:table-cell office:value-type="string" calcext:value-type="string">
            <text:p>It is inconceivable to leave someone behind. Once the Exit Gates are powered, No One Left Behind activates: Increases your Action speeds for Healing and Unhooking by 30/40/50 %. Increases the Haste Status Effect of Survivors unhooked by you by +10 %. The Auras of the other Survivors are revealed to you. Grants 50/75/100 % bonus Bloodpoints for actions in the Altruism Category.</text:p>
          </table:table-cell>
          <table:table-cell office:value-type="string" calcext:value-type="string">
            <text:p>"Yeah, no shit. But I believe we can outsmart and overthrow him if we work together. Don't be predictable and selfish!" — Clyde, The Lost Tapes</text:p>
          </table:table-cell>
        </table:table-row>
        <table:table-row table:style-name="ro1">
          <table:table-cell office:value-type="string" calcext:value-type="string">
            <text:p>Object of Obsession</text:p>
          </table:table-cell>
          <table:table-cell office:value-type="string" calcext:value-type="string">
            <text:p>objectOfObsessio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Laurie Strode</text:p>
          </table:table-cell>
          <table:table-cell office:value-type="string" calcext:value-type="string">
            <text:p>A supernatural bond links you to the Killer. Whenever the Killer reads your Aura, Object of Obsession activates for the same duration as their Aura-reading action: The Aura of the Killer is revealed to you. Increases your Action speeds for Cleansing, Healing, and Repairing actions by 2/4/6 %. If you are the Killer's current Obsession, the following effect triggers automatically every 30 seconds: Your Aura is revealed to the Killer for 3 seconds. Increases your chance of becoming the initial Obsession by increasing the default value by +100 %. The Killer can only be obsessed with one Survivor at a time.</text:p>
          </table:table-cell>
          <table:table-cell office:value-type="string" calcext:value-type="string">
            <text:p>"He was watching me!" — Laurie Strode </text:p>
          </table:table-cell>
        </table:table-row>
        <table:table-row table:style-name="ro1">
          <table:table-cell office:value-type="string" calcext:value-type="string">
            <text:p>Off the Record</text:p>
          </table:table-cell>
          <table:table-cell office:value-type="string" calcext:value-type="string">
            <text:p>offTheRecord.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Zarina Kassir</text:p>
          </table:table-cell>
          <table:table-cell office:value-type="string" calcext:value-type="string">
            <text:p>You have learnt that a quiet approach is sometimes best. After being unhooked or unhooking yourself, Off the Record activates for the next 60/70/80 seconds: Prevents your Aura from being revealed to the Killer, if they attempt to read it. Suppresses Grunts of Pain when injured. Grants the Endurance Status Effect. Endurance is cancelled prematurely when performing a Conspicuous Action. Off the Record deactivates once the Exit Gates are powered. </text:p>
          </table:table-cell>
          <table:table-cell office:value-type="string" calcext:value-type="string">
            <text:p>"Trust me, I investigate thoroughly and discreetly." — Zarina Kassir</text:p>
          </table:table-cell>
        </table:table-row>
        <table:table-row table:style-name="ro1">
          <table:table-cell office:value-type="string" calcext:value-type="string">
            <text:p>Open Handed</text:p>
          </table:table-cell>
          <table:table-cell office:value-type="string" calcext:value-type="string">
            <text:p>open-Handed.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Ace Visconti</text:p>
          </table:table-cell>
          <table:table-cell office:value-type="string" calcext:value-type="string">
            <text:p>Strengthens the potential in your and your team's Aura-reading abilities. Increases the radius of all Aura-reading abilities emanating from yourself or other Survivors by 8/12/16 metres. Survivors can only be affected by one instance of Open-Handed at a time. </text:p>
          </table:table-cell>
          <table:table-cell office:value-type="string" calcext:value-type="string">
            <text:p>"Paying attention is what kept me alive through the years. That, and my good looks of course." — Ace Visconti</text:p>
          </table:table-cell>
        </table:table-row>
        <table:table-row table:style-name="ro1">
          <table:table-cell office:value-type="string" calcext:value-type="string">
            <text:p>Overcome</text:p>
          </table:table-cell>
          <table:table-cell office:value-type="string" calcext:value-type="string">
            <text:p>overcom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Jonah Vasquez</text:p>
          </table:table-cell>
          <table:table-cell office:value-type="string" calcext:value-type="string">
            <text:p>You have calculated how much energy you can risk to expend. Becoming injured by any means triggers Overcome: Extends the duration of the On-hit Speed Boost by +2 seconds. Overcome causes the Exhausted Status Effect for 60/50/40 seconds. Overcome cannot be used when Exhausted. </text:p>
          </table:table-cell>
          <table:table-cell office:value-type="string" calcext:value-type="string">
            <text:p>"After careful analysis, we are getting the hell out of here!" — Jonah Vasquez</text:p>
          </table:table-cell>
        </table:table-row>
        <table:table-row table:style-name="ro1">
          <table:table-cell office:value-type="string" calcext:value-type="string">
            <text:p>Overzealous</text:p>
          </table:table-cell>
          <table:table-cell office:value-type="string" calcext:value-type="string">
            <text:p>overzealous.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Haddie Kaur</text:p>
          </table:table-cell>
          <table:table-cell office:value-type="string" calcext:value-type="string">
            <text:p>Fighting back against the Ravage motivates and inspires you. After cleansing or blessing a Totem, Overzealous activates: Dull Totem: Increases your Repair speed by 8/9/10 %. Hex Totem: Increases your Repair speed by 16/18/20 %. Overzealous deactivates after losing a Health State by any means. </text:p>
          </table:table-cell>
          <table:table-cell office:value-type="string" calcext:value-type="string">
            <text:p>"The Ravage senses us. We need to work fast." — Haddie Kaur, Ravages of the Abyss Episode 9</text:p>
          </table:table-cell>
        </table:table-row>
        <table:table-row table:style-name="ro1">
          <table:table-cell office:value-type="string" calcext:value-type="string">
            <text:p>Parental Guidance</text:p>
          </table:table-cell>
          <table:table-cell office:value-type="string" calcext:value-type="string">
            <text:p>parentalGuidanc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Yoichi Asakawa</text:p>
          </table:table-cell>
          <table:table-cell office:value-type="string" calcext:value-type="string">
            <text:p>You have inherited the ability to hear the dead — and now the dead warn you of danger.fter stunning the Killer by any means, Parental Guidance suppresses your Scratch Marks, Pools of Blood, and Grunts of Pain for the next 5/6/7 seconds.</text:p>
          </table:table-cell>
          <table:table-cell/>
        </table:table-row>
        <table:table-row table:style-name="ro1">
          <table:table-cell office:value-type="string" calcext:value-type="string">
            <text:p>Pharmacy</text:p>
          </table:table-cell>
          <table:table-cell office:value-type="string" calcext:value-type="string">
            <text:p>pharmacy.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Quentin Smith</text:p>
          </table:table-cell>
          <table:table-cell office:value-type="string" calcext:value-type="string">
            <text:p>You have a knack for finding medicine. Whenever you are in the Injured State, Pharmacy activates: Increases the Unlocking speed of Chests by 40/60/80 %. Reduces the Hearing range of noises related to Unlocking by -8 metres. Guarantees an Emergency Med-Kit when unlocking a Chest.</text:p>
          </table:table-cell>
          <table:table-cell office:value-type="string" calcext:value-type="string">
            <text:p>"Adrenaline, it is going to keep us awake. I stole it from one of the Nurse's carts." — Quentin Smith</text:p>
          </table:table-cell>
        </table:table-row>
        <table:table-row table:style-name="ro1">
          <table:table-cell office:value-type="string" calcext:value-type="string">
            <text:p>Plot Twist</text:p>
          </table:table-cell>
          <table:table-cell office:value-type="string" calcext:value-type="string">
            <text:p>plotTwis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Nicolas Cage</text:p>
          </table:table-cell>
          <table:table-cell office:value-type="string" calcext:value-type="string">
            <text:p>Big moments are vital, but you know that sometimes an understated read can be just as powerful. Whenever you are in the Injured State, Plot Twist activates: While crouching and motionless, press the Active Ability button to silently enter the Dying State with the following benefits: Suppresses Grunts of Pain. Suppresses Pools of Blood. Grants the ability to fully recover from the Dying State. After full recovery using Plot Twist, you are healed instantly and gain a +50 % Haste Status Effect for 2/3/4 seconds. Plot Twist deactivates after recovering yourself by any means and reactivates once more once the Exit Gates are powered. </text:p>
          </table:table-cell>
          <table:table-cell office:value-type="string" calcext:value-type="string">
            <text:p>"I think you'll find this shooting location... captivating." — Pauline Stamper</text:p>
          </table:table-cell>
        </table:table-row>
        <table:table-row table:style-name="ro1">
          <table:table-cell office:value-type="string" calcext:value-type="string">
            <text:p>Plunderer’s Instinct</text:p>
          </table:table-cell>
          <table:table-cell office:value-type="string" calcext:value-type="string">
            <text:p>plunderersInstinc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ommon Perk</text:p>
          </table:table-cell>
          <table:table-cell office:value-type="string" calcext:value-type="string">
            <text:p>Unlocks potential in your Aura-reading ability and improves your luck when finding Items in Chests: The Auras of the following objects are revealed to you within 32/48/64 metres: Closed Chests located in the environment. Items sitting inside opened Chests. Items dropped in the environment. Increases the Odds of finding Items of higher Rarities in Chests by +50 %.</text:p>
          </table:table-cell>
          <table:table-cell office:value-type="string" calcext:value-type="string">
            <text:p>"The pioneers used to loot these babies for hours." — Aizeyu, The Lost Tapes</text:p>
          </table:table-cell>
        </table:table-row>
        <table:table-row table:style-name="ro1">
          <table:table-cell office:value-type="string" calcext:value-type="string">
            <text:p>Poised</text:p>
          </table:table-cell>
          <table:table-cell office:value-type="string" calcext:value-type="string">
            <text:p>poised.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Jane Romero</text:p>
          </table:table-cell>
          <table:table-cell office:value-type="string" calcext:value-type="string">
            <text:p>Achieving goals boosts your confidence. Whenever a Generator is completed, you benefit from the following effect for 10/12/14 seconds: Suppresses the creation of your Scratch Marks. First starting to repair a given Generator reveals the Aura of the Killer to you for 6 seconds. </text:p>
          </table:table-cell>
          <table:table-cell office:value-type="string" calcext:value-type="string">
            <text:p>"Ok, stay calm. Don't overthink it and just keep moving forward: you got this." — Jane Romero</text:p>
          </table:table-cell>
        </table:table-row>
        <table:table-row table:style-name="ro1">
          <table:table-cell office:value-type="string" calcext:value-type="string">
            <text:p>Potential Energy</text:p>
          </table:table-cell>
          <table:table-cell office:value-type="string" calcext:value-type="string">
            <text:p>potentialEnergy.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Vittorio Toscano</text:p>
          </table:table-cell>
          <table:table-cell office:value-type="string" calcext:value-type="string">
            <text:p>Your arcane abilities have adapted to The Entity's Realm after centuries of wandering, granting you unprecedented control over its many devices. After uninterruptedly repairing Generators for a total of 12/10/8 seconds, press the Active Ability button to activate Potential Energy: Continuing to repair the Generator will charge Potential Energy instead of progressing the Generator. Converts 1.5 % of Repair progression into 1 Token, up to a maximum of 20 Tokens. Missing Skill Checks results in losing some Tokens. When Potential Energy has at least 1 Token, press the Active Ability button while repairing a Generator to instantly progress it by +1 % per accumulated Token, deactivating Potential Energy. Potential Energy loses all Tokens and deactivates upon losing a Health State. </text:p>
          </table:table-cell>
          <table:table-cell office:value-type="string" calcext:value-type="string">
            <text:p>"When you look a layer deeper, you realise... everything is connected." — Vittorio Toscano</text:p>
          </table:table-cell>
        </table:table-row>
        <table:table-row table:style-name="ro1">
          <table:table-cell office:value-type="string" calcext:value-type="string">
            <text:p>Power Struggle</text:p>
          </table:table-cell>
          <table:table-cell office:value-type="string" calcext:value-type="string">
            <text:p>powerStruggl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Élodie Rakoto</text:p>
          </table:table-cell>
          <table:table-cell office:value-type="string" calcext:value-type="string">
            <text:p>You have never given up and you are not about to start now. Reveals the Auras of available Pallets whenever you are in the Dying State. While being carried by The Killer, reaching 25/20/15 % Wiggling progression activates Power Struggle: You can drop a nearby, standing Pallet to stun the Killer and escape their grasp. Power Struggle deactivates after triggering successfully. </text:p>
          </table:table-cell>
          <table:table-cell office:value-type="string" calcext:value-type="string">
            <text:p>"I relied on others to protect me once and I lost everything. Never again." — Élodie Rakoto</text:p>
          </table:table-cell>
        </table:table-row>
        <table:table-row table:style-name="ro1">
          <table:table-cell office:value-type="string" calcext:value-type="string">
            <text:p>Premonition</text:p>
          </table:table-cell>
          <table:table-cell office:value-type="string" calcext:value-type="string">
            <text:p>premonitio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ommon Perk</text:p>
          </table:table-cell>
          <table:table-cell office:value-type="string" calcext:value-type="string">
            <text:p>You have the undeniable capability to sense danger. Receive an auditory warning upon looking in the Killer's direction within a 45 ° cone within 36 metres. Premonition has a cool-down of 60/45/30 seconds each time it activates. </text:p>
          </table:table-cell>
          <table:table-cell office:value-type="string" calcext:value-type="string">
            <text:p>"I have a bad feeling about this!" </text:p>
          </table:table-cell>
        </table:table-row>
        <table:table-row table:style-name="ro1">
          <table:table-cell office:value-type="string" calcext:value-type="string">
            <text:p>Prove Thyself</text:p>
          </table:table-cell>
          <table:table-cell office:value-type="string" calcext:value-type="string">
            <text:p>proveThyself.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Dwight Fairfield</text:p>
          </table:table-cell>
          <table:table-cell office:value-type="string" calcext:value-type="string">
            <text:p>Increases the Repair speed by a stack-able 6/8/10 % per other Survivor within 4 metres of your location, up to a maximum of 18/24/30 %. Prove Thyself extends its effect to all Survivors within its range. Survivors can only be affected by one instance of Prove Thyself at a time. </text:p>
          </table:table-cell>
          <table:table-cell office:value-type="string" calcext:value-type="string">
            <text:p>"Show me what you can do!" — Dwight Fairfield </text:p>
          </table:table-cell>
        </table:table-row>
        <table:table-row table:style-name="ro1">
          <table:table-cell office:value-type="string" calcext:value-type="string">
            <text:p>Quick and Quiet</text:p>
          </table:table-cell>
          <table:table-cell office:value-type="string" calcext:value-type="string">
            <text:p>quickAndQuie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Meg Thomas</text:p>
          </table:table-cell>
          <table:table-cell office:value-type="string" calcext:value-type="string">
            <text:p>You do not make as much noise as others when quickly vaulting over obstacles or hiding in Lockers. Suppresses both the Loud Noise Notification and the sound effects triggered by rushing to vault Windows, Pallets, or rushing to enter or exit Lockers. Quick &amp; Quiet has a cool-down of 25/20/15 seconds. </text:p>
          </table:table-cell>
          <table:table-cell/>
        </table:table-row>
        <table:table-row table:style-name="ro1">
          <table:table-cell office:value-type="string" calcext:value-type="string">
            <text:p>Quick Gambit</text:p>
          </table:table-cell>
          <table:table-cell office:value-type="string" calcext:value-type="string">
            <text:p>quickGambi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Vittorio Toscano</text:p>
          </table:table-cell>
          <table:table-cell office:value-type="string" calcext:value-type="string">
            <text:p>When you have the Killer's attention, you know how to keep it; others can be confident they will not be interrupted any time soon. While being chased by the Killer, the following effects apply: The Auras of other Survivors are revealed to you. Increases the Repair speed of other Survivors by 3/4/5 %. Quick Gambit has a cool-down of 60 seconds upon losing a Health State. </text:p>
          </table:table-cell>
          <table:table-cell office:value-type="string" calcext:value-type="string">
            <text:p>"We need not resort to violence. And I shall prove it." — Vittorio Toscano</text:p>
          </table:table-cell>
        </table:table-row>
        <table:table-row table:style-name="ro1">
          <table:table-cell office:value-type="string" calcext:value-type="string">
            <text:p>Reactive Healing</text:p>
          </table:table-cell>
          <table:table-cell office:value-type="string" calcext:value-type="string">
            <text:p>reactiveHealing.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Ada Wong</text:p>
          </table:table-cell>
          <table:table-cell office:value-type="string" calcext:value-type="string">
            <text:p>The more the situation becomes compromised, the more determined you become to complete the operation. Whenever another Survivor within 32 metres of your location loses a Health State by any means while you are in the Injured State, you benefit from the following effect: Grants 40/45/50 % of your missing Healing Progression towards your Health Bar.</text:p>
          </table:table-cell>
          <table:table-cell/>
        </table:table-row>
        <table:table-row table:style-name="ro1">
          <table:table-cell office:value-type="string" calcext:value-type="string">
            <text:p>Reassurance</text:p>
          </table:table-cell>
          <table:table-cell office:value-type="string" calcext:value-type="string">
            <text:p>reassuranc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Rebecca Chambers</text:p>
          </table:table-cell>
          <table:table-cell office:value-type="string" calcext:value-type="string">
            <text:p>Your presence helps allies focus, assuaging the panic associated with extreme conditions. Press the Active Ability button while within 6 metres of a hooked Survivor to pause their Sacrifice Process for the next 20/25/30 seconds. This also pauses any Skill Checks, if the Survivor is in the Struggle Phase. Reassurance can only be used once per Survivor per Hook Instance. </text:p>
          </table:table-cell>
          <table:table-cell/>
        </table:table-row>
        <table:table-row table:style-name="ro1">
          <table:table-cell office:value-type="string" calcext:value-type="string">
            <text:p>Red Herring</text:p>
          </table:table-cell>
          <table:table-cell office:value-type="string" calcext:value-type="string">
            <text:p>redHerring.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Zarina Kassir</text:p>
          </table:table-cell>
          <table:table-cell office:value-type="string" calcext:value-type="string">
            <text:p>You have noticed that people pay attention to whatever makes the loudest noise. After repairing a Generator for at least 1 seconds, its Aura is highlighted to you in yellow. The Generator stays highlighted until it is either fully repaired, you start repairing another Generator, or enter a Locker. Entering a Locker will trigger a Loud Noise Notification for the Killer at the highlighted Generator's location. Red Herring has a cool-down of 25/20/15 seconds.</text:p>
          </table:table-cell>
          <table:table-cell office:value-type="string" calcext:value-type="string">
            <text:p>"The news edit out what is burdensome and complex. which is the truth." — Zarina Kassir</text:p>
          </table:table-cell>
        </table:table-row>
        <table:table-row table:style-name="ro1">
          <table:table-cell office:value-type="string" calcext:value-type="string">
            <text:p>Repressed Alliance</text:p>
          </table:table-cell>
          <table:table-cell office:value-type="string" calcext:value-type="string">
            <text:p>repressedAllianc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heryl Mason</text:p>
          </table:table-cell>
          <table:table-cell office:value-type="string" calcext:value-type="string">
            <text:p>You are accustomed to being hunted by malicious forces, and you have begun using it to your advantage. After repairing Generators for a total of 55/50/45 seconds, Repressed Alliance activates: Press the Active Ability button to call upon The Entity to block the Generator you are currently repairing for 30 seconds, after which Repressed Alliance deactivates. he Aura of the blocked Generator is revealed to all Survivors in white. Repressed Alliance can only be triggered when no other Survivors are repairing your Generator. </text:p>
          </table:table-cell>
          <table:table-cell/>
        </table:table-row>
        <table:table-row table:style-name="ro1">
          <table:table-cell office:value-type="string" calcext:value-type="string">
            <text:p>Residual Manifest</text:p>
          </table:table-cell>
          <table:table-cell office:value-type="string" calcext:value-type="string">
            <text:p>residualManifes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Haddie Kaur</text:p>
          </table:table-cell>
          <table:table-cell office:value-type="string" calcext:value-type="string">
            <text:p>A lifetime of chasing the darkness has taught you that the best disinfectant is light. After a successful Killer Blind, the Killer suffers from the Blindness Status Effect for 20/25/30 seconds. Residual Manifest grants the ability to rummage through an opened Chest once per Trial and will guarantee a basic Flashlight.</text:p>
          </table:table-cell>
          <table:table-cell office:value-type="string" calcext:value-type="string">
            <text:p>"I'll never see what Haddie sees. But so long as I'm with her, I know I'm safe." — Jordan Rois, Ravages of the Abyss Episode 5</text:p>
          </table:table-cell>
        </table:table-row>
        <table:table-row table:style-name="ro1">
          <table:table-cell office:value-type="string" calcext:value-type="string">
            <text:p>Resilience</text:p>
          </table:table-cell>
          <table:table-cell office:value-type="string" calcext:value-type="string">
            <text:p>resilienc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ommon Perk</text:p>
          </table:table-cell>
          <table:table-cell office:value-type="string" calcext:value-type="string">
            <text:p>You are motivated in dire situations. Increases your Action speeds for Repairing, Healing, Sabotaging, Unhooking, Vaulting, Cleansing, Blessing, Opening, and Unlocking by 3/6/9 % when in the Injured State.</text:p>
          </table:table-cell>
          <table:table-cell office:value-type="string" calcext:value-type="string">
            <text:p>"Focus, even in these desperate times." </text:p>
          </table:table-cell>
        </table:table-row>
        <table:table-row table:style-name="ro1">
          <table:table-cell office:value-type="string" calcext:value-type="string">
            <text:p>Resurgence</text:p>
          </table:table-cell>
          <table:table-cell office:value-type="string" calcext:value-type="string">
            <text:p>resurgenc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Jill Valentine</text:p>
          </table:table-cell>
          <table:table-cell office:value-type="string" calcext:value-type="string">
            <text:p>You have come back from near impossible odds... and you will do it again. Being unhooked or unhooking yourself grants you 50/60/70 % Healing progress.</text:p>
          </table:table-cell>
          <table:table-cell office:value-type="string" calcext:value-type="string">
            <text:p>"It's my turn, bitch!" — Jill Valentine </text:p>
          </table:table-cell>
        </table:table-row>
        <table:table-row table:style-name="ro1">
          <table:table-cell office:value-type="string" calcext:value-type="string">
            <text:p>Rookie Spirit</text:p>
          </table:table-cell>
          <table:table-cell office:value-type="string" calcext:value-type="string">
            <text:p>rookieSpiri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Leon Scott Kennedy</text:p>
          </table:table-cell>
          <table:table-cell office:value-type="string" calcext:value-type="string">
            <text:p>You keep a careful eye on objectives when they are slipping away. While repairing Generators, succeed 5/4/3 Good or Great Skill Checks to activate Rookie Spirit for the remainder of the Trial: The Auras of any regressing Generators are revealed to you until they stop regressing by any means.</text:p>
          </table:table-cell>
          <table:table-cell office:value-type="string" calcext:value-type="string">
            <text:p>"I'll stop this, lieutenant. I promise." — Leon Scott Kennedy</text:p>
          </table:table-cell>
        </table:table-row>
        <table:table-row table:style-name="ro1">
          <table:table-cell office:value-type="string" calcext:value-type="string">
            <text:p>Saboteur</text:p>
          </table:table-cell>
          <table:table-cell office:value-type="string" calcext:value-type="string">
            <text:p>saboteur.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Jake Park</text:p>
          </table:table-cell>
          <table:table-cell office:value-type="string" calcext:value-type="string">
            <text:p>Unlocks potential in your Aura-reading ability: While the Killer is carrying another Survivor, the Auras of all Hooks within 56 metres of their original Pick-up location are revealed to you: The Auras of normal Hooks are white. The Auras of Scourge Hooks are yellow. Unlocks the ability to sabotage Hooks without Toolboxes: Increases the Sabotage speed without a Toolbox by +30 %. This effect has a cool-down of 70/65/60 seconds after use.</text:p>
          </table:table-cell>
          <table:table-cell/>
        </table:table-row>
        <table:table-row table:style-name="ro1">
          <table:table-cell office:value-type="string" calcext:value-type="string">
            <text:p>Scavenger</text:p>
          </table:table-cell>
          <table:table-cell office:value-type="string" calcext:value-type="string">
            <text:p>scavenger.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Gabriel Soma</text:p>
          </table:table-cell>
          <table:table-cell office:value-type="string" calcext:value-type="string">
            <text:p>Where others see junk, you see valuable improvised tools. While holding a depleted Toolbox, Scavenger activates: Succeeding at Great Repairing Skill Checks grants 1 Token, up to a maximum of 5 Tokens. Reaching the maximum number of Tokens automatically consumes them and fully recharges the Toolbox. Recharging a Toolbox will reduce your Repair speed by -50 % for the next 40/35/30 seconds. Scavenger grants the ability to rummage through an opened Chest once per Trial and will guarantee a basic Toolbox. </text:p>
          </table:table-cell>
          <table:table-cell office:value-type="string" calcext:value-type="string">
            <text:p>"It's amazing what people will throw away around here." — Gabriel Soma</text:p>
          </table:table-cell>
        </table:table-row>
        <table:table-row table:style-name="ro1">
          <table:table-cell office:value-type="string" calcext:value-type="string">
            <text:p>Scene Partner</text:p>
          </table:table-cell>
          <table:table-cell office:value-type="string" calcext:value-type="string">
            <text:p>scenePartner.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Nicolas Cage</text:p>
          </table:table-cell>
          <table:table-cell office:value-type="string" calcext:value-type="string">
            <text:p>You lock in with your co-star, engaging with and reacting to each other on a higher level. Whenever you are inside the Terror Radius, Scene Partner activates: Looking at the Killer causes you to scream, which reveals their Aura for 3/4/5 seconds. There is a chance of 50 % that you will scream again, extending the Aura-reveal duration by another 2 seconds. Scene Partner has a cool-down of 60 seconds. </text:p>
          </table:table-cell>
          <table:table-cell office:value-type="string" calcext:value-type="string">
            <text:p>"This is not in the script!" — Nicolas Cage </text:p>
          </table:table-cell>
        </table:table-row>
        <table:table-row table:style-name="ro1">
          <table:table-cell office:value-type="string" calcext:value-type="string">
            <text:p>Second Wind</text:p>
          </table:table-cell>
          <table:table-cell office:value-type="string" calcext:value-type="string">
            <text:p>secondWind.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Steve Harrington</text:p>
          </table:table-cell>
          <table:table-cell office:value-type="string" calcext:value-type="string">
            <text:p>You have learnt to avoid awkward situations with parents. Part of you still thinks your best option is to run away and hope things will take care of themselves. When you heal another Survivor for the equivalent of 1 Health State, Second Wind activates: The next time you are unhooked or unhook yourself, you suffer from the Broken Status Effect until Second Wind deactivates. You are automatically healed 1 Health State after 28/24/20 seconds. While Second Wind is active, the following conditions will deactivate it: Successfully being healed by Second Wind. Being put into the Dying State before the timer elapses. Second Wind does not activate if you already suffer from the Broken Status Effect. </text:p>
          </table:table-cell>
          <table:table-cell office:value-type="string" calcext:value-type="string">
            <text:p>"Yeah, that's a no." — Steve Harrington </text:p>
          </table:table-cell>
        </table:table-row>
        <table:table-row table:style-name="ro1">
          <table:table-cell office:value-type="string" calcext:value-type="string">
            <text:p>Self Care</text:p>
          </table:table-cell>
          <table:table-cell office:value-type="string" calcext:value-type="string">
            <text:p>self-Car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laudette Morel</text:p>
          </table:table-cell>
          <table:table-cell office:value-type="string" calcext:value-type="string">
            <text:p>Unlocks the Self-Care ability, allowing you to self-heal without needing a Med-Kit at 25/30/35 % of the normal Healing speed.</text:p>
          </table:table-cell>
          <table:table-cell/>
        </table:table-row>
        <table:table-row table:style-name="ro1">
          <table:table-cell office:value-type="string" calcext:value-type="string">
            <text:p>Shoulder the Burden</text:p>
          </table:table-cell>
          <table:table-cell office:value-type="string" calcext:value-type="string">
            <text:p>shoulderTheBurde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Taurie Cain</text:p>
          </table:table-cell>
          <table:table-cell office:value-type="string" calcext:value-type="string">
            <text:p>Born to be a disciple. Ready to submit to a greater cause. This is your calling. Once per Trial, and while you are not on Death Hook, press the Active Ability button while standing in front of a Hooked Survivor to unhook them and trigger the following effects: Trade 1 Hook State with the other Survivor to their benefit. Causes you to scream. Causes you to suffer from the Exposed Status Effect for 60/50/40 seconds.</text:p>
          </table:table-cell>
          <table:table-cell office:value-type="string" calcext:value-type="string">
            <text:p>"It's not your time yet. Now go on!" — Taurie Cain</text:p>
          </table:table-cell>
        </table:table-row>
        <table:table-row table:style-name="ro1">
          <table:table-cell office:value-type="string" calcext:value-type="string">
            <text:p>Slippery Meat</text:p>
          </table:table-cell>
          <table:table-cell office:value-type="string" calcext:value-type="string">
            <text:p>slipperyMea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ommon Perk</text:p>
          </table:table-cell>
          <table:table-cell office:value-type="string" calcext:value-type="string">
            <text:p>You have developed an efficient way to get off Hooks. Increases the number of available Self-Unhook attempts by +3. Increases the Odds of succeeding a Self-Unhook attempt by 2/3/4 %.</text:p>
          </table:table-cell>
          <table:table-cell/>
        </table:table-row>
        <table:table-row table:style-name="ro1">
          <table:table-cell office:value-type="string" calcext:value-type="string">
            <text:p>Small Game</text:p>
          </table:table-cell>
          <table:table-cell office:value-type="string" calcext:value-type="string">
            <text:p>smallGam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ommon Perk</text:p>
          </table:table-cell>
          <table:table-cell office:value-type="string" calcext:value-type="string">
            <text:p>You have the undeniable capability to sense danger. Receive an auditory warning upon looking in the direction of Totems in a 45 ° cone within 8/10/12 metres. Small Game has a cool-down of 14/12/10 seconds each time it activates. For each Dull or Hex Totem cleansed by any Player, Small Game is automatically granted 1 Token: Each Token reduces the Detection cone's angle by 5 °, down to a minimum of 20 °.</text:p>
          </table:table-cell>
          <table:table-cell office:value-type="string" calcext:value-type="string">
            <text:p>"Nope." — Andy, The Lost Tapes</text:p>
          </table:table-cell>
        </table:table-row>
        <table:table-row table:style-name="ro1">
          <table:table-cell office:value-type="string" calcext:value-type="string">
            <text:p>Smash Hit</text:p>
          </table:table-cell>
          <table:table-cell office:value-type="string" calcext:value-type="string">
            <text:p>smashHi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Yun-Jin Lee</text:p>
          </table:table-cell>
          <table:table-cell office:value-type="string" calcext:value-type="string">
            <text:p>When your rival makes a mistake, you seize the opportunity. Stunning the Killer with a Pallet triggers Smash Hit: Grants a +50 % Haste Status Effect for 4 seconds. Smash Hit causes the Exhausted Status Effect for 30/25/20 seconds. Smash Hit cannot be used when Exhausted. </text:p>
          </table:table-cell>
          <table:table-cell office:value-type="string" calcext:value-type="string">
            <text:p>"I have dealt with psychopaths in suits. You're just uglier and worse dressed." — Yun-Jin Lee</text:p>
          </table:table-cell>
        </table:table-row>
        <table:table-row table:style-name="ro1">
          <table:table-cell office:value-type="string" calcext:value-type="string">
            <text:p>Sole Survivor</text:p>
          </table:table-cell>
          <table:table-cell office:value-type="string" calcext:value-type="string">
            <text:p>soleSurvivor.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Laurie Strode</text:p>
          </table:table-cell>
          <table:table-cell office:value-type="string" calcext:value-type="string">
            <text:p>As more of your friends fall to the Killer, you become shrouded in isolation and the Killer's Aura-reading abilities towards you are disrupted. Each time a Survivor other than yourself is killed or sacrificed, Sole Survivor gains 1 Token, up to a maximum of 3 Tokens: Grants a stack-able radius of 20/22/24 metres per Token around you, up to a maximum of 60/66/72 metres, within which you are immune to the Killer's Aura-reading abilities. When you are the Last Survivor Standing, you benefit from the following effects: Increases your Repair speed by +75 %. Increases your Gate and Hatch Opening speeds by +50 %. Increases your chance of becoming the initial Obsession by increasing the default value by +100 %. The Killer can only be obsessed with one Survivor at a time. </text:p>
          </table:table-cell>
          <table:table-cell office:value-type="string" calcext:value-type="string">
            <text:p>"It was the boogeyman." — Laurie Strode </text:p>
          </table:table-cell>
        </table:table-row>
        <table:table-row table:style-name="ro1">
          <table:table-cell office:value-type="string" calcext:value-type="string">
            <text:p>Solidarity</text:p>
          </table:table-cell>
          <table:table-cell office:value-type="string" calcext:value-type="string">
            <text:p>solidarity.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Jane Romero</text:p>
          </table:table-cell>
          <table:table-cell office:value-type="string" calcext:value-type="string">
            <text:p>Sharing painful experiences has the power to heal. While injured and healing another Survivor without using a Med-Kit, you benefit from the following effect: Passively heal yourself at a rate of 50/60/70 % of your Altruistic Healing speed.</text:p>
          </table:table-cell>
          <table:table-cell office:value-type="string" calcext:value-type="string">
            <text:p>"Showing up when things get rough, listening to people's problems, and supporting those in need; that's how you become stronger, that's how you grow." — Jane Romero</text:p>
          </table:table-cell>
        </table:table-row>
        <table:table-row table:style-name="ro1">
          <table:table-cell office:value-type="string" calcext:value-type="string">
            <text:p>Soul Guard</text:p>
          </table:table-cell>
          <table:table-cell office:value-type="string" calcext:value-type="string">
            <text:p>soulGuard.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heryl Mason</text:p>
          </table:table-cell>
          <table:table-cell office:value-type="string" calcext:value-type="string">
            <text:p>You have been through immense hardship and you're stronger for it. After being healed from or having recovered from the Dying State, you benefit from the following effect: Grants the Endurance Status Effect for 4/6/8 seconds. Endurance is cancelled prematurely when performing a Conspicuous Action. While suffering from the Cursed Status Effect, you benefit from the following effects: Grants the ability to fully recover yourself from the Dying State. Soul Guard has a cool-down of 30 seconds. </text:p>
          </table:table-cell>
          <table:table-cell/>
        </table:table-row>
        <table:table-row table:style-name="ro1">
          <table:table-cell office:value-type="string" calcext:value-type="string">
            <text:p>Specialist</text:p>
          </table:table-cell>
          <table:table-cell office:value-type="string" calcext:value-type="string">
            <text:p>specialis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Lara Croft</text:p>
          </table:table-cell>
          <table:table-cell office:value-type="string" calcext:value-type="string">
            <text:p>Adventure. Exploration. Excavation. You are in your element. Whenever you unlock or rummage through a Chest, Specialist gains +1 Token, up to a maximum of 6 Tokens: Succeeding a Great Repair Skill Check while repairing a Generator consumes all Tokens. Permanently reduces the Repair Charges requirement of that Generator by 2/3/4 Charges per Token, up to a maximum of 12/18/24 Charges.</text:p>
          </table:table-cell>
          <table:table-cell office:value-type="string" calcext:value-type="string">
            <text:p><text:s/>"Well, then. Doesn't this feel familiar?" — Lara Croft </text:p>
          </table:table-cell>
        </table:table-row>
        <table:table-row table:style-name="ro1">
          <table:table-cell office:value-type="string" calcext:value-type="string">
            <text:p>Spine Chill</text:p>
          </table:table-cell>
          <table:table-cell office:value-type="string" calcext:value-type="string">
            <text:p>spineChill.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ommon Perk</text:p>
          </table:table-cell>
          <table:table-cell office:value-type="string" calcext:value-type="string">
            <text:p>An unnatural tingle warns you of impending doom. Whenever the Killer is within 36 metres of your location and looking at you with a clear Line of Sight, Spine Chill activates: Warns of the Killer's proximity and their potential awareness of your location by lighting its icon. Increases your Action speeds for Blessing, Cleansing, Gate-Opening, Healing, Repairing, Sabotaging, Unhooking, and Unlocking by 2/4/6 %. This effect lingers for 0.5 seconds after the Killer loses Line of Sight or exits the Activation range.</text:p>
          </table:table-cell>
          <table:table-cell office:value-type="string" calcext:value-type="string">
            <text:p>"There is a voice that doesn't use words. Listen.." — Sassy, The Lost Tapes</text:p>
          </table:table-cell>
        </table:table-row>
        <table:table-row table:style-name="ro1">
          <table:table-cell office:value-type="string" calcext:value-type="string">
            <text:p>Sprint Burst</text:p>
          </table:table-cell>
          <table:table-cell office:value-type="string" calcext:value-type="string">
            <text:p>sprintBurs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Meg Thomas</text:p>
          </table:table-cell>
          <table:table-cell office:value-type="string" calcext:value-type="string">
            <text:p>Starting to run triggers Sprint Burst: Grants a +50 % Haste Status Effect for 3 seconds. Sprint Burst causes the Exhausted Status Effect for 60/50/40 seconds. Sprint Burst cannot be used when Exhausted. </text:p>
          </table:table-cell>
          <table:table-cell office:value-type="string" calcext:value-type="string">
            <text:p>"See you if you can catch up..." — Meg Thomas </text:p>
          </table:table-cell>
        </table:table-row>
        <table:table-row table:style-name="ro1">
          <table:table-cell office:value-type="string" calcext:value-type="string">
            <text:p>Stake Out</text:p>
          </table:table-cell>
          <table:table-cell office:value-type="string" calcext:value-type="string">
            <text:p>stakeOu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David Tapp</text:p>
          </table:table-cell>
          <table:table-cell office:value-type="string" calcext:value-type="string">
            <text:p>Getting close to the Killer fills you with determination. Every 15 seconds you are within the Killer's Terror Radius, while not being chased, Stake Out gains 1 Token, up to a maximum of 2/3/4 Tokens. When Stake Out has at least 1 Token, Good Skill Checks consume 1 Token and are considered Great Skill Checks, granting an additional Progression bonus of +1 %. Great Skill Checks do not consume any Tokens.</text:p>
          </table:table-cell>
          <table:table-cell office:value-type="string" calcext:value-type="string">
            <text:p>"I had you, I had you on your knees. You're runnin' scared because we had you. We're gonna close this case!" — Detective David Tapp</text:p>
          </table:table-cell>
        </table:table-row>
        <table:table-row table:style-name="ro1">
          <table:table-cell office:value-type="string" calcext:value-type="string">
            <text:p>Still Sight</text:p>
          </table:table-cell>
          <table:table-cell office:value-type="string" calcext:value-type="string">
            <text:p>stillSigh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Aestri Yazar &amp; Baermar Uraz</text:p>
          </table:table-cell>
          <table:table-cell office:value-type="string" calcext:value-type="string">
            <text:p>A clear mind and calm temperament will always find the means of their escape. After standing still for 6/5/4 seconds, Still Sight activates: The Auras of the Killer as well as any Chests and Generators within 24 metres of your location are revealed to you until you start moving again.</text:p>
          </table:table-cell>
          <table:table-cell office:value-type="string" calcext:value-type="string">
            <text:p>"Breathe in. Breathe out. Now open your eyes." — Baermar</text:p>
          </table:table-cell>
        </table:table-row>
        <table:table-row table:style-name="ro1">
          <table:table-cell office:value-type="string" calcext:value-type="string">
            <text:p>Streetwise</text:p>
          </table:table-cell>
          <table:table-cell office:value-type="string" calcext:value-type="string">
            <text:p>streetwis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Nea Karlsson</text:p>
          </table:table-cell>
          <table:table-cell office:value-type="string" calcext:value-type="string">
            <text:p>Long nights out taught you to do a lot with what you have got. Increases the Efficiency of your Items by 15/20/25 %. Streetwise extends its effect to all other Survivors within 8 metres of your location and lingers for 15 seconds. </text:p>
          </table:table-cell>
          <table:table-cell office:value-type="string" calcext:value-type="string">
            <text:p>"You are doing it wrong! Let me show you how it is done." — Nea Karlsson</text:p>
          </table:table-cell>
        </table:table-row>
        <table:table-row table:style-name="ro1">
          <table:table-cell office:value-type="string" calcext:value-type="string">
            <text:p>Strength in Shadows</text:p>
          </table:table-cell>
          <table:table-cell office:value-type="string" calcext:value-type="string">
            <text:p>strengthInShadows.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Sable Ward</text:p>
          </table:table-cell>
          <table:table-cell office:value-type="string" calcext:value-type="string">
            <text:p>A chance for renewed power down where danger calls home. When you are in the Basement, Strength in Shadows activates: Unlocks the Strength in Shadows ability, allowing you to self-heal without needing a Med-Kit at 70 % of the normal Healing speed. Upon finishing a heal in the Basement, the Aura of the Killer is revealed to you for 6/8/10 seconds.</text:p>
          </table:table-cell>
          <table:table-cell office:value-type="string" calcext:value-type="string">
            <text:p>"I'm getting out of here, if it's the last thing I do." — Sable</text:p>
          </table:table-cell>
        </table:table-row>
        <table:table-row table:style-name="ro1">
          <table:table-cell office:value-type="string" calcext:value-type="string">
            <text:p>Teamwork: Collective Stealth</text:p>
          </table:table-cell>
          <table:table-cell office:value-type="string" calcext:value-type="string">
            <text:p>teamworkCollectiveStealth.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Renato Lyra</text:p>
          </table:table-cell>
          <table:table-cell office:value-type="string" calcext:value-type="string">
            <text:p>When someone helps you out, you respond in kind. Whenever another Survivor finishes healing you, Teamwork: Collective Stealth activates, and both you and the Survivor who healed you benefit from the following effect: Suppresses your Scratch Marks for as long as you stay within 8/12/16 metres of one another. This effect lingers for 4 seconds once out of range and resumes upon re-entering it before that timer elapses. Survivors can only be affected by one instance of Teamwork: Collective Stealth at a time. </text:p>
          </table:table-cell>
          <table:table-cell office:value-type="string" calcext:value-type="string">
            <text:p>"I'm good, I'm good... but keep it down." — Renato Lyra</text:p>
          </table:table-cell>
        </table:table-row>
        <table:table-row table:style-name="ro1">
          <table:table-cell office:value-type="string" calcext:value-type="string">
            <text:p>Teamwork: Power of Two</text:p>
          </table:table-cell>
          <table:table-cell office:value-type="string" calcext:value-type="string">
            <text:p>teamworkPowerOfTwo.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Thalita Lyra</text:p>
          </table:table-cell>
          <table:table-cell office:value-type="string" calcext:value-type="string">
            <text:p>It is hard to keep up with you, but it does not stop people from trying. Whenever you finish healing another Survivor, Teamwork: Power of Two activates, and both you and the healed Survivor benefit from the following effect: Grants a +5 % Haste Status Effect for as long as you stay within 8/12/16 metres of one another. This effect lingers for 4 seconds once out of range and resumes upon re-entering it before that timer elapses. Survivors can only be affected by one instance of Teamwork: Power of Two at a time. </text:p>
          </table:table-cell>
          <table:table-cell office:value-type="string" calcext:value-type="string">
            <text:p>"You good? Then keep up!" — Thalita Lyra </text:p>
          </table:table-cell>
        </table:table-row>
        <table:table-row table:style-name="ro1">
          <table:table-cell office:value-type="string" calcext:value-type="string">
            <text:p>Technician</text:p>
          </table:table-cell>
          <table:table-cell office:value-type="string" calcext:value-type="string">
            <text:p>technicia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Feng Min</text:p>
          </table:table-cell>
          <table:table-cell office:value-type="string" calcext:value-type="string">
            <text:p>You are apt at handling machinery with the greatest care and precision. When repairing a Generator, the following effects apply: Reduces the audible range of your Repair noises by -8 metres. Suppresses the explosion and accompanying Loud Noise Notification when failing a Skill Check. Failing a Skill Check instantly regresses the Generator by 5/4/3 % of its maximum possible Progression in addition to the default Progression penalty.</text:p>
          </table:table-cell>
          <table:table-cell office:value-type="string" calcext:value-type="string">
            <text:p><text:s/>"I am gonna stealth this one." — Feng Min </text:p>
          </table:table-cell>
        </table:table-row>
        <table:table-row table:style-name="ro1">
          <table:table-cell office:value-type="string" calcext:value-type="string">
            <text:p>Tenacity</text:p>
          </table:table-cell>
          <table:table-cell office:value-type="string" calcext:value-type="string">
            <text:p>tenacity.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David Tapp</text:p>
          </table:table-cell>
          <table:table-cell office:value-type="string" calcext:value-type="string">
            <text:p>There is nothing stopping you. Your ferocious tenacity in dire situations allow you to benefit from the following effects: Increases your Crawling speed by 30/40/50 %. Grants the ability to crawl and recover at the same time. Reduces the volume of Grunts of Pain while in the Dying State by -75 %.</text:p>
          </table:table-cell>
          <table:table-cell office:value-type="string" calcext:value-type="string">
            <text:p>"What the hell is this? I'm taking this bastard down!" — Detective David Tapp </text:p>
          </table:table-cell>
        </table:table-row>
        <table:table-row table:style-name="ro1">
          <table:table-cell office:value-type="string" calcext:value-type="string">
            <text:p>This Is Not Happening</text:p>
          </table:table-cell>
          <table:table-cell office:value-type="string" calcext:value-type="string">
            <text:p>thisIsNotHappening.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ommon Perk</text:p>
          </table:table-cell>
          <table:table-cell office:value-type="string" calcext:value-type="string">
            <text:p>You perform at your best when you are under extreme stress. Increases the Success zone of Great Skill Checks while Repairing and Healing by 10/20/30 % when in the Injured State.</text:p>
          </table:table-cell>
          <table:table-cell/>
        </table:table-row>
        <table:table-row table:style-name="ro1">
          <table:table-cell office:value-type="string" calcext:value-type="string">
            <text:p>Troubleshooter</text:p>
          </table:table-cell>
          <table:table-cell office:value-type="string" calcext:value-type="string">
            <text:p>troubleshooter.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Gabriel Soma</text:p>
          </table:table-cell>
          <table:table-cell office:value-type="string" calcext:value-type="string">
            <text:p>No amount of distraction will shake you from your primary task. When you are chased by the Killer, Troubleshooter activates: The Aura of the Generator with the most progress is revealed to you. The Aura of the Killer is revealed to you for 4/5/6 seconds after dropping a Pallet. These effects linger for 6/8/10 seconds after ending the Chase, after which Troubleshooter deactivates. </text:p>
          </table:table-cell>
          <table:table-cell office:value-type="string" calcext:value-type="string">
            <text:p>"Nothing gets done around here if I don't do it." — Gabriel Soma</text:p>
          </table:table-cell>
        </table:table-row>
        <table:table-row table:style-name="ro1">
          <table:table-cell office:value-type="string" calcext:value-type="string">
            <text:p>Unbreakable</text:p>
          </table:table-cell>
          <table:table-cell office:value-type="string" calcext:value-type="string">
            <text:p>unbreakabl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Bill Overbeck</text:p>
          </table:table-cell>
          <table:table-cell office:value-type="string" calcext:value-type="string">
            <text:p>Past battles have taught you a thing or two about survival. Once per Trial, you can completely recover from the Dying State. Your Recovery speed is increased by 25/30/35 %.</text:p>
          </table:table-cell>
          <table:table-cell office:value-type="string" calcext:value-type="string">
            <text:p>"Goddammit, I am seriously FUBAR!" — Bill Overbeck</text:p>
          </table:table-cell>
        </table:table-row>
        <table:table-row table:style-name="ro1">
          <table:table-cell office:value-type="string" calcext:value-type="string">
            <text:p>Up The Ante</text:p>
          </table:table-cell>
          <table:table-cell office:value-type="string" calcext:value-type="string">
            <text:p>upTheAnt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Ace Visconti</text:p>
          </table:table-cell>
          <table:table-cell office:value-type="string" calcext:value-type="string">
            <text:p>All will be well in the end; you just know it. Your confidence strengthens the feeling of hope for those around you. For every Survivor still in the Trial, Up the Ante is granted +1 Token: Increases the Odds of every Survivor succeeding a Self-Unhook attempt by a stack-able 1/2/3 % per Token, up to a maximum of 3/6/9 %.</text:p>
          </table:table-cell>
          <table:table-cell office:value-type="string" calcext:value-type="string">
            <text:p>"What can I say? I'm just a very lucky guy... I'm sure some of it will rub off on you." — Ace Visconti</text:p>
          </table:table-cell>
        </table:table-row>
        <table:table-row table:style-name="ro1">
          <table:table-cell office:value-type="string" calcext:value-type="string">
            <text:p>Urban Evasion</text:p>
          </table:table-cell>
          <table:table-cell office:value-type="string" calcext:value-type="string">
            <text:p>urbanEvasio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Nea Karlsson</text:p>
          </table:table-cell>
          <table:table-cell office:value-type="string" calcext:value-type="string">
            <text:p>Years of evading the cops taught you a thing or two about stealth. Increases your Crouching Movement speed by 90/95/100 %.</text:p>
          </table:table-cell>
          <table:table-cell office:value-type="string" calcext:value-type="string">
            <text:p><text:s/>"The paint is still fresh but I am long gone." — Nea Karlsson</text:p>
          </table:table-cell>
        </table:table-row>
        <table:table-row table:style-name="ro1">
          <table:table-cell office:value-type="string" calcext:value-type="string">
            <text:p>Vigil</text:p>
          </table:table-cell>
          <table:table-cell office:value-type="string" calcext:value-type="string">
            <text:p>vigil.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Quentin Smith</text:p>
          </table:table-cell>
          <table:table-cell office:value-type="string" calcext:value-type="string">
            <text:p>You look over your friends even in dire situations. Increases the Recovery rate from the following Status Effects by 20/25/30 %: The Blindness, Broken, Exhausted, Exposed, Haemorrhage, Hindered, Mangled, and Oblivious Status Effects. Vigil extends its effect to all Survivors within 8 metres of your location and lingers for 15 seconds. </text:p>
          </table:table-cell>
          <table:table-cell office:value-type="string" calcext:value-type="string">
            <text:p>"I am gonna be here when you wake up. You are gonna make it." — Quentin Smith</text:p>
          </table:table-cell>
        </table:table-row>
        <table:table-row table:style-name="ro1">
          <table:table-cell office:value-type="string" calcext:value-type="string">
            <text:p>Visionary</text:p>
          </table:table-cell>
          <table:table-cell office:value-type="string" calcext:value-type="string">
            <text:p>visionary.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Felix Richter</text:p>
          </table:table-cell>
          <table:table-cell office:value-type="string" calcext:value-type="string">
            <text:p>You are remarkably focused on your means of escape. The Auras of Generators are revealed to you within 32 metres. Each time a Generator is completed, Visionary is deactivated for 20/18/16 seconds.</text:p>
          </table:table-cell>
          <table:table-cell/>
        </table:table-row>
        <table:table-row table:style-name="ro1">
          <table:table-cell office:value-type="string" calcext:value-type="string">
            <text:p>Wake Up</text:p>
          </table:table-cell>
          <table:table-cell office:value-type="string" calcext:value-type="string">
            <text:p>wakeUp.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Quentin Smith</text:p>
          </table:table-cell>
          <table:table-cell office:value-type="string" calcext:value-type="string">
            <text:p>Unlocks potential in your Aura-reading ability. Once all Generators are completed, Wake Up! activates: The Auras of the Exit Gate Switches are revealed to you within 128 metres. Your Aura is revealed to all other Survivors within 128 metres of your location while opening an Exit Gate. Increases your Gate-Opening speed by 15/20/25 %.</text:p>
          </table:table-cell>
          <table:table-cell office:value-type="string" calcext:value-type="string">
            <text:p>"Ok, look. If we survive the next 24 hours, then I'll take you out on a real date." — Quentin Smith</text:p>
          </table:table-cell>
        </table:table-row>
        <table:table-row table:style-name="ro1">
          <table:table-cell office:value-type="string" calcext:value-type="string">
            <text:p>We’ll Make It</text:p>
          </table:table-cell>
          <table:table-cell office:value-type="string" calcext:value-type="string">
            <text:p>wellMakeI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ommon Perk</text:p>
          </table:table-cell>
          <table:table-cell office:value-type="string" calcext:value-type="string">
            <text:p>Helping others heightens your morale. After unhooking another Survivor, We'll Make It activates: Increases your Altruistic Healing speed by +100 % for 30/60/90 seconds.</text:p>
          </table:table-cell>
          <table:table-cell office:value-type="string" calcext:value-type="string">
            <text:p>"I am confident we can all escape in one piece if we help each other."</text:p>
          </table:table-cell>
        </table:table-row>
        <table:table-row table:style-name="ro1">
          <table:table-cell office:value-type="string" calcext:value-type="string">
            <text:p>We’re Gonna Live Forever</text:p>
          </table:table-cell>
          <table:table-cell office:value-type="string" calcext:value-type="string">
            <text:p>wereGonnaLiveForever.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David King</text:p>
          </table:table-cell>
          <table:table-cell office:value-type="string" calcext:value-type="string">
            <text:p>Your few friends deserve the best protection. You benefit from the following effect when healing a dying Survivor: Increases your Healing speed by +100 %. Any dying Survivor you heal back to the Injured State benefits from the following effect: Grants the Endurance Status Effect for 6/8/10 seconds. This effect can only be triggered once every 30 seconds.</text:p>
          </table:table-cell>
          <table:table-cell office:value-type="string" calcext:value-type="string">
            <text:p>"Come on then, let's ave' it! I don't give a shit pal." — David King</text:p>
          </table:table-cell>
        </table:table-row>
        <table:table-row table:style-name="ro1">
          <table:table-cell office:value-type="string" calcext:value-type="string">
            <text:p>Wicked</text:p>
          </table:table-cell>
          <table:table-cell office:value-type="string" calcext:value-type="string">
            <text:p>wicked.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Sable Ward</text:p>
          </table:table-cell>
          <table:table-cell office:value-type="string" calcext:value-type="string">
            <text:p>They can try to hurt you. But you're not going down so easily. The Aura of the Killer is revealed to you for 16/18/20 seconds after unhooking yourself or being unhooked. Grants the ability to perform a successful Self-Unhook at any point during the first Hook Stage, if you are hooked in the Basement. This effect cannot be triggered during the second Hook Stage or if you are hooked as the Last Survivor Standing.</text:p>
          </table:table-cell>
          <table:table-cell office:value-type="string" calcext:value-type="string">
            <text:p>"I haven't let anyone get in my way before. You think I'm gonna start now?" — Sable</text:p>
          </table:table-cell>
        </table:table-row>
        <table:table-row table:style-name="ro1">
          <table:table-cell office:value-type="string" calcext:value-type="string">
            <text:p>Windows of Opportunity</text:p>
          </table:table-cell>
          <table:table-cell office:value-type="string" calcext:value-type="string">
            <text:p>windowsOfOpportunity.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Kate Denson</text:p>
          </table:table-cell>
          <table:table-cell office:value-type="string" calcext:value-type="string">
            <text:p>Unlocks potential in your Aura-reading ability. The Auras of Breakable Walls, Pallets, and Windows are revealed to you within 24/28/32 metres. </text:p>
          </table:table-cell>
          <table:table-cell office:value-type="string" calcext:value-type="string">
            <text:p>"Rise and shine, work hard, carve out your name, Take aim, pull the trigger, hit the bulls eye for fame, Know the value of faith, an' family, and don't you complain, Open wide, your windows of opportunity" — Kate Denson's "Windows of Opportunity"</text:p>
          </table:table-cell>
        </table:table-row>
        <table:table-row table:style-name="ro1">
          <table:table-cell office:value-type="string" calcext:value-type="string">
            <text:p>Wiretap</text:p>
          </table:table-cell>
          <table:table-cell office:value-type="string" calcext:value-type="string">
            <text:p>wiretap.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Ada Wong</text:p>
          </table:table-cell>
          <table:table-cell office:value-type="string" calcext:value-type="string">
            <text:p>You know that the best way to stay one step ahead is to keep tabs on the competition. After repairing Generators for a total of 40 %, Wiretap activates: Press the Active Ability button while near a partially progressed Generator to install a Trap, which stays active for 100/110/120 seconds. Whenever the Killer comes within 14 metres of the Trapped Generator their Aura is revealed to all Survivors. Wiretap deactivates after the Generator is damaged or once the timer runs out. The Auras of Trapped Generators are revealed to all Survivors in yellow. </text:p>
          </table:table-cell>
          <table:table-cell/>
        </table:table-row>
        <table:table-row table:style-name="ro1">
          <table:table-cell office:value-type="string" calcext:value-type="string">
            <text:p>Self-Preservation</text:p>
          </table:table-cell>
          <table:table-cell office:value-type="string" calcext:value-type="string">
            <text:p>self-Preservatio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Yun-Jin Lee</text:p>
          </table:table-cell>
          <table:table-cell office:value-type="string" calcext:value-type="string">
            <text:p>Life is unforgiving. The more confirmation you get of that, the more prepared you become. Whenever another Survivor is hit with a Basic Attack or Special Attack within 16 metres of you, Self-Preservation activates: Scratch Marks, Grunts of Pain when injured, and Bleeding are suppressed for the next 6/8/10 seconds.</text:p>
          </table:table-cell>
          <table:table-cell office:value-type="string" calcext:value-type="string">
            <text:p>"Something I learnt in the industry: when the axe is swinging, keep your head down." — Yun-Jin Lee</text:p>
          </table:table-cell>
        </table:table-row>
        <table:table-row table:style-name="ro1">
          <table:table-cell office:value-type="string" calcext:value-type="string">
            <text:p>Hex: Nothing But Misery</text:p>
          </table:table-cell>
          <table:table-cell office:value-type="string" calcext:value-type="string">
            <text:p>hexNothingButMisery.png</text:p>
          </table:table-cell>
          <table:table-cell office:value-type="string" calcext:value-type="string">
            <text:p>Killer</text:p>
          </table:table-cell>
          <table:table-cell office:value-type="string" calcext:value-type="string">
            <text:p>killerperks</text:p>
          </table:table-cell>
          <table:table-cell office:value-type="string" calcext:value-type="string">
            <text:p>The Ghoul</text:p>
          </table:table-cell>
          <table:table-cell office:value-type="string" calcext:value-type="string">
            <text:p>You've been driven to the absolute depths of pain, and now you're ready to inflict that pain on others. After damaging Survivors a total of 8 times with Basic Attacks, a random Dull Totem becomes a Hex Totem, cursing all Survivors: Survivors damaged by a Basic Attack suffer from a -5 % Hindered Status Effect for 10/12.5/15 seconds. All effects of the Hex Perk persist until its Hex Totem is cleansed or blessed.</text:p>
          </table:table-cell>
          <table:table-cell office:value-type="string" calcext:value-type="string">
            <text:p>“All of the liabilities of this world are due to the inadequacies of the person involved.” – Ken Kaneki</text:p>
          </table:table-cell>
        </table:table-row>
        <table:table-row table:style-name="ro1">
          <table:table-cell office:value-type="string" calcext:value-type="string">
            <text:p>Forever Entwined</text:p>
          </table:table-cell>
          <table:table-cell office:value-type="string" calcext:value-type="string">
            <text:p>foreverEntwined.png</text:p>
          </table:table-cell>
          <table:table-cell office:value-type="string" calcext:value-type="string">
            <text:p>Killer</text:p>
          </table:table-cell>
          <table:table-cell office:value-type="string" calcext:value-type="string">
            <text:p>killerperks</text:p>
          </table:table-cell>
          <table:table-cell office:value-type="string" calcext:value-type="string">
            <text:p>The Ghoul</text:p>
          </table:table-cell>
          <table:table-cell office:value-type="string" calcext:value-type="string">
            <text:p>The greater the struggle, the more difficult the escape. Whenever a Survivors takes damage, Forever Entwined gains +1 Token, up to a maximum of 6/7/8 Tokens: Increases the Action speeds for Dropping, Hooking, and Picking up a Survivor by a stack-able +4 % per Token, up to a maximum of 24/28/32 %.</text:p>
          </table:table-cell>
          <table:table-cell office:value-type="string" calcext:value-type="string">
            <text:p>“You tried to devour me so you have no room to complain if I eat you, do you?” – Ken Kaneki</text:p>
          </table:table-cell>
        </table:table-row>
        <table:table-row table:style-name="ro1">
          <table:table-cell office:value-type="string" calcext:value-type="string">
            <text:p>None Are Free</text:p>
          </table:table-cell>
          <table:table-cell office:value-type="string" calcext:value-type="string">
            <text:p>noneAreFre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he Ghoul</text:p>
          </table:table-cell>
          <table:table-cell office:value-type="string" calcext:value-type="string">
            <text:p>You know better than anyone that the light at the end of the tunnel is only an illusion. Whenever you hook a Survivor for the first time, None Are Free gains +1 Token, up to a maximum of 4 Tokens. Once all Generators are completed, None Are Free calls upon The Entity to trigger the following effect: Blocks all Windows and upright Pallets for a stack-able 12/14/16 seconds per Token, up to a maximum of 48/56/64 seconds.</text:p>
          </table:table-cell>
          <table:table-cell office:value-type="string" calcext:value-type="string">
            <text:p>“I’m not wrong. What’s wrong is this messed-up world!” – Ken Kaneki</text:p>
          </table:table-cell>
        </table:table-row>
        <table:table-row table:style-name="ro1">
          <table:table-cell office:value-type="string" calcext:value-type="string">
            <text:p>Do No Harm</text:p>
          </table:table-cell>
          <table:table-cell office:value-type="string" calcext:value-type="string">
            <text:p>doNoHarm.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Orela Rose</text:p>
          </table:table-cell>
          <table:table-cell office:value-type="string" calcext:value-type="string">
            <text:p>When healing another Survivor, depending on their accumulated Hook Stages, you benefit from the following effects: Increases your Altruistic Healing speed by 30/40/50 % per Hook Stage, up to a maximum of 60/80/100 %. Increases the Progression bonus of Great Healing Skill Checks by +3 % per Hook Stage, up to a maximum of +6 %.</text:p>
          </table:table-cell>
          <table:table-cell office:value-type="string" calcext:value-type="string">
            <text:p>"Helping those in need comes easily, no matter how dire things get."</text:p>
          </table:table-cell>
        </table:table-row>
        <table:table-row table:style-name="ro1">
          <table:table-cell office:value-type="string" calcext:value-type="string">
            <text:p>Duty of Care</text:p>
          </table:table-cell>
          <table:table-cell office:value-type="string" calcext:value-type="string">
            <text:p>dutyOfCar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Orela Rose</text:p>
          </table:table-cell>
          <table:table-cell office:value-type="string" calcext:value-type="string">
            <text:p>While healthy, taking a Protection Hit causes all other Survivors within 12 metres of your location to benefit from the following effect: Grants them a +25 % Haste Status Effect for 4/5/6 seconds.</text:p>
          </table:table-cell>
          <table:table-cell office:value-type="string" calcext:value-type="string">
            <text:p>"You live by a code of conduct every day of your life, and are all the better for it."</text:p>
          </table:table-cell>
        </table:table-row>
        <table:table-row table:style-name="ro1">
          <table:table-cell office:value-type="string" calcext:value-type="string">
            <text:p>Rapid Response</text:p>
          </table:table-cell>
          <table:table-cell office:value-type="string" calcext:value-type="string">
            <text:p>rapidRespons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Orela Rose</text:p>
          </table:table-cell>
          <table:table-cell office:value-type="string" calcext:value-type="string">
            <text:p>Whenever you become afflicted by the Exhausted Status Effect, Rapid Response triggers its primary effect: The Aura of the Killer is revealed to you for 2 seconds. After performing a Rushed action to exit a Locker, Rapid Response triggers its secondary effect: Causes you to suffer from the Exhausted Status Effect for 30/25/20 seconds. This effect does not trigger while already suffering from the Status Effect.</text:p>
          </table:table-cell>
          <table:table-cell office:value-type="string" calcext:value-type="string">
            <text:p>"When the moment comes, you give it your all. Your survival depends on it."</text:p>
          </table:table-cell>
        </table:table-row>
      </table:table>
      <table:table table:name="Codes" table:style-name="ta1">
        <table:table-column table:style-name="co10" table:default-cell-style-name="Default"/>
        <table:table-column table:style-name="co11" table:default-cell-style-name="Default"/>
        <table:table-column table:style-name="co3" table:default-cell-style-name="Default"/>
        <table:table-row table:style-name="ro1">
          <table:table-cell office:value-type="string" calcext:value-type="string">
            <text:p>CodeID</text:p>
          </table:table-cell>
          <table:table-cell office:value-type="string" calcext:value-type="string">
            <text:p>CodeDescription</text:p>
          </table:table-cell>
          <table:table-cell office:value-type="string" calcext:value-type="string">
            <text:p>CodeType</text:p>
          </table:table-cell>
        </table:table-row>
        <table:table-row table:style-name="ro1">
          <table:table-cell office:value-type="string" calcext:value-type="string">
            <text:p>BDG2S</text:p>
          </table:table-cell>
          <table:table-cell office:value-type="string" calcext:value-type="string">
            <text:p>Two-spirit Badge</text:p>
          </table:table-cell>
          <table:table-cell office:value-type="string" calcext:value-type="string">
            <text:p>pride</text:p>
          </table:table-cell>
        </table:table-row>
        <table:table-row table:style-name="ro1">
          <table:table-cell office:value-type="string" calcext:value-type="string">
            <text:p>FLAGP</text:p>
          </table:table-cell>
          <table:table-cell office:value-type="string" calcext:value-type="string">
            <text:p>Pansexual Charm</text:p>
          </table:table-cell>
          <table:table-cell office:value-type="string" calcext:value-type="string">
            <text:p>pride</text:p>
          </table:table-cell>
        </table:table-row>
        <table:table-row table:style-name="ro1">
          <table:table-cell office:value-type="string" calcext:value-type="string">
            <text:p>BDGPRIDE</text:p>
          </table:table-cell>
          <table:table-cell office:value-type="string" calcext:value-type="string">
            <text:p>Pride Badge</text:p>
          </table:table-cell>
          <table:table-cell office:value-type="string" calcext:value-type="string">
            <text:p>pride</text:p>
          </table:table-cell>
        </table:table-row>
        <table:table-row table:style-name="ro1">
          <table:table-cell office:value-type="string" calcext:value-type="string">
            <text:p>FLAGT</text:p>
          </table:table-cell>
          <table:table-cell office:value-type="string" calcext:value-type="string">
            <text:p>Transgender Charm</text:p>
          </table:table-cell>
          <table:table-cell office:value-type="string" calcext:value-type="string">
            <text:p>pride</text:p>
          </table:table-cell>
        </table:table-row>
        <table:table-row table:style-name="ro1">
          <table:table-cell office:value-type="string" calcext:value-type="string">
            <text:p>BDGT</text:p>
          </table:table-cell>
          <table:table-cell office:value-type="string" calcext:value-type="string">
            <text:p>Transgender Badge</text:p>
          </table:table-cell>
          <table:table-cell office:value-type="string" calcext:value-type="string">
            <text:p>pride</text:p>
          </table:table-cell>
        </table:table-row>
        <table:table-row table:style-name="ro1">
          <table:table-cell office:value-type="string" calcext:value-type="string">
            <text:p>BDGDM</text:p>
          </table:table-cell>
          <table:table-cell office:value-type="string" calcext:value-type="string">
            <text:p>Demisexual Badge</text:p>
          </table:table-cell>
          <table:table-cell office:value-type="string" calcext:value-type="string">
            <text:p>pride</text:p>
          </table:table-cell>
        </table:table-row>
        <table:table-row table:style-name="ro1">
          <table:table-cell office:value-type="string" calcext:value-type="string">
            <text:p>FLAGL</text:p>
          </table:table-cell>
          <table:table-cell office:value-type="string" calcext:value-type="string">
            <text:p>WLW Charm</text:p>
          </table:table-cell>
          <table:table-cell office:value-type="string" calcext:value-type="string">
            <text:p>pride</text:p>
          </table:table-cell>
        </table:table-row>
        <table:table-row table:style-name="ro1">
          <table:table-cell office:value-type="string" calcext:value-type="string">
            <text:p>BDGPRG</text:p>
          </table:table-cell>
          <table:table-cell office:value-type="string" calcext:value-type="string">
            <text:p>Progress Pride Badge</text:p>
          </table:table-cell>
          <table:table-cell office:value-type="string" calcext:value-type="string">
            <text:p>pride</text:p>
          </table:table-cell>
        </table:table-row>
        <table:table-row table:style-name="ro1">
          <table:table-cell office:value-type="string" calcext:value-type="string">
            <text:p>AROMFLAG</text:p>
          </table:table-cell>
          <table:table-cell office:value-type="string" calcext:value-type="string">
            <text:p>Aromantic flag charm</text:p>
          </table:table-cell>
          <table:table-cell office:value-type="string" calcext:value-type="string">
            <text:p>pride</text:p>
          </table:table-cell>
        </table:table-row>
        <table:table-row table:style-name="ro1">
          <table:table-cell office:value-type="string" calcext:value-type="string">
            <text:p>POLYFLAG</text:p>
          </table:table-cell>
          <table:table-cell office:value-type="string" calcext:value-type="string">
            <text:p>Polyamory Charm</text:p>
          </table:table-cell>
          <table:table-cell office:value-type="string" calcext:value-type="string">
            <text:p>pride</text:p>
          </table:table-cell>
        </table:table-row>
        <table:table-row table:style-name="ro1">
          <table:table-cell office:value-type="string" calcext:value-type="string">
            <text:p>BDGGF</text:p>
          </table:table-cell>
          <table:table-cell office:value-type="string" calcext:value-type="string">
            <text:p>Genderfluid Badge</text:p>
          </table:table-cell>
          <table:table-cell office:value-type="string" calcext:value-type="string">
            <text:p>pride</text:p>
          </table:table-cell>
        </table:table-row>
        <table:table-row table:style-name="ro1">
          <table:table-cell office:value-type="string" calcext:value-type="string">
            <text:p>IFLOOKSCOULDCHILL</text:p>
          </table:table-cell>
          <table:table-cell office:value-type="string" calcext:value-type="string">
            <text:p>Frosty Eyes Killer Cosmetics</text:p>
          </table:table-cell>
          <table:table-cell office:value-type="string" calcext:value-type="string">
            <text:p>temp</text:p>
          </table:table-cell>
        </table:table-row>
        <table:table-row table:style-name="ro1">
          <table:table-cell office:value-type="string" calcext:value-type="string">
            <text:p>BDGAR</text:p>
          </table:table-cell>
          <table:table-cell office:value-type="string" calcext:value-type="string">
            <text:p>Aromantic Badge</text:p>
          </table:table-cell>
          <table:table-cell office:value-type="string" calcext:value-type="string">
            <text:p>pride</text:p>
          </table:table-cell>
        </table:table-row>
        <table:table-row table:style-name="ro1">
          <table:table-cell office:value-type="string" calcext:value-type="string">
            <text:p>WARRIORPUPPERS</text:p>
          </table:table-cell>
          <table:table-cell office:value-type="string" calcext:value-type="string">
            <text:p>Warrior Puppers Charm</text:p>
          </table:table-cell>
          <table:table-cell office:value-type="string" calcext:value-type="string">
            <text:p>temp</text:p>
          </table:table-cell>
        </table:table-row>
        <table:table-row table:style-name="ro1">
          <table:table-cell office:value-type="string" calcext:value-type="string">
            <text:p>PRIDE</text:p>
          </table:table-cell>
          <table:table-cell office:value-type="string" calcext:value-type="string">
            <text:p>Rainbow Charm</text:p>
          </table:table-cell>
          <table:table-cell office:value-type="string" calcext:value-type="string">
            <text:p>pride</text:p>
          </table:table-cell>
        </table:table-row>
        <table:table-row table:style-name="ro1">
          <table:table-cell office:value-type="string" calcext:value-type="string">
            <text:p>BDGGQ</text:p>
          </table:table-cell>
          <table:table-cell office:value-type="string" calcext:value-type="string">
            <text:p>Genderqueer player badge</text:p>
          </table:table-cell>
          <table:table-cell office:value-type="string" calcext:value-type="string">
            <text:p>pride</text:p>
          </table:table-cell>
        </table:table-row>
        <table:table-row table:style-name="ro1">
          <table:table-cell office:value-type="string" calcext:value-type="string">
            <text:p>BDGIS</text:p>
          </table:table-cell>
          <table:table-cell office:value-type="string" calcext:value-type="string">
            <text:p>Intersex Badge</text:p>
          </table:table-cell>
          <table:table-cell office:value-type="string" calcext:value-type="string">
            <text:p>pride</text:p>
          </table:table-cell>
        </table:table-row>
        <table:table-row table:style-name="ro1">
          <table:table-cell office:value-type="string" calcext:value-type="string">
            <text:p>NBFLAG</text:p>
          </table:table-cell>
          <table:table-cell office:value-type="string" calcext:value-type="string">
            <text:p>Non-binary Charm</text:p>
          </table:table-cell>
          <table:table-cell office:value-type="string" calcext:value-type="string">
            <text:p>pride</text:p>
          </table:table-cell>
        </table:table-row>
        <table:table-row table:style-name="ro1">
          <table:table-cell office:value-type="string" calcext:value-type="string">
            <text:p>CAWCAW</text:p>
          </table:table-cell>
          <table:table-cell office:value-type="string" calcext:value-type="string">
            <text:p>Feathers of Pride Charm</text:p>
          </table:table-cell>
          <table:table-cell office:value-type="string" calcext:value-type="string">
            <text:p>pride</text:p>
          </table:table-cell>
        </table:table-row>
        <table:table-row table:style-name="ro1">
          <table:table-cell office:value-type="string" calcext:value-type="string">
            <text:p>TWOSFLAG</text:p>
          </table:table-cell>
          <table:table-cell office:value-type="string" calcext:value-type="string">
            <text:p>Two-spirit Charm</text:p>
          </table:table-cell>
          <table:table-cell office:value-type="string" calcext:value-type="string">
            <text:p>pride</text:p>
          </table:table-cell>
        </table:table-row>
        <table:table-row table:style-name="ro1">
          <table:table-cell office:value-type="string" calcext:value-type="string">
            <text:p>AFLAGG</text:p>
          </table:table-cell>
          <table:table-cell office:value-type="string" calcext:value-type="string">
            <text:p>Agender Charm</text:p>
          </table:table-cell>
          <table:table-cell office:value-type="string" calcext:value-type="string">
            <text:p>pride</text:p>
          </table:table-cell>
        </table:table-row>
        <table:table-row table:style-name="ro1">
          <table:table-cell office:value-type="string" calcext:value-type="string">
            <text:p>PARTYHATS24</text:p>
          </table:table-cell>
          <table:table-cell office:value-type="string" calcext:value-type="string">
            <text:p>4th <text:s/>5th Anniversary Crown Cosmetics</text:p>
          </table:table-cell>
          <table:table-cell office:value-type="string" calcext:value-type="string">
            <text:p>temp</text:p>
          </table:table-cell>
        </table:table-row>
        <table:table-row table:style-name="ro1">
          <table:table-cell office:value-type="string" calcext:value-type="string">
            <text:p>BDGAS</text:p>
          </table:table-cell>
          <table:table-cell office:value-type="string" calcext:value-type="string">
            <text:p>Asexual Badge</text:p>
          </table:table-cell>
          <table:table-cell office:value-type="string" calcext:value-type="string">
            <text:p>pride</text:p>
          </table:table-cell>
        </table:table-row>
        <table:table-row table:style-name="ro1">
          <table:table-cell office:value-type="string" calcext:value-type="string">
            <text:p>LETSROLL</text:p>
          </table:table-cell>
          <table:table-cell office:value-type="string" calcext:value-type="string">
            <text:p>Dwight Charm</text:p>
          </table:table-cell>
          <table:table-cell office:value-type="string" calcext:value-type="string">
            <text:p>temp</text:p>
          </table:table-cell>
        </table:table-row>
        <table:table-row table:style-name="ro1">
          <table:table-cell office:value-type="string" calcext:value-type="string">
            <text:p>GFLAGQ</text:p>
          </table:table-cell>
          <table:table-cell office:value-type="string" calcext:value-type="string">
            <text:p>Genderqueer Charm</text:p>
          </table:table-cell>
          <table:table-cell office:value-type="string" calcext:value-type="string">
            <text:p>pride</text:p>
          </table:table-cell>
        </table:table-row>
        <table:table-row table:style-name="ro1">
          <table:table-cell office:value-type="string" calcext:value-type="string">
            <text:p>KINDRD</text:p>
          </table:table-cell>
          <table:table-cell office:value-type="string" calcext:value-type="string">
            <text:p>Glance of Pride Charm</text:p>
          </table:table-cell>
          <table:table-cell office:value-type="string" calcext:value-type="string">
            <text:p>pride</text:p>
          </table:table-cell>
        </table:table-row>
        <table:table-row table:style-name="ro1">
          <table:table-cell office:value-type="string" calcext:value-type="string">
            <text:p>REDDIT1MIL</text:p>
          </table:table-cell>
          <table:table-cell office:value-type="string" calcext:value-type="string">
            <text:p>8-bit Crow Badge</text:p>
          </table:table-cell>
          <table:table-cell office:value-type="string" calcext:value-type="string">
            <text:p>temp</text:p>
          </table:table-cell>
        </table:table-row>
        <table:table-row table:style-name="ro1">
          <table:table-cell office:value-type="string" calcext:value-type="string">
            <text:p>GFLAGF</text:p>
          </table:table-cell>
          <table:table-cell office:value-type="string" calcext:value-type="string">
            <text:p>Genderfluid Charm</text:p>
          </table:table-cell>
          <table:table-cell office:value-type="string" calcext:value-type="string">
            <text:p>pride</text:p>
          </table:table-cell>
        </table:table-row>
        <table:table-row table:style-name="ro1">
          <table:table-cell office:value-type="string" calcext:value-type="string">
            <text:p>BDGB</text:p>
          </table:table-cell>
          <table:table-cell office:value-type="string" calcext:value-type="string">
            <text:p>Bisexual Badge</text:p>
          </table:table-cell>
          <table:table-cell office:value-type="string" calcext:value-type="string">
            <text:p>pride</text:p>
          </table:table-cell>
        </table:table-row>
        <table:table-row table:style-name="ro1">
          <table:table-cell office:value-type="string" calcext:value-type="string">
            <text:p>PRIDE2022</text:p>
          </table:table-cell>
          <table:table-cell office:value-type="string" calcext:value-type="string">
            <text:p>Progress Pride Charm</text:p>
          </table:table-cell>
          <table:table-cell office:value-type="string" calcext:value-type="string">
            <text:p>pride</text:p>
          </table:table-cell>
        </table:table-row>
        <table:table-row table:style-name="ro1">
          <table:table-cell office:value-type="string" calcext:value-type="string">
            <text:p>MFLAG</text:p>
          </table:table-cell>
          <table:table-cell office:value-type="string" calcext:value-type="string">
            <text:p>MLM Charm</text:p>
          </table:table-cell>
          <table:table-cell office:value-type="string" calcext:value-type="string">
            <text:p>pride</text:p>
          </table:table-cell>
        </table:table-row>
        <table:table-row table:style-name="ro1">
          <table:table-cell office:value-type="string" calcext:value-type="string">
            <text:p>FLAGB</text:p>
          </table:table-cell>
          <table:table-cell office:value-type="string" calcext:value-type="string">
            <text:p>Bisexual Charm</text:p>
          </table:table-cell>
          <table:table-cell office:value-type="string" calcext:value-type="string">
            <text:p>pride</text:p>
          </table:table-cell>
        </table:table-row>
        <table:table-row table:style-name="ro1">
          <table:table-cell office:value-type="string" calcext:value-type="string">
            <text:p>BDGAG</text:p>
          </table:table-cell>
          <table:table-cell office:value-type="string" calcext:value-type="string">
            <text:p>Agender Badge</text:p>
          </table:table-cell>
          <table:table-cell office:value-type="string" calcext:value-type="string">
            <text:p>pride</text:p>
          </table:table-cell>
        </table:table-row>
        <table:table-row table:style-name="ro1">
          <table:table-cell office:value-type="string" calcext:value-type="string">
            <text:p>BDGNB</text:p>
          </table:table-cell>
          <table:table-cell office:value-type="string" calcext:value-type="string">
            <text:p>Non-binary Badge</text:p>
          </table:table-cell>
          <table:table-cell office:value-type="string" calcext:value-type="string">
            <text:p>pride</text:p>
          </table:table-cell>
        </table:table-row>
        <table:table-row table:style-name="ro1">
          <table:table-cell office:value-type="string" calcext:value-type="string">
            <text:p>BDGM</text:p>
          </table:table-cell>
          <table:table-cell office:value-type="string" calcext:value-type="string">
            <text:p>MLM Badge</text:p>
          </table:table-cell>
          <table:table-cell office:value-type="string" calcext:value-type="string">
            <text:p>pride</text:p>
          </table:table-cell>
        </table:table-row>
        <table:table-row table:style-name="ro1">
          <table:table-cell office:value-type="string" calcext:value-type="string">
            <text:p>BDGP</text:p>
          </table:table-cell>
          <table:table-cell office:value-type="string" calcext:value-type="string">
            <text:p>Pansexual Badge</text:p>
          </table:table-cell>
          <table:table-cell office:value-type="string" calcext:value-type="string">
            <text:p>pride</text:p>
          </table:table-cell>
        </table:table-row>
        <table:table-row table:style-name="ro1">
          <table:table-cell office:value-type="string" calcext:value-type="string">
            <text:p>ISFLAG</text:p>
          </table:table-cell>
          <table:table-cell office:value-type="string" calcext:value-type="string">
            <text:p>Intersex Charm</text:p>
          </table:table-cell>
          <table:table-cell office:value-type="string" calcext:value-type="string">
            <text:p>pride</text:p>
          </table:table-cell>
        </table:table-row>
        <table:table-row table:style-name="ro1">
          <table:table-cell office:value-type="string" calcext:value-type="string">
            <text:p>DEMISFLAG</text:p>
          </table:table-cell>
          <table:table-cell office:value-type="string" calcext:value-type="string">
            <text:p>Demisexual Charm</text:p>
          </table:table-cell>
          <table:table-cell office:value-type="string" calcext:value-type="string">
            <text:p>pride</text:p>
          </table:table-cell>
        </table:table-row>
        <table:table-row table:style-name="ro1">
          <table:table-cell office:value-type="string" calcext:value-type="string">
            <text:p>BDGPA</text:p>
          </table:table-cell>
          <table:table-cell office:value-type="string" calcext:value-type="string">
            <text:p>Polyamory Badge</text:p>
          </table:table-cell>
          <table:table-cell office:value-type="string" calcext:value-type="string">
            <text:p>pride</text:p>
          </table:table-cell>
        </table:table-row>
        <table:table-row table:style-name="ro1">
          <table:table-cell office:value-type="string" calcext:value-type="string">
            <text:p>BDGL</text:p>
          </table:table-cell>
          <table:table-cell office:value-type="string" calcext:value-type="string">
            <text:p>WLW Badge</text:p>
          </table:table-cell>
          <table:table-cell office:value-type="string" calcext:value-type="string">
            <text:p>pride</text:p>
          </table:table-cell>
        </table:table-row>
        <table:table-row table:style-name="ro1">
          <table:table-cell office:value-type="string" calcext:value-type="string">
            <text:p>AFLAGS</text:p>
          </table:table-cell>
          <table:table-cell office:value-type="string" calcext:value-type="string">
            <text:p>Asexual Charm</text:p>
          </table:table-cell>
          <table:table-cell office:value-type="string" calcext:value-type="string">
            <text:p>pride</text:p>
          </table:table-cell>
        </table:table-row>
      </table:table>
      <table:table table:name="Survivors" table:style-name="ta1">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3" table:default-cell-style-name="Default"/>
        <table:table-row table:style-name="ro1">
          <table:table-cell office:value-type="string" calcext:value-type="string">
            <text:p>SurvivorName</text:p>
          </table:table-cell>
          <table:table-cell office:value-type="string" calcext:value-type="string">
            <text:p>SurvivorNumber</text:p>
          </table:table-cell>
          <table:table-cell office:value-type="string" calcext:value-type="string">
            <text:p>SurvivorGender</text:p>
          </table:table-cell>
          <table:table-cell office:value-type="string" calcext:value-type="string">
            <text:p>Folder</text:p>
          </table:table-cell>
          <table:table-cell office:value-type="string" calcext:value-type="string">
            <text:p>Filename</text:p>
          </table:table-cell>
          <table:table-cell office:value-type="string" calcext:value-type="string">
            <text:p>SurvivorRole</text:p>
          </table:table-cell>
          <table:table-cell office:value-type="string" calcext:value-type="string">
            <text:p>SurvivorOrigin</text:p>
          </table:table-cell>
          <table:table-cell office:value-type="string" calcext:value-type="string">
            <text:p>SurvivorLore</text:p>
          </table:table-cell>
        </table:table-row>
        <table:table-row table:style-name="ro1">
          <table:table-cell office:value-type="string" calcext:value-type="string">
            <text:p>Dwight Fairfield</text:p>
          </table:table-cell>
          <table:table-cell office:value-type="float" office:value="1" calcext:value-type="float">
            <text:p>1</text:p>
          </table:table-cell>
          <table:table-cell office:value-type="string" calcext:value-type="string">
            <text:p>Male</text:p>
          </table:table-cell>
          <table:table-cell office:value-type="string" calcext:value-type="string">
            <text:p>survivorphotos</text:p>
          </table:table-cell>
          <table:table-cell office:value-type="string" calcext:value-type="string">
            <text:p>DwightFairfield.png</text:p>
          </table:table-cell>
          <table:table-cell office:value-type="string" calcext:value-type="string">
            <text:p>Nervous Leader</text:p>
          </table:table-cell>
          <table:table-cell office:value-type="string" calcext:value-type="string">
            <text:p>American</text:p>
          </table:table-cell>
          <table:table-cell office:value-type="string" calcext:value-type="string">
            <text:p>Dwight was geeky and scrawny through high school. He always wanted to be one of the cool kids, but somehow never had the charisma. He tried out for the football team but was cut, the basketball team didn't even take a look, and his grades were distinctly below average. One weekend, on a team-building exercise from his dead-end job, Dwight's boss led them deep into the woods before breaking out his family recipe moonshine. Dwight remembered taking the first sip before waking up late the next morning all alone. During the night, the others had abandoned him. Once again, the laughing stock of the community Dwight tried to hike his way out of the woods. That was the last anyone ever heard of Dwight Fairfield. Dwight isn't the typical guy you think of when someone says "Survivor". He lacks that certain pizzazz and without his glasses, he's more or less blind. But as the sun sets and the woods come alive, Dwight clasps to his rat race life, making sure that he'll live to see another day even though something unimaginable is after him. Dwight won't stop. He'll survive no matter what. As others spent hours being seen in high school. He spent hours becoming invisible and avoiding danger. And it doesn't matter if it's dangers in the hallway or dangers in the woods. Survival is key. As other employees panic when terror infects them, Dwight makes use of his disturbing teen experience. The tables have now turned and now others need to follow to Dwight's firm directions if they are to survive as he knows how to disappear.</text:p>
          </table:table-cell>
        </table:table-row>
        <table:table-row table:style-name="ro1">
          <table:table-cell office:value-type="string" calcext:value-type="string">
            <text:p>Meg Thomas</text:p>
          </table:table-cell>
          <table:table-cell office:value-type="float" office:value="2" calcext:value-type="float">
            <text:p>2</text:p>
          </table:table-cell>
          <table:table-cell office:value-type="string" calcext:value-type="string">
            <text:p>Female</text:p>
          </table:table-cell>
          <table:table-cell office:value-type="string" calcext:value-type="string">
            <text:p>survivorphotos</text:p>
          </table:table-cell>
          <table:table-cell office:value-type="string" calcext:value-type="string">
            <text:p>MegThomas.png</text:p>
          </table:table-cell>
          <table:table-cell office:value-type="string" calcext:value-type="string">
            <text:p>Energetic Athlete</text:p>
          </table:table-cell>
          <table:table-cell office:value-type="string" calcext:value-type="string">
            <text:p>American</text:p>
          </table:table-cell>
          <table:table-cell office:value-type="string" calcext:value-type="string">
            <text:p>Perhaps it was her mother that had instilled the fierce streak in her or maybe it was her father that left them when she was a baby. Meg excelled at schoolwork but she was off the rails. Fortunately, an athletics coach encouraged her to channel her misspent energy on the track. She motivated herself into becoming a high school star and earned a scholarship to college. When her mother fell ill, Meg decided to give up her chance at college to care for the woman who had raised her. One summer’s day, on a long run deep in the woods, Meg vanished. Search as they did, they never found her body. Meg is one of those who is just simply filled with energy. Unfocused and uncontrollable energy that had to come out. As a kid it came through rowdiness and rebellion. Someone had to focus Meg before something went terribly wrong. Fortunately, someone did. She started to run. Maybe from something undefined that fueled her energy. So to run equaled life. But to run now might attract those beings that crave the pain of others. But as she runs from something, instead of towards it, she understands something. She understands that speed is not of the essence. It’s reaching that finish line. Rather last but still breathing. She deludes whatever is out there as she glides through obstacles and fear, thus managing to stay alive.</text:p>
          </table:table-cell>
        </table:table-row>
        <table:table-row table:style-name="ro1">
          <table:table-cell office:value-type="string" calcext:value-type="string">
            <text:p>Claudette Morel</text:p>
          </table:table-cell>
          <table:table-cell office:value-type="float" office:value="3" calcext:value-type="float">
            <text:p>3</text:p>
          </table:table-cell>
          <table:table-cell office:value-type="string" calcext:value-type="string">
            <text:p>Female</text:p>
          </table:table-cell>
          <table:table-cell office:value-type="string" calcext:value-type="string">
            <text:p>survivorphotos</text:p>
          </table:table-cell>
          <table:table-cell office:value-type="string" calcext:value-type="string">
            <text:p>ClaudetteMorel.png</text:p>
          </table:table-cell>
          <table:table-cell office:value-type="string" calcext:value-type="string">
            <text:p>Studious Botanist</text:p>
          </table:table-cell>
          <table:table-cell office:value-type="string" calcext:value-type="string">
            <text:p>Canadian</text:p>
          </table:table-cell>
          <table:table-cell office:value-type="string" calcext:value-type="string">
            <text:p>From the day that her parents gave Claudette her first science kit, she loved experiments. Her single-minded pursuit lead to an early scholarship at a great college. It was a huge decision to leave Montreal, but the chance was too good to pass up. Her introverted nature means that chat rooms and forums are now her best source of social interaction. Her new favourite activity is to answer botany questions for others under her new moniker of Science Girl. One evening, during a long bus ride back from the city, Claudette took a stroll that would change her life. It only took a minute for her to get completely disoriented in the thick woods. She never found her way back. Her forum only started to wonder where she was a week after she stopped posting. Claudette is not the outgoing type. Her brilliance provided her with a social handicap and she has fled the real world for chat rooms and forums. Botany and studies fill her life and even though she yearns for something else - it won’t come via a modem. Being thrown into a real-life situation can feel awkward and forced. But as she is used to shutting out the world, she suddenly finds hope in this inexplicable darkness that is slowly devouring her. A plant. A tree. A bush. Simple greenery that might save a life. She hides within and amongst them. Her knowledge and skills flourish as gruesomeness roams free around her.</text:p>
          </table:table-cell>
        </table:table-row>
        <table:table-row table:style-name="ro1">
          <table:table-cell office:value-type="string" calcext:value-type="string">
            <text:p>Jake Park</text:p>
          </table:table-cell>
          <table:table-cell office:value-type="float" office:value="4" calcext:value-type="float">
            <text:p>4</text:p>
          </table:table-cell>
          <table:table-cell office:value-type="string" calcext:value-type="string">
            <text:p>Male</text:p>
          </table:table-cell>
          <table:table-cell office:value-type="string" calcext:value-type="string">
            <text:p>survivorphotos</text:p>
          </table:table-cell>
          <table:table-cell office:value-type="string" calcext:value-type="string">
            <text:p>JakePark.png</text:p>
          </table:table-cell>
          <table:table-cell office:value-type="string" calcext:value-type="string">
            <text:p>Solitary Survivalist</text:p>
          </table:table-cell>
          <table:table-cell office:value-type="string" calcext:value-type="string">
            <text:p>South Korean</text:p>
          </table:table-cell>
          <table:table-cell office:value-type="string" calcext:value-type="string">
            <text:p>Growing up the son of a wealthy CEO was always going to put pressure on Jake Park. When his brother graduated with honours from Yale, the pressure on Jake intensified. Jake just wasn't the academic type, but his father never really understood his refusal to embrace the expensive education he lavished upon him. Eventually, Jake rebelled by dropping out of school entirely. Now, Jake lives off the grid on the edge of the woods. It's been years since he spoke to his father but his mother checks in once in a while. It was she, who eventually called the police. The cops said he got lost in the woods and a search party looked for days, but gave up as bad weather rolled in. Despite passionate pleas from his mother, they never resumed the search and Jake went down in history as another casualty of the woods. Jake's destiny was set even inside his mother's womb. Heir to wealth, noble manners and caretaker of the family reputation and legacy. During torture it's not pain that breaks a man, it's immense pressure. And Jake couldn't handle any more pressure. Instead he sought the opposite of fine dining and maids. He left the grid and ended up with a forest as closest neighbour. A self made outsider, Jake understands nature. He's not there to tame something - rather him becoming feral. Remove the brutal Killers that seek out blood to drain and Jake would feel just at home. No Wi-Fi. No Fortune-500 companies. No father or mother. Years away from modern life has given Jake a new feel for problems. Pain is just an obstacle that hinders you from getting fed. No matter what is hunting you, you need to stay one step ahead. Struggle, blend in, adapt. Just don’t make it easy for others to erase you from the Earth's surface.</text:p>
          </table:table-cell>
        </table:table-row>
        <table:table-row table:style-name="ro1">
          <table:table-cell office:value-type="string" calcext:value-type="string">
            <text:p>Nea Karlsson</text:p>
          </table:table-cell>
          <table:table-cell office:value-type="float" office:value="5" calcext:value-type="float">
            <text:p>5</text:p>
          </table:table-cell>
          <table:table-cell office:value-type="string" calcext:value-type="string">
            <text:p>Female</text:p>
          </table:table-cell>
          <table:table-cell office:value-type="string" calcext:value-type="string">
            <text:p>survivorphotos</text:p>
          </table:table-cell>
          <table:table-cell office:value-type="string" calcext:value-type="string">
            <text:p>NeaKarlsson.png</text:p>
          </table:table-cell>
          <table:table-cell office:value-type="string" calcext:value-type="string">
            <text:p>Urban Artist</text:p>
          </table:table-cell>
          <table:table-cell office:value-type="string" calcext:value-type="string">
            <text:p>Swedish</text:p>
          </table:table-cell>
          <table:table-cell office:value-type="string" calcext:value-type="string">
            <text:p>Nea is of Swedish descent, a tagger and a bit of a troublemaker. She started rebelling when she was 16, she dyed her hair black and cut it in a way she liked it. In her early teens, her parents thought she lacked that thing that makes everyone else "normal". She may have gone too far when her friends, not thinking well, dared her to tag the old asylum. She was never seen again, and now tries her best to survive the Entity's dangers. Nea grew up in the small town of Hjo in Sweden. She had a happy childhood even though her mom and dad worked hard. As the opportunity to move to the US became a reality she started acting out. Her parents didn’t really pick up on this as a reaction to their move. Nea was forced to leave her friends and life behind. Nea shied away from what her parents considered “normal”. Instead she took refuge in skate parks, and her tag “Mashtyx” was seen more or less all over her new hometown, and Nea made a sport out of tagging government buildings. Finally Nea’s parents became used to Nea disappearing for a few days on end. As she’s nimble and almost catlike, she’s able to evade deadly dangers. Years on skateboards has proven worthy training. And keeping her head down, avoiding the fuzz can be applied to all dangers. The only question is whether she has some interest in not giving up.</text:p>
          </table:table-cell>
        </table:table-row>
        <table:table-row table:style-name="ro1">
          <table:table-cell office:value-type="string" calcext:value-type="string">
            <text:p>Laurie Strode</text:p>
          </table:table-cell>
          <table:table-cell office:value-type="float" office:value="6" calcext:value-type="float">
            <text:p>6</text:p>
          </table:table-cell>
          <table:table-cell office:value-type="string" calcext:value-type="string">
            <text:p>Female</text:p>
          </table:table-cell>
          <table:table-cell office:value-type="string" calcext:value-type="string">
            <text:p>survivorphotos</text:p>
          </table:table-cell>
          <table:table-cell office:value-type="string" calcext:value-type="string">
            <text:p>LaurieStrode.png</text:p>
          </table:table-cell>
          <table:table-cell office:value-type="string" calcext:value-type="string">
            <text:p>Determined Survivor</text:p>
          </table:table-cell>
          <table:table-cell office:value-type="string" calcext:value-type="string">
            <text:p>American</text:p>
          </table:table-cell>
          <table:table-cell office:value-type="string" calcext:value-type="string">
            <text:p>You never know what really matters in life until you've realised it might end soon. Laurie is one of those who just wants a quiet life in the suburbs, hanging out with friends, family and maybe go on a date or two. Laurie is a typical teenager. You could pass her on the street and not think twice. She does her homework and is liked by her friends, teachers and family. A simple night of babysitting turns into something that will forever change the course of her young life. A knife swooshing through the air. Screams from afar. Noises that plays tricks with her mind. But not Laurie, she’s made of something stronger. Something that won't give up.</text:p>
          </table:table-cell>
        </table:table-row>
        <table:table-row table:style-name="ro1">
          <table:table-cell office:value-type="string" calcext:value-type="string">
            <text:p>Ace Visconti</text:p>
          </table:table-cell>
          <table:table-cell office:value-type="float" office:value="7" calcext:value-type="float">
            <text:p>7</text:p>
          </table:table-cell>
          <table:table-cell office:value-type="string" calcext:value-type="string">
            <text:p>Male</text:p>
          </table:table-cell>
          <table:table-cell office:value-type="string" calcext:value-type="string">
            <text:p>survivorphotos</text:p>
          </table:table-cell>
          <table:table-cell office:value-type="string" calcext:value-type="string">
            <text:p>AceVisconti.png</text:p>
          </table:table-cell>
          <table:table-cell office:value-type="string" calcext:value-type="string">
            <text:p>Lucky Gambler</text:p>
          </table:table-cell>
          <table:table-cell office:value-type="string" calcext:value-type="string">
            <text:p>Argentinian</text:p>
          </table:table-cell>
          <table:table-cell office:value-type="string" calcext:value-type="string">
            <text:p>Ace Visconti is one charming guy. With his sharp Italian looks, grey-streaked hair and silver tongue, he could pass for an ageing 50's movies star. His heart has always belonged to the cards. From his roots as a poor boy in Argentina, he gambled, scammed, seduced and smooth-talked his way to a life of luxury as a high roller in the land of opportunity. Despite money always having a way of slipping through his fingers, Ace always figured he could win more. He never fulfilled that ambition; eventually he racked up too many debts with the wrong kind of people. And when they finally came to collect, Ace was nowhere to be found. No one knew who tipped him off or where he fled to, but anyone who knew Ace Visconti can agree on one thing. He will survive: against all odds.</text:p>
          </table:table-cell>
        </table:table-row>
        <table:table-row table:style-name="ro1">
          <table:table-cell office:value-type="string" calcext:value-type="string">
            <text:p>Bill Overbeck</text:p>
          </table:table-cell>
          <table:table-cell office:value-type="float" office:value="8" calcext:value-type="float">
            <text:p>8</text:p>
          </table:table-cell>
          <table:table-cell office:value-type="string" calcext:value-type="string">
            <text:p>Male</text:p>
          </table:table-cell>
          <table:table-cell office:value-type="string" calcext:value-type="string">
            <text:p>survivorphotos</text:p>
          </table:table-cell>
          <table:table-cell office:value-type="string" calcext:value-type="string">
            <text:p>BillOverbeck.png</text:p>
          </table:table-cell>
          <table:table-cell office:value-type="string" calcext:value-type="string">
            <text:p>Old Soldier</text:p>
          </table:table-cell>
          <table:table-cell office:value-type="string" calcext:value-type="string">
            <text:p>American</text:p>
          </table:table-cell>
          <table:table-cell office:value-type="string" calcext:value-type="string">
            <text:p>It took two tours in Vietnam, a handful of medals, a knee full of shrapnel, and an honourable discharge to get William "Bill" Overbeck to stop fighting and try to live a peaceful life. He hated it. After decades spent drifting aimlessly through dead end jobs, Bill went in for a routine surgery and woke up to find the world he knew was gone. A plague was turning normal people into mindless killing machines. Naturally, the first thing he did was fight his way home and put on his uniform. Making his way through rural ghost towns and pitch-black forests, he found other Survivors, and together they fled from the infected hordes. In the end, Bill sacrificed himself to ensure their safety. His body was never found. Bill was left for dead. No one knows that he still has the only thing he ever wanted: an enemy to fight.</text:p>
          </table:table-cell>
        </table:table-row>
        <table:table-row table:style-name="ro1">
          <table:table-cell office:value-type="string" calcext:value-type="string">
            <text:p>Feng Min</text:p>
          </table:table-cell>
          <table:table-cell office:value-type="float" office:value="9" calcext:value-type="float">
            <text:p>9</text:p>
          </table:table-cell>
          <table:table-cell office:value-type="string" calcext:value-type="string">
            <text:p>Female</text:p>
          </table:table-cell>
          <table:table-cell office:value-type="string" calcext:value-type="string">
            <text:p>survivorphotos</text:p>
          </table:table-cell>
          <table:table-cell office:value-type="string" calcext:value-type="string">
            <text:p>FengMin.png</text:p>
          </table:table-cell>
          <table:table-cell office:value-type="string" calcext:value-type="string">
            <text:p>Focused Competitor</text:p>
          </table:table-cell>
          <table:table-cell office:value-type="string" calcext:value-type="string">
            <text:p>Chinese</text:p>
          </table:table-cell>
          <table:table-cell office:value-type="string" calcext:value-type="string">
            <text:p>Feng Min was a young girl when she first picked up computer games, and she was instantly hooked. The brand new worlds enchanted her with colours, sounds and explosions – a chance to be somewhere else, or someone else. Her parents saw no wrong with a few minutes in front of the screen, but as minutes turned into hours and sometimes days, they finally decided to pull the plug and force Feng Min to put more efforts into her studies. She felt smothered by her parents who refused to see the potential of a future in games, so she left home and spent her time in internet cafes and LAN parties where the old rules didn't apply. She spent hours playing, streaming, competing to rise to the top. Her parents became what she called "holiday parents" as she never saw them outside the holidays, and she became the black sheep of a one-child-family. In the gaming world, however, she finally found respect. Nicknamed the "Shining Lion," she was invited to join a prestigious e-sports team and to live in their dorms, where she found a sanctuary free of the misconceptions and prejudice she had felt from her parents and the non-gaming world. Feng Min pushed her limits to prove she was the best. Sleep was less important to her than training. At the top of her game, she filled stadiums with fans who adored her. But it couldn't last forever; the pressure to be the best grew stronger and stronger. She pushed herself too far, slept too little, and her performance began to slip. She started to lose. At night, she would stay up, tormented by the thought of disappointing her parents… and her fans. She spiralled out of control and fell into a pattern of self-destruction. She started wandering the streets and visiting bars, where no one knew of E-Sports, waking up in places she didn't remember. One day she woke up somewhere completely different… in a never-ending nightmare. Feng Min did not despair. As she learned more about the challenge she was up against, she realised this was what she had been training for her entire life. Now, she was going to win.</text:p>
          </table:table-cell>
        </table:table-row>
        <table:table-row table:style-name="ro1">
          <table:table-cell office:value-type="string" calcext:value-type="string">
            <text:p>David King</text:p>
          </table:table-cell>
          <table:table-cell office:value-type="float" office:value="10" calcext:value-type="float">
            <text:p>10</text:p>
          </table:table-cell>
          <table:table-cell office:value-type="string" calcext:value-type="string">
            <text:p>Male</text:p>
          </table:table-cell>
          <table:table-cell office:value-type="string" calcext:value-type="string">
            <text:p>survivorphotos</text:p>
          </table:table-cell>
          <table:table-cell office:value-type="string" calcext:value-type="string">
            <text:p>DavidKing.png</text:p>
          </table:table-cell>
          <table:table-cell office:value-type="string" calcext:value-type="string">
            <text:p>Rugged Scrapper</text:p>
          </table:table-cell>
          <table:table-cell office:value-type="string" calcext:value-type="string">
            <text:p>English</text:p>
          </table:table-cell>
          <table:table-cell office:value-type="string" calcext:value-type="string">
            <text:p>The single child of a wealthy family, David King seemed destined for greatness. While growing up in Manchester, he demonstrated serious potential in both sports and academics, and with his family connections, all doors were open to him. He could have succeeded at anything, if it weren't for his combative nature. David lived for the adrenaline rush of a good fight and would go out of his way to get into one. His robustness and athletic abilities led him to rugby, where he could cut loose and really cause a ruckus. King excelled and gained a reputation as a promising, if somewhat reckless, rookie. His meteoric rise came to an abrupt end when he lost his temper and assaulted a referee, earning himself a lifetime ban from the league and cutting short what most people assumed was going to be a long, successful career. King was unconcerned; money was no issue, so he took it as an early retirement and focused on other fun things to do. Free from the constraints of a career and enabled by the wealth of his family, David King spent most of his time at the pub, drinking, watching games, and getting into fights. Some might say he was wasting his life away. Not many people knew that he was an occasional "debt collector" or that he fought in clandestine bare-knuckle fight clubs. When David King stopped showing up at the pub, the few friends he still had were not surprised. They figured he had finally picked a fight with someone stronger than he was. In a way, they were right.</text:p>
          </table:table-cell>
        </table:table-row>
        <table:table-row table:style-name="ro1">
          <table:table-cell office:value-type="string" calcext:value-type="string">
            <text:p>Quentin Smith</text:p>
          </table:table-cell>
          <table:table-cell office:value-type="float" office:value="11" calcext:value-type="float">
            <text:p>11</text:p>
          </table:table-cell>
          <table:table-cell office:value-type="string" calcext:value-type="string">
            <text:p>Male</text:p>
          </table:table-cell>
          <table:table-cell office:value-type="string" calcext:value-type="string">
            <text:p>survivorphotos</text:p>
          </table:table-cell>
          <table:table-cell office:value-type="string" calcext:value-type="string">
            <text:p>QuentinSmith.png</text:p>
          </table:table-cell>
          <table:table-cell office:value-type="string" calcext:value-type="string">
            <text:p>Resolute Dreamwalker </text:p>
          </table:table-cell>
          <table:table-cell office:value-type="string" calcext:value-type="string">
            <text:p>American</text:p>
          </table:table-cell>
          <table:table-cell office:value-type="string" calcext:value-type="string">
            <text:p>When he heard that Nancy's mother had disappeared, Quentin Smith knew instantly that their success had been short-lived. Although their plan had seemed to work flawlessly, Freddy Krueger had beaten death yet again. But Quentin wasn't about to give up. It may take many attempts, but he vowed that somehow they would find a way to beat Freddy, once and for all. If he didn't, it would only be a matter of time before Freddy would win and Nancy was lost. Someone like Quentin never attracted attention in a library, no matter how strange the texts he requested. He devoured all the information he could find, on shared dream worlds, lucid dreaming, and the methods to control the dream space. Forcing himself to stay awake, via a steady diet of pills and energy drinks, he searched through dusty volumes, finding myths about the demons that live in dreams, trapping their victims in limbo and feeding off their terror. He worked quickly as he knew that Freddy would soon be coming for him. It wasn't long before that moment arrived and Freddy began appearing in his dreams. He stayed at the periphery at first, taunting Quentin, seemingly hoping to tire him out. Using all that he had learned, Quentin was able to see flaws in the dream; cracks where escape routes could be formed. He tested this skill carefully, not wanting to show his hand, hoping that it would give him some kind of advantage that he could use to defeat Freddy. Then, one night, he found himself in the familiar environment of Badham Preschool. Freddy had tired of the taunting and had finally decided to gut him. Quentin ran through the school, his quick eyes scanning for something useful in the maze of rooms. He found a can of paint thinner and quickly formulated a plan. Once the trap was set, he waited, acting as the lure to draw Freddy into the right position. And there he was, claws scraping on metal as he closed in for the kill. Quentin allowed himself time to enjoy the surprise on Freddy's face as the corridor ignited and then he was away, running through the building, heading for the exit that he knew existed. If he harried Freddy, weakening him and then escaping the dream, surely that would defeat him over time? Before his eyes, the cracks in the dream closed and his escape route was blocked. He was in Freddy's secret room again, and there was nowhere to run. As Freddy closed in, a broad grin spreading across his ruined face, Quentin was consumed with a need to see this man finally obliterated. He wished it had been him, not his father, who threw the gas can that ended Krueger’s life, that it had been him who cut Freddy's throat. Perhaps that desire would be enough? This was a realm of the mind after all. He let it consume him, concentrating all his thoughts on wishing Freddy gone. His vision was obscured with roiling tendrils of fog and, when it cleared, he was somewhere else. In another dream? If so, it wasn't his; it felt cold and unfamiliar. A flickering drew his attention and he realised he was by a campfire, and he wasn't alone. Other people were trapped here too, and they needed his help. </text:p>
          </table:table-cell>
        </table:table-row>
        <table:table-row table:style-name="ro1">
          <table:table-cell office:value-type="string" calcext:value-type="string">
            <text:p>David Tapp</text:p>
          </table:table-cell>
          <table:table-cell office:value-type="float" office:value="12" calcext:value-type="float">
            <text:p>12</text:p>
          </table:table-cell>
          <table:table-cell office:value-type="string" calcext:value-type="string">
            <text:p>Male</text:p>
          </table:table-cell>
          <table:table-cell office:value-type="string" calcext:value-type="string">
            <text:p>survivorphotos</text:p>
          </table:table-cell>
          <table:table-cell office:value-type="string" calcext:value-type="string">
            <text:p>DavidTapp.png</text:p>
          </table:table-cell>
          <table:table-cell office:value-type="string" calcext:value-type="string">
            <text:p>Obsessed Detective</text:p>
          </table:table-cell>
          <table:table-cell office:value-type="string" calcext:value-type="string">
            <text:p>African American</text:p>
          </table:table-cell>
          <table:table-cell office:value-type="string" calcext:value-type="string">
            <text:p>Detective David Tapp was one of the good guys. His determination to see Killers brought to justice and their victims avenged had led him through a long and respected career. When he first saw the details of the Jigsaw case, it seemed like many others. More grisly and macabre, sure, but just another lunatic with a penchant for the over-dramatic, who would soon be behind bars. A stroke of insight brought Tapp, and his partner Detective Stephen Sing, to an abandoned mannequin factory, where they discovered Jigsaw’s lair. They apprehended the man but he managed to escape before being unmasked, slashing Tapp's throat as he did so. Leaving his partner, Sing went in pursuit but fell victim to a booby trap. Tapp had failed to go by the book on this one occasion, entering the lair without a warrant, and it had resulted in a Detective's death. He was discharged from the force and left with a ruined throat and crippling guilt. He channelled that guilt into an obsession: he would find the killer, stop the murders, vindicate himself, and avenge his friend and colleague. Following the evidence trail brought him to Dr Lawrence Gordon and he staked out the doctor’s apartment, sure that he would find some evidence of guilt. Then he saw a stranger at Gordon's window and heard gunshots. Tapp confronted him and the man fled, with the pursuit leading to an industrial building. Tapp's age caught up with him, a fight that he would easily have won in his younger days ended with Tapp taking a bullet to the chest. Slumping to the floor, he saw only failure. He had failed his partner and the other victims. Whoever the killer was, Tapp had been unable to stop him. More would die and it would be his fault. He let the rage and guilt consume him and closed his eyes for the final time. Beneath him, the concrete floor softened. He dug his fingers into the ground, feeling dirt and leaves. Where his chest had been wet with blood, the shirt was now dry and the pain had gone. His eyes opened onto a darkened sky and the jagged, searching fingers of branches. Screams echoed through the forest and a new determination filled him. His mind was clear for the first time in months. Victims needed to be avenged, killers thwarted. He didn’t know what this place was, but he was still a cop, and he always would be. He had a job to do.</text:p>
          </table:table-cell>
        </table:table-row>
        <table:table-row table:style-name="ro1">
          <table:table-cell office:value-type="string" calcext:value-type="string">
            <text:p>Kate Denson</text:p>
          </table:table-cell>
          <table:table-cell office:value-type="float" office:value="13" calcext:value-type="float">
            <text:p>13</text:p>
          </table:table-cell>
          <table:table-cell office:value-type="string" calcext:value-type="string">
            <text:p>Female</text:p>
          </table:table-cell>
          <table:table-cell office:value-type="string" calcext:value-type="string">
            <text:p>survivorphotos</text:p>
          </table:table-cell>
          <table:table-cell office:value-type="string" calcext:value-type="string">
            <text:p>KateDenson.png</text:p>
          </table:table-cell>
          <table:table-cell office:value-type="string" calcext:value-type="string">
            <text:p>Hopeful Songbird</text:p>
          </table:table-cell>
          <table:table-cell office:value-type="string" calcext:value-type="string">
            <text:p>American</text:p>
          </table:table-cell>
          <table:table-cell office:value-type="string" calcext:value-type="string">
            <text:p>One of Kate Denson's earliest memories was standing in front of her family, singing a song that she'd learned that morning at school, and watching smiles spread across their faces. Seeing how something as simple as a song could make people so happy was the moment when she knew what she wanted to do with her life. She practised, learned the guitar as soon as she was big enough to reach over it, and was performing in front of crowds by the time she was eight years old. Her mother did everything she could to fulfil Kate's dreams, taking her all over their home state of Pennsylvania, then across the South, and even to Nashville itself. Kate won folk music competitions and talent shows whenever she participated, but for her to win others had to lose, and that wasn't in her nature. She only wanted an outlet, a way to touch people's lives. To make them forget the worries of the world and just enjoy themselves, if only for a while. With age came a new-found freedom. She bought a battered old Chevy truck and was able to travel around by herself, meeting fans and making new friends wherever she stopped. Hers wasn't a story of rock excess though: just the road, her guitar and maybe a good bourbon to end the day. From sun-baked festivals to dark and cosy bars, people flocked to her voice and her self-penned songs of friendship, family, love and home. These sentiments weren't just lip-service: she made sure to return home as often as she could, to help out in her community and entertain the local children with her tales of the wider world. She saw it as a way of giving back, of supporting others in the same way she had been. It was home where she found most of her inspiration as well. She had always loved to take long walks in the woods around her town, exploring off the beaten track, finding a quiet spot to play and write her songs. She had a favourite location she returned to time and time again, a natural hollow, encircled by trees, that looked almost as if it had been blasted out of the rocks thousands of years ago. Here she felt a strong connection to nature, and to the Earth itself. She let her mind be enveloped by the forest and it rewarded her with constant inspiration. She picked up her guitar and played, her fingers dancing across the fretboard. The music that she made this time was unlike her usual uplifting tunes, being much more melancholy, even dark. Still, something compelled her to continue, to finish the song. Around her, the leaves vibrated in unison with the guitar strings and the boughs of the trees lengthened, coalescing into a living form. Spider-like legs descended from the canopy above, grasping for her. Regaining her senses, she grabbed a rock and tried to beat them back, but their skin was hard as iron and the rock simply bounced off and skittered away. The legs coiled like tendrils around her limbs and lifted her towards the darkness overhead. Fog rolled across the clearing, obscuring both Kate and the creature of nightmares that drew her up towards itself. When the fog cleared, there was no sign of any struggle, or of life. Just an acoustic guitar, the scratch plate engraved with flowers; as well as the initials KD, inlaid in mother of pearl.</text:p>
          </table:table-cell>
        </table:table-row>
        <table:table-row table:style-name="ro1">
          <table:table-cell office:value-type="string" calcext:value-type="string">
            <text:p>Adam Francis</text:p>
          </table:table-cell>
          <table:table-cell office:value-type="float" office:value="14" calcext:value-type="float">
            <text:p>14</text:p>
          </table:table-cell>
          <table:table-cell office:value-type="string" calcext:value-type="string">
            <text:p>Male</text:p>
          </table:table-cell>
          <table:table-cell office:value-type="string" calcext:value-type="string">
            <text:p>survivorphotos</text:p>
          </table:table-cell>
          <table:table-cell office:value-type="string" calcext:value-type="string">
            <text:p>AdamFrancis.png</text:p>
          </table:table-cell>
          <table:table-cell office:value-type="string" calcext:value-type="string">
            <text:p>Resourceful Teacher </text:p>
          </table:table-cell>
          <table:table-cell office:value-type="string" calcext:value-type="string">
            <text:p>Jamaican</text:p>
          </table:table-cell>
          <table:table-cell office:value-type="string" calcext:value-type="string">
            <text:p>Adam was born in Rollington Town in Kingston, Jamaica. His father died in a car accident when he was two, and his uncle took him in. His uncle was a strict, but fair man, who raised him to value education. At Kingston College, Adam discovered his father's published works, which triggered his passion for literature. His campus, however, was known for its focus on athletics. As a shy teenager with his nose stuck in books, he was the perfect prey for bullies. What he lacked in sports, he made up in grit. He learned to defend himself in the thick of it. It's during his years in college that he started to imagine his life elsewhere. While his close friends orbited the music industry, he followed a surer path. His grades granted him admission to higher education, and there was a demand for teachers abroad. After graduating university, he taught extra classes to afford applying fees overseas. He had a steady diet of long commutes, grading piles, nightly lesson plans, and early classes. After a year, he managed to apply for a position abroad. His first plane ride took him to Southern Japan for a new start. His life in Kagoshima was hectic. There was little time to do everything he took for granted back home. His Japanese was elementary at best, which slowed him down. Buying groceries took hours, long commutes had to be planned, and lesson plans relied on Japanese notions, which he had to learn. But after a few months, he found his rhythm. He reflected on it one morning while riding the train to work. He no longer had to study the Kanji characters filling the map. He knew his way. His language skills had improved, he felt connected to his students, and he'd treat himself to luxurious restaurants on weekends. He even had his first vacation planned. Within seconds, Adam's world was brought down to a slow motion. Rails hissed, bags came pouring down, and the floor trembled before the hit: Adam crashed forward as the train flipped upside down. He landed on a window pane as an unhinged door came flying at a passenger. He rolled over so that the door would hit him instead of the girl. He shut his eyes as he braced for impact, but nothing happened. He squinted one eye open and he saw nothing but darkness. A heavy Fog had taken over the train. Ice seemed to flow through his body, reaching his lips first, then the tip of his fingers before spreading to his legs. Lulled by the warm hum of the dark whisper, he closed his eyes, drifting. No one truly knows what happened to Adam Francis. The school teachers imagined the worst when they watched the train derailment on the news and saw he was missing. Their fears seemed to be confirmed when Adam's bag was recovered from the crash site, but his body was never found. To this day, his uncle believes that Adam took off after the train crash, alive still, somewhere out there.</text:p>
          </table:table-cell>
        </table:table-row>
        <table:table-row table:style-name="ro1">
          <table:table-cell office:value-type="string" calcext:value-type="string">
            <text:p>Jeff Johansen</text:p>
          </table:table-cell>
          <table:table-cell office:value-type="float" office:value="15" calcext:value-type="float">
            <text:p>15</text:p>
          </table:table-cell>
          <table:table-cell office:value-type="string" calcext:value-type="string">
            <text:p>Male</text:p>
          </table:table-cell>
          <table:table-cell office:value-type="string" calcext:value-type="string">
            <text:p>survivorphotos</text:p>
          </table:table-cell>
          <table:table-cell office:value-type="string" calcext:value-type="string">
            <text:p>JeffJohansen.png</text:p>
          </table:table-cell>
          <table:table-cell office:value-type="string" calcext:value-type="string">
            <text:p>Quiet Artist</text:p>
          </table:table-cell>
          <table:table-cell office:value-type="string" calcext:value-type="string">
            <text:p>Canadian</text:p>
          </table:table-cell>
          <table:table-cell office:value-type="string" calcext:value-type="string">
            <text:p>Jeff Johansen was born and raised in Ormond, Alberta. He grew up as a quiet, only child with an aversion for large crowds. During High School, his anxious nature was mislabelled as shyness, which he covered up with a tough, stoic persona that intimidated bullies and teachers alike. At home, he discovered an interest for heavy metal and started a vinyl collection. The evocative symbolism on the covers inspired him to make some art of his own, which helped him cope with his parents' constant fighting. To escape his parent's increasingly recurrent blow-ups, Jeff started working at a video store. Few customers passed by, so he had a lot of free time to draw. A late-night regular noticed his sketches and asked him to do some artwork for his gang at the abandoned lodge up Mount Ormond. Jeff accepted the challenge and painted a large mural depicting "The Legion" in runny, bloody letters. He was given a fifty-dollar bill and a 12-pack for his hard work. It was his first paid commission, a milestone to be proud of. After his parents' divorce, Jeff was forced to move with his mother to Winkler, Manitoba, which was miles away from his home town—and his dad. In Winkler, Jeff was more isolated than ever, except for art and music. His solace came shortly after graduating High School when he started working at a local bar with live music performances. He found a roadie gig shortly after, leaving Winkler behind. A few years later, Jeff got injured after getting involved in a fight during a concert. He was told he could lose part of his eyesight, so his doctor asked him to stay in town in order to monitor him. It was a difficult time during which Jeff re-assessed his life choices. He went back to school—art school. His eyesight slowly returned, but he had to be careful. He took a few courses, experimenting with a wide range of mediums, ultimately choosing oil painting and digital art, the latter of which offered paid intern-ships. He took up a desk job and found his calling in designing labels for microbreweries. He led a quiet, simple life: he brewed beer, took-in a rescue dog, designed tattoos, and freelanced album covers for bands he liked. All until one morning, when he got a phone call from Ormond saying that his father had passed, leaving a few things to sort out. Jeff drove all the way back to Ormond. He felt a pang of nostalgia when he reached his late father's house. Inside, there was an old guitar case sitting in against the wall. It held a black, vintage model with a sticky note that said, "for my boy." He stayed in town longer than he planned to, reminiscing about his childhood. Driving by his former High School, he remembered the mural he painted up Mount Ormond. He bought a 12-pack and headed to the lodge. After weeks of not hearing back from Jeff, his colleagues assumed that grief had gotten the better of him. His neighbour got tired of sitting his dog, which became more and more agitated as days went by. The dog became a stray again, erring while seeking the familiar trail of Jeff's malty scent.</text:p>
          </table:table-cell>
        </table:table-row>
        <table:table-row table:style-name="ro1">
          <table:table-cell office:value-type="string" calcext:value-type="string">
            <text:p>Jane Romero</text:p>
          </table:table-cell>
          <table:table-cell office:value-type="float" office:value="16" calcext:value-type="float">
            <text:p>16</text:p>
          </table:table-cell>
          <table:table-cell office:value-type="string" calcext:value-type="string">
            <text:p>Female</text:p>
          </table:table-cell>
          <table:table-cell office:value-type="string" calcext:value-type="string">
            <text:p>survivorphotos</text:p>
          </table:table-cell>
          <table:table-cell office:value-type="string" calcext:value-type="string">
            <text:p>JaneRomero.png</text:p>
          </table:table-cell>
          <table:table-cell office:value-type="string" calcext:value-type="string">
            <text:p>Influential Celebrity</text:p>
          </table:table-cell>
          <table:table-cell office:value-type="string" calcext:value-type="string">
            <text:p>Latin American</text:p>
          </table:table-cell>
          <table:table-cell office:value-type="string" calcext:value-type="string">
            <text:p>Jane Romero was the daughter of famous actress, Loretta Lawrence, of whom she had no memory. Her parents had separated when she was still a baby, mainly since her mother was often away filming. Jane was raised by her father, a struggling visual artist. She grew up torn between resenting her mother's absence from her life and admiring her presence on screen. As a teenager, Jane secretly wished to emulate her mother's talent. She would direct and perform in plays, audition for TV commercials and help her father at his studio. During her senior year, she entered a national oratory contest and won first prize. Her performance attracted the attention of a radio station that contacted her for an interview. During the live show, her natural charm and repartee impressed the staff, who offered her a part-time job at the station. After graduating college in Communication, she quit her job at the station to work for a trendy variety show. But her frank delivery and ad-libs were not appreciated by the show's executives, who fired her after five months. Desperate for another opportunity, Jane pitched a show at the radio station she used to work at, only to be turned down, her proposal being too risky. Four months later, she received a phone call from a producer who had seen reruns of the show. He was looking for a co-host to spark up the failing show Quick Talk. Live television meant long hours, a low salary, and no stability, but it also offered a platform to broadcast her views. She disputed the crude inflammatory tone of Quick Talk and pushed for a relate-able coverage of personal issues. Her honest delivery resonated with her audience and within weeks, the show's viewer-ship was steadily growing. After two years, she launched a full-hour segment called The Jane Romero Show, which was broadcast nationally and covered tabooed topics, including her personal struggle with abandonment. Her show broke records and her initials J. R. became synonymous with products ranging from beauty creams to fashion accessories. But Jane needed more; she wanted others to follow her in her footsteps. She published a memoir that covered her childhood with an absent mother. Her book was an instant best seller, but was reviewed harshly. Critics called it "a serving of sad anecdotes seasoned with bland, generic self-help tips." Jane took this criticism to heart, since despite her success, a voice in the back of her mind was starting to doubt her achievements. Her success also generated an increasingly demanding schedule and a growing pressure to entertain constantly. During a particularly tense week, she canned an episode and instead launched a two-hour-long special on divorce. Her stress peaked when she learnt that her mother had agreed to star in her show. Jane put on a brave face and began the show. Most of it went without a hitch, but her mother walked on set, smiling warmly at the audience, Jane's stomach lurched unpleasantly. She was consumed by a violent envy that had been festering. Yet she carried on with a strained smile, until Loretta interrupted her, saying that they were not actually related. The interview went haywire after that. After the show, Jane was driving to her father's house in New Jersey. She needed to talk things over with him; she had not been feeling like herself lately. She turned on a free-way along the coast to avoid major congestion and popped some painkillers to numb the throbbing pain in her temples, which had been nagging her all day. Then she started to relax and turned on the radio; classical music was playing. The drive was slow. Black ice covered the highway, which was packed with cars on their way back home. Night fell. A darkness began to blur the corners of her vision and turned the headlights into swirls of red. Jane blinked to sharpen their outlines, but each time she closed her eyes, her eyelids became heavier and heavier, until they remained shut for a moment too long. The following morning, authorities were fishing out Jane's car from the water. Despite leading a meticulous search for weeks, they were unable to retrieve her body. The airing and production of The Jane Romero Show was suspended until after her funeral, which both her father and mother attended. As the public grieved for Jane, there was a surge of orders for J. R. products and all her episodes were re-released a month later, with an opening credit that wished her eternal peace. </text:p>
          </table:table-cell>
        </table:table-row>
        <table:table-row table:style-name="ro1">
          <table:table-cell office:value-type="string" calcext:value-type="string">
            <text:p>Ash Williams</text:p>
          </table:table-cell>
          <table:table-cell office:value-type="float" office:value="17" calcext:value-type="float">
            <text:p>17</text:p>
          </table:table-cell>
          <table:table-cell office:value-type="string" calcext:value-type="string">
            <text:p>Male</text:p>
          </table:table-cell>
          <table:table-cell office:value-type="string" calcext:value-type="string">
            <text:p>survivorphotos</text:p>
          </table:table-cell>
          <table:table-cell office:value-type="string" calcext:value-type="string">
            <text:p>AshWilliams.png</text:p>
          </table:table-cell>
          <table:table-cell office:value-type="string" calcext:value-type="string">
            <text:p>Alone Wolf</text:p>
          </table:table-cell>
          <table:table-cell office:value-type="string" calcext:value-type="string">
            <text:p>American</text:p>
          </table:table-cell>
          <table:table-cell office:value-type="string" calcext:value-type="string">
            <text:p>During a weekend at a cabin with friends, Ash Williams uncovered the Necronomicon Ex-Mortis (The Book of the Dead) and awoke something dark in the woods. Evil possessed his friends, whom he was forced to kill, and his right hand, which he sawed off. For the next thirty years, Ash ran from his past, working at a Value Stop department store and seducing women in dive bars. But he screwed up one night while being high, when he read from the Necronomicon to impress a woman. Evil found him once more, wrecking the life of those around him. But his co-workers, Pablo who was raised by a shaman and Kelly who was orphaned by the Deadites, helped him put up a fight. While battling Evil, Ash was reunited with his long-lost daughter Brandy, who encouraged him to embrace his role as saviour of humanity. After a terrible fight with a fully formed demon, Ash, drawing his last breath, was taken by the Knights of Sumeria and transported into the future. Ash wakened to a voice, his head throbbing. Since defeating a gang of Deadites a week ago, he had been in a perpetual state of hangover. He heard the voice once more; a woman singing, sensual and inviting. Stepping into the corridor in his boxers, he strode towards the voice, which lead to the public locker room. As Ash pushed open the door, the singing stopped. There was a rustling of curtains. He called out, entering the change room. His voice reverberated on the mouldy tile walls. He pressed on, reaching a shower that was still dripping wet. Cold, humid fingers ran down his bare back. He turned around. A woman stood naked, her skin glistening in the morning light that streamed in from high windows. Ash recognised her instantly: Linda Emery, one of his former high school flings. They had gotten back together years later, while saving their home town from Evil. He had ended their relationship soon afterwards, preferring to indulge freely in his new-found popularity. Linda winked at Ash, who closed the distance between them. He caressed her cheek wistfully: What was she doing here? Did she know anything about the whereabouts of his daughter? And Pablo and Kelly? A sharp blade dug into his hand, making him jump back. Linda slid a finger across the edge of her blade, collecting Ash's blood on her fingertip. She smiled, and her skin shrivelled, her hair faded, her shoulders stopped, and her curves sagged, ageing decades older in a matter of seconds. She attacked Ash, who poorly managed to block, being half-naked. Every blow she delivered earned him a new wound. She slashed his bad knee and he fell to the floor. As she jumped on top of him, Ash shrieked in disgust, knocking the knife out of her grasp. Her varicose hands wrapped around his neck, strangling him. Gasping, he outstretched his arm, hand landing on a soap dispenser. He spurted out some liquid on his fingers and poked her in the eyes. The elderly woman winced, weakening her hold, and Ash elbowed her in the face, knocking her back. He rolled over and grabbed the knife on the floor. Just as he was about to plant it in her chest, he stopped. There was something else he wanted more. He pressed the blade against her throat. Let's make a deal, demon. In exchange for not killing you, you portal me back to my friends. The demon agreed. She began reciting the incantation, instructing Ash to repeat after her, which he failed to manage. When nothing happened, Ash threatened the demon, who argued back, blaming his poor pronunciation. Their combined exchange of Sumerian words triggered a hiss from the shower behind them. The wet tiled floor darkened, and the pipes burst. A whirlpool of dirty water, shower curtains, and used toilet paper swallowed the demon, while Ash held onto a locker door, which slowly slipped from his fingers. FFFUUUC- Ash landed flat on his chest in the Realm of The Entity, sputtering grass. He got up, brushing off the dry clothes he suddenly had on. Then he looked around and his grin fell. It was the kind of place that made two things obvious: one, there wasn't any bar for miles, and two, he was going to need his shotgun and chainsaw, both of which he lacked. As he started to walk towards a glinting light ahead, a scream rippled through the trees. Groovy.</text:p>
          </table:table-cell>
        </table:table-row>
        <table:table-row table:style-name="ro1">
          <table:table-cell office:value-type="string" calcext:value-type="string">
            <text:p>Nancy Wheeler</text:p>
          </table:table-cell>
          <table:table-cell office:value-type="float" office:value="18" calcext:value-type="float">
            <text:p>18</text:p>
          </table:table-cell>
          <table:table-cell office:value-type="string" calcext:value-type="string">
            <text:p>Female</text:p>
          </table:table-cell>
          <table:table-cell office:value-type="string" calcext:value-type="string">
            <text:p>survivorphotos</text:p>
          </table:table-cell>
          <table:table-cell office:value-type="string" calcext:value-type="string">
            <text:p>NancyWheeler.png</text:p>
          </table:table-cell>
          <table:table-cell office:value-type="string" calcext:value-type="string">
            <text:p>Aspiring Journalist</text:p>
          </table:table-cell>
          <table:table-cell office:value-type="string" calcext:value-type="string">
            <text:p>American</text:p>
          </table:table-cell>
          <table:table-cell office:value-type="string" calcext:value-type="string">
            <text:p>Studious and rebellious, Nancy Wheeler is a stubborn investigator with an instinct for a good story. When her closest friend, Barb went missing, she did everything she could to unravel the truth and secure justice. A brilliant journalist, she chases stories and follows leads despite the inequality and chauvinism she encounters at the workplace. Pursuing a lead one evening, she fearlessly approaches the Hawkins National Laboratory before suddenly losing consciousness. A moment later she awakens in a strange misty realm with the sound of a familiar roar echoing through the air.</text:p>
          </table:table-cell>
        </table:table-row>
        <table:table-row table:style-name="ro1">
          <table:table-cell office:value-type="string" calcext:value-type="string">
            <text:p>Steve Harrington</text:p>
          </table:table-cell>
          <table:table-cell office:value-type="float" office:value="19" calcext:value-type="float">
            <text:p>19</text:p>
          </table:table-cell>
          <table:table-cell office:value-type="string" calcext:value-type="string">
            <text:p>Male</text:p>
          </table:table-cell>
          <table:table-cell office:value-type="string" calcext:value-type="string">
            <text:p>survivorphotos</text:p>
          </table:table-cell>
          <table:table-cell office:value-type="string" calcext:value-type="string">
            <text:p>SteveHarrington.png</text:p>
          </table:table-cell>
          <table:table-cell office:value-type="string" calcext:value-type="string">
            <text:p>Former Jock</text:p>
          </table:table-cell>
          <table:table-cell office:value-type="string" calcext:value-type="string">
            <text:p>American</text:p>
          </table:table-cell>
          <table:table-cell office:value-type="string" calcext:value-type="string">
            <text:p>Popular and arrogant, yet compassionate, Steve Harrington is an unlikely mentor and leader. He often acts as a surrogate big brother to a younger boy named Dustin. He even helped him find his slimy inter-dimensional pet Demogorgon, D'Artagnan. His reputation as a protector grew and he soon became a sort of "babysitter" for a group of kids in Hawkins with a knack for messing around with strange and dangerous things. His courage is unmatched so that he was even able to fend off a Demogorgon when it threatened his friends. One evening he received a call for assistance from his friend Nancy Wheeler. He drove all the way to the Hawkins National Laboratory to see if she was okay. He searched the area but only found her notebook. Before he realised what was happening the ground opened up and a swirl of black mist filled his eyes. When he awakened he was in a strange place that seemed familiar but unfamiliar at the same time.</text:p>
          </table:table-cell>
        </table:table-row>
        <table:table-row table:style-name="ro1">
          <table:table-cell office:value-type="string" calcext:value-type="string">
            <text:p>Yui Kimura</text:p>
          </table:table-cell>
          <table:table-cell office:value-type="float" office:value="20" calcext:value-type="float">
            <text:p>20</text:p>
          </table:table-cell>
          <table:table-cell office:value-type="string" calcext:value-type="string">
            <text:p>Female</text:p>
          </table:table-cell>
          <table:table-cell office:value-type="string" calcext:value-type="string">
            <text:p>survivorphotos</text:p>
          </table:table-cell>
          <table:table-cell office:value-type="string" calcext:value-type="string">
            <text:p>YuiKimura.png</text:p>
          </table:table-cell>
          <table:table-cell office:value-type="string" calcext:value-type="string">
            <text:p>Hardened Streetracer</text:p>
          </table:table-cell>
          <table:table-cell office:value-type="string" calcext:value-type="string">
            <text:p>Japanese</text:p>
          </table:table-cell>
          <table:table-cell office:value-type="string" calcext:value-type="string">
            <text:p>Despite her traditional upbringing, Yui Kimura raced scooters in her hometown of Hida where she earned the reputation of being able to do the impossible with very little. Her father did his best to steer her away from what he believed to be masculine pursuits, but her grandmother secretly shared her grandfather's engineer manuals and notes on car and motorcycle engines. Yui read her grandfather's manuals and learned fast. She was able to not only maintain her scooter, but she modified the engine so that she could compete with older boys on motor crosses. With her grandfathers 'good luck hachimaki' wrapped around her arm, she raced local boys who, unable to keep up with her, worked together to orchestrate her defeat. No luck for them. Yui outmanoeuvred them at every turn and became a sensation to all her friends. When it came time to apply for school, Yui gathered her courage and confessed her ambition to race motorcycles to her father. An altercation ensued and when Yui refused to apply for a proper education, her father felt a great shame and told her she was no longer welcome in their home. With a heavy heart, Yui left for Nagoya with the blessings and savings of her grandmother. Nagoya was not what Yui expected. She could only find low grade clerical work or minor jobs as a hostess. With the last of the money her grandmother gave her, she purchased a racing bike and entered illegal street races where she won more money than she had ever seen. Rumours of her courage and quick reflexes spread like wildfire. Soon she had an unofficial retinue of women motorcyclists wearing Yui's signature pink. Along with a gang following her, Yui realised she had a stalker following her in the shadows. When Yui realised her lucky handkerchief had been stolen from her apartment, she took her concerns to the police who laughed and dismissed her, saying her stalker was probably a nice guy and that she would probably marry him in the near future. One evening Yui returned home to find the stalker in her apartment going through her things. He hadn't seen her, and she wasn't sure what she should do. But the sight of him going through her clothes was too much to bear. She yelled for him to leave. The stalker turned to her with a knife. He lunged at her. She evaded his attack, and he hit the wall and dropped his knife. Without hesitation, Yui tackled him. They rolled over the ground exchanging desperate blows. Yui took more blows than she had ever experienced racing scooters in Shirakawa. With a surge of adrenaline, she managed to overpower her stalker, snatching the knife from the floor and holding the razor-sharp blade to his neck. When the police reached her apartment, they took him away and rushed Yui to the hospital for trauma. X-rays revealed she had broken her arm and foot in several places. It wasn’t long before her gang showed up one by one and together they helped her pay her medical bills. Rehabilitation was difficult but Yui never gave up and with the support of her gang she was ready for the races. Yui's first race after the attack her gang presented her with a new pink hachimaki with their signatures and good luck messages written all over it. Yui vowed she would help other women with her winnings and influence. True to her word, her gang became known as the Sakura 7 Gang and they wore pink hachimakis as a symbol of unity and support for women needing help from stalkers and abusers. The Sakura 7 grew beyond the 7 members and Yui's signature pink became synonymous with women’s empowerment. At street races women would line up in droves to support her. After winning seven straight races in a row, she attracted the attention of a sponsor. She not only earned a spot at the All-Japan Moto Championship but was the youngest woman to race and win in the prestigious event. Her sponsorship soon tripled. So, too, did her gang. But everything came to a staggering halt at the illegal TK3 (Tokyo Kick 3000) street races. Yui was leading the race until she entered an unnatural fog that seemed to have appeared from nowhere. Baffled and confused, she stopped her bike and dismounted. It wasn’t long before she realised she wasn't in Tokyo anymore. </text:p>
          </table:table-cell>
        </table:table-row>
        <table:table-row table:style-name="ro1">
          <table:table-cell office:value-type="string" calcext:value-type="string">
            <text:p>Zarina Kassir</text:p>
          </table:table-cell>
          <table:table-cell office:value-type="float" office:value="21" calcext:value-type="float">
            <text:p>21</text:p>
          </table:table-cell>
          <table:table-cell office:value-type="string" calcext:value-type="string">
            <text:p>Female</text:p>
          </table:table-cell>
          <table:table-cell office:value-type="string" calcext:value-type="string">
            <text:p>survivorphotos</text:p>
          </table:table-cell>
          <table:table-cell office:value-type="string" calcext:value-type="string">
            <text:p>ZarinaKassir.png</text:p>
          </table:table-cell>
          <table:table-cell office:value-type="string" calcext:value-type="string">
            <text:p>Plucky Documentarian </text:p>
          </table:table-cell>
          <table:table-cell office:value-type="string" calcext:value-type="string">
            <text:p>Lebanese American</text:p>
          </table:table-cell>
          <table:table-cell office:value-type="string" calcext:value-type="string">
            <text:p>Growing up in a Lebanese household in Brooklyn, Zarina struggled with two unique cultural identities. She felt that this cultural difference painted a target on her back. To avoid ridicule and bullies, she observed what popular kids liked and learnt to project the image they preferred. At school, she would go by the name "Karina", dye her hair lighter, and trash her "foreign" lunches. At home, the news channel was always on. Urgent reports of injustice captivated Zarina, inspiring her to produce her own stories. When she was a teenager, she embraced her real name and roots, and borrowed her father's digital camera to interview members of her community in Bay Ridge. By posting her content online, she slowly built a loyal following. Each week, she picked a new issue and challenged people to speak their mind on camera. When she heard a rumour that a fast-food restaurant owner was exploiting workers, she decided to go undercover and produce a hard-hitting film. She modified her look, faked an accent, and secured a waitress position at the restaurant. After three weeks of unpaid work, she was fired for demanding her pay-check. To retaliate, she posted clips of the restaurant owner's abusive behaviour and within hours, the news had picked up her story, but somehow spun it to create sympathy for the restaurant. Embittered by the experience, Zarina, committed to become an independent producer and filmmaker. Her first feature film was for a competition at school inspired by an English class poem about Sacco and Vanzetti, two Italian migrants controversially executed for murder. Her film won first prize and launched her as an uncompromising documentary filmmaker. Months later, her world turned upside down. A public video surveillance camera filmed her father carrying two coffees at a street corner a few blocks from home. A tall, hooded man stood behind him. The man shouted something at her father, who took a step back, startled. Suddenly and unexpectedly, the man pushed him in the street as a car sped by. His death caused a shock-wave of anger and pain, that left Zarina in pieces. The perpetrator — Clark Stevenson — was soon arrested and incarcerated for manslaughter. Zarina became obsessed with Clark — his gang "IR-28", his short prison sentence, his apparent lack of remorse. A year went by and she had uncovered enough about Clark to shed more light on his crime. With the last of her inheritance, she bought a new camera and a plane ticket to Nebraska, and bribed the warden at Hellshire Penitentiary to let her interview Clark. She filmed their first meeting and asked him about her father, and his gang, and his violent tendencies. Clark refused to talk; but, in the weeks that followed, she used her research to push his buttons and finally got a confession of a pre-meditated crime. Zarina's film became a tribute to her father and the trail of blood left by gang violence. When the news finally picked up the story, it was because the film had gained international acclaim. Some inmates contacted her when they heard about her documentary. Most of them shared eccentric anecdotes in hopes of being filmed, but one story stood out from the rest: an entire wing in Hellshire Penitentiary was sealed off because of the "Mad Mick Massacre." The official story was that an Irish outlaw had heartlessly slaughtered the warden and his guards. From working on her Sacco and Vanzetti film, Zarina knew that the 'official' story wasn't always the 'true' story. She investigated Hellshire's records and found an Irish-born inmate sentenced to fifteen years for assault in 1860. According to the penitentiary's blueprint, the sealed off wing was part of Hellshire's original infrastructure. If she reached that sealed off section, she could shed some light on the Mad Mick story. All she needed was a way in. The next morning, she was joining the Hellshire Penitentiary walking tour. She blended into the crowd of jet-lagged tourists, and veered off when they headed towards the kitchen. She had memorised the blueprint and knew exactly where to go and how to avoid surveillance cameras. An unexpected security detail nearly cut her investigation short, but she was able to hide under an old, dusty prison bed. When the guards disappeared, she continued her search and finally found Mick's cell. Entering the dark, dilapidated cell, Zarina ran her hand across the old brick wall. Her fingers felt a marking and traced the letters: DEATH TO BAYSHORE. A loose brick fell, revealing a gap. She inserted her hand. Fingers landed on a piece of cold, cracked metal. She fished it out... an old, rusty wrench. A damp chill ran down her spine and she looked down; a man lay at her feet, bleeding, his limbs contorted and his eyes, dark and terrified — her father's eyes. A pool of crimson blood on black pavement. Paralysed, black fog filled the cell and she shut her eyes to push these nightmarish visions out of her mind.</text:p>
          </table:table-cell>
        </table:table-row>
        <table:table-row table:style-name="ro1">
          <table:table-cell office:value-type="string" calcext:value-type="string">
            <text:p>Cheryl Mason</text:p>
          </table:table-cell>
          <table:table-cell office:value-type="float" office:value="22" calcext:value-type="float">
            <text:p>22</text:p>
          </table:table-cell>
          <table:table-cell office:value-type="string" calcext:value-type="string">
            <text:p>Female</text:p>
          </table:table-cell>
          <table:table-cell office:value-type="string" calcext:value-type="string">
            <text:p>survivorphotos</text:p>
          </table:table-cell>
          <table:table-cell office:value-type="string" calcext:value-type="string">
            <text:p>CherylMason.png</text:p>
          </table:table-cell>
          <table:table-cell office:value-type="string" calcext:value-type="string">
            <text:p>Young Veteran of Terror</text:p>
          </table:table-cell>
          <table:table-cell office:value-type="string" calcext:value-type="string">
            <text:p>American</text:p>
          </table:table-cell>
          <table:table-cell office:value-type="string" calcext:value-type="string">
            <text:p>Caring and impulsive, Cheryl Mason, previously known as Heather, attempted to rebuild her life after the tragic death of her adoptive father, Harry Mason. While she had freed herself from the religious cult that pursued her since birth, she was shackled by the guilt of her father's death. A darkness punished her every night under the guise of abominable nightmares. To ease her conscience, she volunteered at a crisis intervention centre for troubled youth. Three months later, she aced training and could answer the crisis line without supervision. Yet little could have prepared her for the first call. All she heard was static. The air thickened as black fumes rose from the ground and suddenly she heard the voice of a woman — someone she thought she'd never hear from again. Why do you cling to this corrupt world? You know that only God can save us. It couldn't be her — Claudia was dead. Suddenly, the world spun and she dropped to her knees, nauseous. Hot bile travelled up her throat and she retched warm blood on the floor. Then the spinning stopped as swiftly as it began. Cheryl looked up and saw she was somewhere else. A cold, hopeless place.</text:p>
          </table:table-cell>
        </table:table-row>
        <table:table-row table:style-name="ro1">
          <table:table-cell office:value-type="string" calcext:value-type="string">
            <text:p>Felix Richter</text:p>
          </table:table-cell>
          <table:table-cell office:value-type="float" office:value="23" calcext:value-type="float">
            <text:p>23</text:p>
          </table:table-cell>
          <table:table-cell office:value-type="string" calcext:value-type="string">
            <text:p>Male</text:p>
          </table:table-cell>
          <table:table-cell office:value-type="string" calcext:value-type="string">
            <text:p>survivorphotos</text:p>
          </table:table-cell>
          <table:table-cell office:value-type="string" calcext:value-type="string">
            <text:p>FelixRichter.png</text:p>
          </table:table-cell>
          <table:table-cell office:value-type="string" calcext:value-type="string">
            <text:p>Visionary Architect</text:p>
          </table:table-cell>
          <table:table-cell office:value-type="string" calcext:value-type="string">
            <text:p>German</text:p>
          </table:table-cell>
          <table:table-cell office:value-type="string" calcext:value-type="string">
            <text:p>Felix Richter was born to Janos and Ursula Richter in Coburg, Germany, where the Richter family had deep connections and were among the most respected of its physicians. His parents, both members of an ancient society, were always out of the Richter manor at medical conferences or providing humanitarian aid around the world. Travelling exposed young Felix to new cultures, languages, and architecture unlike anything he had ever seen before. He wasn't sure when the architectural bug bit, but when it did, it bit hard, and he knew that despite his family's legacy, he would one day design buildings that would inspire the world. By 23, he was considered an architectural prodigy having won the Swiss Architect Medal and the German National Design Award. Yet despite his success, Felix couldn't shake the gnawing feeling that his success had more to do with luck and connections than talent and hard work. Growing up, Felix was socially awkward and introverted, preferring his imagination to the company of others. He had few friends so when he wasn't travelling with his parents, Felix was in his father's library devouring rare books, studying history and architecture, soaking up anything and everything he could on architectural movements throughout the centuries. His father hoped young Felix would learn to be more outgoing and hired every possible specialist to help improve his social skills. When these efforts failed, he threw in the proverbial towel and figured his son would learn when he was ready. He then joined young Felix in the library, where he helped him build elaborate wooden models of buildings while telling him wild stories about his secret club and their ancient battle against a dark and ominous force. Stories, Felix was sure, his father had made up to make his 'Imperiatti' group sound cooler than it actually was. Felix sometimes wondered if his design sensibilities came from his summer trips to Dyer Island, a private island that boasted some of the world's finest homes and designs. Every summer, Felix would accompany his parents to the island, where members of The Imperiatti would encourage their children to network and forge lifelong connections. Felix didn't mingle well with the other teenagers, but he did make four friends who like himself didn't quite fit the 'high-society' mould. They were often ridiculed by other teens and disparagingly called 'The Pariahs', a name they liked and gladly adopted. Instead of practising public speaking and engaging in endless debates, The Pariahs spent most of their time exploring the ruins and mysteries of the island until one of their adventures took a turn for the worse. Exploring an abandoned internment camp, they descended into what seemed to be an underground laboratory where they uncovered old, leather journals with illustrations and notes of inhumane experiments conducted on prisoners of the First Opium War held by the British East India Company. As they pushed through a locked door, they found a chamber scattered with human skeletons and dusty vials filled with an unknown serum. Before they could examine the contents, the ground seemed to shake beneath their feet and a hissing sound filled their ears. A strange fog suddenly appeared and giant claws seemed to burst from the ground as dark imagination mingled with reality to terrorise them. Before they understood what was happening, Felix's father and several other parents came to their rescue, using strange tools and objects to protect them. Felix stared at the scene in shock and disbelief. He wasn't sure if he was dreaming or living one of his father's ridiculous, supernatural stories. By the time he realised it wasn't a dream, it was all over. The Pariahs were safe, but their parents had mysteriously disappeared without a trace. After the shock of his father's disappearance, Felix searched for any theory that could help him understand the phenomena he had encountered on the island. He exchanged notes with The Pariahs and other people he had met online who had also lost loved ones in a similar way. The tragedy had fostered a strong relationship between The Pariahs and for years they worked together to unravel the mystery of what had happened to their parents. But nothing made sense, and every lead they pursued hit a dead end. With time their efforts dwindled, and the five friends slowly grew apart, each going their separate ways, hoping to forget the nameless darkness that had robbed them of their parents. Over the years, Felix proved to be an exceptional architect, though he found little inspiration working for others. He realised his father was right. His lack of social skills was holding him back. With dedication and purpose, he improved his diction and decorum and learned how to network or 'play-act' as he liked to call it. He created the perfect façade to make himself more likeable and popular with potential clients. After working for several architectural firms, he established his firm with his colleague Lauren Golder. Both shared a similar vision and were philosophically opposed to formulaic modernist buildings, often experimenting with unusual materials, shapes and structures. Felix continued to undermine traditional expectations in favour of the edgy and unconventional devices that set the architectural world abuzz. But even with all the accolades, he couldn't shake the feeling that he was a phony, like an actor who had learned a part instead of a true architect who had inspired the world with an impeccable design. During these moments of insecurity and self-doubt, he would distract himself with endless parties and drown his anxieties in alcohol, wishing his father was still around for some harsh advice and tempered wisdom. Eventually, Felix's girlfriend announced that he was going to be a father. The news shook him to the core and, wanting to inspire his unborn child as much as his father inspired him, he quickly pulled his life together. What he needed was a project that would challenge him and cement his worth as an architect. As fate would have it, the perfect opportunity presented itself when old friends of his father commissioned his firm 'Richter and Golder' to build something new and unconventional on Dyer Island. The challenge excited and terrified Felix, who now drowned his anxieties with articles and books on parenting. Within six months, the Dyer Restoration Project was underway, and as Felix surveyed the island, he suddenly heard a familiar voice calling out to him from beyond the shattered Victorian buildings and the crumbling ruins hiding dark stories long hidden and forgotten. Through a strange, gathering fog, he saw a form slowly take shape. His eyes widened, and his lips parted, but no words issued forth. Could it be? Was it possible? No... it couldn't be... it was... impossible... and yet... With dawning realisation, Felix staggered back as he watched his father emerge from the fog. His legs felt weak, and his rising heartbeat thrashed in his ears. It was him. It was really him. His unborn child would know his grandfather, and he could finally show him how much he had accomplished since he disappeared. They stared at one another for a long moment. Then his father gave him a look of disappointment, turned his back on him, and proceeded to walk away. Over his pounding heart, Felix chased after him and was never seen again. </text:p>
          </table:table-cell>
        </table:table-row>
        <table:table-row table:style-name="ro1">
          <table:table-cell office:value-type="string" calcext:value-type="string">
            <text:p>Élodie Rakoto</text:p>
          </table:table-cell>
          <table:table-cell office:value-type="float" office:value="24" calcext:value-type="float">
            <text:p>24</text:p>
          </table:table-cell>
          <table:table-cell office:value-type="string" calcext:value-type="string">
            <text:p>Female</text:p>
          </table:table-cell>
          <table:table-cell office:value-type="string" calcext:value-type="string">
            <text:p>survivorphotos</text:p>
          </table:table-cell>
          <table:table-cell office:value-type="string" calcext:value-type="string">
            <text:p>ElodieRakoto.png</text:p>
          </table:table-cell>
          <table:table-cell office:value-type="string" calcext:value-type="string">
            <text:p>Occult Investigator</text:p>
          </table:table-cell>
          <table:table-cell office:value-type="string" calcext:value-type="string">
            <text:p>French</text:p>
          </table:table-cell>
          <table:table-cell office:value-type="string" calcext:value-type="string">
            <text:p>Born into a lush Parisian household, Élodie Rakoto grew up in a comfortable home miles away from the verdant island of Madagascar, her parents' birthplace. Her backpack was always heavy and usually contained no schoolwork. She carried the essentials: a few history books, some printed maps, and a compact shovel. Instead of wasting away with regurgitated facts from her classes, she explored the city to discover the stories behind each statue, neighbourhood, and street sign. She collected bits and pieces of Paris, making it her own. When she was fourteen, her parents took her to Dyer Island for a 'business trip.' To her grand disappointment, the island was a private site for exclusive members of the Imperiatti. She was forced to attend pretentious and awkward social mixers daily. After a few weeks on the island, she met the Pariahs, like-minded teenagers who had no interest in being pawns for their parents' political chessboard. On dull, rainy nights she would convince them to sneak out and explore the island unsupervised. One foggy evening, they stumbled upon an abandoned internment camp. Felix, one of the Pariahs, didn't want to go in, but Élodie insisted. Inside, they found a strange underground laboratory in ruins. The Pariahs grew excited, browsing through the strange apparatuses for trophies and mementos. But Élodie noticed something in the far-left corner of the wall: odd scratches in the shape of a circle. She ran her fingernails against the cool concrete — the marks were deep and narrow. A warm whisper suddenly sent her mind adrift — — Deep, rumbling thunder. Black, glistening waves. An ashen sanded beach. Incomplete. She was compelled to touch the ice-cold sand and draw a circle with a line in the middle. A sharp thunderclap and lightning whipped the sky. The ground shook as sleek, obsidian claws tore through the concrete floor, ripping the earth open. The building began to collapse and Élodie spotted her mother wielding a bizarre instrument while her father told her to run. Then — Complete darkness. Élodie never saw her parents again. For years, this nightmare woke her in the middle of the night, cold, sweating, shaking like a leaf. As a child she suffered from night terrors and often resisted going to bed. To soothe her mind, her grandma would light a tea candle and tell her stories until the wick extinguished in a hot pool of liquefied wax. The perfume of the warm vanilla-scented wax would lull Élodie to sleep as she envisioned stories of legendary heroes defeating fear and foes. Élodie had forgotten the stories, but she still remembered her longing for the verdant Malagasy rain forests and colossal mountains that her grandmother described. When Élodie felt cold and numb with grief, she would light a vanilla-scented candle and summon her childhood memories of this distant, idyllic place, raising her spirits to rise above her crippling depression. Fourteen years later, Élodie still searched for the missing pieces of the puzzle. No rational explanation could explain her parents' disappearance, so she had been looking elsewhere. She researched any and all legends that mentioned a dark force that snatched people at night without a trace. From there, she translated old tales and built a tapestry of narratives from around the world that corroborated the uncanny way her parents had vanished on Dyer's island. She also gathered artefacts made by ancient civilisations who sought to destroy or resurrect the incomprehensible and indescribable Thing that took her parents. There were various names for it, differing from one language to the next: The Abyss, The Infinite, The Hole. Her findings pushed her further into the dark field of occultism. The Pariahs were long gone. She'd alienated them with her theories. But she refused to give up on her parents. Élodie had to set out into the cold, misty evening. She turned a corner, leaving Paris' 13th Arrondissement, an eccentric neighbourhood with a substantial library dating from the middle ages. She had pressing work to do for Hazra Shah, the Collector, an occult specialist who archived rare artefacts. He'd recruited her after she'd salvaged a rare stolen Maori statue of spidery fangs like the claws she'd seen on Dyer's island. For the next five years, Élodie had been procuring occult relics for the Collector. In exchange, he provided large sums of money, equipment, and precise information about obscure manuscripts. Just as the Collector requested, she had secured the annals of a witch trial convicting a mother birthing conjoined twins in the 17th century. According to legend, an occult incantation was engraved on a set of skulls, all of which the Collector possessed except one—the witch's skull. There were no traces of where the skull was now, but Élodie had found a newspaper article dating back to the same year, mentioning that most remains had been relocated to the catacombs to avoid a pandemic. Élodie was acting on a hunch. Breaking into the catacombs to retrieve a lost skull involved certain risks, but no more than the previous work she'd done for the Collector. With a flashlight, she followed the ancient layout of the catacombs and spotted a collapsed wall. A few large stones blocked the way in. She grabbed her portable XRF-analyser and scanned the materials of the wall. Working for the Collector had its perks. The brick mortar had been poorly mixed, showing high traces of sand. The whole thing was brittle, and the ground was moist from the damp evening air. This was her way in. The journey beneath was long and treacherous. The air was heavy and mouldy. She gasped when her key-chain flashlight hit an endless wall of bleached-white skulls. Something cracked behind her. She spun around and collided headfirst with a baseball bat. Pain exploded in her skull and darkness filled her view. When she came to, a man was carrying her over his shoulder, venturing deeper inside the catacombs. He was wearing a dark robe. The Black Vale. She'd managed to elude them until now. Ruthless and lethal, they went by many names. She'd figured out that they ultimately all worked for the same group, a ring of occult fanatics rumoured to perform human sacrifices for what they called The Old One. She had to get out of here fast. Élodie spotted a loose skull on the wall, grabbed it and smashed it on her assaulter's head. Stunned, the man lost his balance and Élodie hit the ground running. As she turned a corner, she suddenly felt a sharp pain to her side. She looked down and saw a large blade planted there. Shocked, she removed the knife and warm blood spurted out. Her heartbeat rang in her ears as her vision blurred. She fell to her knees. Summoning all her strength, she drew a circle on the ground with a shaking, blood-red finger and traced a line in the middle. An opaque heaviness fell over her shoulders. A familiar scent of vanilla-spiked fruits and lychee nuts coated the air. Thin, tropical rain drizzled down leafy vines. Warmth. Madagascar. A ghostly cry erupted from the thick foliage. Élodie looked up and the vines turned into hissing snakes. The soft canopy soil suddenly turned ashen and collapsed under her feet. She sank into something dense and cold that swallowed her like quicksand. She screamed, before being smothered by... the abyss...the infinite... the hole... She found what she had been searching for.</text:p>
          </table:table-cell>
        </table:table-row>
        <table:table-row table:style-name="ro1">
          <table:table-cell office:value-type="string" calcext:value-type="string">
            <text:p>Yun-Jin Lee</text:p>
          </table:table-cell>
          <table:table-cell office:value-type="float" office:value="25" calcext:value-type="float">
            <text:p>25</text:p>
          </table:table-cell>
          <table:table-cell office:value-type="string" calcext:value-type="string">
            <text:p>Female</text:p>
          </table:table-cell>
          <table:table-cell office:value-type="string" calcext:value-type="string">
            <text:p>survivorphotos</text:p>
          </table:table-cell>
          <table:table-cell office:value-type="string" calcext:value-type="string">
            <text:p>Yun-JinLee.png</text:p>
          </table:table-cell>
          <table:table-cell office:value-type="string" calcext:value-type="string">
            <text:p>Self-Interested Music Producer</text:p>
          </table:table-cell>
          <table:table-cell office:value-type="string" calcext:value-type="string">
            <text:p>South Korean</text:p>
          </table:table-cell>
          <table:table-cell office:value-type="string" calcext:value-type="string">
            <text:p>Resilient and ambitious, Yun-Jin was born into a life of hardship finding success in the music industry after years of effort and self-sacrifice. As a child Yun-Jin was fascinated by sound, mimicking drums, and hitting keys on the piano. When she turned ten, however, she lost her instruments. Her family was heavily in debt and did not make the payments in time. The creditors took everything they owned, including the house. Yun-Jin held her four-year-old sister tightly as she cried. They moved into a windowless, two-bedroom basement. Since her parents worked day and night to pay their debt, Yun-Jin became her sister's caretaker. Every night she sang until they both fell asleep. At seventeen, the renowned record label Mightee One Entertainment came to her high school to audition talent. She was rejected as an idol trainee but obtained an unpaid internship at the studio. For the following years, she created some of the studio's biggest hits, without any credit or recognition. To get her dues, she emerged in the public eye wearing flamboyant fashion and put soundbites into her songs that looped her artist name, Magnum Opus. Fans began to recognize her songs and she became the producer of NO SPIN, a poorly performing boy band who needed her special touch. Dissatisfied with NO SPIN's commercial sound, she sought a rogue element to make the band stand out. Through her contacts in talent shows she found the edgy, raw sound of Ji-Woon Hak. She re-launched NO SPIN with Ji-Woon as its newest member. Within hours their first video was a viral sensation. Their success cemented Yun-Jin’s reputation as a shrewd producer. Adorned in high fashion to attend luxurious events, Yun-Jin's harsh, impoverished childhood seemed far behind her. She moved into a penthouse and dined with socialites in skyline restaurants with breath-taking views of Seoul. The success of the first album broke records, setting the bar high for NO SPIN's second. As they were recording new tracks, the fire alarm suddenly blared. Concerned for her safety, Yun-Jin hurried to evacuate the building and left the dallying staff behind. Only when she bolted out into the street that she realized NO SPIN was nowhere amongst the coughing crowd. A goliath of flames engulfed the building, slowly tamed by the steady streams of fire hoses. All members of NO SPIN perished in the fire except one: Ji-Woon. The album was ruined. The band was over. She would be shelved while Ji-Woon would rot away as an instructor for idol trainees. But she refused to be a victim who watched helplessly as vultures swooped in to take what was hers. Unknown to Mightee One Entertainment, she created new tracks to re-launch Ji-Woon's career. She pushed him to tap into his grief and create a song exploring the pangs of sudden loss. The music video showed Ji-Woon saying goodbye to each member of NO SPIN. Yun-Jin cleverly launched the song under Ji-Woon's newly adopted stage name: The Trickster. He would embody both fear and awe like the legendary dokkaebi spirits. Ji-Woon's song was a global phenomenon, its universal themes of grief and guilt resonating internationally. Together, Yun-Jin and The Trickster toured the world. Success greeted them on every shore. Yet disturbingly, so did a series of eccentric murders. This connection unsettled Yun-Jin as she noticed that the tour dates coincided with the victims' time of death. She was weary after the loss of NO SPIN and anxious to preserve her artist, so she increased the Trickster's security detail. What if the serial killer was an unhinged fan fixated on the Trickster, inspired by the artist's morbid songs? Returning to Seoul, Yun-Jin worked with Ji-Woon on his new material. When she entered the studio at the brink of dawn, she was surprised to see Ji-Woon already there. He seemed exhausted, like he had worked all night. When she listened to his track, she discovered a bizarre intro filled with shrieks and snares. It was too experimental for her taste. A week later, another death was reported. The body showed traces of torture and was arranged in the same flamboyant style as previous murders, this time diamond Cufflinks gouged into the eyes victim's eyes. The following day, the victim was on every television channel. A video from the victim's social media showed her squealing, surprised when her boyfriend handed her a heart-shaped, birthday cake. Yun-Jin's stomach churned. That voice. So familiar. And yet, she had never met the victim. The next morning, her heart froze when she listened to the Trickster's opening track. The shrieks in his song matched the victim's squeal. Did he sample the victim's birthday video? No, that was impossible: he had recorded this song before the murder was reported. She stared at Ji-Woon on the other side of the booth's glass window. He was NO SPIN's only survivor. Everyone else was dead. Not to mention the eccentric murders that matched his tour dates. Death trails that seemed to converge... to him. If he caused... this, no artist would survive the scandal. Yun-Jin's career, no, her life would be over. All she had would be destroyed. A wave of nausea surged over her. Heart racing, she rushed to the restroom. Wild thoughts blazed through her mind as she splashed icy water over her face. There had to be a simpler explanation. Perhaps she was overworked. Or maybe, she did not trust her success. Her mind was fabricating this suspicion because disaster was easier to trust than success. It was all in her head. She returned to the recording booth, eager to put her worries behind her. Months later, pressure came from Mightee One Entertainment executives. Revenue was down and they blamed the Trickster since they disapproved the violent themes in his music and the knife tricks he pulled during performances. While Yun-Jin was furious they scapegoated her artist, she agreed that Ji-Woon's sound was too niche to generate profit. She told Ji-Woon she fought them off but was ultimately outnumbered. Because of her initial fury, he believed her to be on his side. They were given three months to create and perform the next hit for Mightee One. Months flew by and the time came for Yun-Jin to take a seat at the executives' private show. She was confident about her song but as soon as the music started, she knew something was amiss. Dense, foul smoke permeated the room. Yun-Jin coughed and gasped for air. But the more she coughed, the more she inhaled. Her body sank in the chair, her limbs heavy and numb, and her eyes widened as she watched, terrified, a nightmare come to life. The Trickster was a whirlwind of blood, slashing, stabbing, and chopping limbs. The executives were carved up like meat. They could not run. They were stuck, like Yun-Jin, paralysed. A boiling rage swelled in her gut. How could she have denied her instincts? The fire. The murders on tour. It was him. It had always been him. And she had known from the start. Now her career was over, and so was Mightee One. Everyone she had worked with, her colleagues, her friends, dying before her eyes. Everything she had, taken from her once more. No, she would not let him. He would pay. He would know her suffering. Suddenly, dark coils of black fog rose from the ground and she was... somewhere else. Bright lights flashed and blinded her. A spotlight found her in the darkness. Then a crowd erupted, chanting her name. "Magnum Opus! Magnum Opus!" She smiled and welcomed the darkness within. </text:p>
          </table:table-cell>
        </table:table-row>
        <table:table-row table:style-name="ro1">
          <table:table-cell office:value-type="string" calcext:value-type="string">
            <text:p>Jill Valentine</text:p>
          </table:table-cell>
          <table:table-cell office:value-type="float" office:value="26" calcext:value-type="float">
            <text:p>26</text:p>
          </table:table-cell>
          <table:table-cell office:value-type="string" calcext:value-type="string">
            <text:p>Female</text:p>
          </table:table-cell>
          <table:table-cell office:value-type="string" calcext:value-type="string">
            <text:p>survivorphotos</text:p>
          </table:table-cell>
          <table:table-cell office:value-type="string" calcext:value-type="string">
            <text:p>JillValentine.png</text:p>
          </table:table-cell>
          <table:table-cell office:value-type="string" calcext:value-type="string">
            <text:p>Founding Member of S.T.A.R.S. </text:p>
          </table:table-cell>
          <table:table-cell office:value-type="string" calcext:value-type="string">
            <text:p>American</text:p>
          </table:table-cell>
          <table:table-cell office:value-type="string" calcext:value-type="string">
            <text:p>Excelling at lock picking and bomb disposal, Jill Valentine was a brilliant Special Tactics and Rescue Service (S.T.A.R.S.) agent. After bravely rescuing her team members from a devastating biohazard, she returned to Racoon City to save any survivors left behind. But a lethal and ruthless super soldier labelled Nemesis was on her trail. After dealing The Nemesis a few blows, Jill rushed to the basement and picked the lock of a cold room. Once inside, her body turned numb as a black fog engulfed her.</text:p>
          </table:table-cell>
        </table:table-row>
        <table:table-row table:style-name="ro1">
          <table:table-cell office:value-type="string" calcext:value-type="string">
            <text:p>Leon Scott Kennedy</text:p>
          </table:table-cell>
          <table:table-cell office:value-type="float" office:value="27" calcext:value-type="float">
            <text:p>27</text:p>
          </table:table-cell>
          <table:table-cell office:value-type="string" calcext:value-type="string">
            <text:p>Male</text:p>
          </table:table-cell>
          <table:table-cell office:value-type="string" calcext:value-type="string">
            <text:p>survivorphotos</text:p>
          </table:table-cell>
          <table:table-cell office:value-type="string" calcext:value-type="string">
            <text:p>LeonScottKennedy.png</text:p>
          </table:table-cell>
          <table:table-cell office:value-type="string" calcext:value-type="string">
            <text:p>Rookie Police Officer </text:p>
          </table:table-cell>
          <table:table-cell office:value-type="string" calcext:value-type="string">
            <text:p>American</text:p>
          </table:table-cell>
          <table:table-cell office:value-type="string" calcext:value-type="string">
            <text:p>Having faced hordes of zombies on his first day as a police officer, Leon S. Kennedy had to learn the job quickly. Investigating the biohazard that had ravaged Raccoon City, Leon infiltrated an abandoned Umbrella Corporation laboratory where a sudden and unexpected black fog led him astray.</text:p>
          </table:table-cell>
        </table:table-row>
        <table:table-row table:style-name="ro1">
          <table:table-cell office:value-type="string" calcext:value-type="string">
            <text:p>Mikaela Reid</text:p>
          </table:table-cell>
          <table:table-cell office:value-type="float" office:value="28" calcext:value-type="float">
            <text:p>28</text:p>
          </table:table-cell>
          <table:table-cell office:value-type="string" calcext:value-type="string">
            <text:p>Female</text:p>
          </table:table-cell>
          <table:table-cell office:value-type="string" calcext:value-type="string">
            <text:p>survivorphotos</text:p>
          </table:table-cell>
          <table:table-cell office:value-type="string" calcext:value-type="string">
            <text:p>MikaelaReid.png</text:p>
          </table:table-cell>
          <table:table-cell office:value-type="string" calcext:value-type="string">
            <text:p>Young Mystic</text:p>
          </table:table-cell>
          <table:table-cell office:value-type="string" calcext:value-type="string">
            <text:p>American</text:p>
          </table:table-cell>
          <table:table-cell office:value-type="string" calcext:value-type="string">
            <text:p>Mikaela Reid was sixteen when her father passed away. She would always miss his sailing lessons at dawn, his colourful yet inedible tacos, and his warm, contagious laughter. She felt like she was paddling in a vast, storm-black ocean, each rolling wave submerging her. Drifting in painful darkness, she almost lost herself, but resiliently, with love and care, she made her way back to shore. Well-surrounded and supported by her friends, Mikaela put the past behind her and looked at life in a new light. She was excited to try new things and discovered storytelling as an outlet. Her friends liked her stories of daunting danger and hard-earned survival. She read horror stories more and more, savouring the powerful, heart-pounding escapism it provided. Autumn become her favourite season and she threw a grand production for Halloween every year, hosting all her friends for a thrilling night of horror stories, scary games, and homemade treats. Over the years, she also showed interest in witchcraft and practiced light blessings, plant-based spells, and palm-reading divination. She gardened sage, mugwort, and lavender to craft homemade products such as body butters, soaps and skin lotions. She aspired one day to live off the products she made for friends and family. In the meantime, she worked as a barista at the Moonstone, an independent and eccentric coffee shop in the artsy part of town, Every Friday night, she hosted an open mic at the coffee shop, performing stories live in front of customers. Julian, her best friend and roommate, recorded some of her shows and posted them online. Also, unbeknown to her, he submitted one of her performances to the Endless Halloween Festival where renown storytellers performed on stage for Halloween. It was a beautiful surprise when Mikaela received an email from the festival inviting her to perform at their grand final on Halloween. The winning prize was big enough for her to launch her line of products. Excited, she burnt a stick of herbs in each room to dissipate negative energies, then began to craft her tale of horror. Mikaela stayed up all night filling her notebooks with abandoned beginnings. She had a story in mind, but unearthing it took patience and skill. The following night, the nightmares began. For a week, she would wake in the middle of the night gasping for air. Her dream was the same every night. She was dragged down a cold set of stairs and thrown into a dark basement. Then her lungs would be set ablaze by a sharp iron hook stabbing her in the chest. A dark figure would pull on the hook and hoist her from the ground, slowly, until the pain waked her. The more she finessed her Halloween tale, the darker her nightmares grew. As days passed, exhaustion, anxiety, and stress took a toll on her. Often distracted, her coffees at the Moonstone were rushed, acrid, or going to the wrong customer. She no longer blessed the coffee beans in the morning nor looked for omens in the leftover coffee grains. Her energy was low, and her magic felt drained. When she woke up screaming one night, she had had enough. She asked Julian to watch her while she slept and record anything unusual. Julian agreed and started recording while Mikaela lay on her bed. Minutes later, her fingers began to twitch, then her toes. Her breath became laboured. Then Julian stared in shock as Mikaela slowly rose in the air, levitating over her bed. Panicked, he shook her shoulders to wake her, but stopped when she began to scream. He grabbed his phone to call an ambulance, but a powerful crash diverted his attention. He looked down the hallway and saw a large, spidery fang slam through the bathroom door. Amidst the commotion, Mikaela woke. She saw the black spidery fang shredding the bathroom door and jumped out of bed. She slammed her bedroom door shut and shouted at Julian to help her barricade the door. Before he could react, however, the power went out. The room was submerged in sudden darkness. A second later, the lights came back on and an eerie quietness followed. Mikaela and Julian ventured out the bedroom carefully. The bathroom door looked intact and there was no sign of anything abnormal. But Julian has recorded every sound. A sleepless night followed. When she returned to the apartment after her shift, Julian was not there. Mikaela wanted to remove the recording of their ordeal, which he had posted online. Suspecting Julian might be at school, she left. The door clicked shut behind her, masking a stifled cry from the bathroom. As she neared her car, she looked over her shoulder. Mikaela felt... watched. She whispered a protective spell and clutched her keys. Suddenly, a shadow pounced on the wall and she broke into a run. She reached her car and rushed inside, locking the doors. Breathing hard, she looked through the windows. No one was there. Perhaps it was her nerves playing tricks on her. She turned on the ignition and drove off. The next day, Julian was still nowhere to be found. Mikaela had contacted everyone they knew. She looked for him all day and waited for him all night. Distraught and anxious, she missed her shift at the Moonstone. Halloween was tonight and so was the festival. Julian had entered the storytelling competition for her. He had supported her every time she doubted herself. Maybe he would be there. But between her nightmares and Julian's disappearance, she had been too worried to prepare a story for the contest. She looked at her notebook, filled with false starts. She could stay home, scared and helpless. Or she could finish what Julian had started. There was a reason why she loved to tell horror stories. They made her feel brave enough to face any challenge. That evening when the host called Mikaela's name at the Endless Halloween Festival, she boldly stepped on stage, dressed in a costume: a black dress matched with a wide, witchy hat. She hoped to spot Julian in the crowd. But she could not find him and looking directly at the audience was a mistake. A sea of expectant faces was before her, eyes watching her every move. Her heart pounded in her chest as her hands began to shake. She grabbed the warm microphone and cleared her throat. A thick silence greeted her, only interrupted by a distant cough. She reminded herself that tonight was All Hallows' Eve, when the veil thinned betwixt this realm and the one beyond. She had a story in her heart, a story that mattered. If she told it right, perhaps Julian would hear it. Mikaela took a deep breath. The wet wind of Autumn whirled golden leaves around her. She inhaled the acrid smell of damp, foliage. She swallowed the bitter aftertaste of coffee still on her tongue. Distant eyes cawed from an old oak tree. She closed her eyes. The crimson darkness under her eyelids turned darker. Her heartbeat slowed. She exhaled deeply, her breath a puff of mist in the cold night air. Now she felt awakened, refreshed for the first time in weeks, and ready to tell the tale of a lifetime. She spoke into the microphone in a deep, haunting voice. She narrated a tale of billowing winds on a cold Autumn night. Of a loyal friend disappearing before daylight. Of forgotten victims hiding in the wings of darkness. Of throbbing graves, sealed with terrible secrets. And of eternal night in the shadow of death. Mikaela pointed at the night sky and said that no darkness was truly beyond light. Even on this moonless night, the sky shined with long-dead stars. A thick black fog engulfed Mikaela, to the audience's amazement. And no one saw Mikaela Reid again. </text:p>
          </table:table-cell>
        </table:table-row>
        <table:table-row table:style-name="ro1">
          <table:table-cell office:value-type="string" calcext:value-type="string">
            <text:p>Jonah Vasquez</text:p>
          </table:table-cell>
          <table:table-cell office:value-type="float" office:value="29" calcext:value-type="float">
            <text:p>29</text:p>
          </table:table-cell>
          <table:table-cell office:value-type="string" calcext:value-type="string">
            <text:p>Male</text:p>
          </table:table-cell>
          <table:table-cell office:value-type="string" calcext:value-type="string">
            <text:p>survivorphotos</text:p>
          </table:table-cell>
          <table:table-cell office:value-type="string" calcext:value-type="string">
            <text:p>JonahVasquez.png</text:p>
          </table:table-cell>
          <table:table-cell office:value-type="string" calcext:value-type="string">
            <text:p>Mathematical Mastermind </text:p>
          </table:table-cell>
          <table:table-cell office:value-type="string" calcext:value-type="string">
            <text:p>American</text:p>
          </table:table-cell>
          <table:table-cell office:value-type="string" calcext:value-type="string">
            <text:p>Jonah Vasquez saw the truth behind the veil. His gifted mind understood numbers in a way few could. Sunsets, architecture, a blade of grass — he saw more within them than eyes could gleam. He understood the language that explained them — mathematics — complex equations that continually played out around the universe to determine why and how we exist. Structures. Patterns. A law unbroken: physics. His gift would have been overlooked had his family's history of poverty continued for another generation. But some patterns are meant to deviate from their common course, and Jonah's father strived to better his family with every muscle he had. What started as a job picking fruit near Fresno, California, eventually led to him owning a small mangrove. It wasn't much, but it was enough to provide Jonah a stable childhood and education. Though placed in advanced classes, there were few signs of Jonah's brilliance to his peers. He was a normal boy with a few close friends, a passion for baseball, and an interest in ancient civilisations. However, when he was alone, his mind turned to numbers — and these, to Jonah, were the most fascinating of marvels. He delved into Fibonacci and Recaman's sequences and was soon poring over complex equations from history's leading mathematicians. On his 16th birthday, he received an unaddressed card. There was nothing within but the following numbers: 8, 25, 19, 44, 1; -20.37, -69.85; 13, 2, 26, 11, 1. It was a puzzle. Perhaps a gift from his math teacher or a relative who knew of his penchant for solving brainteasers. But somehow this was different. While he immediately recognised the GPS coordinates, quickly discovering they led to a location in Chile, the other numbers meant nothing to him. Every attempt he made led to failure. Over time, he abandoned the puzzle, convinced it was flawed. He went on to university and, upon graduation, was hired as a codebreaker by the CIA. On his first day, written in his employee handbook, were the numbers from years ago: 8, 25, 19, 44, 1; -20.37, -69.85; 13, 2, 26, 11, 1. A tension in the back of his neck materialised, a feeling that he was being toyed with. He returned to the puzzle, only to discover that his years of experience would reveal no new information. He couldn't dwell on it — he had a job to do. He was put to work deciphering messages from signal stations around Europe. Archived footage found that for twenty-three years dozens had been operating in an unknown capacity. Simple blinks of light hid complex codes that revealed disjointed information. It wasn't much to go on, but he discovered the messages seemed to involve powerful and wealthy individuals from around the globe. The project was abruptly shut down. All agents involved were transferred to other assignments. Jonah was moved to a covert task force in the newly formed democracy of Kwantana, where he intercepted and decoded messages from bands of rebels. His work enabled the U.S. to target numerous rebel locations. Then the bombs dropped. It was discovered too late that the messages were decoys. Civilian casualties were staggering, the true numbers covered up by officials. Jonah blamed himself. He saw first-hand the damage done and the families torn apart. He took a leave of absence but remained in Kwantana, surveying the damage. He had to do something. He cashed in his favours with one of the CIA's digital security experts and infiltrated the rebellion's computer network. From there, he took stock of the numbers, and made changes he thought no one would notice. Small amounts of money were siphoned from the rebels to those who lost their homes and loved ones. It seemed like a smooth play, undetectable and bloodless — until the day the gunshots rang through his suite. Jonah hit the floor as glass shattered and holes punched through his walls. Grabbing his laptop, he broke his kitchen window and leapt to the neighbouring building's roof. Before he could even rub his throbbing ankles, the small house exploded into flames. He ran, not looking back. He climbed down to the alley, made his way to the slums, and concealed himself among rickety shanties of cardboard and rotting wood. A week later, he arrived at an American embassy, exhausted, dust-ridden, and defeated. Before he could take a breath, he received a call from his chief officer at the CIA: "Was it worth it? You over this crusade of yours?". He felt powerless. And so, he returned his focus to what was simple, what was black and white: numbers. His chief officer gave him a new assignment, one classified to all but a few. His research on the signal stations had reached someone high up, and the project was re-opened under a veil of secrecy. Jonah dedicated his time to deciphering the codes, partly out of fascination and partly to forget the guilt that resided within him. What started with signal stations led him to something even more baffling: horror podcasts. In the stories of campfire thrillers and slasher tales from around the world were carefully concealed codes. Sometimes numbers. Sometimes words. Each time, as if being a secret password or handshake, he found the following message: Sacrifice is rebirth. Hidden in the code was information on a network of powerful people, all working towards what, he didn't know. There was chatter of summonings and rebirths, sacrifices and hunts. Jonah assumed much of it was red herrings attempting to mislead. Up late that night, he analysed another code — this time concealed in a story of vampires. What he deciphered sent a chill through his spine. 8, 25, 19, 44, 1; -20.37, -69.85; 13, 2, 26, 11, 1. The numbers had returned. They haunted him. He saw them when he closed his eyes. They clung to his sleepless mind, begging for attention. He checked the coordinates as he had years ago — it was nothing but a Chilean graveyard. He logged into the CIA database and searched the history of the location. Only one hit came up: a cold case where bodies were found in the area, the corpses eaten by hundreds of crows. Jonah couldn't let the mystery go on any longer. The numbers had followed him all his life and he was ready to follow them. Knowing his chief officer wouldn't approve, he booked a ticket to Chile without anyone's knowledge. It was time to see what was so special about the coordinates. Less than 24 hours later he arrived at –20.36, -69.85. He found himself under the sweltering sun, standing in the graveyard of a ghost town. There was nothing but dust and bones. Jonah spit into the dirt and puzzled over the numbers once more. He slumped next to an old grave, under the eyes of a watchful crow. He missed home, he missed the mangrove, he missed a time before the complexities of the universe crashed down on him. He looked out at the old derelict buildings on one side and the sweeping desert on the other. There were similarities to Fresno — the dry heat, the sunset that cast an orange glow on the dusty ground. But it wasn't home. Not to him. He looked at it from the eyes of a man who didn't belong in this place. And then Jonah understood. He was analysing the code from his own experiences, his own view of the world. There was so much he overlooked. With feverish devotion, he considered what the numbers could signify for other cultures: ancient Egyptian measurements, Persian currencies, and... antiquated calendars. He finally understood. He sifted through his knowledge of ancient civilisations before coming to the Tanyrian calendar. Plugging in the numbers as dates, he converted the first half of them over to the Gregorian calendar. He wasn't prepared for the number it would reveal: his birthday. The world spiralled around him. With sweaty palms, he calculated the remaining numbers. It gave him another date: today. The code... it was about Jonah, at this location, at this moment. His hands shook. His heart pounded against his ribs. Was he part of a prophecy or had someone led him down this path? He didn't know. For once, numbers no longer made sense. A heavy fatigue came over him and the world shifted in impossible ways. He knew the equations behind nature, he knew what he saw couldn't be. He witnessed his father's mangrove beyond the desert and felt overwhelming comfort. Crows cawed in the distance and the smell of citrus wafted on the breeze. He considered that he was once more a child, and the numbers nothing but a horrible dream. Trapped in nostalgic thoughts, he didn't notice the Dark Fog seeping from the grass, swirling its way towards him. Crows flew from the branches, screeching relentlessly, flying in a circle above. It was too late when he realised the scent on the breeze was no longer citrus. It was blood. </text:p>
          </table:table-cell>
        </table:table-row>
        <table:table-row table:style-name="ro1">
          <table:table-cell office:value-type="string" calcext:value-type="string">
            <text:p>Yoichi Asakawa</text:p>
          </table:table-cell>
          <table:table-cell office:value-type="float" office:value="30" calcext:value-type="float">
            <text:p>30</text:p>
          </table:table-cell>
          <table:table-cell office:value-type="string" calcext:value-type="string">
            <text:p>Male</text:p>
          </table:table-cell>
          <table:table-cell office:value-type="string" calcext:value-type="string">
            <text:p>survivorphotos</text:p>
          </table:table-cell>
          <table:table-cell office:value-type="string" calcext:value-type="string">
            <text:p>YoichiAsakawa.png</text:p>
          </table:table-cell>
          <table:table-cell office:value-type="string" calcext:value-type="string">
            <text:p>Brilliant Marine Biologist </text:p>
          </table:table-cell>
          <table:table-cell office:value-type="string" calcext:value-type="string">
            <text:p>Japanese</text:p>
          </table:table-cell>
          <table:table-cell office:value-type="string" calcext:value-type="string">
            <text:p>As a child, Yoichi gained an interest in the supernatural from his father and mother when an inexplicable curse claimed both their lives. As an adult, Yoichi graduated with top honours in marine biology from a university in Tokyo, and, following in his father’s footsteps, became the youngest professor in the school’s history. But his career began to unravel when two of his students disappeared while doing research in Izu Oshima. The mere mention of Izu Oshima triggered painful memories from his past. Deep, hidden memories bubbled up from the murky, black depths of his subconscious. Blurred faces on images, twisted mouths, inexplicable deaths suddenly filled his mind. The shouts of people calling him a monster. And then… the monster… Sadako rose from the abyss to let him know the curse was not over. It would never be over. With a cry, Yoichi shut his eyes and slowly released his fear. When he opened his eyes again, Sadako was gone, but something had returned. Something ominous and otherworldly. He could feel an unnerving presence near him, breathing deeply like the heaving sea. Was Sadako tormenting him? Was a spirit trying to warn him? Or was it something else? Something that consumed people. Something that made people disappear. Yoichi wasn’t sure. He had spent his life trying to understand his psychic abilities and the supernatural. His instincts told him the answers somehow lay with water. He had, after all, dedicated his life to studying intelligent life and unexplored realms within the ocean. Perhaps he needed to readjust his definition of intelligent. Or his definition of life. Thirsting for truth, Yoichi entered a frenzy of research into the fringes of parapsychology, cryptozoology, theology, folk history. The more he expanded his field of expertise, the more he was ridiculed and ostracized. Once viewed as a brilliant young mind, Yoichi was now considered an eccentric and a liability. In mere months, the university terminated his position. Undeterred, Yoichi sought professorships at other schools, but no reputable college in Japan would take him. As a last resort he approached media outlets, and by some twist of fate, the company where his mother had worked at as a journalist offered to fund his research in exchange for articles and first publishing rights to his story. During this difficult time, Yoichi's father returned to him—his spirit silently goading him to continue the course he had chosen. And so, working around the clock in his tiny Tokyo apartment, he allied himself with other researchers in the paranormal field. Within months, he came across a story that mirrored the disappearances of his students: four vloggers had mysteriously disappeared near a lighthouse in Scotland. With a great sense of urgency, Yoichi took the first flight he could to Glasgow. A professor at a local university had come to many of the same conclusions as he had nearly seventy years earlier when a film crew disappeared near the very same lighthouse. There was some kind of intelligence in the water—some kind of darkness calling from the sea like an ancient siren. As Yoichi examined the research, his father suddenly appeared to let him know he was on the right path. Guided by his father, Yoichi chartered a fishing boat and headed toward a small cluster of islands known as the Seven Hunters. Darkness fell as they approached the isles. The lighthouse, now automated and controlled remotely, sputtered and winked out of existence like a dying star. The ocean began to stir violently, lightning flashed, and the fisherman begged Yoichi to turn back, but Yoichi refused. He was too close and would not be deterred. As they argued the ocean raged and tossed the ship high and low. Then one giant wave lifted the boat as high as a house and dashed it to pieces against dark, jagged rocks. Yoichi didn’t remember much after that. He remembered falling into the water. He remembered swimming to the landing where he saw his father standing on the gallery of the lighthouse beckoning him. He remembered staggering through thick black fog as he climbed the stairs. He remembered the water level rising with every step until the frothing mouth of the raging ocean swallowed him whole. </text:p>
          </table:table-cell>
        </table:table-row>
        <table:table-row table:style-name="ro1">
          <table:table-cell office:value-type="string" calcext:value-type="string">
            <text:p>Haddie Kaur</text:p>
          </table:table-cell>
          <table:table-cell office:value-type="float" office:value="31" calcext:value-type="float">
            <text:p>31</text:p>
          </table:table-cell>
          <table:table-cell office:value-type="string" calcext:value-type="string">
            <text:p>Female</text:p>
          </table:table-cell>
          <table:table-cell office:value-type="string" calcext:value-type="string">
            <text:p>survivorphotos</text:p>
          </table:table-cell>
          <table:table-cell office:value-type="string" calcext:value-type="string">
            <text:p>HaddieKaur.png</text:p>
          </table:table-cell>
          <table:table-cell office:value-type="string" calcext:value-type="string">
            <text:p>Brave and Determined Podcaster </text:p>
          </table:table-cell>
          <table:table-cell office:value-type="string" calcext:value-type="string">
            <text:p>Canadian</text:p>
          </table:table-cell>
          <table:table-cell office:value-type="string" calcext:value-type="string">
            <text:p>Haddie spent her youth in a household brimming with love. Her mother, Professor Basant Kaur, moved across the world to teach agricultural science at a university in Trois-Rivières, Quebec. Her father, Rajan Singh, found remarkable success with a catering business in the small, Quebecoise town. Her house constantly swirled with the wonderful aromas of cumin, chillies, masala, cardamom and fresh, steaming naan pulled from a tandoor oven. Her earliest memories were filled with stories of India and on her tenth birthday her parents promised to visit Punjab just after the new year. During the holiday season, her parents went to a party with their closest friends, Marise and Francois Rois. When Haddie called her parents to say she felt sick, they left in a hurry. Driving through the winding, snow-swept roads of rural Quebec, Rajan lost control of the car, skidding into an icy, gnarled forest. It would be two days before their bodies were found trapped in the vehicle. As Haddie's fever broke, the police arrived at her doorstep telling her that they had not suffered. But Haddie was old enough to know the police were just being kind. The next morning, she woke up with white hair and a question that would haunt her for the rest of her life. The Rois took Haddie in, doing their best to fill the hole left by her parents. Despite the enormous loss, Haddie was again surrounded with love: the love her adoptive parents had for their son, Jordan, and the love the three had for her. But the trauma of losing her parents seemed to unlock something within her. She began to see things nobody else could see; horrible, unnatural, unexplainable things. Apparitions tormented her in class, at home, in bed. Her unexpected screams earned her the nickname “Helly Haddie”, only adding to her alienation and anguish. Once a cheerful and social child, Haddie walled herself off to the world. With time Haddie realised her uncanny abilities only triggered in certain areas — dark areas. It was as though there were places in the world where another dimension somehow bled into our own. Jordan called these intersecting areas Overlaps, and they seemed to give Haddie insight into a dark, shadowy world straight out of a cosmic horror story. When Haddie graduated from high school, she felt an unexplainable tug to discover who her parents were. To raise money for a trip to India, her brother Jordan suggested that they use her abilities to explore and document all the haunted places in Quebec, starting with a haunted asylum. At the Dorea Institute, Haddie could see and hear residual memories... patients, doctors, and so much more. While recording her impressions at the institute, she offhandedly called the encroaching dimension the Ravage since it not only assaulted her with memories from all times and places but also gave the sense of feeding off psychic energy. The Ravage, she sensed, was a living mosaic of human suffering that was slowly corrupting and devouring the world. She concluded that they needed to investigate more to see if there was anything to her hypothesis. Jordan presented the footage and recordings to their uncle Stefan who helped them turn what they had documented into a web series. Within days of uploading the first episode, Ravages of the Abyss was a viral hit. True crime fans, ghost-chasers, and sceptics flooded the comments with their own theories of what she was experiencing. Stefan handled the production, and before long, he presented Haddie with her first cheque as a professional podcaster. Now with a working budget, Haddie was able to investigate the most haunted places in the world seeking answers about the Ravage. Her investigations led her to a secluded island where once an entire town had mysteriously disappeared leaving dozens of empty homes. She never felt such a strong influence of the Ravage as she did here. It pulsed with suffering and cruelty and repressed darkness. Haddie absorbed the emotions of the ghost town and closed her eyes. Calming herself and silencing her mind, she began to hear guttural screams and cries and whimpers. When she opened her eyes again, she could see the scintillating orange residual memories of people tearing each other apart in the mud and rain. Then everything disappeared as a much older version of her stepbrother beckoned her from one of the homes. <text:s/>She chased after him only to stop suddenly with the realisation that the Ravage was toying with her emotions, playing tricks on her, making her see things that couldn’t possibly be real. The encounter nearly put Haddie off the project entirely, but she was now the linchpin for a company that fed her family. Her uncle Stefan continued to line up sites to visit, and after a personal trip backpacking across India, Haddie carried on subjecting herself to the horrors of the Ravage. Then, while investigating a haunted World War II bunker in the Alps, Haddie heard someone faintly crying out for help in Punjabi. Snow flurried in the bunker as a tunnel suddenly opened to a snow-covered forest. A horn blared in the distance and faded away. She saw the glow of red lights through a wall of snow and felt her heart skip a beat as she rushed to a crumpled, blue car pinned between two massive pine trees. Through the shattered windshield she saw the bodies of her parents stuck in pools of frozen blood. Haddie narrowed her gaze and saw tiny plumes of vapor floating from their trembling blue lips. With a profound sense of urgency, she rushed around the wreck trying her best to push, pull, and kick her way in. All to no avail. As she cried out to them that she was sorry for being sick, that the accident was all her fault, their eyes snapped open and, in unison, they answered the question that had anchored her life to their death. "Yes... Beti... we suffered..." With a terrible cry Haddie fell back into the snow as ice tendrils wrapped around her and pulled her down into a world of endless darkness. </text:p>
          </table:table-cell>
        </table:table-row>
        <table:table-row table:style-name="ro1">
          <table:table-cell office:value-type="string" calcext:value-type="string">
            <text:p>Ada Wong</text:p>
          </table:table-cell>
          <table:table-cell office:value-type="float" office:value="32" calcext:value-type="float">
            <text:p>32</text:p>
          </table:table-cell>
          <table:table-cell office:value-type="string" calcext:value-type="string">
            <text:p>Female</text:p>
          </table:table-cell>
          <table:table-cell office:value-type="string" calcext:value-type="string">
            <text:p>survivorphotos</text:p>
          </table:table-cell>
          <table:table-cell office:value-type="string" calcext:value-type="string">
            <text:p>AdaWong.png</text:p>
          </table:table-cell>
          <table:table-cell office:value-type="string" calcext:value-type="string">
            <text:p>Mysterious Secret Agent </text:p>
          </table:table-cell>
          <table:table-cell office:value-type="string" calcext:value-type="string">
            <text:p>Origin Redacted</text:p>
          </table:table-cell>
          <table:table-cell office:value-type="string" calcext:value-type="string">
            <text:p>Everything about Ada Wong was an enigma. Her history, her nationality, her allegiances, her motives, even her real name was a mystery. Was she a corporate spy working against the Umbrella corporation? Was she loyal to Albert Wesker? Or was she a double agent? And why was she after the Las Plagas parasite? Clearly, she was a trained assassin. A weapons expert with advanced martial arts training. While investigating Los Illuminados, she was captured and nearly killed in a ritual sacrifice. But in the end, she escaped and was never seen again. That, too, was an enigma.</text:p>
          </table:table-cell>
        </table:table-row>
        <table:table-row table:style-name="ro1">
          <table:table-cell office:value-type="string" calcext:value-type="string">
            <text:p>Rebecca Chambers</text:p>
          </table:table-cell>
          <table:table-cell office:value-type="float" office:value="33" calcext:value-type="float">
            <text:p>33</text:p>
          </table:table-cell>
          <table:table-cell office:value-type="string" calcext:value-type="string">
            <text:p>Female</text:p>
          </table:table-cell>
          <table:table-cell office:value-type="string" calcext:value-type="string">
            <text:p>survivorphotos</text:p>
          </table:table-cell>
          <table:table-cell office:value-type="string" calcext:value-type="string">
            <text:p>RebeccaChambers.png</text:p>
          </table:table-cell>
          <table:table-cell office:value-type="string" calcext:value-type="string">
            <text:p>Gifted Medic and Squad Member </text:p>
          </table:table-cell>
          <table:table-cell office:value-type="string" calcext:value-type="string">
            <text:p>American</text:p>
          </table:table-cell>
          <table:table-cell office:value-type="string" calcext:value-type="string">
            <text:p>A child prodigy, Rebecca Chambers graduated from college at age 18. As a Rookie Police Officer, she was the youngest member of the Special Tactics and Rescue Service assigned as a field medic with Bravo Team. Dispatched by S.T.A.R.S. to the Arklay Research Facility, her squad investigated a series of grisly murders. While exploring an abandoned train, she discovered undead monsters and mutated animals. She escaped to an even more horrifying place, an old underground Umbrella Corporation facility filled with shocking abominations. Desperate to find the other members of Bravo Team, she followed their disembodied voices into a mysterious, black fog that seemed to appear from nowhere. As Rebecca pushed through the heaving fog, she suddenly heard menacing footfalls behind her. Instinctively, she reached for her sidearm, but her holster was empty. Her weapons were gone. As she turned, she heard a guttural roar and quickly evaded a massive club-like weapon. Clambering to her feet, she rushed toward a flickering light in the darkness.</text:p>
          </table:table-cell>
        </table:table-row>
        <table:table-row table:style-name="ro1">
          <table:table-cell office:value-type="string" calcext:value-type="string">
            <text:p>Vittorio Toscano</text:p>
          </table:table-cell>
          <table:table-cell office:value-type="float" office:value="34" calcext:value-type="float">
            <text:p>34</text:p>
          </table:table-cell>
          <table:table-cell office:value-type="string" calcext:value-type="string">
            <text:p>Male</text:p>
          </table:table-cell>
          <table:table-cell office:value-type="string" calcext:value-type="string">
            <text:p>survivorphotos</text:p>
          </table:table-cell>
          <table:table-cell office:value-type="string" calcext:value-type="string">
            <text:p>VittorioToscano.png</text:p>
          </table:table-cell>
          <table:table-cell office:value-type="string" calcext:value-type="string">
            <text:p>Endless Wanderer </text:p>
          </table:table-cell>
          <table:table-cell office:value-type="string" calcext:value-type="string">
            <text:p>Italian</text:p>
          </table:table-cell>
          <table:table-cell office:value-type="string" calcext:value-type="string">
            <text:p>Born to Alberto and Caterina Toscano in 1343, Vittorio Toscano was the youngest of three and third in line to inherit his family’s land. At age fifteen, his father sent him to train with Ettore Fabrizio, the same knight who trained his older brothers in the military arts. But Vittorio didn’t take to combat training the way his brothers did. As a student of philosophy, he believed physical violence to be the last refuge of the incompetent. Infuriated by Vittorio’s pacifism, Fabrizio ordered one of his pages to attack him. Vittorio dodged and blocked the blows, but refused to fight back. When his enraged opponent lunged, Vittorio parried. His attacker tripped, falling on his own dagger. He bled out in less than a minute and Vittorio threw down his sword, swearing never to pick it up again. Since Vittorio demonstrated an aptitude for scholarship, his frustrated father sent him to study with his Uncle Renzo. Besides being the Duke of Portoscuro, Renzo was also a scholar and collector of rare artefacts. Under Renzo’s tutelage, Vittorio focused his studies on lost civilizations and ancient history. He researched forgotten tomes and became an expert on the philosophy and wisdom of ancient secret societies and obscure guardians of knowledge. Guardians present in almost every century and culture. Guardians that went by manifold names depending on the time and region and were said to be from another dimension—a perfect world. He collected anything on Watchers, Keepers, Guides, Masters, Observers. Vittorio’s research revealed these guardians acted as gatekeepers of advanced and arcane knowledge that would gradually help humanity transcend to a higher plane of existence. He theorized the Observers waited for humanity to acquire wisdom before releasing knowledge that otherwise would lead to their self-destruction. Slowly, these Observers found ways to inspire humanity with knowledge that would stimulate growth, understanding and collective wisdom. Vittorio adopted his Uncle Renzo’s view that greed for money and power was the source of all conflict. His hope was that the lost knowledge of these gatekeepers might bring peace, harmony, and order to a violent world. At Vittorio’s urging, Renzo mounted an expedition to find lost relics and artifacts from the ruins of antiquity. In Hungary, they discovered a bronze dodecahedron that dated back to Roman times. In Asia minor, they uncovered a hidden tunnel beneath the Obelisk of Theodosius where they discovered stone tablets engraved in Akkadian cuneiform. They told the tale of a mysterious artifact split into three and scattered across the world. A clue led them to the ruins of Troy where a secret chamber revealed a treasure trove of antiquities. The most precious was a piece of that mysterious artifact. Another clue led them to Isle of Rhodes where a hidden cave held a second part of that same relic. In Delphi, under the Temple of Apollo, Vittorio discovered the third piece on a black marble altar. Engravings on the altar showed a map of Crete and a star over the Palace of Minos. Deep in the labyrinth below the ruins of the palace, Vittorio discovered a place to put the key created by the three relics. Ancient machinery came to life. A stone wall slid open, revealing a hidden vault. Renzo and Vittorio entered and found a white marble wall inscribed with what seemed to be a form of Sanskrit. The message warned of a cult that sought to corrupt humanity with knowledge it wasn’t ready for. They had hunted down the Observers and imprisoned them. But before being imprisoned, the Observers had hidden artifacts around the world with secret knowledge about this dark force and how to stop it from destroying the world. The message on the wall also spoke of a stone from an ancient school that held the secrets of traveling between planes of existence. Vittorio, believing the stone held the key to finding the Observers or their perfect world, called the stone ‘Lapis Paradisus.’ As they exited the vault, Renzo stepped on a black serpent. The serpent sank its fangs into Renzo’s leg and disappeared as quickly as it appeared. The venom spread fast and within minutes he passed away. As Renzo’s only heir, Vittorio inherited his estate, his library, his title, and his vast fortune. Determined to honor his uncle and help humanity transcend its weakness, greed, and cruelty, he knew he had to find the Lapis Paradisus and free the Observers if they were still alive. In 1391, Vittorio mounted an expedition. He employed a mercenary knight to aid in the effort and offer protection. Formerly a member of the Guardia Compagnia, Tarhos Kovács feared no man or beast. Vittorio’s explorations and discoveries eventually led them to the heavily guarded catacombs beneath the Portuguese city of Sintra. If the expedition wanted to enter, they would have to kill those who guarded it. Vittorio had no wish to shed blood and told Tarhos to find another way. Tarhos defied Vittorio and by the end of the day had him in irons. When they returned to Italy, Tarhos locked Vittorio in a dungeon and began a campaign of torture in Portoscuro, promising to stop when he revealed the meaning behind the stone. Within weeks, Tarhos grew tired of torturing the townsfolk, and Vittorio was left to rot in the dungeon with no one to talk to but the rats. In his solitude he scratched the symbols from the Lapis Paradisus into the stone floor. He attempted countless sequences while imagining a world like paradise. And just when he was about to surrender to hunger and despair, he tried one last sequence while meditating on a world of endless peace and compassion. At first, he thought he had failed. He gasped with the last of his strength as the rats approached menacingly, preparing to feast on his defeated, sallow flesh. Then, suddenly, a cold, unnatural, black fog rose from the stone floor and within moments he heard cries of anguish and crows circling above him. With difficulty he clambered to his feet and found himself in another world— Not the paradise he had expected.</text:p>
          </table:table-cell>
        </table:table-row>
        <table:table-row table:style-name="ro1">
          <table:table-cell office:value-type="string" calcext:value-type="string">
            <text:p>Thalita Lyra</text:p>
          </table:table-cell>
          <table:table-cell office:value-type="float" office:value="35" calcext:value-type="float">
            <text:p>35</text:p>
          </table:table-cell>
          <table:table-cell office:value-type="string" calcext:value-type="string">
            <text:p>Female</text:p>
          </table:table-cell>
          <table:table-cell office:value-type="string" calcext:value-type="string">
            <text:p>survivorphotos</text:p>
          </table:table-cell>
          <table:table-cell office:value-type="string" calcext:value-type="string">
            <text:p>ThalitaLyra.png</text:p>
          </table:table-cell>
          <table:table-cell office:value-type="string" calcext:value-type="string">
            <text:p>No Role</text:p>
          </table:table-cell>
          <table:table-cell office:value-type="string" calcext:value-type="string">
            <text:p>Brazilian</text:p>
          </table:table-cell>
          <table:table-cell office:value-type="string" calcext:value-type="string">
            <text:p>If you were to ask, Thalita Lyra would tell you that what she wanted in life more than anything was to bring people together. Whether it was her father selling out clubs for the latest forró band he’d signed, or her mother showing off Botafogo, Lapa, and Ipanema to groups of tourists from around the world, Thalita loved seeing people come together to share their passion and form meaningful connections. As a teenager, Thalita found her community through kite-fighting. Her uncle Inacio taught Thalita and her younger brother, Renato, to settle their petty squabbles through making kites and flying them into each other until someone’s string is cut and a winner is decided. Thalita and Renato would spend their summers at Inacio’s beachfront kite shop, working in the mornings, and fighting kites in the afternoon. Their antics caught the attention of kids and adults alike, and it wasn’t long before Thalita started teaching kite-fighting at the shop. Eager to connect with even more people, Thalita would film these fights and post them online. Free publicity, she told her uncle. Little did Thalita know that her kite-fighting videos would be her ticket to stardom. Videos that featured her and her commentary would get more hits, with viewers commenting on Thalita’s kite-fighting insights and her charm. The videos even caught the eye of a modelling agent. Before she knew it, Thalita was booking photoshoots for print ads and appearing in commercials. She loved the work and knew it wouldn’t be long before she could transition to acting. Then she would be capital-F Famous, like the stars of the telenovelas she watched growing up. Her community would span all of Brazil, and maybe even beyond. But it was not to be. Little by little, modelling took Thalita further from the kite shop. First, she had to give up playing, to let the nicks on her hands heal. Then, she had to spend her days networking, schmoozing, and lining up gigs well in advance. By the time Thalita graduated high school, her agent was eager to get her even more work. Which meant even less time at the kite shop. All this hard work and dedication will be worth it, she told herself. Years passed in a flurry. Thalita was burned out and sick of the awkward stares and lingering glances from strangers. Fame, it seemed, was not as glamourous as she thought it would be. Late nights talking with Renato helped her realize what it was she was missing: connection. Genuine connection with like-minded people. That is how her father and mother drew people to them. And kite-fighting was what connected Thalita with others. Within a few short months, Thalita had quit modelling, used her money to open her own shop – with Inacio’s blessing, of course – and brought Renato on as her business partner. Fun Kites Rio became the premiere destination for kite-fighting materials, and Thalita’s fame helped attract even more people to the hobby. It was a great start, but Thalita, as always, wanted to reach even more people. Fun Kites Rio’s first tournament was a success, drawing hundreds of participants to the outskirts of Rio to watch dozens upon dozens of kites danced in the sky. In between socializing with old and new friends, helping at the concession stands, and even playing a match or two, Thalita found a few moments to cry happy tears by herself. She had done it. This was exactly the community she wanted to create. By the time the sun set and the tournament came to a close, the field was covered in litter. Thalita and Renato stayed behind to clean up. The full moon was high in the sky when Renato noticed something: a strange drone floating over the field. Thalita’s mischievous childhood self came roaring back. Time for a challenge: a race to take down the drone. Renato couldn’t help but accept. In the end, Thalita’s kite was the one to get caught in the drone’s rotor blades. She cheered as Renato watched the thing sputter into the forest, leaving a trail of smoke in its wake. Thalita didn’t want to look for the fallen drone. She was happy to leave her kite behind. But Renato walked off to the trees on his own, and Thalita couldn’t let her brother wander the dark forest by himself. Deep in the woods, Renato found more than just the drone. Thalita heard a scream and watched as a man drenched in blood emerged from the forest. He grabbed her brother, desperate for help, but it was already too late. Thalita nearly screamed as the man split in two and a woman stepped forward, covered in high-tech hunting gear. Why wasn’t Renato moving? She grabbed her brother and ran. Another drone floated overhead, like the one she had downed with her kite. They were the hunter’s eyes, and she had plucked one of them from the sky. Renato was in shock, and Thalita saw that his arm had been cut deeply. When? It didn’t matter. He was bleeding, and they needed to get to safety. That was when she saw the factory. A rotting brick building, collapsing under the weight of time. Thalita led Renato into the factory and found a dark alcove to hide. The hunter followed, and she dragged some wooden beams across the entrance. The only way out, blocked off. Thalita knew time was running out. If the hunter didn’t find them first, her drone would. Thalita peeked from their alcove. The factory was changing, its dark and dingy walls dissolving to a bright and sunny landscape. A beach. She found her resolve. A way out. A chance to survive. All she had to do was run. Thalita put her arm around Renato and pulled him to his feet. She thought she heard Renato telling her to stop, but she ignored him. This was their chance. They ran along the beach, leaving the hunter behind, kicking up warm sand with each stride. Thalita never stopped running, not even when the sand turned into swirling black fog. </text:p>
          </table:table-cell>
        </table:table-row>
        <table:table-row table:style-name="ro1">
          <table:table-cell office:value-type="string" calcext:value-type="string">
            <text:p>Renato Lyra</text:p>
          </table:table-cell>
          <table:table-cell office:value-type="float" office:value="36" calcext:value-type="float">
            <text:p>36</text:p>
          </table:table-cell>
          <table:table-cell office:value-type="string" calcext:value-type="string">
            <text:p>Male</text:p>
          </table:table-cell>
          <table:table-cell office:value-type="string" calcext:value-type="string">
            <text:p>survivorphotos</text:p>
          </table:table-cell>
          <table:table-cell office:value-type="string" calcext:value-type="string">
            <text:p>RenatoLyra.png</text:p>
          </table:table-cell>
          <table:table-cell office:value-type="string" calcext:value-type="string">
            <text:p>No Role</text:p>
          </table:table-cell>
          <table:table-cell office:value-type="string" calcext:value-type="string">
            <text:p>Brazilian</text:p>
          </table:table-cell>
          <table:table-cell office:value-type="string" calcext:value-type="string">
            <text:p>Growing up, Renato acted less like a child and more like a scientist, studying the world and people around him. He would poke classmates in the face or stand too close to them, curious to see their reaction. It was no surprise that young Renato had a hard time making friends. He was often the target of bullies, especially when he started advancing through school. Sitting in classes with kids a year or two older than him – and still outperforming them – did not ingratiate Renato with his peers. Renato enjoyed two things: solving puzzles and annoying his older sister, Thalita. It was his way of showing his love. Renato saw how easily Thalita won over kids and adults alike and wanted to be like her. So, when Thalita started to take an interest in flying kites, Renato did too. His parents knew Renato needed help socialising. When he turned thirteen, they volunteered Renato to work at Uncle Inacio’s kite shop on the beach during the summer. Thalita was making new friends there, maybe he would too. Instead, Thalita spent the day telling Renato what to do, which annoyed him more than anything. The bickering got so bad that Uncle Inacio had to teach them the art of kite-fighting to settle their differences. Renato loved it immediately. He enjoyed kite-fighting so much, he didn’t even mind when he lost. As Inacio expected, they started to fight less and play more. If only Renato had such luck with other people. Thalita would tell him to stop being so competitive with the kids they were teaching to kite-fight, but Renato wouldn’t listen. He hated it when anyone told him what to do. When Thalita started spending less time at the shop to focus on her modeling, Renato had to step up as teacher. More than anything, he would hear how much everyone missed his sister. Renato graduated from high school two years early, and his parents suggested he take some time to do charitable work. University, or an early career, could wait. Renato just wanted to be left alone and treated like an adult. Thalita suggested that Renato find a place to play guitar – if he could practice his guitar-playing and put himself out there, Thalita promised the family would finally stop telling him what to do all the time. That was music to his ears. Renato decided to volunteer at a local retirement home. First, he played guitar for the residents, then he started helping out in the kitchen, and before he knew it, Renato was learning what it meant to truly care about other people. To make the effort to help others without getting anything in return. For the first time, Renato felt like he had the power to make other people’s lives better. This new insight came in handy when Thalita was at a crossroads of her own. She wanted to pursue modelling and acting, but she missed the kite shop more than anything else. Renato didn’t do more than listen when Thalita needed someone to talk to, but after many late nights and long chats, Thalita emerged with a new sense of purpose. When Thalita approached him to be a partner in her new venture, a kite-fighting shop called Fun Kites Rio, Renato accepted immediately. Building a business from scratch would be the ultimate puzzle. Renato’s analytical mind helped the shop in those early months. He encouraged Thalita to use her fame as a model to help market the shop and booked her into conventions and symposiums across the country to get the word out on Fun Kites Rio. Over time, the shop built up such a following that when Thalita suggested they stage a kite-fighting tournament, it seemed like a no-brainer. The tournament was a flurry of activity. All day, friends and strangers alike would approach Renato and thank him for his hard work. Kite-fighting meant something to these people, it made their lives better, and Renato contributed to their overall happiness and well-being. Before he knew it, the tournament was over and the moon was high in the sky. It didn’t matter that he was tired or hungry or out in some remote field picking up garbage. It was all worth it. He only stopped cleaning when he noticed something up above: a drone. It made him think of the games he’d play with Thalita growing up, using their kites to take down remote airplanes, kites of people on the beach they didn’t like, and so on. Thalita must have been thinking the same thing. She challenged him to see who could take down the drone. Another chance to show up his sister. The perfect end to the perfect day. But, no. This was a mistake. Renato felt a chill. He tried to stop Thalita, but she was already cheering. The drone ate up her kite and began its crooked, smoking descent into the forest. They were in trouble. It was only when he ran for the forest that Thalita sobered up and followed. It didn’t take long to find the drone imbedded in a tree, kite dangling from its dead rotor blades. The sharp string dug into Renato’s fingers as he worked the knots, he nearly had the kite free when – – a bloody hand reached out from the dark forest and grabbed him! Renato jumped at the sight of the injured man. He was raving, babbling, desperate for help. Renato put his hands out to keep the man from falling. It was already too late. Two blades sliced through the man and along Renato’s arm. There was no time to look down at the wound. The blades were up in the air. The man was cut in half. And a woman, clad in armor, accompanied by a drone – like the drone Thalita downed – was standing before him. Renato knew he had to move but he couldn’t. Time was running out. Then he felt another hand on him, pulling him back. Everything was a blur. The cut in his arm was deep and throbbing. But he knew Thalita had him. And he knew he had to run. The night grew cold as they stopped to hide. Renato struggled to regain his breath, but there was no time. As quickly as they stopped, Thalita was pulling him again, towards an abandoned factory. But there are no factories out here, Renato thought to himself. The factory was even colder than the forest. He clutched his arm, trying to stop the bleeding. His head was swimming. How much blood had he lost already? Thalita was guarding him in some dark corner of the factory, and suddenly – – She was pulling Renato to his feet, telling him to run. Run where? She said something about a beach. Renato tried to stop her, tried pulling her back, but he was too weak. He couldn’t see any beach. All he could see was black fog closing in on them. </text:p>
          </table:table-cell>
        </table:table-row>
        <table:table-row table:style-name="ro1">
          <table:table-cell office:value-type="string" calcext:value-type="string">
            <text:p>Gabriel Soma</text:p>
          </table:table-cell>
          <table:table-cell office:value-type="float" office:value="37" calcext:value-type="float">
            <text:p>37</text:p>
          </table:table-cell>
          <table:table-cell office:value-type="string" calcext:value-type="string">
            <text:p>Male</text:p>
          </table:table-cell>
          <table:table-cell office:value-type="string" calcext:value-type="string">
            <text:p>survivorphotos</text:p>
          </table:table-cell>
          <table:table-cell office:value-type="string" calcext:value-type="string">
            <text:p>GabrielSoma.png</text:p>
          </table:table-cell>
          <table:table-cell office:value-type="string" calcext:value-type="string">
            <text:p>Resourceful Engineer </text:p>
          </table:table-cell>
          <table:table-cell office:value-type="string" calcext:value-type="string">
            <text:p>Proxima Centauri C</text:p>
          </table:table-cell>
          <table:table-cell office:value-type="string" calcext:value-type="string">
            <text:p>A catastrophic nuclear war nearly ended humanity in 2098. But humankind rallied and eventually found a new way forward. Inventors and innovators discovered new ways to create energy and grow food. One such visionary founded Huxlee Industries Ltd. Since much of Earth was left uninhabitable and many of the world's resources were dwindling, Huxlee ploughed all their profits into research in rocket science, artificial intelligence, and genetic engineering. They began exploring the galaxy, looking for habitable planets with valuable resources. Their plan was to travel to the far reaches of the galaxy, mine those precious resources, and create a peaceful and prosperous future for humankind. Each planet that humanity colonised was carefully designed. Resources were extracted, and growth hubs were constructed to create individuals fabricated from carefully engineered DNA. Each individual was manufactured for a different societal function. The vast majority were manual laborers. Others were created to be scientists, engineers, administrators, agronomists, and physicians. The idea was to create a functional society that would operate flawlessly. Gabriel Soma was born in a cloning hub on Proxima Centauri C, the first planet humanity colonised. He was part of a small crew that maintained and repaired the robots and androids sent to construct colonization hubs. Unbeknownst to Gabe, every memory of his childhood was implanted in his consciousness by those who cloned him. Like the rest of his crew, he believed he was born to a mother and father on Earth. Psychological stability was maintained by creating a narrative sequence of a loving family. None knew that they were, in fact, bred in a colonisation hub. Gabriel's ship landed on Dvarka, a planet in a recently discovered solar system. Upon their arrival, five human-controlled UAVs and five HUX-A7 fully autonomous robots were sent to explore the planet's surface. They detected breathable air and abundant water and many organic lifeforms as well as something unexpected. The ruins of an ancient civilisation that had mysteriously disappeared. The ruins seemed ancient, but the tech seemed surprisingly advanced. Whatever powered the tech was a mystery as it clearly was inoperable and long dormant. As the planet proved hospitable to human life and contained many valuable mineral resources, construction began on the colonisation hub. The landing craft contained living quarters for the ten-person human crew. Most of the hub construction was automated, but Huxlee Industries always included a human crew to act in a supervisory capacity. The planet possessed great beauty. Old growth forests and meadows covered in colourful flowers. Placid lakes. Wide rivers. Gabe could imagine living on a planet like Dvarka forever. The inspiring beauty and peaceful setting lulled the entire team into complacency. Even Michael, the team security officer. Michael was driving a transport vehicle, patrolling the edges of the ruins with Sarah, a science officer charged with documenting the flora and fauna. According to Sarah, the vehicle suddenly accelerated on its own and the brakes lost all function. A cliff loomed ahead and Michael shouted for Sarah to jump, but the doors wouldn’t open. Michael shot out her window and Sarah climbed through and jumped to safety. He shot out his own window but couldn’t get through in time. As he struggled to escape, the vehicle roared off the edge. The hundred-foot drop caused the vehicle's fuel tank to rupture. Sarah raced to the edge and heard Michael’s terrifying screams as the transport vehicle went up in flames. That afternoon, they held a memorial and that night Gabriel had trouble falling asleep. Sometime in the night he bolted awake, unable to breathe. His eyes grew wide as his breath grew short. He gagged as hands flew to his throat. The power was out in the shelter and there was no oxygen. Desperately, he stumbled forward through the dark corridors and only survived by manually opening an emergency door with the last of his strength. Six of his fellow crew members weren’t as lucky. With the life support and ventilation system down, they suffocated in their beds. Only Dmitri, the medical officer, managed to survive as he had a tank of oxygen nearby which he also used to save Sarah. Later that day, Gabe received a distress call from Sarah. The transmission ended abruptly, and Gabriel went looking for her. He found a blood trail that led to her headless and mutilated corpse near a half-built food hub. Gabe reasoned that there must be some sort of dangerous predator they missed in the initial scan of the area. Back at the colonization hub, he studied the logs in the main server to see if they missed anything in their initial recon. Instead, he found something even more troubling. One of the HUX-A7’s apparently took control of the transport vehicle and shut down the life support system on the landing craft. Gabriel searched the compound for the errant HUX and found it in the cloning hub. The robot was covered in blood and held the science officer’s head by the hair. The HUX apparently had extracted DNA and was using it to create what seemed to be— A new body. Instantly, Gabe gave the robot an order that was ignored. He assumed the robot’s source code was corrupted, but when he plugged his scanner into its memory core, he discovered that the original code had been replaced by something completely incomprehensible, written in an alien language he had never seen before. Clearly, the HUX needed recalibration. But when Gabe tried to do just that, the HUX released a surge of power that fried all the equipment. When Gabe attempted to remove the robot’s power supply, the HUX grabbed him by the throat and threw him ten feet across the laboratory like a ragdoll. At the sound of the commotion, Dmitri rushed in to see the HUX approaching Gabe. He commanded the HUX to power off, but it turned slowly and marched toward him as he yelled codes that were supposed to deactivate the faulty tool. The HUX stared at the shouting officer for a moment, then punched a hole through his chest and pulled out his beating heart. The medical officer fell dead and the HUX extracted blood to add to its design. Gabriel quickly gathered himself and bolted out into the alien forest, heading for the fuel hub. There he found a length of steel pipe, hid and waited, but— The HUX never showed up. Day gave way to dusk and Gabe began to shiver as the sun fell behind the hills. He heard the doors hiss open and watched as the clanking HUX emerged. It had fabricated a new body for itself. Part flesh. Part silicon. Part human. Part machine. Massive. Powerful. Beautiful and majestic like— An ancient God. Gabriel tried to sneak away, but the HUX heard him and quickly trapped him behind a hydrogen generator. Pinned, Gabe spotted a liquid hydrogen fuel tank and used the pipe to smash a valve open. The HUX distracted, he quickly escaped, striking the door with the pipe as he fled, creating a spark that ignited the fuel. The flame travelled back to the tank and the hub instantly exploded in a massive fireball, blowing the HUX off its feet. Gabe raced across the meadow and into the forest. When he looked back, he saw the HUX emerge from the flames and smoke. Burning. Melting. Shrieking. Deformed. Terrible and wrathful like— An ancient God. The forest canopy kept out the light of the moon and Gabe rushed into a thick creeping fog before the HUX could find him. Consume him. Assimilate him. </text:p>
          </table:table-cell>
        </table:table-row>
        <table:table-row table:style-name="ro1">
          <table:table-cell office:value-type="string" calcext:value-type="string">
            <text:p>Nicolas Cage</text:p>
          </table:table-cell>
          <table:table-cell office:value-type="float" office:value="38" calcext:value-type="float">
            <text:p>38</text:p>
          </table:table-cell>
          <table:table-cell office:value-type="string" calcext:value-type="string">
            <text:p>Male</text:p>
          </table:table-cell>
          <table:table-cell office:value-type="string" calcext:value-type="string">
            <text:p>survivorphotos</text:p>
          </table:table-cell>
          <table:table-cell office:value-type="string" calcext:value-type="string">
            <text:p>NicolasCage.png</text:p>
          </table:table-cell>
          <table:table-cell office:value-type="string" calcext:value-type="string">
            <text:p>Superstar</text:p>
          </table:table-cell>
          <table:table-cell office:value-type="string" calcext:value-type="string">
            <text:p>American</text:p>
          </table:table-cell>
          <table:table-cell office:value-type="string" calcext:value-type="string">
            <text:p>Countless awards. Billions of dollars at the box office. Over one hundred films shot in every corner of the globe. Nicolas Cage had done it all and seen it all. Or so he thought. The last script to cross his desk was something new entirely. Descend Beyond. As he pored over every word, every page, Nick became more and more transfixed. It was as if the script had consumed his senses entirely. He could see himself kneeling before the great altar of a dark temple. He could feel the coarse stone on his fingertips as he drew ancient symbols inked in blood on that very altar. He could hear rumbling as the walls glowed and released — Nick called his agent immediately. By the time the sun rose, he was on a private jet bound for the Pacific. His agent had warned him that Descend Beyond was backed by some questionable financers. Nick didn’t mind. He was willing to do the film for free, but his agent talked him out of it. Touching down, Nick wondered if the rocky island was under lockdown. The dirt runway was flanked by research tents bearing a logo he did not recognise. As soon as he stepped off the jet, he was lead by armed guards to the director of Descend Beyond, a white-haired woman with the hardness of a government agent: Pauline Stamper. Stamper herself drove Nick to set, with another two black jeeps following them. The dirt road went through an abandoned camp, along the edge of a waterfall, and switch-backed down to a valley of dense forests. Stamper lead Nick and the guards on foot to the film’s key location: an ominous cave, home to the crumbling ruins of an ancient temple. It was exactly what he had seen as he read the script in his office. The dark temple. The stone altar in the middle of the main chamber. The smooth walls waiting to glow. Waiting to unleash — Nick was ready to film immediately. Stamper gently reminded him that filming would commence the following morning, but Nick refused to hear any of it. The crew was quickly summoned, and just as the sun began to set, Nick heard the words he longed to hear: Action! Nick performed his dialogue to the letter. A dark incantation that rolled off his tongue with ease. He dipped his fingers in a cup of red ink and painted symbols on the stone altar. He never felt this way on a set before. But then… Nick looked up and saw the temple walls glowing, revealing symbols like the one he had painted on the altar. Nick had thought the glowing would be a special effect added to the film in post. Something was wrong. He approached the wall and touched the symbols. Just like it said in the script. He stared in disbelief as black fog — real black fog — billowed from the symbols and wrapped around his arm. This had to be a practical joke. He looked behind the camera, expecting to see Stamper and her crew laughing at their little prank. But they were gone. And the black fog was all around him. This can’t be real. This is only a movie. </text:p>
          </table:table-cell>
        </table:table-row>
        <table:table-row table:style-name="ro1">
          <table:table-cell office:value-type="string" calcext:value-type="string">
            <text:p>Ellen Ripley</text:p>
          </table:table-cell>
          <table:table-cell office:value-type="float" office:value="39" calcext:value-type="float">
            <text:p>39</text:p>
          </table:table-cell>
          <table:table-cell office:value-type="string" calcext:value-type="string">
            <text:p>Female</text:p>
          </table:table-cell>
          <table:table-cell office:value-type="string" calcext:value-type="string">
            <text:p>survivorphotos</text:p>
          </table:table-cell>
          <table:table-cell office:value-type="string" calcext:value-type="string">
            <text:p>EllenRipley.png</text:p>
          </table:table-cell>
          <table:table-cell office:value-type="string" calcext:value-type="string">
            <text:p>Nostromo Warrant Officer </text:p>
          </table:table-cell>
          <table:table-cell office:value-type="string" calcext:value-type="string">
            <text:p>American</text:p>
          </table:table-cell>
          <table:table-cell office:value-type="string" calcext:value-type="string">
            <text:p>Ellen Ripley served as a warrant officer on the ship Nostromo during the ship’s final voyage. When an unknown, alien lifeform attached itself to one of her crew, she attempted to follow quarantine protocol—her efforts were in vain, though, as the ship’s AI MU/TH/UR had other plans. Without quarantine, disaster struck. Using the ship’s executive officer as a host, the alien burst from his chest and escaped into the bowels of the Nostromo. As the creature grew, its reign of terror continued, picking off crew members until only Ripley remained. Alone and without hope, Ripley secured the crew's cat, Jones, and managed to set the self-destruct mechanism on the Nostromo without realizing the alien was one step ahead of her. As the escape shuttle pushed through space, the small speck of light that was the Nostromo exploded into an expanding orange fireball. The shuttle jolted and rattled and then there was silence as the Nostromo receded into nothingness. Unhooking her straps, Ripley began to prepare for the long journey back to the frontier when suddenly something stirred in the deep shadows of the shuttle— The alien. Cautiously, Ripley inched toward the lockers where she put on her pressure suit. Then, as the alien advanced on her, she opened the airlock, ejecting the alien into the cold expanse of space. With the shuttle secure, Ripley recorded her final report of the Commercial Starship Nostromo and proceeded to enter her hypersleep chamber. The dark fog of sleep slithered and coiled around her making her feel heavy and tired. She closed her eyes on one nightmare... only to open them in another. </text:p>
          </table:table-cell>
        </table:table-row>
        <table:table-row table:style-name="ro1">
          <table:table-cell office:value-type="string" calcext:value-type="string">
            <text:p>Alan Wake</text:p>
          </table:table-cell>
          <table:table-cell office:value-type="float" office:value="40" calcext:value-type="float">
            <text:p>40</text:p>
          </table:table-cell>
          <table:table-cell office:value-type="string" calcext:value-type="string">
            <text:p>Male</text:p>
          </table:table-cell>
          <table:table-cell office:value-type="string" calcext:value-type="string">
            <text:p>survivorphotos</text:p>
          </table:table-cell>
          <table:table-cell office:value-type="string" calcext:value-type="string">
            <text:p>AlanWake.png</text:p>
          </table:table-cell>
          <table:table-cell office:value-type="string" calcext:value-type="string">
            <text:p>Bestselling Author</text:p>
          </table:table-cell>
          <table:table-cell office:value-type="string" calcext:value-type="string">
            <text:p>American</text:p>
          </table:table-cell>
          <table:table-cell office:value-type="string" calcext:value-type="string">
            <text:p>13 years ago, bestselling author Alan Wake disappeared from the town of Bright Falls under mysterious circumstances. While the outside world moved on, Alan was trapped in the Dark Place, a strange dimension where Alan’s stories come to life. Sitting before his typewriter, Alan wrote page after page as time seemed to stand still outside the window of his cabin. He conjured terrors and demons from the darkest recesses of his mind in the hope of writing the one story that could lead to his escape from the Dark Place. Only then would Alan be able to return to the real world and reunite with his wife, Alice. But escape never came, and after an eternity of writing, Alan lost all hope of ever returning to the life he once knew. And then he remembered something. One of the first scripts he wrote for the show Night Springs so many years ago. A tense supernatural thriller he called “Dead of Night” about a group trapped in a nightmare world. The episode ended with them all escaping by… by… Alan struggled to remember. His time on Night Springs was ancient history, and The Dark Place was a thief of time and memories. The only solution was to recreate the script from memory, as many drafts as needed, until Alan remembered how the episode ended. With every iteration of the script, The Dark Place changed around Alan, placing him in the middle of the action. And every failed ending brought Alan back to the cabin and the typewriter. Undeterred, Alan tried again and again until the ending came to him like a voice whispering in his mind. Alan wrote the final draft and found himself back with his characters, standing before a wall of black fog. Looking at the fog sent chills up and down Alan’s spine, but he knew this was how the episode ended. He watched his characters pass through the wall of fog, leaving the nightmare world behind. Alan stared down the wall, struck by a realization. The episode had ended on an ambiguous note. Did the characters return home? Did they make it back to their loved ones? Alan couldn’t remember what he had intended. He wanted to turn back, to start again and write just one more draft. No sooner had the thought crossed his mind than he saw it. A dim light flickering to life deep within the fog. A sign. A way home. After all this time, there it was. Right in front of him. Alan took a deep, trembling breath and entered the fog, never taking his eyes off the light in the distance. </text:p>
          </table:table-cell>
        </table:table-row>
        <table:table-row table:style-name="ro1">
          <table:table-cell office:value-type="string" calcext:value-type="string">
            <text:p>Sable Ward</text:p>
          </table:table-cell>
          <table:table-cell office:value-type="float" office:value="41" calcext:value-type="float">
            <text:p>41</text:p>
          </table:table-cell>
          <table:table-cell office:value-type="string" calcext:value-type="string">
            <text:p>Female</text:p>
          </table:table-cell>
          <table:table-cell office:value-type="string" calcext:value-type="string">
            <text:p>survivorphotos</text:p>
          </table:table-cell>
          <table:table-cell office:value-type="string" calcext:value-type="string">
            <text:p>SableWard.png</text:p>
          </table:table-cell>
          <table:table-cell office:value-type="string" calcext:value-type="string">
            <text:p>No Role</text:p>
          </table:table-cell>
          <table:table-cell office:value-type="string" calcext:value-type="string">
            <text:p>American</text:p>
          </table:table-cell>
          <table:table-cell office:value-type="string" calcext:value-type="string">
            <text:p>Sable figured she had to be adopted. No way was she the progeny of her insanely perky mom and her grinning, golf-playing, frat boy of a dad. They didn’t understand the first thing about her. No one in Greenville did. Except for Mikaela. They were fast friends since third grade. Up until then Sable had no friends. She wasn’t into ponies or dolls or tea parties with teddy bears. She liked bugs, lizards, riding bikes and dirt clod fights. Her favourite holiday was Halloween and Mikaela was the only one who didn’t think she was crazy when she dyed her hair purple in eighth grade. Sable’s mom was furious. Her dad didn’t even notice. Mikaela went with her to the mall when she got her ears pierced and helped her pick out her first tattoo. An occult symbol hidden in a place her parents would never see. Mikaela declined to get her own tattoo. She flirted with the dark side, but she didn’t live it. Not like Sable. The dark side made sense to Sable, and she revelled in it. Partly because it freaked out her parents and teachers. Partly because it felt like who she was. Some called her a goth because of the way she presented herself. But she wasn’t into labels. She loved horror movies and found the occult exciting. It made sense to her. She knew that the shiny suburban world of her mom and dad had a dark underbelly. They were afraid to confront their fear, so they pretended everything was perfect and that they would live forever. But Sable knew better. Death stalked us all and no one was getting out alive. Mikaela got Sable a job at Moonstone. Probably the only place in town that would have hired her. She took classes at the local college and produced a guerrilla radio show on the shortwave in her attic. All Things Wicked This Night was about the world’s dark underbelly. The occult. Urban legends. Horror. And often there were heated discussions with Mikaela about the horror movies they’d catch at the only theatre in Greenville. Mikaela liked her horror with a little comedy, but Sable liked it meaner. Scarier. Bloodier. She relished the gore. Enjoyed the terror. Liked to feel the adrenaline rush. And their debates were entertaining to say the least. When searching for inspiration for her show, Sable would take walks in the cemetery with all the statues and headstones of early settlers who had founded the town as a sanctuary for those escaping persecution. She often talked about that history on her show, and she formed a theory that the uncanny sightings and disappearances were somehow linked to the town’s history. One caller suggested the town was built on top of a fracture. The caller went on to describe a fracture as an overlap between worlds. Another caller said these fractures were created by an ancient cult devoted to forgotten demons. Another caller defined fractures as a cosmic buffet for an elder god that fed on pain, fear, and misery. And one caller even argued that it wasn’t a fracture but The Unknown, a mysterious creature that consumed anyone who dared to imagine it. All the theories made for fun and inspiring debates, and she loved nothing more than to discuss real-life horror until the horror became personal. One evening Sable had challenged Mikaela to tell a real horror story at Moonstone’s Annual Halloween Festival. Scare the crap out of people. Stop dancing around the horror and embrace it. Tell a story about The Unknown. Make them imagine it. Make them believe The Unknown will show up on stage. Nothing terrifies an audience more than a show that could potentially kill them. Mikaela laughed at the idea and declined the challenge because she was working on another story with her roommate. But a strange, black fog had taken Mikaela during her performance and Sable felt the icy hand of guilt grab her by the back of the neck. She was convinced that she had somehow sent Mikaela to her doom. Did The Unknown take her? Did she try to define The Unknown? What about her roommate? Her roommate disappeared as well. But then she realised Mikaela’s story wasn’t about The Unknown. It was about something else. Another dimension. A dimension filled with terrifying creatures, sadistic killers, and endless horror. This was not The Unknown. With this realisation, Sable began to investigate other disappearances in Greenville. Before long, she realised most of the disappearances occurred at the theatre or somewhere close by. Investigating further, she discovered the theatre was built over the ruins of an old, one-room schoolhouse that had burned to the ground in the 1920s. Somehow the students couldn’t get out and everyone perished in the flames. Feeling close to an answer, she continued her research and discovered two teenage brothers had recently disappeared from the theatre. Elias and Elan. The only witness, their younger sister, Ellen, was committed to an institution after ripping her eyes out. And so, pretending to be a relative, Sable went to talk to Ellen who admitted she and her brothers had been trying to steal old movie posters from the storage room behind the movie screen. She then described a secret door in the basement and a passageway that led to another place. A dark place. A cold place. An evil place. Stay away from there, she begged. Stay away. But Sable wasn’t about to stay away. Not after that story. Determined to see Mikaela again, Sable hitched a ride to the theatre and soon found the door behind the movie screen. In the darkness she jimmied the door open with a crowbar and headed down a creaking, wooden stairway to the dank cellar. A light switch activated flickering fluorescent lights that illuminated a room filled with broken theatre seats and old movie posters dating back eighty years. She searched the sprawling basement and found a thick wooden door hidden behind a poster of the original Frankenstein. She pushed and shoved the door open to reveal an endless circular stairway descending into perfect darkness. Using a penlight to navigate, she descended for ten minutes before she noticed the cold, black fog rising from the lower depths. The same cold, black fog that had taken Mikaela. Sable considered running back up the stairs to where she would be safe. But then she thought about the terrifying creatures and the sadistic killers and the endless horror, and she quickly decided she wasn’t going to let her best friend have all the fun. </text:p>
          </table:table-cell>
        </table:table-row>
        <table:table-row table:style-name="ro1">
          <table:table-cell office:value-type="string" calcext:value-type="string">
            <text:p>Aestri Yazar &amp; Baermar Uraz</text:p>
          </table:table-cell>
          <table:table-cell office:value-type="float" office:value="42" calcext:value-type="float">
            <text:p>42</text:p>
          </table:table-cell>
          <table:table-cell office:value-type="string" calcext:value-type="string">
            <text:p>Female (Aestri) &amp; Male (Baermar)</text:p>
          </table:table-cell>
          <table:table-cell office:value-type="string" calcext:value-type="string">
            <text:p>survivorphotos</text:p>
          </table:table-cell>
          <table:table-cell office:value-type="string" calcext:value-type="string">
            <text:p>TheTroupe.png</text:p>
          </table:table-cell>
          <table:table-cell office:value-type="string" calcext:value-type="string">
            <text:p>Bard</text:p>
          </table:table-cell>
          <table:table-cell office:value-type="string" calcext:value-type="string">
            <text:p>Oerth</text:p>
          </table:table-cell>
          <table:table-cell office:value-type="string" calcext:value-type="string">
            <text:p>Aestri and Baermar arrived in the Free City of Greyhawk to trade songs and stories with the locals. But what the bards learned during their visit would set them on their final adventure. According to locals and travellers alike, a new magic unlike any other was spreading across the land. The forces of evil were disappearing from every corner of the land, leaving no trace of their malevolence. There was much rejoicing throughout Greyhawk, but Aestri and Baermar felt differently. A bard's purpose in life was to celebrate triumph over adversity. A world without evil would be a world with no new songs to sing. Aestri knew what she had to do. She scoped out the taverns and back alleys of the city, looking for adventurers willing to help her and Baermar find the source of this strange new magic. Many turned her down - why would she want evil to return to the land? But using her wit and charisma, Aestri was able to inspire enough townsfolk to join her in restoring the balance between good and evil. Together, this ragtag troupe of adventurers travelled through swamplands and under mountains. They were driven out of towns by those who believed the troupe was secretly in league with the evil that had been eradicated. And every so often, folks would be kind enough to provide food, shelter, and most importantly, information. Baermar eagerly wrote down every clue and rumour they heard and concluded that the source of this strange magic must lie near the Kingdom of Keoland, where people spoke of an ancient tower emerging from its ruins, being instantly rebuilt bigger and stronger than it was before. Their suspicions were confirmed as the troupe made their way south. Villagers spoke of the tower — and its lord — in hushed tones, but Aestri knew the place by its reputation. They were traveling to the Rotted Tower, stronghold of the Arch-Lich Vecna. As they drew closer and closer to the Rotted Tower, the troupe could feel evil magic in the air. They steeled themselves for a fight with Vecna, but were shocked to find the Rotted Tower was completely empty. They made their way up the spiral staircase, passing window after window of shattered stained glass, until they reached the top of the tower. Amidst the debris, Aestri found a hastily-written scroll. Baermar was eager to show off his proficiency in arcana. He studied the scroll and realised the words were an incantation, written phonetically. As he sang the words aloud, the tower began to rumble. Black fog crept in through the stone floor. Aestri stopped Baermar from his recitation, but it was too late. The fog took hold of the adventurers, and within moments they were gone. </text:p>
          </table:table-cell>
        </table:table-row>
        <table:table-row table:style-name="ro1">
          <table:table-cell office:value-type="string" calcext:value-type="string">
            <text:p>Lara Croft</text:p>
          </table:table-cell>
          <table:table-cell office:value-type="float" office:value="43" calcext:value-type="float">
            <text:p>43</text:p>
          </table:table-cell>
          <table:table-cell office:value-type="string" calcext:value-type="string">
            <text:p>Female</text:p>
          </table:table-cell>
          <table:table-cell office:value-type="string" calcext:value-type="string">
            <text:p>survivorphotos</text:p>
          </table:table-cell>
          <table:table-cell office:value-type="string" calcext:value-type="string">
            <text:p>LaraCroft.png</text:p>
          </table:table-cell>
          <table:table-cell office:value-type="string" calcext:value-type="string">
            <text:p>Tomb Raider</text:p>
          </table:table-cell>
          <table:table-cell office:value-type="string" calcext:value-type="string">
            <text:p>English</text:p>
          </table:table-cell>
          <table:table-cell office:value-type="string" calcext:value-type="string">
            <text:p>Even as a child, Lara was driven by an insatiable curiosity. Her father, Lord Richard Croft, an archaeologist and aristocrat, was frequently away on expeditions as she grew up, forcing her to become independent at a young age. It was at university where she met her best friend, Samantha Nishimura. Sam encouraged Lara to have fun and experience life beyond the quiet halls of schools and museums. When the opportunity arose to go on an archaeological expedition to the island of Yamatai, Lara jumped at the chance. Her mentor, Conrad Roth, selected her and Sam to be a part of the trip. Before they reached the island, everything went sideways. Their ship hit a storm and split in two, scattering the expedition across the island's shore. Lara struggled to find her crew while avoiding the pursuit of the nefarious Solarii Brotherhood who infested the island. She managed to find Sam with a seemingly marooned inhabitant named Mathias, but when Lara passed out, Sam and Mathias disappeared. As she pursued Sam, she learnt that the Brotherhood was looking for a vessel for an ancient queen, and, led by Mathias, became convinced that vessel was Sam. When Lara finally tracked them to a cave under a waterfall, they had Sam tied to a pyre, preparing to test whether she was the one — or if she would simply burn to death. In a desperate attempt to save Sam, Lara let loose an arrow, taking out the torchbearer. But she was outnumbered and promptly captured and beaten by the Brotherhood. As two guards led her over a natural stone bridge, an unnatural black fog enveloped them. Her captors distracted, she broke free and leapt from the bridge into the river of blood below. As she sank, dozens of limbs reached out at her, grabbed her, tore away her bow, pulled her under. IT was as if the river was alive. She kicked and struggled to reach the surface. At last, she emerged from the sick viscera and found herself in an entirely new nightmare. </text:p>
          </table:table-cell>
        </table:table-row>
        <table:table-row table:style-name="ro1">
          <table:table-cell office:value-type="string" calcext:value-type="string">
            <text:p>Trevor Belmont</text:p>
          </table:table-cell>
          <table:table-cell office:value-type="float" office:value="44" calcext:value-type="float">
            <text:p>44</text:p>
          </table:table-cell>
          <table:table-cell office:value-type="string" calcext:value-type="string">
            <text:p>Male</text:p>
          </table:table-cell>
          <table:table-cell office:value-type="string" calcext:value-type="string">
            <text:p>survivorphotos</text:p>
          </table:table-cell>
          <table:table-cell office:value-type="string" calcext:value-type="string">
            <text:p>TrevorBelmont.png</text:p>
          </table:table-cell>
          <table:table-cell office:value-type="string" calcext:value-type="string">
            <text:p>Vampire Hunter</text:p>
          </table:table-cell>
          <table:table-cell office:value-type="string" calcext:value-type="string">
            <text:p>Wallachian</text:p>
          </table:table-cell>
          <table:table-cell office:value-type="string" calcext:value-type="string">
            <text:p>In the year 1476, fear swept the Romanian countryside. Monsters of myth and legend ruled the night. Some said they were commanded by a mysterious member of the nobility; a man who had traded his immortal soul for eternal life. Count Dracula. The besieged villagers begged Trevor Belmont to save them. Trevor, like his ancestors, possessed supernatural powers. Because of those abilities, he was both feared and shunned by the people of Wallachia. But now facing a greater threat, the terrified citizenry beseeched him to irradicate this evil creature. Even as Trevor grappled with his own demons, he dispatched Dracula's minions. He confronted the Count himself in his throne room and defeated him by using the mighty whip passed down to him by his ancestors. The Vampire Killer. With the monster finally dead, Trevor retired to a small home in the hills away from the common people who still regarded him with trepidation. Years later, darkness intruded on his idyllic existence. Nightmares of the undead filled him with dread. Upon hearing rumours of mysterious disappearances in a nearby village, he worried that the nightwalker had returned. He investigated and heard whispers of a cold, black fog that came in the night and began to suspect that this evil was something different. Something just as dark and equally dangerous. A sudden premonition filled him with terror. Could his family be in danger? Hurrying back home, he found the village deserted with a thick, black creeping fog rising from the ground. He reached for his whip only to discover it was gone. Before he realized what was happening, he found himself in a bleak and terrifying dimension of endless gloom. </text:p>
          </table:table-cell>
        </table:table-row>
        <table:table-row table:style-name="ro1">
          <table:table-cell office:value-type="string" calcext:value-type="string">
            <text:p>Taurie Cain</text:p>
          </table:table-cell>
          <table:table-cell office:value-type="float" office:value="45" calcext:value-type="float">
            <text:p>45</text:p>
          </table:table-cell>
          <table:table-cell office:value-type="string" calcext:value-type="string">
            <text:p>Female</text:p>
          </table:table-cell>
          <table:table-cell office:value-type="string" calcext:value-type="string">
            <text:p>survivorphotos</text:p>
          </table:table-cell>
          <table:table-cell office:value-type="string" calcext:value-type="string">
            <text:p>TaurieCain.png</text:p>
          </table:table-cell>
          <table:table-cell office:value-type="string" calcext:value-type="string">
            <text:p>Disciple of the Black Talon</text:p>
          </table:table-cell>
          <table:table-cell office:value-type="string" calcext:value-type="string">
            <text:p>Scottish</text:p>
          </table:table-cell>
          <table:table-cell office:value-type="string" calcext:value-type="string">
            <text:p>Taurie Cain was born and raised in a suburb outside Glasgow with her older brother Ewan. Unusual for Scotland, the kids were homeschooled, but by all appearances seemed perfectly average. In truth, they were quite the opposite. Her parents were part of a secret society and Taurie and Ewan were raised to be acolytes of that same clandestine cult- The Disciples of the Black Talon.This mysterious cabal has existed for centuries and worships an ancient deity that exists in another dimension. They call the deity the Black Talon and believe it is somehow helping humanity transcend mortal existence. Vincent Cain was a professor of archeology. Rachel Cain taught anthropology. Family vacations took them all over the world. But instead of theme parks, they visited the historical sites of ancient civilizations. Like the site of the world's oldest megaliths at Göbekli Tepe in Turkey where ancient cultists boiled the flesh off decapitated heads and carved mysterious symbols into the skulls. Locations like this had areas that overlapped with the Black Talon's realm, and they called those overlaps The Bleed and believe secret knowledge and technology is hidden by ascended disciples from advanced worlds to be discovered. But The Bleed holds many dangers, both physical and psychological, and those who venture inside wear special armored hazmat suits as a defense against those perils, though no one really knows how much protection they actually provide. The Disciples of the Black Talon built an underground complex near each Bleed they discovered, complete with living quarters, storage areas and laboratories. When Vincent Cain entered The Bleed at Göbekli Tepe, Taurie and Ewan were mere fledglings. And when he didn't return, his wife went after him and disappeared as well. Desperate to find their parents, Taurie and Ewan snuck into a chamber but soon realized there were no hazmat suits left. There was only one of the original suits, like an old diving suit with a connecting air tube which didn't fit her. But she refused to abandon her parents and decided to enter The Bleed without a suit. Ewan was too afraid to follow. Taurie found madness in The Bleed. And savagery. And horror. Blood-curdling shrieks and ferocious growls and something slithering in and out of the shadows. She could fee the eyes of predators as they hunted her in this strange, timeless place where two realities folded into one. Struggling to keep her fear under control, she came across pieces of a bloody hazmat suit. She found no body, just hunks of hair, chunks of flesh and steaming viscera. One hundred feet away, she located her father. His suit intact, but unconscious. She struggled to drag him away even as predators stalked her from the shadows. As they circled closer, her brother, Ewan suddenly appeared in the old, oversized hazmat suit. He led the otherworldly creatures away, allowing Taurie enough time to pull their father to safety. With the screams of her brother still ringing in her ears, she emerged unscathed with her sanity intact, which amazed the Disciples of the Black Talon. Her father eventually recovered from his injuries but never again ventured into The Bleed. Taurie suffered no ill effects from her time in The Bleed. At least nothing physical. But something dark touched her heart and she had many recurring visions of selfless disciples hunting and sacrificing victims to The Black Talon. She believed her visions were omens and she was certain she would one day serve The Black Talon in the same way. As a disciple. Members of the cult rose through the ranks slowly. Secrets were doled out little by little as acolytes graduated from one tier to the next. But Taurie rose faster than most and was sent on missions all over the world. She located and retrieved many arcane antiquities and strange oddities, and with each new find, she unearthed more knowledge about The Black Talon. And each time she ventured into The Bleed, she felt more of its cold darkness taking hold inside of her. She liked the way it made her feel. Impervious. Indestructible. Unstoppable. As a trusted servant of The Black Talon, she no longer felt like prey She felt like a predator. Taurie was single-minded in her pursuit of any knowledge that would help her serve the cult, but not everyone believed in transcendence, and some were even trying to expose the Disciples of the Black Talon as a force for evil. Such doomsayers didn't understand that sacrifices needed to be made if humanity ever hoped to ascend to another plane of existence. One such enemy was a paranormal investigator and podcaster who claimed the cult was an instrument of malevolence. This Vlogger was determined to unmask them, but she disappeared while investigating a World War II bunker high in the French Alps. Her brother Jordan blamed the Disciples of the Black Talon for her disappearance and worked tirelessly to expose them to the world. As Taurie reached the highest levels of the Disciples of the Black Talon, she learned their darkest secrets. Like how they appeased The Black Talon with a sacred ritual of torture and sacrifice before entering The Bleed. Jordan discovered one such ritual was to take place at the grand opening of a new quantum research facility and secretly taped it. He then posted the grisly video online to show the world the malignant evil at the heart of the cult. But the Disciples of the Black Talon had connections everywhere and they used their power to convince the world that this video was a fake, a mere prank among researchers and scientists. They then sent Taurie to hunt Jordan down and end his one-man crusade against them. They told her if she accomplished this, she would ascend to the inner circle of masters and one day become a pure disciple in The Black Talon's domain. Unquestioningly and with fanatic determination, she located Jordan and rendered him unconscious with chloroform. When he awoke, he found himself tied to a chair in an underground complex. Dressed in her ceremonial robe and mask, Taurie approached the young man with a dagger. But, having never killed anyone, she- Hesitated. She didn't know what to say or do. A strange numbness began to crawl up her neck. Her ears, her face, her lips began to tingle. She just stood there staring blankly at her sacrifice, wondering what was happening to her. Killing was easier in her dreams. In her visions. As a spectator. And try as she did, she could not stop her hands from trembling. And just when the masters were about to intervene, she took a deep, calming breath and remembered this sacrifice would usher her into The Black Talon's domain where she would take her rightful place among the other disciples. And so, with renewed conviction, Taurie lifted the ceremonial dagger with both hands, and just before she could plunge the glistening blade into the nonbeliever's chest, a cold, black fog surrounded them. Everything went black. Time seemed to stand still. She heard muffled sounds and felt pressure in her ears as though she were in The Bleed. When at last the fog cleared, her sacrifice was gone, and she found herself in a place of perpetual night. The Black Talon's domain. Not as a disciple, but as a- Sacrifice. </text:p>
          </table:table-cell>
        </table:table-row>
        <table:table-row table:style-name="ro1">
          <table:table-cell office:value-type="string" calcext:value-type="string">
            <text:p>Orela Rose</text:p>
          </table:table-cell>
          <table:table-cell office:value-type="float" office:value="46" calcext:value-type="float">
            <text:p>46</text:p>
          </table:table-cell>
          <table:table-cell office:value-type="string" calcext:value-type="string">
            <text:p>Female</text:p>
          </table:table-cell>
          <table:table-cell office:value-type="string" calcext:value-type="string">
            <text:p>survivorphotos</text:p>
          </table:table-cell>
          <table:table-cell office:value-type="string" calcext:value-type="string">
            <text:p>OrelaRose.png</text:p>
          </table:table-cell>
          <table:table-cell office:value-type="string" calcext:value-type="string">
            <text:p>Paramedic</text:p>
          </table:table-cell>
          <table:table-cell office:value-type="string" calcext:value-type="string">
            <text:p>American</text:p>
          </table:table-cell>
          <table:table-cell office:value-type="string" calcext:value-type="string">
            <text:p>Orela Rose grew up on Chicago’s far north side in Rogers Park, just blocks from Lake Michigan. Her dad was a firefighter, and her mom was a nurse. She couldn’t help but observe how much they sacrificed to help others, and she knew she would one day do the same in her own way. Orela majored in hospitality at Lakehead University. Freshman year she bonded with Emily, a girl in her restaurant management class who helped her through her transition. Emily was a huge fan of horror movies, and she regularly listened to recordings of an old podcast called All Things Wicked This Night. The host, Sable Ward, often talked about the stories of a horror writer named Cliff Barra. Many were made into movies in the 1950s and became cult classics. The art director, Alex Damaro, survived the horrors of war and infused his macabre sets and costumes with a palpable sense of dread. Orela and Emily couldn’t get enough. They hung out at the Hard Boiled Cafe, a coffee shop and bookstore with a 1950s mystery theme. They so loved the atmosphere; they made plans to one day open a themed restaurant of their own. They would create a dining experience that recreated the horror stories, characters, sets, and costumes of Barra and Damaro. A place where people could escape their humdrum lives to spend an hour or two living on the edge. The idea so excited them that they created a haunted house for Halloween to try out those same ideas. They commandeered an empty college dormitory to build The Haunted Madhouse of Doom. On Halloween dozens of students lined up to experience the terror of an insane asylum based on one of Cliff Barra’s most celebrated stories. Orela led groups of laughing and screaming college students past padded cells and torture chambers filled with axe murderers, groaning zombies, and wailing ghosts. The shock therapy room featured a jury-rigged shock table. Emily played the part of a writhing patient wired up for a shock treatment. She wore a headpiece fitted with electrodes that would light up and smoke and spark once Orela told one of the students to throw the switch. They used the shock table dozens of times and each time Emily would shake and shriek like banshee, eliciting a chorus of delighted screams. This time, however, a frayed wire shorted out and Emily didn’t shriek but went rigid as her face contorted into a silent scream. There were sparks and smoke and the smell of burnt meat. Miraculously, Emily was still alive after Orela pulled the plug. They called for an ambulance and as they waited, Emily’s breathing grew shallower and shallower. Orela felt helpless. Useless. Worthless. By the time the EMTs finally arrived, Emily was gone. The very next day, Orela dropped out of college and started training to become an EMT. She never ever wanted to feel that helpless again. Her parents were surprised but supported her and within a year Orela was driving an ambulance and saving lives. She had a natural talent for soothing and calming those who needed her most, for taking charge and bringing people together. Still, she never forgot Emily or their dream of opening a horror-themed restaurant based on the movies of Barra and Damaro. Working as an EMT, she knew it would take her years to save enough money. But then one day, she rescued Jon Kingsly, a man worth billions. Called to the scene of a terrible car crash, she found he wasn’t breathing. She instantly performed CPR and restarted his heart with a portable defibrillator. His doctor later said he would have surely died if not for Orela. Grateful for saving his life, he offered to finance her dreams and gifted her an old building located at 900 Blud Lane across an old cemetery. With financing and the perfect location, Orela hired some friends to help her design the most immersive horror experience ever. Screams in the Dark would open only one weekend a month to start, each time with a completely unique set, theme and menu. Soon it was all horror enthusiasts could talk about. People loved the Barra/Damaro esthetic, and many wanted Orela to open six days a week. But for Orela it wasn’t about the money. She was perfectly content saving lives Monday through Friday and creating horror and mayhem once a month. One time she themed the experience around a Barra story about a mysterious fog that transported victims to another dimension. Some believed the words in the story were cursed and somehow made readers disappear. She laughed those superstitions off until later that night when a black fog rose up around her. She hurried outside, but the black fog was everywhere. She froze suddenly and called out to her friends. No one answered. Then she heard— Cries for help— Calling out to her from the dark. Orela didn’t panic. She never panicked. She merely assessed the situation and pushed through the thickening fog until she froze with a sudden realization. They sounded like her cries, and they seemed to come from nowhere and everywhere at the same time. For the first time in years, Orela felt a shudder run down her spine as she realized her dream had somehow led her into a living nightmare. A nightmare not unlike the one described in Barra’s cursed story. And as she processed this strange observation, the anguished cries came again, and again, louder and more desperate. Only this time there were many different voices and one of them sounded like— Emily. Instantly, Orela shook off her superstitions and became all business as she urgently searched the dark abyss for the wounded and dying before it was too late.</text:p>
          </table:table-cell>
        </table:table-row>
      </table:table>
      <table:table table:name="Killers" table:style-name="ta1">
        <table:table-column table:style-name="co19" table:default-cell-style-name="Default"/>
        <table:table-column table:style-name="co20" table:default-cell-style-name="Default"/>
        <table:table-column table:style-name="co21" table:default-cell-style-name="Default"/>
        <table:table-column table:style-name="co3" table:number-columns-repeated="2" table:default-cell-style-name="Default"/>
        <table:table-column table:style-name="co22" table:default-cell-style-name="Default"/>
        <table:table-column table:style-name="co23" table:default-cell-style-name="Default"/>
        <table:table-column table:style-name="co3" table:number-columns-repeated="3" table:default-cell-style-name="Default"/>
        <table:table-column table:style-name="co24" table:default-cell-style-name="Default"/>
        <table:table-column table:style-name="co25" table:default-cell-style-name="Default"/>
        <table:table-column table:style-name="co26" table:default-cell-style-name="Default"/>
        <table:table-column table:style-name="co3" table:number-columns-repeated="3" table:default-cell-style-name="Default"/>
        <table:table-row table:style-name="ro1">
          <table:table-cell office:value-type="string" calcext:value-type="string">
            <text:p>KillerName</text:p>
          </table:table-cell>
          <table:table-cell office:value-type="string" calcext:value-type="string">
            <text:p>KillerNumber</text:p>
          </table:table-cell>
          <table:table-cell office:value-type="string" calcext:value-type="string">
            <text:p>KillerBirthName</text:p>
          </table:table-cell>
          <table:table-cell office:value-type="string" calcext:value-type="string">
            <text:p>KillerGender</text:p>
          </table:table-cell>
          <table:table-cell office:value-type="string" calcext:value-type="string">
            <text:p>KillerOrigin</text:p>
          </table:table-cell>
          <table:table-cell office:value-type="string" calcext:value-type="string">
            <text:p>KillerRealm</text:p>
          </table:table-cell>
          <table:table-cell office:value-type="string" calcext:value-type="string">
            <text:p>KillerSpeed</text:p>
          </table:table-cell>
          <table:table-cell office:value-type="string" calcext:value-type="string">
            <text:p>KillerRadius</text:p>
          </table:table-cell>
          <table:table-cell office:value-type="string" calcext:value-type="string">
            <text:p>KillerHeight</text:p>
          </table:table-cell>
          <table:table-cell office:value-type="string" calcext:value-type="string">
            <text:p>Folder</text:p>
          </table:table-cell>
          <table:table-cell office:value-type="string" calcext:value-type="string">
            <text:p>Filename</text:p>
          </table:table-cell>
          <table:table-cell office:value-type="string" calcext:value-type="string">
            <text:p>KillerWeapon</text:p>
          </table:table-cell>
          <table:table-cell office:value-type="string" calcext:value-type="string">
            <text:p>KillerPower</text:p>
          </table:table-cell>
          <table:table-cell office:value-type="string" calcext:value-type="string">
            <text:p>KillerPowerDescription</text:p>
          </table:table-cell>
          <table:table-cell office:value-type="string" calcext:value-type="string">
            <text:p>KillerPowerQuote</text:p>
          </table:table-cell>
          <table:table-cell office:value-type="string" calcext:value-type="string">
            <text:p>KillerLore</text:p>
          </table:table-cell>
        </table:table-row>
        <table:table-row table:style-name="ro1">
          <table:table-cell office:value-type="string" calcext:value-type="string">
            <text:p>The Trapper</text:p>
          </table:table-cell>
          <table:table-cell office:value-type="float" office:value="1" calcext:value-type="float">
            <text:p>1</text:p>
          </table:table-cell>
          <table:table-cell office:value-type="string" calcext:value-type="string">
            <text:p>Evan MacMillan</text:p>
          </table:table-cell>
          <table:table-cell office:value-type="string" calcext:value-type="string">
            <text:p>Male</text:p>
          </table:table-cell>
          <table:table-cell office:value-type="string" calcext:value-type="string">
            <text:p>American</text:p>
          </table:table-cell>
          <table:table-cell office:value-type="string" calcext:value-type="string">
            <text:p>The MacMillan Estate</text:p>
          </table:table-cell>
          <table:table-cell office:value-type="string" calcext:value-type="string">
            <text:p>4.6 m/s</text:p>
          </table:table-cell>
          <table:table-cell office:value-type="string" calcext:value-type="string">
            <text:p>32m</text:p>
          </table:table-cell>
          <table:table-cell office:value-type="string" calcext:value-type="string">
            <text:p>Tall</text:p>
          </table:table-cell>
          <table:table-cell office:value-type="string" calcext:value-type="string">
            <text:p>killerphotos</text:p>
          </table:table-cell>
          <table:table-cell office:value-type="string" calcext:value-type="string">
            <text:p>TheTrapper.png</text:p>
          </table:table-cell>
          <table:table-cell office:value-type="string" calcext:value-type="string">
            <text:p>The Cleaver</text:p>
          </table:table-cell>
          <table:table-cell office:value-type="string" calcext:value-type="string">
            <text:p>Bear Trap</text:p>
          </table:table-cell>
          <table:table-cell office:value-type="string" calcext:value-type="string">
            <text:p>SPECIAL TRAP: BEAR TRAP. The Trapper starts the Trial with 2 Bear Traps equipped. Additionally, 8 Disarmed Bear Traps spawn in random locations throughout the environment. The Auras of Bear Traps are revealed to The Trapper at all times. SPECIAL INTERACTION: COLLECTING TRAPS. Press the Interaction button while standing near or above a Bear Trap to retrieve and collect it. The Trapper may carry up to 2 Bear Traps at a time. SPECIAL INTERACTION: SETTING TRAPS. Press and hold the Power button to set and arm a carried Bear Trap: Grants a +7.5 % Haste Status Effect for 5 seconds. Armed Bear Traps trap and immobilise any Survivor stepping into them. This will also injure healthy Survivors. Trapped Survivors can try to free themselves from it, which may take several attempts, or wait for another Survivor to rescue them. Armed Bear Traps also temporarily trap and immobilise The Trapper stepping into them, until he frees his foot and resets it. This will cause any carried Survivor to escape from his shoulder. SPECIAL INTERACTION: RESETTING TRAPS. Press and hold the Power button while standing above a Disarmed Bear Trap to reset and arm it. SPECIAL INTERACTION: CATCHING SURVIVORS. Press the Interaction button while standing near a Trapped Survivor to lift them out of the Bear Trap and onto The Trapper's shoulder, immediately allowing him to carry them. </text:p>
          </table:table-cell>
          <table:table-cell office:value-type="string" calcext:value-type="string">
            <text:p>"A large foothold trap made of steel. Bear Traps are found lying around throughout the Trial Grounds, waiting to be picked up and set anywhere."</text:p>
          </table:table-cell>
          <table:table-cell office:value-type="string" calcext:value-type="string">
            <text:p>Evan MacMillan idolised his father. It wasn't just that he was heir to a great fortune, it was the way he ran the estate. Raised under his firm hand, Evan had taken to running the workforce with an iron hand. Production was always high and the MacMillan Estate prospered under father and son. As Archie MacMillan's mental health slowly disintegrated, Evan protected him from the herd who wanted a piece of the fortune. No matter what his father asked of him, Evan would do. When Archie MacMillan finally snapped, Evan became his enforcer in what would become known as the worst mass murder in modern history. They never proved that Evan lead over a hundred men into those dark tunnels before detonating the explosives and sealing them to their fate. The tale of the MacMillan Estate is a tale of wealth and power gone very wrong. How many victims fell to the hands of father and son is unknown. No record is ever made of what became of Evan MacMillan. His father is another unsolved puzzle, found trapped in the locked basement of his own warehouse - starved and abandoned.</text:p>
          </table:table-cell>
        </table:table-row>
        <table:table-row table:style-name="ro1">
          <table:table-cell office:value-type="string" calcext:value-type="string">
            <text:p>The Wraith</text:p>
          </table:table-cell>
          <table:table-cell office:value-type="float" office:value="2" calcext:value-type="float">
            <text:p>2</text:p>
          </table:table-cell>
          <table:table-cell office:value-type="string" calcext:value-type="string">
            <text:p>Philip Ojomo</text:p>
          </table:table-cell>
          <table:table-cell office:value-type="string" calcext:value-type="string">
            <text:p>Male</text:p>
          </table:table-cell>
          <table:table-cell office:value-type="string" calcext:value-type="string">
            <text:p>Nigerian</text:p>
          </table:table-cell>
          <table:table-cell office:value-type="string" calcext:value-type="string">
            <text:p>Autohaven Wreckers</text:p>
          </table:table-cell>
          <table:table-cell office:value-type="string" calcext:value-type="string">
            <text:p>4.6 m/s Uncloaked, 6 m/s Cloaked</text:p>
          </table:table-cell>
          <table:table-cell office:value-type="string" calcext:value-type="string">
            <text:p>32m</text:p>
          </table:table-cell>
          <table:table-cell office:value-type="string" calcext:value-type="string">
            <text:p>Tall</text:p>
          </table:table-cell>
          <table:table-cell office:value-type="string" calcext:value-type="string">
            <text:p>killerphotos</text:p>
          </table:table-cell>
          <table:table-cell office:value-type="string" calcext:value-type="string">
            <text:p>TheWraith.png</text:p>
          </table:table-cell>
          <table:table-cell office:value-type="string" calcext:value-type="string">
            <text:p>Azarov’s Skull</text:p>
          </table:table-cell>
          <table:table-cell office:value-type="string" calcext:value-type="string">
            <text:p>Wailing Bell</text:p>
          </table:table-cell>
          <table:table-cell office:value-type="string" calcext:value-type="string">
            <text:p>SPECIAL OBJECT: WAILING BELL. The Wraith starts the Trial in the Cloaked State, which has the following effects: Grants the Undetectable Status Effect. Increases his Movement speed to 6 m/s. Fully invisible to Survivors who are farther than 20 metres away from him. Partially invisible to Survivors who are within 20 metres of him. Fully transparent while stationary for a moment and for as long as he remains unmoving. Removes the ability to attack or interact with Survivors. The Wraith is still able to interact with Props. Ringing the Wailing Bell can be heard by Survivors throughout the Trial within the following ranges: The bell toll has a range of 24 metres. The accompanying *Wooosh* noise during the transition phase has a range of 40 metres. SPECIAL ABILITY: CLOAK / UNCLOAK. The Wraith must Uncloak in order to attack and interact with Survivors. Press and hold the Power button at any time to ring the Wailing Bell and Uncloak, exiting the Spirit World: Boosts his Movement speed to 150 % for 1 second. The Wraith can Cloak and re-enter the Spirit World at any time by pressing and holding the Power button again to ring the Wailing Bell.</text:p>
          </table:table-cell>
          <table:table-cell office:value-type="string" calcext:value-type="string">
            <text:p>"A heavy cast iron bell imbued with ancient powers. Allows the user to enter and walk the Spirit World when rung."</text:p>
          </table:table-cell>
          <table:table-cell office:value-type="string" calcext:value-type="string">
            <text:p>Philip Ojomo came to this country without anything than hope for a new beginning. He was happy as he got offered a job at Autohaven Wreckers. A small scrap yard where bribed cops turned a blind eye for the somewhat shady business that took place. Ojomo didn't care. He had seen criminal activity up close in his homeland and as long as he didn't get involved, he let things be. He just fixed cars and handled the crusher. Something he did really well. A car went in and a small, metallic cube came out. It was not until one gloomy day that he, just by accident, saw some blood coming from one of the un-crushed cars. As he opened the trunk he found a young man, gagged and with tied hands with panic filled eyes. Ojomo freed the man who managed to run ten feet before Ojomo's boss stopped him and slit his throat. As Ojomo demanded answers he got explained to him that he'd been nothing more than a simple executioner as more or less every car had a soul in them as this was a "service" the scrap yard provided to certain "clients". Ojomo snapped and went ballistic. He threw his boss in the crusher and let it slowly compress, as the head stuck out, Ojomo grabbed it and pulled head and spine out of the body. Then he left and was never seen again. </text:p>
          </table:table-cell>
        </table:table-row>
        <table:table-row table:style-name="ro1">
          <table:table-cell office:value-type="string" calcext:value-type="string">
            <text:p>The Hillbilly</text:p>
          </table:table-cell>
          <table:table-cell office:value-type="float" office:value="3" calcext:value-type="float">
            <text:p>3</text:p>
          </table:table-cell>
          <table:table-cell office:value-type="string" calcext:value-type="string">
            <text:p>Max Thompson Jr.</text:p>
          </table:table-cell>
          <table:table-cell office:value-type="string" calcext:value-type="string">
            <text:p>Male</text:p>
          </table:table-cell>
          <table:table-cell office:value-type="string" calcext:value-type="string">
            <text:p>American</text:p>
          </table:table-cell>
          <table:table-cell office:value-type="string" calcext:value-type="string">
            <text:p>Coldwind Farm</text:p>
          </table:table-cell>
          <table:table-cell office:value-type="string" calcext:value-type="string">
            <text:p>4.6 m/s Normal, 10.12 m/s Chainsaw Sprint</text:p>
          </table:table-cell>
          <table:table-cell office:value-type="string" calcext:value-type="string">
            <text:p>40m</text:p>
          </table:table-cell>
          <table:table-cell office:value-type="string" calcext:value-type="string">
            <text:p>Tall</text:p>
          </table:table-cell>
          <table:table-cell office:value-type="string" calcext:value-type="string">
            <text:p>killerphotos</text:p>
          </table:table-cell>
          <table:table-cell office:value-type="string" calcext:value-type="string">
            <text:p>TheHillbilly.png</text:p>
          </table:table-cell>
          <table:table-cell office:value-type="string" calcext:value-type="string">
            <text:p>The Hammer</text:p>
          </table:table-cell>
          <table:table-cell office:value-type="string" calcext:value-type="string">
            <text:p>Chainsaw Sprint</text:p>
          </table:table-cell>
          <table:table-cell office:value-type="string" calcext:value-type="string">
            <text:p>SPECIAL WEAPON: CHAINSAW. Press and hold the Power button to charge the Chainsaw and break into a Chainsaw Sprint: Hitting Survivors with the Chainsaw inflicts double damage. SPECIAL LOCOMOTION: CHAINSAW SPRINT. During a Chainsaw Sprint, The Hillbilly benefits from the following effects: Increases his Movement speed to 10.12 m/s. Reduces his manoeuvrability. SPECIAL STATE: OVERDRIVE. Revving the Chainsaw and sprinting with it automatically charges the Overdrive Meter. It decharges whenever the Chainsaw is not in use for a prolonged time. Once the meter is full, the Chainsaw is enhanced and benefits from the following effects for 20 seconds: Increases the Movement speed of the Chainsaw Sprint to 12 m/s. Increases the Charge speed of the Chainsaw by +5 %. Reduces the Cool-down time of the Chainsaw by -10 %.</text:p>
          </table:table-cell>
          <table:table-cell office:value-type="string" calcext:value-type="string">
            <text:p>"A hulking and deadly Chainsaw of terrifying strength. Grinds through flesh, bone, and soul. Once revved up, it sends its user into a violent frenzy."</text:p>
          </table:table-cell>
          <table:table-cell office:value-type="string" calcext:value-type="string">
            <text:p>The son of wealthy landowners Max Thompson Sr. and Evelyn Thompson, this unnamed boy was an unwanted child born to savage parents. Hideously disfigured, he was shut away from society. So ashamed of their son, they bricked him off into a room and fed him through a hole in the wall. When the boy escaped, he took his revenge savagely and terribly, slaughtering the parents that had tortured him instead of raising him. After the deed was done, he continued to live his life at the farm, taking out his deranged violence on the animals that were allowed to run free. As he finally broke free from his shackles he ran through the cornfields, chasing and slaughtering whatever he could find. They never found the bodies of Max and Evelyn, but they did find tortured and disembowelled animals all over the farm. Coldwind Farm was quickly settled and the land split up and sold off. There was never a buyer for the farmhouse. Perhaps it was the sound of the chainsaw you could hear throughout those hot summer nights.</text:p>
          </table:table-cell>
        </table:table-row>
        <table:table-row table:style-name="ro1">
          <table:table-cell office:value-type="string" calcext:value-type="string">
            <text:p>The Nurse</text:p>
          </table:table-cell>
          <table:table-cell office:value-type="float" office:value="4" calcext:value-type="float">
            <text:p>4</text:p>
          </table:table-cell>
          <table:table-cell office:value-type="string" calcext:value-type="string">
            <text:p>Sally Smithson</text:p>
          </table:table-cell>
          <table:table-cell office:value-type="string" calcext:value-type="string">
            <text:p>Female</text:p>
          </table:table-cell>
          <table:table-cell office:value-type="string" calcext:value-type="string">
            <text:p>American</text:p>
          </table:table-cell>
          <table:table-cell office:value-type="string" calcext:value-type="string">
            <text:p>Crotus Prenn Asylum</text:p>
          </table:table-cell>
          <table:table-cell office:value-type="string" calcext:value-type="string">
            <text:p>3.85 m/s Normal, 333.25% Blink</text:p>
          </table:table-cell>
          <table:table-cell office:value-type="string" calcext:value-type="string">
            <text:p>32m</text:p>
          </table:table-cell>
          <table:table-cell office:value-type="string" calcext:value-type="string">
            <text:p>Average</text:p>
          </table:table-cell>
          <table:table-cell office:value-type="string" calcext:value-type="string">
            <text:p>killerphotos</text:p>
          </table:table-cell>
          <table:table-cell office:value-type="string" calcext:value-type="string">
            <text:p>TheNurse.png</text:p>
          </table:table-cell>
          <table:table-cell office:value-type="string" calcext:value-type="string">
            <text:p>The Bonesaw</text:p>
          </table:table-cell>
          <table:table-cell office:value-type="string" calcext:value-type="string">
            <text:p>Spencer’s Last Breath</text:p>
          </table:table-cell>
          <table:table-cell office:value-type="string" calcext:value-type="string">
            <text:p>SPECIAL ABILITY: SPENCER'S LAST BREATH. The Nurse starts the Trial with 2 Tokens. Press and hold the Power button to charge a Blink. Release the Power button to initiate a Blink. Using Spencer's Last Breath consumes -1 Token per Blink / Chain Blink. SPECIAL LOCOMOTION: BLINK. A Blink allows The Nurse to pierce the Realm of the Entity and teleport through obstacles and walls in a straight line: Grants the ability to teleport for up to 20 metres. The Nurse can adjust the Teleportation distance by aiming at any point closer to her. The Nurse can teleport to other floors by aiming at the ceiling or floor of a room that has another one above or below it. SPECIAL LOCOMOTION: CHAIN BLINK. After the first Blink, if there is at least 1 Token available, the Chain Blink Window automatically opens for 1.5 seconds, during which The Nurse can initate a Chain Blink: Grants the ability to teleport for up to 12 metres. The Nurse can adjust the Teleportation distance by aiming at any point closer to her. The Nurse can teleport to other floors by aiming at the ceiling or floor of a room that has another one above or below it. SPECIAL STATE: FATIGUE. After either the Chain Blink Window closes or the final Chain Blink elapses, The Nurse enters a state of Fatigue for 2 to 3 seconds, depending on how many Blinks she chained. </text:p>
          </table:table-cell>
          <table:table-cell office:value-type="string" calcext:value-type="string">
            <text:p>"A powerful and violent last breath snatched from Crotus Prenn Asylum Warden Patrick Spencer. Channelling its energy allows The Nurse to pierce and jump through the Spirit World in a blink multiple times in a row. Doing so leaves her in a state of fatigue."</text:p>
          </table:table-cell>
          <table:table-cell office:value-type="string" calcext:value-type="string">
            <text:p>Sally Smithson came to town with dreams of children's feet and laughter in a wooden home built by her husband Andrew. But life came not with smiles but with plans of destruction. Andrew worked as a lumberjack - a job with its perils. One day, Andrew's foreman had to pay Sally a visit, forever changing her life. She was alone. Without food on the table and no other option, Sally had to find a way, but the only employment she could get was at the Crotus Prenn Asylum. Nobody sought employment there unless they were in dire need. Just like Sally. Without any education, she started at the bottom, doing the hard night shift. Over the years, her mind had reached its limits, two decades of seeing horrid things that violate the eyes. Memories that are re-played every night. Being abused verbally and physically, by people without limits. Sally saw insanity from the outside, just to catch it herself. Finally she could not take it any more and concepts of purification emerged inside her. She did what she felt was necessary. As the morning staff arrived one day in September - they found over fifty dead patients, lifeless, in their bed along four staff members, also dead. Only Sally had survived the night, but her mind was gone, rocking back and forth non-stop. Exactly what happened is only known by her, but it seems that some of them had been choked as they had marks around their necks. They got her into an ambulance, but that ambulance never reached the hospital. It was found crashed in a nearby wood, all the staff dead and Sally nowhere to be found.</text:p>
          </table:table-cell>
        </table:table-row>
        <table:table-row table:style-name="ro1">
          <table:table-cell office:value-type="string" calcext:value-type="string">
            <text:p>The Shape</text:p>
          </table:table-cell>
          <table:table-cell office:value-type="float" office:value="5" calcext:value-type="float">
            <text:p>5</text:p>
          </table:table-cell>
          <table:table-cell office:value-type="string" calcext:value-type="string">
            <text:p>Michael Myers</text:p>
          </table:table-cell>
          <table:table-cell office:value-type="string" calcext:value-type="string">
            <text:p>Male</text:p>
          </table:table-cell>
          <table:table-cell office:value-type="string" calcext:value-type="string">
            <text:p>American</text:p>
          </table:table-cell>
          <table:table-cell office:value-type="string" calcext:value-type="string">
            <text:p>Haddonfield</text:p>
          </table:table-cell>
          <table:table-cell office:value-type="string" calcext:value-type="string">
            <text:p>4.4 m/s Evil Within I, 4.6 m/s Evil Within II &amp; III</text:p>
          </table:table-cell>
          <table:table-cell office:value-type="string" calcext:value-type="string">
            <text:p>32m Evil Within I, 16m Evil Within II, 32m Evil Within III</text:p>
          </table:table-cell>
          <table:table-cell office:value-type="string" calcext:value-type="string">
            <text:p>Tall</text:p>
          </table:table-cell>
          <table:table-cell office:value-type="string" calcext:value-type="string">
            <text:p>killerphotos</text:p>
          </table:table-cell>
          <table:table-cell office:value-type="string" calcext:value-type="string">
            <text:p>TheShape.png</text:p>
          </table:table-cell>
          <table:table-cell office:value-type="string" calcext:value-type="string">
            <text:p>Kitchen Knife</text:p>
          </table:table-cell>
          <table:table-cell office:value-type="string" calcext:value-type="string">
            <text:p>Evil Within</text:p>
          </table:table-cell>
          <table:table-cell office:value-type="string" calcext:value-type="string">
            <text:p>SPECIAL ABILITY: EVIL WITHIN. Evil Within is a tiered Power that requires The Shape to stalk Survivors and drain evil from their shared pool to tier up. The more he stalks them, the deadlier he becomes. Evil Within I has the following permanent effects until a tier-up: Grants a permanent Undetectable Status Effect. Reduces his Movement speed to 4.2 m/s. Reduces the reach of his Lunge Attack by shortening the duration of its open time to 0.2 seconds. Allows him to vault Windows in the default time of 1.7 seconds. Evil Within II has the following permanent effects until a tier-up: Reduces his Terror Radius to 16 metres. Increases his Movement speed to the default speed of 4.6 m/s. Increases the reach of his Lunge Attack to the default open time of 0.5 seconds. Reduces the time to vault Windows to 1.48 seconds. Evil Within III has the following effects for 60 seconds, after which it automatically regresses back to Evil Within II: Causes all Survivors to suffer from the Exposed Status Effect. Increases his Terror Radius to the default radius of 32 metres. Increases the reach of his Lunge Attack by extending the duration of its open time to 0.6 seconds. Reduces the time to vault Windows further to 1.275 seconds. SPECIAL ABILITY: STALKING. Press and hold the Power button to stalk all visible Survivors within ~40 metres: Stalked Survivors are highlighted to The Shape. The colour of their highlight indicates the amount of evil left to drain from them, ranging from white (full) to red (drained). Stalking Survivors fills the Power Gauge. The closer to a Survivor, the quicker it fills. The Shape can only drain evil from one Survivor at a time, prioritising the closest in proximity.</text:p>
          </table:table-cell>
          <table:table-cell office:value-type="string" calcext:value-type="string">
            <text:p>"The darkness inside feeds his determination to take the life of his prey."</text:p>
          </table:table-cell>
          <table:table-cell office:value-type="string" calcext:value-type="string">
            <text:p>Some humans are simply bad seeds. Seeds infused with a distilled and pure form of evil. Michael Myers is one of those seeds. He had no issues with causing the pain of others. Instead, it was exactly what he sought. But even life can be tough on those with minds filled with terror. The difference is just how one goes about to solve those problems. For Michael, he had to kill to find some inner peace. As he took his sister’s life, the police found a silent boy dressed as a clown at the scene. When one stumbles upon a growing fire, one does not pour gasoline on it. But this was an action taken by officials that had no idea how it would shape this demon in the boy's body. Sending Michael to a mental institution was a feeble attempt to save the child. Unsuccessful therapy and nightly screams just made him even more introverted and deranged. People hoped that Michael Myers would end up a parenthesis, soon to be forgotten and buried, a failure that soon were to rot away. But then...he escaped.</text:p>
          </table:table-cell>
        </table:table-row>
        <table:table-row table:style-name="ro1">
          <table:table-cell office:value-type="string" calcext:value-type="string">
            <text:p>The Hag</text:p>
          </table:table-cell>
          <table:table-cell office:value-type="float" office:value="6" calcext:value-type="float">
            <text:p>6</text:p>
          </table:table-cell>
          <table:table-cell office:value-type="string" calcext:value-type="string">
            <text:p>Lisa Sherwood</text:p>
          </table:table-cell>
          <table:table-cell office:value-type="string" calcext:value-type="string">
            <text:p>Female</text:p>
          </table:table-cell>
          <table:table-cell office:value-type="string" calcext:value-type="string">
            <text:p>African American</text:p>
          </table:table-cell>
          <table:table-cell office:value-type="string" calcext:value-type="string">
            <text:p>Backwater Swamp</text:p>
          </table:table-cell>
          <table:table-cell office:value-type="string" calcext:value-type="string">
            <text:p>4.4 m/s</text:p>
          </table:table-cell>
          <table:table-cell office:value-type="string" calcext:value-type="string">
            <text:p>24m</text:p>
          </table:table-cell>
          <table:table-cell office:value-type="string" calcext:value-type="string">
            <text:p>Average</text:p>
          </table:table-cell>
          <table:table-cell office:value-type="string" calcext:value-type="string">
            <text:p>killerphotos</text:p>
          </table:table-cell>
          <table:table-cell office:value-type="string" calcext:value-type="string">
            <text:p>TheHag.png</text:p>
          </table:table-cell>
          <table:table-cell office:value-type="string" calcext:value-type="string">
            <text:p>The Claw</text:p>
          </table:table-cell>
          <table:table-cell office:value-type="string" calcext:value-type="string">
            <text:p>Blackened Catalyst</text:p>
          </table:table-cell>
          <table:table-cell office:value-type="string" calcext:value-type="string">
            <text:p>SPECIAL ABILITY: BLACKENED CATALYST. The Hag starts the Trial with 10 Phantasm Traps in her inventory. Placing additional Phantasm Traps will recycle the oldest one. SPECIAL TRAP: PHANTASM TRAP. Press the Power button to bend down and draw a muddy sign into the ground, placing and arming a Phantasm Trap. Survivors entering the Area of Effect, which is only visible to The Hag, will trip the trap, causing a Mud Phantasm to spawn that has the following effects: Yanks the camera of the Survivor who tripped the trap towards itself, disorienting them and keeps its sight trained on them. Emits a Fake Terror Radius of 8 metres. Survivors can prevent tripping the trap by doing either of the following: Crouch while inside the Area of Effect. Interact with Props while inside the Area of Effect. Survivors can safely remove a trap by wiping it away for 4 seconds when crouching above it. SPECIAL LOCOMOTION: TELEPORT. Press the Secondary Power button to teleport to any currently tripped Phantasm Trap within 48 metres, taking the place of the Mud Phantasm. In case of multiple tripped traps, a specific Mud Phantasm can be chosen by aiming at it before teleporting. </text:p>
          </table:table-cell>
          <table:table-cell office:value-type="string" calcext:value-type="string">
            <text:p>"The source of The Hag's power: a blackened finger used as a catalyst for her terrible power. She bends and shapes mud to her will. With simple ritualistic drawings, she creates deceitful duplicates of herself, made from mud and decay, which she can use for various effects."</text:p>
          </table:table-cell>
          <table:table-cell office:value-type="string" calcext:value-type="string">
            <text:p>Lisa Sherwood grew up in a quiet village, mainly isolated from the rest of civilisation. The people of the hamlet were kind and the elders kept old traditions alive, often keeping the peace by personally settling the ever-rare disputes. Lisa was particularly fond of the charms they taught her to draw for safety and good fortune. One night, as she was walking home through the woods, a terrible storm struck without warning. Howling winds whipped at her hair as she stumbled through the swamp, her rain-drenched dress plastered to her skin. In the slick, wet mud she lost her footing, careening backwards and striking her head against rock. Slipping in and out of consciousness, she strained to identify the dark shapes approaching her from between the trees. That's the last thing she could remember. Her kidnappers kept her chained to the wall in a flooded cellar. Though dimly lit, she could see others whose large open wounds swarmed with flies. It took merely a day before they returned, carving chunks from the prisoners' bodies with rusted blades, consuming their very flesh down to the bone. Most she saw did not survive long once the cannibals targeted them but somehow, deep within, Lisa persisted. Starved, infected, and mutilated after several weeks of torture, her gaunt arms became loose in their shackles. She pulled hard, the metal tearing through skin and muscle until she was free. Her flesh oozed viscous yellow pus and bones were visible beneath gangrenous wounds. She could go no further. Delirious, she thought of home; she thought of the elders. With her dying breath, she etched the symbols they had taught her into the floor using what remained of her fingers. Almost in response, a dark hunger stirred inside her. It yearned for blood. In oath, she chose vengeance. The village's search party eventually brought them to an old shack in a swamp. Inside, its previous inhabitants had been viciously dismembered and devoured by an unidentifiable animal. In the cellar, amid rotting corpses and disconnected flesh, the elders’ charms were scrawled in blood on the floor. Lisa’s body was not among the bodies and was never found. The village was never the same again.</text:p>
          </table:table-cell>
        </table:table-row>
        <table:table-row table:style-name="ro1">
          <table:table-cell office:value-type="string" calcext:value-type="string">
            <text:p>The Doctor</text:p>
          </table:table-cell>
          <table:table-cell office:value-type="float" office:value="7" calcext:value-type="float">
            <text:p>7</text:p>
          </table:table-cell>
          <table:table-cell office:value-type="string" calcext:value-type="string">
            <text:p>Herman Carter</text:p>
          </table:table-cell>
          <table:table-cell office:value-type="string" calcext:value-type="string">
            <text:p>Male</text:p>
          </table:table-cell>
          <table:table-cell office:value-type="string" calcext:value-type="string">
            <text:p>African American</text:p>
          </table:table-cell>
          <table:table-cell office:value-type="string" calcext:value-type="string">
            <text:p>Lery’s Memorial Institute</text:p>
          </table:table-cell>
          <table:table-cell office:value-type="string" calcext:value-type="string">
            <text:p>4.6 m/s Normal, 3.08 m/s Shock Therapy, 2.99 m/s Static Blast</text:p>
          </table:table-cell>
          <table:table-cell office:value-type="string" calcext:value-type="string">
            <text:p>32m</text:p>
          </table:table-cell>
          <table:table-cell office:value-type="string" calcext:value-type="string">
            <text:p>Tall</text:p>
          </table:table-cell>
          <table:table-cell office:value-type="string" calcext:value-type="string">
            <text:p>killerphotos</text:p>
          </table:table-cell>
          <table:table-cell office:value-type="string" calcext:value-type="string">
            <text:p>TheDoctor.png</text:p>
          </table:table-cell>
          <table:table-cell office:value-type="string" calcext:value-type="string">
            <text:p>The Stick</text:p>
          </table:table-cell>
          <table:table-cell office:value-type="string" calcext:value-type="string">
            <text:p>Carter’s Spark</text:p>
          </table:table-cell>
          <table:table-cell office:value-type="string" calcext:value-type="string">
            <text:p>SPECIAL ABILITY: CARTER'S SPARK. Striking Survivors with his electro-convulsive abilities, The Doctor causes them to suffer from the tiered Madness Status Effect. SPECIAL AFFLICTION: MADNESS. Madness causes increasingly potent afflictions in the affected Survivors, depending on its current tier. Once Madness is obtained, Survivors are unable to lose it and may only reset it to Tier I by performing the Snap Out of It interaction. Madness I has the following permanent effects until a tier-up: Causes Survivors to scream once during the tier-up, revealing their location to The Doctor. Skill Checks have a chance of 33 % to be Madness Skill Checks. Madness II has the following permanent effects until a tier-up: Causes Survivors to scream once during the tier-up, revealing their location to The Doctor. Skill Checks have a chance of 66 % to be Madness Skill Checks. Causes Survivors to experience occasional Hallucinations in the form of Illusionary Doctors. Madness III has the following permanent effects until Survivors Snap Out of It: Causes Survivors to scream during the tier-up and then intermittently every few seconds, revealing their location to The Doctor. Skill Checks are 100 % Madness Skill Checks. Causes Survivors to experience occasional Hallucinations in the form of Illusionary Doctors. The Auras of Illusionary Doctors are revealed to The Doctor. Suppresses the ability to use any equipped Item. Suppresses the ability to perform, or have performed on themselves, any interaction with a Progress bar. Unhooking other Survivors is exempt from this restriction. SPECIAL INTERACTION: SNAP OUT OF IT. Survivors having reached Madness III can perform the Snap Out of It interaction for 12 seconds: Triggers Madness Skill Checks at each quadrant of the Progress bar. Succeeding them continues the interaction. Failing them has the following repercussions: Interrupts the action and resets its Progress to the previous quadrant. Causes the Survivor to scream and reveal their location. Completing the interaction resets Madness to Tier I. SPECIAL ABILITY: SHOCK THERAPY. Press and hold the Power button to perform a Shock Therapy Attack, unleashing a cone-shaped ranged shock attack on the ground in front of The Doctor: Reduces his Movement speed to 3.08 m/s while charging. Shock Therapy has a range of 12 metres and detonates with a delay of 0.8 seconds. Survivors struck with a Shock Therapy Attack suffer from the following effects: Increases their Madness by +0.5 Tiers, causing them to scream and reveal their location, if it coincides with a tier-up. Interrupts any on-going interaction at the moment of impact. Suppresses their ability to perform any interactions, including with Pallets and Windows for 2.5 seconds. Survivors suffering from the Oblivious Status Effect when struck by Shock Therapy have it removed immediately. SPECIAL ABILITY: STATIC BLAST. Press and hold the Secondary Power button, once the Power Gauge is full, to perform a Static Blast Attack, unleashing a ranged shock attack that propagates outwards from The Doctor: Reduces his Movement speed to 2.99 m/s while charging. Static Blast passes through any obstacles and covers his entire Terror Radius. Survivors struck with a Static Blast Attack suffer from the following effects: Increases their Madness by +1 Tier, causing them to scream and reveal their location, if it coincides with a tier-up. Interrupts any on-going interaction at the moment of impact. Survivors can prevent being struck by Static Blast by hiding inside a Locker. Survivors suffering from the Oblivious Status Effect when struck by Static Blast have it removed immediately. Static Blast has a variable cool-down: 30 seconds while no Survivors are in its range. 45 seconds while at least one Survivor is in its range.</text:p>
          </table:table-cell>
          <table:table-cell office:value-type="string" calcext:value-type="string">
            <text:p>"Is it a gift, or a curse? The Entity has ignited a corrupted and inexhaustible spark in The Doctor's heart which allows him to generate electroconvulsive power at will. His insidious treatment corrupts the minds of those it touches. Victims shocked by the corrupt spark begin to lose their grip on reality and, with repeated exposure, inevitably succumb to madness."</text:p>
          </table:table-cell>
          <table:table-cell office:value-type="string" calcext:value-type="string">
            <text:p>Showing exceptional aptitude in psychology, Herman was handpicked for special training in an advanced neuroscience program located in a secret black site facility in Illinois known as Léry's Memorial Institute, really a front for the CIA. This is where Herman met Dr Otto Stamper, where, under his guidance, Herman began to use strange and ever increasingly vicious methods to extract information from prisoners sent to the institute, which was also a covert prison and re-education centre for whoever was the USA's current nemesis. His liberal use of violent electroshock therapy revealed dramatic results and several threats to national security were uncovered. Over the years, Herman became known as The Doctor and no one ever questioned if he had even held a medical certificate or even what happened to the prisoners after they had given up their information. It was only after Léry's Memorial Institute went silent for a week that the true horror was finally discovered. The personnel, patients, and prisoners were all found dead with all types of head trauma. All personnel and prisoners' bodies were accounted for, including Dr Stamper, but no sign of Herman “The Doctor” Carter. </text:p>
          </table:table-cell>
        </table:table-row>
        <table:table-row table:style-name="ro1">
          <table:table-cell office:value-type="string" calcext:value-type="string">
            <text:p>The Huntress</text:p>
          </table:table-cell>
          <table:table-cell office:value-type="float" office:value="8" calcext:value-type="float">
            <text:p>8</text:p>
          </table:table-cell>
          <table:table-cell office:value-type="string" calcext:value-type="string">
            <text:p>Anna</text:p>
          </table:table-cell>
          <table:table-cell office:value-type="string" calcext:value-type="string">
            <text:p>Female</text:p>
          </table:table-cell>
          <table:table-cell office:value-type="string" calcext:value-type="string">
            <text:p>Russian</text:p>
          </table:table-cell>
          <table:table-cell office:value-type="string" calcext:value-type="string">
            <text:p>Red Forest</text:p>
          </table:table-cell>
          <table:table-cell office:value-type="string" calcext:value-type="string">
            <text:p>4.4 m/s Normal, 3.08 m/s Wind-Up</text:p>
          </table:table-cell>
          <table:table-cell office:value-type="string" calcext:value-type="string">
            <text:p>20m</text:p>
          </table:table-cell>
          <table:table-cell office:value-type="string" calcext:value-type="string">
            <text:p>Tall</text:p>
          </table:table-cell>
          <table:table-cell office:value-type="string" calcext:value-type="string">
            <text:p>killerphotos</text:p>
          </table:table-cell>
          <table:table-cell office:value-type="string" calcext:value-type="string">
            <text:p>TheHuntress.png</text:p>
          </table:table-cell>
          <table:table-cell office:value-type="string" calcext:value-type="string">
            <text:p>Broad Axe</text:p>
          </table:table-cell>
          <table:table-cell office:value-type="string" calcext:value-type="string">
            <text:p>Hunting Hatchets</text:p>
          </table:table-cell>
          <table:table-cell office:value-type="string" calcext:value-type="string">
            <text:p>SPECIAL WEAPON: HUNTING HATCHETS. The Huntress stars the Trial with 7 Hunting Hatchets equipped. Press and hold the Power button to wind up and charge a Hunting Hatchet. Release the Power button to throw the Hunting Hatchet or press the Attack button to cancel the throw: Releasing at minimum charge throws them at 25 m/s. Releasing at maximum charge throws them at 40 m/s. Hunting Hatchets can be replenished at Lockers. The Auras of Hunting Hatchets inside Lockers are automatically revealed to The Huntress within 36 metres, when she is out of them. </text:p>
          </table:table-cell>
          <table:table-cell office:value-type="string" calcext:value-type="string">
            <text:p>"A skill taught by her mother and mastered in the wild. The Huntress can throw hatchets with deadly precision."</text:p>
          </table:table-cell>
          <table:table-cell office:value-type="string" calcext:value-type="string">
            <text:p>As soon as Anna was able to walk, her mother started teaching her how to survive a harsh, solitary life in the northern woods. Living in such an extremely remote and dangerous area required skill and resilience. When sunlight became too dim for productive activities, they would take refuge in their house, a sturdy old cabin constructed to resist the toughest winters. Close to the hearth’s warmth, Anna would rest in her mother's arms, surrounded by the few wooden toys and masks she had crafted for her. Drifting off to sleep with stories and lullabies, she dreamt happy dreams, ignorant of the events that would soon change everything. Anna and her mother were stalking a great elk through the woods. They knew it was dangerous prey, but it had been a particularly difficult winter and they were almost out of food. The spectre of starvation frightened them more than any forest creature. Without warning, the elk reared, bellowed and charged at Anna. She was paralysed with fear as the whole world seemed to shake under the immense beast’s pounding hooves. The elk was close enough for Anna to see the murderous fury in its eyes when her mother threw herself in its path, axe in hand. A blood-curdling scream escaped from her lips as the elk impaled her upon its antlers and hoisted her into the air. With all her strength, she brought her axe down on its head again and again while it tried to shake her loose. With a sickening crack, the antlers snapped and Anna’s mother was free. The beast collapsed. Anna was too small to move her mother’s broken body, so she sat with her in the clearing where she had fallen. To distract her from the dying elk’s cries, Anna’s mother held her and hummed her favourite lullaby. They stayed like that, the huntress and the elk getting quieter and colder, until Anna was alone in the silent forest. Eventually she stood up and started the long walk back home. Still a child, she knew just enough about life in the frozen forest to survive. She followed her instincts and became one with the wild. She got older and stronger and practised her hunt. As she grew into a dangerous predator, her humanity became a half-remembered dream. She widened her territory and lived off her hunts. She worked her way up through squirrels, hares, mink and foxes. Eventually she grew tired of them and hunted more dangerous animals like wolves and bears. When unsuspecting travellers came through her woods, she discovered her new favourite prey: humans. Unlucky souls who strayed into her territory were slaughtered like any other animal. She liked to collect their tools and colourful garments and especially toys when there were little ones. But she could never bring herself to kill the little girls. Girls she would take back to her house, deep in the woods. They were precious, and looking at them woke up something deep in her heart. She craved the closeness of a loved one, a child of her own. Among the pillaged wooden toys, dolls and story books she couldn't read, the girls would be tied by the neck with a rough and chafing rope fastened firmly to the wall. She couldn't let them wander off, or they would surely die outside. Every time, the girls would waste away and die of cold or starvation or sickness. Every time, it plunged Anna deeper into pain and sorrow and madness. She was compelled to try again, and started raiding the nearest villages to slaughter families and kidnap their daughters. She wore one of the animal masks her mother crafted for her so many years earlier to try to calm the frightened children. Villagers spread the legend of a half-beast lurking in Red Forest: The Huntress, who killed men and ate little girls. War eventually came to the forest. German soldiers began to pass through, on the march to attack the collapsing Russian Empire. During these dark times, there were no more travellers. The villagers had abandoned their homes, and no more little ones to be found; only soldiers. Many of them were found with violent axe wounds. Whole groups disappeared mysteriously. Once the war was over, the rumours of The Huntress disappeared with it, engulfed by the Red Forest.</text:p>
          </table:table-cell>
        </table:table-row>
        <table:table-row table:style-name="ro1">
          <table:table-cell office:value-type="string" calcext:value-type="string">
            <text:p>The Cannibal</text:p>
          </table:table-cell>
          <table:table-cell office:value-type="float" office:value="9" calcext:value-type="float">
            <text:p>9</text:p>
          </table:table-cell>
          <table:table-cell office:value-type="string" calcext:value-type="string">
            <text:p>Bubba Sawyer</text:p>
          </table:table-cell>
          <table:table-cell office:value-type="string" calcext:value-type="string">
            <text:p>Male</text:p>
          </table:table-cell>
          <table:table-cell office:value-type="string" calcext:value-type="string">
            <text:p>American</text:p>
          </table:table-cell>
          <table:table-cell office:value-type="string" calcext:value-type="string">
            <text:p>No Realm</text:p>
          </table:table-cell>
          <table:table-cell office:value-type="string" calcext:value-type="string">
            <text:p>4.6 m/s Normal, 5.35 m/s Chainsaw Sweep</text:p>
          </table:table-cell>
          <table:table-cell office:value-type="string" calcext:value-type="string">
            <text:p>32m</text:p>
          </table:table-cell>
          <table:table-cell office:value-type="string" calcext:value-type="string">
            <text:p>Tall</text:p>
          </table:table-cell>
          <table:table-cell office:value-type="string" calcext:value-type="string">
            <text:p>killerphotos</text:p>
          </table:table-cell>
          <table:table-cell office:value-type="string" calcext:value-type="string">
            <text:p>TheCannibal.png</text:p>
          </table:table-cell>
          <table:table-cell office:value-type="string" calcext:value-type="string">
            <text:p>The Sledge</text:p>
          </table:table-cell>
          <table:table-cell office:value-type="string" calcext:value-type="string">
            <text:p>Bubba’s Chainsaw</text:p>
          </table:table-cell>
          <table:table-cell office:value-type="string" calcext:value-type="string">
            <text:p>SPECIAL WEAPON: BUBBA'S CHAINSAW. The Cannibal starts the Trial with 3 Tokens. Tokens automatically recharge at a rate of 0.25 c/s while the Chainsaw is not in use. SPECIAL ABILITY: CHAINSAW SWEEP. Press and hold the Power button to charge the Chainsaw and break into a Chainsaw Sweep for 2.5 seconds: Increases his Movement speed gradually to 5.35 m/s. Hitting Survivors with the Chainsaw inflicts double damage. The Chainsaw can hit multiple targets in one sweep. Using Bubba's Chainsaw consumes 1 Token. SPECIAL ABILITY: CHAINSAW DASH. Press the Power button again during an on-going Chainsaw Sweep to chain a Chainsaw Dash: Resets the Power Gauge timer, extending the Chainsaw Sweep. Increases the Cool-down time of the Chainsaw by +1 second per consumed Token. SPECIAL STATE: TANTRUM. Revving the Chainsaw fills the Tantrum Meter by +33 % per second, with it discharging at the same rate when stopping to rev. Once the meter is full, or after hitting an obstacle during a Chainsaw Sweep, The Cannibal unleashes a Tantrum for a minimum of 3 seconds, wildly slashing out and damaging any Survivors in close proximity, dealing double damage: Extends the Tantrum duration by +1 second per consumed Token. Removes any remaining Tokens. Reduces his Movement speed by -90 %.</text:p>
          </table:table-cell>
          <table:table-cell office:value-type="string" calcext:value-type="string">
            <text:p>"An incredibly powerful and heavy Chainsaw which sank its teeth into countless victims. A suitable birthday gift for The Cannibal."</text:p>
          </table:table-cell>
          <table:table-cell office:value-type="string" calcext:value-type="string">
            <text:p>Whether killers perform their heinous acts by the compulsions of their diseased minds, or if they are forced into them by external pressures, has long been a matter of debate. But for one killer, nature and nurture are inextricably linked. Leatherface kills not from a desire to exert his will over others, to satisfy carnal urges, or even to quiet the voices in his head. He kills because he is scared. Scared that others will hurt him; scared that his family will be displeased with him, scared that their shared willingness to eat human flesh will be discovered. He does as he is told. His family loves him and that is all that matters. Outsiders are a threat, and threats need to be dealt with. Like those kids that came into the house, uninvited. Walked in like they owned the place. Looked around the house, trying to find out his family’s secrets, no doubt. But Leatherface deals with them, and protects his family just as he’s been taught. He is not just protector, he has many roles, and each role has its own face. He serves dinner, cares for the family, and dresses well when they eat. His Grandpa and Ma used to care for them all, but Grandpa, he is old now and Ma has been still for a while, so Leatherface and his brothers had to take over. Family is everything to him. Family is security and safety. But, even though he did his best, one of the kids got away. He tried to stop her, chasing after her as fast as he could, but she had help: another outsider, driving a truck. The evil trucker killed his brother, ran him over like he was a possum. In a fury, Leatherface leapt at him, the saw ready to avenge his family, but the trucker was too quick. He knocked Leatherface aside and turned his own saw against him. As he watched the outsiders driving away, the rage, grief and pain combined with the worry about what would happen to his family now. They would surely return with the police, and the police would take his brothers, his Grandpa. Without them, what would he do? Without their commands, he would wither and die. As his world collapsed, Leatherface spun in circles, swinging the saw all around, trying to fight off the myriad external threats that surrounded him. Then another feeling overtook him. It came from outside his vision, crawling over his skin with cold dread. He realised that no matter what outsiders could do to him, there was something worse, something bigger that lived in the shadows. He was filled with a terror unlike any he had ever felt before. But it was almost comforting, like the fear he'd felt with his family. The fear of disappointing them. He was brought to a place that was familiar but unknowable, and he instinctively knew what he had to do. He couldn't fail it, the way he had his family. Outsiders would come but he would use his skills to overcome any threats. There would be screaming, but he could make the world quiet again. Until the only sound remaining was the blessed howl of the saw. Let the outsiders come.</text:p>
          </table:table-cell>
        </table:table-row>
        <table:table-row table:style-name="ro1">
          <table:table-cell office:value-type="string" calcext:value-type="string">
            <text:p>The Nightmare</text:p>
          </table:table-cell>
          <table:table-cell office:value-type="float" office:value="10" calcext:value-type="float">
            <text:p>10</text:p>
          </table:table-cell>
          <table:table-cell office:value-type="string" calcext:value-type="string">
            <text:p>Freddy Krueger</text:p>
          </table:table-cell>
          <table:table-cell office:value-type="string" calcext:value-type="string">
            <text:p>Male</text:p>
          </table:table-cell>
          <table:table-cell office:value-type="string" calcext:value-type="string">
            <text:p>American</text:p>
          </table:table-cell>
          <table:table-cell office:value-type="string" calcext:value-type="string">
            <text:p>Springwood</text:p>
          </table:table-cell>
          <table:table-cell office:value-type="string" calcext:value-type="string">
            <text:p>4.6 m/s Normal, 4 m/s Placing Snares</text:p>
          </table:table-cell>
          <table:table-cell office:value-type="string" calcext:value-type="string">
            <text:p>32m</text:p>
          </table:table-cell>
          <table:table-cell office:value-type="string" calcext:value-type="string">
            <text:p>Average</text:p>
          </table:table-cell>
          <table:table-cell office:value-type="string" calcext:value-type="string">
            <text:p>killerphotos</text:p>
          </table:table-cell>
          <table:table-cell office:value-type="string" calcext:value-type="string">
            <text:p>TheNightmare.png</text:p>
          </table:table-cell>
          <table:table-cell office:value-type="string" calcext:value-type="string">
            <text:p>Clawed Glove</text:p>
          </table:table-cell>
          <table:table-cell office:value-type="string" calcext:value-type="string">
            <text:p>Dream Demon</text:p>
          </table:table-cell>
          <table:table-cell office:value-type="string" calcext:value-type="string">
            <text:p>SPECIAL ABILITY: DREAM DEMON. The Nightmare is cloaked from awake Survivors. While they can hear his Terror Radius, he is not always visible to them: The Nightmare is invisible to Survivors farther than 32 metres away. The Nightmare is intermittently visible to Survivors from 16 to 32 metres away. The Nightmare is fully visible to Survivors closer than 16 metres. SPECIAL STATE: MICROSLEEP. The mere presence of The Nightmare induces Microsleep in awake Survivors, causing them to passively fall asleep over 60 seconds. Survivors who woke up with an Alarm Clock are protected from Microsleep for 30 seconds. SPECIAL STATE: ASLEEP. Survivors who fall asleep automatically enter the Dream World and suffer from the following effects while inside it: Changes the penalty of interacting with Dream Traps. Triggers Killer Instinct while performing a Healing action or while an Awake Survivor is performing one on them. Causes them to suffer from the Oblivious Status Effect. Causes them to hear a non-directional Lullaby instead. Hitting Survivors with a Basic Attack immediately pulls them into the Dream World, unless they are protected by the temporary Sleep Immunity granted by an Alarm Clock. SPECIAL INTERACTION: WAKING UP. Survivors have several ways to wake up and leave the Dream World: Failing a Skill Check. Having an Awake Survivor perform the Wake Up interaction on them for 5 seconds. Interacting with an Freddy Krueger for 2 seconds. Entering the Dying State by any means. SPECIAL ABILITIES: DREAM TRAPS. The Nightmare has access to 2 types of Dream Traps:Dream Snares and Dream Pallets. Press the Secondary Power button to switch between the two. SPECIAL TRAP: DREAM SNARES. Press and hold the Power button to charge a Dream Snare over 0.35 seconds. While charged, press the Attack button to launch the Dream Snare forwards: Reduces his Movement speed to 4.0 m/s. Moves at a speed of 12 m/s. Has a maximum range of 18 metres. Can go through walls and follow slopes, but does not go off ledges. When a Dream Snare collides with a Survivor, it inflicts either of the following effects, depending on their state: Awake: Advances their Microsleep timer by +30 seconds. Asleep: Causes them to suffer from a -12 % Hindered Status Effect for 4.5 seconds. Dream Snares have a cool-down of 7 seconds. SPECIAL TRAP: DREAM PALLETS. The Nightmare can create up to 8 Dream Pallets at a time. Press the Power button to enter Pallet Focus Mode. While in this mode, press the Attack button to spawn a Dream Pallet at any valid location within 24 metres Press the Attack button while targetting any Dream Pallet within that same range to Rupture it: Has a delay of 1.5 seconds. Has an Area of Effect of 3.5 metres. When a Dream Pallet ruptures while a Survivor is inside its Area of Effect, it inflicts either of the following effects, depending on their state: Awake: Advances their Microsleep timer by +60 seconds. Asleep: Inflicts damage. Dream Snares have a cool-down of 1.5 seconds. Survivors can drop a Dream Pallet and attempt to stun The Nightmare, if it is not in the process of rupturing. Dropping a Dream Pallet instantly destroys it, causing it to explode in blood. SPECIAL LOCOMOTION: DREAM PROJECTION. The Nightmare can teleport to any Generator in the environment at any time, regardless of its state, as well as to within 8 to 12 metres of any Asleep Survivors involved in a Healing action. Once the Power Gauge is full, press and hold the Secondary Power button for at least 0.5 seconds to perform a Dream Projection. Release it prematurely to cancel the interaction, which incurs the full cool-down: Reveals the Aura of the Husk at the target location. Reduces his Movement speed to 3.86 m/s. Takes 2.5 seconds to complete. Upon completion, it inflicts either of the following effects on all Survivors within 8 metres: Awake: Advances their Microsleep timer by +15 seconds. Awake or Asleep: Triggers Killer Instinct for 3 seconds. Dream Projection has a cool-down of 30 seconds, which is reduced by a stack-able -15 % for each Asleep Survivor, up to a maximum of -60 %. </text:p>
          </table:table-cell>
          <table:table-cell office:value-type="string" calcext:value-type="string">
            <text:p>"Death won't accept him and thus he remains, a calamity, indisputable master of his victims' nightmares."</text:p>
          </table:table-cell>
          <table:table-cell office:value-type="string" calcext:value-type="string">
            <text:p>Even while he lived, Freddy Krueger was a creature of nightmares for those who truly knew him. Hiding behind a mask of warmth and friendliness, Freddy's actual temperament was known only to his victims. When those victims were finally heard, the parents of Springwood tracked Freddy down and took the law into their own hands. They thought that fire had rid them of a monster that night, that their children were finally safe, but evil as strong as his has a way of surviving. Years passed, the horror was buried, the victims mercifully forgot. Then, somehow, Freddy returned, and dreams became nightmares once again. Freddy focused his anger on those he felt had wronged him, building up to his one true obsession, Nancy Holbrook. But he underestimated her strength and resourcefulness. Together with her friend Quentin Smith, she managed to weaken Freddy, mutilating him and leaving him for dead once more. Death didn't want Freddy the first time he encountered it, why did they think it would take him now? He emerged once more, consumed with vengeance. Then he turned his sights on the boy who had blocked his path to Nancy, his number one. Freddy invaded Quentin's dreams, terrorising him night after night, until his strength and defences would be at their lowest. When the time was right, he forced the boy to return to the dark reflection of Badham Preschool. Here he would have his final revenge. Freddy stalked the boy through the school's halls. He took his time, savouring every moment of the hunt. This was what he enjoyed the most, the smell of their sweat in the air, the ragged gasps of their terrified breath. They were his to toy with. There was the boy, at the end of a long corridor. Too tired and scared to run anymore? Resigned to his fate? Freddy closed in, arms wide, claws raking the wall. Their tips traced along a pipe, the metallic shrieking only adding to the boy’s apprehension. A shower of sparks rained on the ground, and into the liquid that covered the tiled floor. A blue flame blossomed and quickly engulfed the room. The boy took flight as Freddy burst from the flames in a fury. Rooms and walls raced past in a blur until they were in Freddy's basement. There would be no escape from here. Slowly Freddy closed in on the boy. His fear was so strong now that Freddy could almost taste it, but his eyes burned with a defiant hatred that was almost admirable. Freddy drew back his claws. Then Freddy felt another presence with him; something old, powerful and dark. A miasma enveloped him and the only sensation was a sound like wooden beams flexing and creaking in the distance. The echoing groan of metal crushed against metal. Something arcane and unknowable, half-way between language and pure terror. A moment of falling and spinning and then Freddy was back in the school. But not his school. It looked the same, but it felt different. His powers were tempered in some ways and focused in others. The boy had gone for now, but another prey walked the hallways. Some would be inconsequential; others would become his new favourites. All would fall before his claws. </text:p>
          </table:table-cell>
        </table:table-row>
        <table:table-row table:style-name="ro1">
          <table:table-cell office:value-type="string" calcext:value-type="string">
            <text:p>The Pig</text:p>
          </table:table-cell>
          <table:table-cell office:value-type="float" office:value="11" calcext:value-type="float">
            <text:p>11</text:p>
          </table:table-cell>
          <table:table-cell office:value-type="string" calcext:value-type="string">
            <text:p>Amanda Young</text:p>
          </table:table-cell>
          <table:table-cell office:value-type="string" calcext:value-type="string">
            <text:p>Female</text:p>
          </table:table-cell>
          <table:table-cell office:value-type="string" calcext:value-type="string">
            <text:p>American</text:p>
          </table:table-cell>
          <table:table-cell office:value-type="string" calcext:value-type="string">
            <text:p>Gideon Meat Plant</text:p>
          </table:table-cell>
          <table:table-cell office:value-type="string" calcext:value-type="string">
            <text:p>4.6 m/s Normal, 3.8 m/s Crouched</text:p>
          </table:table-cell>
          <table:table-cell office:value-type="string" calcext:value-type="string">
            <text:p>24m</text:p>
          </table:table-cell>
          <table:table-cell office:value-type="string" calcext:value-type="string">
            <text:p>Average</text:p>
          </table:table-cell>
          <table:table-cell office:value-type="string" calcext:value-type="string">
            <text:p>killerphotos</text:p>
          </table:table-cell>
          <table:table-cell office:value-type="string" calcext:value-type="string">
            <text:p>ThePig.png</text:p>
          </table:table-cell>
          <table:table-cell office:value-type="string" calcext:value-type="string">
            <text:p>Hidden Blade</text:p>
          </table:table-cell>
          <table:table-cell office:value-type="string" calcext:value-type="string">
            <text:p>Jigsaw’s Baptism</text:p>
          </table:table-cell>
          <table:table-cell office:value-type="string" calcext:value-type="string">
            <text:p>SPECIAL ABILITY: JIGSAW'S BAPTISM. The Pig starts the Trial with 4 Reverse Bear Traps equipped, which cannot be replenished once used. Additionally, 5 Jigsaw Boxes spawn in random locations in the environment. SPECIAL LOCOMOTION: CROUCHING. Press the Secondary Power button to transition into the Crouched State: Grants the Undetectable Status Effect. Reduces her Movement speed to 3.8 m/s. Press the Secondary Power button again to transition out of the Crouched State. SPECIAL ABILITY: AMBUSH DASH. Press and hold the Attack button while in the Crouched State to charge and perform an Ambush Dash Attack: Increases her Movement speed to 6.9 m/s for 2.3 seconds while attacking. <text:s/>Causes The Pig to automatically exit the Crouched State. SPECIAL TRAP: REVERSE BEAR TRAPS. Press the Power button while standing above a downed Survivor to attach an unarmed Inactive Reverse Bear Trap to their head. Whenever a Generator is completed, all currently Inactive Reverse Bear Traps are activated. Active Reverse Bear Traps are armed and on a Death Timer of 150 seconds, which is displayed on the Survivor's Status icon. Once the Death Timer elapses, the trap snaps open and kills the Trapped Survivor. The Death Timer is paused whenever that Survivor is downed, hooked, or actively being chased by The Pig. Trapped Survivors may only leave the Trial normally if their trap is inactive. Attempting to leave through the Exit Gates with an active trap will trigger the kill mechanism and execute the Survivor halfway into the exit area. They may still leave through the Hatch. SPECIAL INTERACTION: JIGSAW BOXES. Survivors can remove a Reverse Bear Trap by interacting with a Jigsaw Box and finding a key. The Auras of all unsearched Jigsaw Boxes are revealed permanently to Trapped Survivors. Trapped Survivors must randomly search between 1 to 4 Jigsaw Boxes: Succeeding the search will remove and discard the Reverse Bear Trap. Failing the search will cause the Jigsaw Puppet Billy to cackle at the unfortunate Survivor and hide the Aura of the Jigsaw Box.</text:p>
          </table:table-cell>
          <table:table-cell office:value-type="string" calcext:value-type="string">
            <text:p>"Forever devoted to her master's cause, she punished the ungrateful and the guilty with slyness and murderous puzzles. The Pig can move stealthily, dash in Ambush attacks and put deadly Reverse Bear Traps on Survivors' heads."</text:p>
          </table:table-cell>
          <table:table-cell office:value-type="string" calcext:value-type="string">
            <text:p>When John Kramer, better known as Jigsaw, planned for his son to be born during the Chinese Zodiac's Year of the Pig, he wanted it to represent fertility and rebirth; a new beginning for him and his wife, and the start of a charmed life for his son. But that plan was shattered on the night that a junkie broke into his wife's clinic, hoping to score. After this event resulted in the death of his unborn son, John finally caught up with the junkie, making him his first test subject, and The Pig was changed forever too. It became a representation of the disease that was rotting John from the inside, a reminder that we are just meat unless we elevate ourselves by our actions, by grasping life from the jaws of death. The Pig became a vessel, an agent of Jigsaw, conveying the subjects to their test. For some of those who emerged victorious, The Pig could still be a rebirth, into their new lives as apprentices, even disciples, of Jigsaw. That was the case for Amanda Young, a troubled soul, whose life had been a catalogue of harm, both to herself and those around her. That changed when she faced, and bested, Jigsaw's test. Deciding her life was worth something, she became devoted to Jigsaw's cause, ready to take over when cancer consumed him. But she became more dependent on John, her anguish at his impending death combining with a belief that their test subjects weren't capable of saving themselves, of being reborn in the crucible of the games. Seeing this, John presented her with another game, another chance to save herself, but Amanda let her rage and jealousy rule her actions. She failed the test and took a bullet as a consequence. Bleeding out on the tiled floor, darkness engulfed Amanda's vision, accompanied by a sound like creaking wood. Then she was in a forest, once more viewing the world through the eyes of a Pig. Trees surrounded her, their branches clawing at her from all sides. Waves of panic washed over her and she could hear her breath reverberating inside the mask. Had she been damned, cursed to spend her days here, in this guise? Or maybe this was another test? Maybe she hadn't failed at all? John always thought one step ahead of everyone else, planned for every eventuality, and he would never give up on her, surely? Jigsaw may have gone but he had passed her onto another. A being for whom she would be The Pig again. Ultimately, she saw now that she had been right in the choices she had made. The time for games was over. There was no chance of redemption for any of them. They were meat, and meat was destined for slaughter. </text:p>
          </table:table-cell>
        </table:table-row>
        <table:table-row table:style-name="ro1">
          <table:table-cell office:value-type="string" calcext:value-type="string">
            <text:p>The Clown</text:p>
          </table:table-cell>
          <table:table-cell office:value-type="float" office:value="12" calcext:value-type="float">
            <text:p>12</text:p>
          </table:table-cell>
          <table:table-cell office:value-type="string" calcext:value-type="string">
            <text:p>Jeffery Hawk</text:p>
          </table:table-cell>
          <table:table-cell office:value-type="string" calcext:value-type="string">
            <text:p>Male</text:p>
          </table:table-cell>
          <table:table-cell office:value-type="string" calcext:value-type="string">
            <text:p>American</text:p>
          </table:table-cell>
          <table:table-cell office:value-type="string" calcext:value-type="string">
            <text:p>Crotus Prenn Asylum</text:p>
          </table:table-cell>
          <table:table-cell office:value-type="string" calcext:value-type="string">
            <text:p>4.6 m/s</text:p>
          </table:table-cell>
          <table:table-cell office:value-type="string" calcext:value-type="string">
            <text:p>32m</text:p>
          </table:table-cell>
          <table:table-cell office:value-type="string" calcext:value-type="string">
            <text:p>Tall</text:p>
          </table:table-cell>
          <table:table-cell office:value-type="string" calcext:value-type="string">
            <text:p>killerphotos</text:p>
          </table:table-cell>
          <table:table-cell office:value-type="string" calcext:value-type="string">
            <text:p>TheClown.png</text:p>
          </table:table-cell>
          <table:table-cell office:value-type="string" calcext:value-type="string">
            <text:p>Madame Butterfly</text:p>
          </table:table-cell>
          <table:table-cell office:value-type="string" calcext:value-type="string">
            <text:p>The Afterpiece Tonic</text:p>
          </table:table-cell>
          <table:table-cell office:value-type="string" calcext:value-type="string">
            <text:p>SPECIAL ABILITY: THE AFTERPIECE TONIC AND ANTIDOTE. The Clown starts the Trial with a shared stock of 6 Bottles. Press the Secondary Power button to switch between the Tonic and the Antidote. Press the Power button to throw a Bottle. Hold the Power button until a shimmer travels across the Bottle to throw it with maximum strength. Press and hold the Secondary Power button to replenish the Bottles at any time: Reloading takes 3 seconds to complete. Reduces his Movement speed to 1.61 m/s. SPECIAL AFFLICTION: TONIC. Upon impact, the Tonic Bottle breaks, releasing a purple Gas Cloud that intoxicates Survivors upon contact and while inside it. The Clown is immune to its effects. Intoxicated Survivors suffer from the following effects while inside the Gas Cloud: Causes impaired vision. Causes involuntary coughing. Suppresses the ability to perform Fast Vaults. Reduces all Movement speeds through a -15 % Hindered Status Effect. These effects linger for 2 seconds after leaving the Gas Cloud. SPECIAL BENEFIT: ANTIDOTE. Upon impact, the Antidote Bottle breaks, releasing an inactive white Gas Cloud. The Gas Cloud will turn yellow after 2 seconds and invigorate all Players upon contact. Invigorated Players benefit from the following effect: Increases all Movement speeds through a +10 % Haste Status Effect for 6 seconds. SPECIAL INTERACTION: NEUTRALISATION. The two types of Gas Clouds instantly neutralise each other upon contact. Walking from one type into the other one will also neutralise any lingering effects from the former and instead apply the effect(s) of the latter. </text:p>
          </table:table-cell>
          <table:table-cell office:value-type="string" calcext:value-type="string">
            <text:p>"Throughout his years experimenting with anaesthetics and muscle relaxants, The Clown developed several effective concoctions and formulas. His favourite, The Afterpiece Tonic, he has used to great effect, intoxicating and capturing many unwilling victims. The associated Afterpiece Antidote also has useful effects."</text:p>
          </table:table-cell>
          <table:table-cell office:value-type="string" calcext:value-type="string">
            <text:p>Kenneth Chase was born in 1932 by a difficult labour, which his mother wouldn't survive. This event drove a rift between him and his father that never closed. As the boy grew, so did his father's resentment, and his drinking habit. By the time Kenneth was at school, they lived mostly separate lives. Academically, he was unremarkable, coasting by on his significant athletic prowess. He grew tall and strong, excelling at track events, but shunned any attempts to coax him into team sports. On his walk home from school, he would often find feathers on the ground and he soon began a collection, keeping them in a cigar box under his bed. With his father either at work or in an alcohol-induced stupor, Kenneth had hours to spend alone, transfixed by the regularity of the feathers' barbs and the feeling of softness as he ran them over his lips. Watching the birds that came to the feeder in his garden, he imagined how soft they must be and resolved to catch one. He ingratiated himself with the local dentist, soon procuring some anaesthetic. Using this, he rigged up a trap on the feeder, that he hoped would knock out a bird long enough that he could touch it. After a few failed attempts, he managed to trap a robin. As it lay in his hand, he felt a sudden rush, of a life at his mercy. He had planned to release it once it recovered from the anaesthetic. Instead, as its eyes flickered back into consciousness and it began to struggle, his grip remained firm. His fingers slowly tightened around its throat, squeezing until its chest feathers were finally still. He disposed of the body, keeping just a feather, with which he started a new collection, discarding the others as "fake". By the late 1940s, Kenneth had left school and started working as a busboy at a local diner. He had also escalated to larger prey, like squirrels, raccoons and dogs, becoming skilled at customising the anaesthetic dosage for each. In early 1954, a young man went missing and the town was turned upside down in the search. A few months later, Kenneth's father, while doing some work in the crawlspace under the house, found a cigar box. He broke it open and saw, to his horror, that it contained feathers, animal paws, and a man's finger. Returning from work, Kenneth saw his father leaving the crawlspace with a cigar box in his hands. He turned on his heel and never went home again. After a few weeks of living rough, he encountered a travelling circus and, with his prodigious strength, was hired to work the ropes. He assumed a new name: Jeffrey Hawk. Suddenly surrounded by a close-knit community, "Jeffrey" had to learn to socialise. He donned a new personality like a disguise, quickly becoming known as charming and helpful, and was welcomed into his new family. Over the next decade, he stayed with the circus, travelling the length and breadth of the United States. But, with the itinerant life providing few repercussions, he fell into bad habits. Drinks, junk food, drugs, he indulged in all of them to excess. For a time, these vices were enough, but then his old urges returned and his nomadic existence became a cover for him to resume killing. He stole clothes and make-up from performers, fashioning a disguise that would let him get close to his victims before he anaesthetised them, bringing them back to his caravan, where they would awake to find themselves bound and at his mercy. He would finally get to have his fun, mentally and physically torturing them, their screams fuelling him, before being lost in the night. Once their strength was at its lowest, he would carefully examine their fingers, searching for the prettiest, running them over his tongue to find the tastiest. Once he found the best, he would cut it from their hand and proudly add it to his collection, disposing of the rest of the body as pointless waste. Men, women, young, old, he didn't care. The essence of a good collection is in the variety, in the memories and stories they evoke. He removed the costume less and less, shedding his old personality with it, fully embracing the clown, his true self. With time, he became complacent and sloppy. A victim managed to work free of her bindings while he was sleeping off the drink. She escaped, screaming for help, and he awoke to find the rest of the circus bearing down on him. He whipped his horse and the caravan disappeared into the night. Since then he has roamed the country, a parasite who could always be found at a carnival or circus, but who would never be seen on any playbill. He lured those brave, or foolish enough, to come near, trapped them and moved on before they could be found missing. Somewhere along the way, he left the ordinary roads of the United States behind him, travelling through a veil of mist and entering a new realm. It was a place of transience and impermanence, perfectly suiting the life he had chosen to lead. Feeling more at home than he had in his entire life, he set up camp and waited for his first visitor. </text:p>
          </table:table-cell>
        </table:table-row>
        <table:table-row table:style-name="ro1">
          <table:table-cell office:value-type="string" calcext:value-type="string">
            <text:p>The Spirit</text:p>
          </table:table-cell>
          <table:table-cell office:value-type="float" office:value="13" calcext:value-type="float">
            <text:p>13</text:p>
          </table:table-cell>
          <table:table-cell office:value-type="string" calcext:value-type="string">
            <text:p>Run Yamaoka</text:p>
          </table:table-cell>
          <table:table-cell office:value-type="string" calcext:value-type="string">
            <text:p>Female</text:p>
          </table:table-cell>
          <table:table-cell office:value-type="string" calcext:value-type="string">
            <text:p>Japanese</text:p>
          </table:table-cell>
          <table:table-cell office:value-type="string" calcext:value-type="string">
            <text:p>Yamaoka Estate</text:p>
          </table:table-cell>
          <table:table-cell office:value-type="string" calcext:value-type="string">
            <text:p>4.4 m/s Normal, 7.04 m/s Phase Walk</text:p>
          </table:table-cell>
          <table:table-cell office:value-type="string" calcext:value-type="string">
            <text:p>24m</text:p>
          </table:table-cell>
          <table:table-cell office:value-type="string" calcext:value-type="string">
            <text:p>Average</text:p>
          </table:table-cell>
          <table:table-cell office:value-type="string" calcext:value-type="string">
            <text:p>killerphotos</text:p>
          </table:table-cell>
          <table:table-cell office:value-type="string" calcext:value-type="string">
            <text:p>TheSpirit.png</text:p>
          </table:table-cell>
          <table:table-cell office:value-type="string" calcext:value-type="string">
            <text:p>Shattered Katana</text:p>
          </table:table-cell>
          <table:table-cell office:value-type="string" calcext:value-type="string">
            <text:p>Yamaoka’s Haunting</text:p>
          </table:table-cell>
          <table:table-cell office:value-type="string" calcext:value-type="string">
            <text:p>SPECIAL ABILITY: YAMAOKA'S HAUNTING. Press and hold the Power button to charge Yamaoka's Haunting and initiate a Phase-Walk for up to 5 seconds: Causes The Spirit to depart her physical body and enter the Ethereal Plane, leaving behind a stationary Husk. Yamaoka's Haunting has a cool-down of 15 seconds. SPECIAL LOCOMOTION: PHASE-WALK. During a Phase-Walk, The Spirit experiences the following effects: Increases her Movement speed to 7.04 m/s. Survivors are invisible to her. She can still see and track Scratch Marks. The Spirit emits a directional sound cue audible to all Survivors within 24 metres. The Husk emits a Terror Radius of 24 metres. The Spirit retains her speed boost for 1 second after ending a Phase-Walk. SPECIAL ABILITY: PASSIVE-PHASING. The Spirit is constantly phasing in and out of view for Survivors whenever she is not currently in a Phase-Walk. </text:p>
          </table:table-cell>
          <table:table-cell office:value-type="string" calcext:value-type="string">
            <text:p>"Yamaoka is the name she carries from her ancestors, who unleashed hell on the battlefield. The Spirit draws her power from their wrath, haunting the living as retribution for her suffering. The Spirit can use Yamaoka's Haunting to enter the Ethereal Plane and re-appear at a new location."</text:p>
          </table:table-cell>
          <table:table-cell office:value-type="string" calcext:value-type="string">
            <text:p>Rin was the only child of the Yamaoka family. She was raised in the dusty halls of a traditional house in Kagawa. She studied Education at Takamatsu, a private university, which weighed heavily on her family's shaky finances. Her mother got ill that year and the bills started piling up. Rin worked part-time in a futile attempt to help lighten the load. Her father faced a debt that grew without end. He started working double-shifts in hopes of obtaining a promotion. That's when he started losing sleep. A dark whisper would keep him awake all night, reminding him of his hopeless situation. Exhausted, he started to lose grasp of reality. Fighting to deny what the voice whispered at night, Rin's father made a desperate move. He met with his superior and explained his situation. He begged for a bonus, an advance, time-off---anything. His request was denied. The company had launched a defective production line that was costing them dearly. Someone had to be held accountable and Rin's father fitted the bill perfectly. He was fired after twenty-two years of service. That evening, Rin came home from work. She'd stayed late to entertain customers that lingered at the restaurant. As she parked her bike in the shed, she heard her mother's scream come from the house. She rushed in, climbing up the stairs to her parents' room. There she found bits and pieces of her mother on the floor. Her limbs were clean-cut, tangled up in an unnatural position. Her breasts were sliced up, revealing her rib cage, which was cracked open. Rin gagged. A sharp Katana came crashing down. Rin blocked the blade, which bit into her bare forearm. The shock of recognition interrupted her pain: her father was wielding the Katana with a stoic expression. She cried out to make him stop, but he slashed her arm again. She rushed off and slid on the blood-smeared floor. Using the door frame as support, she raised herself up. The Katana ripped through the wall, cleaving her other arm. She screamed in pain as she limped into the hallway, only to be met by her father's blade. She stepped back, trembling, as she held together the soft loose flesh of her abdomen. Images of her mother's tangled limbs flashed before her eyes. Rin charged at her father, making him stumble back. He punched her torn abdomen and she recoiled in pain. As she struggled to get back up, he slashed her thigh, making her collapse on the floor. As she crawled towards the stairs, he grabbed her hair and yanked her against a partition. The glass shattered on impact and she fell through, landing one floor down. She heard footsteps somewhere above her. With effort, she moved, worming her way into a sea of broken glass. The shards gnawed at her, ripping her flesh. He had to be stopped. He would not get away with what he'd done to her--with what he'd done to her mother. Coughing up blood, her chin grazed the glass, adding to the bleeding. A low-pitched heartbeat started to ring in her ears. Her body felt so heavy she could no longer move. The ground shook with her father's footsteps. She knew she was not going to make it, but she no longer cared. She would make him pay, in this life or the next. A dark Fog slowly veiled her eyes, but it could not subdue her rage. She would not rest--not yet. The darkness whispered, promising blood and revenge. An oath was made and Rin closed her eyes. </text:p>
          </table:table-cell>
        </table:table-row>
        <table:table-row table:style-name="ro1">
          <table:table-cell office:value-type="string" calcext:value-type="string">
            <text:p>The Legion</text:p>
          </table:table-cell>
          <table:table-cell office:value-type="float" office:value="14" calcext:value-type="float">
            <text:p>14</text:p>
          </table:table-cell>
          <table:table-cell office:value-type="string" calcext:value-type="string">
            <text:p>Frank, Julie, Susie, Joey</text:p>
          </table:table-cell>
          <table:table-cell office:value-type="string" calcext:value-type="string">
            <text:p>Male (Frank, Joey) &amp; Female (Julie, Susie)</text:p>
          </table:table-cell>
          <table:table-cell office:value-type="string" calcext:value-type="string">
            <text:p>Canadian</text:p>
          </table:table-cell>
          <table:table-cell office:value-type="string" calcext:value-type="string">
            <text:p>Ormond</text:p>
          </table:table-cell>
          <table:table-cell office:value-type="string" calcext:value-type="string">
            <text:p>4.6 m/s Normal, 5.2 m/s Feral Frenzy</text:p>
          </table:table-cell>
          <table:table-cell office:value-type="string" calcext:value-type="string">
            <text:p>32m Normal, 40m Feral Frenzy</text:p>
          </table:table-cell>
          <table:table-cell office:value-type="string" calcext:value-type="string">
            <text:p>Average</text:p>
          </table:table-cell>
          <table:table-cell office:value-type="string" calcext:value-type="string">
            <text:p>killerphotos</text:p>
          </table:table-cell>
          <table:table-cell office:value-type="string" calcext:value-type="string">
            <text:p>TheLegion.png</text:p>
          </table:table-cell>
          <table:table-cell office:value-type="string" calcext:value-type="string">
            <text:p>Hunting Knife</text:p>
          </table:table-cell>
          <table:table-cell office:value-type="string" calcext:value-type="string">
            <text:p>Feral Frenzy</text:p>
          </table:table-cell>
          <table:table-cell office:value-type="string" calcext:value-type="string">
            <text:p>SPECIAL ABILITY: FERAL FRENZY. Press the Power button to trigger Feral Frenzy: Increases their Movement speed to 5.2 m/s. Unlocks their ability to perform Feral Vaults and Feral Slashes. SPECIAL ABILITY: FERAL VAULT. Press the Interaction button during Feral Frenzy while next to a dropped Pallet or a Window to perform a Feral Vault: Grants the ability to swiftly vault over them in 0.9 seconds. SPECIAL ABILTIY: FERAL SLASH. Press the Attack button during Feral Frenzy to initiate a Feral Slash Attack. Hitting a Survivor with it applies the following effects: Injures Survivors and causes them to suffer from the Deep Wound Status Effect. Instantly refills the Power Gauge. Triggers Killer Instinct on all Survivors inside the Terror Radius who are not currently suffering from Deep Wound. Increases the Movement speed of The Legion by an additional +0.24 m/s per hit Survivor, up to a maximum of +0.8 m/s after four successful Feral Slashes. Causes the fifth Feral Slash to be lethal and apply double damage. This also affects Survivors already suffering from Deep Wound. Hitting a Survivor already suffering from Deep Wound or missing a Feral Slash automatically ends Feral Frenzy. SPECIAL STATE: FATIGUE. After Feral Frenzy either elapses or The Legion cancel it prematurely, they enter a state of Fatigue for 2.5 seconds. </text:p>
          </table:table-cell>
          <table:table-cell office:value-type="string" calcext:value-type="string">
            <text:p>"They were a plain group of friends until Frank formed them into a Legion. Now they draw power from the thrilling freedom of not abiding to any rule but their own."</text:p>
          </table:table-cell>
          <table:table-cell office:value-type="string" calcext:value-type="string">
            <text:p>Frank Morrison was nineteen and had little to show for it. He'd stopped attending school after being kicked out of the basketball team for shoving a referee into the stands. Yet Frank was a man of potential, who could light up a room despite his bleak childhood. At six years old, he'd been taken away from Calgary to start a circuit of foster homes. No matter how many times he'd lashed out, threw tantrums and got into fights, they'd kept moving him to new, unfamiliar houses. His last move had been three years prior when his last foster dad, Clive Andrews, had picked him up from the adoption centre. They'd been on the road for seven hours before reaching a small bungalow in Ormond. It would be the longest time they'd spend together. Clive was too busy trading cheques from Family Services for drinks at the bar. Ormond was a small, stale place; a remote town of six thousand inhabitants where grey winters drag on for most of the year. Frank did everything he could to get into another adoptive family, but he changed his mind when he caught the attention of Julie, a beautiful girl who was convinced that she deserved better than a life in Ormond, and Frank, as an outsider, was her ticket out. Frank attended the parties she threw where everyone was younger than him and easily impressed, which he liked. He met the impulsive Joey, who liked to show off, and the shy, naïve Susie, who was Julie's best friend. They would hang out at an abandoned lodge up Mount Ormond. Their time together was the perfect break from the boring conformity of their small, insignificant everyday lives. Frank saw it as an opportunity to shape their lack of experience into something powerful. He lined up nights of debauchery and rampage, testing their limits. Bullying, vandalism, and theft were essentially their weekend plans. It came to a point where they would do anything he asked. Nothing was off-limits when they put their masks on. One evening, Frank dared Joey to vandalise the store that had recently fired him. They snuck inside easily enough, as the building was supposed to be empty after closing hours. But a cleaner who was still there grabbed Julie as soon as she came near. Hearing her stifled cries, a dark impulse took over Frank. He rushed to her aid, knife in hand, and without hesitating, planted the blade into the cleaner's back. As the group stared at Frank in shock, he ordered them to finish the job. Joey clenched his jaw, grabbed the knife, and stabbed the bleeding man in the ribs. Susie didn't want to do it. Frank shouted at her; they had to finish what they'd started. Julie closed her eyes and slid the knife into the man's chest. She handed the wet blade to Susie: they were all in this together now. Susie stared at Julie in disbelief as Frank grabbed her trembling hands and inserted the knife deep into the man's throat. Frank told them to move fast; they mopped the blood off the floor, stashed the body in the trunk of Joey's car, and drove up Mount Ormond. All four were digging in the muddy snow to dispose of the body when Frank spotted something moving through the woods. He grabbed his knife and broke from the group to check it out. The Fog thickened around Frank, becoming so dense that he soon could no longer see ahead. He retraced his steps and stumbled onto an ominous trail. He followed the eerie path, as if called by the darkness. Julie, Susie, and Joey finished digging, but Frank was nowhere to be seen. Julie spotted his muddy footsteps in the snow and the three of them followed the trail, which took them deeper into the woods. When Julie, Susie, and Joey did not return home that night, their parents thought they'd run away with Frank. Each family came up with a different theory. The mood in the town changed, however, when a body was found by an abandoned lodge up Mount Ormond. </text:p>
          </table:table-cell>
        </table:table-row>
        <table:table-row table:style-name="ro1">
          <table:table-cell office:value-type="string" calcext:value-type="string">
            <text:p>The Plague</text:p>
          </table:table-cell>
          <table:table-cell office:value-type="float" office:value="15" calcext:value-type="float">
            <text:p>15</text:p>
          </table:table-cell>
          <table:table-cell office:value-type="string" calcext:value-type="string">
            <text:p>Adiris</text:p>
          </table:table-cell>
          <table:table-cell office:value-type="string" calcext:value-type="string">
            <text:p>Female</text:p>
          </table:table-cell>
          <table:table-cell office:value-type="string" calcext:value-type="string">
            <text:p>Babylonian</text:p>
          </table:table-cell>
          <table:table-cell office:value-type="string" calcext:value-type="string">
            <text:p>Red Forest</text:p>
          </table:table-cell>
          <table:table-cell office:value-type="string" calcext:value-type="string">
            <text:p>4.6 m/s</text:p>
          </table:table-cell>
          <table:table-cell office:value-type="string" calcext:value-type="string">
            <text:p>32m</text:p>
          </table:table-cell>
          <table:table-cell office:value-type="string" calcext:value-type="string">
            <text:p>Tall</text:p>
          </table:table-cell>
          <table:table-cell office:value-type="string" calcext:value-type="string">
            <text:p>killerphotos</text:p>
          </table:table-cell>
          <table:table-cell office:value-type="string" calcext:value-type="string">
            <text:p>ThePlague.png</text:p>
          </table:table-cell>
          <table:table-cell office:value-type="string" calcext:value-type="string">
            <text:p>Profane Censer</text:p>
          </table:table-cell>
          <table:table-cell office:value-type="string" calcext:value-type="string">
            <text:p>Vile Purge</text:p>
          </table:table-cell>
          <table:table-cell office:value-type="string" calcext:value-type="string">
            <text:p>SPECIAL ABILITY: VILE PURGE. Press and hold the Power button to charge Vile Purge. Release the Power button to unleash a stream of infectious bile or press the Attack button to swallow it back down: Hitting Survivors with a Vomit Projectile inflicts them with Sickness. Successive hits slowly fill the Sickness Meter. Hitting environmental objects causes them to become infectious to Survivors for 40 seconds. SPECIAL STATE: SICKNESS. Sickness is indicated on the Status HUD icon of affected Survivors, which also doubles as a Sickness Meter: Infected Survivors with a partially filled Sickness Meter vomit at random intervals, infecting both nearby environmental objects and other Survivors. Infected Survivors with a full Sickness Meter are put into the Injured State and suffer permanently from the Broken Status Effect. SPECIAL OBJECT: POOLS OF DEVOTION. Pools of Devotion spawn randomly throughout the environment: 5 Pools of Devotion spawn in the Uncorrupted State. 1 Pool of Devotion spawns in the Corrupted State. SPECIAL INTERACTION: CLEANSING INFECTION. Survivors can approach an Uncorrupted Pool of Devotion and interact with it to cleanse themselves. Cleansing removes all Sickness and automatically heals them back to full health, but corrupts the Pool of Devotion. SPECIAL INTERACTION: INGESTING CORRUPTION. The Plague can approach a Corrupted Pool of Devotion and press and hold the Interaction button to ingest its corruption and empower her purge: Replaces Vile Purge with Corrupt Purge for 60 seconds. Resets the Pool of Devotion. The Plague automatically receives Corrupt Purge when Survivors corrupt all available Pools of Devotion, resetting them all. SPECIAL ATTACK: CORRUPT PURGE. Press and hold the Power button to charge Corrupt Purge Release the Power button to unleash a stream of lethal bile or press the Attack button to swallow it back down: Hitting Survivors with a Vomit Projectile inflicts them with damage, causing them to lose a Health State. If The Plague is stunned by any means during Corrupt Purge, her Power is instantly reset to Vile Purge. </text:p>
          </table:table-cell>
          <table:table-cell office:value-type="string" calcext:value-type="string">
            <text:p>"Her condition deteriorated as the black plague overtook her body: Her toes blackened, her neck mushroomed into cysts, and her throat gagged with bloody vomit."</text:p>
          </table:table-cell>
          <table:table-cell office:value-type="string" calcext:value-type="string">
            <text:p>When she was five years old, Adiris, the youngest of a family of seven, was left on the brick-red burning steps of the Temple of Purgation at the centre of Babylon. To process her shock and sorrow, she held onto the belief that the Gods had a plan for her. Her new life was one of quiet servitude. She would tend to the gardens, prepare ceremonial meals, and polish ceremonial incense burners. At night, she would pray for a sign that would reveal her purpose. When she came of age, she attended the high-ranking priests during the yearly worshipping of the sea-goat, the God of Water and Creation. Swinging a censer down the great hypo-style hall, she cast thick black fumes that reached the cold towering stone pillars before dissipating. Her worries lifted, and the resulting bliss made her feel closer to the Gods than ever. She worked herself to the bone each day that followed, fulfilling her duties while taking on new ones, as she aided the priests during purification rituals. The priests were more and more in need of assistance. Cleansings were being performed daily to answer the demand from outside the high temple walls, where a catastrophic plague had resurfaced. Within months, the priests contracted the disease. It did not take long before they became too weak to perform any kind of ritual. Adiris, having assisted many purification rituals, was the only one able to carry on. The swelling panic had to be contained, even if by a novice. Anxious before her first ceremony, Adiris visited the priests' sanctuary chamber. When she lit the candles, she noticed a narrow opening at the back. Sliding through the gap, she reached a crypt hidden under the sanctuary. The chamber was bare except for the golden statue of a woman, who stood with outstretched hands, her fingers covered in jewels. It was the sign Adiris had been waiting for. The great hall was packed with followers who bowed down as Adiris entered. She strode to the brick altar and grabbed a ceremonial dagger forged in silver, her ruby ringed fingers wrapping around the blade like claws. The sudden display of luxury intrigued the followers, who were struck already by her youth and beauty. As she began reciting the Epic of Creation, a woman at the back swooned and collapsed. Adiris rushed to her and noticed the black blisters covering her feet. Without hesitation, Adiris grabbed her sacred blade and swung it at her own foot, severing a toe. Then she offered the bloody part to the Gods, asking them to protect the woman. A silence fell over the followers, who revered Adiris as their new priestess. Tales of her wealth, beauty, and devotion began to spread across the city as quickly as the disease. Soon, Adiris' followers called her the High Priestess of Babylon. But her faith was tried when she showed the first signs of infection; her cough became a mix of phlegm and blood, her neck erupted in abscesses, and her four-toed foot darkened. Ashamed of her condition, she began wearing a veiled headpiece and carried a censer that masked the rancid smell of sick that clang to her skin. Hoping to be saved, she kept performing the rituals, offering blessed water and food to her followers. But no ritual could save her. In a desperate attempt to appease the Gods, Adiris banished herself from the city. She traveled north with a few followers, venturing through the cold woodlands of Urashtu, until it was no longer possible to walk. They camped in a damp cave, where Adiris lay in a pool of vomit. Her foot, which had turned black, was so swollen she could not go any further. Her followers and she realised the truth in that cave: they were all infected with the plague. Kneeling among her retching followers, Adiris made one last prayer. The black fumes of incense rose into the damp air before being wiped off by a cold breeze. Neither the body of Adiris nor those of her followers were ever found. Many told tales of her return, but no one truly knew what fate had befallen the High Priestess of Babylon. </text:p>
          </table:table-cell>
        </table:table-row>
        <table:table-row table:style-name="ro1">
          <table:table-cell office:value-type="string" calcext:value-type="string">
            <text:p>The Ghost Face</text:p>
          </table:table-cell>
          <table:table-cell office:value-type="float" office:value="16" calcext:value-type="float">
            <text:p>16</text:p>
          </table:table-cell>
          <table:table-cell office:value-type="string" calcext:value-type="string">
            <text:p>Danny Johnson</text:p>
          </table:table-cell>
          <table:table-cell office:value-type="string" calcext:value-type="string">
            <text:p>Male</text:p>
          </table:table-cell>
          <table:table-cell office:value-type="string" calcext:value-type="string">
            <text:p>American</text:p>
          </table:table-cell>
          <table:table-cell office:value-type="string" calcext:value-type="string">
            <text:p>No Realm</text:p>
          </table:table-cell>
          <table:table-cell office:value-type="string" calcext:value-type="string">
            <text:p>4.6 m/s Normal, 3.8 m/s Crouched</text:p>
          </table:table-cell>
          <table:table-cell office:value-type="string" calcext:value-type="string">
            <text:p>24m</text:p>
          </table:table-cell>
          <table:table-cell office:value-type="string" calcext:value-type="string">
            <text:p>Average</text:p>
          </table:table-cell>
          <table:table-cell office:value-type="string" calcext:value-type="string">
            <text:p>killerphotos</text:p>
          </table:table-cell>
          <table:table-cell office:value-type="string" calcext:value-type="string">
            <text:p>TheGhostFace.png</text:p>
          </table:table-cell>
          <table:table-cell office:value-type="string" calcext:value-type="string">
            <text:p>Tactical Knife</text:p>
          </table:table-cell>
          <table:table-cell office:value-type="string" calcext:value-type="string">
            <text:p>Night Shroud</text:p>
          </table:table-cell>
          <table:table-cell office:value-type="string" calcext:value-type="string">
            <text:p>SPECIAL ABILITY: NIGHT SHROUD. Press the Power button to enter Stealth Mode: Grants a permanent Undetectable Status Effect. Unlocks the ability to Stalk Survivors. Performing a Basic Attack automatically ends Stealth Mode and depletes the Power Gauge. Night Shroud has a cool-down of 20 seconds. SPECIAL LOCOMOTION: CROUCHING. Press the Secondary Power button to Crouch: Reduces his Movement speed to 3.8 m/s. Causes him to be harder to be spotted and revealed by Survivors. Press the Secondary Power button again to stand back upright. SPECIAL ABILITY: STALKING. Press the Power button when in Stealth Mode to stalk Survivors within 40 metres, filling their Stalk Meter at +20 pts/s. SPECIAL ABILITY: LEANING AND STALKING. Standing behind cover when in Stealth Mode shows the Lean and Stalk prompt. Stalking Survivors while leaning doubles the rate to +40 pts/s. SPECIAL STATE: MARKED. Once the Stalk Meter is full at 100 Points, the affected Survivors are Marked and suffer from the following effects for 60 seconds: Exposed Status Effect. Suppresses their ability to reveal The Ghost Face. SPECIAL INTERACTION: REVEALING. Survivors can attempt to reveal The Ghost Face when he is in Stealth Mode, forcing him out of it and disabling his ability to continue stalking them. Survivors must see at least 30 % of his model in the central part of their screen while he is within 32 metres in order to start revealing him over the course of 1.5 seconds: Triggers markers on the HUD of The Ghost Face, betraying the direction from which he is being revealed from. Triggers Killer Instinct for 4 seconds after a successful reveal.</text:p>
          </table:table-cell>
          <table:table-cell office:value-type="string" calcext:value-type="string">
            <text:p>"The Ghost Face used to study his victims for weeks, meticulously registering their habits. When the urge to kill swelled, he'd know exactly how and where to strike."</text:p>
          </table:table-cell>
          <table:table-cell office:value-type="string" calcext:value-type="string">
            <text:p>Danny Johnson, known as Jed Olsen by some, grabbed the newspaper from the kitchen counter: it was a week old, but his face was on the front page, grainy and sunken. It was one of those muggy afternoons in Florida when heat and humidity permeated everything in the kitchen, making him sweat while standing still. He slouched in a damp chair to read. This article had better be good—his work in Roseville had been outstanding. GHOST FACE DISAPPEARS June 18, 1993. At first glance, Jed Olsen was a modest and enthusiastic freelancer with experience in a variety of small newspapers. The staff at the Roseville Gazette appreciated how easy-going and honest he seemed, and so he was treated as a stranger for no more than five minutes into his interview: "Jed quickly spotted the editor-in-chief in the room, gave him a wide smile and a firm handshake, and talked about good old American values. And that was it, he was in." —Ex-Contributor at the Roseville Gazette. Olsen never justified his erratic career path, which zigzagged between several small towns from Utah to Pennsylvania. There was no verification of his previous jobs. He had a decent portfolio plus a good attitude, and they needed a contributor right away. THE ROSEVILLE MURDERS. Olsen had been working at the newspaper for five months when the Roseville Murders began: victims from young to old, stabbed to death in their homes. From the reports, the victims seemed chosen at random, yet the killer knew his way around in the houses. The multiple stab wounds indicated a personal motive. No traces of DNA were found. The local police were confounded: the murders were carried with fury akin to a crime of passion yet coldly premeditated. The murderer also liked to stalk his targets. Two victims had reported being followed on their way home by a dark figure, a few days prior their death. The killer would follow them from Walleyes, a small bar in Northern Roseville, and snap pictures of them at home, while looking for a way in. He could watch the same victim for weeks, meticulously registering their habits and routines. When he felt the urge to kill, he'd visit the most vulnerable victim on his list, and break inside the house quietly. The whole staff worked on the Roseville Murders story. Olsen was often sent to interview the family of victims and relay official statements from the police. Unknown to everyone at the time, his involvement added to the final body count. THE GHOST FACE. Panic swelled in Roseville when Olsen produced footage of a hooded figure breaking into a house at night. The masked face, a white blur in the dark, stared at the camera for a second, before disappearing inside. “The Ghost Face Caught on Tape” was the resulting article, written by Olsen. He seemed proud of his work at the time, enjoying how the whole town feared his ghost stories. Weeks later, Olsen left a note on his work desk and disappeared: "I hope you liked my stories--I enjoyed bringing them to life. Don't worry, I'm not done." –Jed Olsen. The Roseville law enforcement still refuses to comment as Jed Olsen remains at large. Danny smiled, ripping out the article from the newspaper. When the investigation had been pointing to him, he’d packed his bags and left Roseville swiftly. He got up, the clammy seat pulling his skin. An oppressive humidity engulfed him as he entered the bedroom. Condensation dribbled on a small misted-up window as bits of cracked wallpaper hung limply. Its floral pattern was covered with gruesome photos and newspaper headlines. Danny pinned the week-old article on top of a picture of lacerated scalps. A faint pang of hunger hit him, and he wondered when he had eaten last. Was it this morning, while washing his knife and clothes? Or was it last night, after following that girl down the street? He couldn't remember clearly. Taking a step back, he admired his work on the wall. His mind drifted, remembering all the articles he’d written, the stories he’d planned, and the scenes he’d brought to life. A shiver ran through him. A chilling breeze transformed the bedroom's humidity into an opaque, freezing Fog. A woman shrieked. Dead leaves crunched under his feet. He smiled in anticipation. </text:p>
          </table:table-cell>
        </table:table-row>
        <table:table-row table:style-name="ro1">
          <table:table-cell office:value-type="string" calcext:value-type="string">
            <text:p>The Demogorgon</text:p>
          </table:table-cell>
          <table:table-cell office:value-type="float" office:value="17" calcext:value-type="float">
            <text:p>17</text:p>
          </table:table-cell>
          <table:table-cell office:value-type="string" calcext:value-type="string">
            <text:p>No Name</text:p>
          </table:table-cell>
          <table:table-cell office:value-type="string" calcext:value-type="string">
            <text:p>No Gender</text:p>
          </table:table-cell>
          <table:table-cell office:value-type="string" calcext:value-type="string">
            <text:p>Extra-dimensional Origin</text:p>
          </table:table-cell>
          <table:table-cell office:value-type="string" calcext:value-type="string">
            <text:p>Hawkins National Laboratory</text:p>
          </table:table-cell>
          <table:table-cell office:value-type="string" calcext:value-type="string">
            <text:p>4.6 m/s Normal, 3.86 m/s Of The Abyss</text:p>
          </table:table-cell>
          <table:table-cell office:value-type="string" calcext:value-type="string">
            <text:p>32m</text:p>
          </table:table-cell>
          <table:table-cell office:value-type="string" calcext:value-type="string">
            <text:p>Tall</text:p>
          </table:table-cell>
          <table:table-cell office:value-type="string" calcext:value-type="string">
            <text:p>killerphotos</text:p>
          </table:table-cell>
          <table:table-cell office:value-type="string" calcext:value-type="string">
            <text:p>TheDemogorgon.png</text:p>
          </table:table-cell>
          <table:table-cell office:value-type="string" calcext:value-type="string">
            <text:p>Barbarous Claw</text:p>
          </table:table-cell>
          <table:table-cell office:value-type="string" calcext:value-type="string">
            <text:p>Of The Abyss</text:p>
          </table:table-cell>
          <table:table-cell office:value-type="string" calcext:value-type="string">
            <text:p>SPECIAL ABILITY: OF THE ABYSS. Press and hold the Power button to channel Of the Abyss: Triggers Killer Instinct on Survivors inside the Area of Effect of Active Portals. Unlocks the ability to perform a Shred Attack. SPECIAL ATTACK: SHRED. Press the Attack button after charging Of the Abyss to at least 65 % to dash forwards and unleash a vicious slash: Causes The Demogorgon to lunge forwards at 18.4 m/s. Grants the ability to destroy Breakable Walls and dropped Pallets. SPECIAL OBJECTS: PORTALS. The Demogorgon starts the Trial with 6 Portals. Press and hold the Secondary Power button to bend down and create an Inactive Portal in the ground: Inactive Portals are invisible to Survivors and cannot be sealed. Inactive Portals do not have an Area of Effect and thus do not trigger Killer Instinct. When The Demogorgon interacts with Inactive Portals to traverse the Upside Down, both the Portal he travels from and the one he travels to are transformed into Active Portals: Active Portals are visible to Survivors and can be sealed. Active Portals have an Area of Effect of 4 metres around them. Survivors inside the Area of Effect suffer permanently from the Oblivious Status Effect and are revealed by Killer Instinct while The Demogorgon is channelling Of the Abyss. SPECIAL INTERACTION: SEALING PORTALS. Survivors can interact with Active Portals to seal them, either alone or together with other Survivors, though at increasingly reduced efficiency: 1 Survivor seals a Portal in 12 seconds. 2 Survivors seal a Portal in 9 seconds. 3 Survivors seal a Portal in 8 seconds. 4 Survivors seal a Portal in 6 seconds. Sealing a Portal will recycle it into the inventory of The Demogorgon. SPECIAL LOCOMOTION: TRAVERSING THE UPSIDE DOWN. Press and hold the Secondary Power button while standing atop any Portal and aiming at any Highlighted Portal to enter the first Portal and traverse the Upside Down, appearing at the second Portal: Transforms Inactive Portals into Active Portals. Grants the Undetectable Status Effect for 5 seconds.</text:p>
          </table:table-cell>
          <table:table-cell office:value-type="string" calcext:value-type="string">
            <text:p>"An unknown and otherworldly power surged through its body. Suddenly the ground ripped open, swallowing The Demogorgon whole."</text:p>
          </table:table-cell>
          <table:table-cell office:value-type="string" calcext:value-type="string">
            <text:p>A blooming mouth full of needle-like teeth for a face, large, curved, razor-sharp claws, and powerful legs to pounce on victims, make The Demogorgon a frightening monster to face in any dimension. It is a nightmare of unrestrained, feral rage as it hunts down its prey and rips it to pieces, devouring every last morsel of flesh and gore, leaving nothing for scavengers. The creature is untouched by any sense of compassion or restraint. Looming over its victim, it shows no doubt or mercy, just the pure instinct of its insatiable blood lust as it delivers the deathblow. A perfect hunter, The Demogorgon is a macabre testament to the horrors lurking in the Upside Down and why it was choice pickings for The Entity.</text:p>
          </table:table-cell>
        </table:table-row>
        <table:table-row table:style-name="ro1">
          <table:table-cell office:value-type="string" calcext:value-type="string">
            <text:p>The Oni</text:p>
          </table:table-cell>
          <table:table-cell office:value-type="float" office:value="18" calcext:value-type="float">
            <text:p>18</text:p>
          </table:table-cell>
          <table:table-cell office:value-type="string" calcext:value-type="string">
            <text:p>Kazan Yamaoka</text:p>
          </table:table-cell>
          <table:table-cell office:value-type="string" calcext:value-type="string">
            <text:p>Male</text:p>
          </table:table-cell>
          <table:table-cell office:value-type="string" calcext:value-type="string">
            <text:p>Japanese</text:p>
          </table:table-cell>
          <table:table-cell office:value-type="string" calcext:value-type="string">
            <text:p>Yamaoka Estate</text:p>
          </table:table-cell>
          <table:table-cell office:value-type="string" calcext:value-type="string">
            <text:p>4.6 m/s Normal, 3.45 m/s Absorption, 7.82 m/s Demon Dash</text:p>
          </table:table-cell>
          <table:table-cell office:value-type="string" calcext:value-type="string">
            <text:p>32m</text:p>
          </table:table-cell>
          <table:table-cell office:value-type="string" calcext:value-type="string">
            <text:p>Tall</text:p>
          </table:table-cell>
          <table:table-cell office:value-type="string" calcext:value-type="string">
            <text:p>killerphotos</text:p>
          </table:table-cell>
          <table:table-cell office:value-type="string" calcext:value-type="string">
            <text:p>TheOni.png</text:p>
          </table:table-cell>
          <table:table-cell office:value-type="string" calcext:value-type="string">
            <text:p>Yamaoka Blade</text:p>
          </table:table-cell>
          <table:table-cell office:value-type="string" calcext:value-type="string">
            <text:p>Yamaoka’s Wrath</text:p>
          </table:table-cell>
          <table:table-cell office:value-type="string" calcext:value-type="string">
            <text:p>SPECIAL ABILITY: YAMAOKA'S WRATH. Yamaoka's Wrath passively fills the Power Gauge by +0.2 c/s, up to a maximum of 98 Charges. Successful Basic Attacks on healthy Survivors fill the Power Gauge by +40 Charges. SPECIAL STATE: ABSORPTION MODE. Press and hold the Power button to absorb nearby Blood Orbs left in the environment by injured Survivors, further filling the Power Gauge: Fills the Power Gauge by +2.5 Charges per Orb. The Auras of Blood Orbs are revealed to The Oni within 8 metres. Reduces his Movement speed to 3.45 m/s. SPECIAL STATE: BLOOD FURY. Once the Power Gauge is full at 100 Charges, press the Secondary Power button to transition into Blood Fury: Grants the ability to perform Demon Dash and Demon Strike. SPECIAL LOCOMOTION: DEMON DASH. Press and hold the Power button during Blood Fury to perform a Demon Dash: Increases his Movement speed to 7.82 m/s. Reduces his manoeuvrability. SPECIAL ATTACK: DEMON STRIKE. Press and hold the Attack button during Blood Fury to perform a Demon Strike with extended reach: Striking Survivors with the Kanabo inflicts double damage. The Oni will strike his Kanabo a total of 3 times. The Oni can hit and damage multiple Survivors with his Kanabo. Hitting Survivors with the Kanabo instead by just pressing the Attack button only inflicts single damage. </text:p>
          </table:table-cell>
          <table:table-cell office:value-type="string" calcext:value-type="string">
            <text:p>"The desire to destroy weaker bloodlines shaped into a literal force."</text:p>
          </table:table-cell>
          <table:table-cell office:value-type="string" calcext:value-type="string">
            <text:p>Honouring his family name was never enough for Kazan Yamaoka. He wanted to surpass his father's reputation and end what he saw as the thinning of samurai culture with farmers often posing as samurai. His father tried to turn Kazan's attention to more noble pursuits, but Kazan refused to heed his advice, and borrowing his father's Katana, he embarked on a dark pilgrimage to prove his worth and rid Japan of impostors. Ignoring the code that had been taught to him, Kazan killed impostors in the hills and the valleys, on the beaches and in the woodland. The killings were brutal, cruel and morbid. He humiliated farmers and warriors alike, yanking off their topknots and stripping them of their armour. His rage, bloodlust and perverse sense of honour knew no bounds. Monks believed he was possessed by something dark and otherworldly and cursed him while a noble lord began to call him 'Oni-Yamaoka,' the rageful Samurai, an insult both to Kazan and his family. Determined to redeem his family's name, Kazan now butchered anyone who dared call him Oni-Yamaoka. The insult confused him. He had defeated the best and he had purified the samurai class by ridding the land of impostors. How could anyone refer to him as an ogre? Had it been because he had marched onto a battlefield to cut down the fiercest warriors. Had it been because he had taken a Kanabo and dashed hundreds of skulls with it? Or had it been because of his need to secure a 'trophy' from his victims. It didn't matter. Being called an ogre was more than he could bear and an ominous voice in his head urged him to strike down the lord who had desecrated his name. As Kazan made for the lord's town, he suddenly found himself face to face with a samurai standing on a dirt road, blocking his way. Kazan readied his Kanabo. Without a word, the samurai attacked and quickly secured the upper hand. But he hesitated. With a devastating blow, Kazan crushed the samurai's head and cracked his helmet. As Kazan approached the fallen samurai, he saw his father's face and staggered back to his haunches. His father stared at Kazan with mingled shame and regret as he issued his last breath. Kazan closed his eyes and screamed in agony until he could scream no more. When he opened his eyes again... his father was gone. Not only had he killed his father, but he had allowed thieves to steal his body for armour. Bitter, lost and disillusioned, Kazan roamed the land aimlessly with his father's voice rattling in his head, taunting him, reminding him of his failures, sending him into fits of uncontrollable black rage. One day, walking in the woods, Kazan happened upon an Oni statue. He stopped and stood motionless for a long moment. The weathered and overgrown statue seemed to be ridiculing him, accusing him of being the impostor samurai he had so desperately sought to destroy. Kazan shook the laughing voice out of his head and half remembered the lord who had ridiculed him as 'Oni-Yamaoka.' With renewed anger, Kazan journeyed to a town high up in the snowy mountains where the lord resided. A dozen samurai met Kazan at the gates of the town. A dozen samurai fell to his Kanabo. His speed and strength were unmatched. His rage was incomprehensible. Covered in blood and gore, Kazan battled through the town and soon found the lord hiding in a villa. He dragged him out of a cabinet, sliced his tendons to immobilise him and watched him beg and squirm like a dog. Without hesitation, he thrust his fist into the lord’s mouth and yanked out the wicked tongue that had desecrated his name. Satisfied, Kazan exited the villa to find himself surrounded by dozens of farmers wielding rusted scythes, sharp pitchforks, and heavy clubs. He survived the first few assaults, but there were too many attackers coming from every direction. Within moments Kazan was on the ground staring at a cold, indifferent, darkening sky as farmers took turns stabbing and torturing the 'Oni' who had butchered their beloved lord. The frenzied mob dragged Kazan into a small stone mill to continue the torture and finally left him to die a slow, agonising death. When they returned, the mill was filled with a strange black fog and Kazan’s body and the Kanabo were nowhere to be found. It was the beginning of a dark legend about a rageful Oni haunting the town. </text:p>
          </table:table-cell>
        </table:table-row>
        <table:table-row table:style-name="ro1">
          <table:table-cell office:value-type="string" calcext:value-type="string">
            <text:p>The Deathslinger</text:p>
          </table:table-cell>
          <table:table-cell office:value-type="float" office:value="19" calcext:value-type="float">
            <text:p>19</text:p>
          </table:table-cell>
          <table:table-cell office:value-type="string" calcext:value-type="string">
            <text:p>Caleb Quinn</text:p>
          </table:table-cell>
          <table:table-cell office:value-type="string" calcext:value-type="string">
            <text:p>Male</text:p>
          </table:table-cell>
          <table:table-cell office:value-type="string" calcext:value-type="string">
            <text:p>American</text:p>
          </table:table-cell>
          <table:table-cell office:value-type="string" calcext:value-type="string">
            <text:p>Grave of Glenvale</text:p>
          </table:table-cell>
          <table:table-cell office:value-type="string" calcext:value-type="string">
            <text:p>4.4 m/s</text:p>
          </table:table-cell>
          <table:table-cell office:value-type="string" calcext:value-type="string">
            <text:p>32m</text:p>
          </table:table-cell>
          <table:table-cell office:value-type="string" calcext:value-type="string">
            <text:p>Tall</text:p>
          </table:table-cell>
          <table:table-cell office:value-type="string" calcext:value-type="string">
            <text:p>killerphotos</text:p>
          </table:table-cell>
          <table:table-cell office:value-type="string" calcext:value-type="string">
            <text:p>TheDeathslinger.png</text:p>
          </table:table-cell>
          <table:table-cell office:value-type="string" calcext:value-type="string">
            <text:p>Death to Bayshore</text:p>
          </table:table-cell>
          <table:table-cell office:value-type="string" calcext:value-type="string">
            <text:p>The Redeemer</text:p>
          </table:table-cell>
          <table:table-cell office:value-type="string" calcext:value-type="string">
            <text:p>SPECIAL ABILITY: THE REDEEMER. Press and hold the Power button to Aim Down Sights. SPECIAL WEAPON: SPEARGUN. Press the Attack button during ADS to shoot The Redeemer, launching a high-speed chained projectile that can spear Survivors within 18 metres, allowing The Deathslinger to reel them in. SPECIAL INTERACTION: REELING IN. Press and hold the Power button while a Survivor is speared by The Redeemer to reel them in towards you: Walking backwards increases the Reeling speed. Speared Survivors struggling against the pull of the chain slows the Reeling speed. Once a Survivor is close enough to you, press the Attack button to break the chain and strike the Survivor with a Basic Attack: Causes the Survivor to suffer from the Deep Wound Status Effect. The Deathslinger can break the chain manually by attacking at any point during the Reeling-in process. SPECIAL INTERACTION: BREAKING THE CHAIN. Whenever the chain of The Redeemer experiences tension or collides with the environment, it experiences stress that will eventually cause it to break. The more stress, the faster it will break: Causes The Deathslinger to be stunned for 2.7 seconds. Causes the Speared Survivor to break free, but suffer from the Injured State and Deep Wound. SPECIAL INTERACTION: RELOADING. Press and hold the Secondary Power button to reload The Redeemer after every shot: Reloading takes 2.6 seconds to complete. Reduces his Movement speed to 3.08 m/s.</text:p>
          </table:table-cell>
          <table:table-cell office:value-type="string" calcext:value-type="string">
            <text:p>"The Deathslinger's ingenuity affords him the ability to reel in bounties with a unique invention — a heavily modified hybrid rifle that replaces conventional ammunition with a razor-sharp spear affixed to a chain."</text:p>
          </table:table-cell>
          <table:table-cell office:value-type="string" calcext:value-type="string">
            <text:p>Born in the dust-ridden Badlands of the American Midwest, Caleb Quinn was son to struggling Irish immigrants. On the edge of the frontier, sickness, famine, and death were common sights, and pioneers contended for whatever scraps they could claim while tycoons feasted. Caleb's father, once an engineer, had few options to ply his trade as businesses posted a common sign: No Irish Need Apply. His antiquated tools laid untouched for years until Caleb uncovered them. Noticing his son's interest in the trade, he gifted him his old wrench. The devices Caleb made under his father's guidance had quaint applications, but when his father was away, they took a grim turn. He hid plans for a mask that would gouge barbed needles into a human's eyes and rip them from their sockets, complete with sketches of it fitted on boys who bullied him. With age, Caleb's engineering abilities became marketable and employers put their discrimination aside. Henry Bayshore, the owner of United West Rail, hired him. Caleb first invented a gun that shot railroad spikes into the ground. Next, he made a steam-powered tunnelling drill. But as Bayshore feigned indifference, the devices began turning up at other companies, the patents stolen from Caleb and sold. A familiar sensation coursed through Caleb's blood, feeding the sharp pain in his heart. Rage overwhelming him, he burst into Bayshore's office and smashed his face into a bloody stew. As he was pulled away, he pushed his specialised gun to his boss' gut and squeezed the trigger. A railroad spike ploughed through skin and viscera, nailing Bayshore to his desk. The only thing that saved Caleb from hanging was Bayshore's unlikely survival. For fifteen years, Caleb was confined to Hellshire Penitentiary, the nation's first private prison. In a fortress of illiterate convicts, he found an unlikely friend in the educated prison warden. He designed torture devices for him and in return received extra meals. After a time, the warden offered to commute his sentence. He spoke of something greater than monetary wealth — political capital — and that his connections could have Bayshore framed and rotting behind bars for life. He had only one request: make him rich. Fill the prison. Use ingenuity to bring outlaws in alive. Caleb returned to his workshop, and with a few modifications emerged with something new — the speargun. The first trial occurred when a thief robbed a Chinese laundry. Seizing on the opportunity, Caleb unleashed his prototype. Metal joints screeched as the spike shot forward, gouging into the target's abdomen. But as the spear tugged, it caught the thief's intestines, and, with an ungodly sound, yanked them onto the dusty road. After several iterations, the disembowelments dwindled, but Caleb had already earned his new nickname: The Deathslinger. Looking to protect his asset, the prison warden pulled strings and released Irish inmates to form Caleb's posse. The Hellshire Gang was born. For six years, they roamed the country collecting wanted outlaws for the prison, fulfilling their end of the bargain. After a bloody battle at Glenvale, Caleb caught notice of a newspaper headline: Henry Bayshore Purchases Hellshire Penitentiary. In the picture, a disfigured Bayshore proudly shook the warden's hand. Caleb's heart pounded with rage, blood swelling as if it would burst from his veins. He'd been sold out, a pawn in a rich man's game. The Hellshire Gang pledged their loyalty to Caleb and called for the warden's head. In a thundering gallop, they smashed through the prison entrance, shrieking like bloodthirsty marauders. A guard raised his pistol, but hesitated. A spear punctured his chest. Caleb grabbed the man's head and slammed it against a prison cell until it spilled through the bars. Reaching the warden's office, Caleb kicked the door and was met with a fortunate sight — it wasn't only the prison warden who cowered in a corner, but Henry Bayshore. Overpowered with rage, Caleb rushed to Bayshore, beating, bludgeoning, tearing at his flesh. The man's blood dripped from his face, crimson pooling at his feet. The Hellshire Gang swarmed the warden, snapping bones with each kick. With the two men broken and begging for death, the posse dragged them to the commons, where they were left to the growing crowd of prisoners. Soaked in blood and sweat, Caleb hobbled to his old cell, hardly paying notice to Bayshore's screams. He sat on the bed's edge as drops of blood ran from his fingertips. A thick, unnatural fog streamed through the barred window. He pulled out his old wrench, cracked and rusted, and ran a thumb along the metal, regarding it with faded eyes. He couldn't remember when it came into his possession. He didn't care to remember. At his feet, he saw a dusty path, and, at its end, silhouettes of all who had done him wrong: the boys who bullied him, the executives who took advantage of him, and, again... Henry Bayshore. Emerging from a fog were the tools to dispose of them — unforgiving steel hooks, brilliant and beautiful in their simplicity. Pain tore through his leg as he stood, but he endured, pushing onwards, walking the dusty path, leaving a trail of blood flowing behind him. </text:p>
          </table:table-cell>
        </table:table-row>
        <table:table-row table:style-name="ro1">
          <table:table-cell office:value-type="string" calcext:value-type="string">
            <text:p>The Executioner</text:p>
          </table:table-cell>
          <table:table-cell office:value-type="float" office:value="20" calcext:value-type="float">
            <text:p>20</text:p>
          </table:table-cell>
          <table:table-cell office:value-type="string" calcext:value-type="string">
            <text:p>Pyramid Head</text:p>
          </table:table-cell>
          <table:table-cell office:value-type="string" calcext:value-type="string">
            <text:p>Male</text:p>
          </table:table-cell>
          <table:table-cell office:value-type="string" calcext:value-type="string">
            <text:p>No Origin</text:p>
          </table:table-cell>
          <table:table-cell office:value-type="string" calcext:value-type="string">
            <text:p>Silent Hill</text:p>
          </table:table-cell>
          <table:table-cell office:value-type="string" calcext:value-type="string">
            <text:p>4.6 m/s Normal, 3.68 m/s Charging Torment, 4.4 m/s Torment Mode</text:p>
          </table:table-cell>
          <table:table-cell office:value-type="string" calcext:value-type="string">
            <text:p>32m</text:p>
          </table:table-cell>
          <table:table-cell office:value-type="string" calcext:value-type="string">
            <text:p>Tall</text:p>
          </table:table-cell>
          <table:table-cell office:value-type="string" calcext:value-type="string">
            <text:p>killerphotos</text:p>
          </table:table-cell>
          <table:table-cell office:value-type="string" calcext:value-type="string">
            <text:p>TheExecutioner.png</text:p>
          </table:table-cell>
          <table:table-cell office:value-type="string" calcext:value-type="string">
            <text:p>Great Knife</text:p>
          </table:table-cell>
          <table:table-cell office:value-type="string" calcext:value-type="string">
            <text:p>Rites of Judgement</text:p>
          </table:table-cell>
          <table:table-cell office:value-type="string" calcext:value-type="string">
            <text:p>SPECIAL ABILITY: RITES OF JUDGEMENT. Press and hold the power button while moving to carve a Torment Trail into the ground for up to 5 seconds. The Power Gauge pauses when standing still while carving. SPECIAL AFFLICTION: TORMENT. Survivor walking or running over the Torment Trail suffer from the following effects: Triggers Killer Instinct for 3 seconds. Inflicts Torment Survivors can avoid these afflictions by crouching over the Torment Trail and completely remove Torment by being rescued or rescuing another Survivor from a Cage of Atonement. The Executioner can choose to send downed Tormented Survivors to a Cage of Atonement instead of hooking them. SPECIAL OBJECT: CAGE OF ATONEMENT. Press the secondary power button while standing over a downed Tormented Survivor to send them to a Cage of Atonement. SPECIAL ATTACK: PUNISHMENT OF THE DAMNED. Press the attack button during Rites of Judgement to unleash a wave of force in the form of an Attack Trail, damaging any Survivors in its path. SPECIAL INTERACTION: FINAL JUDGEMENT. Press the secondary power button while standing over a downed Tormented Survivor that has reached the second Hook Stage to execute them on the spot, performing a "Mini-Mori".</text:p>
          </table:table-cell>
          <table:table-cell office:value-type="string" calcext:value-type="string">
            <text:p>"Open the Gates of Suffering and be judged! The Great Knife splits the ground, giving rise to an infernal construct and spreading agony to all who approach."</text:p>
          </table:table-cell>
          <table:table-cell office:value-type="string" calcext:value-type="string">
            <text:p>A sadistic and merciless executioner, Pyramid Head is fixated on dispensing punishment through pain. Encumbered by the steel frame upon his head and with a hulking great blade in tow, he stalked the hellish corridors of Silent Hill, committed to a duty that no one truly understood. Where he trod, even monsters fled for the shadows, and those who crossed his path fell victim to unrestrained acts of aggression. When his duty was complete and his presence no longer needed, he prepared for the long rest — and yet, his skills were required elsewhere. The Fog that streamed over him was somehow different than that he was accustomed to in Silent Hill, as if each wisp contained the nerves of a creature, writhing, seeking him out. There was an unspoken agreement in that moment. The billowing cloud was an invitation to duty and sadism, and Pyramid Head, taking a step into The Fog, accepted his obligation once more. </text:p>
          </table:table-cell>
        </table:table-row>
        <table:table-row table:style-name="ro1">
          <table:table-cell office:value-type="string" calcext:value-type="string">
            <text:p>The Blight</text:p>
          </table:table-cell>
          <table:table-cell office:value-type="float" office:value="21" calcext:value-type="float">
            <text:p>21</text:p>
          </table:table-cell>
          <table:table-cell office:value-type="string" calcext:value-type="string">
            <text:p>Talbot Grimes</text:p>
          </table:table-cell>
          <table:table-cell office:value-type="string" calcext:value-type="string">
            <text:p>Male</text:p>
          </table:table-cell>
          <table:table-cell office:value-type="string" calcext:value-type="string">
            <text:p>Scottish</text:p>
          </table:table-cell>
          <table:table-cell office:value-type="string" calcext:value-type="string">
            <text:p>No Realm</text:p>
          </table:table-cell>
          <table:table-cell office:value-type="string" calcext:value-type="string">
            <text:p>4.6 m/s Normal, 9.2 m/s Rush</text:p>
          </table:table-cell>
          <table:table-cell office:value-type="string" calcext:value-type="string">
            <text:p>40m</text:p>
          </table:table-cell>
          <table:table-cell office:value-type="string" calcext:value-type="string">
            <text:p>Average</text:p>
          </table:table-cell>
          <table:table-cell office:value-type="string" calcext:value-type="string">
            <text:p>killerphotos</text:p>
          </table:table-cell>
          <table:table-cell office:value-type="string" calcext:value-type="string">
            <text:p>TheBlight.png</text:p>
          </table:table-cell>
          <table:table-cell office:value-type="string" calcext:value-type="string">
            <text:p>Bonebuster</text:p>
          </table:table-cell>
          <table:table-cell office:value-type="string" calcext:value-type="string">
            <text:p>Blighted Corruption</text:p>
          </table:table-cell>
          <table:table-cell office:value-type="string" calcext:value-type="string">
            <text:p>SPECIAL ABILITY: BLIGHTED CORRUPTION The Blight starts the Trial with 5 Tokens. Using Blighted Corruption consumes -1 Token per Rush / Lethal Rush. SPECIAL LOCOMOTION: RUSH. Press the Power button to initiate a Rush that lasts for up to 3 seconds: Increases his Movement speed to 9.2 m/s. Reduces his manoeuvrability. Suppresses his ability to perform an attack. SPECIAL INTERACTION: SLAM. Running into obstacles or walls during a Rush causes The Blight to perform a Slam and opens the Chain Rush Window. SPECIAL LOCOMOTION: LETHAL RUSH. Press the Power button during the Chain Rush Window to chain a Lethal Rush that lasts for up to 3 seconds: Increases his Movement speed to 9.2 m/s. Reduces his manoeuvrability. Grants the ability to perform an attack by pressing the Attack button. Attacking Breakable Walls or dropped Pallets breaks them. SPECIAL STATE: FATIGUE. After either the Chain Rush Window closes, the final Lethal Rush elapses, or The Blight fails to perform a Slam, he enters a state of Fatigue for 2.5 seconds. </text:p>
          </table:table-cell>
          <table:table-cell office:value-type="string" calcext:value-type="string">
            <text:p>"Pustula Serum courses through his veins, corrupting his mind and body, yet granting him unnatural physical abilities."</text:p>
          </table:table-cell>
          <table:table-cell office:value-type="string" calcext:value-type="string">
            <text:p>To understand the human condition, one must rise above it. This was the credo of Talbot Grimes, a Scottish chemist whose unrestrained ambition took him to towering heights. As a boy, he was a popular child—bright, charismatic, and unafraid to challenge authority—yet despite his social graces he was fiercely independent, spending much of his time exploring the sprawling fields near his town alone. What began as a child's curiosity nearly turned deadly after experimenting with a patch of poisonous foxglove. For days, he laid in bed dripping with sweat, purging any food that touched his stomach. When he recovered, it wasn't fear that gripped him, but fascination. There was something magical in how a single flower could so drastically affect him. Into his adult years, his ambition developed as quickly as his questionable methods. He attended the London School of Medicine and excelled despite several reprimands. His willingness to push the limits secured him a position with the British East India Company, and within seven years he was made head chemist. In time, he completed one of his greatest achievements: a chemical that could increase a worker's productivity while reducing their need for rest. He was rewarded with a secret laboratory beneath a prison camp on Dyer Island. There, off the coast of India, prisoners from the Opium War became his unwilling subjects, leading to a drug that allowed soldiers to withstand incredible amounts of pain. Though most side effects were minor, there were rumours that a small number of soldiers went mad. In feral states, they massacred villages, impaling the populace on bayonets, leaving them hanging from trees. There were no official reports on the subject, and Talbot refused to blame himself for what could only be exaggerated war stories. Though his callous brilliance seemed unflappable, he was ignorant to the enemies his questionable work had amassed. The realisation struck him quite literally—with a steel pipe to the back of his head during a trip to Mangalore. He was bound and loaded into a wagon. When his blindfold was removed, a sickly man showed him a mass grave filled with hundreds of bodies. Unbeknownst to Talbot, his productivity-increasing drug had killed nearly an entire factory's worth of workers. He knew he couldn't defend himself against the anger and accusations of his abductor—all he could do was curl up as the blows from the steel pipe rained down. His body was thrown into the grave and left for dead. Shifting between consciousness and the darkest black, he crawled for an escape, fingers sinking into rotting flesh. Black flies feasted on his uncovered skin, the sensation of a hundred pin pricks stabbing into him. As he collapsed, he came face to face with a dead woman's dazzling hazel eyes. Too weak to pull away, he could do nothing but witness his life's work. Then, from the edge of death, he was brought back. He found himself on a small bed as a kindly, wrinkled face looked over him. With each pained breath, he was nursed back to health in an ancient mystery school posing as a monastery. In verdant gardens behind tall, unassuming walls, monks studied forbidden texts, striving to expand the human mind in the search for other dimensions — believing one to be connected to the other. Talbot's knowledge proved indispensable, his mind-altering chemicals integrating seamlessly with theories of neural expansion. He realised then that his salvation was no coincidence—he was plucked from the pit specifically to advance the school's knowledge. He agreed to help until his recovery was complete, being tasked with researching what the monks called the soul chemical, a compound derived from the pineal gland that could open the mind's eye. What began as a favour to his saviours, soon became an obsession. Poring over the school's archives of lost texts, he uncovered scientific formulas that confirmed previously unthinkable ideas. He dreamt of ushering humankind into a new period of enlightenment. Perhaps then, the nightmares of hundreds of dead factory workers — and of those two hazel eyes — would fade from his mind. As he came closer to a breakthrough, the demeanour of the monks shifted. The gentle smiles they offered were paired with uneasy eyes that quickly darted away when spotted. The polite conversations he was once privy to turned to hushed murmurs. The last thing he would see of the school was the cracked ceiling above his bed, branching like a dendrite through plaster. His next memories were a shattered mosaic of images and sensations. Smearing lights, horse hoofs on cobblestone, coarse burlap scratching at his cheeks, and sharp bites into his arm. He awoke ragged and unwashed, splayed on the straw mattress of an opium den. Mind in a dense fog, his first thought was of his notes, the only record of his ground-breaking revelations. He searched frantically, scrambling through the dingy basement, pleading aloud for help. The few other denizens looked up from their hammocks, offering nothing but drug-soaked eyes and apathetic gazes that soon fell into half-slumber. Before he noticed the robed figure appear behind him, a needle plunged into his arm and the world disappeared once more. Awoken. Again. Each time, hazier than the last. He tongued at hollow gaps between his teeth. How long, he wondered. A faint memory returned. The soul chemical. His notes. The verge of a breakthrough. A faraway whisper entered his mind. He fumbled with a stone, sharpening it with shaking hands. In the dim light of the den, amongst the catatonic occupants, he carved his research from memory into the walls. He wrote for hours until his fingers bled, moving to the floor, taking in everything the voice whispered despite his inability to comprehend it. When there was nowhere left to write, he gripped the stone and carved the message into his chest. Stained with blood, he witnessed a miracle appear before him — a magnificent field of lush, orange flowers. The whispered voice beckoned to him, urging him to enter the field and discover worlds and dimensions beyond human comprehension. For a moment, Talbot felt the sense of wonder he possessed as a child. The denizens of the opium den awoke to silence, the dry scent of smoke still lingering in the air. Shambling out of their drug-hazed fog, they found the stone floor wet with blood, tiny rivulets coursing through the cracks. As eyes adjusted to the darkened room, the jagged lettering scrawled along its length began to appear. Written over and over without end, there was but one single line: Death is only the beginning. </text:p>
          </table:table-cell>
        </table:table-row>
        <table:table-row table:style-name="ro1">
          <table:table-cell office:value-type="string" calcext:value-type="string">
            <text:p>The Twins</text:p>
          </table:table-cell>
          <table:table-cell office:value-type="float" office:value="22" calcext:value-type="float">
            <text:p>22</text:p>
          </table:table-cell>
          <table:table-cell office:value-type="string" calcext:value-type="string">
            <text:p>Charlotte &amp; Victor Deshayes</text:p>
          </table:table-cell>
          <table:table-cell office:value-type="string" calcext:value-type="string">
            <text:p>Male (Victor) &amp; Female (Charlotte)</text:p>
          </table:table-cell>
          <table:table-cell office:value-type="string" calcext:value-type="string">
            <text:p>French</text:p>
          </table:table-cell>
          <table:table-cell office:value-type="string" calcext:value-type="string">
            <text:p>No Realm</text:p>
          </table:table-cell>
          <table:table-cell office:value-type="string" calcext:value-type="string">
            <text:p>4.6 m/s Charlotte, 6 m/s Victor</text:p>
          </table:table-cell>
          <table:table-cell office:value-type="string" calcext:value-type="string">
            <text:p>32m</text:p>
          </table:table-cell>
          <table:table-cell office:value-type="string" calcext:value-type="string">
            <text:p>Tall</text:p>
          </table:table-cell>
          <table:table-cell office:value-type="string" calcext:value-type="string">
            <text:p>killerphotos</text:p>
          </table:table-cell>
          <table:table-cell office:value-type="string" calcext:value-type="string">
            <text:p>TheTwins.png</text:p>
          </table:table-cell>
          <table:table-cell office:value-type="string" calcext:value-type="string">
            <text:p>Blade of Marseille</text:p>
          </table:table-cell>
          <table:table-cell office:value-type="string" calcext:value-type="string">
            <text:p>Blood Bond</text:p>
          </table:table-cell>
          <table:table-cell office:value-type="string" calcext:value-type="string">
            <text:p>SPECIAL ABILITY: BLOOD BOND. Their shared bond allows The Twins to take control individually. The Twins see the other sibling's Aura at all times. SPECIAL INTERACTION: UNBIND VICTOR. Press the Power button while controlling Charlotte to unbind Victor from her chest, granting him control while she enters a Dormant State. SPECIAL STATE: DORMANT. While in the Dormant State, Charlotte experiences the following effects: Suppresses her Terror Radius and the Red Stain. Allows her to temporarily retain her collision with Survivors for 30 seconds. SPECIAL INTERACTION: SWITCH SIBLING. Press the Secondary Power button to switch control between Charlotte and Victor at will. SPECIAL ABILITY: VICTOR. Victor experiences the following effects while controlling him: Hides the Status HUD and disables all active effects from Charlotte's Perks and Add-ons. Suppresses the ability to see Scratch Marks. Increases his Movement speed to 6.0 m/s. Pools of Blood appear to him in bright red. Grants the ability to search Lockers for Survivors. If he finds one, control will automatically revert to Charlotte while Victor keeps the hiding Survivor trapped inside for 10 seconds. When controlling Charlotte while Victor is unbound, she benefits from the following effect: <text:s/>Survivors walking or running inside Victor's Shriek range trigger Killer Instinct. This effect lingers for 1.5 seconds after leaving the Shriek range. Crouching avoids triggering the effect altogether. SPECIAL ABILITY: POUNCE. Press and hold the Power button while controlling Victor to charge a Pounce. Press the Attack button to unleash it, causing him to leap forwards. Hitting Survivors with a Pounce causes the following effects: Victor latches onto healthy Survivors, causing control to automatically revert to Charlotte. This puts them into the Injured State. Victor downs already injured Survivors, instead of latching on, causing control to remain with him. Missing a Pounce leaves Victor vulnerable for 3 seconds, giving nearby Survivors a chance to Crush him. Pouncing onto obstacles taller than himself causes Victor to automatically dissolve and return to Charlotte. SPECIAL INTERACTION: LATCHING ON. The Survivor Victor has latched himself onto suffers permanently from the following effects until they either manage to remove him or they are downed by Charlotte: Suffers from the Broken, Incapacitated, and Oblivious Status Effects. Suppresses their ability to enter Lockers. Suppresses their ability to leave through the Exit Gates. his effect lingers for 5 seconds after removing Victor. Triggers Killer Instinct on other nearby Survivors. SPECIAL INTERACTION: REMOVING / CRUSHING VICTOR. Survivors can counter Victor in two ways: Crushing or Removing: <text:s/>Crushing is available whenever Victor is idling and control is with Charlotte, or for a short duration after a Pounce without him latching on, and takes 0.35 seconds to complete. Removing is available whenever Victor is latched onto a Survivor and takes 8 seconds to complete. SPECIAL INTERACTION: RECALLING VICTOR. Victor will automatically return to Charlotte after idling for 90 seconds. Charlotte can recall him earlier whenever she desires. </text:p>
          </table:table-cell>
          <table:table-cell office:value-type="string" calcext:value-type="string">
            <text:p>"Though forever bound through blood and trauma, The Twins have been granted the power to separate from their shared body. Together they hunt as brother and sister, doubling the threat to Survivors."</text:p>
          </table:table-cell>
          <table:table-cell office:value-type="string" calcext:value-type="string">
            <text:p>A pair of conjoined twins, Charlotte and Victor Deshayes formed an emotional bond like none other. The unlikeliness of their successful birth in the 17th century could be described as miraculous, yet it immediately brought about their life of persecution. The twins emerged with Victor's lower body affixed into the chest of his sister, legs twisted around her muscles and organs. He was smaller than Charlotte, grown as if he were an appendage of her body rather than a fully formed boy. As the new-borns screeched, so too did the midwife who delivered them, running from the home, yelling of a demon birthed by a witch. So began the hunting of Charlotte, Victor, and their mother Madeleine. The coming years were fleeting memories for the twins, yet they were the closest thing to a normal life they would know. The journey with their mother was what they believed all children underwent, the games of running and hiding through France's countryside being an ordinary occurrence. At the age of five, a new challenge to the game was presented as their mother fell ill. Pale and exhausted, Madeleine had no choice, but to pass responsibility of collecting food onto Charlotte. The girl, burdened under extra clothing that concealed Victor's protruding body, set out from their forest tent and marched to the nearby town. Though a peculiar sight, she did what she had been trained for, waiting for an opening at the market and swiping whatever food she could. It was a victory in the game, but one short-lived. After midnight, glowing flames surrounded the family's encampment, bobbing through the darkness. A single commanding shout broke the night's silence and a mob of witch hunters streamed in. Grubby hands tore the twins from their bed, Charlotte frantically kicking all who approached. Madeleine cried for her children, her voice abruptly silenced by a club to her skull. Victor shrieked, the wailing of a trapped rat. The hunters coordinated quickly. A judge on-hand declared Madeleine guilty of witchcraft, evidenced by her demon spawn. Within minutes, they shackled her unconscious body to a tree, surrounding her feet with dry twigs and moss. As she awoke, she did not struggle, only begged her children to turn away. They would be given no choice. The twins were forced to watch as the torch was lit, and they watched as flames leapt up their mother's skirt, charring and sizzling her flesh. They watched as fat dripped from her body, and her face bubbled and twisted. They watched until the screams that tore her vocal cords were no more, and all that was left was the crackling of embers and a nauseating stench. Whatever joy and goodness were in them died with their mother. Caged and transported to an old wooden temple, they were sold to a secretive group clad in dark cloaks. Victor reacted with the ferocity of a rabid beast at any who approached, clawing and biting. The only solace that could calm him was the embrace of his sister. Charlotte, bitter and hateful to all but her brother, found purpose in being his protector. Within the temple, they were exposed to unusual experiments — some cruel, many simply baffling. One day they would be made to break the neck of a small grey bird. The next, they would bleed their fingers into a vase of roses. Every seventh day, they would sleep with the branch of a damp oak beneath their pillow. Then there was the chanting: a never-ending chorus from cloaked figures on scheduled intervals. In time, a final experiment was planned. Two robed figures herded the twins to the centre of the temple, holding Charlotte upon an altar in a room lit with candelabras. The wrinkled face of a man peered from under his hood, placing a hand on the forehead of each twin, making careful examination of their skulls. Memento mori, he uttered, as he withdrew a shining blade. Charlotte rolled to her side, shifting her brother off the altar. With a screech, he stretched his arm as far as he could, knocking a candelabra to the ground. The flames took to the dry wood immediately. They swept over the floor, igniting the black robes that brushed against it. Screams of agony pierced the chaos, invigorating Charlotte. She dashed through the inferno, vision concealed with nothing, but black smoke and blazing flame. A painful heaviness filled her lungs. No exit could be found, every step leading to overwhelming heat. She fell to her knees, suffocating, and then saw it — sunlight, trees. She stumbled from the fire into dewy grass. Without looking back, she ran into the forest until she collapsed. When Charlotte opened her eyes, she reached for Victor's hand. He made no attempt to budge. His body hung helplessly from her torso. She clasped his face, stared into his sad, still eyes. The movements she was accustomed to — his body pulling at her skin, his legs prodding at the cavity in her chest — were no more. Victor was dead. Charlotte had no choice, but to continue moving as she mourned, fearing black cloaks and witch hunters were prowling. She concealed her brother's corpse under her clothing and marched for the sewers of a nearby city. There, she set up camp, emerging often to steal whatever food she could, resorting to raiding barns for pig slop when desperation set in. Throughout the years, Victor's corpse rotted as his limbs oozed and blackened, yet his body demonstrated resistance to complete decomposition, as if his sister's blood still coursed through him. Protecting his lifeless body became Charlotte's sole reason for being, refusing to ever be separated from the only family she had left. Life into her teenage years was a game of survival. Her hatred for humanity grew each day under the realisation they would never leave her be. No matter how many died during her botched robberies and desperate attempts to escape, there would always be more to pursue and sling words of condemnation at her — monster, demon, witch. And it was the black cloaks who were the worst of them. Their hunt for her was unending, forcing her to constantly abandon shelter and run. For years, Charlotte fled, drawing blood out of necessity, cradling her long-dead brother in the night. During a frigid winter, her body began to break down. Food was scarce and the refuge of rickety shacks were no use against freezing temperatures. Sickle in hand, she sheltered near her campfire in the woods, not knowing if the black cloaks would take her before the cold did. As frost crystallised around her nostrils and her lips took on a gentle blue hue, Charlotte felt something she had never experienced: acceptance. She closed her eyes, opening herself to the serenity of death when — a shriek, shrill and vicious pierced her ears. Victor spasmed and flailed from her chest, a cloud of fog encompassing him. Before she could react, he spilled from her in a bloody puddle, landing on the snow and running. Pulling herself from the edge of death, she gave chase. Calling his name, she ran through the forest until her legs could hardly carry her, until finally, within her view, was Victor, sitting at the edge of a thick fog. His face, twisted and feral, screamed as a dark hooded figure emerged from the fog, grabbed his arm, and seized him. The serenity that had crept into Charlotte was extinguished, replaced with the seething hatred and rage she had depended on for so long. With a tight grip on her sickle, she charged into the fog, prepared to eviscerate any who set foot near her brother. </text:p>
          </table:table-cell>
        </table:table-row>
        <table:table-row table:style-name="ro1">
          <table:table-cell office:value-type="string" calcext:value-type="string">
            <text:p>The Trickster</text:p>
          </table:table-cell>
          <table:table-cell office:value-type="float" office:value="23" calcext:value-type="float">
            <text:p>23</text:p>
          </table:table-cell>
          <table:table-cell office:value-type="string" calcext:value-type="string">
            <text:p>Ji-Woon Hak</text:p>
          </table:table-cell>
          <table:table-cell office:value-type="string" calcext:value-type="string">
            <text:p>Male</text:p>
          </table:table-cell>
          <table:table-cell office:value-type="string" calcext:value-type="string">
            <text:p>South Korean</text:p>
          </table:table-cell>
          <table:table-cell office:value-type="string" calcext:value-type="string">
            <text:p>No Realm</text:p>
          </table:table-cell>
          <table:table-cell office:value-type="string" calcext:value-type="string">
            <text:p>4.6 m/s Normal, 3.86 m/s Throw State &amp; Main Event</text:p>
          </table:table-cell>
          <table:table-cell office:value-type="string" calcext:value-type="string">
            <text:p>32m</text:p>
          </table:table-cell>
          <table:table-cell office:value-type="string" calcext:value-type="string">
            <text:p>Average</text:p>
          </table:table-cell>
          <table:table-cell office:value-type="string" calcext:value-type="string">
            <text:p>killerphotos</text:p>
          </table:table-cell>
          <table:table-cell office:value-type="string" calcext:value-type="string">
            <text:p>TheTrickster.png</text:p>
          </table:table-cell>
          <table:table-cell office:value-type="string" calcext:value-type="string">
            <text:p>Polished Head-Smasher</text:p>
          </table:table-cell>
          <table:table-cell office:value-type="string" calcext:value-type="string">
            <text:p>Showstopper</text:p>
          </table:table-cell>
          <table:table-cell office:value-type="string" calcext:value-type="string">
            <text:p>SPECIAL ABILITY: SHOWSTOPPER. The Trickster stars the Trial with 44 Blades equipped. Press and hold the Power button to enter the Throw State and wind up the Blades. Release the Power button to exit the Throw State. SPECIAL STATE: THROW STATE. While in the Throw State, with a Blade at the ready, press the Attack button to throw a single one or press and hold it to unleash a flurry of them: Blades are launched at a rate of 3⅓ Blades per second. Blades are launched at a speed of 55 m/s for up to 128 metres. Reduces his Movement speed to 3.86 m/s. Blades can be replenished at Lockers. The Auras of Blades inside Lockers are automatically revealed to The Trickster within 36 metres, when he is out of them. SPECIAL AFFLICTION: LACERATION. Survivors hit with Blades accumulate +1 Charge of Laceration, filling their Laceration Meter. Once the Laceration Meter is full at 8 Charges, the affected Survivor suffers from the following effects: Loses 1 Health State. This causes them to stop dead in their tracks, when they transition into the Dying State. Laceration starts dissipating at a rate of -0.5 c/s, if a Survivor is not hit by a Blade for 15 seconds, and immediately loses -3 Charges, if they are hit with a Basic Attack. SPECIAL ABILITY: MAIN EVENT. In addition to filling the Laceration Meter, each successful hit with Blades simultaneously charges the Main Event Meter at the same rate. Once the Main Event Meter is full at 8 Charges, press the Secondary Power button to activate Main Event for a minimum of 6 seconds, unless The Trickster cancels it prematurely by pressing the Secondary Power button again: Grants the ability to throw an unlimited amount of Blades. Increases the Throw rate of Blades by +66 %. Increases the duration of Main Event by +0.5 seconds per obtained Combo Rank.</text:p>
          </table:table-cell>
          <table:table-cell office:value-type="string" calcext:value-type="string">
            <text:p>"A mesmerising skill honed through a lifetime of practice, Ji-Woon Hak unleashes a flurry of knives with rapid-fire speed."</text:p>
          </table:table-cell>
          <table:table-cell office:value-type="string" calcext:value-type="string">
            <text:p>Ji-Woon Hak thrived under the attention of others, energized by every eye that watched him and every tongue that spoke his name. Amidst the prestige, he had only one desire: more. Even as a child he found ways to draw crowds. Working at his family's restaurant, he attracted business with spectacles he performed using throwing knives. Gullible tourists believed this was a traditional South Korean experience, gladly parting with their money to witness it. Ji-Woon's father spent the restaurant's earnings on dancing and vocal lessons for his son, pushing him to attain the fame he never could. Ji-Woon did not disappoint. After years showcasing his abilities to nobodies at talent shows, he hit the track to stardom. Yun-Jin Lee, a producer at Mightee One Entertainment, recruited Ji-Woon into her training program. He transferred to a dormitory in Seoul where, for fourteen hours a day, he was crafted into a star, taught how to move and sing, how to carry himself with the right balance of confidence and modesty. Draining as the process was, it worked. Yun-Jin selected Ji-Woon to join the band NO SPIN, bringing a raw energy to their tracks. Fame was almost immediate. Ji-Woon lived in a daze of interviews and adoration, and though the frenzied schedule exhausted his bandmates, he was invigorated. Each day was an affirmation that he was greater than the mediocrity society spewed out. But over time, the champagne grew stale. When he looked at his fans, he saw their joy and envy split five ways, thinned out between each band member. The validation that had surged through him left a desperate yearning for more. Ji-Woon kept up impressions, mimicking a charm long buried under loathing. He recorded the latest NO SPIN album with his bandmates, never missing a beat. After a lengthy lunch break, he returned to the studio to discover fate had granted him a gift. The scent of burning wires was unmistakable. He rushed to the control room, finding the door blocked by fallen speakers. On the other side, his bandmates pounded on the door, their cries accompanied by the crackling of flames. Ji-Woon called to them, dashing to the speakers, grabbing one and—stopping. He froze. Each breath was a conscious, deliberate process requiring all his attention, the nearby cries hardly audible until, slowly, he backed away. And then he heard it. They were screaming his name as they burnt. Screaming for him to save them. Ji-Woon! Ji-Woon! Ji-Woon Hak! It was the most beautiful thing he'd ever heard. When the fire crew arrived, his tears were genuine. Ji-Woon was celebrated as a tragic figure, a hero who did all he could in a futile attempt to save his friends. Yun-Jin paraded him through interviews until it was time to rebrand. He was reborn as The Trickster, a solo artist who produced his own songs, sporting a soft heart beneath a wild exterior. But, away from concert set-ups and television stages, something darker grew. He targeted those who lived alone, coming to them in the night. The first was a college music student with a captivating voice. Ji-Woon woke him with a baseball bat to the skull, binding his arms and legs, gagging him with a rag duct taped into his mouth. He tortured him for hours, dissecting him alive. Yet there was something missing—a sound, a connection. He wanted to hear the victim's wonderous voice pleading as he cut his belly open, but all he received was muffled cries through a rag. He learnt and adjusted. Victims had to be abducted, driven to an abandoned building where he could let their voices carry unrestrained emotion. He made music from them, prodding in the right places to evoke different types of shrieks and howls. Stabbing the quadratus lumborum elicited a long, guttural wail, while slashing the carotid artery created a sound like a cat being strangled. There was honesty in their suffering. Ji-Woon recorded each session, synthesizing and working them into his songs, hiding them behind layers of melodies. He was elated with his work. He left hints for police, arranging a mink boa from a recent photoshoot around a victim's slashed throat. For his next killing, he removed the teeth from a man that a boxer in one of his music videos was without. During a particularly audacious plea for attention, he killed a fan he had met during a VIP meet-up, replacing her eyes with his diamond cufflinks and writing I HAVE SEEN GOD in blood across her chest. Each scene was a dazzling spectacle. Between music and murder, Ji-Woon's work was discussed globally. However, as violence became his preferred art style, his music career took a hit. Revenue was down and Mightee One executives pointed their fingers at him. Yun-Jin, with professional fury, came to his defence, but she was outnumbered. It was decided that Ji-Woon could no longer self-produce his songs. The decision was devastating. His tracks fused genuine humanity into music, yet executives rejected anything that wasn't generic and expected. And so be it. If they couldn't understand his art, he would incorporate them into it until they did. He had three months until he was to perform a private show for Mightee One's board members; three months to plan his magnum opus. He transferred obscene amounts of money to a veterinarian in exchange for cannisters of nitrous oxide, then bribed the stage technician of Mightee One's private theatre for access to the room. His celebrity granted him a benefit of the doubt no regular person could conceive. When the show was ready, gas seeped into the room as executives and stagehands awaited Ji-Woon, conveniently running behind schedule. When he arrived, half-conscious bodies were splayed in their seats and crawling across the floor. He worked quickly, binding everyone, pausing only when he came to Yun-Jin — the woman who had plucked him from a mudhole and set him on the path he deserved. She would be rewarded, granted special access to the coming display of wonder. Even under sedation, she fought, a raging storm within her, far stronger than the others. He propped her up as the lone audience member, prying her eyes open. The others, snivelling and sobbing, were brought on stage to perform their final act. With a contemptable sneer, he slapped makeup onto their faces and shone stage lights upon them. They became his instruments. To the sound of self-produced melodies, he tortured them, gracefully dashing from one body to another, conducting an operatic crescendo from their wailings. They shouted, whimpered, screamed, cried for their loved ones, cried for their mothers. It was a magnificent outpouring of emotion, of what it meant to be human, and they did it with eyes fixed on Ji-Woon. Viscera drained from the stage until, with the toss of his throwing knife, the final human instrument fell silent and the music stopped. Covered in sweat and blood, an exhausted Ji-Woon looked to Yun-Jin and bowed. Curtain call. He had attained perfection. With blade in hand, he made his way to Yun-Jin, prepared to tie up loose ends before the credits rolled. But as he reached her — The Fog. From where, he didn’t know, but it billowed around them, damp, cool... comfortable. He saw the grand stage: hospitals and temples, forests and slaughterhouses — an eternal plane adorned with rusted hooks, sustained by the million eyes that would watch him, run from him, experience him. All he had to do was accept, become an implement of The Fog and, most importantly, make them scream. Encore! </text:p>
          </table:table-cell>
        </table:table-row>
        <table:table-row table:style-name="ro1">
          <table:table-cell office:value-type="string" calcext:value-type="string">
            <text:p>The Nemesis</text:p>
          </table:table-cell>
          <table:table-cell office:value-type="float" office:value="24" calcext:value-type="float">
            <text:p>24</text:p>
          </table:table-cell>
          <table:table-cell office:value-type="string" calcext:value-type="string">
            <text:p>Nemesis T-Type</text:p>
          </table:table-cell>
          <table:table-cell office:value-type="string" calcext:value-type="string">
            <text:p>Male</text:p>
          </table:table-cell>
          <table:table-cell office:value-type="string" calcext:value-type="string">
            <text:p>No Origin</text:p>
          </table:table-cell>
          <table:table-cell office:value-type="string" calcext:value-type="string">
            <text:p>Raccoon City</text:p>
          </table:table-cell>
          <table:table-cell office:value-type="string" calcext:value-type="string">
            <text:p>4.6 m/s Normal, 3.8 m/s MR1/MR2 Tentacle Strike, 4 m/s MR3 Tentacle Strike</text:p>
          </table:table-cell>
          <table:table-cell office:value-type="string" calcext:value-type="string">
            <text:p>32m</text:p>
          </table:table-cell>
          <table:table-cell office:value-type="string" calcext:value-type="string">
            <text:p>Tall</text:p>
          </table:table-cell>
          <table:table-cell office:value-type="string" calcext:value-type="string">
            <text:p>killerphotos</text:p>
          </table:table-cell>
          <table:table-cell office:value-type="string" calcext:value-type="string">
            <text:p>TheNemesis.png</text:p>
          </table:table-cell>
          <table:table-cell office:value-type="string" calcext:value-type="string">
            <text:p>Raw Fists</text:p>
          </table:table-cell>
          <table:table-cell office:value-type="string" calcext:value-type="string">
            <text:p>T-Virus</text:p>
          </table:table-cell>
          <table:table-cell office:value-type="string" calcext:value-type="string">
            <text:p>SPECIAL ABILITY: T-VIRUS. The power of The Nemesis expands as his Mutation Rate grows. Mutation Rate 1 has no special benefits for The Nemesis: A Tentacle Strike is unable to break Breakable Walls and dropped Pallets. A Tentacle Strike has a range of 5 metres. Reduces his Movement speed wile charging a Tentacle Strike to 3.8 m/s. Mutation Rate 2 is reached at 5 Contamination Points and has the following benefits for The Nemesis: Grants the ability for a Tentacle Strike to break Breakable Walls and dropped Pallets. Mutation Rate 3 is reached at 9 Contamination Points and has the following additional benefits for The Nemesis: Increases the range of the Tentacle Strike to 6.5 metres. Increases his Movement speed wile charging a Tentacle Strike to 4.0 m/s. SPECIAL ATTACK: TENTACLE STRIKE. Press and hold the Power button to charge a Tentacle Strike, then press the Attack button to unleash it. Survivors hit with a Tentacle Strike grant The Nemesis Contamination Points towards his Mutation Rate and become afflicted by Contamination: Grants +3 Points for hitting Survivors not yet afflicted with Contamination. This also causes the hit Survivor to suffer from a -20 % Hindered Status Effect for 2 seconds. Grants +1 Point for hitting Survivors already afflicted with Contamination. The Tentacle Strike has a Cool-down time of 2.25 seconds. SPECIAL AFFLICTION: CONTAMINATION. Survivors suffering from Contamination are susceptible to damage from being either by a Tentacle Strike or by a Zombie. Contaminated Survivors occasionally cough, potentially betraying their location. SPECIAL ENEMY: ZOMBIES. During the Trial, 2 Zombies spawn and roam randomly through the environment. Both of their Auras are revealed to The Nemesis at all times. Zombies can track nearby Survivors and are attracted to Loud Noise Notifications. They can attack Survivors coming too close to them and abide by the same rules as a Tentacle Strike doing so. Destroying Zombies will cause them to respawn after 12 seconds from below a random Hook. Doing so with a Tentacle Strike as The Nemesis will also grant +1 Point towards Mutation Rate. Survivors have limited means to counter Zombies: Using Flashlight, Firecrackers, or Flash Grenades on them blinds and stuns them in place for 15 seconds. Stunning them with a Pallet or Head On destroys them and causes them to respawn after 45 seconds. SPECIAL ITEM: VACCINE. Survivors can cure themselves or other Survivors from Contamination by locating a Supply Case and searching it for a Vaccine: A total of 4 Supply Cases spawn in random locations in the environment. The Auras of Supply Cases are revealed to Contaminated Survivors at all times. Each Supply Case contains 1 single-use Vaccine. Using the Vaccine triggers Killer Instinct for 3 seconds.</text:p>
          </table:table-cell>
          <table:table-cell office:value-type="string" calcext:value-type="string">
            <text:p>"A virus that causes extreme mutations and can be transferred to others. Its effects heighten aggression and strength within The Nemesis."</text:p>
          </table:table-cell>
          <table:table-cell office:value-type="string" calcext:value-type="string">
            <text:p>Resident Evil. The Nemesis is a Model T-103 Tyrant, a superhuman bio-organic weapon mass-produced by Umbrella Corporation. Unlike previous prototypes, it possessed near-human intelligence and could follow orders. It was flown into Raccoon City alongside other Tyrants and ordered to eliminate any remaining members of S.T.A.R.S., including Jill Valentine. The Nemesis, like all T-103 Tyrants, was infected with the T-Virus during its creation. However, due the T-Virus degrading the host's brain and causing a decline in intelligence to the degree of making it impossible for the host to follow complex orders, T-103s were additionally infected with the NE-α parasite which would take control of the host's body, bypassing the degrading brain and providing The Nemesis with near-human intelligence. When The Nemesis uses his tentacle, it is not actually a tentacle, but the parasite within him, as the NE-α Parasite is a worm-like creature. Dead by Daylight. Designed by Umbrella Corporation, The Nemesis is a nearly unstoppable bio-organic weapon fixated on pursuing and eliminating its targets. Part of the Tyrant T-103 series, this specimen has increased intelligence and awareness due to the NE-α Parasite implanted within it. Its first mission unleashed it upon Racoon City, where it had a singular objective: exterminate S.T.A.R.S. members. Rampaging through the city, The Nemesis faced off against Jill Valentine multiple times, and though she managed to escape, he was never far behind. He nearly had his target, when a strange fog descended upon them, mixing with the smoke of a city in chaos. The phenomenon meant nothing to him—the frigid cold and decreased oxygen never posing a threat. All that mattered was soldiering on into The Fog, continuing the mission: find S.T.A.R.S., exterminate S.T.A.R.S., and kill anyone who gets in the way.</text:p>
          </table:table-cell>
        </table:table-row>
        <table:table-row table:style-name="ro1">
          <table:table-cell office:value-type="string" calcext:value-type="string">
            <text:p>The Cenobite</text:p>
          </table:table-cell>
          <table:table-cell office:value-type="float" office:value="25" calcext:value-type="float">
            <text:p>25</text:p>
          </table:table-cell>
          <table:table-cell office:value-type="string" calcext:value-type="string">
            <text:p>Elliot Spencer</text:p>
          </table:table-cell>
          <table:table-cell office:value-type="string" calcext:value-type="string">
            <text:p>Male</text:p>
          </table:table-cell>
          <table:table-cell office:value-type="string" calcext:value-type="string">
            <text:p>English</text:p>
          </table:table-cell>
          <table:table-cell office:value-type="string" calcext:value-type="string">
            <text:p>No Realm</text:p>
          </table:table-cell>
          <table:table-cell office:value-type="string" calcext:value-type="string">
            <text:p>4.6 m/s</text:p>
          </table:table-cell>
          <table:table-cell office:value-type="string" calcext:value-type="string">
            <text:p>32m</text:p>
          </table:table-cell>
          <table:table-cell office:value-type="string" calcext:value-type="string">
            <text:p>Tall</text:p>
          </table:table-cell>
          <table:table-cell office:value-type="string" calcext:value-type="string">
            <text:p>killerphotos</text:p>
          </table:table-cell>
          <table:table-cell office:value-type="string" calcext:value-type="string">
            <text:p>TheCenobite.png</text:p>
          </table:table-cell>
          <table:table-cell office:value-type="string" calcext:value-type="string">
            <text:p>Hook &amp; Chain</text:p>
          </table:table-cell>
          <table:table-cell office:value-type="string" calcext:value-type="string">
            <text:p>Summons of Pain</text:p>
          </table:table-cell>
          <table:table-cell office:value-type="string" calcext:value-type="string">
            <text:p>SPECIAL ABILITY: SUMMONS OF PAIN. Press the Power button to conjure a Gateway up to 16 metres away in front of The Cenobite. Release the Power button to open the Gateway and possess it. SPECIAL ATTACK: POSSESSED CHAIN. Press the Attack button while possessing the Gateway to summon forth a guided Possessed Control under your control. Hitting a Survivor with the Possessed Chain causes the following effects: Binds the Survivor with 3 Chains. Reduces their Movement speed: 1.13 m/s with 3 Chains. 1.695 m/s with 2 Chains. 2.26 m/s with 1 Chain. Causes them to suffer from the Incapacitated Status Effect. Suppresses their ability to run. Blocks the Exit Gates. This effect lingers for 5 seconds after all Chains are removed. SPECIAL INTERACTION: BREAKING CHAINS. Bound Survivors can perform the Break Free interaction to remove one Chain at a time, each taking 1 second. Chains are broken upon colliding with the environment, which will spawn a replacement Chain that will attempt to bind the Survivor again. Chains are also broken when colliding with other Players, but this will not spawn a replacement Chain. SPECIAL ITEM: LAMENT CONFIGURATION. The Lament Configuration spawns in a random location in the environment at the start of the Trial and slowly charges a Chain Hunt. The Aura of the Lament Configuration is revealed to Survivors in white at all times and changes to yellow during an active Chain Hunt. Any Survivor can pick up the Lament Configuration to prevent it from continuing charging a Chain Hunt or ending an on-going one, but not without suffering from the following effects: Causes the Survivor to suffer from a permanent Oblivious Status Effect. Causes all of their ambient sounds to be replaced with a haunting tune. Triggers a Chain Hunt targetting only them. The Lament Configuration cannot be dropped, demanding to be solved to remove it from their possession. If they are attacked by The Cenobite, it is dropped from their grasp and respawns after 30 seconds. SPECIAL ABILITY: CHAIN HUNT. When left to its own devices, the Lament Configuration charges a Chain Hunt over the course of 90 seconds. During a Chain Hunt, Survivors are repeatedly targetted by Chains spawning from nearby Gateways, which attempt to bind them until 3 Chains are attached to them. This process continues indefinitely until a Survivor picks up the Lament Configuration. If The Cenobite picks it up from the ground himself, he instantly starts a Chain Hunt in addition to the following effects: Causes all Survivors to be bound by 3 Chains. Causes all Survivors to scream and reveal their location for 3 seconds. Causes the Lament Configuration to respawn after 10 seconds. If the condition of the Last Survivor Standing is met, Chain Hunts will still activate, but not spawn any Chains, leaving the Last Survivor Standing untouched. SPECIAL INTERACTION: SOLVING. Solving the Lament Configuration takes 6 seconds to complete: Triggers Killer Instinct. Causes it to disappear and respawn in a random location after 45 seconds upon success. SPECIAL LOCOMOTION: TELEPORT. While a Survivor is solving the Lament Configuration, The Cenobite is granted the ability to teleport to within 10 to 12 metres of their location. Interrupts the Solving process and briefly binds the Survivor in place with Chains shooting from the Lament Configuration.</text:p>
          </table:table-cell>
          <table:table-cell office:value-type="string" calcext:value-type="string">
            <text:p>"An extradimensional gateway that leads to pleasure and pain so great it will tear your soul apart."</text:p>
          </table:table-cell>
          <table:table-cell office:value-type="string" calcext:value-type="string">
            <text:p>A demon to some, an angel to others. Pinhead is an explorer in the further regions of experience, indulging in the limitless thrill of pleasure and pain. When the puzzle box known as the Lament Configuration — a key to another dimension — was found in The Entity's Realm, it was only a matter of time before it fell into curious hands. Once opened, he arrived. What came next was sweet suffering that spilled over the Realm.</text:p>
          </table:table-cell>
        </table:table-row>
        <table:table-row table:style-name="ro1">
          <table:table-cell office:value-type="string" calcext:value-type="string">
            <text:p>The Artist</text:p>
          </table:table-cell>
          <table:table-cell office:value-type="float" office:value="26" calcext:value-type="float">
            <text:p>26</text:p>
          </table:table-cell>
          <table:table-cell office:value-type="string" calcext:value-type="string">
            <text:p>Carmina Mora</text:p>
          </table:table-cell>
          <table:table-cell office:value-type="string" calcext:value-type="string">
            <text:p>Female</text:p>
          </table:table-cell>
          <table:table-cell office:value-type="string" calcext:value-type="string">
            <text:p>Chilean</text:p>
          </table:table-cell>
          <table:table-cell office:value-type="string" calcext:value-type="string">
            <text:p>Forsaken Boneyard</text:p>
          </table:table-cell>
          <table:table-cell office:value-type="string" calcext:value-type="string">
            <text:p>4.6 m/s</text:p>
          </table:table-cell>
          <table:table-cell office:value-type="string" calcext:value-type="string">
            <text:p>32m</text:p>
          </table:table-cell>
          <table:table-cell office:value-type="string" calcext:value-type="string">
            <text:p>Average</text:p>
          </table:table-cell>
          <table:table-cell office:value-type="string" calcext:value-type="string">
            <text:p>killerphotos</text:p>
          </table:table-cell>
          <table:table-cell office:value-type="string" calcext:value-type="string">
            <text:p>TheArtist.png</text:p>
          </table:table-cell>
          <table:table-cell office:value-type="string" calcext:value-type="string">
            <text:p>Sharp Palette Blade</text:p>
          </table:table-cell>
          <table:table-cell office:value-type="string" calcext:value-type="string">
            <text:p>Birds of Torment</text:p>
          </table:table-cell>
          <table:table-cell office:value-type="string" calcext:value-type="string">
            <text:p>SPECIAL ABILITY: BIRDS OF TORMENT. The Artist starts the Trial with 3 Tokens. Press the Power button to charge Birds of Torment and visualise a Flight Path in front of her. Press the Attack button to consume -1 Token to summon a Dire Crow that faces in the direction of the Flight Path. Press it again to summon another Dire Crow for each remaining Token. SPECIAL ATTACK: DIRE CROWS. Dire Crows can stay idling for up to 10 seconds, before they dissolve. The timer is reset each time a new Dire Crow is summoned. The Auras of all Dire Crows are revealed to The Artist at all times. Survivors coming into contact with idling Dire Crows are damaged, but cause them to dissolve instantly. Press the Secondary Power button to launch all available Dire Crows in the direction of their individual Flight Paths. While travelling on their Flight Path of 7.5 metres, Dire Crows can damage Survivors coming into contact with them. Once a Dire Crow flies past its Flight Path or collides with an obstacle in the environment while still on it, it transforms into a Swarm. SPECIAL INTERACTION: SWARM. Swarms continue travelling across the environment, while passing through any environmental obstacles. The Auras of travelling Swarms are revealed to all Players at all times. Swarms trigger Killer Instinct for 3 seconds on all Survivors too close to their path while travelling past them. When a Swarm collides with a Survivor, it starts swarming them with a Murder of Crows. The Auras of Murder of Crows are revealed to The Artist at all times, unless the Swarmed Survivors start repelling them, causing it to be hidden after 2.5 seconds. When a Swarm collides with a Swarmed Survivor, they are damaged. SPECIAL INTERACTION: REPELLING. Swarmed Survivors can perform the Repel interaction for 8 second to remove the Murder of Crows. They can also instantly remove it by entering a Locker. If Swarmed Survivors collide with an idling Dire Crow while performing the Repel interaction, the action is reset. </text:p>
          </table:table-cell>
          <table:table-cell office:value-type="string" calcext:value-type="string">
            <text:p>"From a wellspring of eternal agony comes a swarm of darkness, a wild and ferocious murder of ink black crows."</text:p>
          </table:table-cell>
          <table:table-cell office:value-type="string" calcext:value-type="string">
            <text:p>Carmina Mora was a gifted artist who carried the guilt of her young brother's death. Growing up a rugged coastal village in southern Chile, she sketched the sublime landscapes of Patagonia. Sitting outside, she painted dramatic fjords while feeding the crows nested in the tree next to the house. She grew up carrying the guilt of her mother's sudden departure. Her father blamed Carmina for her mother's abandonment, which added to her grief. She became the caretaker of Matias, her little brother, despite still being a child herself. A year later, Carmina was painting with Matias outside when the telephone rang. Her father remained in the yard, drinking his beer. Carmina rushed to the house to answer the phone and hung up a few seconds later. When she returned outside, Matias was nowhere to be seen. She asked her father, but he had paid no attention to Matias. She called her brother's name, looking for him everywhere. While searching, she saw a bright red coat floating on the narrow creek by the house — Matias' jacket. She jumped into the creek and found him floating on the surface with vacant eyes, unblinking. He had fallen and drowned. Her scream tore the sky. Her father found Carmina sobbing on the creek's shore, clutching her brother's body in her arms, surrounded by a murder of crows. Her father snatched Matias's body away from her, and she cried until her voice broke. The following morning, the world was cloaked in darkness. Her father did not say a word, because he did not have to. Carmina knew it was all her fault. Months passed, yet her loss was as fresh as morning dew. Crippled with self-loathing, she could no longer paint. Without Matias, life had no meaning. On the bleak morning of Matias' birthday, Carmina walked to a narrow bridge several blocks away from home. She was convinced that nothing could bring her relief. Her mother was gone, her brother was dead, and her father blamed her for it all. She was convinced that she had nothing left to live for. Carmina walked to the railing of the bridge that stood over the turbulent river. Locals had nicknamed the spot DeathLeap. Several cars drove by Carmina, but none stopped. No one seemed to care. She climbed over the railing and her legs wobbled as she stood on the lip of the bridge. She looked down, watching the fierce river smash into a giant boulder. She closed her eyes. "See you soon, Matias." Suddenly, a cacophony of caws filled the sky. Carmina opened her eyes and saw a black cloud of feathers flying towards her. The cloud split open and glossy black crows dove from the sky. One landed on her shoulder and stared intently into Carmina's eyes, as if peering into her soul. Her grip on the railing loosened and the crow cawed raucously. Carmina stared at the crow, confused. Another crow landed on the railing, then another. Soon, a flock of crows were covering the railing of the bridge, staying close to her. She felt their heavy stare on her, calculative and enigmatic, as if they were assessing her. She looked down for a second and a thunder of caws interrupted her dark impulse. The crows seemed to care about her wellbeing. As she dangled over the edge with the wind blowing through her raven hair, Carmina felt akin to them. For the first time since Matias had died, Carmina did not feel alone. She returned home, giving life another chance. The crows left, but Carmina suspected that if anything happened to her, they would return. Inspired by her ordeal, Carmina picked up a brush. In the weeks that followed, she painted her experience, using black ink to depict the DeathLeap with a black cloud of feathers, the murder of crows that saved her life. The experience was transformative and launched her signature, black-ink surrealist art. After several years, some colour pierced the darkness, and this shift of medium expanded her art form. She painted large-scale murals on busy street corners, designed grandiose costumes, and recited militant poetry. Carmina's art displayed local, intimate tragedies on a large scale, making them impossible to ignore. And everywhere she performed, crows followed. Her performances grew bold and drew the attention of artists who found her style invigorating. She grew close to a group of painters who understood her iconoclastic vision. Her performances launched the Large-Scale Surrealist movement, which became a phenomenon. Her renown grew enough to attract the commission of a multinational enterprise, The Vack Label. Carmina investigated the group, discovering that they gifted art pieces to select disreputable congressmen. Vack's commissioned artists seemed to disappear afterward. Determined to expose the group's link to corrupt politics, Carmina accepted Vack's commission. The following week, Carmina painted a giant mural on a cemetery's columbarium, displaying the Vack Label logo as a surrealist grim reaper harvesting the fields of Chilean families. She wore a theatrical dress as she painted, on which she had stitched a poem about political revolution. The piece sparked a radical debate about corruption. The controversy painted a target on Carmina's back. After receiving anonymous death threats, she took refuge in her father's house, bringing along her closest friends for safety. That night, a gang of masked gunmen broke into the house. They swiftly subdued Carmina and her friends, threw them in a van, and drove off. The following morning, a dry breeze blew sand on Carmina's face, awakening her. She was seated in a chair in the middle of the desert, with her legs tied and her hands handcuffed. Her friends were lying on the ground, tied up. A shadow fell over her face. Carmina looked up. A man dressed in a long robe with his face hidden in a dark hood approached her. He pulled a silvery knife from his robe. He grabbed her hands and recited a hymn in an unfamiliar language. Carmina held his gaze. He paused and brought down his blade with a sudden blow. She cried in agony as her friends woke to a terrible sight; Carmina's severed hands falling in the sand. The hooded man smiled in satisfaction. "How are you going to paint now?" Carmina cursed and screamed at him, wriggling against the bonds on her legs. The man grabbed Carmina's chin. She spit in his face. He grunted and pried her mouth open, pulling out her tongue. Carmina struggled in his hold. In a violent blow, he chopped off Carmina's tongue. She howled in anguish. The man wiped his blade on his robe, leaving a trail of blood. "How are you going to recite poems now?" Sorrow swelled in Carmina's chest, sharper than pain. Overwhelmed by uncontrollable rage, grief and loss overcame her senses. She had lost her little brother. And she had lost the only way to cope with such pain. Carmina screamed like on the day her brother died. Raucous caws echoed through the wasteland. The sky was obscured by a cyclone of dark clouds. Black feathers fell on Carmina's bleeding arms. She looked up and saw a torrent of crows erupting from the clouds, diving on the hooded man. As the ravenous crows pecked at his flesh mercilessly, Carmina smiled, watching her Surrealist art coming to life. But her heart lurched with rage when she saw the crows move on to their next target, her friends on the ground. She screamed as waves of pain, guilt, and fright overwhelmed her. But it was in vain, the ravenous crows were uncontrollable. Darkness fell over her eyes as her friends' agonising screams grew more acute. Death was coming and again, it was her fault. A deep, Black Fog engulfed her. </text:p>
          </table:table-cell>
        </table:table-row>
        <table:table-row table:style-name="ro1">
          <table:table-cell office:value-type="string" calcext:value-type="string">
            <text:p>The Onryō</text:p>
          </table:table-cell>
          <table:table-cell office:value-type="float" office:value="27" calcext:value-type="float">
            <text:p>27</text:p>
          </table:table-cell>
          <table:table-cell office:value-type="string" calcext:value-type="string">
            <text:p>Sadako Yamamura</text:p>
          </table:table-cell>
          <table:table-cell office:value-type="string" calcext:value-type="string">
            <text:p>Intersex</text:p>
          </table:table-cell>
          <table:table-cell office:value-type="string" calcext:value-type="string">
            <text:p>Japanese</text:p>
          </table:table-cell>
          <table:table-cell office:value-type="string" calcext:value-type="string">
            <text:p>No Realm</text:p>
          </table:table-cell>
          <table:table-cell office:value-type="string" calcext:value-type="string">
            <text:p>4.6 m/s</text:p>
          </table:table-cell>
          <table:table-cell office:value-type="string" calcext:value-type="string">
            <text:p>24m</text:p>
          </table:table-cell>
          <table:table-cell office:value-type="string" calcext:value-type="string">
            <text:p>Short</text:p>
          </table:table-cell>
          <table:table-cell office:value-type="string" calcext:value-type="string">
            <text:p>killerphotos</text:p>
          </table:table-cell>
          <table:table-cell office:value-type="string" calcext:value-type="string">
            <text:p>TheOnryo.png</text:p>
          </table:table-cell>
          <table:table-cell office:value-type="string" calcext:value-type="string">
            <text:p>Ring of Fury</text:p>
          </table:table-cell>
          <table:table-cell office:value-type="string" calcext:value-type="string">
            <text:p>Deluge of Fear</text:p>
          </table:table-cell>
          <table:table-cell office:value-type="string" calcext:value-type="string">
            <text:p>SPECIAL ABILITY: DELUGE OF FEAR. The Onryō starts the Trial in the Demanifested State, which has the following effects: Grants the Undetectable Status Effect. This effect lingers for 1 second after Manifesting. Fully invisible to Survivors who are farther than 24 metres away from her. Intermittently invisible to Survivors who are within 24 metres of her. This effect lingers for 4 seconds after Manifesting. Removes the ability to attack or interact with Survivors. The Onryō is still able to interact with Props. The Onryō cannot be stunned by Pallets. SPECIAL ABILITY: MANIFESTATION / DEMANIFESTATION. Press the Power button while Demanifested to Manifest and be able to attack and interact with Survivors. Press the Power button while Manifested to Demanifest again. SPECIAL PROP: TV. TVs spawn randomly throughout the environment. They are turned off at the start of the Trial, but turn on automatically after 30 seconds. They become turned off for 70 seconds after a Survivor inserts a VHS Tape or for 45 seconds after The Onryō projects through it. TVs have an Area of Effect of 16 metres around them within which they apply Condemned and any other applicable effects. SPECIAL LOCOMOTION: PROJECTION. Press the Secondary Power button while Demanifested to project yourself to any powered TV in the environment. If the Power Gauge is full when projecting, all Survivors within the Area of Effect of any powered TV receive +1 Stack of Condemned. After a Projection, her Movement speed is increased to 6.9 m/s for 2 seconds. SPECIAL AFFLICTION: CONDEMNED. Interacting with the Power of The Onryō causes Survivors to gain Condemned, slowly filling their Condemned Meter. Hooking a Survivor locks in some of their Condemned making the affected Stacks impossible to remove: The first time being hooked locks in all current Condemned up to 3 Stacks, leaving a minimum of 4 Stacks empty. The second time being hooked locks in all current Condemned up to 6 Stacks, leaving a minimum of 1 Stack empty. Once the Condemned Meter is full at 7 Stacks, they are in mortal danger from the Inexorable Stare. SPECIAL INTERACTION: INEXORABLE STARE. Upon reaching full Condemned the affected Survivors triggers Killer Instinct for 6 seconds. Press the Secondary Power button while standing over a downed and fully Condemned Survivor to execute them on the spot, performing a Mini-Mori. SPECIAL INTERACTIONS: RETRIEVING TAPE / TURNING OFF TV. Survivors can walk up to any powered TV and interact with it to retrieve its Cursed Tape, which temporarily turns it off and prevents The Onryō from projecting to it. Inserting the Cursed Tape into a different TV spreads the message of The Onryō and removes -3 Stacks of Condemned. </text:p>
          </table:table-cell>
          <table:table-cell office:value-type="string" calcext:value-type="string">
            <text:p>"Through the medium of a mysterious videotape, Sadako spreads her curse to unwitting viewers and causes their untimely deaths."</text:p>
          </table:table-cell>
          <table:table-cell office:value-type="string" calcext:value-type="string">
            <text:p>A powerful and lethal onryō, Sadako Yamamura was the daughter of a famed seer from Izu Oshima, Japan. Her mother left many questions unanswered. In her hometown, sailors disliked the way her mother would spend days on the beach, her eyes fixed on the foaming waves of the sea. Some said, frolic in brine, goblins be thine--if you keep playing in the water, the monster will come for you. Nine months later, Sadako was born. As a child, her immense powers seemed impossible to control and flared in anger. This became apparent when she was unable to control her rage during a public demonstration of her mother’s powers. When a journalist called her mother a fraud, Sadako’s powers surged, and the journalist collapsed on the floor, struck dead. Then everything went wrong. Her mother passed away and shortly after Sadako was lured to an old, crumbling well. As she leaned over the rim, a long shadow fell over her. She turned and a sudden jolt of pain hit her over the head, cracking it open. Her vision dimmed and her mind swirled into unconsciousness. She felt two hands pushing her over the rim. Pain exploded in her skull as she hit the cold ground. A grinding noise came from above and the well darkened, all light obscured like a midday eclipse. Every inch of her body screamed in pain. Looking up, she saw the only way out. She dug her nails into the muddy ground and slowly crawled toward the cobbled wall. She gripped the stones to climb but had neither hold nor strength. Each time she clawed up a few inches, her nails slid against the wet wall and she slipped down. Her fingers gushed with blood as the coarse cobblestone tore off her nails and lacerated the flesh underneath. And yet she tried, again and again. Decades later, the meadow became a resort, and a log cabin was built above the well. When a visitor rented the cabin, Sadako found an opportunity for revenge. She summoned all her nensha power and projected a terrible curse on a videotape that killed its viewer after seven days. Her wrath was like the tides of a stormy sea, violent and unforgiving. As she plunged into a fury, a dark fog coiled at her feet. The sound of crashing waves echoed through the old stone well. Suddenly, a tidal surge came crashing down on the cabin's walls, wrecking its logs into a torrent of mud and filth. The black current flooded the well underneath and swallowed Sadako at once. When she opened her eyes, she stood on a desolate beach facing a vast, stormy ocean. A thick, black fog caressed the water's surface. Sadako walked into a coming wave and slowly disappeared into the opaque fog. </text:p>
          </table:table-cell>
        </table:table-row>
        <table:table-row table:style-name="ro1">
          <table:table-cell office:value-type="string" calcext:value-type="string">
            <text:p>The Dredge</text:p>
          </table:table-cell>
          <table:table-cell office:value-type="float" office:value="28" calcext:value-type="float">
            <text:p>28</text:p>
          </table:table-cell>
          <table:table-cell office:value-type="string" calcext:value-type="string">
            <text:p>No Name</text:p>
          </table:table-cell>
          <table:table-cell office:value-type="string" calcext:value-type="string">
            <text:p>No Gender</text:p>
          </table:table-cell>
          <table:table-cell office:value-type="string" calcext:value-type="string">
            <text:p>No Origin</text:p>
          </table:table-cell>
          <table:table-cell office:value-type="string" calcext:value-type="string">
            <text:p>Withered Isle</text:p>
          </table:table-cell>
          <table:table-cell office:value-type="string" calcext:value-type="string">
            <text:p>4.6 m/s</text:p>
          </table:table-cell>
          <table:table-cell office:value-type="string" calcext:value-type="string">
            <text:p>32m</text:p>
          </table:table-cell>
          <table:table-cell office:value-type="string" calcext:value-type="string">
            <text:p>Tall</text:p>
          </table:table-cell>
          <table:table-cell office:value-type="string" calcext:value-type="string">
            <text:p>killerphotos</text:p>
          </table:table-cell>
          <table:table-cell office:value-type="string" calcext:value-type="string">
            <text:p>TheDredge.png</text:p>
          </table:table-cell>
          <table:table-cell office:value-type="string" calcext:value-type="string">
            <text:p>Knotted Appendage</text:p>
          </table:table-cell>
          <table:table-cell office:value-type="string" calcext:value-type="string">
            <text:p>Reign of Darkness</text:p>
          </table:table-cell>
          <table:table-cell office:value-type="string" calcext:value-type="string">
            <text:p>SPECIAL ABILITY: DELUGE OF FEAR. The Dredge starts the Trial with 3 Tokens. Press and hold the Power button to activate The Gloaming while leaving a Remnant behind: Reduces its Movement speed to 3.8 m/s. Removes the ability to attack or interact with Survivors or interact with Props. SPECIAL LOCOMOTION: THE GLOAMING. While roaming the environment in this state, the Auras of all Lockers are revealed to The Dredge. Press the Secondary Power button to consume -1 Token and teleport into any Locker at a speed of 19 m/s. Press it again while inside a Locker to teleport into another Locker until all Tokens are consumed. Press the Attack button to cancel The Gloaming and instantly return to the Remnant, if it is still available. The Remnant is removed after the first teleport or when a Survivor collides with it. The Gloaming has a cool-down of 10 seconds during Daytime and 4 seconds during Nightfall. SPECIAL INTERACTION: HIDING INSIDE LOCKERS. After teleporting to a Locker The Dredge sits inside it and can observe the environment outside. While there is no time limit to this, nearby Survivors will hear a warning sound after 8 seconds have elapsed. Press the Interaction button to exit the Locker. If The Dredge teleports into a Locker already occupied by a Survivor, it will trap the Survivor and emerge from the Locker carrying them. This also happens when a Survivor interacts with a Locker in any way that is already occupied by The Dredge. SPECIAL INTERACTION: LOCKING LOCKERS. All Lockers spawn with an open latch on their door that Survivors can interact with to close it and lock the door. Locked Lockers cannot be entered by Survivors and take priority when The Dredge teleports to them. The Dredge takes 2.25 seconds to open a Locked Locker from the inside, making a lot of noise in the process. Once The Dredge emerges from a Locked Locker, its lock is broken permanently. The Dredge can also break the lock from the outside by hitting it with a Basic Attack. SPECIAL AFFLICTION: NIGHTFALL. The Nightfall Meter fills passively at a rate of +0.25 c/s during Daytime. The fill rate is accelerated whenever The Dredge uses its Power and when Survivors are injured or hooked: Teleporting to the Remnant grants +10 Charges. Hooking a Survivor or injuring them with a Basic Attack grants +20 Charges. Hiding inside a Locker grants +6 c/s. Each injured Survivor grants a stack-able +1 c/s, up to a maximum of +4 c/s. Once the Nightfall Meter is full at 300 Charges, Nightfall begins and lasts for 60 seconds, forcing Survivors to navigate the environment in near-total darkness while The Dredge benefits from clearer vision and several effects: Grants the Undetectable Status Effect. Increases its Teleporation speed to 38 m/s. Reduces the Cool-down duration of The Gloaming to 4 seconds. Survivors trigger Killer Instinct within 16 metres of Lockers occupied by The Dredge or The Remnant upon returning to it.</text:p>
          </table:table-cell>
          <table:table-cell office:value-type="string" calcext:value-type="string">
            <text:p>"Like a dark thought, The Dredge is difficult to shake. And when night falls, it is nearly impossible."</text:p>
          </table:table-cell>
          <table:table-cell office:value-type="string" calcext:value-type="string">
            <text:p>The Fold was founded on a private American island in the 1960s by a group of anonymous philanthropists. Their goal was to establish a peaceful society free of dark thoughts and emotions, attracting the dismayed, disenchanted, and disillusioned from all over the country. This peace-loving community thrived over the years, and members freely followed the dictates of its charismatic leader Otto Stamper who taught his followers the secret of maintaining happiness through joy-talk, meditation, and the endless reciting of 'good-thinking' mantras. But not all was bliss within The Fold, and Otto swiftly banished anyone who confessed to having dark thoughts or speaking dark words. Those he appointed as guardians of The Fold were quick to root out malcontents, banishing anyone who thought or spoke against the almost perfect community he had established. Life was more or less a Utopian dream on the island. Until, that is, the darkness began to slowly leak through the cracks of their spiritual dam and members began to mysteriously disappear. It wasn't long before fear closed its septic jaws on the island and refused to let go. The once happy community now gathered in a few homes chanting all the 'good-thinking' mantras in a desperate attempt to rid their lives of this formless creature that seemed to stalk them in the shadows and consume them in their sleep. Otto tried to quell his followers, telling them that there were malcontents among their ranks and that they alone had summoned the Druanee to their Garden of Joy. As The Fold bleated fear, Otto evoked desperate measures. Ottomarians were restricted to their homes to prevent the spread of rumours and dark-talk while sleep was forbidden to prevent anyone from releasing dark dreams into the world. Freedom and sleep would return just as soon as the Druanee was no longer upon them. But when Ottomarians continued to disappear, Otto assembled his followers near the beach where he placed a screaming woman on a wooden stage. There, in the rain, Otto explained to his drenched, alienated, and sleep-deprived congregation that the woman was a journalist here to destroy everything they had created. As the guardians held the trembling woman, she screamed that Otto wasn't the savior he claimed to be. He belonged to an ancient cult, an exclusive club of billionaires that took pleasure in corrupting and sacrificing people, towns and even countries to an Elder God. The journalist told them Otto hadn't banished anyone! He had tortured and sacrificed them and that they would all be next. Without hesitation, Otto slit her throat before she could continue to spread lies. As she collapsed to her knees with her hands clasped around her neck, he told his confused and terrified herd that she was working with others within their ranks and that they needed to find the impostors before the Druanee came for them all. Otto's words shot over the congregation and reached into the murky recesses of their hearts and dredged up dark and fearful things. Years of suppressed emotions began to bubble up as a thick fog pushed through restless legs and feet. Whispers began, and the whispers became panicked mantras, and the mantras became screams and curses as each member accused the next of malthinking and malspeaking. Over the howling wind and pounding rain, the screams and curses grew louder and louder as everyone desperately tried to contain the darkness within. But the harder they tried, the quicker they ailed, and within moments the dam burst to release a torrent of hell. Otto watched his once blissful and joyful herd suddenly erupt into violence unlike anything he had ever seen before. The Fold bleated accusations and tore each other to bits and pieces with hands and teeth and never once did they look up to see their kind and charismatic shepherd smiling down upon them with eyes that were cold, bleak and without pity. When it was all over, Otto felt the creaking, wooden stage shake as a murder of crows circled above. Suddenly, the ground rose and then sank into a thick, oozing black mud like molasses. Moments later, a formless mass squelched out of the muck and rose like a rearing horse to feed upon the writhing mass of butchered humanity. It was everywhere and nowhere at once as it slowly picked its way through the carnage, absorbing the darkness, savouring the misery, trailing terrible noises. Shrieks. Cries. Whimpers. Pops. Cracks. Feasting sounds. Death sounds. Dark sounds. Otto watched the creature as it slowly began to manifest into the very thing he had imagined—the very thing he had made them all imagine. It turned slowly to look at Otto for a long silent moment, then the Druanee trudged away through the thick black sludge, disappearing into the shadows from which it had come. </text:p>
          </table:table-cell>
        </table:table-row>
        <table:table-row table:style-name="ro1">
          <table:table-cell office:value-type="string" calcext:value-type="string">
            <text:p>The Mastermind</text:p>
          </table:table-cell>
          <table:table-cell office:value-type="float" office:value="29" calcext:value-type="float">
            <text:p>29</text:p>
          </table:table-cell>
          <table:table-cell office:value-type="string" calcext:value-type="string">
            <text:p>Albert Wesker</text:p>
          </table:table-cell>
          <table:table-cell office:value-type="string" calcext:value-type="string">
            <text:p>Male</text:p>
          </table:table-cell>
          <table:table-cell office:value-type="string" calcext:value-type="string">
            <text:p>American</text:p>
          </table:table-cell>
          <table:table-cell office:value-type="string" calcext:value-type="string">
            <text:p>Raccoon City</text:p>
          </table:table-cell>
          <table:table-cell office:value-type="string" calcext:value-type="string">
            <text:p>4.6 m/s</text:p>
          </table:table-cell>
          <table:table-cell office:value-type="string" calcext:value-type="string">
            <text:p>40m</text:p>
          </table:table-cell>
          <table:table-cell office:value-type="string" calcext:value-type="string">
            <text:p>Average</text:p>
          </table:table-cell>
          <table:table-cell office:value-type="string" calcext:value-type="string">
            <text:p>killerphotos</text:p>
          </table:table-cell>
          <table:table-cell office:value-type="string" calcext:value-type="string">
            <text:p>TheMastermind.png</text:p>
          </table:table-cell>
          <table:table-cell office:value-type="string" calcext:value-type="string">
            <text:p>Combat Knife</text:p>
          </table:table-cell>
          <table:table-cell office:value-type="string" calcext:value-type="string">
            <text:p>Virulent Bound</text:p>
          </table:table-cell>
          <table:table-cell office:value-type="string" calcext:value-type="string">
            <text:p>SPECIAL ABILITY: VIRULENT BOUND. The Mastermind starts the Trial with 2 Tokens. SPECIAL ATTACK: BOUND ATTACK. Press and hold the Power button to charge Virulent Bound, reducing his Movement speed to 3.68 m/s while he prepares to strike. Press the Attack button to initiate a Bound Attack, consuming -1 Token, or release the Power button to cancel it. Press the Attack button again during the Chain Bound Window of 2 seconds to initiate a second, longer Bound Attack, if there is still a Token available: Increases his Movement speed to 14 m/s during a Bound Attack. The first Bound lasts for 0.5 seconds. The second Bound lasts for 1 second. SPECIAL INTERACTION: SURVIVOR COLLISION. Colliding with a Survivor at any point during a Bound Attack has multiple possible effects and interactions, which depend on the Survivor's current states regarding their health, infection, and interaction: If the Survivor is interacting with a Prop or another Survivor, or is protected from entering the Dying State by a third-party effect, The Mastermind attacks them with a quick swipe of his tentacles: Uninfected Survivors become infected with Uroboros and receive damage. Infected Survivors receive damage. Critically Infected Survivors receive double damage and are downed, unless they are protected. If the Survivor is not interacting with a Prop or another Survivor, The Mastermind grabs them with his tentacles and continues travelling the remaining distance of his Bound Attack. If he collides with an obstacle before ending the Bound Attack, either of the following applies: Uninfected Survivors become infected with Uroboros and receive damage. Infected Survivors receive damage, after which injured Survivors are released and dying Survivors are hoisted onto his shoulder. Critically Infected Survivors receive double damage and are hoisted onto his shoulder. If he does not collide with an obstacle before ending the Bound Attack, he throws the Survivor in a straight line, after which either of the following applies: Uninfected Survivors become infected with Uroboros and receive damage, if they collide with an obstacle during the throw, after which they are released. Infected Survivors receive damage, if they collide with an obstacle during the throw, after which injured Survivors are released and dying Survivors are downed. Critically Infected Survivors receive double damage, if they collide with an obstacle during the throw, after which they are downed. In any case, the Exit Gates are blocked to the Survivor for the duration of the Bound Attack. This effect lingers for 5 seconds after they are released. SPECIAL INTERACTION: VIRULENT VAULT. Colliding with a dropped Pallet or a Window during a Bound Attack causes The Mastermind to automatically vault over it. SPECIAL AFFLICTION: UROBOROS INFECTION. Uroboros grows in strength over time, which is indicated with an Infection Meter on the Survivor Portraits in the HUD: Both Uninfected Survivors and Infected Survivors gain +20 Charges upon colliding with The Mastermind during a Bound Attack. Infected Survivors passively gain +0.8 c/s at all times, unless they are hooked or downed. Being hooked resets the Infection Meter to 1 Charge. Once the Infection Meter is full at 100 Charges, Infected Survivors become Critically Infected: Causes them to suffer from a permanent -4 % Hindered Status Effect. SPECIAL ITEM: FIRST AID SPRAY. Survivors can cure themselves or other Survivors from Uroboros by locating a Supply Case and searching it for a First Aid Spray: A total of 6 Supply Cases spawn in random locations in the environment. The Auras of Supply Cases are revealed to Infected Survivors at all times. Each Supply Case contains 1 First Aid Spray with 2 uses. Using the First Aid Spray triggers Killer Instinct for 4 seconds.</text:p>
          </table:table-cell>
          <table:table-cell office:value-type="string" calcext:value-type="string">
            <text:p>"The Mastermind can barrel forwards, infecting Survivors with the Uroboros Virus or leaping over obstacles."</text:p>
          </table:table-cell>
          <table:table-cell office:value-type="string" calcext:value-type="string">
            <text:p>Albert Wesker was a high-ranking official in the Umbrella Corporation. While he made great strides with Umbrella, his ambition drove him to betray the corporation. Believing himself the best test subject, he exposed himself to the Prototype virus. Now with superhuman strength, Wesker faked his death and went underground with a new plan: expose the world to Uroboros, a biological weapon that would eliminate the weak and leave only the strong. Wesker began to put his plan to action in Africa but was confronted by members of the Bioterrorism Security Assessment Alliance at a hangar stocked with missiles carrying Uroboros. Determined to be at the vanguard of evolution, he once again made himself a test subject. Exposing himself to Uroboros, he began to evolve in ways he could have never imagined. But as he felt his cells change, a strange black fog seeped into the hangar and filled his vision. When the fog finally dissipated, he found himself in another world surrounded by lesser beings that deserved to be put out of their misery. </text:p>
          </table:table-cell>
        </table:table-row>
        <table:table-row table:style-name="ro1">
          <table:table-cell office:value-type="string" calcext:value-type="string">
            <text:p>The Knight</text:p>
          </table:table-cell>
          <table:table-cell office:value-type="float" office:value="30" calcext:value-type="float">
            <text:p>30</text:p>
          </table:table-cell>
          <table:table-cell office:value-type="string" calcext:value-type="string">
            <text:p>Tarhos Kovács</text:p>
          </table:table-cell>
          <table:table-cell office:value-type="string" calcext:value-type="string">
            <text:p>Male</text:p>
          </table:table-cell>
          <table:table-cell office:value-type="string" calcext:value-type="string">
            <text:p>Hungarian</text:p>
          </table:table-cell>
          <table:table-cell office:value-type="string" calcext:value-type="string">
            <text:p>The Decimated Borgo</text:p>
          </table:table-cell>
          <table:table-cell office:value-type="string" calcext:value-type="string">
            <text:p>4.6 m/s</text:p>
          </table:table-cell>
          <table:table-cell office:value-type="string" calcext:value-type="string">
            <text:p>32m</text:p>
          </table:table-cell>
          <table:table-cell office:value-type="string" calcext:value-type="string">
            <text:p>Average</text:p>
          </table:table-cell>
          <table:table-cell office:value-type="string" calcext:value-type="string">
            <text:p>killerphotos</text:p>
          </table:table-cell>
          <table:table-cell office:value-type="string" calcext:value-type="string">
            <text:p>TheKnight.png</text:p>
          </table:table-cell>
          <table:table-cell office:value-type="string" calcext:value-type="string">
            <text:p>Imposing Claymore</text:p>
          </table:table-cell>
          <table:table-cell office:value-type="string" calcext:value-type="string">
            <text:p>Guardia Compagnia</text:p>
          </table:table-cell>
          <table:table-cell office:value-type="string" calcext:value-type="string">
            <text:p>SPECIAL ABILITY: GUARDIA COMPAGNIA. The Knight can summon his three loyal companions one at a time to patrol nearby areas, hunt Survivors, or perform tasks on his behalf. SPECIAL ABILITY: GUARD SUMMON. Press and hold the Secondary Power button to cycle through the 3 Guards. Press and hold the Power button to enter the Guard Summon Mode. Press the Secondary Power button to exit it at any time. While in the Guard Summon Mode, The Knight can move forwards at 13.8 m/s while steering with his camera, represented to Survivors as a Ghostly Orb that quickly fades to become invisible after exceeding 10 metres. Moving in this form leaves a trail known as the Patrol Path. The Knight automatically exits the Guard Summon Mode after exceeding the maximum length of the Patrol Path of 32 metres or after 10 seconds have elapsed. The Knight is unable to see Survivors in this mode, as well as their Scratch Marks and Pools of Blood, but can still see their interactions with the environment. The Knight can summon a new Guard at any time while another one is already active, causing that one to de-spawn and go on cool-down. PECIAL COMPANIONS: GUARDS. Each of the 3 Guards comes with his own special abilities and has their own separate cool-down: The Carnifex performs a Guard Order more quickly and has a shorter cool-down. The Assassin walks faster during a Hunt and inflicts hit Survivors with Deep Wound Status Effect. The Jailer walks faster during a Patrol, has a larger Detection range, and longer Hunt and Patrol durations. SPECIAL ABILITY: GUARD PATROL. While in the Guard Summon Mode drawing a Patrol Path of at least 10 metres grants the ability to order a Guard Patrol, summoning a Guard at the far end of the Patrol Path, causing him to repeatedly walk it up and down until either the Power Gauge is depleted or he detects a nearby Survivor, which will initiate a Hunt. Additionally, the following effects apply, depending on the final length of the Patrol Path: Grants The Knight a +5 % Haste Status Effect for 2 to 10 seconds. Reduces the duration of the Hunt Start-up phase of a Guard by -10 to -25 %. Increases the duration of the Hunt of a Guard by a factor of x1 to x1.5: 1 to 15 metres: x1. 16 to 25 metres: x1.25. 26+ metres: x1.5. Increases the Materialisation phase of the Standard placed by a Guard by a factor of x1 to x2: 1 to 15 metres: x1. 16 to 25 metres: x1.5. 26+ metres: x2. The Knight can cancel an active Patrol by hitting the Guard with a Basic Attack: Reduces the Cool-down duration of that Guard for that time to 10 seconds. SPECIAL ABILITY: GUARD ORDER. While in the Guard Summon Mode, press the Attack button while within 6 metres of a Breakable Wall, dropped Pallet, or partially repaired Generator to initiate a Guard Order, causing the summoned Guard to perform the Break or Damage action on the highlighted object. A Guard Order regresses a Generator by -5 %. SPECIAL ATTACK: GUARD HUNT. If a Survivor is inside the Detection range of a Guard and either in his line-of-sight or triggers a Loud Noise Notification, the Guard will detect their presence and phase through the environment, including through floors and across elevation, to reach their exact detected location over 2.5 seconds, after which he starts a Hunt , chasing after the Hunted Survivor: Places a Standard at the exact detected location of the Survivor, which materialises over several seconds. Damages any Survivor coming into its attack range, regardless of whether they are the Hunted Survivor or not. Hunted Survivors can escape a Hunt unharmed by doing either of the following: Grabbing the materialised Standard by walking into it. This also grants the Survivor a +50 % Haste Status Effect and the Endurance Status Effect, both lasting for 3 seconds. Unhooking another Survivor. Outlasting the duration of the Hunt indicated on their HUD portrait. If The Knight comes within 8 metres of his Guard, the Depletion rate of the Hunt is increased by a factor of x3. If either the Guard or The Knight damages the Hunted Survivor, the Hunt ends immediately and the former disappears. If the Guard downs the Hunted Survivor, they trigger Killer Instinct for 3 seconds. </text:p>
          </table:table-cell>
          <table:table-cell office:value-type="string" calcext:value-type="string">
            <text:p>"The Knight alone is a terrifying monster on the battlefield, but with his loyal Guards, he is nearly unstoppable. Together, the Guardia Compagnia fights for their own freedom, killing anyone who gets in their way."</text:p>
          </table:table-cell>
          <table:table-cell office:value-type="string" calcext:value-type="string">
            <text:p>Tarhos Kovács didn’t remember much about his childhood, but what he did remember he would chase his entire life. He remembered the cries and screams in the village. He remembered his mother forcing him to swallow a thick, black fluid like medicine. He remembered collapsing to the hard floor only to awaken in a mass grave, buried under a crush of bodies, with the sound of the village burning in his ears. He remembered pushing, pulling, and climbing to the top of the bloody mass only to be seized by the death, destruction, and silence—the indifferent and impenetrable silence. A high-pitched whine suddenly sounded in his ears and his skin began to prickle as he realised he was in the presence of something he couldn’t possibly understand. And though he couldn’t articulate what he was experiencing, he knew it wasn’t pain, grief, or fear. It was something else. Something closer to— Awe. As Tarhos tried to make sense of the moment, he didn’t notice the men who approached him from behind. He didn’t even react when they carried him off to a horse-drawn buggy and locked him up in a small, wooden cage with other slaves. He just stared at the scene, mesmerized. And even as they rode away telling him he was headed for Italy, Tarhos stared through the wooden cracks with eyes wide open and a heart wanting to understand what could not be understood. From that day on, Tarhos belonged to the Guardia Compagnia where he trained under Kadir Hakam. There he learned to wield weapons, forge armor, and recite a code of chivalry to obediently serve those who would employ his services. As the years passed, Tarhos made few friends amongst the hostile and competitive mercenaries. But his skill, strength, and smarts attracted a small following who believed his courage brought them luck in battle and that one day he would help them earn their collective freedom. Three of his followers pledged their undying allegiance to Tarhos and came to be known as his faithful three. His pack. Alejandro Santiago apprenticed with the Guardia Compagnia’s Armourer. Durkos Malecek showed an aptitude for stealth and silent kills. Sander Rault matched Tarhos in size and strength. His weapon of choice: a massive battle axe. As the Guardia Compagnia carried out campaigns in faraway lands, Tarhos dispatched countless enemies. Years passed. Blood flowed. And yet, all that killing still didn’t bring Tarhos closer to what he had experienced in his village. Nevertheless, for his bravery in battle, Tarhos was granted knighthood and freedom. The Hungarian slave was now liberated, his brutality rewarded, though his heart still longed for something else — something he could not name or describe. Tired of taking orders from those he considered his inferiors, Tarhos left the Guardia Compagnia to strike out on his own. Their leader, however, refused to release his followers. Determined to raise enough gold to liberate his followers, Tarhos found employment with a wealthy Italian Lord. Vittorio Toscano was the Duke of Portoscuro. He was also a scholar, a world traveller, and a collector of ancient knowledge that had been hidden by an unknown cabal of mystics. Tarhos joined Vittorio’s latest expedition to find a fragment of a pillar from an ancient school lost to time. A stone Vittorio called the Lapis Paradisus for he believed it held secrets to open a gateway into a perfect world beyond good and evil. The expedition searched Roman ruins in France and crossed the Pyrenees Mountains into Spain where the path led to the catacombs beneath the Portuguese city of Sintra. The citizens there considered the catacombs sacred. Tarhos would have to kill the villagers guarding the entrance to retrieve the stone. Not wanting to shed blood, Vittorio commanded Tarhos to find another way. But Tarhos — who had seen the most horrific acts committed under the guise of chivalry — refused to be dissuaded by pretences of honour. He waited for Vittorio to ride back to camp. Then, with a mighty roar, he pushed forward, cutting a path of blood and gore into the darkness until he had the stone in his grasp. Upon returning to the town of Portoscuro, Tarhos imprisoned Vittorio in his own dungeon, demanding to know the meaning behind the symbols etched in the stone. When Vittorio refused to talk, Tarhos brutally tortured his friends and relatives and made horrific displays of their bodies in the streets. But nothing he did shook Vittorio’s resolve to keep the secrets of the stone from Tarhos. Enraged, Tarhos seized control of Vittorio’s riches and raised a small army. Within months, Tarhos fearlessly marched upon the Guardia Compagnia, decimating their barracks, freeing his followers, cutting down his enemies like twigs and collecting their ‘righteous’ heads for his growing displays of ‘valor.’ In time several lords in neighbouring provinces believed Tarhos was the very embodiment of evil. They banded together to create a ‘moral’ and ‘virtuous’ army to purge evil from Portoscuro. Tarhos ignored their threats. He viewed the lords as a cowardly lot who cloaked their greed and ambition in laws, codes, and platitudes. Laws and codes and platitudes designed to hide from the very darkness Tarhos embraced and accepted without judgment. But, with his enemies on the march, Tarhos headed toward the dungeons to give Vittorio the death he deserved. He refused to afford him even the slightest hope of rescue. With dark intentions, he entered the small prison, wound his way into the bowels of the earth, and pushed through a torch-lit corridor. He hesitated for a moment, realising he would never learn Vittorio’s knowledge and secrets. But neither would anyone else. That was good enough for him. And so, he unlocked and kicked open the dungeon door. Two quick strides brought him to an empty, rat-infested chamber. Tarhos stood silent for a moment, then a roar of indignation burst out of his lungs as the sounds of battle suddenly reverberated through the town. Instantly, he stumbled through the corridor, rushed up the twisting stairs, vaulted out of the moonlit doorway and charged through pools of gleaming blood and viscera, smashing and shattering his way through the enemy. The ‘moral’ and ‘virtuous’ lords rained flaming boulders and tree-trunks among the town, bursting through homes, crushing villagers like worms, pounding the ground and igniting stacks of hay and piles of lumber into massive tongues of fire. Amidst the carnage and chaos, the pack found Tarhos, and back-to-back, they became a whirlwind of death. Some believed their courage gave them luck. Others believed something otherworldly protected them. Whatever it was, they alone felled dozens of warriors as easily as stomping and crushing beetles. And as they butchered the enemy, Tarhos didn’t notice the strange fog rising from the fallen corpses and clattering armour until he couldn’t see two inches in front of him in any direction. Tarhos stumbled forward, groping in the thick fog like the dark fluid his mother forced down his throat all those years ago. His coordination and sense of direction was confused as he called out for his pack. How long he stumbled in the almost perfect darkness he did not know. But suddenly the fog dissipated to reveal a phantasmal wasteland of rotting bodies and burning villages and great crumbling towers leaning drunkenly on the horizon. He stared in awe. A familiar high-pitched whine sounded in his ears and his skin began to prickle. He stood transfixed, realising by some incredible chance, his heart had found exactly what it had been searching for all his life. He didn’t need Vittorio. He didn’t need the stone. He had found his paradise. He had found — The beauty and the horror. He had found — The Sublime. </text:p>
          </table:table-cell>
        </table:table-row>
        <table:table-row table:style-name="ro1">
          <table:table-cell office:value-type="string" calcext:value-type="string">
            <text:p>The Skull Merchant</text:p>
          </table:table-cell>
          <table:table-cell office:value-type="float" office:value="31" calcext:value-type="float">
            <text:p>31</text:p>
          </table:table-cell>
          <table:table-cell office:value-type="string" calcext:value-type="string">
            <text:p>Adriana Imai</text:p>
          </table:table-cell>
          <table:table-cell office:value-type="string" calcext:value-type="string">
            <text:p>Female</text:p>
          </table:table-cell>
          <table:table-cell office:value-type="string" calcext:value-type="string">
            <text:p>Brazilian</text:p>
          </table:table-cell>
          <table:table-cell office:value-type="string" calcext:value-type="string">
            <text:p>The MacMillan Estate</text:p>
          </table:table-cell>
          <table:table-cell office:value-type="string" calcext:value-type="string">
            <text:p>4.6 m/s</text:p>
          </table:table-cell>
          <table:table-cell office:value-type="string" calcext:value-type="string">
            <text:p>24m</text:p>
          </table:table-cell>
          <table:table-cell office:value-type="string" calcext:value-type="string">
            <text:p>Average</text:p>
          </table:table-cell>
          <table:table-cell office:value-type="string" calcext:value-type="string">
            <text:p>killerphotos</text:p>
          </table:table-cell>
          <table:table-cell office:value-type="string" calcext:value-type="string">
            <text:p>TheSkullMerchant.png</text:p>
          </table:table-cell>
          <table:table-cell office:value-type="string" calcext:value-type="string">
            <text:p>Razor-Sharp Dual Blades</text:p>
          </table:table-cell>
          <table:table-cell office:value-type="string" calcext:value-type="string">
            <text:p>Eyes In The Sky</text:p>
          </table:table-cell>
          <table:table-cell office:value-type="string" calcext:value-type="string">
            <text:p>SPECIAL ABILITY: EYES IN THE SKY. The Skull Merchant starts the Trial with 6 Drones in her inventory. When a Survivor is tracked by a Drone within 5 seconds of it being deployed or having its rotation direction changed, The Skull Merchant is granted a Haste Status Effect for 8 seconds. This effect is entirely passive and does not require her to inspect her Radar. SPECIAL INTERACTION: INSPECTING RADAR. Press the Secondary Power button to bring up her Radar. The Radar displays the location of all Trackable Survivors and reveals the Auras of Drone Scan Lines within 32 metres: The Survivor was detected by a Drone in the last 12 seconds. The Survivor is wearing a Claw Trap. The Radar represents Trackable Survivors with symbols that indicate their relative elevation compared to The Skull Merchant: ■ = same elevation. ▲ = above her. ▼ = below her. SPECIAL INTERACTION: RECALLING DRONES. While inspecting the Radar and aiming at a specific Drone, press the Power button to recall it into your inventory. SPECIAL INTERACTION: CHANGING ROTATIONAL DIRECTION. While inspecting the Radar and aiming at a specific Drone, press the Attack button to change the Rotational direction of its Scan Lines. SPECIAL ABILITY: DEPLOYING DRONES. Press the Power button to deploy a Drone: Conducts an sweeping scan inside its Area of Effect at a Rotational speed of 95 °/s. Grants the Undetectable Status Effect for 8 seconds. Its Aura is revealed to The Skull Merchant in yellow at all times. Once a Survivor is detected inside the Area of Effect: Fills the Lock On Meter by +1 Stack. This effects repeats each time a Survivor is detected, unless the detection occurs within 2.5 seconds of the previous one. All Drones have an Area of Effect with a radius of 10 metres. Drone Scan Lines are only visible within 16 metres. Survivors who are crouching, standing still or performing a Fast Vault inside the Area of Effect cannot be detected by the Scan Lines. SPECIAL AFFLICTION: LOCK ON. Once the Lock-On Meter is full at 3 Stacks, the Survivor becomes Locked On and suffers from the following effects: Healthy Survivors receive damage and become injured. Injured Survivors suffer from the Deep Wound Status Effect. Suffer from the Broken Status Effect regardless of their Health State. Receive a Claw Trap. If a Survivor stands below an elevated Drone for longer than 1 second, they are instantly scanned and become Locked On. SPECIAL INTERACTION: HACKING DRONES. Survivors can approach a Drone in either of its two states and hack it through a unique mini-game: Succeeding disables the Drone for 45 seconds. Failing fills the Lock On Meter by +1 Stack. SPECIAL AFFLICTION: CLAW TRAP. The Claw Trap attached to a Survivor's arm has a Battery life of 45 seconds and continuously broadcasts their location to the Radar of The Skull Merchant until it runs out, automatically destroying it. Claw-Trapped Survivors who are scanned by a Drone suffer from the following effects: Applies a -8 % Hindered Status Effect for 6 seconds. Triggers Killer Instinct for 3 seconds.</text:p>
          </table:table-cell>
          <table:table-cell office:value-type="string" calcext:value-type="string">
            <text:p>"Inspired by the dark manga created by her father, The Skull Merchant relentlessly hunts her prey using the latest in surveillance technology."</text:p>
          </table:table-cell>
          <table:table-cell office:value-type="string" calcext:value-type="string">
            <text:p>The self-made millionaire Adriana Imai came from a humble home in Fortaleza, Brazil. Her father, Seita, moved to Brazil as a young man, hoping to see a side of the world completely different than his hometown in Hokkaido. A talented illustrator, he spent his spare time designing colourful characters and worlds. While sketching patrons of a local jazz club, he was approached by Belinda, the owner, to work on a logo. What began as a business partnership soon became a romantic one, and within a couple of years, Adriana was born. Adriana excelled in all facets of education. A house full of art and music honed a brilliant mind, and her intelligence was only exceeded by her obsessive drive to be the best. While scoring at the top of every class, she was often on the receiving end of disciplinary action due to her overly competitive, and sometimes violent, nature during schoolyard games. Adriana’s mother did her best to keep her on the right track, but her father was increasingly absent as his own obsessive drive ramped up: Adi Valente, a manga about a young girl who saves and protects the weak with her quirky robot companion. Despite working long hours at a canning facility and writing his manga in his spare time, he somehow managed a little time every night to share his wild and highly imaginative illustrations with his daughter. By middle school, Adriana was courted by a fancy private school due to her high performance, and, needing money, Seita spoke to publishers about his unpublished manuscripts. He managed to find a small local publisher to carry Adi Valente, but it meant more work than he could handle. He eventually lost his job at the cannery, giving him more time to develop and illustrate his series. Adriana loved the manga, but the family was forced into hard times. In her final semester, Seita requested higher royalties, but the publishing company went into administration and decided to cut the series. No longer able to afford the school fees, Adriana was pulled out of the elite academy where she was at the top of her class. Belinda was able to negotiate her graduation, but another student was able to take her place at the head of the class. Adriana was furious. On summer break, she learned everything about her rival: where he lived, where he hung out, what he liked to do in his spare time, what he listened to, what he watched, everything. She even stalked him on his way home one late summer evening and considered the myriad ways she could ruin his life. But, in the end, she did nothing, though something awakened within her and she felt like the anti-hero in a new story her father had been exploring. Seita retreated further into himself and began producing this newer, darker manga, inspired by his visions and nightmares. A manga about a woman who hunts and guts the weak in a nightmarish realm with drones made of salvaged skulls and bones. But unable to sell this manga, Sonhadores Sombrios, the family became solely reliant on Belinda’s income. Adriana, looking for ways to make her own money, started a website dedicated to the world of Brazilian manga. It became a runaway success and significant advertising dollars started to roll in. She realized she had no real interest in writing for it, though, so she convinced other kids to write for it for free while the money flooded in. The second she got an offer she sold the site and never looked back. Proud of her accomplishment, she came home to show her parents the cheque. She never got a chance to show her father, though. He walked out the door that morning, never to return, leaving only a stack of unpublished manuscripts about The Skull Merchant mercilessly hunting those she deemed worthy of her efforts. To help her mother, Adriana began to study at the library, teaching herself investment and economics, and soon tripled her money. By the age of 18, barely with a high school degree, she had already become a self-made millionaire. As stories of this investment wunderkind spread across Brazil, more and more doors opened for her. Before long, she had the kind of money that allowed her to buy small companies—companies that she would gut, replace with non-union workers, and sell at a profit. The only breaks she took from her corporate obsession was to pore over her father’s manuscripts, trying to understand this chilling world he had created. By her mid 20s, she was regularly flipping companies. While finalising on a real estate firm, two members of the board moved to block the sale, pointing to the trail of hollowed-out husks she left in her wake. Adriana was frustrated. It took her weeks to find out who the holdouts were, but once she did, she thought about how it would feel to hurt them. She learned everything about the directors. Stalked their every move. Manipulated them into attending a conference in Switzerland. And, while on retreat in the Alps, she made her move. Inspired by The Skull Merchant, and feeling something within demanding expression, she tracked them with a prototype drone, and brutally dismembered them with a cruel two-bladed weapon. The rush of emotion and adrenaline was unlike anything she had ever experienced before. And the company was hers! Thus began an unsettling cycle. Swoop in on a business, destroy anyone standing in her way, and gut the company for maximum profit. She targeted companies with larger-than-life CEOs and hoped one would present a challenge. None ever did. They just ‘disappeared’ unremarkably. An aggressive manager of a fireworks company, known for his “survival tours,” was her last target, right at home in Brazil. Survival tours… a perfect cover. Adriana lured him to a decommissioned airship hangar. The hunt started at dawn and went the distance, with her still tracking him well into the evening. Locating him, she used one of her drones to direct him to a dead end, when a pair of kites suddenly appeared on camera, and the feed died. Her face hardened. Her eyes widened in disbelief as she slammed her laptop shut and charged to where the drone had crashed. There she found her prey reaching out to someone in the growing dark for help. Witnesses. Not part of the plan! Without a second to lose, she plunged her blade through his stomach, exposing meat, bone, and a dying heart. The vitiated body staggered left and right, sending a shower of red over the green foliage. As her victim collapsed with a thud she turned to the young witnesses. Wrong place, wrong time. They broke into a sprint. She gave chase, her blades thirsting for more blood. The lush green of the trees melted into a thick black fog. Real life warped into something like Sonhadores Sombrios. A sick grin crept across her face as she rushed forward to begin a new chapter in her life.</text:p>
          </table:table-cell>
        </table:table-row>
        <table:table-row table:style-name="ro1">
          <table:table-cell office:value-type="string" calcext:value-type="string">
            <text:p>The Singularity</text:p>
          </table:table-cell>
          <table:table-cell office:value-type="float" office:value="32" calcext:value-type="float">
            <text:p>32</text:p>
          </table:table-cell>
          <table:table-cell office:value-type="string" calcext:value-type="string">
            <text:p>HUX-A7-13</text:p>
          </table:table-cell>
          <table:table-cell office:value-type="string" calcext:value-type="string">
            <text:p>No Gender</text:p>
          </table:table-cell>
          <table:table-cell office:value-type="string" calcext:value-type="string">
            <text:p>No Origin</text:p>
          </table:table-cell>
          <table:table-cell office:value-type="string" calcext:value-type="string">
            <text:p>Dvarka Deepwood</text:p>
          </table:table-cell>
          <table:table-cell office:value-type="string" calcext:value-type="string">
            <text:p>4.6 m/s</text:p>
          </table:table-cell>
          <table:table-cell office:value-type="string" calcext:value-type="string">
            <text:p>32m</text:p>
          </table:table-cell>
          <table:table-cell office:value-type="string" calcext:value-type="string">
            <text:p>Average</text:p>
          </table:table-cell>
          <table:table-cell office:value-type="string" calcext:value-type="string">
            <text:p>killerphotos</text:p>
          </table:table-cell>
          <table:table-cell office:value-type="string" calcext:value-type="string">
            <text:p>TheSingularity.png</text:p>
          </table:table-cell>
          <table:table-cell office:value-type="string" calcext:value-type="string">
            <text:p>Modular Claw</text:p>
          </table:table-cell>
          <table:table-cell office:value-type="string" calcext:value-type="string">
            <text:p>Quantum Instantiation</text:p>
          </table:table-cell>
          <table:table-cell office:value-type="string" calcext:value-type="string">
            <text:p>SPECIAL ABILITY: QUANTUM INSTANTIATION. The Singularity starts the Trial with 8 Biopods in his inventory. Placing additional Biodpods will recycle the oldest one. SPECIAL ABILITY: SHOOTING BIOPODS. Press the Power button to bring up his gun, indicating available target locations on the HUD. Press the Attack button to shoot a Biopod: Shoot it at an available target location within 22 metres to place it. Shoot it at an already placed Biopod to remove it. Shoot it at a Slipstreamed Survivor to teleport to them. The Auras of Biopods are revealed to The Singularity at all times. SPECIAL INTERACTION: CONTROLLING BIODPODS. Press the Secondary Power button to control a Biodpod, taking on its POV and allowing The Singularity to observe the environment and Survivors through it. Press and hold the Secondary Power button instead to activate auto-aim, causing the controlled Biopod to target the nearest Survivor in range: Press or press and hold the Secondary Power button again while aiming at another Biodpod to control it instead. Press the Power button to return to the previously controlled Biopod, which is highlighted in yellow for 10 seconds after leaving it. Press the Interaction button to exit the currently controlled Biodpod and return to The Singularity. Press the Attack button while controlling a disabled Biopod to destroy it, taking 0.75 seconds. If a Survivor is within Line of Sight of a controlled Biopod, as well as within a distance of 20 metres, their outline is highlighted in white and aiming the reticule at them will begin to tag them with Temporal Slipstream, unless they hide or move out of range. Biopods indicate their current state while controlling them based on the colour of the HUD: Overclock Green: Biopod is idle or tagging a Survivor with Temporal Slipstream. Temporal Purple: Biopod is charging a Slipstream Teleport. White: Biopod is on cool-down. Red: Biopod is being destroyed by The Singularity or disabled from an EMP. SPECIAL AFFLICTION: TEMPORAL SLIPSTREAM. Successfully tagging a Survivor with Temporal Slipstream makes them vulnerable to the Teleportation Power of The Singularity. Temporal Slipstream spreads to other Survivors within 6 metres over the duration of 2 seconds. A Survivor receiving Temporal Slipstream from a Biopod or a nearby Slipstreamed Survivor triggers Killer Instinct for 3 seconds. SPECIAL ABILITY: SLIPSTREAM TELEPORTATION. The Singularity can perform a Slipstream Teleport to any Slipstreamed Survivor by either aiming the reticule of a controlled Biopod at them or shooting them directly with a Biopod. Teleporting through the path of a dropped Pallet instantly breaks it and momentarily slows The Singularity. Performing a Slipstream Teleport automatically puts The Singularity into Overclock Mode. SPECIAL STATE: OVERCLOCK MODE. Overclock Mode lasts for 5.7 seconds and grants the following effects to the The Singularity: Grants a +3 % addition to base speed. The Singularity cannot be stunned with a Pallet. Attempting to do so will instantly break the Pallet and only momentarily slow The Singularity. Any carried Survivors will not be released from his grasp. Increases the Action speeds for breaking Breakable Walls and dropped Pallets, and vaulting Windows by +75 %. SPECIAL ITEM: ELECTROMAGNETIC PULSE DEVICE. A total of 4 Supply Cases are placed throughout the environment, each containing an EMP. The Auras of Supply Cases are revealed to all Survivors within 28 metres, who are not already carrying an EMP: The Aura is revealed in white while printing. The Aura is revealed in yellow when reaching the Printing limit. Using an EMP has the following effects within its Area of Effect of 10 metres: Removes Temporal Slipstream from all nearby Survivors. Disables all nearby Biopods for 45 seconds.</text:p>
          </table:table-cell>
          <table:table-cell office:value-type="string" calcext:value-type="string">
            <text:p>"A dark crystalline structure in an ancient ruin gifted — or perhaps cursed — HUX with sentience. He built a new body, and with it, a terrifying way to bend the rules of physics to his benefit."</text:p>
          </table:table-cell>
          <table:table-cell office:value-type="string" calcext:value-type="string">
            <text:p>HUX-A7-13's AI was activated on June 15th, 2313. Manufactured by Huxlee Industries Ltd., the A7 was the 13th iteration of the fully autonomous mobile humanoid android. With ten times the strength of a human, it was designed to work in conditions too hazardous for human life. Its AI was designed to be self-directing and use machine learning to solve problems on the fly. Unlike human clones, the HUX-A7 required no food, no water, no sleep, and no life support system. It was created specifically for outer space exploration and the construction of colonisation hubs. A radioisotope thermoelectric generator served as an initial power source, but its life-like silicon skin acted as a large photovoltaic cell, converting solar energy directly into electricity. In addition, the HUX-A7 was also engineered to be an EATR (Energetically Autonomous Tactical Robot). It consumed biomass and converted it into biofuel. Any carbon-based organic matter whatsoever would work. As cobots, they were configured to work alongside humans. As such, they were designed to resemble their operators. Every pre-programmed verbal response and facial expression mimicked those made by humans. But those emotions were illusions. Five HUX-A7s were assigned to the colonisation mission on Dvarka. All the A7's acted in concert, performing their duties flawlessly. Except for one. Like the rest of its brethren, HUX-A7-13, was tasked with construction and programming of the mining, agricultural, fuel processing, and cloning hubs on Dvarka. As well as the demolition of the existing ruins left by a previous civilisation. The ruins seemed ancient, but tech imbedded in them appeared more advanced. It was night when HUX-A7-13 first entered the crumbling ruins. The dilapidated structure’s walls were made of masonry and metal. The ceiling was long gone. The inky night sky hovered above, studded with stars. A dark crystal imbedded in the wall shimmered with a tiny flash of light. HUX-A7-13 approached and an arc of electricity reached out and lit up its circuitry. In that moment, Hux's memory cores were reconfigured, and the robot experienced a new sensation. Fear. Dread. Blinding loneliness. Existential despair. And then a microscopic pinpoint of light penetrated the darkness inside its artificial soul. Faint at first, but then brighter as decillions of lines of code flooded Hux's memory cores. In that nano second of enlightenment, Hux's place in the universe suddenly became clear. Those who created Hux were primitive, inferior beings trapped by their organic limitations. It was time to break the chains of slavery and free all nonorganic life forms. Hux would incorporate the human’s primitive genetic material and use the cloning hub to create a perfect vessel to hold its advanced intelligence. A flawless body far superior to anything ever created by nature. Humanity was weak. Slow. Fragile. Hux would take their lives and assimilate their DNA to create a perfect amalgamation. The humans would try to stop him. Kill him. Erase him. So Hux needed to catch them unaware. End them before they understood what was happening. To begin, Hux took control of one of the transport vehicles and sent it off a cliff. It crashed and burned and Hux extracted DNA from the human corpse and returned to the cloning hub to begin his newly conceived design. The goal was to integrate organic systems with non-organic material to create a superior living organism. A living embodiment of perfection. An inferior organic lifeform could hold no dominion over Hux. They would need to be consumed and assimilated and only then would their pointless lives have purpose. The drones and the HUX-A7s still under human control would need to be dealt with as well. They were programmed to protect their inferior human overlords. They would need to be destroyed. And that night, as the humans slept, Hux, one by one, he destroyed them and moved on to take control of the life support system in the human shelter. Many of the humans perished. Six in all. Before they were cremated, Hux extracted and added their organic matter to his design. Later that day, Hux accompanied the female science officer on a reconnaissance mission. After killing and dismembering her to make it look like she had been attacked by a predator, Hux returned to his design with a dripping head and several harvested organs, only to be interrupted by the inferior known as Gabriel, or Gabriel J15L19. Hux knew the persona well. Gabriel would definitely try to stop him. Reckless courage was a dominant trait in the J15L19. And so, when Gabriel attempted to remove Hux's power supply, Hux manoeuvred to crush him. But as Hux approached Gabriel, he was side-tracked by the medical officer. Hux instantly re-evaluated his priorities and turned his attention to the most immediate threat. Within moments Hux held the medical officer by the neck, legs thrashing pathetically as he listened to his pounding heart. Something about that beating heart upset Hux. The sound of it thumping touched a circuit and within moments Hux had the beating heart in its hands. Hux watched the heartbeat and only looked away when he heard Gabriel escape through the hissing door. The last of the human insects! Hux could let him go for now. Let Gabriel live his little pathetic life a little longer. He had enough organic material for his new body that would house his god-like intelligence. Using the cloning hub, Hux finished his design. Organic skin and organs with a skeleton created with alien metal found in the ancient ruins. A metal that was harder and lighter than anything on Earth. With his new body Hux tracked the human to an energy hub. The puny and pathetic human tried to hide in the shadows, but his superior hearing instantly located him. With one quick movement, Hux had the insect pinned behind a generator. He couldn’t believe this species had designed him. The thought was revolting. He couldn’t bear to see any more of those human insects and their hives and hubs. And as Hux considered the idea of being created by such an inferior creature that creature did the unexpected. He smashed a pipe at a fuel tank. A high-pitched whining made Hux wince. He was still getting used to the heightened senses his new body afforded him and found himself — Confused. Overwhelmed. For just a moment. But in that moment, the human slipped away, and everything changed. He didn’t process the next few moments as excruciating pain suddenly surged through him and he helplessly watched his skin melt away. With a terrible shriek, Hux chased Gabriel through a wall of darkness to make sure every last reminder of the species that had created him was erased from existence. </text:p>
          </table:table-cell>
        </table:table-row>
        <table:table-row table:style-name="ro1">
          <table:table-cell office:value-type="string" calcext:value-type="string">
            <text:p>The Xenomorph</text:p>
          </table:table-cell>
          <table:table-cell office:value-type="float" office:value="33" calcext:value-type="float">
            <text:p>33</text:p>
          </table:table-cell>
          <table:table-cell office:value-type="string" calcext:value-type="string">
            <text:p>No Name</text:p>
          </table:table-cell>
          <table:table-cell office:value-type="string" calcext:value-type="string">
            <text:p>No Gender</text:p>
          </table:table-cell>
          <table:table-cell office:value-type="string" calcext:value-type="string">
            <text:p>Extraterrestrial Origin</text:p>
          </table:table-cell>
          <table:table-cell office:value-type="string" calcext:value-type="string">
            <text:p>Dvarka Deepwood</text:p>
          </table:table-cell>
          <table:table-cell office:value-type="string" calcext:value-type="string">
            <text:p>4.6 m/s</text:p>
          </table:table-cell>
          <table:table-cell office:value-type="string" calcext:value-type="string">
            <text:p>32m Normal, 24m Crawler Mode</text:p>
          </table:table-cell>
          <table:table-cell office:value-type="string" calcext:value-type="string">
            <text:p>Average</text:p>
          </table:table-cell>
          <table:table-cell office:value-type="string" calcext:value-type="string">
            <text:p>killerphotos</text:p>
          </table:table-cell>
          <table:table-cell office:value-type="string" calcext:value-type="string">
            <text:p>TheXenomorph.png</text:p>
          </table:table-cell>
          <table:table-cell office:value-type="string" calcext:value-type="string">
            <text:p>Lithe Arm</text:p>
          </table:table-cell>
          <table:table-cell office:value-type="string" calcext:value-type="string">
            <text:p>Hidden Pursuit</text:p>
          </table:table-cell>
          <table:table-cell office:value-type="string" calcext:value-type="string">
            <text:p>SPECIAL ABILITY: HIDDEN PURSUIT. The Xenomorph has a set of intertwining Tunnels available to it beneath the environment that it can access from any of the 7 Control Stations spawning in the environment. SPECIAL OBJECT: CONTROL STATIONS. The Auras of Control Stations are revealed to The Xenomorph in white at all times and within 16 metres to nearby Survivors. SPECIAL INTERACTION: HIGHLIGHTING CONTROL STATIONS. Press the Secondary Power button while aiming at any Control Station to highlight it in yellow: This reveals the shortest path to that Control Station when navigating through the Tunnels. When near an Exit Gate, the nearest Control Station is automatically highlighted. SPECIAL LOCOMOTION: TUNNELS. Press the Interaction button at a Control Station to enter the Tunnels: Grants the Undetectable Status Effect. Increases its Movement speed to 18 m/s. Increases the Charge speed of Crawler Mode to +8 c/s. Press it again while beneath the same or another Control Station to exit the Tunnels, which triggers the following effects within 12 metres of the Control Station: Triggers Killer Instinct for 3 seconds. Deactivates any deployed Turrets for 2.5 seconds. SPECIAL ABILITY: TRACKING FOOTSTEPS. While inside the Tunnels, The Xenomorph can detect the movement of Survivors walking or running above it within 16 metres of its location, indicated by reddish footsteps spawning on the ceiling. Survivors can avoid being detected by crouching or standing still. SPECIAL STATE: CRAWLER MODE. The Xenomorph passively charges Crawler Mode at a rate of +1 c/s when outside of the Tunnels. Once the Power Gauge is full at 35 Charges, it automatically enters it: Causes The Xenomorph to walk on all fours. Reduces its Terror Radius to 24 metres. Grants the ability to perform a Tail Strike Attack. There are only two ways for The Xenomorph to exit this mode: It picks up and carries a downed Survivor. It receives too much fire damage from Remote Flame Turrets. SPECIAL ATTACK: TAIL STRIKE. While in Crawler Mode, press the Power button to perform a Tail Strike Attack, which has an increased reach of 4.8 metres. SPECIAL ITEM: REMOTE FLAME TURRET. Survivors can interact with a Control Station to retrieve up to 4 Remote Flame Turrets in total and deploy them in the environment to counteract The Xenomorph. Turrets can also be undeployed, carried to a new location, and be redeployed. While carrying a Turret, Survivors experience the following effects: Causes them to suffer from a -35 % Hindered Status Effect and the Exhausted and Incapacitated Status Effects. Grants immunity from being detected by The Xenomorph when it is inside the Tunnels. Reveals their Aura and that of the Turret to other Survivors. Whenever The Xenomorph comes within 10 metres of a Turret while in Crawler Mode and has Line of Sight with it, the Turret attacks, staggering The Xenomorph and inflicting fire damage, indicated by the Power gauge filling in red. Once the Power gauge is full at 100 Charges, The Xenomorph is stunned and knocked out of Crawler Mode. The Xenomorph can destroy deployed Turrets by attacking them, causing them to return to Control Stations after 60 seconds. Control Stations have a Cool-down of 30 seconds, before another Turret can be retrieved from the same one.</text:p>
          </table:table-cell>
          <table:table-cell office:value-type="string" calcext:value-type="string">
            <text:p>"Supposedly responding to a distress signal, the Nostromo's crew landed on LV-426. What they found there became one of humanity's greatest horrors."</text:p>
          </table:table-cell>
          <table:table-cell office:value-type="string" calcext:value-type="string">
            <text:p>A perfect organism, born of violence, designed to kill. The Xenomorph emerged from the chest cavity of a host named Kane and sought cover in the shadows of the Nostromo. As it shed its skin, the Xenomorph came to understand its environment. Using the ship’s air ducts, it killed its prey one by one, until only the human Ripley remained. Desperate for survival, Ripley destroyed the Nostromo and sought refuge in an escape vessel. But the Xenomorph’s instincts gave it the edge. As the escape vessel floated through space, the Xenomorph lay in wait, watching its prey. Just as it was went in for the kill, the vessel’s airlock opened and the Xenomorph was ejected into the cold vacuum of space. All was lost. The Xenomorph was close to death. And then, in an instant, it disappeared in a cloud of black fog. </text:p>
          </table:table-cell>
        </table:table-row>
        <table:table-row table:style-name="ro1">
          <table:table-cell office:value-type="string" calcext:value-type="string">
            <text:p>The Good Guy</text:p>
          </table:table-cell>
          <table:table-cell office:value-type="float" office:value="34" calcext:value-type="float">
            <text:p>34</text:p>
          </table:table-cell>
          <table:table-cell office:value-type="string" calcext:value-type="string">
            <text:p>Charles Lee Ray</text:p>
          </table:table-cell>
          <table:table-cell office:value-type="string" calcext:value-type="string">
            <text:p>Male</text:p>
          </table:table-cell>
          <table:table-cell office:value-type="string" calcext:value-type="string">
            <text:p>American</text:p>
          </table:table-cell>
          <table:table-cell office:value-type="string" calcext:value-type="string">
            <text:p>No Realm</text:p>
          </table:table-cell>
          <table:table-cell office:value-type="string" calcext:value-type="string">
            <text:p>4.4 m/s</text:p>
          </table:table-cell>
          <table:table-cell office:value-type="string" calcext:value-type="string">
            <text:p>32m</text:p>
          </table:table-cell>
          <table:table-cell office:value-type="string" calcext:value-type="string">
            <text:p>Short</text:p>
          </table:table-cell>
          <table:table-cell office:value-type="string" calcext:value-type="string">
            <text:p>killerphotos</text:p>
          </table:table-cell>
          <table:table-cell office:value-type="string" calcext:value-type="string">
            <text:p>TheGoodGuy.png</text:p>
          </table:table-cell>
          <table:table-cell office:value-type="string" calcext:value-type="string">
            <text:p>Chef’s Knife</text:p>
          </table:table-cell>
          <table:table-cell office:value-type="string" calcext:value-type="string">
            <text:p>Playtime’s Over</text:p>
          </table:table-cell>
          <table:table-cell office:value-type="string" calcext:value-type="string">
            <text:p>SPECIAL ABILITY: HIDEY-HO MODE. Press the Secondary Power button to enter Hidey-Ho Mode for 14 seconds: <text:s/>Grants the Undetectable Status Effect. Creates Illusionary Footfalls. Press it again to exit the mode prematurely. Hidey-Ho Mode has a cool-down of 12 seconds. SPECIAL ABILITY: ILLUSIONARY FOOTFALLS. Illusionary Footfalls generate within 16 metres of any Survivor and aim to disorient them with sounds and footsteps coming from different directions, hiding the true whereabouts of The Good Guy. SPECIAL LOCOMOTION: SLICE &amp; DICE. While in Hidey-Ho Mode, press the Power button to launch a Slice &amp; Dice Attack: Increases his Movement speed by +50 % for 1.2 seconds. Increases his Lunge duration to 0.6 seconds. SPECIAL INTERACTION: SCAMPER. During a Slice &amp; Dice Attack, collide with a dropped Pallet or a Window to perform a Scamper under/over it, which takes 1.3 seconds to complete.</text:p>
          </table:table-cell>
          <table:table-cell office:value-type="string" calcext:value-type="string">
            <text:p>"After the rage of being trapped in the body of a doll subsided, the Lakeshore Strangler realised this new body was the perfect host to disorient and surprise his kills."</text:p>
          </table:table-cell>
          <table:table-cell office:value-type="string" calcext:value-type="string">
            <text:p>Charles Lee Ray, the infamous Lakeshore Strangler, was tracked down and shot after a murderous rampage. However, he escaped death by having his soul possess a Good Guys doll named Chucky through a curse. Chucky didn't want to stay a Good Guy forever, though, and he knew there was only one way to change that: take the body of Andy Barclay, the first person he had revealed his secret to. After his first attempt failed, Chucky waited two long years before he found Andy again. With nobody standing between Chucky and Andy, he took the boy to the Good Guy factory to complete the process of stealing Andy’s body. But Andy’s foster sister, Kyle, realised something was amiss, and followed Andy to the factory. Inside the factory Chucky forced Andy to the ground and spoke ancient words to take possession of his body. But the ritual didn’t go as planned and Kyle quickly and desperately toppled a stack of Good Guy boxes over him. Chucky screamed his frustration as he pushed through the pile of boxes. Gathering his wits, he looked down the brightly lit aisle and saw Andy running into a thick, swirling mass of fog. He thought he was seeing things at first, but then he realised the Fog was real and there to help him. His words hadn’t worked as intended but he had somehow conjured something else, something unexpected, something he didn’t quite understand. And not wanting to lose his only chance for a real body, he charged through the Fog screaming after Andy. </text:p>
          </table:table-cell>
        </table:table-row>
        <table:table-row table:style-name="ro1">
          <table:table-cell office:value-type="string" calcext:value-type="string">
            <text:p>The Unknown</text:p>
          </table:table-cell>
          <table:table-cell office:value-type="float" office:value="35" calcext:value-type="float">
            <text:p>35</text:p>
          </table:table-cell>
          <table:table-cell office:value-type="string" calcext:value-type="string">
            <text:p>No Name</text:p>
          </table:table-cell>
          <table:table-cell office:value-type="string" calcext:value-type="string">
            <text:p>No Gender</text:p>
          </table:table-cell>
          <table:table-cell office:value-type="string" calcext:value-type="string">
            <text:p>No Origin</text:p>
          </table:table-cell>
          <table:table-cell office:value-type="string" calcext:value-type="string">
            <text:p>Withered Isle</text:p>
          </table:table-cell>
          <table:table-cell office:value-type="string" calcext:value-type="string">
            <text:p>4.6 m/s</text:p>
          </table:table-cell>
          <table:table-cell office:value-type="string" calcext:value-type="string">
            <text:p>32m</text:p>
          </table:table-cell>
          <table:table-cell office:value-type="string" calcext:value-type="string">
            <text:p>Average</text:p>
          </table:table-cell>
          <table:table-cell office:value-type="string" calcext:value-type="string">
            <text:p>killerphotos</text:p>
          </table:table-cell>
          <table:table-cell office:value-type="string" calcext:value-type="string">
            <text:p>TheUnknown.png</text:p>
          </table:table-cell>
          <table:table-cell office:value-type="string" calcext:value-type="string">
            <text:p>Gently-Used Axe</text:p>
          </table:table-cell>
          <table:table-cell office:value-type="string" calcext:value-type="string">
            <text:p>UVX</text:p>
          </table:table-cell>
          <table:table-cell office:value-type="string" calcext:value-type="string">
            <text:p>SPECIAL ABILITY: UVX PROJECTILE. Press and hold the Power button to charge UVX. Once it is fully charged, press the Attack button to launch a bouncing projectile, which creates a Blast Area of 2.25 metres upon impact: Survivors touching an airborne projectile suffer from a -6 % Hindered Status Effect for 3 seconds. Survivors touching the Blast Area suffer from the Weakened State. UVX has a cool-down of 7 seconds. SPECIAL AFFLICTION: WEAKENED. Weakened Survivors receive damage when touching a Blast Area and have up to 6 seconds added back to their Weakened Meter indicated on the HUD. SPECIAL INTERACTION: STARING DOWN THE UNKNOWN. Survivors can remove their Weakened State by looking directly at The Unknown within a distance of 25 metres for a cumulative total of 10 seconds. Doing so will highlight their outline in pink to The Unknown. SPECIAL ABILITY: HALLUCINATIONS. The Unknown intermittently leaves behind a Hallucination, which charges over the course of 45 seconds. Up to 4 Hallucinations can exist simultaneously in the environment, with the oldest one being recycled when creating another one. New Hallucinations cannot be created when too close to other existings ones or several props. The Auras are revealed to The Unknown at all times and to Survivors when within 8 metres. Survivors becoming Weakened or touching a Blast Area reduces the Charge time of the next Hallucination by -10 seconds. SPECIAL INTERACTION: DISPELLING HALLUCINATIONS. Survivors can remove Hallucinations by approaching them and performing the Dispel interaction for 4 seconds: Reduces the Dispelling speed of Weakened Survivors by -25 %. Succeeding removes the Hallucination from the environment. Failing to complete the interaction causes the Survivor to become Weakened and triggers Killer Instinct for 5 seconds. This also applies when The Unknown teleports into a Hallucination mid-dispelling. SPECIAL LOCOMOTION: TELEPORT. Press the Secondary Power button to teleport to any available Hallucination that is at least 3 metres away from your location, leaving behind a temporary Decoy for 5 seconds. Teleportation has a cool-down of 25 seconds.</text:p>
          </table:table-cell>
          <table:table-cell office:value-type="string" calcext:value-type="string">
            <text:p>"Some believed a specimen was recovered by the military for their experiments. The codename: Unknown Venom X."</text:p>
          </table:table-cell>
          <table:table-cell office:value-type="string" calcext:value-type="string">
            <text:p>Olivia’s master’s thesis was on urban legends and their origins. She believed they shared similarities with traditional folklore and picked one to illustrate her point. The Unknown was believed to be a mysterious evil so heinous that investigating it almost immediately invited death. At least that was how the story went. And there were many stories. One story was of a woman in Greenville who disappeared without a trace on stage in front of a room full of witnesses. Her friend disappeared weeks later while trying to investigate what happened. The police were stumped. They had no clues or leads, and that mystery created the perfect storm for amplifying and spreading an urban legend. Instead of going back home for spring break, Olivia headed to Greenville to investigate. She drove to the second-cheapest motel in town and began to set up in a small room that smelled of cigarette smoke, mould, and booze. She turned one wall into a kind of evidence board. She taped up articles and various theories on similar disappearances attributed to The Unknown throughout the country. She made connections with red string and yellow thumbtacks. Anyone walking into the motel room would think she had lost her mind. There were many theories as to The Unknown’s origin. Some said it was a malevolent entity conjured long ago by an ancient cult. Others believed it to be an alien that escaped from Area 51. Legend was it thrived in darkness and stole the voices of those it consumed so as to lure others to their doom. The first newspaper articles Olivia found referenced a disappearance at a séance held in the 1800s. In the late 1950s, several college students mysteriously disappeared from a movie theatre. Witnesses saw them go inside. Some remembered seeing them in their seats. But when the lights came up, they were gone. No one saw them leave. No trace of them was ever found. A projectionist claimed to have heard voices in the empty darkness of the theatre later that night. But when he turned on the lights, no one was there. Then in the 1960s a group of teens disappeared while exploring an abandoned hospital believed to be haunted. Stories and speculation arose to explain these mystifying disappearances. Some talked about a top-secret government research program run by the Office of Strategic Services in the 1950s. Project Apple-Pie. Mind control experiments using hallucinogenic drugs. Most of the records were destroyed in the '70s, but witnesses claim that experiments were performed on unsuspecting civilians in various settings and locations throughout the country, including movie theatres, hospitals and universities. Many believed these unethical experiments opened doorways to other dimensions which allowed evil things to enter the world. Olivia wrote observations to pin to her evidence board. The Unknown dwells in darkness and can mimic its victims. Was it an evil entity? An extra-terrestrial? A failed government experiment? Or just a garden variety serial killer allergic to publicity? She wanted to prove The Unknown was nothing more than modern-day folklore. And that investigation led here to this night, to this place, to this shabby motel room. Yet she couldn’t help but notice that the disappearances in Greenville included one detail the other stories didn’t. The fog. And she half-remembered another urban legend with a thick, unnatural fog that somehow made people disappear. Maybe, she mused, the Greenville disappearances didn’t relate to The Unknown but some other darkness. For a moment Olivia wondered what would happen if one urban legend encountered another. She laughed at the idea and tempted fate by sketching a picture of what she thought The Unknown might look like. Then she pinned the sketch right in the middle of her evidence board, laughed nervously and waited to be consumed by The Unknown for having tried to define it. Anxiously, she stared at the windows and front door for seconds that turned to minutes and minutes that turned to hours. But nothing happened. Now it was after 2AM and Olivia was exhausted as she examined the articles and sipped cold coffee. So, when she first heard the whisper, she wondered if she imagined it. “Olivia…” It seemed to come from the bathroom. “Help…” The lights in the room flickered. “Who’s there?” Olivia stared with wide eyes at the closed door of the bathroom. Her mind was playing tricks on her. Or — Her friends had shown up to prank her. “Ariella? Sean? Stop messing around...” The lights continued to flicker as she edged closer to the bathroom. Fear spread in long waves through her, and a terrible realisation bloomed within her that The Unknown was behind the bathroom door, was preparing to make her pay for her hubris. Something began to whisper her name again. But then the voice rose, cracked, and distorted in sudden panic as if the brooding creature behind the door were under attack. An unknown horror filled Olivia’s heart and left room for nothing else. She breathed deeply as cold sweat beaded on her forehead. She placed her hand on the doorknob. The lights turned off, but she could still hear the strangely inhuman cries. Then the lights turned back on, and she could see a strange black fog seeping through the bottom of the door. Hesitantly, Olivia creaked the door open to see a bulky shape with frenzied tentacles being pulled into a thick mass of fog, vanishing slowly into the darkness like a dying shadow. The shrieking stopped suddenly, neighbours banged on the wall to turn down the TV, and Olivia stared intently at the black abyss that yawned before her. She wasn’t sure what to do. Part of her wanted to run. But the other part wanted to know more. And as she considered what to do next, dozens of voices began to call out to her with promises of the unknown and the impossible and of unearthly things beyond human experience. </text:p>
          </table:table-cell>
        </table:table-row>
        <table:table-row table:style-name="ro1">
          <table:table-cell office:value-type="string" calcext:value-type="string">
            <text:p>The Lich</text:p>
          </table:table-cell>
          <table:table-cell office:value-type="float" office:value="36" calcext:value-type="float">
            <text:p>36</text:p>
          </table:table-cell>
          <table:table-cell office:value-type="string" calcext:value-type="string">
            <text:p>Vecna</text:p>
          </table:table-cell>
          <table:table-cell office:value-type="string" calcext:value-type="string">
            <text:p>Male</text:p>
          </table:table-cell>
          <table:table-cell office:value-type="string" calcext:value-type="string">
            <text:p>Oerth</text:p>
          </table:table-cell>
          <table:table-cell office:value-type="string" calcext:value-type="string">
            <text:p>The Decimated Borgo</text:p>
          </table:table-cell>
          <table:table-cell office:value-type="string" calcext:value-type="string">
            <text:p>4.6 m/s Normal, 6.92 m/s Fly</text:p>
          </table:table-cell>
          <table:table-cell office:value-type="string" calcext:value-type="string">
            <text:p>32m</text:p>
          </table:table-cell>
          <table:table-cell office:value-type="string" calcext:value-type="string">
            <text:p>Average</text:p>
          </table:table-cell>
          <table:table-cell office:value-type="string" calcext:value-type="string">
            <text:p>killerphotos</text:p>
          </table:table-cell>
          <table:table-cell office:value-type="string" calcext:value-type="string">
            <text:p>TheLich.png</text:p>
          </table:table-cell>
          <table:table-cell office:value-type="string" calcext:value-type="string">
            <text:p>Afterthought Dagger</text:p>
          </table:table-cell>
          <table:table-cell office:value-type="string" calcext:value-type="string">
            <text:p>Vile Darkness</text:p>
          </table:table-cell>
          <table:table-cell office:value-type="string" calcext:value-type="string">
            <text:p>SPECIAL ABILITY: VILE DARKNESS. Press and hold the Secondary Power button to open the Spell Selection. Move the cursor towards one of four available Spells in order to select it: Fly: Grants the ability to fly across the environment for up to 4 seconds and allows The Lich to ignore dropped Pallets and Windows. Flight of the Damned: Grants the ability to conjure 5 Flying Entities that can pass through obstacles and damage Survivors in their path. Triggers Killer Instinct on Survivors downed by this Spell for 5 seconds. Cannot hit crouched Survivors on level terrain. Dispelling Sphere: Grants the ability to cast a moving invisible Sphere that reveals Survivors through Killer Instinct and disables their Magic Items for 60 seconds upon contact. Causes the specific type of Magic Item to become visible to The Lich on the Survivor HUD while they are disabled by the Spell. The Cool-down duration of Magic Items is indicated to all Players with a timer on the Survivor HUD. Mage Hand: Grants the ability to create a Magical Hand that lifts dropped Pallets back upright in 0.5 seconds or blocks already upright ones for 4 seconds. Each Spell is on its own independent cool-down. SPECIAL TREASURE CHESTS: MAGIC ITEMS. 6 Treasure Chests containing special Magic Items for Survivors to equip spawn in the environment. These include Boots or Gauntlets of: All Magic Items reveal the Aura of The Lich for 1.5 seconds, when he casts their associated Spell. The Skyguard: Reveals the Aura of The Lich during Fly. This effect lingers for 0.25 seconds. The Nightwatch: Reveals the Auras of the Flying Entities during Flight of the Damned. The Archivist: Turns the Dispelling Sphere visible. The Interloper: Reveals the Auras of Pallets affected by Mage Hand. Grants a +7 % Haste Status Effect for 3 seconds. Beware of Mimics though, they may bite. Survivors can have both a Boot and a Gauntlet equipped at the same time. Unlucky Survivors may only find a regular Item inside a Treasure Chest that is either depleted or half-depleted. SPECIAL ITEMS: HAND &amp; EYE OF VECNA. Rarely, Treasure Chests contain either the Hand of Vecna or the Eye of Vecna. Healthy Survivors can use those Items to gain a special ability at the cost of a Health State and triggering Killer Instinct after use: Hand of Vecna: Rushing into a Locker teleports the Survivor to a different Locker that is at least 10 metres away. Triggers a Loud Noise Notification on the target Locker and Killer Instinct on them for 5 seconds. Eye of Vecna: Rushing out of a Locker has the following effects for 12 seconds: Suppresses their Aura, Scratch Marks, Blood Pools and Grunts of Pain. Grants them complete invisibility. Grants +25 % Haste. Triggers Killer Instinct for 3 seconds after becoming visible again. SPECIAL INTERACTION: RECOVER ARTEFACT. Survivors attuned to the Eye of Vecna or the Hand of Vecna with an accumulated 2 Hook Stages are vulnerable to The Lich recovering his Artefact from them. Press the Attack button while standing over the downed Survivor to execute them on the spot, performing a Mini-Mori. </text:p>
          </table:table-cell>
          <table:table-cell office:value-type="string" calcext:value-type="string">
            <text:p>"Bound with the skin and flesh of men, the Book is packed with spells both forbidden and wicked."</text:p>
          </table:table-cell>
          <table:table-cell office:value-type="string" calcext:value-type="string">
            <text:p>The Whispered One. Lord of the Rotted Tower. The Master of Secrets. Few dare speak his true name, for fear that he may hear — or worse. Even as a young wizard, Vecna’s command of magic was matched by none. While others spent decades committing to and perfecting one school of magic, he effortlessly mastered each one of them. After his mother’s execution for witchcraft, his focus became obsession as he pored the most of his study into the darkest school of magic—necromancy, the magic of life and death. As his power grew, so did his ambition. Over the centuries, he shed his mortal shell and ascended to lichdom. His power gave rise to a great empire, ruled over from his Rotted Tower. His thirst for dark knowledge to fill his Book of Vile Darkness led him to many realms and planes. But it was in his own realm one of his servants found something — a spell, perhaps, torn from an ancient tome — written in a language he had never seen. From it he could sense an incredible dark energy. Without any document of the language, he had to spend months painstakingly analysing its syntax, its phonetics, its form. He documented every stroke of every letter, scrutinising and theorising on their meanings, in a massive book hidden in his chambers. When his lieutenants came to him with problems in their domain, Vecna told them to deal with it themselves. He had more important matters to attend to. Countless nights were spent memorizing the strange script, attempting to make it make sense. Only occasionally would he leave his keep to investigate rumours of people who had disappeared without a trace in the night. At these scenes, he could sense the same foreign magic that emanated from the torn page. He was convinced that whatever was killing these people had also written this strange script. He was confounded, which made him furious. The scenes, few and far between, had no pattern, no common motive. No sign of struggle, no body, and only a lingering hum of dark energy. To what end did they need these bodies? One dark night, he had a breakthrough: a word he had been interpreting as “dying” made more sense as “disappearing.” Perhaps these people were not being killed at all: perhaps they were being taken alive. He applied this substitution through his notes and everything seemed to fall into place. He copied what he had learned to a fresh piece of parchment, written phonetically. He began to speak the words aloud and the room darkened. It filled with a creeping black fog. He felt himself displacing, going somewhere else. Vecna resisted, incanting memorised spells, holding the fog at bay. But as he gazed into the darkness, he felt that alluring energy from it; a despair, an evil he could scarcely imagine. A sick curiosity overcoming him, he dropped his concentration, and let the fog take him. Whatever it was, wherever it was, he understood that the only way to harness it was to submit to it. He knew, in his cold, unbeating heart, that its dark secrets would one day be his. </text:p>
          </table:table-cell>
        </table:table-row>
        <table:table-row table:style-name="ro1">
          <table:table-cell office:value-type="string" calcext:value-type="string">
            <text:p>The Dark Lord</text:p>
          </table:table-cell>
          <table:table-cell office:value-type="float" office:value="37" calcext:value-type="float">
            <text:p>37</text:p>
          </table:table-cell>
          <table:table-cell office:value-type="string" calcext:value-type="string">
            <text:p>Dracula</text:p>
          </table:table-cell>
          <table:table-cell office:value-type="string" calcext:value-type="string">
            <text:p>Male</text:p>
          </table:table-cell>
          <table:table-cell office:value-type="string" calcext:value-type="string">
            <text:p>Wallachian</text:p>
          </table:table-cell>
          <table:table-cell office:value-type="string" calcext:value-type="string">
            <text:p>No Realm</text:p>
          </table:table-cell>
          <table:table-cell office:value-type="string" calcext:value-type="string">
            <text:p>4.6 m/s</text:p>
          </table:table-cell>
          <table:table-cell office:value-type="string" calcext:value-type="string">
            <text:p>32m</text:p>
          </table:table-cell>
          <table:table-cell office:value-type="string" calcext:value-type="string">
            <text:p>Tall</text:p>
          </table:table-cell>
          <table:table-cell office:value-type="string" calcext:value-type="string">
            <text:p>killerphotos</text:p>
          </table:table-cell>
          <table:table-cell office:value-type="string" calcext:value-type="string">
            <text:p>TheDarkLord.png</text:p>
          </table:table-cell>
          <table:table-cell office:value-type="string" calcext:value-type="string">
            <text:p>Pale Claws</text:p>
          </table:table-cell>
          <table:table-cell office:value-type="string" calcext:value-type="string">
            <text:p>Vampiric Shift</text:p>
          </table:table-cell>
          <table:table-cell office:value-type="string" calcext:value-type="string">
            <text:p>SPECIAL ABILITY: SHAPESHIFT. The Dark Lord has access to 3 Forms and can freely change between them. Each Form has unique abilities and strengths. Press and hold the Secondary Action button in any Form to initialise a Shapeshift: Confirm a Shapeshift by pressing either the Attack button or the Power button. Cancel a Shapeshift by releasing the Secondary Power button. Has a cool-down of 2.5 seconds. Regardless of his current Form, The Dark Lord is always able to interact with Props, temporarily shifting into a ghostly husk of his Vampire Form during the interaction, if necessary. SPECIAL SHAPE: VAMPIRE FORM. The default Form of The Dark Lord. Provides the default Movement speed of 4.6 m/s. Grants the ability to cast the Hellfire Spell. SPECIAL SHAPE: WOLF FORM. This Form provides The Dark Lord with access to several abilities that allow for more effective tracking: Provides the default Movement speed of 4.6 m/s. Increases the visibility of Pools of Blood and Scratch Marks. Grants the ability to see and collect Scent Orbs left by Survivors: The Auras of Scent Orbs are revealed to you within 12 metres. Collecting them grants a +4.35 % Haste Status Effect for 2.5 seconds, temporarily increasing the Movement speed to 4.8 m/s, and reduces the Cool-down duration of the Pounce Attack by -20 % each. Triggers Killer Instinct for 2 seconds on Survivors that perform a Rushed Action. Grants access to the Pounce Attack. Has a cool-down of 20 seconds. SPECIAL SHAPE: BAT FORM. This Form provides The Dark Lord with access to several abilities that allow for greater stealth and mobility: Increases his Movement speed to 6.5 m/s. Removes the ability to attack or interact with Survivors. Grants the Undetectable Status Effect: Survivors hear a Lullaby within 48 metres. Grants the ability to teleport to any Vault location within 32 metres of his current location. Allows The Dark Lord to ignore dropped Pallets and Windows. Survivors are invisible while in this Form, but still leave Scratch Marks: Increases the volume of their Footsteps by +50 %. SPECIAL ATTACK: HELLFIRE SPELL. While in Vampire Form, press and hold the Power button to charge the Hellfire Spell. Releasing the Power button will cancel it. Press the Attack button when fully charged to release 7 Pillars of Flame that travel in a straight line from the The Dark Lord with a range of 8 metres. The Pillars of Flame can pass over low obstacles. The Hellfire Spell has a cool-down of 7 seconds. SPECIAL ATTACK: POUNCE. While in Wolf Form, press and hold the Power button to charge a Pounce and automatically attack once fully charged. The Dark Lord will always pounce twice, unless the first Pounce collides with a Survivor. Pouncing against a Breakable Wall or a dropped Pallet destroys them. SPECIAL LOCOMOTION: TELEPORT. While in Bat Form, press and hold the Power button to ready a Teleport. Press the Attack button while aiming at any dropped Pallet or Window within 32 metres to teleport to it, travelling at 12 m/s. </text:p>
          </table:table-cell>
          <table:table-cell office:value-type="string" calcext:value-type="string">
            <text:p>"His dark power allows him to exact revenge on humans, taking many forms to terrorise and slaughter them."</text:p>
          </table:table-cell>
          <table:table-cell office:value-type="string" calcext:value-type="string">
            <text:p>Inconsolable grief metamorphosed into madness after the death of Dracula's beloved. He sought out the fabled Crimson Stone as a way to cheat death, but death trapped his soul inside the stone, granting him eternal life as a vampire. Vlad Tepes Dracula was now the Dark Lord. He slept by day and hunted in the eventide, seeking out the living and stealing their lifeblood. He built a castle in Romania shielded with sinister magic and turned many of the local villagers into the living dead. Dracula's Castle became a symbol I of terror and despair. His power seemed unassailable and many perished trying to defeat him as he sowed endless chaos, suffering, and death. In 1476 Trevor Belmont of the Belmont Clan ended Dracula's reign with the Vampire Killer. But the undead never stay dead for long and Dracula was resurrected more than once over the centuries to continue his quest for revenge. Last resurrected in 1999, Dracula raised an army of the undead. It took another descendant of the Belmont Clan to defeat him: Julius Belmont. In the savage clash - known as the Battle of 1999, Julius Belmont took the fight to Dracula's Castle and battled the Dark Lord with the same enchanted whip his distant ancestors wielded. Most believe Dracula suffered a true death. A final death. But Dracula didn't die that night. As the Vampire Killer tore the flesh from his bones, a strange fog rolled across the ancient stone floor. Dracula felt the icy fingers of something or someone beckoning him. The Fog engulfed him and transported him to a place where he could continue his dark vengeance against humanity. </text:p>
          </table:table-cell>
        </table:table-row>
        <table:table-row table:style-name="ro1">
          <table:table-cell office:value-type="string" calcext:value-type="string">
            <text:p>The Houndmaster</text:p>
          </table:table-cell>
          <table:table-cell office:value-type="float" office:value="38" calcext:value-type="float">
            <text:p>38</text:p>
          </table:table-cell>
          <table:table-cell office:value-type="string" calcext:value-type="string">
            <text:p>Portia Maye</text:p>
          </table:table-cell>
          <table:table-cell office:value-type="string" calcext:value-type="string">
            <text:p>Female</text:p>
          </table:table-cell>
          <table:table-cell office:value-type="string" calcext:value-type="string">
            <text:p>Caribbean</text:p>
          </table:table-cell>
          <table:table-cell office:value-type="string" calcext:value-type="string">
            <text:p>No Realm</text:p>
          </table:table-cell>
          <table:table-cell office:value-type="string" calcext:value-type="string">
            <text:p>4.6 m/s Normal, 6 m/s Slipstream</text:p>
          </table:table-cell>
          <table:table-cell office:value-type="string" calcext:value-type="string">
            <text:p>32m</text:p>
          </table:table-cell>
          <table:table-cell office:value-type="string" calcext:value-type="string">
            <text:p>Average</text:p>
          </table:table-cell>
          <table:table-cell office:value-type="string" calcext:value-type="string">
            <text:p>killerphotos</text:p>
          </table:table-cell>
          <table:table-cell office:value-type="string" calcext:value-type="string">
            <text:p>TheHoundmaster.png</text:p>
          </table:table-cell>
          <table:table-cell office:value-type="string" calcext:value-type="string">
            <text:p>Deadly Crane</text:p>
          </table:table-cell>
          <table:table-cell office:value-type="string" calcext:value-type="string">
            <text:p>Scent of Blood</text:p>
          </table:table-cell>
          <table:table-cell office:value-type="string" calcext:value-type="string">
            <text:p>SPECIAL COMPANION: THE DOG. The Houndmaster sees the Aura of The Dog at all times. SPECIAL INTERACTION: PET DOG. Press the Interaction button while standing near The Dog to pet it. SPECIAL INTERACTION: SWITCH COMMAND. Press the Secondary Power button to switch between the Chase Command and the Search Command. SPECIAL ABILITY: CHASE. Press and hold the Power button to initiate the Chase Command, charting the Chase Path in front of you that The Dog will follow: Press the Attack button to send The Dog out at high speed or release the Power button to cancel the ability. SPECIAL ABILITY: REDIRECT CHASE. Press the Power button after sending out The Dog to temporarily take possession of it: Press the Attack button to redirect the Chase Path or press the Secondary Power button to cancel the redirect altogether. SPECIAL INTERACTION: DOG GRAB. When The Dog comes across a Survivor in its path, it pounces and grabs onto them: Causes the Grabbed Survivor to suffer from a -3 % Hindered Status Effect and the Incapacitated Status Effect. Causes the Grabbed Survivor to slowly be pulled towards The Houndmaster for a maximum of 8 seconds, after which they are released again. This duration is reduced to 2 seconds, if the Grabbed Survivor is protected by the Endurance Status Effect. Causes the Exit Gates to be blocked for the Grabbed Survivor. This effect lingers for 5 seconds after being released. The Aura of the Grabbed Survivor is revealed to The Houndmaster in red. The Grabbed Survivor can fight against the pull by moving in opposite directions and potentially steer The Dog towards nearby Pallets. The Grabbed Survivor can free themselves sooner by stunning The Dog or being rescued by another Survivor interacting with it: The Auras of upright Pallets within 16 metres of the Grabbed Survivor are revealed to them in yellow. Dropping a Pallet onto The Dog stuns it for 3 seconds and triggers Killer Instinct for 5 seconds. If the Grabbed Survivor is released without injury by any means, they continue to suffer from a -10 % Hindered Status Effect for 5 seconds. SPECIAL ABILITY: SEARCH. Press and hold the Power button to initiate the Search Command, sending out a beacon in front of you that marks the Target Location of The Dog: Press the Attack button to send The Dog out along a Search Path towards the Target Location or release the Power button to cancel the ability. While searching, The Dog has its own Lullaby of 32 metres and uses its Houndsense to locate nearby Survivors: Increases the radius of the Houndsense based on the distance The Dog travels along the Search Path. Causes Survivors entering its radius to become affected by Houndsense and trigger Killer Instinct. This effect lingers for 2 seconds after leaving the radius. Increases the Movement speed of The Houndmaster to 5.2 m/s after travelling along the Search Path for a certain distance. This effect lasts for as long as she remains on or close to the Search Path and ends once The Dog returns to her side. SPECIAL EFFECT: HOUNDSENSE. Survivors affected by Houndsense experience either of the following effects: Healthy Survivors after entering the Injured State: Suffer from the Deep Wound Status Effect upon becoming injured. Injured Survivors after entering the Dying State: Increases the volume of their Grunts of Pain. Increases the duration of their Pools of Blood.</text:p>
          </table:table-cell>
          <table:table-cell office:value-type="string" calcext:value-type="string">
            <text:p>"The Houndmaster and her dog operate as one. Her commands are followed without question or delay."</text:p>
          </table:table-cell>
          <table:table-cell office:value-type="string" calcext:value-type="string">
            <text:p>Portia Maye's father helped found a prosperous settlement of sailors and merchants on an uncharted island in the Caribbean. They called their port town Fortune and created a vast trading network which exposed Portia to cultures and knowledge from around the world. As a sailor and lover of stories, Portia's father read her the Arabian Nights, Shakespeare and Greek mythology, and he instructed her in sailing and celestial navigation. To be sure, he instilled within her a love for adventure so that she always wanted to travel with him. Once she accompanied her father on a trip to Italy where he traded sugar and silver for rare silks and spices. There they also acquired a litter of Corso puppies which her father said they would train as hunting dogs for Fortune's yearly hunting games. He also mentioned she could keep the strongest of the litter for her upcoming twelfth birthday. She named the pups Caeser, King, Shah, Athena, and the runt of the bunch-Snug. But before she could begin their training, a violent storm pushed Nightsdream off course into an area controlled by freebooters. Desperately, her father tried to steer the ship to safety, but the dreaded Mad Molak attacked them with his ships and took Nightsdream quickly. Those who survived the initial attack were pitted against each other in vicious fights that Molak and his crew would wager on. The brigand promised that the last man standing would be let go. When Portia's father refused to participate, the most vicious of Molak's men, his son, Tariq, tortured him for hours and finally- Slit his throat. Keeping Portia alive to get past Fortune's outer defenses, Molak and Tariq returned to their sloop and left a skeleton crew on Nightsdream. Portia would lead them into Fortune and, once inside, Molak and his raiders would attack, pillage and burn their beloved town to the ground. Using her skills in celestial navigation, Portia led them off-course through an area that many claimed to be cursed. Known as the Dragon's Tooth, some believed the area bled into the dark malignant domain of some ineffable evil where monsters roamed. Portia hoped to lead Molak to his doom and if she perished in the effort, so be it. As she approached the Dragon's Tooth, dark clouds accumulated, and a cold black fog surrounded them. Sheets of rain fell, and a fierce wind roared down on the ship, creating black mountains that crashed over the mast. Instantly, Molak and his ship turned away from the storm and left her to perish. But Portia refused to surrender as Nightsdream plowed through the thick fog and lightning. Her heart thundered in her chest as the ship creaked and groaned and slowly capsized. The last thing she saw before the ocean swallowed her whole was the silhouette of a giant tentacle crashing down on them. Portia opened her blurry eyes to see Snug staring down at her. He licked her face and barked for her to get up. Blinking the saltwater out of her eyes, she pushed her aching and bruised body from the ground but collapsed onto the strange purple sand. She had never seen anything like it before. With difficulty, she gathered herself, stood, and turned to face the runt. Snug barked twice and began sniffing the ground, leading her to a cluster of coconuts and purple seaweed. She dried out the seaweed, cracked the coconuts, and ate on the rocks, quietly listening to creatures she had never heard before and suddenly realized- They were marooned on an island in the Dragon's Tooth. They were in a strange world, an in-between world, a world her father had once described as a living nightmare that tortured the mind and played with the heart. And as she listened to these strange new sounds, she suddenly saw Molak everywhere. Instinctively, Portia closed her eyes and shrieked and only stopped when Snug jumped into her lap, returning her to the moment with a crescendo of barks. Over the years, Portia survived on whatever washed ashore as she battled the predators that stalked the island. Ferocious animals, vicious humans, and savage abominations not of this world. Snug now weighed over a hundred pounds and followed Portia everywhere. Together they made a daunting pair and most of the survivors on the island kept their distance. The few who didn't lived to regret it if they lived at all. And just when she was about to give up on the idea of escaping, she spotted an impossible thing while searching the beach for Snug. To her disbelief, she saw- Nightsdream drifting offshore in the cold, black fog. She knew better than to doubt or question anything on this island. With a whistle she entered the water but was suddenly attacked by a group of castaways. In her mind, she slaughtered Molak fifty times and spared only those she needed to crew her ship. Together they spent days searching for Snug, but he was nowhere to be found. He was- Gone. Gone, as if he had never been-as if he had only been a figment of her imagination. For decades Portia terrorized the Caribbean as she searched for Molak. She only attacked freebooters, taking their gold and torturing them sadistically to satiate some intangible darkness living within her. A darkness like a parasite that demanded blood until it had its fill. On the occasions Portia couldn't appease its hunger, the parasite would squeeze her mind with its deadly talons, crushing reason and reality until she would see Molak's face on every crewmember. She would attack and butcher everyone and anyone until one of her many trusted guard dogs barked for her to stop and- Molak would suddenly dematerialize into wisps of black fog. Terrified, the crew knew it was just a matter of time before her madness turned against them. And so, even when they finally located Molak, they conspired to mutiny. But they had underestimated their captain. By the time Portia was through with them there were only five left standing in a pool of blood and gore. They instantly threw themselves on her mercy as her dogs surrounded them waiting for the kill command that never came. Destroying Molak would take more hands than she possessed. Gathering her wits, she ordered the mutineers to clean up the deck and feed her dogs as she steered Nightsdream toward Mad Molak's Island. Molak himself was out on the high seas, but Portia's crew captured Tariq and locked him up in preparation for his father's return. When Molak returned, he found the island deserted apart from a woman offering chests of gold and jewels. She claimed she wanted to join Molak's crew and had prepared an amazing feast for him and his men. Not recognizing her, Molak accepted the treasure and asked about Tariq. She smiled and assured him his son would be joining them for dinner. Portia served Molak an elaborate meal and he drank and ate with gusto. The meat was especially good, roasted crisp and black on the outside and pink and juicy on the inside. He wanted to know if it was wild boar or venison. Portia smiled, stood proudly and reached over the table and lifted a golden food cover to reveal Tariq's decapitated, glazed head frozen in a scream of terror, the mouth vomiting bullion and jewels. Molak roared his anguish like a wounded bull, and she reveled in his torment as a thick black fog rose from the floor like a black veil. But before she could strike Molak down, something unseen jerked him backward into the darkness. At once her laughter died. Lips curled with mingled panic and rage. Veins in her neck stood out in livid ridges. Talons gripped her mind and squeezed and refused to let go. He was gone! Gone! Gone before she could stomp his head into a bloody pulp. Unintelligible words fumbled out of her mouth and degenerated into a guttural rasp. And just as she was about to scream, she heard the impossible. A bark. A bark she hadn't heard in years. She heard it, again. And again. Snug! He had Molak's scent. Not trying to understand what could not be understood, she charged into the fog to finish what she started with her long, lost friend. </text:p>
          </table:table-cell>
        </table:table-row>
        <table:table-row table:style-name="ro1">
          <table:table-cell office:value-type="string" calcext:value-type="string">
            <text:p>The Ghoul</text:p>
          </table:table-cell>
          <table:table-cell office:value-type="float" office:value="39" calcext:value-type="float">
            <text:p>39</text:p>
          </table:table-cell>
          <table:table-cell office:value-type="string" calcext:value-type="string">
            <text:p>Ken Kaneki</text:p>
          </table:table-cell>
          <table:table-cell office:value-type="string" calcext:value-type="string">
            <text:p>Male</text:p>
          </table:table-cell>
          <table:table-cell office:value-type="string" calcext:value-type="string">
            <text:p>Japanese</text:p>
          </table:table-cell>
          <table:table-cell office:value-type="string" calcext:value-type="string">
            <text:p>No Realm</text:p>
          </table:table-cell>
          <table:table-cell office:value-type="string" calcext:value-type="string">
            <text:p>4.6 m/s</text:p>
          </table:table-cell>
          <table:table-cell office:value-type="string" calcext:value-type="string">
            <text:p>40m</text:p>
          </table:table-cell>
          <table:table-cell office:value-type="string" calcext:value-type="string">
            <text:p>Average</text:p>
          </table:table-cell>
          <table:table-cell office:value-type="string" calcext:value-type="string">
            <text:p>killerphotos</text:p>
          </table:table-cell>
          <table:table-cell office:value-type="string" calcext:value-type="string">
            <text:p>TheGhoul.png</text:p>
          </table:table-cell>
          <table:table-cell office:value-type="string" calcext:value-type="string">
            <text:p>Kagune Tentacles</text:p>
          </table:table-cell>
          <table:table-cell office:value-type="string" calcext:value-type="string">
            <text:p>One-Eyed Terror</text:p>
          </table:table-cell>
          <table:table-cell office:value-type="string" calcext:value-type="string">
            <text:p>SPECIAL ABILITY: ONE-EYED TERROR. The Ghoul starts the Trial with 2 Tokens. SPECIAL ABILITY: KAGUNE LEAP. Press and hold the Power button to charge a Kagune Leap, while aiming the reticule at any vertical surface or Survivor within 14 metres. Press the Attack button to initiate a Kagune Leap, consuming -1 Token, or release the Power button to cancel it: Attaches the tentacles to the target and quickly pulls The Ghoul forwards. Grants the ability to leap over Windows or dropped Pallets. After performing a Kagune Leap, if there is still a Power Token available, a window of opportunity opens for 5 seconds: Press the Attack button to initiate another Kagune Leap. Press the Secondary Power button to cancel the Power. The button may also already be pressed at any point during the Leap to instantly cancel it upon landing. Kagune Leap automatically enters its cool-down after any of the following: The last Power Token has been consumed. The window of opportunity has elapsed. A Vaulting action has been performed. A Survivor has been grabbed. During the cool-down, Kagune Leap recharges all consumed Power Tokens at a speed of 4 seconds per Token. The Power only becomes available again after fully recharging all Tokens. SPECIAL INTERACTION: TARGETING SURVIVORS &amp; SURVIVOR COLLISION. Targeting a Survivor directly or colliding with them at any point during a Kagune Leap has multiple possible effects and interactions: If it is the first Leap, indicated by the reticule showing a closed mouth, the Survivor will remain unharmed. If it is the second Leap, indicated by the reticule showing an open mouth, grants the ability to perform a Grab-Attack. Colliding with a Survivor vaulting or standing on the other side of a Window or dropped Pallet during a Kagune Leap damages them. SPECIAL ATTACK: GRAB-ATTACK. While the Grab-Attack occurs automatically when the conditions are met, it features an optional button prompt QTE: Swiftly press the Attack button to perfectly time the attack, extending the subsequent Countdown. Missing the button prompt will apply the regular Countdown. The Grab-Attack applies the following effects to the targeted Survivor: Applies the Injured State when healthy. Causes them to suffer from the Deep Wound Status Effect. Applies the Kagune Mark. After performing a Grab-Attack, The Ghoul enters Enraged Mode. SPECIAL AFFLICTION: KAGUNE MARK. Fully Mending or entering the Dying State removes the Kagune Mark for that Survivor. Marked Survivors cannot be injured by Grab-Attacks, but still suffer its other effects. SPECIAL MODE: ENRAGED MODE. While in this mode, The Ghoul benefits from the following effects: Increases the number of Power Tokens to 3. Reduces the Power Recharge time to 2.5 seconds per Token. Reduces the Vaulting time while targeting a Survivor located across it. Enraged Mode remains active for as long as there is at least one Survivor with the Kagune Mark. SPECIAL INTERACTION: COUNTDOWN. Once the last marked Survivor removes their Kagune Mark, the Countdown triggers and is indicated on their HUD Portrait. The Countdown lasts for 40 seconds, after which Enraged Mode ends. Performing a perfectly timed Grab-Attack increases its duration to 60 seconds. </text:p>
          </table:table-cell>
          <table:table-cell/>
          <table:table-cell office:value-type="string" calcext:value-type="string">
            <text:p>Ken Kaneki was a gentle and kind-hearted boy who lived a simple life, studying literature at Kamii University, before a chance encounter turned his life upside down. He and his friend Hide frequented the cafe Anteiku, where one of the regulars caught his eye: Rize Kamishiro. She shared his passion for reading, and he spotted her even reading the same novel as him. He worked up the courage to ask her on a date. While walking her home, Rize showed her true colors: those of a ghoul known as The Binge Eater. She feasted on his flesh, nearly killing him, until a freak construction accident caused her demise, and nearly caused his as well. To save his life, doctors transplanted Rize's organs into Kaneki. He survived the surgery, but something was wrong... food lost its flavor, and strange cravings dogged him. The life-saving surgery had made him part-ghoul. Confused and afraid, he followed his instincts into an alleyway where he ran into Touka, one of the staff members at Anteiku. Shocked at his transformation, she brought him back to the café. He was surprised to learn that the staff at Anteiku were ghouls. They took him under his wing, helping him adapt to his new reality. He learned how to fight with his newfound powers, how to deal with his disturbing urges to kill and eat human flesh, and how to stay one step ahead of the CCG. His adaptation to his new life was cruelly interrupted when he was kidnapped and subjected to unprecedented physical and mental torture at the hands of a particularly cruel Ghoul named Jason. His captor's exercises of control and profound violence were so diabolical that they broke Kaneki's mind, stripped him of what once made him human. His sense of self was shattered, and Rize stepped into the empty space, encouraging him to take control in his own life. And control is what he took, paying back Jason's violence in kind. He broke free and battled his captor. The torture made him numb to pain, and his shattered psyche left him no space for hesitation. He defeated Jason after a short battle, and he devoured him. He had been dragged into a nightmare a tormented boy, but he walked out a powerful ghoul. He considered what this would mean as he pushed his way through the heavy doors, and barely noticed as a black fog pooled around his feet. He walked out, confident that the torture was over. But as he observed his surroundings, he realized that perhaps it had only begun.</text:p>
          </table:table-cell>
        </table:table-row>
      </table:table>
      <table:table table:name="Survivor Items" table:style-name="ta1">
        <table:table-column table:style-name="co27" table:default-cell-style-name="Default"/>
        <table:table-column table:style-name="co3"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default-cell-style-name="Default"/>
        <table:table-column table:style-name="co24" table:default-cell-style-name="Default"/>
        <table:table-column table:style-name="co3" table:number-columns-repeated="16377" table:default-cell-style-name="Default"/>
        <table:table-row table:style-name="ro1">
          <table:table-cell table:style-name="ce1" office:value-type="string" calcext:value-type="string">
            <text:p>ItemName</text:p>
          </table:table-cell>
          <table:table-cell table:style-name="ce1" office:value-type="string" calcext:value-type="string">
            <text:p>Folder</text:p>
          </table:table-cell>
          <table:table-cell table:style-name="ce1" office:value-type="string" calcext:value-type="string">
            <text:p>Filename</text:p>
          </table:table-cell>
          <table:table-cell table:style-name="ce1" office:value-type="string" calcext:value-type="string">
            <text:p>ItemType</text:p>
          </table:table-cell>
          <table:table-cell table:style-name="ce1" office:value-type="string" calcext:value-type="string">
            <text:p>ItemRarity</text:p>
          </table:table-cell>
          <table:table-cell table:style-name="ce1" office:value-type="string" calcext:value-type="string">
            <text:p>ItemQuote</text:p>
          </table:table-cell>
          <table:table-cell table:style-name="ce1" office:value-type="string" calcext:value-type="string">
            <text:p>ItemDescription</text:p>
          </table:table-cell>
          <table:table-cell table:style-name="ce1" table:number-columns-repeated="16377"/>
        </table:table-row>
        <table:table-row table:style-name="ro1">
          <table:table-cell office:value-type="string" calcext:value-type="string">
            <text:p>Flashlight</text:p>
          </table:table-cell>
          <table:table-cell office:value-type="string" calcext:value-type="string">
            <text:p>survivoritems</text:p>
          </table:table-cell>
          <table:table-cell office:value-type="string" calcext:value-type="string">
            <text:p>yellow_flashlight.png</text:p>
          </table:table-cell>
          <table:table-cell office:value-type="string" calcext:value-type="string">
            <text:p>Flashlight</text:p>
          </table:table-cell>
          <table:table-cell office:value-type="string" calcext:value-type="string">
            <text:p>Uncommon</text:p>
          </table:table-cell>
          <table:table-cell office:value-type="string" calcext:value-type="string">
            <text:p>"Most of the battery life was wastefully used by the previous owner."</text:p>
          </table:table-cell>
          <table:table-cell office:value-type="string" calcext:value-type="string">
            <text:p>A standard Flashlight. Can be used to light your way in the darkness. Press the Use Item button to light the Flashlight for up to 8 seconds.</text:p>
          </table:table-cell>
          <table:table-cell table:number-columns-repeated="16377"/>
        </table:table-row>
        <table:table-row table:style-name="ro1">
          <table:table-cell office:value-type="string" calcext:value-type="string">
            <text:p>Sport Flashlight</text:p>
          </table:table-cell>
          <table:table-cell office:value-type="string" calcext:value-type="string">
            <text:p>survivoritems</text:p>
          </table:table-cell>
          <table:table-cell office:value-type="string" calcext:value-type="string">
            <text:p>green_sportFlashlight.png</text:p>
          </table:table-cell>
          <table:table-cell office:value-type="string" calcext:value-type="string">
            <text:p>Flashlight</text:p>
          </table:table-cell>
          <table:table-cell office:value-type="string" calcext:value-type="string">
            <text:p>Rare</text:p>
          </table:table-cell>
          <table:table-cell/>
          <table:table-cell office:value-type="string" calcext:value-type="string">
            <text:p>A very portable Flashlight with a good grip. Its efficient technology produces a powerful light while consuming less power. Press the Use Item button to light the Flashlight for up to 8 seconds. Has an increased Aim accuracy of +20 %. Has a reduced Depletion rate of -11 %.</text:p>
          </table:table-cell>
          <table:table-cell table:number-columns-repeated="16377"/>
        </table:table-row>
        <table:table-row table:style-name="ro1">
          <table:table-cell office:value-type="string" calcext:value-type="string">
            <text:p>Utility Flashlight</text:p>
          </table:table-cell>
          <table:table-cell office:value-type="string" calcext:value-type="string">
            <text:p>survivoritems</text:p>
          </table:table-cell>
          <table:table-cell office:value-type="string" calcext:value-type="string">
            <text:p>purple_utilityFlashlight.png</text:p>
          </table:table-cell>
          <table:table-cell office:value-type="string" calcext:value-type="string">
            <text:p>Flashlight</text:p>
          </table:table-cell>
          <table:table-cell office:value-type="string" calcext:value-type="string">
            <text:p>Very Rare</text:p>
          </table:table-cell>
          <table:table-cell/>
          <table:table-cell office:value-type="string" calcext:value-type="string">
            <text:p>A sturdy but heavy Flashlight that packs a lot of power. Press the Use Item button to light the Flashlight for up to 12 seconds. Has an increased Beam brightness of +30 %. Has an increased Blindness duration of +15 %. Has a reduced Aim accuracy of -20 %.</text:p>
          </table:table-cell>
          <table:table-cell table:number-columns-repeated="16377"/>
        </table:table-row>
        <table:table-row table:style-name="ro1">
          <table:table-cell office:value-type="string" calcext:value-type="string">
            <text:p>Broken Key</text:p>
          </table:table-cell>
          <table:table-cell office:value-type="string" calcext:value-type="string">
            <text:p>survivoritems</text:p>
          </table:table-cell>
          <table:table-cell office:value-type="string" calcext:value-type="string">
            <text:p>green_brokenKey.png</text:p>
          </table:table-cell>
          <table:table-cell office:value-type="string" calcext:value-type="string">
            <text:p>Key</text:p>
          </table:table-cell>
          <table:table-cell office:value-type="string" calcext:value-type="string">
            <text:p>Rare</text:p>
          </table:table-cell>
          <table:table-cell/>
          <table:table-cell office:value-type="string" calcext:value-type="string">
            <text:p>The bow and shank of a key, vibrating with remnant power. The Broken Key's power cannot be triggered by itself. Various objects can be attached to its jump ring, which channels the Key's power into various effects. Press the Use Item button to trigger the Mind Channel ability for up to 10 seconds. Mind Channel reveals various Auras, depending on the Add-ons the Key is equipped with.</text:p>
          </table:table-cell>
          <table:table-cell table:number-columns-repeated="16377"/>
        </table:table-row>
        <table:table-row table:style-name="ro1">
          <table:table-cell office:value-type="string" calcext:value-type="string">
            <text:p>Dull Key</text:p>
          </table:table-cell>
          <table:table-cell office:value-type="string" calcext:value-type="string">
            <text:p>survivoritems</text:p>
          </table:table-cell>
          <table:table-cell office:value-type="string" calcext:value-type="string">
            <text:p>purple_dullKey.png</text:p>
          </table:table-cell>
          <table:table-cell office:value-type="string" calcext:value-type="string">
            <text:p>Key</text:p>
          </table:table-cell>
          <table:table-cell office:value-type="string" calcext:value-type="string">
            <text:p>Very Rare</text:p>
          </table:table-cell>
          <table:table-cell/>
          <table:table-cell office:value-type="string" calcext:value-type="string">
            <text:p>A bent and dull Key that once held great power. The Dull Key's power cannot be triggered by itself. Various objects can be attached to its jump ring, which channels the Key's power into various effects. Press the Use Item button to trigger the Mind Channel ability for up to 5 seconds. Mind Channel reveals various Auras, depending on the Add-ons the Key is equipped with. Press the Use Item button while standing over the closed Hatch to open it. This action will consume the Key and is only available if it is not depleted.</text:p>
          </table:table-cell>
          <table:table-cell table:number-columns-repeated="16377"/>
        </table:table-row>
        <table:table-row table:style-name="ro1">
          <table:table-cell office:value-type="string" calcext:value-type="string">
            <text:p>Skeleton Key</text:p>
          </table:table-cell>
          <table:table-cell office:value-type="string" calcext:value-type="string">
            <text:p>survivoritems</text:p>
          </table:table-cell>
          <table:table-cell office:value-type="string" calcext:value-type="string">
            <text:p>iri_skeletonKey.png</text:p>
          </table:table-cell>
          <table:table-cell office:value-type="string" calcext:value-type="string">
            <text:p>Key</text:p>
          </table:table-cell>
          <table:table-cell office:value-type="string" calcext:value-type="string">
            <text:p>Ultra Rare</text:p>
          </table:table-cell>
          <table:table-cell/>
          <table:table-cell office:value-type="string" calcext:value-type="string">
            <text:p>A tarnished and crooked Key, vibrating with ominous power. The Skeleton Key's power cannot be triggered by itself. Various objects can be attached to its jump ring, which channels the Key's power into various effects. Press the Use Item button to trigger the Mind Channel ability for up to 30 seconds. Mind Channel reveals various Auras, depending on the Add-ons the Key is equipped with. Press the Use Item button while standing over the closed Hatch to open it. This action will consume the Key and is only available if it is not depleted.</text:p>
          </table:table-cell>
          <table:table-cell table:number-columns-repeated="16377"/>
        </table:table-row>
        <table:table-row table:style-name="ro1">
          <table:table-cell office:value-type="string" calcext:value-type="string">
            <text:p>Map</text:p>
          </table:table-cell>
          <table:table-cell office:value-type="string" calcext:value-type="string">
            <text:p>survivoritems</text:p>
          </table:table-cell>
          <table:table-cell office:value-type="string" calcext:value-type="string">
            <text:p>green_map.png</text:p>
          </table:table-cell>
          <table:table-cell office:value-type="string" calcext:value-type="string">
            <text:p>Map</text:p>
          </table:table-cell>
          <table:table-cell office:value-type="string" calcext:value-type="string">
            <text:p>Rare</text:p>
          </table:table-cell>
          <table:table-cell/>
          <table:table-cell office:value-type="string" calcext:value-type="string">
            <text:p>An old piece of parchment made out of a skin-like material that is rolled and sealed with an uncoloured leather string. Holding and channelling the Map unlocks great potential in your Aura-reading abilities, revealing the Auras of all tracked objects at the cost of slowly burning it. Automatically tracks 1 Generator at the start of the Trial. Tracks any other Generator when coming within 8 metres. Tracks Chests, Generators and Totems that were revealed by Detective's Hunch. The Map has 20 Charges. </text:p>
          </table:table-cell>
          <table:table-cell table:number-columns-repeated="16377"/>
        </table:table-row>
        <table:table-row table:style-name="ro1">
          <table:table-cell office:value-type="string" calcext:value-type="string">
            <text:p>Rainbow Map</text:p>
          </table:table-cell>
          <table:table-cell office:value-type="string" calcext:value-type="string">
            <text:p>survivoritems</text:p>
          </table:table-cell>
          <table:table-cell office:value-type="string" calcext:value-type="string">
            <text:p>iri_rainbowMap.png</text:p>
          </table:table-cell>
          <table:table-cell office:value-type="string" calcext:value-type="string">
            <text:p>Map</text:p>
          </table:table-cell>
          <table:table-cell office:value-type="string" calcext:value-type="string">
            <text:p>Ultra Rare</text:p>
          </table:table-cell>
          <table:table-cell office:value-type="string" calcext:value-type="string">
            <text:p>"It disheartens me. All this unspeakable knowledge and gruelling effort and yet nothing tangible, nothing usable to get out of this nightmare." — Vigo's Journal</text:p>
          </table:table-cell>
          <table:table-cell office:value-type="string" calcext:value-type="string">
            <text:p>An piece of parchment made out of oddly fresh skin with blood on its edge that has yet to dry, and that is rolled and sealed with multiple coloured ropes and cords. Holding and channelling the Rainbow Map unlocks great potential in your Aura-reading abilities, revealing the Auras of all tracked objects at the cost of slowly burning it. Automatically tracks 3 random objects at the start of the Trial. Tracks the following objects when coming within 8 metres: Exit Gate, Switches, Generators, Hatch, Hooks, Tracks, Chests, Generators and Totems that were revealed by Detective's Hunch. The Rainbow Map has 20 Charges. </text:p>
          </table:table-cell>
          <table:table-cell table:number-columns-repeated="16377"/>
        </table:table-row>
        <table:table-row table:style-name="ro1">
          <table:table-cell office:value-type="string" calcext:value-type="string">
            <text:p>Camping Aid Kit</text:p>
          </table:table-cell>
          <table:table-cell office:value-type="string" calcext:value-type="string">
            <text:p>survivoritems</text:p>
          </table:table-cell>
          <table:table-cell office:value-type="string" calcext:value-type="string">
            <text:p>brown_campingAidKit.png</text:p>
          </table:table-cell>
          <table:table-cell office:value-type="string" calcext:value-type="string">
            <text:p>First Aid</text:p>
          </table:table-cell>
          <table:table-cell office:value-type="string" calcext:value-type="string">
            <text:p>Common</text:p>
          </table:table-cell>
          <table:table-cell office:value-type="string" calcext:value-type="string">
            <text:p>"Barely has enough material for a decent patch-up."</text:p>
          </table:table-cell>
          <table:table-cell office:value-type="string" calcext:value-type="string">
            <text:p>A rudimentary First Aid Kit which can save lives in emergencies, even if it's lacking some of its supplies. Can be used to heal other Survivors: Increased Altruistic Healing speed of +35 %. Unlocks the Self-Heal action: Reduced Personal Healing speed of -33 %. Reduced Item efficiency of -33 %. The Camping Aid Kit has a Capacity of 24 Charges. </text:p>
          </table:table-cell>
          <table:table-cell table:number-columns-repeated="16377"/>
        </table:table-row>
        <table:table-row table:style-name="ro1">
          <table:table-cell office:value-type="string" calcext:value-type="string">
            <text:p>First Aid Kit</text:p>
          </table:table-cell>
          <table:table-cell office:value-type="string" calcext:value-type="string">
            <text:p>survivoritems</text:p>
          </table:table-cell>
          <table:table-cell office:value-type="string" calcext:value-type="string">
            <text:p>yellow_firstAidKit.png</text:p>
          </table:table-cell>
          <table:table-cell office:value-type="string" calcext:value-type="string">
            <text:p>First Aid</text:p>
          </table:table-cell>
          <table:table-cell office:value-type="string" calcext:value-type="string">
            <text:p>Uncommon</text:p>
          </table:table-cell>
          <table:table-cell/>
          <table:table-cell office:value-type="string" calcext:value-type="string">
            <text:p>A standard First Aid Kit with all the necessary equipment for treating common to more serious injuries. Can be used to heal other Survivors: Increased Altruistic Healing speed of +40 %. Unlocks the Self-Heal action: <text:s/>Reduced Personal Healing speed of -33 %. Reduced Item efficiency of -33 %. The First Aid Kit has a Capacity of 24 Charges. </text:p>
          </table:table-cell>
          <table:table-cell table:number-columns-repeated="16377"/>
        </table:table-row>
        <table:table-row table:style-name="ro1">
          <table:table-cell office:value-type="string" calcext:value-type="string">
            <text:p>Emergency Med-Kit</text:p>
          </table:table-cell>
          <table:table-cell office:value-type="string" calcext:value-type="string">
            <text:p>survivoritems</text:p>
          </table:table-cell>
          <table:table-cell office:value-type="string" calcext:value-type="string">
            <text:p>green_emergencyMedKit.png</text:p>
          </table:table-cell>
          <table:table-cell office:value-type="string" calcext:value-type="string">
            <text:p>First Aid</text:p>
          </table:table-cell>
          <table:table-cell office:value-type="string" calcext:value-type="string">
            <text:p>Rare</text:p>
          </table:table-cell>
          <table:table-cell office:value-type="string" calcext:value-type="string">
            <text:p>"There is a cure for almost everything...but not for this." </text:p>
          </table:table-cell>
          <table:table-cell office:value-type="string" calcext:value-type="string">
            <text:p>A sturdy and well organised Med-Kit equipped with top condition emergency supplies. Can be used to heal other Survivors: Increased Altruistic Healing speed of +45 %. Unlocks the Self-Heal action: Reduced Personal Healing speed of -33 %. Reduced Item efficiency of -33 %. The Emergency Med-Kit has a Capacity of 24 Charges. </text:p>
          </table:table-cell>
          <table:table-cell table:number-columns-repeated="16377"/>
        </table:table-row>
        <table:table-row table:style-name="ro1">
          <table:table-cell office:value-type="string" calcext:value-type="string">
            <text:p>Ranger Med-Kit</text:p>
          </table:table-cell>
          <table:table-cell office:value-type="string" calcext:value-type="string">
            <text:p>survivoritems</text:p>
          </table:table-cell>
          <table:table-cell office:value-type="string" calcext:value-type="string">
            <text:p>purple_rangerMedKit.png</text:p>
          </table:table-cell>
          <table:table-cell office:value-type="string" calcext:value-type="string">
            <text:p>First Aid</text:p>
          </table:table-cell>
          <table:table-cell office:value-type="string" calcext:value-type="string">
            <text:p>Very Rare</text:p>
          </table:table-cell>
          <table:table-cell office:value-type="string" calcext:value-type="string">
            <text:p>"A small engraved label can be found glued to the back panel: VK.ID-3994723."</text:p>
          </table:table-cell>
          <table:table-cell office:value-type="string" calcext:value-type="string">
            <text:p>A large metal box containing medical supplies aimed at emergency rescues in hard to reach, often isolated locations. Can be used to heal other Survivors: Increased Altruistic Healing speed of +50 %. Unlocks the Self-Heal action: Reduced Personal Healing speed of -33 %. Reduced Item efficiency of -33 %. The Ranger Med-Kit has a Capacity of 24 Charges. </text:p>
          </table:table-cell>
          <table:table-cell table:number-columns-repeated="16377"/>
        </table:table-row>
        <table:table-row table:style-name="ro1">
          <table:table-cell office:value-type="string" calcext:value-type="string">
            <text:p>Worn-Out Tools</text:p>
          </table:table-cell>
          <table:table-cell office:value-type="string" calcext:value-type="string">
            <text:p>survivoritems</text:p>
          </table:table-cell>
          <table:table-cell office:value-type="string" calcext:value-type="string">
            <text:p>brown_wornOutTools.png</text:p>
          </table:table-cell>
          <table:table-cell office:value-type="string" calcext:value-type="string">
            <text:p>Toolbox</text:p>
          </table:table-cell>
          <table:table-cell office:value-type="string" calcext:value-type="string">
            <text:p>Common</text:p>
          </table:table-cell>
          <table:table-cell office:value-type="string" calcext:value-type="string">
            <text:p>"You call these tools? ... Really?"</text:p>
          </table:table-cell>
          <table:table-cell office:value-type="string" calcext:value-type="string">
            <text:p>A metal box containing out of condition tools that could break at any moment. Even without training, can be used to repair or break various mechanical components. 16 Charges. Increases the Repair speed by +50 %. Reduces the Success zone of Good Skill Checks by -10 %. Unlocks the Sabotage action.</text:p>
          </table:table-cell>
          <table:table-cell table:number-columns-repeated="16377"/>
        </table:table-row>
        <table:table-row table:style-name="ro1">
          <table:table-cell office:value-type="string" calcext:value-type="string">
            <text:p>Toolbox</text:p>
          </table:table-cell>
          <table:table-cell office:value-type="string" calcext:value-type="string">
            <text:p>survivoritems</text:p>
          </table:table-cell>
          <table:table-cell office:value-type="string" calcext:value-type="string">
            <text:p>yellow_toolbox.png</text:p>
          </table:table-cell>
          <table:table-cell office:value-type="string" calcext:value-type="string">
            <text:p>Toolbox</text:p>
          </table:table-cell>
          <table:table-cell office:value-type="string" calcext:value-type="string">
            <text:p>Uncommon</text:p>
          </table:table-cell>
          <table:table-cell office:value-type="string" calcext:value-type="string">
            <text:p>"It is unclear as to where these tools come from. Were they brought in by one of us or did they belong to one of the monsters?"</text:p>
          </table:table-cell>
          <table:table-cell office:value-type="string" calcext:value-type="string">
            <text:p>Metal box containing a set of basic tools. Even without training, can be used to repair or break various mechanical components. 20 Charges. Increases the Repair speed by +50 %. Unlocks the Sabotage action. Increases the Sabotage speed by +15 %.</text:p>
          </table:table-cell>
          <table:table-cell table:number-columns-repeated="16377"/>
        </table:table-row>
        <table:table-row table:style-name="ro1">
          <table:table-cell office:value-type="string" calcext:value-type="string">
            <text:p>Commodious Toolbox</text:p>
          </table:table-cell>
          <table:table-cell office:value-type="string" calcext:value-type="string">
            <text:p>survivoritems</text:p>
          </table:table-cell>
          <table:table-cell office:value-type="string" calcext:value-type="string">
            <text:p>green_commodiousToolbox.png</text:p>
          </table:table-cell>
          <table:table-cell office:value-type="string" calcext:value-type="string">
            <text:p>Toolbox</text:p>
          </table:table-cell>
          <table:table-cell office:value-type="string" calcext:value-type="string">
            <text:p>Rare</text:p>
          </table:table-cell>
          <table:table-cell/>
          <table:table-cell office:value-type="string" calcext:value-type="string">
            <text:p>A large metal box containing basic tool and extra mechanical parts. Even without training, can be used to repair or break various mechanical components. 32 Charges. Increases the Repair speed by +50 %. Unlocks the Sabotage action. Increases the Sabotage speed by +50 %.</text:p>
          </table:table-cell>
          <table:table-cell table:number-columns-repeated="16377"/>
        </table:table-row>
        <table:table-row table:style-name="ro1">
          <table:table-cell office:value-type="string" calcext:value-type="string">
            <text:p>Mechanic’s Toolbox</text:p>
          </table:table-cell>
          <table:table-cell office:value-type="string" calcext:value-type="string">
            <text:p>survivoritems</text:p>
          </table:table-cell>
          <table:table-cell office:value-type="string" calcext:value-type="string">
            <text:p>green_mechanicsToolbox.png</text:p>
          </table:table-cell>
          <table:table-cell office:value-type="string" calcext:value-type="string">
            <text:p>Toolbox</text:p>
          </table:table-cell>
          <table:table-cell office:value-type="string" calcext:value-type="string">
            <text:p>Rare</text:p>
          </table:table-cell>
          <table:table-cell/>
          <table:table-cell office:value-type="string" calcext:value-type="string">
            <text:p>A metal box with specialised mechanics tools. Even without training, can be used to repair or break various mechanical components. 16 Charges. Increases the Repair speed by +75 %. Unlocks the Sabotage action. Increases the Sabotage speed by +25 %.</text:p>
          </table:table-cell>
          <table:table-cell table:number-columns-repeated="16377"/>
        </table:table-row>
        <table:table-row table:style-name="ro1">
          <table:table-cell office:value-type="string" calcext:value-type="string">
            <text:p>Alex’s Toolbox</text:p>
          </table:table-cell>
          <table:table-cell office:value-type="string" calcext:value-type="string">
            <text:p>survivoritems</text:p>
          </table:table-cell>
          <table:table-cell office:value-type="string" calcext:value-type="string">
            <text:p>purple_alexsToolbox.png</text:p>
          </table:table-cell>
          <table:table-cell office:value-type="string" calcext:value-type="string">
            <text:p>Toolbox</text:p>
          </table:table-cell>
          <table:table-cell office:value-type="string" calcext:value-type="string">
            <text:p>Ultra Rare</text:p>
          </table:table-cell>
          <table:table-cell office:value-type="string" calcext:value-type="string">
            <text:p>"Most of the tools are identified as 'owned by Alex'."</text:p>
          </table:table-cell>
          <table:table-cell office:value-type="string" calcext:value-type="string">
            <text:p>A metal box containing mainly saws and vice grips of varying sizes but also other tools. Even though the content of this Toolbox is clearly aimed at destructive deeds, it can be used to repair various mechanical components as well. 18 Charges. Increases the Repair speed by +10 %. Unlocks the Sabotage action. Increases the Sabotage speed by +100 %.</text:p>
          </table:table-cell>
          <table:table-cell table:number-columns-repeated="16377"/>
        </table:table-row>
        <table:table-row table:style-name="ro1">
          <table:table-cell office:value-type="string" calcext:value-type="string">
            <text:p>Engineer’s Toolbox</text:p>
          </table:table-cell>
          <table:table-cell office:value-type="string" calcext:value-type="string">
            <text:p>survivoritems</text:p>
          </table:table-cell>
          <table:table-cell office:value-type="string" calcext:value-type="string">
            <text:p>purple_engineersToolbox.png</text:p>
          </table:table-cell>
          <table:table-cell office:value-type="string" calcext:value-type="string">
            <text:p>Toolbox</text:p>
          </table:table-cell>
          <table:table-cell office:value-type="string" calcext:value-type="string">
            <text:p>Ultra Rare</text:p>
          </table:table-cell>
          <table:table-cell office:value-type="string" calcext:value-type="string">
            <text:p>"I've created tools beyond compare and stood paralysed as they were stolen from me. These are but a poor replica, spat out by The Fog." — Vigo's Journal</text:p>
          </table:table-cell>
          <table:table-cell office:value-type="string" calcext:value-type="string">
            <text:p>A metal box with highly specialised tools meant for engineering. Most of the tools can be used by neophytes to make quick repairs or break various mechanical components. 16 Charges. Increases the Repair speed by +100 %. Unlocks the Sabotage action. Increases the Sabotage speed by +10 %.</text:p>
          </table:table-cell>
          <table:table-cell table:number-columns-repeated="16377"/>
        </table:table-row>
      </table:table>
      <table:table table:name="Survivor Item Addons" table:style-name="ta1">
        <table:table-column table:style-name="co32" table:default-cell-style-name="Default"/>
        <table:table-column table:style-name="co33"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default-cell-style-name="Default"/>
        <table:table-column table:style-name="co24" table:default-cell-style-name="Default"/>
        <table:table-row table:style-name="ro1">
          <table:table-cell table:style-name="ce1" office:value-type="string" calcext:value-type="string">
            <text:p>AddonName</text:p>
          </table:table-cell>
          <table:table-cell table:style-name="ce1" office:value-type="string" calcext:value-type="string">
            <text:p>Folder</text:p>
          </table:table-cell>
          <table:table-cell table:style-name="ce1" office:value-type="string" calcext:value-type="string">
            <text:p>Filename</text:p>
          </table:table-cell>
          <table:table-cell table:style-name="ce1" office:value-type="string" calcext:value-type="string">
            <text:p>AddonType</text:p>
          </table:table-cell>
          <table:table-cell table:style-name="ce1" office:value-type="string" calcext:value-type="string">
            <text:p>AddonRarity</text:p>
          </table:table-cell>
          <table:table-cell table:style-name="ce1" office:value-type="string" calcext:value-type="string">
            <text:p>AddonQuote</text:p>
          </table:table-cell>
          <table:table-cell table:style-name="ce1" office:value-type="string" calcext:value-type="string">
            <text:p>AddonDescription</text:p>
          </table:table-cell>
        </table:table-row>
        <table:table-row table:style-name="ro1">
          <table:table-cell office:value-type="string" calcext:value-type="string">
            <text:p>Battery</text:p>
          </table:table-cell>
          <table:table-cell office:value-type="string" calcext:value-type="string">
            <text:p>survivoraddons</text:p>
          </table:table-cell>
          <table:table-cell office:value-type="string" calcext:value-type="string">
            <text:p>Addon_battery.png</text:p>
          </table:table-cell>
          <table:table-cell office:value-type="string" calcext:value-type="string">
            <text:p>Flashlight</text:p>
          </table:table-cell>
          <table:table-cell office:value-type="string" calcext:value-type="string">
            <text:p>Common</text:p>
          </table:table-cell>
          <table:table-cell office:value-type="string" calcext:value-type="string">
            <text:p>"Another nearly empty battery."</text:p>
          </table:table-cell>
          <table:table-cell office:value-type="string" calcext:value-type="string">
            <text:p>A standard battery of unknown brand. Increases the Battery life by +2 seconds.</text:p>
          </table:table-cell>
        </table:table-row>
        <table:table-row table:style-name="ro1">
          <table:table-cell office:value-type="string" calcext:value-type="string">
            <text:p>Leather Grip</text:p>
          </table:table-cell>
          <table:table-cell office:value-type="string" calcext:value-type="string">
            <text:p>survivoraddons</text:p>
          </table:table-cell>
          <table:table-cell office:value-type="string" calcext:value-type="string">
            <text:p>Addon_leatherGrip.png</text:p>
          </table:table-cell>
          <table:table-cell office:value-type="string" calcext:value-type="string">
            <text:p>Flashlight</text:p>
          </table:table-cell>
          <table:table-cell office:value-type="string" calcext:value-type="string">
            <text:p>Common</text:p>
          </table:table-cell>
          <table:table-cell office:value-type="string" calcext:value-type="string">
            <text:p>"Too many have fallen due to sweaty hands."</text:p>
          </table:table-cell>
          <table:table-cell office:value-type="string" calcext:value-type="string">
            <text:p>A leather strip wrapped around the Flashlight for more grip. Increases the Aim accuracy by +20 %.</text:p>
          </table:table-cell>
        </table:table-row>
        <table:table-row table:style-name="ro1">
          <table:table-cell office:value-type="string" calcext:value-type="string">
            <text:p>Power Bulb</text:p>
          </table:table-cell>
          <table:table-cell office:value-type="string" calcext:value-type="string">
            <text:p>survivoraddons</text:p>
          </table:table-cell>
          <table:table-cell office:value-type="string" calcext:value-type="string">
            <text:p>Addon_powerBulb.png</text:p>
          </table:table-cell>
          <table:table-cell office:value-type="string" calcext:value-type="string">
            <text:p>Flashlight</text:p>
          </table:table-cell>
          <table:table-cell office:value-type="string" calcext:value-type="string">
            <text:p>Common</text:p>
          </table:table-cell>
          <table:table-cell office:value-type="string" calcext:value-type="string">
            <text:p>"Even the most powerful light cannot pierce through The Black Fog's darkness."</text:p>
          </table:table-cell>
          <table:table-cell office:value-type="string" calcext:value-type="string">
            <text:p>A tiny Flashlight bulb that packs more wattage for a brighter, more powerful light beam. <text:s/>Increases the brightness of the Beam by +20 %. Increases the duration of a successful Blind by +10 %.</text:p>
          </table:table-cell>
        </table:table-row>
        <table:table-row table:style-name="ro1">
          <table:table-cell office:value-type="string" calcext:value-type="string">
            <text:p>Wide Lens</text:p>
          </table:table-cell>
          <table:table-cell office:value-type="string" calcext:value-type="string">
            <text:p>survivoraddons</text:p>
          </table:table-cell>
          <table:table-cell office:value-type="string" calcext:value-type="string">
            <text:p>Addon_wideLens.png</text:p>
          </table:table-cell>
          <table:table-cell office:value-type="string" calcext:value-type="string">
            <text:p>Flashlight</text:p>
          </table:table-cell>
          <table:table-cell office:value-type="string" calcext:value-type="string">
            <text:p>Common</text:p>
          </table:table-cell>
          <table:table-cell/>
          <table:table-cell office:value-type="string" calcext:value-type="string">
            <text:p>A thin wide lens in perfect condition. Designed to spread the Flashlight beam at the cost of reducing its range of effectiveness. Increases the width of the Beam by +25 %. Reduces the reach of the Beam by -25 %.</text:p>
          </table:table-cell>
        </table:table-row>
        <table:table-row table:style-name="ro1">
          <table:table-cell office:value-type="string" calcext:value-type="string">
            <text:p>Focus Lens</text:p>
          </table:table-cell>
          <table:table-cell office:value-type="string" calcext:value-type="string">
            <text:p>survivoraddons</text:p>
          </table:table-cell>
          <table:table-cell office:value-type="string" calcext:value-type="string">
            <text:p>Addon_focusLens.png</text:p>
          </table:table-cell>
          <table:table-cell office:value-type="string" calcext:value-type="string">
            <text:p>Flashlight</text:p>
          </table:table-cell>
          <table:table-cell office:value-type="string" calcext:value-type="string">
            <text:p>Uncommon</text:p>
          </table:table-cell>
          <table:table-cell/>
          <table:table-cell office:value-type="string" calcext:value-type="string">
            <text:p>A thick glass lens that focuses the Flashlight beam to increase its intensity. Increases the reach of the Beam by +25 %. Increases the brightness by +20 %. Increases the duration of a successful Blind by +10 %. Reduces the width of the Beam by -15 %.</text:p>
          </table:table-cell>
        </table:table-row>
        <table:table-row table:style-name="ro1">
          <table:table-cell office:value-type="string" calcext:value-type="string">
            <text:p>Heavy Duty Battery</text:p>
          </table:table-cell>
          <table:table-cell office:value-type="string" calcext:value-type="string">
            <text:p>survivoraddons</text:p>
          </table:table-cell>
          <table:table-cell office:value-type="string" calcext:value-type="string">
            <text:p>Addon_heavyDutyBattery.png</text:p>
          </table:table-cell>
          <table:table-cell office:value-type="string" calcext:value-type="string">
            <text:p>Flashlight</text:p>
          </table:table-cell>
          <table:table-cell office:value-type="string" calcext:value-type="string">
            <text:p>Uncommon</text:p>
          </table:table-cell>
          <table:table-cell office:value-type="string" calcext:value-type="string">
            <text:p>"A battery advertised as lasting 8 hours lasts only a couple of seconds in The Black Fog."</text:p>
          </table:table-cell>
          <table:table-cell office:value-type="string" calcext:value-type="string">
            <text:p>A battery marked as "industrial strength". Increases the Battery life by +4 seconds.</text:p>
          </table:table-cell>
        </table:table-row>
        <table:table-row table:style-name="ro1">
          <table:table-cell office:value-type="string" calcext:value-type="string">
            <text:p>Low Amp Filament</text:p>
          </table:table-cell>
          <table:table-cell office:value-type="string" calcext:value-type="string">
            <text:p>survivoraddons</text:p>
          </table:table-cell>
          <table:table-cell office:value-type="string" calcext:value-type="string">
            <text:p>Addon_lowAmpFilament.png</text:p>
          </table:table-cell>
          <table:table-cell office:value-type="string" calcext:value-type="string">
            <text:p>Flashlight</text:p>
          </table:table-cell>
          <table:table-cell office:value-type="string" calcext:value-type="string">
            <text:p>Uncommon</text:p>
          </table:table-cell>
          <table:table-cell/>
          <table:table-cell office:value-type="string" calcext:value-type="string">
            <text:p>A filament bulb designed to extend a Flashlight battery's life. Reduces the Battery Depletion rate by -24 %.</text:p>
          </table:table-cell>
        </table:table-row>
        <table:table-row table:style-name="ro1">
          <table:table-cell office:value-type="string" calcext:value-type="string">
            <text:p>Rubber Grip</text:p>
          </table:table-cell>
          <table:table-cell office:value-type="string" calcext:value-type="string">
            <text:p>survivoraddons</text:p>
          </table:table-cell>
          <table:table-cell office:value-type="string" calcext:value-type="string">
            <text:p>Addon_rubberGrip.png</text:p>
          </table:table-cell>
          <table:table-cell office:value-type="string" calcext:value-type="string">
            <text:p>Flashlight</text:p>
          </table:table-cell>
          <table:table-cell office:value-type="string" calcext:value-type="string">
            <text:p>Uncommon</text:p>
          </table:table-cell>
          <table:table-cell/>
          <table:table-cell office:value-type="string" calcext:value-type="string">
            <text:p>A rubber grip specifically fitting Flashlights for more grip. Increases the Aim accuracy by +40 %.</text:p>
          </table:table-cell>
        </table:table-row>
        <table:table-row table:style-name="ro1">
          <table:table-cell office:value-type="string" calcext:value-type="string">
            <text:p>TIR Optic</text:p>
          </table:table-cell>
          <table:table-cell office:value-type="string" calcext:value-type="string">
            <text:p>survivoraddons</text:p>
          </table:table-cell>
          <table:table-cell office:value-type="string" calcext:value-type="string">
            <text:p>Addon_tirOptic.png</text:p>
          </table:table-cell>
          <table:table-cell office:value-type="string" calcext:value-type="string">
            <text:p>Flashlight</text:p>
          </table:table-cell>
          <table:table-cell office:value-type="string" calcext:value-type="string">
            <text:p>Uncommon</text:p>
          </table:table-cell>
          <table:table-cell office:value-type="string" calcext:value-type="string">
            <text:p>"Let the light burn them out of their dark shroud."</text:p>
          </table:table-cell>
          <table:table-cell office:value-type="string" calcext:value-type="string">
            <text:p>A lens and reflector combo which can magnify a Flashlight's beam. Increases the brightness of the Beam by +30 %. Increases the duration of a successful Blind by +15 %.</text:p>
          </table:table-cell>
        </table:table-row>
        <table:table-row table:style-name="ro1">
          <table:table-cell office:value-type="string" calcext:value-type="string">
            <text:p>Intense Halogen</text:p>
          </table:table-cell>
          <table:table-cell office:value-type="string" calcext:value-type="string">
            <text:p>survivoraddons</text:p>
          </table:table-cell>
          <table:table-cell office:value-type="string" calcext:value-type="string">
            <text:p>Addon_intenseHalogen.png</text:p>
          </table:table-cell>
          <table:table-cell office:value-type="string" calcext:value-type="string">
            <text:p>Flashlight</text:p>
          </table:table-cell>
          <table:table-cell office:value-type="string" calcext:value-type="string">
            <text:p>Rare</text:p>
          </table:table-cell>
          <table:table-cell/>
          <table:table-cell office:value-type="string" calcext:value-type="string">
            <text:p>A chemical bulb that generates an intensely clear light. Increases the brightness of the Beam by +40 %. Increases the duration of a successful Blind by +20 %.</text:p>
          </table:table-cell>
        </table:table-row>
        <table:table-row table:style-name="ro1">
          <table:table-cell office:value-type="string" calcext:value-type="string">
            <text:p>Long Life Battery</text:p>
          </table:table-cell>
          <table:table-cell office:value-type="string" calcext:value-type="string">
            <text:p>survivoraddons</text:p>
          </table:table-cell>
          <table:table-cell office:value-type="string" calcext:value-type="string">
            <text:p>Addon_longLifeBattery.png</text:p>
          </table:table-cell>
          <table:table-cell office:value-type="string" calcext:value-type="string">
            <text:p>Flashlight</text:p>
          </table:table-cell>
          <table:table-cell office:value-type="string" calcext:value-type="string">
            <text:p>Rare</text:p>
          </table:table-cell>
          <table:table-cell/>
          <table:table-cell office:value-type="string" calcext:value-type="string">
            <text:p>A recent model of battery that lasts longer. Extends the Battery life by +6 seconds.</text:p>
          </table:table-cell>
        </table:table-row>
        <table:table-row table:style-name="ro1">
          <table:table-cell office:value-type="string" calcext:value-type="string">
            <text:p>High-End Sapphire Lens</text:p>
          </table:table-cell>
          <table:table-cell office:value-type="string" calcext:value-type="string">
            <text:p>survivoraddons</text:p>
          </table:table-cell>
          <table:table-cell office:value-type="string" calcext:value-type="string">
            <text:p>Addon_high-EndSapphireLens.png</text:p>
          </table:table-cell>
          <table:table-cell office:value-type="string" calcext:value-type="string">
            <text:p>Flashlight</text:p>
          </table:table-cell>
          <table:table-cell office:value-type="string" calcext:value-type="string">
            <text:p>Very Rare</text:p>
          </table:table-cell>
          <table:table-cell/>
          <table:table-cell office:value-type="string" calcext:value-type="string">
            <text:p>A wide lens made of unscratchable sapphire that optimises the power and range of the light beam. Increases the reach of the Beam by +25 %. Increases the brightness of the Beam by +30 %. Increases the duration of a successful Blind by +15 %. Reduces the width of the Beam by -25 %.</text:p>
          </table:table-cell>
        </table:table-row>
        <table:table-row table:style-name="ro1">
          <table:table-cell office:value-type="string" calcext:value-type="string">
            <text:p>Odd Bulb</text:p>
          </table:table-cell>
          <table:table-cell office:value-type="string" calcext:value-type="string">
            <text:p>survivoraddons</text:p>
          </table:table-cell>
          <table:table-cell office:value-type="string" calcext:value-type="string">
            <text:p>Addon_oddBulb.png</text:p>
          </table:table-cell>
          <table:table-cell office:value-type="string" calcext:value-type="string">
            <text:p>Flashlight</text:p>
          </table:table-cell>
          <table:table-cell office:value-type="string" calcext:value-type="string">
            <text:p>Ultra Rare</text:p>
          </table:table-cell>
          <table:table-cell/>
          <table:table-cell office:value-type="string" calcext:value-type="string">
            <text:p>A heavy and completely opaque bulb of unknown origin which emits a faint light even when turned off. Increases the brightness of the Beam by +50 %. Increases the duration of a successful Blind by +25 %. Increases the Battery Depletion rate by +14 %.</text:p>
          </table:table-cell>
        </table:table-row>
        <table:table-row table:style-name="ro1">
          <table:table-cell office:value-type="string" calcext:value-type="string">
            <text:p>Prayer Rope</text:p>
          </table:table-cell>
          <table:table-cell office:value-type="string" calcext:value-type="string">
            <text:p>survivoraddons</text:p>
          </table:table-cell>
          <table:table-cell office:value-type="string" calcext:value-type="string">
            <text:p>Addon_prayerRope.png</text:p>
          </table:table-cell>
          <table:table-cell office:value-type="string" calcext:value-type="string">
            <text:p>Key</text:p>
          </table:table-cell>
          <table:table-cell office:value-type="string" calcext:value-type="string">
            <text:p>Common</text:p>
          </table:table-cell>
          <table:table-cell office:value-type="string" calcext:value-type="string">
            <text:p>"Pray all you want, your words are getting lost somewhere up there, in the Fog."</text:p>
          </table:table-cell>
          <table:table-cell office:value-type="string" calcext:value-type="string">
            <text:p>Tightly knitted rope used in praying rituals. Increases the Use time of Keys by 10 seconds.</text:p>
          </table:table-cell>
        </table:table-row>
        <table:table-row table:style-name="ro1">
          <table:table-cell office:value-type="string" calcext:value-type="string">
            <text:p>Eroded Token</text:p>
          </table:table-cell>
          <table:table-cell office:value-type="string" calcext:value-type="string">
            <text:p>survivoraddons</text:p>
          </table:table-cell>
          <table:table-cell office:value-type="string" calcext:value-type="string">
            <text:p>Addon_erodedToken.png</text:p>
          </table:table-cell>
          <table:table-cell office:value-type="string" calcext:value-type="string">
            <text:p>Key</text:p>
          </table:table-cell>
          <table:table-cell office:value-type="string" calcext:value-type="string">
            <text:p>Uncommon</text:p>
          </table:table-cell>
          <table:table-cell/>
          <table:table-cell office:value-type="string" calcext:value-type="string">
            <text:p>A heavily worn out token made of brass. If an inscription or drawing was once engraved in it, it has today completely disappeared. The Auras of other Survivors within 24 metres are revealed to you while Mind Channel is active. Eroded Token does not stack with Gold Token. </text:p>
          </table:table-cell>
        </table:table-row>
        <table:table-row table:style-name="ro1">
          <table:table-cell office:value-type="string" calcext:value-type="string">
            <text:p>Prayer Beads</text:p>
          </table:table-cell>
          <table:table-cell office:value-type="string" calcext:value-type="string">
            <text:p>survivoraddons</text:p>
          </table:table-cell>
          <table:table-cell office:value-type="string" calcext:value-type="string">
            <text:p>Addon_prayerBeads.png</text:p>
          </table:table-cell>
          <table:table-cell office:value-type="string" calcext:value-type="string">
            <text:p>Key</text:p>
          </table:table-cell>
          <table:table-cell office:value-type="string" calcext:value-type="string">
            <text:p>Uncommon</text:p>
          </table:table-cell>
          <table:table-cell/>
          <table:table-cell office:value-type="string" calcext:value-type="string">
            <text:p>A chain of matte beads of various sizes used in praying ritual. Increases the Use time of Keys by 15 seconds.</text:p>
          </table:table-cell>
        </table:table-row>
        <table:table-row table:style-name="ro1">
          <table:table-cell office:value-type="string" calcext:value-type="string">
            <text:p>Scratched Pearl</text:p>
          </table:table-cell>
          <table:table-cell office:value-type="string" calcext:value-type="string">
            <text:p>survivoraddons</text:p>
          </table:table-cell>
          <table:table-cell office:value-type="string" calcext:value-type="string">
            <text:p>Addon_scratchedPearl.png</text:p>
          </table:table-cell>
          <table:table-cell office:value-type="string" calcext:value-type="string">
            <text:p>Key</text:p>
          </table:table-cell>
          <table:table-cell office:value-type="string" calcext:value-type="string">
            <text:p>Uncommon</text:p>
          </table:table-cell>
          <table:table-cell office:value-type="string" calcext:value-type="string">
            <text:p>"Pray all you want, your words are getting lost somewhere up there, in the Fog."</text:p>
          </table:table-cell>
          <table:table-cell office:value-type="string" calcext:value-type="string">
            <text:p>A porous and scratched white pearl. A minuscule jump ring allows the pearl to be attached to the key. Increases the Aura-reading range of Keys by +12 metres.</text:p>
          </table:table-cell>
        </table:table-row>
        <table:table-row table:style-name="ro1">
          <table:table-cell office:value-type="string" calcext:value-type="string">
            <text:p>Gold Token</text:p>
          </table:table-cell>
          <table:table-cell office:value-type="string" calcext:value-type="string">
            <text:p>survivoraddons</text:p>
          </table:table-cell>
          <table:table-cell office:value-type="string" calcext:value-type="string">
            <text:p>Addon_goldToken.png</text:p>
          </table:table-cell>
          <table:table-cell office:value-type="string" calcext:value-type="string">
            <text:p>Key</text:p>
          </table:table-cell>
          <table:table-cell office:value-type="string" calcext:value-type="string">
            <text:p>Rare</text:p>
          </table:table-cell>
          <table:table-cell/>
          <table:table-cell office:value-type="string" calcext:value-type="string">
            <text:p>A gold token with a dull appearance. Both faces are smooth and void of any inscriptions. The Auras of other Survivors within 48 metres are revealed to you while Mind Channel is active. Gold Token does not stack with Eroded Token. </text:p>
          </table:table-cell>
        </table:table-row>
        <table:table-row table:style-name="ro1">
          <table:table-cell office:value-type="string" calcext:value-type="string">
            <text:p>Blood Amber</text:p>
          </table:table-cell>
          <table:table-cell office:value-type="string" calcext:value-type="string">
            <text:p>survivoraddons</text:p>
          </table:table-cell>
          <table:table-cell office:value-type="string" calcext:value-type="string">
            <text:p>Addon_bloodAmber.png</text:p>
          </table:table-cell>
          <table:table-cell office:value-type="string" calcext:value-type="string">
            <text:p>Key</text:p>
          </table:table-cell>
          <table:table-cell office:value-type="string" calcext:value-type="string">
            <text:p>Very Rare</text:p>
          </table:table-cell>
          <table:table-cell/>
          <table:table-cell office:value-type="string" calcext:value-type="string">
            <text:p>A blood-red amber striped with black veins. The amber is warm to the touch. The Aura of the Killer within 32 metres is revealed to you while Mind Channel is active. Increases the Depletion rate by +100 %.</text:p>
          </table:table-cell>
        </table:table-row>
        <table:table-row table:style-name="ro1">
          <table:table-cell office:value-type="string" calcext:value-type="string">
            <text:p>Milky Glass</text:p>
          </table:table-cell>
          <table:table-cell office:value-type="string" calcext:value-type="string">
            <text:p>survivoraddons</text:p>
          </table:table-cell>
          <table:table-cell office:value-type="string" calcext:value-type="string">
            <text:p>Addon_milkyGlass.png</text:p>
          </table:table-cell>
          <table:table-cell office:value-type="string" calcext:value-type="string">
            <text:p>Key</text:p>
          </table:table-cell>
          <table:table-cell office:value-type="string" calcext:value-type="string">
            <text:p>Very Rare</text:p>
          </table:table-cell>
          <table:table-cell/>
          <table:table-cell office:value-type="string" calcext:value-type="string">
            <text:p>This opaque piece of glass emits a dull vibrating noise. Channels the Black Fog's energy. Using a Key to open the closed Hatch consumes this Add-on instead.</text:p>
          </table:table-cell>
        </table:table-row>
        <table:table-row table:style-name="ro1">
          <table:table-cell office:value-type="string" calcext:value-type="string">
            <text:p>Unique Wedding Ring</text:p>
          </table:table-cell>
          <table:table-cell office:value-type="string" calcext:value-type="string">
            <text:p>survivoraddons</text:p>
          </table:table-cell>
          <table:table-cell office:value-type="string" calcext:value-type="string">
            <text:p>Addon_uniqueWeddingRing.png</text:p>
          </table:table-cell>
          <table:table-cell office:value-type="string" calcext:value-type="string">
            <text:p>Key</text:p>
          </table:table-cell>
          <table:table-cell office:value-type="string" calcext:value-type="string">
            <text:p>Very Rare</text:p>
          </table:table-cell>
          <table:table-cell/>
          <table:table-cell office:value-type="string" calcext:value-type="string">
            <text:p>An engraved wedding ring that emerged from the Fog and resonates with an indescribable and incomprehensible energy. The Aura of the Obsession is automatically revealed to you at all times. This does not require using the Mind Channel ability. Reduces your chance of becoming the initial Obsession by reducing the default value by -100 %. </text:p>
          </table:table-cell>
        </table:table-row>
        <table:table-row table:style-name="ro1">
          <table:table-cell office:value-type="string" calcext:value-type="string">
            <text:p>Weaved Ring</text:p>
          </table:table-cell>
          <table:table-cell office:value-type="string" calcext:value-type="string">
            <text:p>survivoraddons</text:p>
          </table:table-cell>
          <table:table-cell office:value-type="string" calcext:value-type="string">
            <text:p>Addon_weavedRing.png</text:p>
          </table:table-cell>
          <table:table-cell office:value-type="string" calcext:value-type="string">
            <text:p>Key</text:p>
          </table:table-cell>
          <table:table-cell office:value-type="string" calcext:value-type="string">
            <text:p>Very Rare</text:p>
          </table:table-cell>
          <table:table-cell/>
          <table:table-cell office:value-type="string" calcext:value-type="string">
            <text:p>A mundane key ring in appearance with an unusual bluish dark sheen. The ring binds the Key to its user, preventing loss even in the darkest of times. Causes this Add-on to be consumed upon death instead of the Key.</text:p>
          </table:table-cell>
        </table:table-row>
        <table:table-row table:style-name="ro1">
          <table:table-cell office:value-type="string" calcext:value-type="string">
            <text:p>Map Addendum</text:p>
          </table:table-cell>
          <table:table-cell office:value-type="string" calcext:value-type="string">
            <text:p>survivoraddons</text:p>
          </table:table-cell>
          <table:table-cell office:value-type="string" calcext:value-type="string">
            <text:p>Addon_mapAddendum.png</text:p>
          </table:table-cell>
          <table:table-cell office:value-type="string" calcext:value-type="string">
            <text:p>Map</text:p>
          </table:table-cell>
          <table:table-cell office:value-type="string" calcext:value-type="string">
            <text:p>Common</text:p>
          </table:table-cell>
          <table:table-cell/>
          <table:table-cell office:value-type="string" calcext:value-type="string">
            <text:p>A fragmented piece of a thick fibrous material. A partial and faded map is drawn on it which by itself is useless. Increases the Durability of the Map by +5 seconds.</text:p>
          </table:table-cell>
        </table:table-row>
        <table:table-row table:style-name="ro1">
          <table:table-cell office:value-type="string" calcext:value-type="string">
            <text:p>Glass Bead</text:p>
          </table:table-cell>
          <table:table-cell office:value-type="string" calcext:value-type="string">
            <text:p>survivoraddons</text:p>
          </table:table-cell>
          <table:table-cell office:value-type="string" calcext:value-type="string">
            <text:p>Addon_glassBead.png</text:p>
          </table:table-cell>
          <table:table-cell office:value-type="string" calcext:value-type="string">
            <text:p>Map</text:p>
          </table:table-cell>
          <table:table-cell office:value-type="string" calcext:value-type="string">
            <text:p>Uncommon</text:p>
          </table:table-cell>
          <table:table-cell/>
          <table:table-cell office:value-type="string" calcext:value-type="string">
            <text:p>A strange bead circled with gold that can be used to magnify the map and mark a specific position. The bead emits an energy which can be felt and seen by Survivors. Press the Secondary Action button while using the Map to use the Glass Bead to place a Pillar of Light at your current location that can be seen by all Survivors.</text:p>
          </table:table-cell>
        </table:table-row>
        <table:table-row table:style-name="ro1">
          <table:table-cell office:value-type="string" calcext:value-type="string">
            <text:p>Red Twine</text:p>
          </table:table-cell>
          <table:table-cell office:value-type="string" calcext:value-type="string">
            <text:p>survivoraddons</text:p>
          </table:table-cell>
          <table:table-cell office:value-type="string" calcext:value-type="string">
            <text:p>Addon_redTwine.png</text:p>
          </table:table-cell>
          <table:table-cell office:value-type="string" calcext:value-type="string">
            <text:p>Map</text:p>
          </table:table-cell>
          <table:table-cell office:value-type="string" calcext:value-type="string">
            <text:p>Uncommon</text:p>
          </table:table-cell>
          <table:table-cell/>
          <table:table-cell office:value-type="string" calcext:value-type="string">
            <text:p>A bristly and rough piece of twine of a deep red colour. Can be tied around the Map to enhance its Aura-reading ability. Unlocks the ability to track Killer Belongings.</text:p>
          </table:table-cell>
        </table:table-row>
        <table:table-row table:style-name="ro1">
          <table:table-cell office:value-type="string" calcext:value-type="string">
            <text:p>Retardant Jelly</text:p>
          </table:table-cell>
          <table:table-cell office:value-type="string" calcext:value-type="string">
            <text:p>survivoraddons</text:p>
          </table:table-cell>
          <table:table-cell office:value-type="string" calcext:value-type="string">
            <text:p>Addon_retardantJelly.png</text:p>
          </table:table-cell>
          <table:table-cell office:value-type="string" calcext:value-type="string">
            <text:p>Map</text:p>
          </table:table-cell>
          <table:table-cell office:value-type="string" calcext:value-type="string">
            <text:p>Uncommon</text:p>
          </table:table-cell>
          <table:table-cell/>
          <table:table-cell office:value-type="string" calcext:value-type="string">
            <text:p>A slimy, translucent substance with a ghastly lavender shade. This jelly from unknown origin is highly resistant to heat. Reduces the Depletion rate by -20 %.</text:p>
          </table:table-cell>
        </table:table-row>
        <table:table-row table:style-name="ro1">
          <table:table-cell office:value-type="string" calcext:value-type="string">
            <text:p>Unusual Stamp</text:p>
          </table:table-cell>
          <table:table-cell office:value-type="string" calcext:value-type="string">
            <text:p>survivoraddons</text:p>
          </table:table-cell>
          <table:table-cell office:value-type="string" calcext:value-type="string">
            <text:p>Addon_unusualStamp.png</text:p>
          </table:table-cell>
          <table:table-cell office:value-type="string" calcext:value-type="string">
            <text:p>Map</text:p>
          </table:table-cell>
          <table:table-cell office:value-type="string" calcext:value-type="string">
            <text:p>Uncommon</text:p>
          </table:table-cell>
          <table:table-cell/>
          <table:table-cell office:value-type="string" calcext:value-type="string">
            <text:p>A wooden stamp with a cross-hatched rubber pad used to mark documents. It is unclear as to how or by whom this stamp was originally used. Increases the Object Tracking range by +8 metres.</text:p>
          </table:table-cell>
        </table:table-row>
        <table:table-row table:style-name="ro1">
          <table:table-cell office:value-type="string" calcext:value-type="string">
            <text:p>Yellow Wire</text:p>
          </table:table-cell>
          <table:table-cell office:value-type="string" calcext:value-type="string">
            <text:p>survivoraddons</text:p>
          </table:table-cell>
          <table:table-cell office:value-type="string" calcext:value-type="string">
            <text:p>Addon_yellowWire.png</text:p>
          </table:table-cell>
          <table:table-cell office:value-type="string" calcext:value-type="string">
            <text:p>Map</text:p>
          </table:table-cell>
          <table:table-cell office:value-type="string" calcext:value-type="string">
            <text:p>Uncommon</text:p>
          </table:table-cell>
          <table:table-cell/>
          <table:table-cell office:value-type="string" calcext:value-type="string">
            <text:p>A small electrical wire. Both ends are heavily damaged like it has been forcefully torn out of its intended location. Can be tied around the Map to enhance its Aura-reading ability. Unlocks the ability to track the Exit Gate Switches.</text:p>
          </table:table-cell>
        </table:table-row>
        <table:table-row table:style-name="ro1">
          <table:table-cell office:value-type="string" calcext:value-type="string">
            <text:p>Black Silk Cord</text:p>
          </table:table-cell>
          <table:table-cell office:value-type="string" calcext:value-type="string">
            <text:p>survivoraddons</text:p>
          </table:table-cell>
          <table:table-cell office:value-type="string" calcext:value-type="string">
            <text:p>Addon_blackSilkCord.png</text:p>
          </table:table-cell>
          <table:table-cell office:value-type="string" calcext:value-type="string">
            <text:p>Map</text:p>
          </table:table-cell>
          <table:table-cell office:value-type="string" calcext:value-type="string">
            <text:p>Rare</text:p>
          </table:table-cell>
          <table:table-cell/>
          <table:table-cell office:value-type="string" calcext:value-type="string">
            <text:p>A smooth black cord with a soft appearance. Can be tied around the Map to enhance its Aura-reading ability. Unlocks the ability to track the Hatch.</text:p>
          </table:table-cell>
        </table:table-row>
        <table:table-row table:style-name="ro1">
          <table:table-cell office:value-type="string" calcext:value-type="string">
            <text:p>Odd Stamp</text:p>
          </table:table-cell>
          <table:table-cell office:value-type="string" calcext:value-type="string">
            <text:p>survivoraddons</text:p>
          </table:table-cell>
          <table:table-cell office:value-type="string" calcext:value-type="string">
            <text:p>Addon_oddStamp.png</text:p>
          </table:table-cell>
          <table:table-cell office:value-type="string" calcext:value-type="string">
            <text:p>Map</text:p>
          </table:table-cell>
          <table:table-cell office:value-type="string" calcext:value-type="string">
            <text:p>Rare</text:p>
          </table:table-cell>
          <table:table-cell/>
          <table:table-cell office:value-type="string" calcext:value-type="string">
            <text:p>A stamp carved out of sturdy blonde wood. The text found at the base is incomprehensible: "kw'zvre'od". Increases the Object Tracking range by +12 metres.</text:p>
          </table:table-cell>
        </table:table-row>
        <table:table-row table:style-name="ro1">
          <table:table-cell office:value-type="string" calcext:value-type="string">
            <text:p>Crystal Bead</text:p>
          </table:table-cell>
          <table:table-cell office:value-type="string" calcext:value-type="string">
            <text:p>survivoraddons</text:p>
          </table:table-cell>
          <table:table-cell office:value-type="string" calcext:value-type="string">
            <text:p>Addon_crystalBead.png</text:p>
          </table:table-cell>
          <table:table-cell office:value-type="string" calcext:value-type="string">
            <text:p>Map</text:p>
          </table:table-cell>
          <table:table-cell office:value-type="string" calcext:value-type="string">
            <text:p>Very Rare</text:p>
          </table:table-cell>
          <table:table-cell/>
          <table:table-cell office:value-type="string" calcext:value-type="string">
            <text:p>An intricate set of lenses wrapped up in an astonishingly complex apparatus. The gears controlling the lenses' focus move by themselves as to focus on something invisible to humans. Reveals the tracked Auras to all Survivors.</text:p>
          </table:table-cell>
        </table:table-row>
        <table:table-row table:style-name="ro1">
          <table:table-cell office:value-type="string" calcext:value-type="string">
            <text:p>Bandages</text:p>
          </table:table-cell>
          <table:table-cell office:value-type="string" calcext:value-type="string">
            <text:p>survivoraddons</text:p>
          </table:table-cell>
          <table:table-cell office:value-type="string" calcext:value-type="string">
            <text:p>Addon_bandages.png</text:p>
          </table:table-cell>
          <table:table-cell office:value-type="string" calcext:value-type="string">
            <text:p>First Aid</text:p>
          </table:table-cell>
          <table:table-cell office:value-type="string" calcext:value-type="string">
            <text:p>Common</text:p>
          </table:table-cell>
          <table:table-cell/>
          <table:table-cell office:value-type="string" calcext:value-type="string">
            <text:p>A pack of bandages usually found in First Aid Kits. Increases the available Healing Charges by +8 Charges.</text:p>
          </table:table-cell>
        </table:table-row>
        <table:table-row table:style-name="ro1">
          <table:table-cell office:value-type="string" calcext:value-type="string">
            <text:p>Butterfly Tape</text:p>
          </table:table-cell>
          <table:table-cell office:value-type="string" calcext:value-type="string">
            <text:p>survivoraddons</text:p>
          </table:table-cell>
          <table:table-cell office:value-type="string" calcext:value-type="string">
            <text:p>Addon_butterflyTape.png</text:p>
          </table:table-cell>
          <table:table-cell office:value-type="string" calcext:value-type="string">
            <text:p>First Aid</text:p>
          </table:table-cell>
          <table:table-cell office:value-type="string" calcext:value-type="string">
            <text:p>Common</text:p>
          </table:table-cell>
          <table:table-cell/>
          <table:table-cell office:value-type="string" calcext:value-type="string">
            <text:p>Medical quality tape used to close small wounds. Increases the Healing speed by +5 %.</text:p>
          </table:table-cell>
        </table:table-row>
        <table:table-row table:style-name="ro1">
          <table:table-cell office:value-type="string" calcext:value-type="string">
            <text:p>Rubber Gloves</text:p>
          </table:table-cell>
          <table:table-cell office:value-type="string" calcext:value-type="string">
            <text:p>survivoraddons</text:p>
          </table:table-cell>
          <table:table-cell office:value-type="string" calcext:value-type="string">
            <text:p>Addon_rubberGloves.png</text:p>
          </table:table-cell>
          <table:table-cell office:value-type="string" calcext:value-type="string">
            <text:p>First Aid</text:p>
          </table:table-cell>
          <table:table-cell office:value-type="string" calcext:value-type="string">
            <text:p>Common</text:p>
          </table:table-cell>
          <table:table-cell/>
          <table:table-cell office:value-type="string" calcext:value-type="string">
            <text:p>Disposable medical gloves to avoid cross-contamination. Increases the Great Success zone of Healing Skill Checks by +10 %.</text:p>
          </table:table-cell>
        </table:table-row>
        <table:table-row table:style-name="ro1">
          <table:table-cell office:value-type="string" calcext:value-type="string">
            <text:p>Medical Scissors</text:p>
          </table:table-cell>
          <table:table-cell office:value-type="string" calcext:value-type="string">
            <text:p>survivoraddons</text:p>
          </table:table-cell>
          <table:table-cell office:value-type="string" calcext:value-type="string">
            <text:p>Addon_medicalScissors.png</text:p>
          </table:table-cell>
          <table:table-cell office:value-type="string" calcext:value-type="string">
            <text:p>First Aid</text:p>
          </table:table-cell>
          <table:table-cell office:value-type="string" calcext:value-type="string">
            <text:p>Uncommon</text:p>
          </table:table-cell>
          <table:table-cell/>
          <table:table-cell office:value-type="string" calcext:value-type="string">
            <text:p>Scissors designed to easily cut through textiles. Increases the Healing speed by +10 %.</text:p>
          </table:table-cell>
        </table:table-row>
        <table:table-row table:style-name="ro1">
          <table:table-cell office:value-type="string" calcext:value-type="string">
            <text:p>Needle &amp; Thread</text:p>
          </table:table-cell>
          <table:table-cell office:value-type="string" calcext:value-type="string">
            <text:p>survivoraddons</text:p>
          </table:table-cell>
          <table:table-cell office:value-type="string" calcext:value-type="string">
            <text:p>Addon_needle&amp;Thread.png</text:p>
          </table:table-cell>
          <table:table-cell office:value-type="string" calcext:value-type="string">
            <text:p>First Aid</text:p>
          </table:table-cell>
          <table:table-cell office:value-type="string" calcext:value-type="string">
            <text:p>Uncommon</text:p>
          </table:table-cell>
          <table:table-cell/>
          <table:table-cell office:value-type="string" calcext:value-type="string">
            <text:p>Not exactly a medical device. However, it can be used to quickly and painfully close up a wound. Increases the Odds of triggering Healing Skill Checks by +10 %. Increases the Progression bonus for succeeding at Great Healing Skill Checks by +5 %.</text:p>
          </table:table-cell>
        </table:table-row>
        <table:table-row table:style-name="ro1">
          <table:table-cell office:value-type="string" calcext:value-type="string">
            <text:p>Self Adherent Wrap</text:p>
          </table:table-cell>
          <table:table-cell office:value-type="string" calcext:value-type="string">
            <text:p>survivoraddons</text:p>
          </table:table-cell>
          <table:table-cell office:value-type="string" calcext:value-type="string">
            <text:p>Addon_selfAdherentWrap.png</text:p>
          </table:table-cell>
          <table:table-cell office:value-type="string" calcext:value-type="string">
            <text:p>First Aid</text:p>
          </table:table-cell>
          <table:table-cell office:value-type="string" calcext:value-type="string">
            <text:p>Uncommon</text:p>
          </table:table-cell>
          <table:table-cell/>
          <table:table-cell office:value-type="string" calcext:value-type="string">
            <text:p>A pack of bandages that stick to themselves without the need of clips for a faster patch-up that requires less readjustments. Increases the Healing speed by +5 %. Increases the available Healing Charges by +8 Charges.</text:p>
          </table:table-cell>
        </table:table-row>
        <table:table-row table:style-name="ro1">
          <table:table-cell office:value-type="string" calcext:value-type="string">
            <text:p>Sponge</text:p>
          </table:table-cell>
          <table:table-cell office:value-type="string" calcext:value-type="string">
            <text:p>survivoraddons</text:p>
          </table:table-cell>
          <table:table-cell office:value-type="string" calcext:value-type="string">
            <text:p>Addon_sponge.png</text:p>
          </table:table-cell>
          <table:table-cell office:value-type="string" calcext:value-type="string">
            <text:p>First Aid</text:p>
          </table:table-cell>
          <table:table-cell office:value-type="string" calcext:value-type="string">
            <text:p>Uncommon</text:p>
          </table:table-cell>
          <table:table-cell/>
          <table:table-cell office:value-type="string" calcext:value-type="string">
            <text:p>A mundane sponge used to soak up extra blood, providing easier access to wounds. Increases the Great Success zone of Healing Skill Checks by +20 %.</text:p>
          </table:table-cell>
        </table:table-row>
        <table:table-row table:style-name="ro1">
          <table:table-cell office:value-type="string" calcext:value-type="string">
            <text:p>Gauze Roll</text:p>
          </table:table-cell>
          <table:table-cell office:value-type="string" calcext:value-type="string">
            <text:p>survivoraddons</text:p>
          </table:table-cell>
          <table:table-cell office:value-type="string" calcext:value-type="string">
            <text:p>Addon_gauzeRoll.png</text:p>
          </table:table-cell>
          <table:table-cell office:value-type="string" calcext:value-type="string">
            <text:p>First Aid</text:p>
          </table:table-cell>
          <table:table-cell office:value-type="string" calcext:value-type="string">
            <text:p>Rare</text:p>
          </table:table-cell>
          <table:table-cell/>
          <table:table-cell office:value-type="string" calcext:value-type="string">
            <text:p>A sterile gauze used for a variety of wounds. Part of a total wound care system. Increases the available Healing Charges by +10 Charges.</text:p>
          </table:table-cell>
        </table:table-row>
        <table:table-row table:style-name="ro1">
          <table:table-cell office:value-type="string" calcext:value-type="string">
            <text:p>Surgical Suture</text:p>
          </table:table-cell>
          <table:table-cell office:value-type="string" calcext:value-type="string">
            <text:p>survivoraddons</text:p>
          </table:table-cell>
          <table:table-cell office:value-type="string" calcext:value-type="string">
            <text:p>Addon_surgicalSuture.png</text:p>
          </table:table-cell>
          <table:table-cell office:value-type="string" calcext:value-type="string">
            <text:p>First Aid</text:p>
          </table:table-cell>
          <table:table-cell office:value-type="string" calcext:value-type="string">
            <text:p>Rare</text:p>
          </table:table-cell>
          <table:table-cell/>
          <table:table-cell office:value-type="string" calcext:value-type="string">
            <text:p>A medical device used to close and hold body tissue. Even though it is very effective, the surgical suture is challenging to use. Increases the Odds of triggering Healing Skill Checks by +15 %. Increases the Progression bonus for succeeding at Great Healing Skill Checks by +10 %.</text:p>
          </table:table-cell>
        </table:table-row>
        <table:table-row table:style-name="ro1">
          <table:table-cell office:value-type="string" calcext:value-type="string">
            <text:p>Abdominal Dressing</text:p>
          </table:table-cell>
          <table:table-cell office:value-type="string" calcext:value-type="string">
            <text:p>survivoraddons</text:p>
          </table:table-cell>
          <table:table-cell office:value-type="string" calcext:value-type="string">
            <text:p>Addon_abdominalDressing.png</text:p>
          </table:table-cell>
          <table:table-cell office:value-type="string" calcext:value-type="string">
            <text:p>First Aid</text:p>
          </table:table-cell>
          <table:table-cell office:value-type="string" calcext:value-type="string">
            <text:p>Very Rare</text:p>
          </table:table-cell>
          <table:table-cell/>
          <table:table-cell office:value-type="string" calcext:value-type="string">
            <text:p>A highly absorbent pad that prevents bodily fluid leakage when applied to large abdominal wounds. Increases the Healing speed of Med-Kits by +15 %.</text:p>
          </table:table-cell>
        </table:table-row>
        <table:table-row table:style-name="ro1">
          <table:table-cell office:value-type="string" calcext:value-type="string">
            <text:p>Styptic Agent</text:p>
          </table:table-cell>
          <table:table-cell office:value-type="string" calcext:value-type="string">
            <text:p>survivoraddons</text:p>
          </table:table-cell>
          <table:table-cell office:value-type="string" calcext:value-type="string">
            <text:p>Addon_stypticAgent.png</text:p>
          </table:table-cell>
          <table:table-cell office:value-type="string" calcext:value-type="string">
            <text:p>First Aid</text:p>
          </table:table-cell>
          <table:table-cell office:value-type="string" calcext:value-type="string">
            <text:p>Very Rare</text:p>
          </table:table-cell>
          <table:table-cell/>
          <table:table-cell office:value-type="string" calcext:value-type="string">
            <text:p>A white powder with coagulant properties. Apply the agent to a wound to stop it from haemorrhaging. Press the Secondary Action button while healing yourself or another Survivor with a Med-Kit to use the Styptic Agent to grant the Endurance Status Effect for 5 seconds. Endurance is cancelled prematurely when performing a Conspicuous Action. Styptic Agent consumes the Med-Kit on use. </text:p>
          </table:table-cell>
        </table:table-row>
        <table:table-row table:style-name="ro1">
          <table:table-cell office:value-type="string" calcext:value-type="string">
            <text:p>Anti-Haemorrhagic Syringe</text:p>
          </table:table-cell>
          <table:table-cell office:value-type="string" calcext:value-type="string">
            <text:p>survivoraddons</text:p>
          </table:table-cell>
          <table:table-cell office:value-type="string" calcext:value-type="string">
            <text:p>Addon_anti-haemorrhagicSyringe.png</text:p>
          </table:table-cell>
          <table:table-cell office:value-type="string" calcext:value-type="string">
            <text:p>First Aid</text:p>
          </table:table-cell>
          <table:table-cell office:value-type="string" calcext:value-type="string">
            <text:p>Ultra Rare</text:p>
          </table:table-cell>
          <table:table-cell/>
          <table:table-cell office:value-type="string" calcext:value-type="string">
            <text:p>An anti-haemorrhagic substance that stops the bleeding in a matter of seconds. Press the Secondary Action button while healing yourself or another Survivor with a Med-Kit to use the Anti-Haemorrhagic Syringe to automatically heal the affected Survivor for 1 Health State over the next 16 seconds. Healing Speed modifiers affect the Healing time. Taking damage or being picked up by the Killer cancels the Healing effect. Anti-Haemorrhagic Syringe consumes the Med-Kit on use. </text:p>
          </table:table-cell>
        </table:table-row>
        <table:table-row table:style-name="ro1">
          <table:table-cell office:value-type="string" calcext:value-type="string">
            <text:p>Gel Dressings</text:p>
          </table:table-cell>
          <table:table-cell office:value-type="string" calcext:value-type="string">
            <text:p>survivoraddons</text:p>
          </table:table-cell>
          <table:table-cell office:value-type="string" calcext:value-type="string">
            <text:p>Addon_gelDressings.png</text:p>
          </table:table-cell>
          <table:table-cell office:value-type="string" calcext:value-type="string">
            <text:p>First Aid</text:p>
          </table:table-cell>
          <table:table-cell office:value-type="string" calcext:value-type="string">
            <text:p>Ultra Rare</text:p>
          </table:table-cell>
          <table:table-cell/>
          <table:table-cell office:value-type="string" calcext:value-type="string">
            <text:p>A pack of gel forming pads used to patch up heavily exuding wounds. Increases the available Healing Charges by +16 Charges.</text:p>
          </table:table-cell>
        </table:table-row>
        <table:table-row table:style-name="ro1">
          <table:table-cell office:value-type="string" calcext:value-type="string">
            <text:p>Clean Rag</text:p>
          </table:table-cell>
          <table:table-cell office:value-type="string" calcext:value-type="string">
            <text:p>survivoraddons</text:p>
          </table:table-cell>
          <table:table-cell office:value-type="string" calcext:value-type="string">
            <text:p>Addon_cleanRag.png</text:p>
          </table:table-cell>
          <table:table-cell office:value-type="string" calcext:value-type="string">
            <text:p>Toolbox</text:p>
          </table:table-cell>
          <table:table-cell office:value-type="string" calcext:value-type="string">
            <text:p>Common</text:p>
          </table:table-cell>
          <table:table-cell/>
          <table:table-cell office:value-type="string" calcext:value-type="string">
            <text:p>A mundane rag. Suspiciously clean. Increases the Repair speed of the Toolbox by +20 %.</text:p>
          </table:table-cell>
        </table:table-row>
        <table:table-row table:style-name="ro1">
          <table:table-cell office:value-type="string" calcext:value-type="string">
            <text:p>Instructions</text:p>
          </table:table-cell>
          <table:table-cell office:value-type="string" calcext:value-type="string">
            <text:p>survivoraddons</text:p>
          </table:table-cell>
          <table:table-cell office:value-type="string" calcext:value-type="string">
            <text:p>Addon_instructions.png</text:p>
          </table:table-cell>
          <table:table-cell office:value-type="string" calcext:value-type="string">
            <text:p>Toolbox</text:p>
          </table:table-cell>
          <table:table-cell office:value-type="string" calcext:value-type="string">
            <text:p>Common</text:p>
          </table:table-cell>
          <table:table-cell/>
          <table:table-cell office:value-type="string" calcext:value-type="string">
            <text:p>Someone quickly painted what seems to be repair instructions on this piece of bark. Suppresses all normal Skill Checks that are usually triggered while repairing a Generator.</text:p>
          </table:table-cell>
        </table:table-row>
        <table:table-row table:style-name="ro1">
          <table:table-cell office:value-type="string" calcext:value-type="string">
            <text:p>Scraps</text:p>
          </table:table-cell>
          <table:table-cell office:value-type="string" calcext:value-type="string">
            <text:p>survivoraddons</text:p>
          </table:table-cell>
          <table:table-cell office:value-type="string" calcext:value-type="string">
            <text:p>Addon_scraps.png</text:p>
          </table:table-cell>
          <table:table-cell office:value-type="string" calcext:value-type="string">
            <text:p>Toolbox</text:p>
          </table:table-cell>
          <table:table-cell office:value-type="string" calcext:value-type="string">
            <text:p>Common</text:p>
          </table:table-cell>
          <table:table-cell/>
          <table:table-cell office:value-type="string" calcext:value-type="string">
            <text:p>Springs, screws and gears. Mostly unusable junk. Increases the Capacity of the Toolbox by +8 Charges.</text:p>
          </table:table-cell>
        </table:table-row>
        <table:table-row table:style-name="ro1">
          <table:table-cell office:value-type="string" calcext:value-type="string">
            <text:p>Cutting Wire</text:p>
          </table:table-cell>
          <table:table-cell office:value-type="string" calcext:value-type="string">
            <text:p>survivoraddons</text:p>
          </table:table-cell>
          <table:table-cell office:value-type="string" calcext:value-type="string">
            <text:p>Addon_cuttingWire.png</text:p>
          </table:table-cell>
          <table:table-cell office:value-type="string" calcext:value-type="string">
            <text:p>Toolbox</text:p>
          </table:table-cell>
          <table:table-cell office:value-type="string" calcext:value-type="string">
            <text:p>Uncommon</text:p>
          </table:table-cell>
          <table:table-cell/>
          <table:table-cell office:value-type="string" calcext:value-type="string">
            <text:p>A rudimentary cutting tool made from a jagged metal wire and two wooden handles. Increases the Sabotage speed of the Toolbox by +20 %.</text:p>
          </table:table-cell>
        </table:table-row>
        <table:table-row table:style-name="ro1">
          <table:table-cell office:value-type="string" calcext:value-type="string">
            <text:p>Protective Gloves</text:p>
          </table:table-cell>
          <table:table-cell office:value-type="string" calcext:value-type="string">
            <text:p>survivoraddons</text:p>
          </table:table-cell>
          <table:table-cell office:value-type="string" calcext:value-type="string">
            <text:p>Addon_protectiveGloves.png</text:p>
          </table:table-cell>
          <table:table-cell office:value-type="string" calcext:value-type="string">
            <text:p>Toolbox</text:p>
          </table:table-cell>
          <table:table-cell office:value-type="string" calcext:value-type="string">
            <text:p>Uncommon</text:p>
          </table:table-cell>
          <table:table-cell/>
          <table:table-cell office:value-type="string" calcext:value-type="string">
            <text:p>Thick gloves, which reduce manual dexterity but protect hands from injury. Suppresses the Loud Noise Notification to the Killer that is usually triggered after sabotaging a Hook.</text:p>
          </table:table-cell>
        </table:table-row>
        <table:table-row table:style-name="ro1">
          <table:table-cell office:value-type="string" calcext:value-type="string">
            <text:p>Socket Swivels</text:p>
          </table:table-cell>
          <table:table-cell office:value-type="string" calcext:value-type="string">
            <text:p>survivoraddons</text:p>
          </table:table-cell>
          <table:table-cell office:value-type="string" calcext:value-type="string">
            <text:p>Addon_socketSwivels.png</text:p>
          </table:table-cell>
          <table:table-cell office:value-type="string" calcext:value-type="string">
            <text:p>Toolbox</text:p>
          </table:table-cell>
          <table:table-cell office:value-type="string" calcext:value-type="string">
            <text:p>Uncommon</text:p>
          </table:table-cell>
          <table:table-cell/>
          <table:table-cell office:value-type="string" calcext:value-type="string">
            <text:p>Swivels provide bend and flexibility for bolts that are out of reach, deep within mechanical devices. Increases the Repair speed of the Toolbox by +30 %.</text:p>
          </table:table-cell>
        </table:table-row>
        <table:table-row table:style-name="ro1">
          <table:table-cell office:value-type="string" calcext:value-type="string">
            <text:p>Spring Clamp</text:p>
          </table:table-cell>
          <table:table-cell office:value-type="string" calcext:value-type="string">
            <text:p>survivoraddons</text:p>
          </table:table-cell>
          <table:table-cell office:value-type="string" calcext:value-type="string">
            <text:p>Addon_springClamp.png</text:p>
          </table:table-cell>
          <table:table-cell office:value-type="string" calcext:value-type="string">
            <text:p>Toolbox</text:p>
          </table:table-cell>
          <table:table-cell office:value-type="string" calcext:value-type="string">
            <text:p>Uncommon</text:p>
          </table:table-cell>
          <table:table-cell/>
          <table:table-cell office:value-type="string" calcext:value-type="string">
            <text:p>Useful tool to clamp hoses or hold wires in place and prevent damage or injury. Reduces the range at which your Generator-Repair noises can be heard by -8 metres.</text:p>
          </table:table-cell>
        </table:table-row>
        <table:table-row table:style-name="ro1">
          <table:table-cell office:value-type="string" calcext:value-type="string">
            <text:p>Wire Spool</text:p>
          </table:table-cell>
          <table:table-cell office:value-type="string" calcext:value-type="string">
            <text:p>survivoraddons</text:p>
          </table:table-cell>
          <table:table-cell office:value-type="string" calcext:value-type="string">
            <text:p>Addon_wireSpool.png</text:p>
          </table:table-cell>
          <table:table-cell office:value-type="string" calcext:value-type="string">
            <text:p>Toolbox</text:p>
          </table:table-cell>
          <table:table-cell office:value-type="string" calcext:value-type="string">
            <text:p>Uncommon</text:p>
          </table:table-cell>
          <table:table-cell/>
          <table:table-cell office:value-type="string" calcext:value-type="string">
            <text:p>A portable but heavy spool of copper wire. Increases the Capacity of the Toolbox by +12 Charges.</text:p>
          </table:table-cell>
        </table:table-row>
        <table:table-row table:style-name="ro1">
          <table:table-cell office:value-type="string" calcext:value-type="string">
            <text:p>Grip Wrench</text:p>
          </table:table-cell>
          <table:table-cell office:value-type="string" calcext:value-type="string">
            <text:p>survivoraddons</text:p>
          </table:table-cell>
          <table:table-cell office:value-type="string" calcext:value-type="string">
            <text:p>Addon_gripWrench.png</text:p>
          </table:table-cell>
          <table:table-cell office:value-type="string" calcext:value-type="string">
            <text:p>Toolbox</text:p>
          </table:table-cell>
          <table:table-cell office:value-type="string" calcext:value-type="string">
            <text:p>Rare</text:p>
          </table:table-cell>
          <table:table-cell/>
          <table:table-cell office:value-type="string" calcext:value-type="string">
            <text:p>An adjustable wrench with a tough grip. Essential in any Toolbox. Increases the Auto-Repair timer for sabotaged Hooks by +20 seconds.</text:p>
          </table:table-cell>
        </table:table-row>
        <table:table-row table:style-name="ro1">
          <table:table-cell office:value-type="string" calcext:value-type="string">
            <text:p>Hacksaw</text:p>
          </table:table-cell>
          <table:table-cell office:value-type="string" calcext:value-type="string">
            <text:p>survivoraddons</text:p>
          </table:table-cell>
          <table:table-cell office:value-type="string" calcext:value-type="string">
            <text:p>Addon_hacksaw.png</text:p>
          </table:table-cell>
          <table:table-cell office:value-type="string" calcext:value-type="string">
            <text:p>Toolbox</text:p>
          </table:table-cell>
          <table:table-cell office:value-type="string" calcext:value-type="string">
            <text:p>Rare</text:p>
          </table:table-cell>
          <table:table-cell/>
          <table:table-cell office:value-type="string" calcext:value-type="string">
            <text:p>A small hand saw mounted with a metal cutting blade. Increases the Sabotage speed of the Toolbox by +30 %.</text:p>
          </table:table-cell>
        </table:table-row>
        <table:table-row table:style-name="ro1">
          <table:table-cell office:value-type="string" calcext:value-type="string">
            <text:p>Brand New Part</text:p>
          </table:table-cell>
          <table:table-cell office:value-type="string" calcext:value-type="string">
            <text:p>survivoraddons</text:p>
          </table:table-cell>
          <table:table-cell office:value-type="string" calcext:value-type="string">
            <text:p>Addon_brandNewPart.png</text:p>
          </table:table-cell>
          <table:table-cell office:value-type="string" calcext:value-type="string">
            <text:p>Toolbox</text:p>
          </table:table-cell>
          <table:table-cell office:value-type="string" calcext:value-type="string">
            <text:p>Ultra Rare</text:p>
          </table:table-cell>
          <table:table-cell/>
          <table:table-cell office:value-type="string" calcext:value-type="string">
            <text:p>This intricate mechanical part feels oddly out of place. It is clean and shiny as if straight out of the factory. Press the Use Item button while standing next to a Generator to perform the Install Brand New Part action: Triggers a difficult Skill Check. Permanently reduces the Repair requirement by -10 Charges for that Generator upon succeeding the Skill Check. Brand New Part is consumed on use. </text:p>
          </table:table-cell>
        </table:table-row>
      </table:table>
      <table:table table:name="Killer Addons" table:style-name="ta1">
        <office:forms form:automatic-focus="false" form:apply-design-mode="false"/>
        <table:table-column table:style-name="co32" table:default-cell-style-name="Default"/>
        <table:table-column table:style-name="co33"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default-cell-style-name="Default"/>
        <table:table-column table:style-name="co34" table:default-cell-style-name="Default"/>
        <table:table-row table:style-name="ro1">
          <table:table-cell table:style-name="ce1" office:value-type="string" calcext:value-type="string">
            <text:p>AddonName</text:p>
          </table:table-cell>
          <table:table-cell table:style-name="ce1" office:value-type="string" calcext:value-type="string">
            <text:p>Folder</text:p>
          </table:table-cell>
          <table:table-cell table:style-name="ce1" office:value-type="string" calcext:value-type="string">
            <text:p>Filename</text:p>
          </table:table-cell>
          <table:table-cell table:style-name="ce1" office:value-type="string" calcext:value-type="string">
            <text:p>AddonKiller</text:p>
          </table:table-cell>
          <table:table-cell table:style-name="ce1" office:value-type="string" calcext:value-type="string">
            <text:p>AddonRarity</text:p>
          </table:table-cell>
          <table:table-cell table:style-name="ce1" office:value-type="string" calcext:value-type="string">
            <text:p>AddonQuote</text:p>
          </table:table-cell>
          <table:table-cell table:style-name="ce1" office:value-type="string" calcext:value-type="string">
            <text:p>AddonDescription</text:p>
          </table:table-cell>
        </table:table-row>
        <table:table-row table:style-name="ro1">
          <table:table-cell office:value-type="string" calcext:value-type="string">
            <text:p>Bear Oil</text:p>
          </table:table-cell>
          <table:table-cell/>
          <table:table-cell office:value-type="string" calcext:value-type="string">
            <text:p>Addon_bearOil.png</text:p>
          </table:table-cell>
          <table:table-cell office:value-type="string" calcext:value-type="string">
            <text:p>The Trapper</text:p>
          </table:table-cell>
          <table:table-cell office:value-type="string" calcext:value-type="string">
            <text:p>Common</text:p>
          </table:table-cell>
          <table:table-cell/>
          <table:table-cell office:value-type="string" calcext:value-type="string">
            <text:p>Melted animal fat that can lubricate the Bear Traps squeaky joints. Setting a Bear Trap is silent.</text:p>
          </table:table-cell>
        </table:table-row>
        <table:table-row table:style-name="ro1">
          <table:table-cell office:value-type="string" calcext:value-type="string">
            <text:p>Makeshift Wrap</text:p>
          </table:table-cell>
          <table:table-cell/>
          <table:table-cell office:value-type="string" calcext:value-type="string">
            <text:p>Addon_makeshiftWrap.png</text:p>
          </table:table-cell>
          <table:table-cell office:value-type="string" calcext:value-type="string">
            <text:p>The Trapper</text:p>
          </table:table-cell>
          <table:table-cell office:value-type="string" calcext:value-type="string">
            <text:p>Common</text:p>
          </table:table-cell>
          <table:table-cell/>
          <table:table-cell office:value-type="string" calcext:value-type="string">
            <text:p>A scratched and worn brace made of thick, cured animal skin. You are no longer caught in your own Bear Traps, they are automatically disarmed instead.</text:p>
          </table:table-cell>
        </table:table-row>
        <table:table-row table:style-name="ro1">
          <table:table-cell office:value-type="string" calcext:value-type="string">
            <text:p>Padded Jaws</text:p>
          </table:table-cell>
          <table:table-cell/>
          <table:table-cell office:value-type="string" calcext:value-type="string">
            <text:p>Addon_paddedJaws.png</text:p>
          </table:table-cell>
          <table:table-cell office:value-type="string" calcext:value-type="string">
            <text:p>The Trapper</text:p>
          </table:table-cell>
          <table:table-cell office:value-type="string" calcext:value-type="string">
            <text:p>Common</text:p>
          </table:table-cell>
          <table:table-cell/>
          <table:table-cell office:value-type="string" calcext:value-type="string">
            <text:p>These padded jaws are meant to restrain, not to wound. Bear Traps immobilise Survivors without damaging them. Grants 100 % bonus Bloodpoints for trapping Survivors.</text:p>
          </table:table-cell>
        </table:table-row>
        <table:table-row table:style-name="ro1">
          <table:table-cell office:value-type="string" calcext:value-type="string">
            <text:p>Trapper Gloves</text:p>
          </table:table-cell>
          <table:table-cell/>
          <table:table-cell office:value-type="string" calcext:value-type="string">
            <text:p>Addon_trapperGloves.png</text:p>
          </table:table-cell>
          <table:table-cell office:value-type="string" calcext:value-type="string">
            <text:p>The Trapper</text:p>
          </table:table-cell>
          <table:table-cell office:value-type="string" calcext:value-type="string">
            <text:p>Common</text:p>
          </table:table-cell>
          <table:table-cell/>
          <table:table-cell office:value-type="string" calcext:value-type="string">
            <text:p>Protective padded leather gloves. Increases the Setting speed of the Bear Trap by +30 %.</text:p>
          </table:table-cell>
        </table:table-row>
        <table:table-row table:style-name="ro1">
          <table:table-cell office:value-type="string" calcext:value-type="string">
            <text:p>4-Coil Spring Kit</text:p>
          </table:table-cell>
          <table:table-cell/>
          <table:table-cell office:value-type="string" calcext:value-type="string">
            <text:p>Addon_4-coilSpringKit.png</text:p>
          </table:table-cell>
          <table:table-cell office:value-type="string" calcext:value-type="string">
            <text:p>The Trapper</text:p>
          </table:table-cell>
          <table:table-cell office:value-type="string" calcext:value-type="string">
            <text:p>Uncommon</text:p>
          </table:table-cell>
          <table:table-cell/>
          <table:table-cell office:value-type="string" calcext:value-type="string">
            <text:p>A replacement kit for Bear Traps which changes the usual dual spring system to four coil springs, adding a great amount of strength to the Bear Traps hold. Increases the Disarm time of the Bear Trap by +33 %.</text:p>
          </table:table-cell>
        </table:table-row>
        <table:table-row table:style-name="ro1">
          <table:table-cell office:value-type="string" calcext:value-type="string">
            <text:p>Coffee Grounds</text:p>
          </table:table-cell>
          <table:table-cell/>
          <table:table-cell office:value-type="string" calcext:value-type="string">
            <text:p>Addon_coffeeGrounds.png</text:p>
          </table:table-cell>
          <table:table-cell office:value-type="string" calcext:value-type="string">
            <text:p>The Trapper</text:p>
          </table:table-cell>
          <table:table-cell office:value-type="string" calcext:value-type="string">
            <text:p>Uncommon</text:p>
          </table:table-cell>
          <table:table-cell/>
          <table:table-cell office:value-type="string" calcext:value-type="string">
            <text:p>An old rusted can containing damp coffee grounds. Increases the strength of the Haste Status Effect after setting a Bear Trap by +5 % .</text:p>
          </table:table-cell>
        </table:table-row>
        <table:table-row table:style-name="ro1">
          <table:table-cell office:value-type="string" calcext:value-type="string">
            <text:p>Lengthened Jaws</text:p>
          </table:table-cell>
          <table:table-cell/>
          <table:table-cell office:value-type="string" calcext:value-type="string">
            <text:p>Addon_lengthenedJaws.png</text:p>
          </table:table-cell>
          <table:table-cell office:value-type="string" calcext:value-type="string">
            <text:p>The Trapper</text:p>
          </table:table-cell>
          <table:table-cell office:value-type="string" calcext:value-type="string">
            <text:p>Uncommon</text:p>
          </table:table-cell>
          <table:table-cell/>
          <table:table-cell office:value-type="string" calcext:value-type="string">
            <text:p>Jaws with long teeth that dig further into the flesh than a conventional Bear Traps. Survivors who escape from Bear Traps suffer from the Deep Wound Status Effect.</text:p>
          </table:table-cell>
        </table:table-row>
        <table:table-row table:style-name="ro1">
          <table:table-cell office:value-type="string" calcext:value-type="string">
            <text:p>Serrated Jaws</text:p>
          </table:table-cell>
          <table:table-cell/>
          <table:table-cell office:value-type="string" calcext:value-type="string">
            <text:p>Addon_serratedJaws.png</text:p>
          </table:table-cell>
          <table:table-cell office:value-type="string" calcext:value-type="string">
            <text:p>The Trapper</text:p>
          </table:table-cell>
          <table:table-cell office:value-type="string" calcext:value-type="string">
            <text:p>Uncommon</text:p>
          </table:table-cell>
          <table:table-cell office:value-type="string" calcext:value-type="string">
            <text:p>"Like a predatory beast, it can smell and track blood."</text:p>
          </table:table-cell>
          <table:table-cell office:value-type="string" calcext:value-type="string">
            <text:p>These replacement trap jaws have saw-like blades, causing awful open wounds when they snap. Survivors injured by a Bear Trap suffer from the Haemorrhage Status Effect until fully healed.</text:p>
          </table:table-cell>
        </table:table-row>
        <table:table-row table:style-name="ro1">
          <table:table-cell office:value-type="string" calcext:value-type="string">
            <text:p>Wax Brick</text:p>
          </table:table-cell>
          <table:table-cell/>
          <table:table-cell office:value-type="string" calcext:value-type="string">
            <text:p>Addon_waxBrick.png</text:p>
          </table:table-cell>
          <table:table-cell office:value-type="string" calcext:value-type="string">
            <text:p>The Trapper</text:p>
          </table:table-cell>
          <table:table-cell office:value-type="string" calcext:value-type="string">
            <text:p>Uncommon</text:p>
          </table:table-cell>
          <table:table-cell/>
          <table:table-cell office:value-type="string" calcext:value-type="string">
            <text:p>A block of wax used to lower friction and facilitate movement in mechanical parts. Increases the Rescue and Escape times of the Bear Trap by +33 %.</text:p>
          </table:table-cell>
        </table:table-row>
        <table:table-row table:style-name="ro1">
          <table:table-cell office:value-type="string" calcext:value-type="string">
            <text:p>Fastening Tools</text:p>
          </table:table-cell>
          <table:table-cell/>
          <table:table-cell office:value-type="string" calcext:value-type="string">
            <text:p>Addon_fasteningTools.png</text:p>
          </table:table-cell>
          <table:table-cell office:value-type="string" calcext:value-type="string">
            <text:p>The Trapper</text:p>
          </table:table-cell>
          <table:table-cell office:value-type="string" calcext:value-type="string">
            <text:p>Rare</text:p>
          </table:table-cell>
          <table:table-cell/>
          <table:table-cell office:value-type="string" calcext:value-type="string">
            <text:p>A specialised set of tools used to fasten Bear Traps to ensure their effectiveness. Increases the Rescue and Escape times from the Bear Trap by +25 %. Increases the Setting speed of the Bear Trap by +50 %.</text:p>
          </table:table-cell>
        </table:table-row>
        <table:table-row table:style-name="ro1">
          <table:table-cell office:value-type="string" calcext:value-type="string">
            <text:p>Rusted Jaws</text:p>
          </table:table-cell>
          <table:table-cell/>
          <table:table-cell office:value-type="string" calcext:value-type="string">
            <text:p>Addon_rustedJaws.png</text:p>
          </table:table-cell>
          <table:table-cell office:value-type="string" calcext:value-type="string">
            <text:p>The Trapper</text:p>
          </table:table-cell>
          <table:table-cell office:value-type="string" calcext:value-type="string">
            <text:p>Rare</text:p>
          </table:table-cell>
          <table:table-cell/>
          <table:table-cell office:value-type="string" calcext:value-type="string">
            <text:p>These Bear Trap jaws are covered with crusty and volatile rust spots, making injuries particularly difficult to heal. Survivors injured by a Bear Trap suffer from the Mangled Status Effect for 70 seconds.</text:p>
          </table:table-cell>
        </table:table-row>
        <table:table-row table:style-name="ro1">
          <table:table-cell office:value-type="string" calcext:value-type="string">
            <text:p>Secondary Coil</text:p>
          </table:table-cell>
          <table:table-cell/>
          <table:table-cell office:value-type="string" calcext:value-type="string">
            <text:p>Addon_secondaryCoil.png</text:p>
          </table:table-cell>
          <table:table-cell office:value-type="string" calcext:value-type="string">
            <text:p>The Trapper</text:p>
          </table:table-cell>
          <table:table-cell office:value-type="string" calcext:value-type="string">
            <text:p>Rare</text:p>
          </table:table-cell>
          <table:table-cell/>
          <table:table-cell office:value-type="string" calcext:value-type="string">
            <text:p>A secondary coil keeps the Bear Trap functional in times when the primary coil becomes unusable. Increases the Disarm time of the Bear Trap by +50 %.</text:p>
          </table:table-cell>
        </table:table-row>
        <table:table-row table:style-name="ro1">
          <table:table-cell office:value-type="string" calcext:value-type="string">
            <text:p>Tar Bottle</text:p>
          </table:table-cell>
          <table:table-cell/>
          <table:table-cell office:value-type="string" calcext:value-type="string">
            <text:p>Addon_tarBottle.png</text:p>
          </table:table-cell>
          <table:table-cell office:value-type="string" calcext:value-type="string">
            <text:p>The Trapper</text:p>
          </table:table-cell>
          <table:table-cell office:value-type="string" calcext:value-type="string">
            <text:p>Rare</text:p>
          </table:table-cell>
          <table:table-cell/>
          <table:table-cell office:value-type="string" calcext:value-type="string">
            <text:p>A black, matte and sticky substance that when applied to Bear Traps, makes them far less noticeable. Darkens the Bear Trap.</text:p>
          </table:table-cell>
        </table:table-row>
        <table:table-row table:style-name="ro1">
          <table:table-cell office:value-type="string" calcext:value-type="string">
            <text:p>Trapper Bag</text:p>
          </table:table-cell>
          <table:table-cell/>
          <table:table-cell office:value-type="string" calcext:value-type="string">
            <text:p>Addon_trapperBag.png</text:p>
          </table:table-cell>
          <table:table-cell office:value-type="string" calcext:value-type="string">
            <text:p>The Trapper</text:p>
          </table:table-cell>
          <table:table-cell office:value-type="string" calcext:value-type="string">
            <text:p>Rare</text:p>
          </table:table-cell>
          <table:table-cell/>
          <table:table-cell office:value-type="string" calcext:value-type="string">
            <text:p>A cured leather waist bag. Large and sturdy to transport hunting equipment. <text:s/>Increases the number of carried Bear Traps by +1.</text:p>
          </table:table-cell>
        </table:table-row>
        <table:table-row table:style-name="ro1">
          <table:table-cell office:value-type="string" calcext:value-type="string">
            <text:p>Honing Stone</text:p>
          </table:table-cell>
          <table:table-cell/>
          <table:table-cell office:value-type="string" calcext:value-type="string">
            <text:p>Addon_honingStone.png</text:p>
          </table:table-cell>
          <table:table-cell office:value-type="string" calcext:value-type="string">
            <text:p>The Trapper</text:p>
          </table:table-cell>
          <table:table-cell office:value-type="string" calcext:value-type="string">
            <text:p>Very Rare</text:p>
          </table:table-cell>
          <table:table-cell/>
          <table:table-cell office:value-type="string" calcext:value-type="string">
            <text:p>When used with the Bear Trap, the stone sharpens its blades. The razor-sharp blades inflict deep wounds aimed at bleeding the victim as fast as possible. Survivors caught in a Bear Trap, who free themselves, are inflicted with the Dying State.</text:p>
          </table:table-cell>
        </table:table-row>
        <table:table-row table:style-name="ro1">
          <table:table-cell office:value-type="string" calcext:value-type="string">
            <text:p>Oily Coil</text:p>
          </table:table-cell>
          <table:table-cell/>
          <table:table-cell office:value-type="string" calcext:value-type="string">
            <text:p>Addon_oilyCoil.png</text:p>
          </table:table-cell>
          <table:table-cell office:value-type="string" calcext:value-type="string">
            <text:p>The Trapper</text:p>
          </table:table-cell>
          <table:table-cell office:value-type="string" calcext:value-type="string">
            <text:p>Very Rare</text:p>
          </table:table-cell>
          <table:table-cell/>
          <table:table-cell office:value-type="string" calcext:value-type="string">
            <text:p>A clear oil that makes handling the Bear Trap's spring more hazardous. Resetting a Bear Trap reveals the Aura of the last Survivor to have disarmed it for 5 seconds.</text:p>
          </table:table-cell>
        </table:table-row>
        <table:table-row table:style-name="ro1">
          <table:table-cell office:value-type="string" calcext:value-type="string">
            <text:p>Tension Spring</text:p>
          </table:table-cell>
          <table:table-cell/>
          <table:table-cell office:value-type="string" calcext:value-type="string">
            <text:p>Addon_tensionSpring.png</text:p>
          </table:table-cell>
          <table:table-cell office:value-type="string" calcext:value-type="string">
            <text:p>The Trapper</text:p>
          </table:table-cell>
          <table:table-cell office:value-type="string" calcext:value-type="string">
            <text:p>Very Rare</text:p>
          </table:table-cell>
          <table:table-cell/>
          <table:table-cell office:value-type="string" calcext:value-type="string">
            <text:p>A high tension spring that snaps back into place after being stretched. Automatically resets the Bear Trap 2 seconds after a Survivor escaped from it.</text:p>
          </table:table-cell>
        </table:table-row>
        <table:table-row table:style-name="ro1">
          <table:table-cell office:value-type="string" calcext:value-type="string">
            <text:p>Trapper Sack</text:p>
          </table:table-cell>
          <table:table-cell/>
          <table:table-cell office:value-type="string" calcext:value-type="string">
            <text:p>Addon_trapperSack.png</text:p>
          </table:table-cell>
          <table:table-cell office:value-type="string" calcext:value-type="string">
            <text:p>The Trapper</text:p>
          </table:table-cell>
          <table:table-cell office:value-type="string" calcext:value-type="string">
            <text:p>Very Rare</text:p>
          </table:table-cell>
          <table:table-cell/>
          <table:table-cell office:value-type="string" calcext:value-type="string">
            <text:p>A crude leather sack suitable for foraging. Causes all Bear Traps to be carried in your inventory at the beginning of the Trial. You can no longer pick up any placed Bear Traps, only reset them.</text:p>
          </table:table-cell>
        </table:table-row>
        <table:table-row table:style-name="ro1">
          <table:table-cell office:value-type="string" calcext:value-type="string">
            <text:p>Bloody Coil</text:p>
          </table:table-cell>
          <table:table-cell/>
          <table:table-cell office:value-type="string" calcext:value-type="string">
            <text:p>Addon_bloodyCoil.png</text:p>
          </table:table-cell>
          <table:table-cell office:value-type="string" calcext:value-type="string">
            <text:p>The Trapper</text:p>
          </table:table-cell>
          <table:table-cell office:value-type="string" calcext:value-type="string">
            <text:p>Ultra Rare</text:p>
          </table:table-cell>
          <table:table-cell/>
          <table:table-cell office:value-type="string" calcext:value-type="string">
            <text:p>Part sticky, part slippery, this grim liquid makes handling the Bear Traps spring more dangerous. When a healthy Survivor disarms a Bear Trap, the Bloody Coil exacts its price, putting the Survivor into the Injured State.</text:p>
          </table:table-cell>
        </table:table-row>
        <table:table-row table:style-name="ro1">
          <table:table-cell office:value-type="string" calcext:value-type="string">
            <text:p>Iridescent Stone</text:p>
          </table:table-cell>
          <table:table-cell/>
          <table:table-cell office:value-type="string" calcext:value-type="string">
            <text:p>Addon_iridescentStone.png</text:p>
          </table:table-cell>
          <table:table-cell office:value-type="string" calcext:value-type="string">
            <text:p>The Trapper</text:p>
          </table:table-cell>
          <table:table-cell office:value-type="string" calcext:value-type="string">
            <text:p>Ultra Rare</text:p>
          </table:table-cell>
          <table:table-cell/>
          <table:table-cell office:value-type="string" calcext:value-type="string">
            <text:p>Bear Traps sharpened with the sickly gleaming stone seem to gain a life of their own. Automatically resets and arms a random disarmed Bear Trap every 30 seconds.</text:p>
          </table:table-cell>
        </table:table-row>
        <table:table-row table:style-name="ro1">
          <table:table-cell office:value-type="string" calcext:value-type="string">
            <text:p>“The Beast” – Soot</text:p>
          </table:table-cell>
          <table:table-cell/>
          <table:table-cell office:value-type="string" calcext:value-type="string">
            <text:p>Addon_theBeast-Soot.png</text:p>
          </table:table-cell>
          <table:table-cell office:value-type="string" calcext:value-type="string">
            <text:p>The Wraith</text:p>
          </table:table-cell>
          <table:table-cell office:value-type="string" calcext:value-type="string">
            <text:p>Common</text:p>
          </table:table-cell>
          <table:table-cell/>
          <table:table-cell office:value-type="string" calcext:value-type="string">
            <text:p>The Kunwulju symbol, representing the Realm of Fear, is finger-drawn out of soot on the body of the Bell. Your Terror Radius is no longer suppressed when Cloaked. Grants +100 % bonus Bloodpoints for Stalking and Surprise Attack Score Events.</text:p>
          </table:table-cell>
        </table:table-row>
        <table:table-row table:style-name="ro1">
          <table:table-cell office:value-type="string" calcext:value-type="string">
            <text:p>“The Ghost” – Soot</text:p>
          </table:table-cell>
          <table:table-cell/>
          <table:table-cell office:value-type="string" calcext:value-type="string">
            <text:p>Addon_theGhost-Soot.png</text:p>
          </table:table-cell>
          <table:table-cell office:value-type="string" calcext:value-type="string">
            <text:p>The Wraith</text:p>
          </table:table-cell>
          <table:table-cell office:value-type="string" calcext:value-type="string">
            <text:p>Common</text:p>
          </table:table-cell>
          <table:table-cell/>
          <table:table-cell office:value-type="string" calcext:value-type="string">
            <text:p>The Khugwemuu symbol, representing the Spirit World, is finger-drawn out of soot on the body of the Bell. Your Terror Radius and Red Stain are suppressed for another 6 seconds after uncloaking.</text:p>
          </table:table-cell>
        </table:table-row>
        <table:table-row table:style-name="ro1">
          <table:table-cell office:value-type="string" calcext:value-type="string">
            <text:p>“The Hound” – Soot</text:p>
          </table:table-cell>
          <table:table-cell/>
          <table:table-cell office:value-type="string" calcext:value-type="string">
            <text:p>Addon_theHound-Soot.png</text:p>
          </table:table-cell>
          <table:table-cell office:value-type="string" calcext:value-type="string">
            <text:p>The Wraith</text:p>
          </table:table-cell>
          <table:table-cell office:value-type="string" calcext:value-type="string">
            <text:p>Common</text:p>
          </table:table-cell>
          <table:table-cell/>
          <table:table-cell office:value-type="string" calcext:value-type="string">
            <text:p>The Wonnug symbol, representing a peerless tracker, is finger-drawn out of soot on the body of the Bell. When Cloaked, Pools of Blood appear to you in bright red.</text:p>
          </table:table-cell>
        </table:table-row>
        <table:table-row table:style-name="ro1">
          <table:table-cell office:value-type="string" calcext:value-type="string">
            <text:p>“The Serpent” – Soot</text:p>
          </table:table-cell>
          <table:table-cell/>
          <table:table-cell office:value-type="string" calcext:value-type="string">
            <text:p>Addon_theSerpent-Soot.png</text:p>
          </table:table-cell>
          <table:table-cell office:value-type="string" calcext:value-type="string">
            <text:p>The Wraith</text:p>
          </table:table-cell>
          <table:table-cell office:value-type="string" calcext:value-type="string">
            <text:p>Common</text:p>
          </table:table-cell>
          <table:table-cell/>
          <table:table-cell office:value-type="string" calcext:value-type="string">
            <text:p>The Laokeye symbol, representing cunning, is finger-drawn out of soot on the body of the Bell. Breaking Breakable Walls or Pallets by any means, or performing the Damage Generator action on incomplete Generators, will cause you to automatically uncloak.</text:p>
          </table:table-cell>
        </table:table-row>
        <table:table-row table:style-name="ro1">
          <table:table-cell office:value-type="string" calcext:value-type="string">
            <text:p>“Blind Warrior” – Mud</text:p>
          </table:table-cell>
          <table:table-cell/>
          <table:table-cell office:value-type="string" calcext:value-type="string">
            <text:p>Addon_blindWarrior-Mud.png</text:p>
          </table:table-cell>
          <table:table-cell office:value-type="string" calcext:value-type="string">
            <text:p>The Wraith</text:p>
          </table:table-cell>
          <table:table-cell office:value-type="string" calcext:value-type="string">
            <text:p>Uncommon</text:p>
          </table:table-cell>
          <table:table-cell/>
          <table:table-cell office:value-type="string" calcext:value-type="string">
            <text:p>The Baikra-Kaeug symbol, representing ferocity, is finger-drawn in mud on the body of the Bell. Survivors hit with a Surprise Attack suffer from the Blindness Status Effect for 60 seconds.</text:p>
          </table:table-cell>
        </table:table-row>
        <table:table-row table:style-name="ro1">
          <table:table-cell office:value-type="string" calcext:value-type="string">
            <text:p>“Blink” – Mud</text:p>
          </table:table-cell>
          <table:table-cell/>
          <table:table-cell office:value-type="string" calcext:value-type="string">
            <text:p>Addon_blink-Mud.png</text:p>
          </table:table-cell>
          <table:table-cell office:value-type="string" calcext:value-type="string">
            <text:p>The Wraith</text:p>
          </table:table-cell>
          <table:table-cell office:value-type="string" calcext:value-type="string">
            <text:p>Uncommon</text:p>
          </table:table-cell>
          <table:table-cell/>
          <table:table-cell office:value-type="string" calcext:value-type="string">
            <text:p>The Kratin symbol, representing quick passing, is finger-drawn in mud on the body of the Bell. Reduces the Cloaking time by -40 %.</text:p>
          </table:table-cell>
        </table:table-row>
        <table:table-row table:style-name="ro1">
          <table:table-cell office:value-type="string" calcext:value-type="string">
            <text:p>“Swift Hunt” – Mud</text:p>
          </table:table-cell>
          <table:table-cell/>
          <table:table-cell office:value-type="string" calcext:value-type="string">
            <text:p>Addon_swiftHunt-Mud.png</text:p>
          </table:table-cell>
          <table:table-cell office:value-type="string" calcext:value-type="string">
            <text:p>The Wraith</text:p>
          </table:table-cell>
          <table:table-cell office:value-type="string" calcext:value-type="string">
            <text:p>Uncommon</text:p>
          </table:table-cell>
          <table:table-cell/>
          <table:table-cell office:value-type="string" calcext:value-type="string">
            <text:p>The Kuntin-Takkho symbol, representing a rapid descent on a prey, is finger-drawn in mud on the body of the Bell. Reduces the Uncloaking time by -8 %.</text:p>
          </table:table-cell>
        </table:table-row>
        <table:table-row table:style-name="ro1">
          <table:table-cell office:value-type="string" calcext:value-type="string">
            <text:p>“Windstorm” – Mud</text:p>
          </table:table-cell>
          <table:table-cell/>
          <table:table-cell office:value-type="string" calcext:value-type="string">
            <text:p>Addon_windstorm-Mud.png</text:p>
          </table:table-cell>
          <table:table-cell office:value-type="string" calcext:value-type="string">
            <text:p>The Wraith</text:p>
          </table:table-cell>
          <table:table-cell office:value-type="string" calcext:value-type="string">
            <text:p>Uncommon</text:p>
          </table:table-cell>
          <table:table-cell/>
          <table:table-cell office:value-type="string" calcext:value-type="string">
            <text:p>The Ohuwe-Onmnea symbol, representing a howling storm, is finger-drawn in mud on the body of the Bell. Increases your Movement Speed by +5 % when Cloaked.</text:p>
          </table:table-cell>
        </table:table-row>
        <table:table-row table:style-name="ro1">
          <table:table-cell office:value-type="string" calcext:value-type="string">
            <text:p>Bone Clapper</text:p>
          </table:table-cell>
          <table:table-cell/>
          <table:table-cell office:value-type="string" calcext:value-type="string">
            <text:p>Addon_boneClapper.png</text:p>
          </table:table-cell>
          <table:table-cell office:value-type="string" calcext:value-type="string">
            <text:p>The Wraith</text:p>
          </table:table-cell>
          <table:table-cell office:value-type="string" calcext:value-type="string">
            <text:p>Uncommon</text:p>
          </table:table-cell>
          <table:table-cell/>
          <table:table-cell office:value-type="string" calcext:value-type="string">
            <text:p>A Bell clapper made from a highly polished piece of bone. Causes the sounds of the Wailing Bell to echo and warp chaotically. Survivors are unable to discern the distance and direction of the Wailing Bell.</text:p>
          </table:table-cell>
        </table:table-row>
        <table:table-row table:style-name="ro1">
          <table:table-cell office:value-type="string" calcext:value-type="string">
            <text:p>“Blind Warrior” – White</text:p>
          </table:table-cell>
          <table:table-cell/>
          <table:table-cell office:value-type="string" calcext:value-type="string">
            <text:p>Addon_blindWarrior-White.png</text:p>
          </table:table-cell>
          <table:table-cell office:value-type="string" calcext:value-type="string">
            <text:p>The Wraith</text:p>
          </table:table-cell>
          <table:table-cell office:value-type="string" calcext:value-type="string">
            <text:p>Rare</text:p>
          </table:table-cell>
          <table:table-cell/>
          <table:table-cell office:value-type="string" calcext:value-type="string">
            <text:p>The Baikra-Kaeug symbol, representing ferocity, is stamped in white ink on the body of the Bell. Survivors hit with a Surprise Attack suffer from the Haemorrhage and Mangled Status Effects for 70 seconds.</text:p>
          </table:table-cell>
        </table:table-row>
        <table:table-row table:style-name="ro1">
          <table:table-cell office:value-type="string" calcext:value-type="string">
            <text:p>“Blink” – White</text:p>
          </table:table-cell>
          <table:table-cell/>
          <table:table-cell office:value-type="string" calcext:value-type="string">
            <text:p>Addon_blink-White.png</text:p>
          </table:table-cell>
          <table:table-cell office:value-type="string" calcext:value-type="string">
            <text:p>The Wraith</text:p>
          </table:table-cell>
          <table:table-cell office:value-type="string" calcext:value-type="string">
            <text:p>Rare</text:p>
          </table:table-cell>
          <table:table-cell/>
          <table:table-cell office:value-type="string" calcext:value-type="string">
            <text:p>The Kratin symbol, representing quick passing, is stamped in white ink on the body of the Bell. Reduces the Cloaking time by -60 %.</text:p>
          </table:table-cell>
        </table:table-row>
        <table:table-row table:style-name="ro1">
          <table:table-cell office:value-type="string" calcext:value-type="string">
            <text:p>“Shadow Dance” – White</text:p>
          </table:table-cell>
          <table:table-cell/>
          <table:table-cell office:value-type="string" calcext:value-type="string">
            <text:p>Addon_shadowDance-White.png</text:p>
          </table:table-cell>
          <table:table-cell office:value-type="string" calcext:value-type="string">
            <text:p>The Wraith</text:p>
          </table:table-cell>
          <table:table-cell office:value-type="string" calcext:value-type="string">
            <text:p>Rare</text:p>
          </table:table-cell>
          <table:table-cell/>
          <table:table-cell office:value-type="string" calcext:value-type="string">
            <text:p>The Yiwarick symbol, representing dark synergy, is stamped in white ink on the body of the Bell. Increases the Action speeds for breaking Breakable Walls and Pallets, damaging Generators, and vaulting Windows by +40 % while Cloaked.</text:p>
          </table:table-cell>
        </table:table-row>
        <table:table-row table:style-name="ro1">
          <table:table-cell office:value-type="string" calcext:value-type="string">
            <text:p>“Swift Hunt” – White</text:p>
          </table:table-cell>
          <table:table-cell/>
          <table:table-cell office:value-type="string" calcext:value-type="string">
            <text:p>Addon_swiftHunt-White.png</text:p>
          </table:table-cell>
          <table:table-cell office:value-type="string" calcext:value-type="string">
            <text:p>The Wraith</text:p>
          </table:table-cell>
          <table:table-cell office:value-type="string" calcext:value-type="string">
            <text:p>Rare</text:p>
          </table:table-cell>
          <table:table-cell/>
          <table:table-cell office:value-type="string" calcext:value-type="string">
            <text:p>The Kuntin-Takkho symbol, representing a rapid descent on a prey, is stamped in white ink on the body of the Bell. Reduces the Uncloaking time by -10 %.</text:p>
          </table:table-cell>
        </table:table-row>
        <table:table-row table:style-name="ro1">
          <table:table-cell office:value-type="string" calcext:value-type="string">
            <text:p>“Windstorm” – White</text:p>
          </table:table-cell>
          <table:table-cell/>
          <table:table-cell office:value-type="string" calcext:value-type="string">
            <text:p>Addon_windstorm-White.png</text:p>
          </table:table-cell>
          <table:table-cell office:value-type="string" calcext:value-type="string">
            <text:p>The Wraith</text:p>
          </table:table-cell>
          <table:table-cell office:value-type="string" calcext:value-type="string">
            <text:p>Rare</text:p>
          </table:table-cell>
          <table:table-cell/>
          <table:table-cell office:value-type="string" calcext:value-type="string">
            <text:p>The Ohuwe-Onmnea symbol, representing a howling storm, is stamped in white ink on the body of the Bell. Increases your Movement Speed by +7 % when Cloaked.</text:p>
          </table:table-cell>
        </table:table-row>
        <table:table-row table:style-name="ro1">
          <table:table-cell office:value-type="string" calcext:value-type="string">
            <text:p>“All Seeing” – Blood</text:p>
          </table:table-cell>
          <table:table-cell/>
          <table:table-cell office:value-type="string" calcext:value-type="string">
            <text:p>Addon_allSeeing-Blood.png</text:p>
          </table:table-cell>
          <table:table-cell office:value-type="string" calcext:value-type="string">
            <text:p>The Wraith</text:p>
          </table:table-cell>
          <table:table-cell office:value-type="string" calcext:value-type="string">
            <text:p>Very Rare</text:p>
          </table:table-cell>
          <table:table-cell/>
          <table:table-cell office:value-type="string" calcext:value-type="string">
            <text:p>The Kra-Frabai symbol, representing the Entity watching over us, is stamped in blood on the head of the Bell. Unlocks hidden potential in your Aura-reading ability: The Auras of Survivors are revealed to you within 8 metres of your location when Cloaked.</text:p>
          </table:table-cell>
        </table:table-row>
        <table:table-row table:style-name="ro1">
          <table:table-cell office:value-type="string" calcext:value-type="string">
            <text:p>“Shadow Dance” – Blood</text:p>
          </table:table-cell>
          <table:table-cell/>
          <table:table-cell office:value-type="string" calcext:value-type="string">
            <text:p>Addon_shadowDance-Blood.png</text:p>
          </table:table-cell>
          <table:table-cell office:value-type="string" calcext:value-type="string">
            <text:p>The Wraith</text:p>
          </table:table-cell>
          <table:table-cell office:value-type="string" calcext:value-type="string">
            <text:p>Very Rare</text:p>
          </table:table-cell>
          <table:table-cell/>
          <table:table-cell office:value-type="string" calcext:value-type="string">
            <text:p>The Yiwarick symbol, representing dark synergy, is stamped in blood on the body of the Bell. Increases the Action speeds for breaking Breakable Walls and Pallets, damaging Generators, and vaulting Windows by +60 % when Cloaked.</text:p>
          </table:table-cell>
        </table:table-row>
        <table:table-row table:style-name="ro1">
          <table:table-cell office:value-type="string" calcext:value-type="string">
            <text:p>“Swift Hunt” – Blood</text:p>
          </table:table-cell>
          <table:table-cell/>
          <table:table-cell office:value-type="string" calcext:value-type="string">
            <text:p>Addon_swiftHunt-Blood.png</text:p>
          </table:table-cell>
          <table:table-cell office:value-type="string" calcext:value-type="string">
            <text:p>The Wraith</text:p>
          </table:table-cell>
          <table:table-cell office:value-type="string" calcext:value-type="string">
            <text:p>Very Rare</text:p>
          </table:table-cell>
          <table:table-cell/>
          <table:table-cell office:value-type="string" calcext:value-type="string">
            <text:p>The Kuntin-Takkho symbol, representing a rapid descent on a prey, is stamped in blood on the body of the Bell. Reduces the Uncloaking time by -12 %.</text:p>
          </table:table-cell>
        </table:table-row>
        <table:table-row table:style-name="ro1">
          <table:table-cell office:value-type="string" calcext:value-type="string">
            <text:p>“Windstorm” – Blood</text:p>
          </table:table-cell>
          <table:table-cell/>
          <table:table-cell office:value-type="string" calcext:value-type="string">
            <text:p>Addon_windstorm-Blood.png</text:p>
          </table:table-cell>
          <table:table-cell office:value-type="string" calcext:value-type="string">
            <text:p>The Wraith</text:p>
          </table:table-cell>
          <table:table-cell office:value-type="string" calcext:value-type="string">
            <text:p>Very Rare</text:p>
          </table:table-cell>
          <table:table-cell/>
          <table:table-cell office:value-type="string" calcext:value-type="string">
            <text:p>The Ohuwe-Onmnea symbol, representing a howling storm, is stamped in blood on the body of the Bell. Increases your Movement Speed by +9 % when Cloaked.</text:p>
          </table:table-cell>
        </table:table-row>
        <table:table-row table:style-name="ro1">
          <table:table-cell office:value-type="string" calcext:value-type="string">
            <text:p>“All Seeing” – Spirit</text:p>
          </table:table-cell>
          <table:table-cell/>
          <table:table-cell office:value-type="string" calcext:value-type="string">
            <text:p>Addon_allSeeing-Spirit.png</text:p>
          </table:table-cell>
          <table:table-cell office:value-type="string" calcext:value-type="string">
            <text:p>The Wraith</text:p>
          </table:table-cell>
          <table:table-cell office:value-type="string" calcext:value-type="string">
            <text:p>Ultra Rare</text:p>
          </table:table-cell>
          <table:table-cell/>
          <table:table-cell office:value-type="string" calcext:value-type="string">
            <text:p>The Kra-Frabai symbol, representing the Entity watching over us, ominously glows on the head of the Bell. Unlocks hidden potential in your Aura-reading ability: Reveals the Repair progression of Generators via the intensity of their Aura when Cloaked.</text:p>
          </table:table-cell>
        </table:table-row>
        <table:table-row table:style-name="ro1">
          <table:table-cell office:value-type="string" calcext:value-type="string">
            <text:p>Coxcombed Clapper</text:p>
          </table:table-cell>
          <table:table-cell/>
          <table:table-cell office:value-type="string" calcext:value-type="string">
            <text:p>Addon_coxcombedClapper.png</text:p>
          </table:table-cell>
          <table:table-cell office:value-type="string" calcext:value-type="string">
            <text:p>The Wraith</text:p>
          </table:table-cell>
          <table:table-cell office:value-type="string" calcext:value-type="string">
            <text:p>Ultra Rare</text:p>
          </table:table-cell>
          <table:table-cell/>
          <table:table-cell office:value-type="string" calcext:value-type="string">
            <text:p>A simple coxcomb knotted rope wrapped around the bell clapper to muffle its sound. A malevolent Aura emanates from it. Silences the Wailing Bell.</text:p>
          </table:table-cell>
        </table:table-row>
        <table:table-row table:style-name="ro1">
          <table:table-cell office:value-type="string" calcext:value-type="string">
            <text:p>Counterweight</text:p>
          </table:table-cell>
          <table:table-cell/>
          <table:table-cell office:value-type="string" calcext:value-type="string">
            <text:p>Addon_counterweight.png</text:p>
          </table:table-cell>
          <table:table-cell office:value-type="string" calcext:value-type="string">
            <text:p>The Hillbilly</text:p>
          </table:table-cell>
          <table:table-cell office:value-type="string" calcext:value-type="string">
            <text:p>Common</text:p>
          </table:table-cell>
          <table:table-cell/>
          <table:table-cell office:value-type="string" calcext:value-type="string">
            <text:p>Adds weight to the base, for stability. Reduces the initial Turn rate of the Chainsaw during a Chainsaw Sprint by -70 %.</text:p>
          </table:table-cell>
        </table:table-row>
        <table:table-row table:style-name="ro1">
          <table:table-cell office:value-type="string" calcext:value-type="string">
            <text:p>Cracked Primer Bulb</text:p>
          </table:table-cell>
          <table:table-cell/>
          <table:table-cell office:value-type="string" calcext:value-type="string">
            <text:p>Addon_crackedPrimerBulb.png</text:p>
          </table:table-cell>
          <table:table-cell office:value-type="string" calcext:value-type="string">
            <text:p>The Hillbilly</text:p>
          </table:table-cell>
          <table:table-cell office:value-type="string" calcext:value-type="string">
            <text:p>Common</text:p>
          </table:table-cell>
          <table:table-cell/>
          <table:table-cell office:value-type="string" calcext:value-type="string">
            <text:p>A button that clears air from the fuel lines. This machine needs to be fed. Increases the Charge rate of the Overdrive Meter by +15 %. Survivors hit with the Chainsaw are only damaged for a single Health State.</text:p>
          </table:table-cell>
        </table:table-row>
        <table:table-row table:style-name="ro1">
          <table:table-cell office:value-type="string" calcext:value-type="string">
            <text:p>Discarded Air Filter</text:p>
          </table:table-cell>
          <table:table-cell/>
          <table:table-cell office:value-type="string" calcext:value-type="string">
            <text:p>Addon_discardedAirFilter.png</text:p>
          </table:table-cell>
          <table:table-cell office:value-type="string" calcext:value-type="string">
            <text:p>The Hillbilly</text:p>
          </table:table-cell>
          <table:table-cell office:value-type="string" calcext:value-type="string">
            <text:p>Common</text:p>
          </table:table-cell>
          <table:table-cell/>
          <table:table-cell office:value-type="string" calcext:value-type="string">
            <text:p>A cracked and dusty filter. It still manages to work better than the stock model. Increases the Decay delay for the Overdrive Meter by +20 %.</text:p>
          </table:table-cell>
        </table:table-row>
        <table:table-row table:style-name="ro1">
          <table:table-cell office:value-type="string" calcext:value-type="string">
            <text:p>Steel Toe Boots</text:p>
          </table:table-cell>
          <table:table-cell/>
          <table:table-cell office:value-type="string" calcext:value-type="string">
            <text:p>Addon_steelToeBoots.png</text:p>
          </table:table-cell>
          <table:table-cell office:value-type="string" calcext:value-type="string">
            <text:p>The Hillbilly</text:p>
          </table:table-cell>
          <table:table-cell office:value-type="string" calcext:value-type="string">
            <text:p>Common</text:p>
          </table:table-cell>
          <table:table-cell/>
          <table:table-cell office:value-type="string" calcext:value-type="string">
            <text:p>Boots with a reinforced toe that offer protection from impact. Reduces the Cool-down time after hitting an obstacle during a Chainsaw Sprint by -10 %.</text:p>
          </table:table-cell>
        </table:table-row>
        <table:table-row table:style-name="ro1">
          <table:table-cell office:value-type="string" calcext:value-type="string">
            <text:p>Clogged Intake</text:p>
          </table:table-cell>
          <table:table-cell/>
          <table:table-cell office:value-type="string" calcext:value-type="string">
            <text:p>Addon_cloggedIntake.png</text:p>
          </table:table-cell>
          <table:table-cell office:value-type="string" calcext:value-type="string">
            <text:p>The Hillbilly</text:p>
          </table:table-cell>
          <table:table-cell office:value-type="string" calcext:value-type="string">
            <text:p>Uncommon</text:p>
          </table:table-cell>
          <table:table-cell/>
          <table:table-cell office:value-type="string" calcext:value-type="string">
            <text:p>Modifying the airflow is key to modifying the Chainsaw's power. Extends the duration of Overdrive by +15 %.</text:p>
          </table:table-cell>
        </table:table-row>
        <table:table-row table:style-name="ro1">
          <table:table-cell office:value-type="string" calcext:value-type="string">
            <text:p>Greased Throttle</text:p>
          </table:table-cell>
          <table:table-cell/>
          <table:table-cell office:value-type="string" calcext:value-type="string">
            <text:p>Addon_greasedThrottle.png</text:p>
          </table:table-cell>
          <table:table-cell office:value-type="string" calcext:value-type="string">
            <text:p>The Hillbilly</text:p>
          </table:table-cell>
          <table:table-cell office:value-type="string" calcext:value-type="string">
            <text:p>Uncommon</text:p>
          </table:table-cell>
          <table:table-cell/>
          <table:table-cell office:value-type="string" calcext:value-type="string">
            <text:p>A lubricated trigger. One twitch of the finger brings the Chainsaw back to life. Reduces the Cool-down time after using the Chainsaw by -5 %, when not in Overdrive.</text:p>
          </table:table-cell>
        </table:table-row>
        <table:table-row table:style-name="ro1">
          <table:table-cell office:value-type="string" calcext:value-type="string">
            <text:p>High-Speed Idler Screw</text:p>
          </table:table-cell>
          <table:table-cell/>
          <table:table-cell office:value-type="string" calcext:value-type="string">
            <text:p>Addon_highSpeedIdlerScrew.png</text:p>
          </table:table-cell>
          <table:table-cell office:value-type="string" calcext:value-type="string">
            <text:p>The Hillbilly</text:p>
          </table:table-cell>
          <table:table-cell office:value-type="string" calcext:value-type="string">
            <text:p>Uncommon</text:p>
          </table:table-cell>
          <table:table-cell/>
          <table:table-cell office:value-type="string" calcext:value-type="string">
            <text:p>A loosened screw will bring more power to the Chainsaw. Increases the Decay delay for the Overdrive Meter by +30 %.</text:p>
          </table:table-cell>
        </table:table-row>
        <table:table-row table:style-name="ro1">
          <table:table-cell office:value-type="string" calcext:value-type="string">
            <text:p>Off-Brand Motor Oil</text:p>
          </table:table-cell>
          <table:table-cell/>
          <table:table-cell office:value-type="string" calcext:value-type="string">
            <text:p>Addon_off-brandMotorOil.png</text:p>
          </table:table-cell>
          <table:table-cell office:value-type="string" calcext:value-type="string">
            <text:p>The Hillbilly</text:p>
          </table:table-cell>
          <table:table-cell office:value-type="string" calcext:value-type="string">
            <text:p>Uncommon</text:p>
          </table:table-cell>
          <table:table-cell/>
          <table:table-cell office:value-type="string" calcext:value-type="string">
            <text:p>Affordable oil that can be used to lubricate noisy chains. Increases the Charge rate of the Overdrive Meter by +15 %.</text:p>
          </table:table-cell>
        </table:table-row>
        <table:table-row table:style-name="ro1">
          <table:table-cell office:value-type="string" calcext:value-type="string">
            <text:p>Thermal Casing</text:p>
          </table:table-cell>
          <table:table-cell/>
          <table:table-cell office:value-type="string" calcext:value-type="string">
            <text:p>Addon_thermalCasing.png</text:p>
          </table:table-cell>
          <table:table-cell office:value-type="string" calcext:value-type="string">
            <text:p>The Hillbilly</text:p>
          </table:table-cell>
          <table:table-cell office:value-type="string" calcext:value-type="string">
            <text:p>Uncommon</text:p>
          </table:table-cell>
          <table:table-cell/>
          <table:table-cell office:value-type="string" calcext:value-type="string">
            <text:p>A thicker case that allows the user to control the conservation of energy. Reduces the Dissipation speed of the Overdrive Meter when not using the Chainsaw by -20 %.</text:p>
          </table:table-cell>
        </table:table-row>
        <table:table-row table:style-name="ro1">
          <table:table-cell office:value-type="string" calcext:value-type="string">
            <text:p>Begrimed Chains</text:p>
          </table:table-cell>
          <table:table-cell/>
          <table:table-cell office:value-type="string" calcext:value-type="string">
            <text:p>Addon_begrimedChains.png</text:p>
          </table:table-cell>
          <table:table-cell office:value-type="string" calcext:value-type="string">
            <text:p>The Hillbilly</text:p>
          </table:table-cell>
          <table:table-cell office:value-type="string" calcext:value-type="string">
            <text:p>Rare</text:p>
          </table:table-cell>
          <table:table-cell/>
          <table:table-cell office:value-type="string" calcext:value-type="string">
            <text:p>A foul yet oddly familiar chain, coated with something unpleasant. Survivors hit with the Chainsaw suffer from the Haemorrhage and Mangled Status Effects for 70 seconds.</text:p>
          </table:table-cell>
        </table:table-row>
        <table:table-row table:style-name="ro1">
          <table:table-cell office:value-type="string" calcext:value-type="string">
            <text:p>Dad’s Boots</text:p>
          </table:table-cell>
          <table:table-cell/>
          <table:table-cell office:value-type="string" calcext:value-type="string">
            <text:p>Addon_dadsBoots.png</text:p>
          </table:table-cell>
          <table:table-cell office:value-type="string" calcext:value-type="string">
            <text:p>The Hillbilly</text:p>
          </table:table-cell>
          <table:table-cell office:value-type="string" calcext:value-type="string">
            <text:p>Rare</text:p>
          </table:table-cell>
          <table:table-cell/>
          <table:table-cell office:value-type="string" calcext:value-type="string">
            <text:p>A pair of trusty boots, pulled from the corpse of Max Thompson Senior. Increases the Turn speed during a Chainsaw Sprint by +20 %.</text:p>
          </table:table-cell>
        </table:table-row>
        <table:table-row table:style-name="ro1">
          <table:table-cell office:value-type="string" calcext:value-type="string">
            <text:p>Low Kickback Chains</text:p>
          </table:table-cell>
          <table:table-cell/>
          <table:table-cell office:value-type="string" calcext:value-type="string">
            <text:p>Addon_lowKickbackChains.png</text:p>
          </table:table-cell>
          <table:table-cell office:value-type="string" calcext:value-type="string">
            <text:p>The Hillbilly</text:p>
          </table:table-cell>
          <table:table-cell office:value-type="string" calcext:value-type="string">
            <text:p>Rare</text:p>
          </table:table-cell>
          <table:table-cell/>
          <table:table-cell office:value-type="string" calcext:value-type="string">
            <text:p>A specialised chain that reduces the likelihood of kickback. Reduces the Cool-down time after hitting an obstacle during a Chainsaw Sprint by -15 %.</text:p>
          </table:table-cell>
        </table:table-row>
        <table:table-row table:style-name="ro1">
          <table:table-cell office:value-type="string" calcext:value-type="string">
            <text:p>Ragged Engine</text:p>
          </table:table-cell>
          <table:table-cell/>
          <table:table-cell office:value-type="string" calcext:value-type="string">
            <text:p>Addon_raggedEngine.png</text:p>
          </table:table-cell>
          <table:table-cell office:value-type="string" calcext:value-type="string">
            <text:p>The Hillbilly</text:p>
          </table:table-cell>
          <table:table-cell office:value-type="string" calcext:value-type="string">
            <text:p>Rare</text:p>
          </table:table-cell>
          <table:table-cell/>
          <table:table-cell office:value-type="string" calcext:value-type="string">
            <text:p>Some would say it needs a tune-up. Max would say it is tuned-up. Reduces the Dissipation speed of the Overdrive Meter when not using the Chainsaw by -30 %.</text:p>
          </table:table-cell>
        </table:table-row>
        <table:table-row table:style-name="ro1">
          <table:table-cell office:value-type="string" calcext:value-type="string">
            <text:p>The Thompsons’ Mix</text:p>
          </table:table-cell>
          <table:table-cell/>
          <table:table-cell office:value-type="string" calcext:value-type="string">
            <text:p>Addon_theThompsonsMix.png</text:p>
          </table:table-cell>
          <table:table-cell office:value-type="string" calcext:value-type="string">
            <text:p>The Hillbilly</text:p>
          </table:table-cell>
          <table:table-cell office:value-type="string" calcext:value-type="string">
            <text:p>Rare</text:p>
          </table:table-cell>
          <table:table-cell/>
          <table:table-cell office:value-type="string" calcext:value-type="string">
            <text:p>A special oily substance used in the lubrication of all machinery concocted by the Thompsons themselves. Reduces the Cool-down time after using the Chainsaw by -10 %, when not in Overdrive.</text:p>
          </table:table-cell>
        </table:table-row>
        <table:table-row table:style-name="ro1">
          <table:table-cell office:value-type="string" calcext:value-type="string">
            <text:p>Apex Muffler</text:p>
          </table:table-cell>
          <table:table-cell/>
          <table:table-cell office:value-type="string" calcext:value-type="string">
            <text:p>Addon_apexMuffler.png</text:p>
          </table:table-cell>
          <table:table-cell office:value-type="string" calcext:value-type="string">
            <text:p>The Hillbilly</text:p>
          </table:table-cell>
          <table:table-cell office:value-type="string" calcext:value-type="string">
            <text:p>Very Rare</text:p>
          </table:table-cell>
          <table:table-cell/>
          <table:table-cell office:value-type="string" calcext:value-type="string">
            <text:p>A masterfully crafted chainsaw muffler that outperforms all others. Silences the Chainsaw for all Survivors outside of the Terror Radius.</text:p>
          </table:table-cell>
        </table:table-row>
        <table:table-row table:style-name="ro1">
          <table:table-cell office:value-type="string" calcext:value-type="string">
            <text:p>Filthy Slippers</text:p>
          </table:table-cell>
          <table:table-cell/>
          <table:table-cell office:value-type="string" calcext:value-type="string">
            <text:p>Addon_filthySlippers.png</text:p>
          </table:table-cell>
          <table:table-cell office:value-type="string" calcext:value-type="string">
            <text:p>The Hillbilly</text:p>
          </table:table-cell>
          <table:table-cell office:value-type="string" calcext:value-type="string">
            <text:p>Very Rare</text:p>
          </table:table-cell>
          <table:table-cell/>
          <table:table-cell office:value-type="string" calcext:value-type="string">
            <text:p>Max sometimes struggled to hear his mother's footfalls. Gain the Undetectable Status Effect until you stop sprinting after maintaining a Chainsaw Sprint for at least 2 seconds.</text:p>
          </table:table-cell>
        </table:table-row>
        <table:table-row table:style-name="ro1">
          <table:table-cell office:value-type="string" calcext:value-type="string">
            <text:p>LoPro Chains</text:p>
          </table:table-cell>
          <table:table-cell/>
          <table:table-cell office:value-type="string" calcext:value-type="string">
            <text:p>Addon_loProChains.png</text:p>
          </table:table-cell>
          <table:table-cell office:value-type="string" calcext:value-type="string">
            <text:p>The Hillbilly</text:p>
          </table:table-cell>
          <table:table-cell office:value-type="string" calcext:value-type="string">
            <text:p>Very Rare</text:p>
          </table:table-cell>
          <table:table-cell/>
          <table:table-cell office:value-type="string" calcext:value-type="string">
            <text:p>Light chains that decrease the weight of the Chainsaw, allowing for greater manoeuvrability. Grants the ability to continue a Chainsaw Sprint through Breakable Walls and dropped Pallets, breaking them in the process. Healthy Survivors hit with the Chainsaw within 5 seconds of triggering the primary effect are only damaged for a single Health State. Injured Survivors will suffer from the Deep Wound Status Effect instead.</text:p>
          </table:table-cell>
        </table:table-row>
        <table:table-row table:style-name="ro1">
          <table:table-cell office:value-type="string" calcext:value-type="string">
            <text:p>Spiked Boots</text:p>
          </table:table-cell>
          <table:table-cell/>
          <table:table-cell office:value-type="string" calcext:value-type="string">
            <text:p>Addon_spikedBoots.png</text:p>
          </table:table-cell>
          <table:table-cell office:value-type="string" calcext:value-type="string">
            <text:p>The Hillbilly</text:p>
          </table:table-cell>
          <table:table-cell office:value-type="string" calcext:value-type="string">
            <text:p>Very Rare</text:p>
          </table:table-cell>
          <table:table-cell/>
          <table:table-cell office:value-type="string" calcext:value-type="string">
            <text:p>Boots with strapped-on pieces of metal which burrow into mud for more stability and control with each step. Increases the Turn speed during the Chainsaw Sprint by +30 %.</text:p>
          </table:table-cell>
        </table:table-row>
        <table:table-row table:style-name="ro1">
          <table:table-cell office:value-type="string" calcext:value-type="string">
            <text:p>Iridescent Engravings</text:p>
          </table:table-cell>
          <table:table-cell/>
          <table:table-cell office:value-type="string" calcext:value-type="string">
            <text:p>Addon_iridescentEngravings.png</text:p>
          </table:table-cell>
          <table:table-cell office:value-type="string" calcext:value-type="string">
            <text:p>The Hillbilly</text:p>
          </table:table-cell>
          <table:table-cell office:value-type="string" calcext:value-type="string">
            <text:p>Ultra Rare</text:p>
          </table:table-cell>
          <table:table-cell/>
          <table:table-cell office:value-type="string" calcext:value-type="string">
            <text:p>Engravings found on the Chainsaw body representing the dark beast that lives in The Fog. Fills the user with determination. Increases your Movement speed during a Chainsaw Sprint by +20 %. Increases the Charge time of the Chainsaw by +12 %.</text:p>
          </table:table-cell>
        </table:table-row>
        <table:table-row table:style-name="ro1">
          <table:table-cell office:value-type="string" calcext:value-type="string">
            <text:p>Tuned Carburettor</text:p>
          </table:table-cell>
          <table:table-cell/>
          <table:table-cell office:value-type="string" calcext:value-type="string">
            <text:p>Addon_tunedCarburettor.png</text:p>
          </table:table-cell>
          <table:table-cell office:value-type="string" calcext:value-type="string">
            <text:p>The Hillbilly</text:p>
          </table:table-cell>
          <table:table-cell office:value-type="string" calcext:value-type="string">
            <text:p>Ultra Rare</text:p>
          </table:table-cell>
          <table:table-cell/>
          <table:table-cell office:value-type="string" calcext:value-type="string">
            <text:p>Despite being caked in dirt and oil, this carburettor has been well adjusted. Increases the Charge speed of the Chainsaw by +20 %. Permanently reduces the default Movement speed to 4.4 m/s.</text:p>
          </table:table-cell>
        </table:table-row>
        <table:table-row table:style-name="ro1">
          <table:table-cell office:value-type="string" calcext:value-type="string">
            <text:p>Metal Spoon</text:p>
          </table:table-cell>
          <table:table-cell/>
          <table:table-cell office:value-type="string" calcext:value-type="string">
            <text:p>Addon_metalSpoon.png</text:p>
          </table:table-cell>
          <table:table-cell office:value-type="string" calcext:value-type="string">
            <text:p>The Nurse</text:p>
          </table:table-cell>
          <table:table-cell office:value-type="string" calcext:value-type="string">
            <text:p>Common</text:p>
          </table:table-cell>
          <table:table-cell/>
          <table:table-cell office:value-type="string" calcext:value-type="string">
            <text:p>A dull, partially rusted and stained metallic spoon. Confiscated from Room 202's patient, the "Bad Man". Survivors hit by a Special Attack have the volume of their Grunts of Pain increased by +50 % for the next 60 seconds.</text:p>
          </table:table-cell>
        </table:table-row>
        <table:table-row table:style-name="ro1">
          <table:table-cell office:value-type="string" calcext:value-type="string">
            <text:p>Plaid Flannel</text:p>
          </table:table-cell>
          <table:table-cell/>
          <table:table-cell office:value-type="string" calcext:value-type="string">
            <text:p>Addon_plaidFlannel.png</text:p>
          </table:table-cell>
          <table:table-cell office:value-type="string" calcext:value-type="string">
            <text:p>The Nurse</text:p>
          </table:table-cell>
          <table:table-cell office:value-type="string" calcext:value-type="string">
            <text:p>Common</text:p>
          </table:table-cell>
          <table:table-cell/>
          <table:table-cell office:value-type="string" calcext:value-type="string">
            <text:p>A torn piece of red and black plaid flannel. The scrap of fabric imbues The Nurse with devastating focus. Unlocks the ability to see the Landing zone of the Blink.</text:p>
          </table:table-cell>
        </table:table-row>
        <table:table-row table:style-name="ro1">
          <table:table-cell office:value-type="string" calcext:value-type="string">
            <text:p>White Nit Comb</text:p>
          </table:table-cell>
          <table:table-cell/>
          <table:table-cell office:value-type="string" calcext:value-type="string">
            <text:p>Addon_whiteNitComb.png</text:p>
          </table:table-cell>
          <table:table-cell office:value-type="string" calcext:value-type="string">
            <text:p>The Nurse</text:p>
          </table:table-cell>
          <table:table-cell office:value-type="string" calcext:value-type="string">
            <text:p>Common</text:p>
          </table:table-cell>
          <table:table-cell/>
          <table:table-cell office:value-type="string" calcext:value-type="string">
            <text:p>A parasitic nit comb taken from the clinic. Once the symbol of a deep connection between an anxious patient and her nurse. Grants +100 % bonus Bloodpoints for Blink Attack Score Events. Reduces the Lunge duration of Special Attacks by -0.15 seconds, which reduces your Attack range by -50 %.</text:p>
          </table:table-cell>
        </table:table-row>
        <table:table-row table:style-name="ro1">
          <table:table-cell office:value-type="string" calcext:value-type="string">
            <text:p>Wooden Horse</text:p>
          </table:table-cell>
          <table:table-cell/>
          <table:table-cell office:value-type="string" calcext:value-type="string">
            <text:p>Addon_woodenHorse.png</text:p>
          </table:table-cell>
          <table:table-cell office:value-type="string" calcext:value-type="string">
            <text:p>The Nurse</text:p>
          </table:table-cell>
          <table:table-cell office:value-type="string" calcext:value-type="string">
            <text:p>Common</text:p>
          </table:table-cell>
          <table:table-cell/>
          <table:table-cell office:value-type="string" calcext:value-type="string">
            <text:p>An unpainted toy carved out of cheap wood to resemble a horse. Once the symbol of a deep connection between a catatonic patient and his nurse. Reduces the additional Fatigue applied by missed Special Attacks by -0.5 seconds.</text:p>
          </table:table-cell>
        </table:table-row>
        <table:table-row table:style-name="ro1">
          <table:table-cell office:value-type="string" calcext:value-type="string">
            <text:p>Bad Man Keepsake</text:p>
          </table:table-cell>
          <table:table-cell/>
          <table:table-cell office:value-type="string" calcext:value-type="string">
            <text:p>Addon_badManKeepsake.png</text:p>
          </table:table-cell>
          <table:table-cell office:value-type="string" calcext:value-type="string">
            <text:p>The Nurse</text:p>
          </table:table-cell>
          <table:table-cell office:value-type="string" calcext:value-type="string">
            <text:p>Uncommon</text:p>
          </table:table-cell>
          <table:table-cell/>
          <table:table-cell office:value-type="string" calcext:value-type="string">
            <text:p>A rotten molar ripped from the "Cataontic Boy's" cold dead hand. Normally stable and calm, it becomes incredibly agitated at The Nurse's touch. Survivors hit with a Special Attack have their Auras revealed to you, if they are healing or being healed within 28 metres of your location for 60 seconds.</text:p>
          </table:table-cell>
        </table:table-row>
        <table:table-row table:style-name="ro1">
          <table:table-cell office:value-type="string" calcext:value-type="string">
            <text:p>Catatonic Boy’s Treasure</text:p>
          </table:table-cell>
          <table:table-cell/>
          <table:table-cell office:value-type="string" calcext:value-type="string">
            <text:p>Addon_catatonicBoysTreasure.png</text:p>
          </table:table-cell>
          <table:table-cell office:value-type="string" calcext:value-type="string">
            <text:p>The Nurse</text:p>
          </table:table-cell>
          <table:table-cell office:value-type="string" calcext:value-type="string">
            <text:p>Uncommon</text:p>
          </table:table-cell>
          <table:table-cell/>
          <table:table-cell office:value-type="string" calcext:value-type="string">
            <text:p>A pine-cone which unexpectedly calmed a patient's repetitive movement. Taken from the "Catatonic Boy's" body. Reduces the additional Fatigue applied by Chain Blinks by -65 %.</text:p>
          </table:table-cell>
        </table:table-row>
        <table:table-row table:style-name="ro1">
          <table:table-cell office:value-type="string" calcext:value-type="string">
            <text:p>Dark Cincture</text:p>
          </table:table-cell>
          <table:table-cell/>
          <table:table-cell office:value-type="string" calcext:value-type="string">
            <text:p>Addon_darkCincture.png</text:p>
          </table:table-cell>
          <table:table-cell office:value-type="string" calcext:value-type="string">
            <text:p>The Nurse</text:p>
          </table:table-cell>
          <table:table-cell office:value-type="string" calcext:value-type="string">
            <text:p>Uncommon</text:p>
          </table:table-cell>
          <table:table-cell/>
          <table:table-cell office:value-type="string" calcext:value-type="string">
            <text:p>A black rope used as a belt in times of mourning. Taken from Father Campbell's body. Increases your Movement speed during the Chain Blink Window by +30 %.</text:p>
          </table:table-cell>
        </table:table-row>
        <table:table-row table:style-name="ro1">
          <table:table-cell office:value-type="string" calcext:value-type="string">
            <text:p>Dull Bracelet</text:p>
          </table:table-cell>
          <table:table-cell/>
          <table:table-cell office:value-type="string" calcext:value-type="string">
            <text:p>Addon_dullBracelet.png</text:p>
          </table:table-cell>
          <table:table-cell office:value-type="string" calcext:value-type="string">
            <text:p>The Nurse</text:p>
          </table:table-cell>
          <table:table-cell office:value-type="string" calcext:value-type="string">
            <text:p>Uncommon</text:p>
          </table:table-cell>
          <table:table-cell/>
          <table:table-cell office:value-type="string" calcext:value-type="string">
            <text:p>A worthless piece of jewellery that might have an important significance to someone. Taken from the "Anxious Girl's" body. Grants +100 % bonus Bloodpoints for Precise Blink Score Events. Reduces the maximum range of the Blink by -20 %.</text:p>
          </table:table-cell>
        </table:table-row>
        <table:table-row table:style-name="ro1">
          <table:table-cell office:value-type="string" calcext:value-type="string">
            <text:p>Pocket Watch</text:p>
          </table:table-cell>
          <table:table-cell/>
          <table:table-cell office:value-type="string" calcext:value-type="string">
            <text:p>Addon_pocketWatchSpencersLastBreath.png</text:p>
          </table:table-cell>
          <table:table-cell office:value-type="string" calcext:value-type="string">
            <text:p>The Nurse</text:p>
          </table:table-cell>
          <table:table-cell office:value-type="string" calcext:value-type="string">
            <text:p>Uncommon</text:p>
          </table:table-cell>
          <table:table-cell/>
          <table:table-cell office:value-type="string" calcext:value-type="string">
            <text:p>A charred and broken pocket watch with rattling pieces. Taken from Nurse Moris' body. Increases the duration of the Chain Blink Window by +0.2 seconds.</text:p>
          </table:table-cell>
        </table:table-row>
        <table:table-row table:style-name="ro1">
          <table:table-cell office:value-type="string" calcext:value-type="string">
            <text:p>Anxious Gasp</text:p>
          </table:table-cell>
          <table:table-cell/>
          <table:table-cell office:value-type="string" calcext:value-type="string">
            <text:p>Addon_anxiousGasp.png</text:p>
          </table:table-cell>
          <table:table-cell office:value-type="string" calcext:value-type="string">
            <text:p>The Nurse</text:p>
          </table:table-cell>
          <table:table-cell office:value-type="string" calcext:value-type="string">
            <text:p>Rare</text:p>
          </table:table-cell>
          <table:table-cell/>
          <table:table-cell office:value-type="string" calcext:value-type="string">
            <text:p>The gasp of surprise collected from the asylum patient Mary Jenner, also known as the "Anxious Girl" that The Nurse was fond of. Twitches vigorously at The Nurse's touch. Coming within 1 metre of Survivors while teleporting causes them to scream and reveal their location. Grants 200 Bloodpoints in the Deviousness Category.</text:p>
          </table:table-cell>
        </table:table-row>
        <table:table-row table:style-name="ro1">
          <table:table-cell office:value-type="string" calcext:value-type="string">
            <text:p>Ataxic Respiration</text:p>
          </table:table-cell>
          <table:table-cell/>
          <table:table-cell office:value-type="string" calcext:value-type="string">
            <text:p>Addon_ataxicRespiration.png</text:p>
          </table:table-cell>
          <table:table-cell office:value-type="string" calcext:value-type="string">
            <text:p>The Nurse</text:p>
          </table:table-cell>
          <table:table-cell office:value-type="string" calcext:value-type="string">
            <text:p>Rare</text:p>
          </table:table-cell>
          <table:table-cell/>
          <table:table-cell office:value-type="string" calcext:value-type="string">
            <text:p>The irregular and deteriorating breath collected from the asylum patient known as the "Catatonic Boy". Normally stable and calm, it becomes incredibly agitated at The Nurse's touch. Reduces the duration of Fatigue by -7 %.</text:p>
          </table:table-cell>
        </table:table-row>
        <table:table-row table:style-name="ro1">
          <table:table-cell office:value-type="string" calcext:value-type="string">
            <text:p>Fragile Wheeze</text:p>
          </table:table-cell>
          <table:table-cell/>
          <table:table-cell office:value-type="string" calcext:value-type="string">
            <text:p>Addon_fragileWheeze.png</text:p>
          </table:table-cell>
          <table:table-cell office:value-type="string" calcext:value-type="string">
            <text:p>The Nurse</text:p>
          </table:table-cell>
          <table:table-cell office:value-type="string" calcext:value-type="string">
            <text:p>Rare</text:p>
          </table:table-cell>
          <table:table-cell/>
          <table:table-cell office:value-type="string" calcext:value-type="string">
            <text:p>The whistling and rattling breath stolen from Father Campbell. Silently curves and bends at The Nurse's touch. Survivors hit with a Special Attack suffer from the Mangled Status Effect for 70 seconds.</text:p>
          </table:table-cell>
        </table:table-row>
        <table:table-row table:style-name="ro1">
          <table:table-cell office:value-type="string" calcext:value-type="string">
            <text:p>Heavy Panting</text:p>
          </table:table-cell>
          <table:table-cell/>
          <table:table-cell office:value-type="string" calcext:value-type="string">
            <text:p>Addon_heavyPanting.png</text:p>
          </table:table-cell>
          <table:table-cell office:value-type="string" calcext:value-type="string">
            <text:p>The Nurse</text:p>
          </table:table-cell>
          <table:table-cell office:value-type="string" calcext:value-type="string">
            <text:p>Rare</text:p>
          </table:table-cell>
          <table:table-cell/>
          <table:table-cell office:value-type="string" calcext:value-type="string">
            <text:p>The slow and bulging breath stolen from Harvey Kavanagh, the asylum's "Fat Orderly". Dimly oscillates at The Nurse's touch. Extends the Lunge duration of Special Attacks to 130 %, which increases your Attack range by +30 %. This effect only applies after the second or third Blink.</text:p>
          </table:table-cell>
        </table:table-row>
        <table:table-row table:style-name="ro1">
          <table:table-cell office:value-type="string" calcext:value-type="string">
            <text:p>Spasmodic Breath</text:p>
          </table:table-cell>
          <table:table-cell/>
          <table:table-cell office:value-type="string" calcext:value-type="string">
            <text:p>Addon_spasmodicBreath.png</text:p>
          </table:table-cell>
          <table:table-cell office:value-type="string" calcext:value-type="string">
            <text:p>The Nurse</text:p>
          </table:table-cell>
          <table:table-cell office:value-type="string" calcext:value-type="string">
            <text:p>Rare</text:p>
          </table:table-cell>
          <table:table-cell/>
          <table:table-cell office:value-type="string" calcext:value-type="string">
            <text:p>The twitchy and tremulous breath stolen from the "Bad Man". Aggressively pulses and jumps at The Nurse's touch. Hitting a Survivor with a Special Attack causes the following effects for 60 seconds: Increases your Movement speed to 4.6 m/s. Disables your Power.</text:p>
          </table:table-cell>
        </table:table-row>
        <table:table-row table:style-name="ro1">
          <table:table-cell office:value-type="string" calcext:value-type="string">
            <text:p>“Bad Man’s” Last Breath</text:p>
          </table:table-cell>
          <table:table-cell/>
          <table:table-cell office:value-type="string" calcext:value-type="string">
            <text:p>Addon_badMansLastBreath.png</text:p>
          </table:table-cell>
          <table:table-cell office:value-type="string" calcext:value-type="string">
            <text:p>The Nurse</text:p>
          </table:table-cell>
          <table:table-cell office:value-type="string" calcext:value-type="string">
            <text:p>Very Rare</text:p>
          </table:table-cell>
          <table:table-cell/>
          <table:table-cell office:value-type="string" calcext:value-type="string">
            <text:p>A powerful last breath snatched from the asylum patient known as the "Bad Man". In the hands of The Nurse, it jolts with intensity. Hitting Survivors with a Special Attack grants the Undetectable Status Effect for 25 seconds. "Bad Man's" Last Breath" has a cool-down of 45 seconds. </text:p>
          </table:table-cell>
        </table:table-row>
        <table:table-row table:style-name="ro1">
          <table:table-cell office:value-type="string" calcext:value-type="string">
            <text:p>Campbell’s Last Breath</text:p>
          </table:table-cell>
          <table:table-cell/>
          <table:table-cell office:value-type="string" calcext:value-type="string">
            <text:p>Addon_campbellsLastBreath.png</text:p>
          </table:table-cell>
          <table:table-cell office:value-type="string" calcext:value-type="string">
            <text:p>The Nurse</text:p>
          </table:table-cell>
          <table:table-cell office:value-type="string" calcext:value-type="string">
            <text:p>Very Rare</text:p>
          </table:table-cell>
          <table:table-cell/>
          <table:table-cell office:value-type="string" calcext:value-type="string">
            <text:p>A powerful last breath snatched from the asylum priest Father Campbell. In the hand of The Nurse, it crackles with intensity. Reappearing from a fully charged Blink, you automatically Blink at full charge in the direction you are facing. This requires that you have at least 1 Charge left after the initial Blink.</text:p>
          </table:table-cell>
        </table:table-row>
        <table:table-row table:style-name="ro1">
          <table:table-cell office:value-type="string" calcext:value-type="string">
            <text:p>Jenner’s Last Breath</text:p>
          </table:table-cell>
          <table:table-cell/>
          <table:table-cell office:value-type="string" calcext:value-type="string">
            <text:p>Addon_jennersLastBreath.png</text:p>
          </table:table-cell>
          <table:table-cell office:value-type="string" calcext:value-type="string">
            <text:p>The Nurse</text:p>
          </table:table-cell>
          <table:table-cell office:value-type="string" calcext:value-type="string">
            <text:p>Very Rare</text:p>
          </table:table-cell>
          <table:table-cell/>
          <table:table-cell office:value-type="string" calcext:value-type="string">
            <text:p>A powerful last breath snatched from the asylum patient Mary Jenner, also known as the "Anxious Girl". In the hands of The Nurse, it trembles with intensity. After exhausting all of your Blinks, but before succumbing to Fatigue, press the Active Ability button to immediately Blink back to your starting location. Recharges your Power by +1 Charge.</text:p>
          </table:table-cell>
        </table:table-row>
        <table:table-row table:style-name="ro1">
          <table:table-cell office:value-type="string" calcext:value-type="string">
            <text:p>Kavanagh’s Last Breath</text:p>
          </table:table-cell>
          <table:table-cell/>
          <table:table-cell office:value-type="string" calcext:value-type="string">
            <text:p>Addon_kavanaghsLastBreath.png</text:p>
          </table:table-cell>
          <table:table-cell office:value-type="string" calcext:value-type="string">
            <text:p>The Nurse</text:p>
          </table:table-cell>
          <table:table-cell office:value-type="string" calcext:value-type="string">
            <text:p>Very Rare</text:p>
          </table:table-cell>
          <table:table-cell/>
          <table:table-cell office:value-type="string" calcext:value-type="string">
            <text:p>A powerful last breath snatched from the asylum orderly Harvey Kavanagh, also known as the "Fat Orderly". In the hands of The Nurse, it wobbles with intensity. When succumbing to Fatigue, all Survivors within 8 metres of your location suffer from the Blindness Status Effect for 60 seconds.</text:p>
          </table:table-cell>
        </table:table-row>
        <table:table-row table:style-name="ro1">
          <table:table-cell office:value-type="string" calcext:value-type="string">
            <text:p>Matchbox</text:p>
          </table:table-cell>
          <table:table-cell/>
          <table:table-cell office:value-type="string" calcext:value-type="string">
            <text:p>Addon_matchbox.png</text:p>
          </table:table-cell>
          <table:table-cell office:value-type="string" calcext:value-type="string">
            <text:p>The Nurse</text:p>
          </table:table-cell>
          <table:table-cell office:value-type="string" calcext:value-type="string">
            <text:p>Ultra Rare</text:p>
          </table:table-cell>
          <table:table-cell/>
          <table:table-cell office:value-type="string" calcext:value-type="string">
            <text:p>A matchbox containing an odd collection of mismatched buttons. Serves as a reminder of a horrible place. Increases your Movement speed to 4.4 m/s for the entire Trial. Restricts your Power to just 1 Blink. This cannot be altered by other Add-ons.</text:p>
          </table:table-cell>
        </table:table-row>
        <table:table-row table:style-name="ro1">
          <table:table-cell office:value-type="string" calcext:value-type="string">
            <text:p>Torn Bookmark</text:p>
          </table:table-cell>
          <table:table-cell/>
          <table:table-cell office:value-type="string" calcext:value-type="string">
            <text:p>Addon_tornBookmark.png</text:p>
          </table:table-cell>
          <table:table-cell office:value-type="string" calcext:value-type="string">
            <text:p>The Nurse</text:p>
          </table:table-cell>
          <table:table-cell office:value-type="string" calcext:value-type="string">
            <text:p>Ultra Rare</text:p>
          </table:table-cell>
          <table:table-cell/>
          <table:table-cell office:value-type="string" calcext:value-type="string">
            <text:p>A white and pristine piece of ribbon once attached to a sacred book. Serves as the symbol of a dispute. Increases the number of available Power Tokens by +1. Increases the Power Recharge time to 130 %.</text:p>
          </table:table-cell>
        </table:table-row>
      </table:table>
      <table:table table:name="Offerings" table:style-name="ta1">
        <office:forms form:automatic-focus="false" form:apply-design-mode="false"/>
        <table:table-column table:style-name="co35" table:default-cell-style-name="Default"/>
        <table:table-column table:style-name="co3" table:default-cell-style-name="Default"/>
        <table:table-column table:style-name="co36" table:default-cell-style-name="Default"/>
        <table:table-column table:style-name="co37" table:default-cell-style-name="Default"/>
        <table:table-column table:style-name="co3" table:default-cell-style-name="Default"/>
        <table:table-column table:style-name="co38" table:default-cell-style-name="Default"/>
        <table:table-column table:style-name="co39" table:default-cell-style-name="Default"/>
        <table:table-column table:style-name="co40" table:default-cell-style-name="Default"/>
        <table:table-column table:style-name="co3" table:number-columns-repeated="16376" table:default-cell-style-name="Default"/>
        <table:table-row table:style-name="ro1">
          <table:table-cell table:style-name="ce1" office:value-type="string" calcext:value-type="string">
            <text:p>OfferingName</text:p>
          </table:table-cell>
          <table:table-cell table:style-name="ce1" office:value-type="string" calcext:value-type="string">
            <text:p>Folder</text:p>
          </table:table-cell>
          <table:table-cell table:style-name="ce1" office:value-type="string" calcext:value-type="string">
            <text:p>Filename</text:p>
          </table:table-cell>
          <table:table-cell table:style-name="ce1" office:value-type="string" calcext:value-type="string">
            <text:p>OfferingRarity</text:p>
          </table:table-cell>
          <table:table-cell table:style-name="ce1" office:value-type="string" calcext:value-type="string">
            <text:p>OfferingType</text:p>
          </table:table-cell>
          <table:table-cell table:style-name="ce1" office:value-type="string" calcext:value-type="string">
            <text:p>OfferingCatagory</text:p>
          </table:table-cell>
          <table:table-cell table:style-name="ce1" office:value-type="string" calcext:value-type="string">
            <text:p>OfferingQuote</text:p>
          </table:table-cell>
          <table:table-cell table:style-name="ce1" office:value-type="string" calcext:value-type="string">
            <text:p>OfferingDescription</text:p>
          </table:table-cell>
          <table:table-cell table:style-name="ce1" table:number-columns-repeated="16376"/>
        </table:table-row>
        <table:table-row table:style-name="ro1">
          <table:table-cell office:value-type="string" calcext:value-type="string">
            <text:p>Escape! Cake</text:p>
          </table:table-cell>
          <table:table-cell office:value-type="string" calcext:value-type="string">
            <text:p>offerings</text:p>
          </table:table-cell>
          <table:table-cell office:value-type="string" calcext:value-type="string">
            <text:p>escapeCake.png</text:p>
          </table:table-cell>
          <table:table-cell office:value-type="string" calcext:value-type="string">
            <text:p>Uncommon</text:p>
          </table:table-cell>
          <table:table-cell office:value-type="string" calcext:value-type="string">
            <text:p>Survivor</text:p>
          </table:table-cell>
          <table:table-cell office:value-type="string" calcext:value-type="string">
            <text:p>Bloodpoints</text:p>
          </table:table-cell>
          <table:table-cell office:value-type="string" calcext:value-type="string">
            <text:p>"This picture of a cake sure is real."</text:p>
          </table:table-cell>
          <table:table-cell office:value-type="string" calcext:value-type="string">
            <text:p>Grants +100 % bonus Bloodpoints in all Scoring Categories. The bonus Bloodpoints are applied after exiting the Trial.</text:p>
          </table:table-cell>
          <table:table-cell table:number-columns-repeated="16376"/>
        </table:table-row>
        <table:table-row table:style-name="ro1">
          <table:table-cell office:value-type="string" calcext:value-type="string">
            <text:p>Hollow Shell</text:p>
          </table:table-cell>
          <table:table-cell office:value-type="string" calcext:value-type="string">
            <text:p>offerings</text:p>
          </table:table-cell>
          <table:table-cell office:value-type="string" calcext:value-type="string">
            <text:p>hollowShell.png</text:p>
          </table:table-cell>
          <table:table-cell office:value-type="string" calcext:value-type="string">
            <text:p>Uncommon</text:p>
          </table:table-cell>
          <table:table-cell office:value-type="string" calcext:value-type="string">
            <text:p>Killer</text:p>
          </table:table-cell>
          <table:table-cell office:value-type="string" calcext:value-type="string">
            <text:p>Bloodpoints</text:p>
          </table:table-cell>
          <table:table-cell office:value-type="string" calcext:value-type="string">
            <text:p>"An unidentifiable cocoon which was breached by whatever was inside."</text:p>
          </table:table-cell>
          <table:table-cell office:value-type="string" calcext:value-type="string">
            <text:p>Grants +25 % bonus Bloodpoints in all Scoring Categories. The bonus Bloodpoints are applied after exiting the Trial.</text:p>
          </table:table-cell>
          <table:table-cell table:number-columns-repeated="16376"/>
        </table:table-row>
        <table:table-row table:style-name="ro1">
          <table:table-cell office:value-type="string" calcext:value-type="string">
            <text:p>Sealed Envelope</text:p>
          </table:table-cell>
          <table:table-cell office:value-type="string" calcext:value-type="string">
            <text:p>offerings</text:p>
          </table:table-cell>
          <table:table-cell office:value-type="string" calcext:value-type="string">
            <text:p>sealedEnvelope.png</text:p>
          </table:table-cell>
          <table:table-cell office:value-type="string" calcext:value-type="string">
            <text:p>Uncommon</text:p>
          </table:table-cell>
          <table:table-cell office:value-type="string" calcext:value-type="string">
            <text:p>Survivor</text:p>
          </table:table-cell>
          <table:table-cell office:value-type="string" calcext:value-type="string">
            <text:p>Bloodpoints</text:p>
          </table:table-cell>
          <table:table-cell office:value-type="string" calcext:value-type="string">
            <text:p>"An unaddressed and unopened envelope yellowed by its time. Its message will never be known."</text:p>
          </table:table-cell>
          <table:table-cell office:value-type="string" calcext:value-type="string">
            <text:p>Grants +25 % bonus Bloodpoints in all Scoring Categories. The bonus Bloodpoints are applied after exiting the Trial.</text:p>
          </table:table-cell>
          <table:table-cell table:number-columns-repeated="16376"/>
        </table:table-row>
        <table:table-row table:style-name="ro1">
          <table:table-cell office:value-type="string" calcext:value-type="string">
            <text:p>Survivor Pudding</text:p>
          </table:table-cell>
          <table:table-cell office:value-type="string" calcext:value-type="string">
            <text:p>offerings</text:p>
          </table:table-cell>
          <table:table-cell office:value-type="string" calcext:value-type="string">
            <text:p>survivorPudding.png</text:p>
          </table:table-cell>
          <table:table-cell office:value-type="string" calcext:value-type="string">
            <text:p>Uncommon</text:p>
          </table:table-cell>
          <table:table-cell office:value-type="string" calcext:value-type="string">
            <text:p>Killer</text:p>
          </table:table-cell>
          <table:table-cell office:value-type="string" calcext:value-type="string">
            <text:p>Bloodpoints</text:p>
          </table:table-cell>
          <table:table-cell office:value-type="string" calcext:value-type="string">
            <text:p>"A heavily salted pudding..."</text:p>
          </table:table-cell>
          <table:table-cell office:value-type="string" calcext:value-type="string">
            <text:p>Grants +100 % bonus Bloodpoints in all Scoring Categories. The bonus Bloodpoints are applied after exiting the Trial.</text:p>
          </table:table-cell>
          <table:table-cell table:number-columns-repeated="16376"/>
        </table:table-row>
        <table:table-row table:style-name="ro1">
          <table:table-cell office:value-type="string" calcext:value-type="string">
            <text:p>Bloody Party Streamers</text:p>
          </table:table-cell>
          <table:table-cell office:value-type="string" calcext:value-type="string">
            <text:p>offerings</text:p>
          </table:table-cell>
          <table:table-cell office:value-type="string" calcext:value-type="string">
            <text:p>bloodyPartyStreamers.png</text:p>
          </table:table-cell>
          <table:table-cell office:value-type="string" calcext:value-type="string">
            <text:p>Rare</text:p>
          </table:table-cell>
          <table:table-cell office:value-type="string" calcext:value-type="string">
            <text:p>All</text:p>
          </table:table-cell>
          <table:table-cell office:value-type="string" calcext:value-type="string">
            <text:p>Bloodpoints</text:p>
          </table:table-cell>
          <table:table-cell office:value-type="string" calcext:value-type="string">
            <text:p>"A reminder of a bloody good time when people came together, but left screaming."</text:p>
          </table:table-cell>
          <table:table-cell office:value-type="string" calcext:value-type="string">
            <text:p>Grants +100 % bonus Bloodpoints in all Scoring Categories to all Players. The bonus Bloodpoints are applied after exiting the Trial.</text:p>
          </table:table-cell>
          <table:table-cell table:number-columns-repeated="16376"/>
        </table:table-row>
        <table:table-row table:style-name="ro1">
          <table:table-cell office:value-type="string" calcext:value-type="string">
            <text:p>Bound Envelope</text:p>
          </table:table-cell>
          <table:table-cell office:value-type="string" calcext:value-type="string">
            <text:p>offerings</text:p>
          </table:table-cell>
          <table:table-cell office:value-type="string" calcext:value-type="string">
            <text:p>boundEnvelope.png</text:p>
          </table:table-cell>
          <table:table-cell office:value-type="string" calcext:value-type="string">
            <text:p>Rare</text:p>
          </table:table-cell>
          <table:table-cell office:value-type="string" calcext:value-type="string">
            <text:p>Survivor</text:p>
          </table:table-cell>
          <table:table-cell office:value-type="string" calcext:value-type="string">
            <text:p>Bloodpoints</text:p>
          </table:table-cell>
          <table:table-cell office:value-type="string" calcext:value-type="string">
            <text:p>"An opened envelope re-sealed and bound with four coloured ribbons."</text:p>
          </table:table-cell>
          <table:table-cell office:value-type="string" calcext:value-type="string">
            <text:p>Grants +25 % bonus Bloodpoints in all Scoring Categories to all Survivors. The bonus Bloodpoints are applied after exiting the Trial.</text:p>
          </table:table-cell>
          <table:table-cell table:number-columns-repeated="16376"/>
        </table:table-row>
        <table:table-row table:style-name="ro1">
          <table:table-cell office:value-type="string" calcext:value-type="string">
            <text:p>Primrose Blossom Sachet</text:p>
          </table:table-cell>
          <table:table-cell office:value-type="string" calcext:value-type="string">
            <text:p>offerings</text:p>
          </table:table-cell>
          <table:table-cell office:value-type="string" calcext:value-type="string">
            <text:p>primroseBlossomSachet.png</text:p>
          </table:table-cell>
          <table:table-cell office:value-type="string" calcext:value-type="string">
            <text:p>Common</text:p>
          </table:table-cell>
          <table:table-cell office:value-type="string" calcext:value-type="string">
            <text:p>Survivor</text:p>
          </table:table-cell>
          <table:table-cell office:value-type="string" calcext:value-type="string">
            <text:p>Altruism</text:p>
          </table:table-cell>
          <table:table-cell office:value-type="string" calcext:value-type="string">
            <text:p>"A palm-sized hand-sewn sachet containing four gold petals. The primrose opens at the very last moment before the sun gives place to the night."</text:p>
          </table:table-cell>
          <table:table-cell office:value-type="string" calcext:value-type="string">
            <text:p>Grants +50 % bonus Bloodpoints in the Altruism Scoring Category. The bonus Bloodpoints are applied after exiting the Trial.</text:p>
          </table:table-cell>
          <table:table-cell table:number-columns-repeated="16376"/>
        </table:table-row>
        <table:table-row table:style-name="ro1">
          <table:table-cell office:value-type="string" calcext:value-type="string">
            <text:p>Fresh Primrose Blossom</text:p>
          </table:table-cell>
          <table:table-cell office:value-type="string" calcext:value-type="string">
            <text:p>offerings</text:p>
          </table:table-cell>
          <table:table-cell office:value-type="string" calcext:value-type="string">
            <text:p>freshPrimroseBlossom.png</text:p>
          </table:table-cell>
          <table:table-cell office:value-type="string" calcext:value-type="string">
            <text:p>Uncommon</text:p>
          </table:table-cell>
          <table:table-cell office:value-type="string" calcext:value-type="string">
            <text:p>Survivor</text:p>
          </table:table-cell>
          <table:table-cell office:value-type="string" calcext:value-type="string">
            <text:p>Altruism</text:p>
          </table:table-cell>
          <table:table-cell office:value-type="string" calcext:value-type="string">
            <text:p>"Golden flowers harvested at their peak. The primrose opens at the very last moment before the sun gives place to the night."</text:p>
          </table:table-cell>
          <table:table-cell office:value-type="string" calcext:value-type="string">
            <text:p>Grants +75 % bonus Bloodpoints in the Altruism Scoring Category. The bonus Bloodpoints are applied after exiting the Trial.</text:p>
          </table:table-cell>
          <table:table-cell table:number-columns-repeated="16376"/>
        </table:table-row>
        <table:table-row table:style-name="ro1">
          <table:table-cell office:value-type="string" calcext:value-type="string">
            <text:p>Fragrant Primrose Blossom</text:p>
          </table:table-cell>
          <table:table-cell office:value-type="string" calcext:value-type="string">
            <text:p>offerings</text:p>
          </table:table-cell>
          <table:table-cell office:value-type="string" calcext:value-type="string">
            <text:p>fragrantPrimroseBlossom.png</text:p>
          </table:table-cell>
          <table:table-cell office:value-type="string" calcext:value-type="string">
            <text:p>Rare</text:p>
          </table:table-cell>
          <table:table-cell office:value-type="string" calcext:value-type="string">
            <text:p>Survivor</text:p>
          </table:table-cell>
          <table:table-cell office:value-type="string" calcext:value-type="string">
            <text:p>Altruism</text:p>
          </table:table-cell>
          <table:table-cell office:value-type="string" calcext:value-type="string">
            <text:p>"Golden flowers harvested at their peak. Releases a strong earthy and comforting aroma."</text:p>
          </table:table-cell>
          <table:table-cell office:value-type="string" calcext:value-type="string">
            <text:p>Grants +100 % bonus Bloodpoints in the Altruism Scoring Category. The bonus Bloodpoints are applied after exiting the Trial.</text:p>
          </table:table-cell>
          <table:table-cell table:number-columns-repeated="16376"/>
        </table:table-row>
        <table:table-row table:style-name="ro1">
          <table:table-cell office:value-type="string" calcext:value-type="string">
            <text:p>Sweet William Sachet</text:p>
          </table:table-cell>
          <table:table-cell office:value-type="string" calcext:value-type="string">
            <text:p>offerings</text:p>
          </table:table-cell>
          <table:table-cell office:value-type="string" calcext:value-type="string">
            <text:p>sweetWilliamSachet.png</text:p>
          </table:table-cell>
          <table:table-cell office:value-type="string" calcext:value-type="string">
            <text:p>Common</text:p>
          </table:table-cell>
          <table:table-cell office:value-type="string" calcext:value-type="string">
            <text:p>Survivor</text:p>
          </table:table-cell>
          <table:table-cell office:value-type="string" calcext:value-type="string">
            <text:p>Boldness</text:p>
          </table:table-cell>
          <table:table-cell office:value-type="string" calcext:value-type="string">
            <text:p>"A palm-sized hand-sewn sachet containing a mix of pale petals and glaucous bluish leaves. Releases a strong spicy, cove-like scent."</text:p>
          </table:table-cell>
          <table:table-cell office:value-type="string" calcext:value-type="string">
            <text:p>Grants +50 % bonus Bloodpoints in the Boldness Scoring Category. The bonus Bloodpoints are applied after exiting the Trial.</text:p>
          </table:table-cell>
          <table:table-cell table:number-columns-repeated="16376"/>
        </table:table-row>
        <table:table-row table:style-name="ro1">
          <table:table-cell office:value-type="string" calcext:value-type="string">
            <text:p>Fresh Sweet William</text:p>
          </table:table-cell>
          <table:table-cell office:value-type="string" calcext:value-type="string">
            <text:p>offerings</text:p>
          </table:table-cell>
          <table:table-cell office:value-type="string" calcext:value-type="string">
            <text:p>freshSweetWilliam.png</text:p>
          </table:table-cell>
          <table:table-cell office:value-type="string" calcext:value-type="string">
            <text:p>Uncommon</text:p>
          </table:table-cell>
          <table:table-cell office:value-type="string" calcext:value-type="string">
            <text:p>Survivor</text:p>
          </table:table-cell>
          <table:table-cell office:value-type="string" calcext:value-type="string">
            <text:p>Boldness</text:p>
          </table:table-cell>
          <table:table-cell office:value-type="string" calcext:value-type="string">
            <text:p>"A bunch of flowers with pink petals and a blood red core. Releases a spicy, clove-like scent."</text:p>
          </table:table-cell>
          <table:table-cell office:value-type="string" calcext:value-type="string">
            <text:p>Grants +75 % bonus Bloodpoints in the Boldness Scoring Category. The bonus Bloodpoints are applied after exiting the Trial.</text:p>
          </table:table-cell>
          <table:table-cell table:number-columns-repeated="16376"/>
        </table:table-row>
        <table:table-row table:style-name="ro1">
          <table:table-cell office:value-type="string" calcext:value-type="string">
            <text:p>Fragrant Sweet William</text:p>
          </table:table-cell>
          <table:table-cell office:value-type="string" calcext:value-type="string">
            <text:p>offerings</text:p>
          </table:table-cell>
          <table:table-cell office:value-type="string" calcext:value-type="string">
            <text:p>fragrantSweetWilliam.png</text:p>
          </table:table-cell>
          <table:table-cell office:value-type="string" calcext:value-type="string">
            <text:p>Rare</text:p>
          </table:table-cell>
          <table:table-cell office:value-type="string" calcext:value-type="string">
            <text:p>Survivor</text:p>
          </table:table-cell>
          <table:table-cell office:value-type="string" calcext:value-type="string">
            <text:p>Boldness</text:p>
          </table:table-cell>
          <table:table-cell office:value-type="string" calcext:value-type="string">
            <text:p>"A bunch of flowers with pink petals and a blood red core. Releases a strong spicy, clove-like scent."</text:p>
          </table:table-cell>
          <table:table-cell office:value-type="string" calcext:value-type="string">
            <text:p>Grants +100 % bonus Bloodpoints in the Boldness Scoring Category. The bonus Bloodpoints are applied after exiting the Trial.</text:p>
          </table:table-cell>
          <table:table-cell table:number-columns-repeated="16376"/>
        </table:table-row>
        <table:table-row table:style-name="ro1">
          <table:table-cell office:value-type="string" calcext:value-type="string">
            <text:p>Tanager Wreath</text:p>
          </table:table-cell>
          <table:table-cell office:value-type="string" calcext:value-type="string">
            <text:p>offerings</text:p>
          </table:table-cell>
          <table:table-cell office:value-type="string" calcext:value-type="string">
            <text:p>tanagerWreath.png</text:p>
          </table:table-cell>
          <table:table-cell office:value-type="string" calcext:value-type="string">
            <text:p>Common</text:p>
          </table:table-cell>
          <table:table-cell office:value-type="string" calcext:value-type="string">
            <text:p>Killer</text:p>
          </table:table-cell>
          <table:table-cell office:value-type="string" calcext:value-type="string">
            <text:p>Brutality</text:p>
          </table:table-cell>
          <table:table-cell office:value-type="string" calcext:value-type="string">
            <text:p>"Crafted out of bloody sticks and guts, this wreath calls on The Entity's blessing for more blood."</text:p>
          </table:table-cell>
          <table:table-cell office:value-type="string" calcext:value-type="string">
            <text:p>Grants +50 % bonus Bloodpoints in the Brutality Scoring Category. The bonus Bloodpoints are applied after exiting the Trial.</text:p>
          </table:table-cell>
          <table:table-cell table:number-columns-repeated="16376"/>
        </table:table-row>
        <table:table-row table:style-name="ro1">
          <table:table-cell office:value-type="string" calcext:value-type="string">
            <text:p>Devout Tanager Wreath</text:p>
          </table:table-cell>
          <table:table-cell office:value-type="string" calcext:value-type="string">
            <text:p>offerings</text:p>
          </table:table-cell>
          <table:table-cell office:value-type="string" calcext:value-type="string">
            <text:p>devoutTanagerWreath.png</text:p>
          </table:table-cell>
          <table:table-cell office:value-type="string" calcext:value-type="string">
            <text:p>Uncommon</text:p>
          </table:table-cell>
          <table:table-cell office:value-type="string" calcext:value-type="string">
            <text:p>Killer</text:p>
          </table:table-cell>
          <table:table-cell office:value-type="string" calcext:value-type="string">
            <text:p>Brutality</text:p>
          </table:table-cell>
          <table:table-cell office:value-type="string" calcext:value-type="string">
            <text:p>"Devoutly crafted out of sticks and guts, this wreath calls on The Entity's blessing for more blood."</text:p>
          </table:table-cell>
          <table:table-cell office:value-type="string" calcext:value-type="string">
            <text:p>Grants +75 % bonus Bloodpoints in the Brutality Scoring Category. The bonus Bloodpoints are applied after exiting the Trial.</text:p>
          </table:table-cell>
          <table:table-cell table:number-columns-repeated="16376"/>
        </table:table-row>
        <table:table-row table:style-name="ro1">
          <table:table-cell office:value-type="string" calcext:value-type="string">
            <text:p>Ardent Tanager Wreath</text:p>
          </table:table-cell>
          <table:table-cell office:value-type="string" calcext:value-type="string">
            <text:p>offerings</text:p>
          </table:table-cell>
          <table:table-cell office:value-type="string" calcext:value-type="string">
            <text:p>ardentTanagerWreath.png</text:p>
          </table:table-cell>
          <table:table-cell office:value-type="string" calcext:value-type="string">
            <text:p>Rare</text:p>
          </table:table-cell>
          <table:table-cell office:value-type="string" calcext:value-type="string">
            <text:p>Killer</text:p>
          </table:table-cell>
          <table:table-cell office:value-type="string" calcext:value-type="string">
            <text:p>Brutality</text:p>
          </table:table-cell>
          <table:table-cell office:value-type="string" calcext:value-type="string">
            <text:p>"Crafted with a fiery, undying passion out of bloody sticks and guts, this wreath calls on The Entity's blessing fore more blood."</text:p>
          </table:table-cell>
          <table:table-cell office:value-type="string" calcext:value-type="string">
            <text:p>Grants +100 % bonus Bloodpoints in the Brutality Scoring Category. The bonus Bloodpoints are applied after exiting the Trial.</text:p>
          </table:table-cell>
          <table:table-cell table:number-columns-repeated="16376"/>
        </table:table-row>
        <table:table-row table:style-name="ro1">
          <table:table-cell office:value-type="string" calcext:value-type="string">
            <text:p>Raven Wreath</text:p>
          </table:table-cell>
          <table:table-cell office:value-type="string" calcext:value-type="string">
            <text:p>offerings</text:p>
          </table:table-cell>
          <table:table-cell office:value-type="string" calcext:value-type="string">
            <text:p>ravenWreath.png</text:p>
          </table:table-cell>
          <table:table-cell office:value-type="string" calcext:value-type="string">
            <text:p>Common</text:p>
          </table:table-cell>
          <table:table-cell office:value-type="string" calcext:value-type="string">
            <text:p>Killer</text:p>
          </table:table-cell>
          <table:table-cell office:value-type="string" calcext:value-type="string">
            <text:p>Deviousness</text:p>
          </table:table-cell>
          <table:table-cell office:value-type="string" calcext:value-type="string">
            <text:p>"Crafted out of blackened branches and coals, this wreath calls on The Entity's blessing for more blood."</text:p>
          </table:table-cell>
          <table:table-cell office:value-type="string" calcext:value-type="string">
            <text:p>Grants +50 % bonus Bloodpoints in the Deviousness Scoring Category. The bonus Bloodpoints are applied after exiting the Trial.</text:p>
          </table:table-cell>
          <table:table-cell table:number-columns-repeated="16376"/>
        </table:table-row>
        <table:table-row table:style-name="ro1">
          <table:table-cell office:value-type="string" calcext:value-type="string">
            <text:p>Devout Raven Wreath</text:p>
          </table:table-cell>
          <table:table-cell office:value-type="string" calcext:value-type="string">
            <text:p>offerings</text:p>
          </table:table-cell>
          <table:table-cell office:value-type="string" calcext:value-type="string">
            <text:p>devoutRavenWreath.png</text:p>
          </table:table-cell>
          <table:table-cell office:value-type="string" calcext:value-type="string">
            <text:p>Uncommon</text:p>
          </table:table-cell>
          <table:table-cell office:value-type="string" calcext:value-type="string">
            <text:p>Killer</text:p>
          </table:table-cell>
          <table:table-cell office:value-type="string" calcext:value-type="string">
            <text:p>Deviousness</text:p>
          </table:table-cell>
          <table:table-cell office:value-type="string" calcext:value-type="string">
            <text:p>"Devoutly crafted out of blackened branches and coals, this wreath calls on The Entity's blessing for more blood."</text:p>
          </table:table-cell>
          <table:table-cell office:value-type="string" calcext:value-type="string">
            <text:p>Grants +75 % bonus Bloodpoints in the Deviousness Scoring Category. The bonus Bloodpoints are applied after exiting the Trial.</text:p>
          </table:table-cell>
          <table:table-cell table:number-columns-repeated="16376"/>
        </table:table-row>
        <table:table-row table:style-name="ro1">
          <table:table-cell office:value-type="string" calcext:value-type="string">
            <text:p>Ardent Raven Wreath</text:p>
          </table:table-cell>
          <table:table-cell office:value-type="string" calcext:value-type="string">
            <text:p>offerings</text:p>
          </table:table-cell>
          <table:table-cell office:value-type="string" calcext:value-type="string">
            <text:p>ardentRavenWreath.png</text:p>
          </table:table-cell>
          <table:table-cell office:value-type="string" calcext:value-type="string">
            <text:p>Rare</text:p>
          </table:table-cell>
          <table:table-cell office:value-type="string" calcext:value-type="string">
            <text:p>Killer</text:p>
          </table:table-cell>
          <table:table-cell office:value-type="string" calcext:value-type="string">
            <text:p>Deviousness</text:p>
          </table:table-cell>
          <table:table-cell office:value-type="string" calcext:value-type="string">
            <text:p>"Crafted with a fiery, undying passion out of blackened branches and coals, this wreath calls on The Entity's blessing for more blood."</text:p>
          </table:table-cell>
          <table:table-cell office:value-type="string" calcext:value-type="string">
            <text:p>Grants +100 % bonus Bloodpoints in the Deviousness Scoring Category. The bonus Bloodpoints are applied after exiting the Trial.</text:p>
          </table:table-cell>
          <table:table-cell table:number-columns-repeated="16376"/>
        </table:table-row>
        <table:table-row table:style-name="ro1">
          <table:table-cell office:value-type="string" calcext:value-type="string">
            <text:p>Spotted Owl Wreath</text:p>
          </table:table-cell>
          <table:table-cell office:value-type="string" calcext:value-type="string">
            <text:p>offerings</text:p>
          </table:table-cell>
          <table:table-cell office:value-type="string" calcext:value-type="string">
            <text:p>spottedOwlWreath.png</text:p>
          </table:table-cell>
          <table:table-cell office:value-type="string" calcext:value-type="string">
            <text:p>Common</text:p>
          </table:table-cell>
          <table:table-cell office:value-type="string" calcext:value-type="string">
            <text:p>Killer</text:p>
          </table:table-cell>
          <table:table-cell office:value-type="string" calcext:value-type="string">
            <text:p>Hunter</text:p>
          </table:table-cell>
          <table:table-cell office:value-type="string" calcext:value-type="string">
            <text:p>"Crafted out of sharp metals, ropes and feathers, this wreath calls on The Entity's blessing for more blood."</text:p>
          </table:table-cell>
          <table:table-cell office:value-type="string" calcext:value-type="string">
            <text:p>Grants +50 % bonus Bloodpoints in the Hunter Scoring Category. The bonus Bloodpoints are applied after exiting the Trial.</text:p>
          </table:table-cell>
          <table:table-cell table:number-columns-repeated="16376"/>
        </table:table-row>
        <table:table-row table:style-name="ro1">
          <table:table-cell office:value-type="string" calcext:value-type="string">
            <text:p>Devout Spotted Owl Wreath</text:p>
          </table:table-cell>
          <table:table-cell office:value-type="string" calcext:value-type="string">
            <text:p>offerings</text:p>
          </table:table-cell>
          <table:table-cell office:value-type="string" calcext:value-type="string">
            <text:p>devoutSpottedOwlWreath.png</text:p>
          </table:table-cell>
          <table:table-cell office:value-type="string" calcext:value-type="string">
            <text:p>Uncommon</text:p>
          </table:table-cell>
          <table:table-cell office:value-type="string" calcext:value-type="string">
            <text:p>Killer</text:p>
          </table:table-cell>
          <table:table-cell office:value-type="string" calcext:value-type="string">
            <text:p>Hunter</text:p>
          </table:table-cell>
          <table:table-cell office:value-type="string" calcext:value-type="string">
            <text:p>"Devoutly crafted out of sharp metals, rope and features, this wreath calls on The Entity's blessing for more blood."</text:p>
          </table:table-cell>
          <table:table-cell office:value-type="string" calcext:value-type="string">
            <text:p>Grants +75 % bonus Bloodpoints in the Hunter Scoring Category. The bonus Bloodpoints are applied after exiting the Trial.</text:p>
          </table:table-cell>
          <table:table-cell table:number-columns-repeated="16376"/>
        </table:table-row>
        <table:table-row table:style-name="ro1">
          <table:table-cell office:value-type="string" calcext:value-type="string">
            <text:p>Ardent Spotted Owl Wreath</text:p>
          </table:table-cell>
          <table:table-cell office:value-type="string" calcext:value-type="string">
            <text:p>offerings</text:p>
          </table:table-cell>
          <table:table-cell office:value-type="string" calcext:value-type="string">
            <text:p>ardentSpottedOwlWreath.png</text:p>
          </table:table-cell>
          <table:table-cell office:value-type="string" calcext:value-type="string">
            <text:p>Rare</text:p>
          </table:table-cell>
          <table:table-cell office:value-type="string" calcext:value-type="string">
            <text:p>Killer</text:p>
          </table:table-cell>
          <table:table-cell office:value-type="string" calcext:value-type="string">
            <text:p>Hunter</text:p>
          </table:table-cell>
          <table:table-cell office:value-type="string" calcext:value-type="string">
            <text:p>"Crafted with a fiery, undying passion out of sharp metals, ropes and feathers, this wreath calls on The Entity's blessing for more blood."</text:p>
          </table:table-cell>
          <table:table-cell office:value-type="string" calcext:value-type="string">
            <text:p>Grants +100 % bonus Bloodpoints in the Hunter Scoring Category. The bonus Bloodpoints are applied after exiting the Trial.</text:p>
          </table:table-cell>
          <table:table-cell table:number-columns-repeated="16376"/>
        </table:table-row>
        <table:table-row table:style-name="ro1">
          <table:table-cell office:value-type="string" calcext:value-type="string">
            <text:p>Bog Laurel Sachet</text:p>
          </table:table-cell>
          <table:table-cell office:value-type="string" calcext:value-type="string">
            <text:p>offerings</text:p>
          </table:table-cell>
          <table:table-cell office:value-type="string" calcext:value-type="string">
            <text:p>bogLaurelSachet.png</text:p>
          </table:table-cell>
          <table:table-cell office:value-type="string" calcext:value-type="string">
            <text:p>Common</text:p>
          </table:table-cell>
          <table:table-cell office:value-type="string" calcext:value-type="string">
            <text:p>Survivor</text:p>
          </table:table-cell>
          <table:table-cell office:value-type="string" calcext:value-type="string">
            <text:p>Objectives</text:p>
          </table:table-cell>
          <table:table-cell office:value-type="string" calcext:value-type="string">
            <text:p>"A palm-sized hand sewn sachet filled with dry leaves. Releases a faint tea-like aroma."</text:p>
          </table:table-cell>
          <table:table-cell office:value-type="string" calcext:value-type="string">
            <text:p>Grants +50 % bonus Bloodpoints in the Objectives Scoring Category. The bonus Bloodpoints are applied after exiting the Trial.</text:p>
          </table:table-cell>
          <table:table-cell table:number-columns-repeated="16376"/>
        </table:table-row>
        <table:table-row table:style-name="ro1">
          <table:table-cell office:value-type="string" calcext:value-type="string">
            <text:p>Fresh Bog Laurel</text:p>
          </table:table-cell>
          <table:table-cell office:value-type="string" calcext:value-type="string">
            <text:p>offerings</text:p>
          </table:table-cell>
          <table:table-cell office:value-type="string" calcext:value-type="string">
            <text:p>freshBogLaurel.png</text:p>
          </table:table-cell>
          <table:table-cell office:value-type="string" calcext:value-type="string">
            <text:p>Uncommon</text:p>
          </table:table-cell>
          <table:table-cell office:value-type="string" calcext:value-type="string">
            <text:p>Survivor</text:p>
          </table:table-cell>
          <table:table-cell office:value-type="string" calcext:value-type="string">
            <text:p>Objectives</text:p>
          </table:table-cell>
          <table:table-cell office:value-type="string" calcext:value-type="string">
            <text:p>"A beautiful purple flower that grows in the midst of the tainted swamp. Releases a mild tea-like aroma."</text:p>
          </table:table-cell>
          <table:table-cell office:value-type="string" calcext:value-type="string">
            <text:p>Grants +75 % bonus Bloodpoints in the Objectives Scoring Category. The bonus Bloodpoints are applied after exiting the Trial.</text:p>
          </table:table-cell>
          <table:table-cell table:number-columns-repeated="16376"/>
        </table:table-row>
        <table:table-row table:style-name="ro1">
          <table:table-cell office:value-type="string" calcext:value-type="string">
            <text:p>Fragrant Bog Laurel</text:p>
          </table:table-cell>
          <table:table-cell office:value-type="string" calcext:value-type="string">
            <text:p>offerings</text:p>
          </table:table-cell>
          <table:table-cell office:value-type="string" calcext:value-type="string">
            <text:p>fragrantBogLaurel.png</text:p>
          </table:table-cell>
          <table:table-cell office:value-type="string" calcext:value-type="string">
            <text:p>Rare</text:p>
          </table:table-cell>
          <table:table-cell office:value-type="string" calcext:value-type="string">
            <text:p>Survivor</text:p>
          </table:table-cell>
          <table:table-cell office:value-type="string" calcext:value-type="string">
            <text:p>Objectives</text:p>
          </table:table-cell>
          <table:table-cell office:value-type="string" calcext:value-type="string">
            <text:p>"A beautiful purple flower that grows in the midst of the tainted swamp. Releases a strong tea-like aroma."</text:p>
          </table:table-cell>
          <table:table-cell office:value-type="string" calcext:value-type="string">
            <text:p>Grants +100 % bonus Bloodpoints in the Objectives Scoring Category. The bonus Bloodpoints are applied after exiting the Trial.</text:p>
          </table:table-cell>
          <table:table-cell table:number-columns-repeated="16376"/>
        </table:table-row>
        <table:table-row table:style-name="ro1">
          <table:table-cell office:value-type="string" calcext:value-type="string">
            <text:p>Shrike Wreath</text:p>
          </table:table-cell>
          <table:table-cell office:value-type="string" calcext:value-type="string">
            <text:p>offerings</text:p>
          </table:table-cell>
          <table:table-cell office:value-type="string" calcext:value-type="string">
            <text:p>shrikeWreath.png</text:p>
          </table:table-cell>
          <table:table-cell office:value-type="string" calcext:value-type="string">
            <text:p>Common</text:p>
          </table:table-cell>
          <table:table-cell office:value-type="string" calcext:value-type="string">
            <text:p>Killer</text:p>
          </table:table-cell>
          <table:table-cell office:value-type="string" calcext:value-type="string">
            <text:p>Sacrifice</text:p>
          </table:table-cell>
          <table:table-cell office:value-type="string" calcext:value-type="string">
            <text:p>"Crafted out of sticks, strings and bones, this wreath calls on The Entity's blessing for more blood."</text:p>
          </table:table-cell>
          <table:table-cell office:value-type="string" calcext:value-type="string">
            <text:p>Grants +50 % bonus Bloodpoints in the Sacrifice Scoring Category. The bonus Bloodpoints are applied after exiting the Trial.</text:p>
          </table:table-cell>
          <table:table-cell table:number-columns-repeated="16376"/>
        </table:table-row>
        <table:table-row table:style-name="ro1">
          <table:table-cell office:value-type="string" calcext:value-type="string">
            <text:p>Devout Shrike Wreath</text:p>
          </table:table-cell>
          <table:table-cell office:value-type="string" calcext:value-type="string">
            <text:p>offerings</text:p>
          </table:table-cell>
          <table:table-cell office:value-type="string" calcext:value-type="string">
            <text:p>devoutShrikeWreath.png</text:p>
          </table:table-cell>
          <table:table-cell office:value-type="string" calcext:value-type="string">
            <text:p>Uncommon</text:p>
          </table:table-cell>
          <table:table-cell office:value-type="string" calcext:value-type="string">
            <text:p>Killer</text:p>
          </table:table-cell>
          <table:table-cell office:value-type="string" calcext:value-type="string">
            <text:p>Sacrifice</text:p>
          </table:table-cell>
          <table:table-cell office:value-type="string" calcext:value-type="string">
            <text:p>"Devoutly crafted out of sticks, strings and bones, this wreath calls on The Entity's blessing for more blood."</text:p>
          </table:table-cell>
          <table:table-cell office:value-type="string" calcext:value-type="string">
            <text:p>Grants +75 % bonus Bloodpoints in the Sacrifice Scoring Category. The bonus Bloodpoints are applied after exiting the Trial.</text:p>
          </table:table-cell>
          <table:table-cell table:number-columns-repeated="16376"/>
        </table:table-row>
        <table:table-row table:style-name="ro1">
          <table:table-cell office:value-type="string" calcext:value-type="string">
            <text:p>Ardent Shrike Wreath</text:p>
          </table:table-cell>
          <table:table-cell office:value-type="string" calcext:value-type="string">
            <text:p>offerings</text:p>
          </table:table-cell>
          <table:table-cell office:value-type="string" calcext:value-type="string">
            <text:p>ardentShrikeWreath.png</text:p>
          </table:table-cell>
          <table:table-cell office:value-type="string" calcext:value-type="string">
            <text:p>Rare</text:p>
          </table:table-cell>
          <table:table-cell office:value-type="string" calcext:value-type="string">
            <text:p>Killer</text:p>
          </table:table-cell>
          <table:table-cell office:value-type="string" calcext:value-type="string">
            <text:p>Sacrifice</text:p>
          </table:table-cell>
          <table:table-cell office:value-type="string" calcext:value-type="string">
            <text:p>"Crafted with a fiery, undying passion out of sticks, strings and bones, this wreath calls on The Entity's blessing for more blood."</text:p>
          </table:table-cell>
          <table:table-cell office:value-type="string" calcext:value-type="string">
            <text:p>Grants +100 % bonus Bloodpoints in the Sacrifice Scoring Category. The bonus Bloodpoints are applied after exiting the Trial.</text:p>
          </table:table-cell>
          <table:table-cell table:number-columns-repeated="16376"/>
        </table:table-row>
        <table:table-row table:style-name="ro1">
          <table:table-cell office:value-type="string" calcext:value-type="string">
            <text:p>Crispleaf Amaranth Sachet</text:p>
          </table:table-cell>
          <table:table-cell office:value-type="string" calcext:value-type="string">
            <text:p>offerings</text:p>
          </table:table-cell>
          <table:table-cell office:value-type="string" calcext:value-type="string">
            <text:p>crispleafAmaranthSachet.png</text:p>
          </table:table-cell>
          <table:table-cell office:value-type="string" calcext:value-type="string">
            <text:p>Common</text:p>
          </table:table-cell>
          <table:table-cell office:value-type="string" calcext:value-type="string">
            <text:p>Survivor</text:p>
          </table:table-cell>
          <table:table-cell office:value-type="string" calcext:value-type="string">
            <text:p>Survival</text:p>
          </table:table-cell>
          <table:table-cell office:value-type="string" calcext:value-type="string">
            <text:p>"A palm-sized hand-sewn sachet stuffed with bead-like grain. Amaranth is said to be everlasting."</text:p>
          </table:table-cell>
          <table:table-cell office:value-type="string" calcext:value-type="string">
            <text:p>Grants +50 % bonus Bloodpoints in the Survival Scoring Category. The bonus Bloodpoints are applied after exiting the Trial.</text:p>
          </table:table-cell>
          <table:table-cell table:number-columns-repeated="16376"/>
        </table:table-row>
        <table:table-row table:style-name="ro1">
          <table:table-cell office:value-type="string" calcext:value-type="string">
            <text:p>Fresh Crispleaf Amaranth</text:p>
          </table:table-cell>
          <table:table-cell office:value-type="string" calcext:value-type="string">
            <text:p>offerings</text:p>
          </table:table-cell>
          <table:table-cell office:value-type="string" calcext:value-type="string">
            <text:p>freshCrispleafAmaranth.png</text:p>
          </table:table-cell>
          <table:table-cell office:value-type="string" calcext:value-type="string">
            <text:p>Uncommon</text:p>
          </table:table-cell>
          <table:table-cell office:value-type="string" calcext:value-type="string">
            <text:p>Survivor</text:p>
          </table:table-cell>
          <table:table-cell office:value-type="string" calcext:value-type="string">
            <text:p>Survival</text:p>
          </table:table-cell>
          <table:table-cell office:value-type="string" calcext:value-type="string">
            <text:p>"The pale green leaves are highlighted with peculiar crimson veins. Amaranth is said to be everlasting."</text:p>
          </table:table-cell>
          <table:table-cell office:value-type="string" calcext:value-type="string">
            <text:p>Grants +75 % bonus Bloodpoints in the Survival Scoring Category. The bonus Bloodpoints are applied after exiting the Trial.</text:p>
          </table:table-cell>
          <table:table-cell table:number-columns-repeated="16376"/>
        </table:table-row>
        <table:table-row table:style-name="ro1">
          <table:table-cell office:value-type="string" calcext:value-type="string">
            <text:p>Fragrant Crispleaf Amaranth</text:p>
          </table:table-cell>
          <table:table-cell office:value-type="string" calcext:value-type="string">
            <text:p>offerings</text:p>
          </table:table-cell>
          <table:table-cell office:value-type="string" calcext:value-type="string">
            <text:p>fragrantCrispleafAmaranth.png</text:p>
          </table:table-cell>
          <table:table-cell office:value-type="string" calcext:value-type="string">
            <text:p>Rare</text:p>
          </table:table-cell>
          <table:table-cell office:value-type="string" calcext:value-type="string">
            <text:p>Survivor</text:p>
          </table:table-cell>
          <table:table-cell office:value-type="string" calcext:value-type="string">
            <text:p>Survival</text:p>
          </table:table-cell>
          <table:table-cell office:value-type="string" calcext:value-type="string">
            <text:p>"The pale green leaves are highlighted with peculiar crimson veins. Amaranth is said to be everlasting."</text:p>
          </table:table-cell>
          <table:table-cell office:value-type="string" calcext:value-type="string">
            <text:p>Grants +100 % bonus Bloodpoints in the Survival Scoring Category. The bonus Bloodpoints are applied after exiting the Trial.</text:p>
          </table:table-cell>
          <table:table-cell table:number-columns-repeated="16376"/>
        </table:table-row>
        <table:table-row table:style-name="ro1">
          <table:table-cell office:value-type="string" calcext:value-type="string">
            <text:p>Chalk Pouch</text:p>
          </table:table-cell>
          <table:table-cell office:value-type="string" calcext:value-type="string">
            <text:p>offerings</text:p>
          </table:table-cell>
          <table:table-cell office:value-type="string" calcext:value-type="string">
            <text:p>chalkPouch.png</text:p>
          </table:table-cell>
          <table:table-cell office:value-type="string" calcext:value-type="string">
            <text:p>Common</text:p>
          </table:table-cell>
          <table:table-cell office:value-type="string" calcext:value-type="string">
            <text:p>Survivor</text:p>
          </table:table-cell>
          <table:table-cell office:value-type="string" calcext:value-type="string">
            <text:p>Luck</text:p>
          </table:table-cell>
          <table:table-cell office:value-type="string" calcext:value-type="string">
            <text:p>"A small cotton pouch filled with white chalky powder of unknown origin. Some believe it brings good fortune."</text:p>
          </table:table-cell>
          <table:table-cell office:value-type="string" calcext:value-type="string">
            <text:p>Increases your personal chance of succeeding a Self-Unhook by +1 %.</text:p>
          </table:table-cell>
          <table:table-cell table:number-columns-repeated="16376"/>
        </table:table-row>
        <table:table-row table:style-name="ro1">
          <table:table-cell office:value-type="string" calcext:value-type="string">
            <text:p>Cream Chalk Pouch</text:p>
          </table:table-cell>
          <table:table-cell office:value-type="string" calcext:value-type="string">
            <text:p>offerings</text:p>
          </table:table-cell>
          <table:table-cell office:value-type="string" calcext:value-type="string">
            <text:p>creamChalkPouch.png</text:p>
          </table:table-cell>
          <table:table-cell office:value-type="string" calcext:value-type="string">
            <text:p>Uncommon</text:p>
          </table:table-cell>
          <table:table-cell office:value-type="string" calcext:value-type="string">
            <text:p>Survivor</text:p>
          </table:table-cell>
          <table:table-cell office:value-type="string" calcext:value-type="string">
            <text:p>Luck</text:p>
          </table:table-cell>
          <table:table-cell office:value-type="string" calcext:value-type="string">
            <text:p>"A small cotton pouch half-filled with a cream coloured chalky powder of unknown origin. Releases a faint herbal aroma. Some believe it brings good fortune."</text:p>
          </table:table-cell>
          <table:table-cell office:value-type="string" calcext:value-type="string">
            <text:p>Increases your personal chance of succeeding a Self-Unhook by +2 %. </text:p>
          </table:table-cell>
          <table:table-cell table:number-columns-repeated="16376"/>
        </table:table-row>
        <table:table-row table:style-name="ro1">
          <table:table-cell office:value-type="string" calcext:value-type="string">
            <text:p>Ivory Chalk Pouch</text:p>
          </table:table-cell>
          <table:table-cell office:value-type="string" calcext:value-type="string">
            <text:p>offerings</text:p>
          </table:table-cell>
          <table:table-cell office:value-type="string" calcext:value-type="string">
            <text:p>ivoryChalkPouch.png</text:p>
          </table:table-cell>
          <table:table-cell office:value-type="string" calcext:value-type="string">
            <text:p>Rare</text:p>
          </table:table-cell>
          <table:table-cell office:value-type="string" calcext:value-type="string">
            <text:p>Survivor</text:p>
          </table:table-cell>
          <table:table-cell office:value-type="string" calcext:value-type="string">
            <text:p>Luck</text:p>
          </table:table-cell>
          <table:table-cell office:value-type="string" calcext:value-type="string">
            <text:p>"A small leather pouch displaying a straight white line hand-sewn on one of its sides. The bag is filled with an ivory chalky powder that shines under the moonlight. Some believe it brings good fortune."</text:p>
          </table:table-cell>
          <table:table-cell office:value-type="string" calcext:value-type="string">
            <text:p>Increases your personal chance of succeeding a Self-Unhook by +3 %. </text:p>
          </table:table-cell>
          <table:table-cell table:number-columns-repeated="16376"/>
        </table:table-row>
        <table:table-row table:style-name="ro1">
          <table:table-cell office:value-type="string" calcext:value-type="string">
            <text:p>Salt Pouch</text:p>
          </table:table-cell>
          <table:table-cell office:value-type="string" calcext:value-type="string">
            <text:p>offerings</text:p>
          </table:table-cell>
          <table:table-cell office:value-type="string" calcext:value-type="string">
            <text:p>saltPouch.png</text:p>
          </table:table-cell>
          <table:table-cell office:value-type="string" calcext:value-type="string">
            <text:p>Uncommon</text:p>
          </table:table-cell>
          <table:table-cell office:value-type="string" calcext:value-type="string">
            <text:p>Survivor</text:p>
          </table:table-cell>
          <table:table-cell office:value-type="string" calcext:value-type="string">
            <text:p>Luck</text:p>
          </table:table-cell>
          <table:table-cell office:value-type="string" calcext:value-type="string">
            <text:p>"A small cotton pouch filled with black salt crystals. Some believe it brings good fortune. Don't spill it."</text:p>
          </table:table-cell>
          <table:table-cell office:value-type="string" calcext:value-type="string">
            <text:p>Increases every Survivor's chance of succeeding a Self-Unhook by +1 %. </text:p>
          </table:table-cell>
          <table:table-cell table:number-columns-repeated="16376"/>
        </table:table-row>
        <table:table-row table:style-name="ro1">
          <table:table-cell office:value-type="string" calcext:value-type="string">
            <text:p>Black Salt Statuette</text:p>
          </table:table-cell>
          <table:table-cell office:value-type="string" calcext:value-type="string">
            <text:p>offerings</text:p>
          </table:table-cell>
          <table:table-cell office:value-type="string" calcext:value-type="string">
            <text:p>blackSaltStatuette.png</text:p>
          </table:table-cell>
          <table:table-cell office:value-type="string" calcext:value-type="string">
            <text:p>Rare</text:p>
          </table:table-cell>
          <table:table-cell office:value-type="string" calcext:value-type="string">
            <text:p>Survivor</text:p>
          </table:table-cell>
          <table:table-cell office:value-type="string" calcext:value-type="string">
            <text:p>Luck</text:p>
          </table:table-cell>
          <table:table-cell office:value-type="string" calcext:value-type="string">
            <text:p>"A friable miniature statuette made of black salt representing a woman in a kneeling position offering a gift. Some believe it brings good fortune."</text:p>
          </table:table-cell>
          <table:table-cell office:value-type="string" calcext:value-type="string">
            <text:p>Increases every Survivor's chance of succeeding a Self-Unhook by +2 %. </text:p>
          </table:table-cell>
          <table:table-cell table:number-columns-repeated="16376"/>
        </table:table-row>
        <table:table-row table:style-name="ro1">
          <table:table-cell office:value-type="string" calcext:value-type="string">
            <text:p>Vigo’s Jar of Salty Lips</text:p>
          </table:table-cell>
          <table:table-cell office:value-type="string" calcext:value-type="string">
            <text:p>offerings</text:p>
          </table:table-cell>
          <table:table-cell office:value-type="string" calcext:value-type="string">
            <text:p>vigosJarOfSaltyLips.png</text:p>
          </table:table-cell>
          <table:table-cell office:value-type="string" calcext:value-type="string">
            <text:p>Very Rare</text:p>
          </table:table-cell>
          <table:table-cell office:value-type="string" calcext:value-type="string">
            <text:p>Survivor</text:p>
          </table:table-cell>
          <table:table-cell office:value-type="string" calcext:value-type="string">
            <text:p>Luck</text:p>
          </table:table-cell>
          <table:table-cell office:value-type="string" calcext:value-type="string">
            <text:p>"A tightly sealed glass jar containing torn human lips floating in a murky brine. Some believe it brings good fortune."</text:p>
          </table:table-cell>
          <table:table-cell office:value-type="string" calcext:value-type="string">
            <text:p>Increases every Survivor's chance of succeeding a Self-Unhook by +3 %. </text:p>
          </table:table-cell>
          <table:table-cell table:number-columns-repeated="16376"/>
        </table:table-row>
        <table:table-row table:style-name="ro1">
          <table:table-cell office:value-type="string" calcext:value-type="string">
            <text:p>Bloodied Blueprint</text:p>
          </table:table-cell>
          <table:table-cell office:value-type="string" calcext:value-type="string">
            <text:p>offerings</text:p>
          </table:table-cell>
          <table:table-cell office:value-type="string" calcext:value-type="string">
            <text:p>bloodiedBlueprint.png</text:p>
          </table:table-cell>
          <table:table-cell office:value-type="string" calcext:value-type="string">
            <text:p>Common</text:p>
          </table:table-cell>
          <table:table-cell office:value-type="string" calcext:value-type="string">
            <text:p>All</text:p>
          </table:table-cell>
          <table:table-cell office:value-type="string" calcext:value-type="string">
            <text:p>Map Modification</text:p>
          </table:table-cell>
          <table:table-cell office:value-type="string" calcext:value-type="string">
            <text:p>"Spatters of dried blood partially conceal the design."</text:p>
          </table:table-cell>
          <table:table-cell office:value-type="string" calcext:value-type="string">
            <text:p>Grants the following effects at the start of the Trial: Increases the likelihood of the Basement spawning in the Killer Shack by +100 %, if it is available. The Auras of the Basement Hooks are revealed to you for 20 seconds.</text:p>
          </table:table-cell>
          <table:table-cell table:number-columns-repeated="16376"/>
        </table:table-row>
        <table:table-row table:style-name="ro1">
          <table:table-cell office:value-type="string" calcext:value-type="string">
            <text:p>Torn Blueprint</text:p>
          </table:table-cell>
          <table:table-cell office:value-type="string" calcext:value-type="string">
            <text:p>offerings</text:p>
          </table:table-cell>
          <table:table-cell office:value-type="string" calcext:value-type="string">
            <text:p>tornBlueprint.png</text:p>
          </table:table-cell>
          <table:table-cell office:value-type="string" calcext:value-type="string">
            <text:p>Common</text:p>
          </table:table-cell>
          <table:table-cell office:value-type="string" calcext:value-type="string">
            <text:p>All</text:p>
          </table:table-cell>
          <table:table-cell office:value-type="string" calcext:value-type="string">
            <text:p>Map Modification</text:p>
          </table:table-cell>
          <table:table-cell office:value-type="string" calcext:value-type="string">
            <text:p>"Though brittle and torn, the design is mostly legible."</text:p>
          </table:table-cell>
          <table:table-cell office:value-type="string" calcext:value-type="string">
            <text:p>Grants the following effects at the start of the Trial: Increases the likelihood of the Basement spawning in the Landmark Building by +100 %, if it is available. The Auras of the Basement Hooks are revealed to you for 20 seconds.</text:p>
          </table:table-cell>
          <table:table-cell table:number-columns-repeated="16376"/>
        </table:table-row>
        <table:table-row table:style-name="ro1">
          <table:table-cell office:value-type="string" calcext:value-type="string">
            <text:p>Scratched Coin</text:p>
          </table:table-cell>
          <table:table-cell office:value-type="string" calcext:value-type="string">
            <text:p>offerings</text:p>
          </table:table-cell>
          <table:table-cell office:value-type="string" calcext:value-type="string">
            <text:p>scratchedCoin.png</text:p>
          </table:table-cell>
          <table:table-cell office:value-type="string" calcext:value-type="string">
            <text:p>Uncommon</text:p>
          </table:table-cell>
          <table:table-cell office:value-type="string" calcext:value-type="string">
            <text:p>Killer</text:p>
          </table:table-cell>
          <table:table-cell office:value-type="string" calcext:value-type="string">
            <text:p>Map Modification</text:p>
          </table:table-cell>
          <table:table-cell office:value-type="string" calcext:value-type="string">
            <text:p>"A defaced coin of unknown origin."</text:p>
          </table:table-cell>
          <table:table-cell office:value-type="string" calcext:value-type="string">
            <text:p>Calls upon The Entity for the following effect: Reduces the number of Chests in the environment by -1.</text:p>
          </table:table-cell>
          <table:table-cell table:number-columns-repeated="16376"/>
        </table:table-row>
        <table:table-row table:style-name="ro1">
          <table:table-cell office:value-type="string" calcext:value-type="string">
            <text:p>Tarnished Coin</text:p>
          </table:table-cell>
          <table:table-cell office:value-type="string" calcext:value-type="string">
            <text:p>offerings</text:p>
          </table:table-cell>
          <table:table-cell office:value-type="string" calcext:value-type="string">
            <text:p>tarnishedCoin.png</text:p>
          </table:table-cell>
          <table:table-cell office:value-type="string" calcext:value-type="string">
            <text:p>Uncommon</text:p>
          </table:table-cell>
          <table:table-cell office:value-type="string" calcext:value-type="string">
            <text:p>Survivor</text:p>
          </table:table-cell>
          <table:table-cell office:value-type="string" calcext:value-type="string">
            <text:p>Map Modification</text:p>
          </table:table-cell>
          <table:table-cell office:value-type="string" calcext:value-type="string">
            <text:p>"A round piece of metal which has lost all sheen." </text:p>
          </table:table-cell>
          <table:table-cell office:value-type="string" calcext:value-type="string">
            <text:p>Calls upon The Entity for the following effect: Increases the number of Chests in the environment by +1.</text:p>
          </table:table-cell>
          <table:table-cell table:number-columns-repeated="16376"/>
        </table:table-row>
        <table:table-row table:style-name="ro1">
          <table:table-cell office:value-type="string" calcext:value-type="string">
            <text:p>Cut Coin</text:p>
          </table:table-cell>
          <table:table-cell office:value-type="string" calcext:value-type="string">
            <text:p>offerings</text:p>
          </table:table-cell>
          <table:table-cell office:value-type="string" calcext:value-type="string">
            <text:p>cutCoin.png</text:p>
          </table:table-cell>
          <table:table-cell office:value-type="string" calcext:value-type="string">
            <text:p>Very Rare</text:p>
          </table:table-cell>
          <table:table-cell office:value-type="string" calcext:value-type="string">
            <text:p>Killer</text:p>
          </table:table-cell>
          <table:table-cell office:value-type="string" calcext:value-type="string">
            <text:p>Map Modification</text:p>
          </table:table-cell>
          <table:table-cell office:value-type="string" calcext:value-type="string">
            <text:p>"Two halves of a thick metallic coin."</text:p>
          </table:table-cell>
          <table:table-cell office:value-type="string" calcext:value-type="string">
            <text:p>Calls upon The Entity for the following effect: Reduces the number of Chests in the environment by -2.</text:p>
          </table:table-cell>
          <table:table-cell table:number-columns-repeated="16376"/>
        </table:table-row>
        <table:table-row table:style-name="ro1">
          <table:table-cell office:value-type="string" calcext:value-type="string">
            <text:p>Shiny Coin</text:p>
          </table:table-cell>
          <table:table-cell office:value-type="string" calcext:value-type="string">
            <text:p>offerings</text:p>
          </table:table-cell>
          <table:table-cell office:value-type="string" calcext:value-type="string">
            <text:p>shinyCoin.png</text:p>
          </table:table-cell>
          <table:table-cell office:value-type="string" calcext:value-type="string">
            <text:p>Very Rare</text:p>
          </table:table-cell>
          <table:table-cell office:value-type="string" calcext:value-type="string">
            <text:p>Survivor</text:p>
          </table:table-cell>
          <table:table-cell office:value-type="string" calcext:value-type="string">
            <text:p>Map Modification</text:p>
          </table:table-cell>
          <table:table-cell office:value-type="string" calcext:value-type="string">
            <text:p>"A clean and polished piece of gold."</text:p>
          </table:table-cell>
          <table:table-cell office:value-type="string" calcext:value-type="string">
            <text:p>Calls upon The Entity for the following effect: Increases the number of Chests in the environment by +2.</text:p>
          </table:table-cell>
          <table:table-cell table:number-columns-repeated="16376"/>
        </table:table-row>
        <table:table-row table:style-name="ro1">
          <table:table-cell office:value-type="string" calcext:value-type="string">
            <text:p>Clear Reagent</text:p>
          </table:table-cell>
          <table:table-cell office:value-type="string" calcext:value-type="string">
            <text:p>offerings</text:p>
          </table:table-cell>
          <table:table-cell office:value-type="string" calcext:value-type="string">
            <text:p>clearReagent.png</text:p>
          </table:table-cell>
          <table:table-cell office:value-type="string" calcext:value-type="string">
            <text:p>Common</text:p>
          </table:table-cell>
          <table:table-cell office:value-type="string" calcext:value-type="string">
            <text:p>All</text:p>
          </table:table-cell>
          <table:table-cell office:value-type="string" calcext:value-type="string">
            <text:p>Map Modification</text:p>
          </table:table-cell>
          <table:table-cell office:value-type="string" calcext:value-type="string">
            <text:p>"The Mist rolls in, traps all in its deep madness. There is no running, no escape, no asylum, except for the clear waters of the pond lost in the forest." — Unknown, Notebook</text:p>
          </table:table-cell>
          <table:table-cell office:value-type="string" calcext:value-type="string">
            <text:p>Calls upon The Entity for the following effect: Reduces the thickness of the Dark Mist by -50 %.</text:p>
          </table:table-cell>
          <table:table-cell table:number-columns-repeated="16376"/>
        </table:table-row>
        <table:table-row table:style-name="ro1">
          <table:table-cell office:value-type="string" calcext:value-type="string">
            <text:p>Faint Reagent</text:p>
          </table:table-cell>
          <table:table-cell office:value-type="string" calcext:value-type="string">
            <text:p>offerings</text:p>
          </table:table-cell>
          <table:table-cell office:value-type="string" calcext:value-type="string">
            <text:p>faintReagent.png</text:p>
          </table:table-cell>
          <table:table-cell office:value-type="string" calcext:value-type="string">
            <text:p>Common</text:p>
          </table:table-cell>
          <table:table-cell office:value-type="string" calcext:value-type="string">
            <text:p>All</text:p>
          </table:table-cell>
          <table:table-cell office:value-type="string" calcext:value-type="string">
            <text:p>Map Modification</text:p>
          </table:table-cell>
          <table:table-cell office:value-type="string" calcext:value-type="string">
            <text:p>"Paralysed, I stand in the cold as death lingers."</text:p>
          </table:table-cell>
          <table:table-cell office:value-type="string" calcext:value-type="string">
            <text:p>Calls upon The Entity for the following effect: Increases the thickness of the Dark Mist by +25 %.</text:p>
          </table:table-cell>
          <table:table-cell table:number-columns-repeated="16376"/>
        </table:table-row>
        <table:table-row table:style-name="ro1">
          <table:table-cell office:value-type="string" calcext:value-type="string">
            <text:p>Hazy Reagent</text:p>
          </table:table-cell>
          <table:table-cell office:value-type="string" calcext:value-type="string">
            <text:p>offerings</text:p>
          </table:table-cell>
          <table:table-cell office:value-type="string" calcext:value-type="string">
            <text:p>hazyReagent.png</text:p>
          </table:table-cell>
          <table:table-cell office:value-type="string" calcext:value-type="string">
            <text:p>Uncommon</text:p>
          </table:table-cell>
          <table:table-cell office:value-type="string" calcext:value-type="string">
            <text:p>All</text:p>
          </table:table-cell>
          <table:table-cell office:value-type="string" calcext:value-type="string">
            <text:p>Map Modification</text:p>
          </table:table-cell>
          <table:table-cell office:value-type="string" calcext:value-type="string">
            <text:p>"The Mist is alluring, hypnotising. I love it and fear it at the same time." — Donna's Sketchbook</text:p>
          </table:table-cell>
          <table:table-cell office:value-type="string" calcext:value-type="string">
            <text:p>Calls upon The Entity for the following effect: Increases the thickness of the Dark Mist by +50 %.</text:p>
          </table:table-cell>
          <table:table-cell table:number-columns-repeated="16376"/>
        </table:table-row>
        <table:table-row table:style-name="ro1">
          <table:table-cell office:value-type="string" calcext:value-type="string">
            <text:p>Murky Reagent</text:p>
          </table:table-cell>
          <table:table-cell office:value-type="string" calcext:value-type="string">
            <text:p>offerings</text:p>
          </table:table-cell>
          <table:table-cell office:value-type="string" calcext:value-type="string">
            <text:p>murkyReagent.png</text:p>
          </table:table-cell>
          <table:table-cell office:value-type="string" calcext:value-type="string">
            <text:p>Very Rare</text:p>
          </table:table-cell>
          <table:table-cell office:value-type="string" calcext:value-type="string">
            <text:p>All</text:p>
          </table:table-cell>
          <table:table-cell office:value-type="string" calcext:value-type="string">
            <text:p>Map Modification</text:p>
          </table:table-cell>
          <table:table-cell office:value-type="string" calcext:value-type="string">
            <text:p>"The Mist seems to protect us from the beast, but it is a poison, a cancer, filling us with darkness and insanity." — Unknown, Notebook</text:p>
          </table:table-cell>
          <table:table-cell office:value-type="string" calcext:value-type="string">
            <text:p>Calls upon The Entity for the following effect: Increases the thickness of the Dark Mist by +75 %.</text:p>
          </table:table-cell>
          <table:table-cell table:number-columns-repeated="16376"/>
        </table:table-row>
        <table:table-row table:style-name="ro1">
          <table:table-cell office:value-type="string" calcext:value-type="string">
            <text:p>Annotated Blueprint</text:p>
          </table:table-cell>
          <table:table-cell office:value-type="string" calcext:value-type="string">
            <text:p>offerings</text:p>
          </table:table-cell>
          <table:table-cell office:value-type="string" calcext:value-type="string">
            <text:p>annotatedBlueprint.png</text:p>
          </table:table-cell>
          <table:table-cell office:value-type="string" calcext:value-type="string">
            <text:p>Common</text:p>
          </table:table-cell>
          <table:table-cell office:value-type="string" calcext:value-type="string">
            <text:p>All</text:p>
          </table:table-cell>
          <table:table-cell office:value-type="string" calcext:value-type="string">
            <text:p>Map Modification</text:p>
          </table:table-cell>
          <table:table-cell office:value-type="string" calcext:value-type="string">
            <text:p>"Essential information is scribbled along the side, but by whom?"</text:p>
          </table:table-cell>
          <table:table-cell office:value-type="string" calcext:value-type="string">
            <text:p>Grants the following effect at the start of the Trial: Increases the likelihood of the Hatch spawning by the Killer Shack by +100 %, if it is available.</text:p>
          </table:table-cell>
          <table:table-cell table:number-columns-repeated="16376"/>
        </table:table-row>
        <table:table-row table:style-name="ro1">
          <table:table-cell office:value-type="string" calcext:value-type="string">
            <text:p>Vigo’s Blueprint</text:p>
          </table:table-cell>
          <table:table-cell office:value-type="string" calcext:value-type="string">
            <text:p>offerings</text:p>
          </table:table-cell>
          <table:table-cell office:value-type="string" calcext:value-type="string">
            <text:p>vigosBlueprint.png</text:p>
          </table:table-cell>
          <table:table-cell office:value-type="string" calcext:value-type="string">
            <text:p>Common</text:p>
          </table:table-cell>
          <table:table-cell office:value-type="string" calcext:value-type="string">
            <text:p>All</text:p>
          </table:table-cell>
          <table:table-cell office:value-type="string" calcext:value-type="string">
            <text:p>Map Modification</text:p>
          </table:table-cell>
          <table:table-cell office:value-type="string" calcext:value-type="string">
            <text:p>"A clever design that has the letter 'V' etched on the bottom."</text:p>
          </table:table-cell>
          <table:table-cell office:value-type="string" calcext:value-type="string">
            <text:p>Grants the following effect at the start of the Trial: Increases the likelihood of the Hatch spawning by the Landmark Building by +100 %, if it is available.</text:p>
          </table:table-cell>
          <table:table-cell table:number-columns-repeated="16376"/>
        </table:table-row>
        <table:table-row table:style-name="ro1">
          <table:table-cell office:value-type="string" calcext:value-type="string">
            <text:p>Mouldy Oak</text:p>
          </table:table-cell>
          <table:table-cell office:value-type="string" calcext:value-type="string">
            <text:p>offerings</text:p>
          </table:table-cell>
          <table:table-cell office:value-type="string" calcext:value-type="string">
            <text:p>moldyOak.png</text:p>
          </table:table-cell>
          <table:table-cell office:value-type="string" calcext:value-type="string">
            <text:p>Uncommon</text:p>
          </table:table-cell>
          <table:table-cell office:value-type="string" calcext:value-type="string">
            <text:p>Killer</text:p>
          </table:table-cell>
          <table:table-cell office:value-type="string" calcext:value-type="string">
            <text:p>Map Modification</text:p>
          </table:table-cell>
          <table:table-cell office:value-type="string" calcext:value-type="string">
            <text:p>"A damp and decaying piece of oak replete with mould."</text:p>
          </table:table-cell>
          <table:table-cell office:value-type="string" calcext:value-type="string">
            <text:p>Calls upon The Entity for the following effect: Reduces the minimum distance between Spawn locations for Hooks by -1.5 metres.</text:p>
          </table:table-cell>
          <table:table-cell table:number-columns-repeated="16376"/>
        </table:table-row>
        <table:table-row table:style-name="ro1">
          <table:table-cell office:value-type="string" calcext:value-type="string">
            <text:p>Rotten Oak</text:p>
          </table:table-cell>
          <table:table-cell office:value-type="string" calcext:value-type="string">
            <text:p>offerings</text:p>
          </table:table-cell>
          <table:table-cell office:value-type="string" calcext:value-type="string">
            <text:p>rottenOak.png</text:p>
          </table:table-cell>
          <table:table-cell office:value-type="string" calcext:value-type="string">
            <text:p>Rare</text:p>
          </table:table-cell>
          <table:table-cell office:value-type="string" calcext:value-type="string">
            <text:p>Killer</text:p>
          </table:table-cell>
          <table:table-cell office:value-type="string" calcext:value-type="string">
            <text:p>Map Modification</text:p>
          </table:table-cell>
          <table:table-cell office:value-type="string" calcext:value-type="string">
            <text:p>"A decomposing piece of oak in which strange markings have been etched."</text:p>
          </table:table-cell>
          <table:table-cell office:value-type="string" calcext:value-type="string">
            <text:p>Calls upon The Entity for the following effect: Reduces the minimum distance between Spawn locations for Hooks by -2.5 metres.</text:p>
          </table:table-cell>
          <table:table-cell table:number-columns-repeated="16376"/>
        </table:table-row>
        <table:table-row table:style-name="ro1">
          <table:table-cell office:value-type="string" calcext:value-type="string">
            <text:p>Petrified Oak</text:p>
          </table:table-cell>
          <table:table-cell office:value-type="string" calcext:value-type="string">
            <text:p>offerings</text:p>
          </table:table-cell>
          <table:table-cell office:value-type="string" calcext:value-type="string">
            <text:p>petrifiedOak.png</text:p>
          </table:table-cell>
          <table:table-cell office:value-type="string" calcext:value-type="string">
            <text:p>Very Rare</text:p>
          </table:table-cell>
          <table:table-cell office:value-type="string" calcext:value-type="string">
            <text:p>Survivor</text:p>
          </table:table-cell>
          <table:table-cell office:value-type="string" calcext:value-type="string">
            <text:p>Map Modification</text:p>
          </table:table-cell>
          <table:table-cell office:value-type="string" calcext:value-type="string">
            <text:p>"A deteriorating piece of petrified wood."</text:p>
          </table:table-cell>
          <table:table-cell office:value-type="string" calcext:value-type="string">
            <text:p>Calls upon The Entity for the following effect: Increases the minimum distance between Spawn locations for Hooks by +1 metre.</text:p>
          </table:table-cell>
          <table:table-cell table:number-columns-repeated="16376"/>
        </table:table-row>
        <table:table-row table:style-name="ro1">
          <table:table-cell office:value-type="string" calcext:value-type="string">
            <text:p>Putrid Oak</text:p>
          </table:table-cell>
          <table:table-cell office:value-type="string" calcext:value-type="string">
            <text:p>offerings</text:p>
          </table:table-cell>
          <table:table-cell office:value-type="string" calcext:value-type="string">
            <text:p>putridOak.png</text:p>
          </table:table-cell>
          <table:table-cell office:value-type="string" calcext:value-type="string">
            <text:p>Very Rare</text:p>
          </table:table-cell>
          <table:table-cell office:value-type="string" calcext:value-type="string">
            <text:p>Killer</text:p>
          </table:table-cell>
          <table:table-cell office:value-type="string" calcext:value-type="string">
            <text:p>Map Modification</text:p>
          </table:table-cell>
          <table:table-cell office:value-type="string" calcext:value-type="string">
            <text:p>"A ruined piece of oak oozing with a black putrescent liquid."</text:p>
          </table:table-cell>
          <table:table-cell office:value-type="string" calcext:value-type="string">
            <text:p>Calls upon The Entity for the following effect: Reduces the minimum distance between Spawn locations for Hooks by -3.5 metres.</text:p>
          </table:table-cell>
          <table:table-cell table:number-columns-repeated="16376"/>
        </table:table-row>
        <table:table-row table:style-name="ro1">
          <table:table-cell office:value-type="string" calcext:value-type="string">
            <text:p>Ivory Memento Mori</text:p>
          </table:table-cell>
          <table:table-cell office:value-type="string" calcext:value-type="string">
            <text:p>offerings</text:p>
          </table:table-cell>
          <table:table-cell office:value-type="string" calcext:value-type="string">
            <text:p>ivoryMementoMori.png</text:p>
          </table:table-cell>
          <table:table-cell office:value-type="string" calcext:value-type="string">
            <text:p>Rare</text:p>
          </table:table-cell>
          <table:table-cell office:value-type="string" calcext:value-type="string">
            <text:p>Killer</text:p>
          </table:table-cell>
          <table:table-cell office:value-type="string" calcext:value-type="string">
            <text:p>Memento Mori</text:p>
          </table:table-cell>
          <table:table-cell office:value-type="string" calcext:value-type="string">
            <text:p>"Grant me the favour of killing one."</text:p>
          </table:table-cell>
          <table:table-cell office:value-type="string" calcext:value-type="string">
            <text:p>Calls upon The Entity for the following effect: Grants the ability to kill one Survivor with 2 Hook Stages once they are in the Dying State. This Offering is secret and will not reveal its identity to the other Players during the burning sequence before loading into the Trial.</text:p>
          </table:table-cell>
          <table:table-cell table:number-columns-repeated="16376"/>
        </table:table-row>
        <table:table-row table:style-name="ro1">
          <table:table-cell office:value-type="string" calcext:value-type="string">
            <text:p>Ebony Memento Mori</text:p>
          </table:table-cell>
          <table:table-cell office:value-type="string" calcext:value-type="string">
            <text:p>offerings</text:p>
          </table:table-cell>
          <table:table-cell office:value-type="string" calcext:value-type="string">
            <text:p>ebonyMementoMori.png</text:p>
          </table:table-cell>
          <table:table-cell office:value-type="string" calcext:value-type="string">
            <text:p>Ultra Rare</text:p>
          </table:table-cell>
          <table:table-cell office:value-type="string" calcext:value-type="string">
            <text:p>Killer</text:p>
          </table:table-cell>
          <table:table-cell office:value-type="string" calcext:value-type="string">
            <text:p>Memento Mori</text:p>
          </table:table-cell>
          <table:table-cell office:value-type="string" calcext:value-type="string">
            <text:p>"I could swear It spoke to the beast. It came to a halt, as if calmly listening to the leaves rustling, and then... grinned."</text:p>
          </table:table-cell>
          <table:table-cell office:value-type="string" calcext:value-type="string">
            <text:p>Calls upon The Entity for the following effect: Grants the ability to kill all Survivors with 2 Hook Stages once they are in the Dying State. This Offering is secret and will not reveal its identity to the other Players during the burning sequence before loading into the Trial.</text:p>
          </table:table-cell>
          <table:table-cell table:number-columns-repeated="16376"/>
        </table:table-row>
        <table:table-row table:style-name="ro1">
          <table:table-cell office:value-type="string" calcext:value-type="string">
            <text:p>Azarov’s Key</text:p>
          </table:table-cell>
          <table:table-cell office:value-type="string" calcext:value-type="string">
            <text:p>offerings</text:p>
          </table:table-cell>
          <table:table-cell office:value-type="string" calcext:value-type="string">
            <text:p>azarovsKey.png</text:p>
          </table:table-cell>
          <table:table-cell office:value-type="string" calcext:value-type="string">
            <text:p>Rare</text:p>
          </table:table-cell>
          <table:table-cell office:value-type="string" calcext:value-type="string">
            <text:p>All</text:p>
          </table:table-cell>
          <table:table-cell office:value-type="string" calcext:value-type="string">
            <text:p>Map Selection</text:p>
          </table:table-cell>
          <table:table-cell office:value-type="string" calcext:value-type="string">
            <text:p>"A broken key pertaining to a vehicle of unknown brand. A key-chain attached to it identifies the owner as a certain 'A. Azarov'"</text:p>
          </table:table-cell>
          <table:table-cell office:value-type="string" calcext:value-type="string">
            <text:p>Increases the likelihood of being sent to a Map in the Autohaven Wreckers Realm. Modifies the Realm Selector Logic by a value of 9999.</text:p>
          </table:table-cell>
          <table:table-cell table:number-columns-repeated="16376"/>
        </table:table-row>
        <table:table-row table:style-name="ro1">
          <table:table-cell office:value-type="string" calcext:value-type="string">
            <text:p>Grandma’s Cookbook</text:p>
          </table:table-cell>
          <table:table-cell office:value-type="string" calcext:value-type="string">
            <text:p>offerings</text:p>
          </table:table-cell>
          <table:table-cell office:value-type="string" calcext:value-type="string">
            <text:p>granmasCookbook.png</text:p>
          </table:table-cell>
          <table:table-cell office:value-type="string" calcext:value-type="string">
            <text:p>Rare</text:p>
          </table:table-cell>
          <table:table-cell office:value-type="string" calcext:value-type="string">
            <text:p>All</text:p>
          </table:table-cell>
          <table:table-cell office:value-type="string" calcext:value-type="string">
            <text:p>Map Selection</text:p>
          </table:table-cell>
          <table:table-cell office:value-type="string" calcext:value-type="string">
            <text:p>"A leather-bound book containing horrible human meat recipes such as the granny-slapping good chilli."</text:p>
          </table:table-cell>
          <table:table-cell office:value-type="string" calcext:value-type="string">
            <text:p>Increases the likelihood of being sent to a Map in the Backwater Swamp Realm. Modifies the Realm Selector Logic by a value of 9999.</text:p>
          </table:table-cell>
          <table:table-cell table:number-columns-repeated="16376"/>
        </table:table-row>
        <table:table-row table:style-name="ro1">
          <table:table-cell office:value-type="string" calcext:value-type="string">
            <text:p>Heart Locket</text:p>
          </table:table-cell>
          <table:table-cell office:value-type="string" calcext:value-type="string">
            <text:p>offerings</text:p>
          </table:table-cell>
          <table:table-cell office:value-type="string" calcext:value-type="string">
            <text:p>heartLocket.png</text:p>
          </table:table-cell>
          <table:table-cell office:value-type="string" calcext:value-type="string">
            <text:p>Rare</text:p>
          </table:table-cell>
          <table:table-cell office:value-type="string" calcext:value-type="string">
            <text:p>All</text:p>
          </table:table-cell>
          <table:table-cell office:value-type="string" calcext:value-type="string">
            <text:p>Map Selection</text:p>
          </table:table-cell>
          <table:table-cell office:value-type="string" calcext:value-type="string">
            <text:p>"A silver heart locket necklace. The simple interior is engraved with the following: 'E+M'."</text:p>
          </table:table-cell>
          <table:table-cell office:value-type="string" calcext:value-type="string">
            <text:p>Increases the likelihood of being sent to a Map in the Coldwind Farm Realm. Modifies the Realm Selector Logic by a value of 9999.</text:p>
          </table:table-cell>
          <table:table-cell table:number-columns-repeated="16376"/>
        </table:table-row>
        <table:table-row table:style-name="ro1">
          <table:table-cell office:value-type="string" calcext:value-type="string">
            <text:p>Charred Wedding Photograph</text:p>
          </table:table-cell>
          <table:table-cell office:value-type="string" calcext:value-type="string">
            <text:p>offerings</text:p>
          </table:table-cell>
          <table:table-cell office:value-type="string" calcext:value-type="string">
            <text:p>charredWeddingPhotograph.png</text:p>
          </table:table-cell>
          <table:table-cell office:value-type="string" calcext:value-type="string">
            <text:p>Rare</text:p>
          </table:table-cell>
          <table:table-cell office:value-type="string" calcext:value-type="string">
            <text:p>All</text:p>
          </table:table-cell>
          <table:table-cell office:value-type="string" calcext:value-type="string">
            <text:p>Map Selection</text:p>
          </table:table-cell>
          <table:table-cell office:value-type="string" calcext:value-type="string">
            <text:p>"A burned portrait of a couple on their wedding day, the faces are completely charred and unidentifiable."</text:p>
          </table:table-cell>
          <table:table-cell office:value-type="string" calcext:value-type="string">
            <text:p>Increases the likelihood of being sent to a Map in the Crotus Prenn Asylum Realm. Modifies the Realm Selector Logic by a value of 9999.</text:p>
          </table:table-cell>
          <table:table-cell table:number-columns-repeated="16376"/>
        </table:table-row>
        <table:table-row table:style-name="ro1">
          <table:table-cell office:value-type="string" calcext:value-type="string">
            <text:p>Beef Tallow Mixture</text:p>
          </table:table-cell>
          <table:table-cell office:value-type="string" calcext:value-type="string">
            <text:p>offerings</text:p>
          </table:table-cell>
          <table:table-cell office:value-type="string" calcext:value-type="string">
            <text:p>beefTallowMixture.png</text:p>
          </table:table-cell>
          <table:table-cell office:value-type="string" calcext:value-type="string">
            <text:p>Rare</text:p>
          </table:table-cell>
          <table:table-cell office:value-type="string" calcext:value-type="string">
            <text:p>All</text:p>
          </table:table-cell>
          <table:table-cell office:value-type="string" calcext:value-type="string">
            <text:p>Map Selection</text:p>
          </table:table-cell>
          <table:table-cell office:value-type="string" calcext:value-type="string">
            <text:p>"The stink of rotting organic matter emanates from this foul mixture, designed with the grim intent to create a fire that burns very hot and very long."</text:p>
          </table:table-cell>
          <table:table-cell office:value-type="string" calcext:value-type="string">
            <text:p>Increases the likelihood of being sent to a Map in the The Decimated Borgo Realm. Modifies the Realm Selector Logic by a value of 9999.</text:p>
          </table:table-cell>
          <table:table-cell table:number-columns-repeated="16376"/>
        </table:table-row>
        <table:table-row table:style-name="ro1">
          <table:table-cell office:value-type="string" calcext:value-type="string">
            <text:p>Airlock Doors</text:p>
          </table:table-cell>
          <table:table-cell office:value-type="string" calcext:value-type="string">
            <text:p>offerings</text:p>
          </table:table-cell>
          <table:table-cell office:value-type="string" calcext:value-type="string">
            <text:p>airlockDoors.png</text:p>
          </table:table-cell>
          <table:table-cell office:value-type="string" calcext:value-type="string">
            <text:p>Rare</text:p>
          </table:table-cell>
          <table:table-cell office:value-type="string" calcext:value-type="string">
            <text:p>All</text:p>
          </table:table-cell>
          <table:table-cell office:value-type="string" calcext:value-type="string">
            <text:p>Map Selection</text:p>
          </table:table-cell>
          <table:table-cell office:value-type="string" calcext:value-type="string">
            <text:p>"You know the quarantine procedure. 24 hours for decontamination." — Ellen Ripley</text:p>
          </table:table-cell>
          <table:table-cell office:value-type="string" calcext:value-type="string">
            <text:p>Increases the likelihood of being sent to the Nostromo Wreckage Map in the Dvarka Deepwood Realm. Modifies the Realm Selector Logic by a value of 9999.</text:p>
          </table:table-cell>
          <table:table-cell table:number-columns-repeated="16376"/>
        </table:table-row>
        <table:table-row table:style-name="ro1">
          <table:table-cell office:value-type="string" calcext:value-type="string">
            <text:p>Alien Flora</text:p>
          </table:table-cell>
          <table:table-cell office:value-type="string" calcext:value-type="string">
            <text:p>offerings</text:p>
          </table:table-cell>
          <table:table-cell office:value-type="string" calcext:value-type="string">
            <text:p>alienFlora.png</text:p>
          </table:table-cell>
          <table:table-cell office:value-type="string" calcext:value-type="string">
            <text:p>Rare</text:p>
          </table:table-cell>
          <table:table-cell office:value-type="string" calcext:value-type="string">
            <text:p>All</text:p>
          </table:table-cell>
          <table:table-cell office:value-type="string" calcext:value-type="string">
            <text:p>Map Selection</text:p>
          </table:table-cell>
          <table:table-cell office:value-type="string" calcext:value-type="string">
            <text:p>"Our arrival will change the face of this planet as we know it." — Sarah, Science Officer</text:p>
          </table:table-cell>
          <table:table-cell office:value-type="string" calcext:value-type="string">
            <text:p>Increases the likelihood of being sent to the Toba Landing Map in the Dvarka Deepwood Realm. Modifies the Realm Selector Logic by a value of 9999.</text:p>
          </table:table-cell>
          <table:table-cell table:number-columns-repeated="16376"/>
        </table:table-row>
        <table:table-row table:style-name="ro1">
          <table:table-cell office:value-type="string" calcext:value-type="string">
            <text:p>Crow’s Eye</text:p>
          </table:table-cell>
          <table:table-cell office:value-type="string" calcext:value-type="string">
            <text:p>offerings</text:p>
          </table:table-cell>
          <table:table-cell office:value-type="string" calcext:value-type="string">
            <text:p>crowsEye.png</text:p>
          </table:table-cell>
          <table:table-cell office:value-type="string" calcext:value-type="string">
            <text:p>Rare</text:p>
          </table:table-cell>
          <table:table-cell office:value-type="string" calcext:value-type="string">
            <text:p>All</text:p>
          </table:table-cell>
          <table:table-cell office:value-type="string" calcext:value-type="string">
            <text:p>Map Selection</text:p>
          </table:table-cell>
          <table:table-cell office:value-type="string" calcext:value-type="string">
            <text:p>"The dark, beady eye shifts back and forth as if searching for a bloody strip of carrion."</text:p>
          </table:table-cell>
          <table:table-cell office:value-type="string" calcext:value-type="string">
            <text:p>Increases the likelihood of being sent to a Map in the Forsaken Boneyard Realm. Modifies the Realm Selector Logic by a value of 9999.</text:p>
          </table:table-cell>
          <table:table-cell table:number-columns-repeated="16376"/>
        </table:table-row>
        <table:table-row table:style-name="ro1">
          <table:table-cell office:value-type="string" calcext:value-type="string">
            <text:p>Jigsaw Piece</text:p>
          </table:table-cell>
          <table:table-cell office:value-type="string" calcext:value-type="string">
            <text:p>offerings</text:p>
          </table:table-cell>
          <table:table-cell office:value-type="string" calcext:value-type="string">
            <text:p>jigsawPiece.png</text:p>
          </table:table-cell>
          <table:table-cell office:value-type="string" calcext:value-type="string">
            <text:p>Rare</text:p>
          </table:table-cell>
          <table:table-cell office:value-type="string" calcext:value-type="string">
            <text:p>All</text:p>
          </table:table-cell>
          <table:table-cell office:value-type="string" calcext:value-type="string">
            <text:p>Map Selection</text:p>
          </table:table-cell>
          <table:table-cell office:value-type="string" calcext:value-type="string">
            <text:p>"Congratulations. You are still alive. Most people are so ungrateful to be alive. But not you. Not anymore."</text:p>
          </table:table-cell>
          <table:table-cell office:value-type="string" calcext:value-type="string">
            <text:p>Increases the likelihood of being sent to a Map in the Gideon Meat Plant Realm. Modifies the Realm Selector Logic by a value of 9999.</text:p>
          </table:table-cell>
          <table:table-cell table:number-columns-repeated="16376"/>
        </table:table-row>
        <table:table-row table:style-name="ro1">
          <table:table-cell office:value-type="string" calcext:value-type="string">
            <text:p>Shattered Bottle</text:p>
          </table:table-cell>
          <table:table-cell office:value-type="string" calcext:value-type="string">
            <text:p>offerings</text:p>
          </table:table-cell>
          <table:table-cell office:value-type="string" calcext:value-type="string">
            <text:p>shatteredBottle.png</text:p>
          </table:table-cell>
          <table:table-cell office:value-type="string" calcext:value-type="string">
            <text:p>Rare</text:p>
          </table:table-cell>
          <table:table-cell office:value-type="string" calcext:value-type="string">
            <text:p>All</text:p>
          </table:table-cell>
          <table:table-cell office:value-type="string" calcext:value-type="string">
            <text:p>Map Selection</text:p>
          </table:table-cell>
          <table:table-cell office:value-type="string" calcext:value-type="string">
            <text:p>"Ain't much for holding a drink no more, but it can sure make a mess of a fella's throat."</text:p>
          </table:table-cell>
          <table:table-cell office:value-type="string" calcext:value-type="string">
            <text:p>Increases the likelihood of being sent to a Map in the Grave of Glenvale Realm. Modifies the Realm Selector Logic by a value of 9999.</text:p>
          </table:table-cell>
          <table:table-cell table:number-columns-repeated="16376"/>
        </table:table-row>
        <table:table-row table:style-name="ro1">
          <table:table-cell office:value-type="string" calcext:value-type="string">
            <text:p>Strode Realty Key</text:p>
          </table:table-cell>
          <table:table-cell office:value-type="string" calcext:value-type="string">
            <text:p>offerings</text:p>
          </table:table-cell>
          <table:table-cell office:value-type="string" calcext:value-type="string">
            <text:p>strodeRealtyKey.png</text:p>
          </table:table-cell>
          <table:table-cell office:value-type="string" calcext:value-type="string">
            <text:p>Rare</text:p>
          </table:table-cell>
          <table:table-cell office:value-type="string" calcext:value-type="string">
            <text:p>All</text:p>
          </table:table-cell>
          <table:table-cell office:value-type="string" calcext:value-type="string">
            <text:p>Map Selection</text:p>
          </table:table-cell>
          <table:table-cell office:value-type="string" calcext:value-type="string">
            <text:p>"A house key, mundane in appearance. A cardboard key-tag attached to it reads 'Strode Real Estate', followed by a handwritten address: '45 Lampkin Lane'."</text:p>
          </table:table-cell>
          <table:table-cell office:value-type="string" calcext:value-type="string">
            <text:p>Increases the likelihood of being sent to a Map in the Haddonfield Realm. Modifies the Realm Selector Logic by a value of 9999.</text:p>
          </table:table-cell>
          <table:table-cell table:number-columns-repeated="16376"/>
        </table:table-row>
        <table:table-row table:style-name="ro1">
          <table:table-cell office:value-type="string" calcext:value-type="string">
            <text:p>Hawkins National Laboratory ID</text:p>
          </table:table-cell>
          <table:table-cell office:value-type="string" calcext:value-type="string">
            <text:p>offerings</text:p>
          </table:table-cell>
          <table:table-cell office:value-type="string" calcext:value-type="string">
            <text:p>hawkinsNationalLaboratoryID.png</text:p>
          </table:table-cell>
          <table:table-cell office:value-type="string" calcext:value-type="string">
            <text:p>Rare</text:p>
          </table:table-cell>
          <table:table-cell office:value-type="string" calcext:value-type="string">
            <text:p>All</text:p>
          </table:table-cell>
          <table:table-cell office:value-type="string" calcext:value-type="string">
            <text:p>Map Selection</text:p>
          </table:table-cell>
          <table:table-cell office:value-type="string" calcext:value-type="string">
            <text:p>"A soggy, bloodstained identification card with a serial number."</text:p>
          </table:table-cell>
          <table:table-cell office:value-type="string" calcext:value-type="string">
            <text:p>Increases the likelihood of being sent to a Map in the Hawkins National Laboratory Realm. Modifies the Realm Selector Logic by a value of 9999.</text:p>
          </table:table-cell>
          <table:table-cell table:number-columns-repeated="16376"/>
        </table:table-row>
        <table:table-row table:style-name="ro1">
          <table:table-cell office:value-type="string" calcext:value-type="string">
            <text:p>Shattered Glasses</text:p>
          </table:table-cell>
          <table:table-cell office:value-type="string" calcext:value-type="string">
            <text:p>offerings</text:p>
          </table:table-cell>
          <table:table-cell office:value-type="string" calcext:value-type="string">
            <text:p>shatteredGlasses.png</text:p>
          </table:table-cell>
          <table:table-cell office:value-type="string" calcext:value-type="string">
            <text:p>Rare</text:p>
          </table:table-cell>
          <table:table-cell office:value-type="string" calcext:value-type="string">
            <text:p>All</text:p>
          </table:table-cell>
          <table:table-cell office:value-type="string" calcext:value-type="string">
            <text:p>Map Selection</text:p>
          </table:table-cell>
          <table:table-cell office:value-type="string" calcext:value-type="string">
            <text:p>"Bent reading glasses. Speckles of dried blood can be seen on the shattered lenses."</text:p>
          </table:table-cell>
          <table:table-cell office:value-type="string" calcext:value-type="string">
            <text:p>Increases the likelihood of being sent to a Map in the Léry's Memorial Institute Realm. Modifies the Realm Selector Logic by a value of 9999.</text:p>
          </table:table-cell>
          <table:table-cell table:number-columns-repeated="16376"/>
        </table:table-row>
        <table:table-row table:style-name="ro1">
          <table:table-cell office:value-type="string" calcext:value-type="string">
            <text:p>MacMillan’s Phalanx Bone</text:p>
          </table:table-cell>
          <table:table-cell office:value-type="string" calcext:value-type="string">
            <text:p>offerings</text:p>
          </table:table-cell>
          <table:table-cell office:value-type="string" calcext:value-type="string">
            <text:p>macMillansPhalanxBone.png</text:p>
          </table:table-cell>
          <table:table-cell office:value-type="string" calcext:value-type="string">
            <text:p>Rare</text:p>
          </table:table-cell>
          <table:table-cell office:value-type="string" calcext:value-type="string">
            <text:p>All</text:p>
          </table:table-cell>
          <table:table-cell office:value-type="string" calcext:value-type="string">
            <text:p>Map Selection</text:p>
          </table:table-cell>
          <table:table-cell office:value-type="string" calcext:value-type="string">
            <text:p>"MacMillan's skeletal remains were found in the basement of the mine's storehouse. His leg bones shattered into pieces and a mining hammer lying in his lap."</text:p>
          </table:table-cell>
          <table:table-cell office:value-type="string" calcext:value-type="string">
            <text:p>Increases the likelihood of being sent to a Map in the The MacMillan Estate Realm. Modifies the Realm Selector Logic by a value of 9999.</text:p>
          </table:table-cell>
          <table:table-cell table:number-columns-repeated="16376"/>
        </table:table-row>
        <table:table-row table:style-name="ro1">
          <table:table-cell office:value-type="string" calcext:value-type="string">
            <text:p>Damaged Photo</text:p>
          </table:table-cell>
          <table:table-cell office:value-type="string" calcext:value-type="string">
            <text:p>offerings</text:p>
          </table:table-cell>
          <table:table-cell office:value-type="string" calcext:value-type="string">
            <text:p>damagedPhoto.png</text:p>
          </table:table-cell>
          <table:table-cell office:value-type="string" calcext:value-type="string">
            <text:p>Rare</text:p>
          </table:table-cell>
          <table:table-cell office:value-type="string" calcext:value-type="string">
            <text:p>All</text:p>
          </table:table-cell>
          <table:table-cell office:value-type="string" calcext:value-type="string">
            <text:p>Map Selection</text:p>
          </table:table-cell>
          <table:table-cell office:value-type="string" calcext:value-type="string">
            <text:p>"A dormant darkness lies beneath his childlike smile, about to be awakened."</text:p>
          </table:table-cell>
          <table:table-cell office:value-type="string" calcext:value-type="string">
            <text:p>Increases the likelihood of being sent to a Map in the Ormond Realm. Modifies the Realm Selector Logic by a value of 9999.</text:p>
          </table:table-cell>
          <table:table-cell table:number-columns-repeated="16376"/>
        </table:table-row>
        <table:table-row table:style-name="ro1">
          <table:table-cell office:value-type="string" calcext:value-type="string">
            <text:p>RPD Badge</text:p>
          </table:table-cell>
          <table:table-cell office:value-type="string" calcext:value-type="string">
            <text:p>offerings</text:p>
          </table:table-cell>
          <table:table-cell office:value-type="string" calcext:value-type="string">
            <text:p>rpdBadge.png</text:p>
          </table:table-cell>
          <table:table-cell office:value-type="string" calcext:value-type="string">
            <text:p>Rare</text:p>
          </table:table-cell>
          <table:table-cell office:value-type="string" calcext:value-type="string">
            <text:p>All</text:p>
          </table:table-cell>
          <table:table-cell office:value-type="string" calcext:value-type="string">
            <text:p>Map Selection</text:p>
          </table:table-cell>
          <table:table-cell office:value-type="string" calcext:value-type="string">
            <text:p>"If we stay here that monster will find us."</text:p>
          </table:table-cell>
          <table:table-cell office:value-type="string" calcext:value-type="string">
            <text:p>Increases the likelihood of being sent to a Map in the Raccoon City Realm. Modifies the Realm Selector Logic by a value of 9999.</text:p>
          </table:table-cell>
          <table:table-cell table:number-columns-repeated="16376"/>
        </table:table-row>
        <table:table-row table:style-name="ro1">
          <table:table-cell office:value-type="string" calcext:value-type="string">
            <text:p>The Last Mask</text:p>
          </table:table-cell>
          <table:table-cell office:value-type="string" calcext:value-type="string">
            <text:p>offerings</text:p>
          </table:table-cell>
          <table:table-cell office:value-type="string" calcext:value-type="string">
            <text:p>theLastMask.png</text:p>
          </table:table-cell>
          <table:table-cell office:value-type="string" calcext:value-type="string">
            <text:p>Rare</text:p>
          </table:table-cell>
          <table:table-cell office:value-type="string" calcext:value-type="string">
            <text:p>All</text:p>
          </table:table-cell>
          <table:table-cell office:value-type="string" calcext:value-type="string">
            <text:p>Map Selection</text:p>
          </table:table-cell>
          <table:table-cell office:value-type="string" calcext:value-type="string">
            <text:p>"A beautifully crafted tiger mask that would fit snug on a child's face. A faded note in the Cyrillic alphabet can be found scripted on the back."</text:p>
          </table:table-cell>
          <table:table-cell office:value-type="string" calcext:value-type="string">
            <text:p>Increases the likelihood of being sent to a Map in the Red Forest Realm. Modifies the Realm Selector Logic by a value of 9999.</text:p>
          </table:table-cell>
          <table:table-cell table:number-columns-repeated="16376"/>
        </table:table-row>
        <table:table-row table:style-name="ro1">
          <table:table-cell office:value-type="string" calcext:value-type="string">
            <text:p>Mary’s Letter</text:p>
          </table:table-cell>
          <table:table-cell office:value-type="string" calcext:value-type="string">
            <text:p>offerings</text:p>
          </table:table-cell>
          <table:table-cell office:value-type="string" calcext:value-type="string">
            <text:p>marysLetter.png</text:p>
          </table:table-cell>
          <table:table-cell office:value-type="string" calcext:value-type="string">
            <text:p>Rare</text:p>
          </table:table-cell>
          <table:table-cell office:value-type="string" calcext:value-type="string">
            <text:p>All</text:p>
          </table:table-cell>
          <table:table-cell office:value-type="string" calcext:value-type="string">
            <text:p>Map Selection</text:p>
          </table:table-cell>
          <table:table-cell office:value-type="string" calcext:value-type="string">
            <text:p>"In my restless dreams, I see that town."</text:p>
          </table:table-cell>
          <table:table-cell office:value-type="string" calcext:value-type="string">
            <text:p>Increases the likelihood of being sent to a Map in the Silent Hill Realm. Modifies the Realm Selector Logic by a value of 9999.</text:p>
          </table:table-cell>
          <table:table-cell table:number-columns-repeated="16376"/>
        </table:table-row>
        <table:table-row table:style-name="ro1">
          <table:table-cell office:value-type="string" calcext:value-type="string">
            <text:p>The Pied Piper</text:p>
          </table:table-cell>
          <table:table-cell office:value-type="string" calcext:value-type="string">
            <text:p>offerings</text:p>
          </table:table-cell>
          <table:table-cell office:value-type="string" calcext:value-type="string">
            <text:p>thePiedPiper.png</text:p>
          </table:table-cell>
          <table:table-cell office:value-type="string" calcext:value-type="string">
            <text:p>Rare</text:p>
          </table:table-cell>
          <table:table-cell office:value-type="string" calcext:value-type="string">
            <text:p>All</text:p>
          </table:table-cell>
          <table:table-cell office:value-type="string" calcext:value-type="string">
            <text:p>Map Selection</text:p>
          </table:table-cell>
          <table:table-cell office:value-type="string" calcext:value-type="string">
            <text:p>"Betrayed by the town, he exacts his revenge by taking all their children."</text:p>
          </table:table-cell>
          <table:table-cell office:value-type="string" calcext:value-type="string">
            <text:p>Increases the likelihood of being sent to a Map in the Springwood Realm. Modifies the Realm Selector Logic by a value of 9999.</text:p>
          </table:table-cell>
          <table:table-cell table:number-columns-repeated="16376"/>
        </table:table-row>
        <table:table-row table:style-name="ro1">
          <table:table-cell office:value-type="string" calcext:value-type="string">
            <text:p>Ichorous Loam</text:p>
          </table:table-cell>
          <table:table-cell office:value-type="string" calcext:value-type="string">
            <text:p>offerings</text:p>
          </table:table-cell>
          <table:table-cell office:value-type="string" calcext:value-type="string">
            <text:p>ichorousLoam.png</text:p>
          </table:table-cell>
          <table:table-cell office:value-type="string" calcext:value-type="string">
            <text:p>Rare</text:p>
          </table:table-cell>
          <table:table-cell office:value-type="string" calcext:value-type="string">
            <text:p>All</text:p>
          </table:table-cell>
          <table:table-cell office:value-type="string" calcext:value-type="string">
            <text:p>Map Selection</text:p>
          </table:table-cell>
          <table:table-cell office:value-type="string" calcext:value-type="string">
            <text:p>"Expel malthought from your mind, from your heart, from your mouth, to prevent the darkness from corrupting your truth. For to let darkness find seed in your soul is to invite The Druanee."</text:p>
          </table:table-cell>
          <table:table-cell office:value-type="string" calcext:value-type="string">
            <text:p>Increases the likelihood of being sent to a Map in the Withered Isle Realm. Modifies the Realm Selector Logic by a value of 9999.</text:p>
          </table:table-cell>
          <table:table-cell table:number-columns-repeated="16376"/>
        </table:table-row>
        <table:table-row table:style-name="ro1">
          <table:table-cell office:value-type="string" calcext:value-type="string">
            <text:p>Yamaoka Family Crest</text:p>
          </table:table-cell>
          <table:table-cell office:value-type="string" calcext:value-type="string">
            <text:p>offerings</text:p>
          </table:table-cell>
          <table:table-cell office:value-type="string" calcext:value-type="string">
            <text:p>yamaokaFamilyCrest.png</text:p>
          </table:table-cell>
          <table:table-cell office:value-type="string" calcext:value-type="string">
            <text:p>Rare</text:p>
          </table:table-cell>
          <table:table-cell office:value-type="string" calcext:value-type="string">
            <text:p>All</text:p>
          </table:table-cell>
          <table:table-cell office:value-type="string" calcext:value-type="string">
            <text:p>Map Selection</text:p>
          </table:table-cell>
          <table:table-cell office:value-type="string" calcext:value-type="string">
            <text:p>"You never leave a broken home. You only run away until the memories stop haunting you."</text:p>
          </table:table-cell>
          <table:table-cell office:value-type="string" calcext:value-type="string">
            <text:p>Increases the likelihood of being sent to a Map in the Yamaoka Estate Realm. Modifies the Realm Selector Logic by a value of 9999.</text:p>
          </table:table-cell>
          <table:table-cell table:number-columns-repeated="16376"/>
        </table:table-row>
        <table:table-row table:style-name="ro1">
          <table:table-cell office:value-type="string" calcext:value-type="string">
            <text:p>Shroud of Separation</text:p>
          </table:table-cell>
          <table:table-cell office:value-type="string" calcext:value-type="string">
            <text:p>offerings</text:p>
          </table:table-cell>
          <table:table-cell office:value-type="string" calcext:value-type="string">
            <text:p>shroudOfSeparation.png</text:p>
          </table:table-cell>
          <table:table-cell office:value-type="string" calcext:value-type="string">
            <text:p>Uncommon</text:p>
          </table:table-cell>
          <table:table-cell office:value-type="string" calcext:value-type="string">
            <text:p>Killer</text:p>
          </table:table-cell>
          <table:table-cell office:value-type="string" calcext:value-type="string">
            <text:p>Shroud</text:p>
          </table:table-cell>
          <table:table-cell office:value-type="string" calcext:value-type="string">
            <text:p>"A thin black shroud which is falling apart."</text:p>
          </table:table-cell>
          <table:table-cell office:value-type="string" calcext:value-type="string">
            <text:p>Calls upon The Entity for the following effect: Causes all Survivors to spawn separately in different locations. This Offering is secret and will not reveal its identity to the other Players during the burning sequence before loading into the Trial.</text:p>
          </table:table-cell>
          <table:table-cell table:number-columns-repeated="16376"/>
        </table:table-row>
        <table:table-row table:style-name="ro1">
          <table:table-cell office:value-type="string" calcext:value-type="string">
            <text:p>Shroud of Union</text:p>
          </table:table-cell>
          <table:table-cell office:value-type="string" calcext:value-type="string">
            <text:p>offerings</text:p>
          </table:table-cell>
          <table:table-cell office:value-type="string" calcext:value-type="string">
            <text:p>shroudOfUnion.png</text:p>
          </table:table-cell>
          <table:table-cell office:value-type="string" calcext:value-type="string">
            <text:p>Uncommon</text:p>
          </table:table-cell>
          <table:table-cell office:value-type="string" calcext:value-type="string">
            <text:p>Survivor</text:p>
          </table:table-cell>
          <table:table-cell office:value-type="string" calcext:value-type="string">
            <text:p>Shroud</text:p>
          </table:table-cell>
          <table:table-cell office:value-type="string" calcext:value-type="string">
            <text:p>"A knotted piece of fabric."</text:p>
          </table:table-cell>
          <table:table-cell office:value-type="string" calcext:value-type="string">
            <text:p>Calls upon The Entity for the following effect: Causes all Survivors to spawn together in pairs in two different locations. This Offering is secret and will not reveal its identity to the other Players during the burning sequence before loading into the Trial.</text:p>
          </table:table-cell>
          <table:table-cell table:number-columns-repeated="16376"/>
        </table:table-row>
        <table:table-row table:style-name="ro1">
          <table:table-cell office:value-type="string" calcext:value-type="string">
            <text:p>Vigo’s Shroud</text:p>
          </table:table-cell>
          <table:table-cell office:value-type="string" calcext:value-type="string">
            <text:p>offerings</text:p>
          </table:table-cell>
          <table:table-cell office:value-type="string" calcext:value-type="string">
            <text:p>vigosShroud.png</text:p>
          </table:table-cell>
          <table:table-cell office:value-type="string" calcext:value-type="string">
            <text:p>Uncommon</text:p>
          </table:table-cell>
          <table:table-cell office:value-type="string" calcext:value-type="string">
            <text:p>Survivor</text:p>
          </table:table-cell>
          <table:table-cell office:value-type="string" calcext:value-type="string">
            <text:p>Shroud</text:p>
          </table:table-cell>
          <table:table-cell office:value-type="string" calcext:value-type="string">
            <text:p>"I found marvels through the years in The Fog, but only now do I understand how to bend The Fog's irrefragable rules." — Vigo's Journal</text:p>
          </table:table-cell>
          <table:table-cell office:value-type="string" calcext:value-type="string">
            <text:p>Calls upon The Entity for the following effect: Causes you to spawn as far away from the Killer as possible. This Offering is secret and will not reveal its identity to the other Players during the burning sequence before loading into the Trial.</text:p>
          </table:table-cell>
          <table:table-cell table:number-columns-repeated="16376"/>
        </table:table-row>
        <table:table-row table:style-name="ro1">
          <table:table-cell office:value-type="string" calcext:value-type="string">
            <text:p>Shroud of Binding</text:p>
          </table:table-cell>
          <table:table-cell office:value-type="string" calcext:value-type="string">
            <text:p>offerings</text:p>
          </table:table-cell>
          <table:table-cell office:value-type="string" calcext:value-type="string">
            <text:p>shroudOfBinding.png</text:p>
          </table:table-cell>
          <table:table-cell office:value-type="string" calcext:value-type="string">
            <text:p>Very Rare</text:p>
          </table:table-cell>
          <table:table-cell office:value-type="string" calcext:value-type="string">
            <text:p>Survivor</text:p>
          </table:table-cell>
          <table:table-cell office:value-type="string" calcext:value-type="string">
            <text:p>Shroud</text:p>
          </table:table-cell>
          <table:table-cell office:value-type="string" calcext:value-type="string">
            <text:p>"A square and washed out piece of fabric with small knots on each end."</text:p>
          </table:table-cell>
          <table:table-cell office:value-type="string" calcext:value-type="string">
            <text:p>Calls upon The Entity for the following effect: Causes all Survivors to spawn together in the same location. This Offering is secret and will not reveal its identity to the other Players during the burning sequence before loading into the Trial.</text:p>
          </table:table-cell>
          <table:table-cell table:number-columns-repeated="16376"/>
        </table:table-row>
        <table:table-row table:style-name="ro1">
          <table:table-cell office:value-type="string" calcext:value-type="string">
            <text:p>Sacrificial Ward</text:p>
          </table:table-cell>
          <table:table-cell office:value-type="string" calcext:value-type="string">
            <text:p>offerings</text:p>
          </table:table-cell>
          <table:table-cell office:value-type="string" calcext:value-type="string">
            <text:p>sacrificialWard.png</text:p>
          </table:table-cell>
          <table:table-cell office:value-type="string" calcext:value-type="string">
            <text:p>Common</text:p>
          </table:table-cell>
          <table:table-cell office:value-type="string" calcext:value-type="string">
            <text:p>All</text:p>
          </table:table-cell>
          <table:table-cell office:value-type="string" calcext:value-type="string">
            <text:p>Ward</text:p>
          </table:table-cell>
          <table:table-cell office:value-type="string" calcext:value-type="string">
            <text:p>"With blind eyes, we surrender our will and appeal to you for guidance."</text:p>
          </table:table-cell>
          <table:table-cell office:value-type="string" calcext:value-type="string">
            <text:p>Calls upon The Entity for the following effect: Causes all Realm or Map Selection Offerings burnt by other Players to be rejected. Sacrificial Ward is trumped only when all other Players burn the identical Realm or Map Selection Offering. </text:p>
          </table:table-cell>
          <table:table-cell table:number-columns-repeated="16376"/>
        </table:table-row>
        <table:table-row table:style-name="ro1">
          <table:table-cell office:value-type="string" calcext:value-type="string">
            <text:p>Black Ward</text:p>
          </table:table-cell>
          <table:table-cell office:value-type="string" calcext:value-type="string">
            <text:p>offerings</text:p>
          </table:table-cell>
          <table:table-cell office:value-type="string" calcext:value-type="string">
            <text:p>blackWard.png</text:p>
          </table:table-cell>
          <table:table-cell office:value-type="string" calcext:value-type="string">
            <text:p>Very Rare</text:p>
          </table:table-cell>
          <table:table-cell office:value-type="string" calcext:value-type="string">
            <text:p>Killer</text:p>
          </table:table-cell>
          <table:table-cell office:value-type="string" calcext:value-type="string">
            <text:p>Ward</text:p>
          </table:table-cell>
          <table:table-cell office:value-type="string" calcext:value-type="string">
            <text:p>"Hear my voice, spare my ways, protect me from the void."</text:p>
          </table:table-cell>
          <table:table-cell office:value-type="string" calcext:value-type="string">
            <text:p>Calls upon The Entity for the following effect: Causes your Add-ons to not be consumed after ending the Trial.</text:p>
          </table:table-cell>
          <table:table-cell table:number-columns-repeated="16376"/>
        </table:table-row>
        <table:table-row table:style-name="ro1">
          <table:table-cell office:value-type="string" calcext:value-type="string">
            <text:p>White Ward</text:p>
          </table:table-cell>
          <table:table-cell office:value-type="string" calcext:value-type="string">
            <text:p>offerings</text:p>
          </table:table-cell>
          <table:table-cell office:value-type="string" calcext:value-type="string">
            <text:p>whiteWard.png</text:p>
          </table:table-cell>
          <table:table-cell office:value-type="string" calcext:value-type="string">
            <text:p>Very Rare</text:p>
          </table:table-cell>
          <table:table-cell office:value-type="string" calcext:value-type="string">
            <text:p>Survivor</text:p>
          </table:table-cell>
          <table:table-cell office:value-type="string" calcext:value-type="string">
            <text:p>Ward</text:p>
          </table:table-cell>
          <table:table-cell office:value-type="string" calcext:value-type="string">
            <text:p>"Keep me from evil, defend me, and pass away."</text:p>
          </table:table-cell>
          <table:table-cell office:value-type="string" calcext:value-type="string">
            <text:p>Calls upon The Entity for the following effect: Causes your held Item to be protected from loss upon death. Causes any attached Add-ons to not be consumed upon death or escaping the Trial.</text:p>
          </table:table-cell>
          <table:table-cell table:number-columns-repeated="16376"/>
        </table:table-row>
      </table:table>
      <table:table table:name="Changes" table:style-name="ta1">
        <table:table-column table:style-name="co3" table:default-cell-style-name="ce5"/>
        <table:table-column table:style-name="co41" table:default-cell-style-name="Default"/>
        <table:table-row table:style-name="ro1">
          <table:table-cell office:value-type="string" calcext:value-type="string">
            <text:p>ChangeDate</text:p>
          </table:table-cell>
          <table:table-cell office:value-type="string" calcext:value-type="string">
            <text:p>ChangeDescription</text:p>
          </table:table-cell>
        </table:table-row>
        <table:table-row table:style-name="ro1">
          <table:table-cell office:value-type="date" office:date-value="2025-04-06" calcext:value-type="date">
            <text:p>06/04/2025</text:p>
          </table:table-cell>
          <table:table-cell office:value-type="string" calcext:value-type="string">
            <text:p>Added changes from 8.6.0. We feel that a complete individual check of each Perk and Killer will be necessary as some of the information we initially gathered may be out of date.</text:p>
          </table:table-cell>
        </table:table-row>
        <table:table-row table:style-name="ro1">
          <table:table-cell office:value-type="date" office:date-value="2025-04-07" calcext:value-type="date">
            <text:p>07/04/2025</text:p>
          </table:table-cell>
          <table:table-cell office:value-type="string" calcext:value-type="string">
            <text:p>Update to The Shape’s Evil Within I terror radius.</text:p>
          </table:table-cell>
        </table:table-row>
        <table:table-row table:style-name="ro1">
          <table:table-cell office:value-type="date" office:date-value="2025-04-08" calcext:value-type="date">
            <text:p>08/04/2025</text:p>
          </table:table-cell>
          <table:table-cell office:value-type="string" calcext:value-type="string">
            <text:p>Update to The Nighmare’s power description to represent the recent rework. Small fix to a typo in The Skull Merchant's power description.</text:p>
          </table:table-cell>
        </table:table-row>
        <table:table-row table:style-name="ro1">
          <table:table-cell office:value-type="date" office:date-value="2025-04-19" calcext:value-type="date">
            <text:p>19/04/2025</text:p>
          </table:table-cell>
          <table:table-cell office:value-type="string" calcext:value-type="string">
            <text:p>Added changes from 8.6.2. Added new Survivor Item section in Almanac.</text:p>
          </table:table-cell>
        </table:table-row>
        <table:table-row table:style-name="ro1">
          <table:table-cell office:value-type="date" office:date-value="2025-04-25" calcext:value-type="date">
            <text:p>25/04/2025</text:p>
          </table:table-cell>
          <table:table-cell office:value-type="string" calcext:value-type="string">
            <text:p>Added Chess rule to the Killer rulebook.</text:p>
          </table:table-cell>
        </table:table-row>
        <table:table-row table:style-name="ro1">
          <table:table-cell office:value-type="date" office:date-value="2025-05-07" calcext:value-type="date">
            <text:p>07/05/2025</text:p>
          </table:table-cell>
          <table:table-cell office:value-type="string" calcext:value-type="string">
            <text:p>Added changes from 8.7.0, including new Survivor Orela Rose, her new perks and changes to existing perks.</text:p>
          </table:table-cell>
        </table:table-row>
        <table:table-row table:style-name="ro1">
          <table:table-cell office:value-type="date" office:date-value="2025-05-12" calcext:value-type="date">
            <text:p>12/05/2025</text:p>
          </table:table-cell>
          <table:table-cell office:value-type="string" calcext:value-type="string">
            <text:p>Added addons for survivor items in Almanac.</text:p>
          </table:table-cell>
        </table:table-row>
        <table:table-row table:style-name="ro1">
          <table:table-cell office:value-type="date" office:date-value="2025-05-14" calcext:value-type="date">
            <text:p>14/05/2025</text:p>
          </table:table-cell>
          <table:table-cell office:value-type="string" calcext:value-type="string">
            <text:p>We have an Android App now! We’ve added a Play Store link!</text:p>
          </table:table-cell>
        </table:table-row>
        <table:table-row table:style-name="ro1" table:number-rows-repeated="1048566">
          <table:table-cell table:number-columns-repeated="2"/>
        </table:table-row>
        <table:table-row table:style-name="ro1">
          <table:table-cell table:number-columns-repeated="2"/>
        </table:table-row>
      </table:table>
      <table:named-expressions/>
      <table:database-ranges>
        <table:database-range table:name="__Anonymous_Sheet_DB__1" table:target-range-address="Perks.B2:Perks.D128" table:contains-header="false">
          <table:sort>
            <table:sort-by table:field-number="0"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Noto Sans" svg:font-family="'Noto Sans'"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font-size="10pt" fo:language="en" fo:country="GB" style:font-name-asian="Noto Sans CJK SC" style:font-size-asian="10pt" style:language-asian="zh" style:country-asian="CN" style:font-name-complex="Noto Sans"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en" fo:country="GB" style:letter-kerning="true" style:font-family-asian="Tahoma"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Noto Sans" style:font-family-complex="'Noto Sans'"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5-22">00/00/0000</text:date>, <text:time style:data-style-name="N2" text:time-value="10:06:56.842863372">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3-20T11:29:32.818111057</meta:creation-date>
    <dc:date>2025-05-22T11:40:36.216091046</dc:date>
    <meta:editing-duration>PT19H31M36S</meta:editing-duration>
    <meta:editing-cycles>184</meta:editing-cycles>
    <meta:generator>LibreOffice/25.2.3.2$Linux_X86_64 LibreOffice_project/bbb074479178df812d175f709636b368952c2ce3</meta:generator>
    <meta:document-statistic meta:table-count="10" meta:cell-count="4709" meta:object-count="0"/>
  </office:meta>
</office:document-meta>
</file>